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>
      <style:table-cell-properties style:text-align-source="fix" style:repeat-content="false" fo:wrap-option="wrap" style:rotation-angle="0" style:vertical-align="top"/>
      <style:paragraph-properties fo:text-align="justify"/>
      <style:text-properties fo:font-weight="bold" style:font-weight-asian="bold" style:font-weight-complex="bold" fo:hyphenate="true"/>
    </style:style>
    <style:style style:name="ce2" style:family="table-cell" style:parent-style-name="Default" style:data-style-name="N10">
      <style:table-cell-properties style:text-align-source="fix" style:repeat-content="false" style:vertical-align="top"/>
      <style:paragraph-properties fo:text-align="justify"/>
    </style:style>
    <style:style style:name="ce3" style:family="table-cell" style:parent-style-name="Default" style:data-style-name="N10">
      <style:table-cell-properties fo:wrap-option="wrap" style:rotation-angle="0"/>
      <style:text-properties fo:font-weight="bold" style:font-weight-asian="bold" style:font-weight-complex="bold" fo:hyphenate="true"/>
    </style:style>
    <style:style style:name="ce4" style:family="table-cell" style:parent-style-name="Default" style:data-style-name="N10"/>
  </office:automatic-styles>
  <office:body>
    <office:spreadsheet>
      <table:table table:name="mv_deposities_per_n2000_per_sector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>
            <text:p>natura2000_name</text:p>
          </table:table-cell>
          <table:table-cell office:value-type="string">
            <text:p>deposition_all_sum</text:p>
          </table:table-cell>
          <table:table-cell office:value-type="string">
            <text:p>landbouw_beweiding</text:p>
          </table:table-cell>
          <table:table-cell office:value-type="string">
            <text:p>landbouw_glastuinbouw</text:p>
          </table:table-cell>
          <table:table-cell office:value-type="string">
            <text:p>landbouw_mestaanwending</text:p>
          </table:table-cell>
          <table:table-cell office:value-type="string">
            <text:p>landbouw_mestbe_en_verwerking</text:p>
          </table:table-cell>
          <table:table-cell office:value-type="string">
            <text:p>landbouw_mestopslag</text:p>
          </table:table-cell>
          <table:table-cell office:value-type="string">
            <text:p>landbouw_overige_landbouw</text:p>
          </table:table-cell>
          <table:table-cell office:value-type="string">
            <text:p>landbouw_stallen_overig_vee</text:p>
          </table:table-cell>
          <table:table-cell office:value-type="string">
            <text:p>landbouw_stallen_pluimvee</text:p>
          </table:table-cell>
          <table:table-cell office:value-type="string">
            <text:p>landbouw_stallen_rundvee</text:p>
          </table:table-cell>
          <table:table-cell office:value-type="string">
            <text:p>landbouw_stallen_varkens</text:p>
          </table:table-cell>
          <table:table-cell office:value-type="string">
            <text:p>energie</text:p>
          </table:table-cell>
          <table:table-cell office:value-type="string">
            <text:p>industrie_en_afvalverwerking</text:p>
          </table:table-cell>
          <table:table-cell office:value-type="string">
            <text:p>wegverkeer</text:p>
          </table:table-cell>
          <table:table-cell office:value-type="string">
            <text:p>mobiele_werktuigen</text:p>
          </table:table-cell>
          <table:table-cell office:value-type="string">
            <text:p>vliegverkeer_en_railverkeer</text:p>
          </table:table-cell>
          <table:table-cell office:value-type="string">
            <text:p>zeescheepvaart</text:p>
          </table:table-cell>
          <table:table-cell office:value-type="string">
            <text:p>visserij</text:p>
          </table:table-cell>
          <table:table-cell office:value-type="string">
            <text:p>binnenvaart</text:p>
          </table:table-cell>
          <table:table-cell office:value-type="string">
            <text:p>overige_sectoren</text:p>
          </table:table-cell>
        </table:table-row>
        <table:table-row table:style-name="ro1">
          <table:table-cell office:value-type="string">
            <text:p>Aamsveen</text:p>
          </table:table-cell>
          <table:table-cell office:value-type="float" office:value="20590.182">
            <text:p>20590,182</text:p>
          </table:table-cell>
          <table:table-cell office:value-type="float" office:value="158.722">
            <text:p>158,722</text:p>
          </table:table-cell>
          <table:table-cell office:value-type="float" office:value="3.969">
            <text:p>3,969</text:p>
          </table:table-cell>
          <table:table-cell office:value-type="float" office:value="4503.331">
            <text:p>4503,331</text:p>
          </table:table-cell>
          <table:table-cell office:value-type="float" office:value="190.136">
            <text:p>190,136</text:p>
          </table:table-cell>
          <table:table-cell office:value-type="float" office:value="426.331000000001">
            <text:p>426,331</text:p>
          </table:table-cell>
          <table:table-cell office:value-type="float" office:value="174.017">
            <text:p>174,017</text:p>
          </table:table-cell>
          <table:table-cell office:value-type="float" office:value="255.606">
            <text:p>255,606</text:p>
          </table:table-cell>
          <table:table-cell office:value-type="float" office:value="1580.924">
            <text:p>1580,924</text:p>
          </table:table-cell>
          <table:table-cell office:value-type="float" office:value="5549.136">
            <text:p>5549,136</text:p>
          </table:table-cell>
          <table:table-cell office:value-type="float" office:value="2713.825">
            <text:p>2713,825</text:p>
          </table:table-cell>
          <table:table-cell office:value-type="float" office:value="144.035">
            <text:p>144,035</text:p>
          </table:table-cell>
          <table:table-cell office:value-type="float" office:value="866.429">
            <text:p>866,429</text:p>
          </table:table-cell>
          <table:table-cell office:value-type="float" office:value="833.901">
            <text:p>833,901</text:p>
          </table:table-cell>
          <table:table-cell office:value-type="float" office:value="326.726000000002">
            <text:p>326,726</text:p>
          </table:table-cell>
          <table:table-cell office:value-type="float" office:value="35.441">
            <text:p>35,441</text:p>
          </table:table-cell>
          <table:table-cell office:value-type="float" office:value="382.108">
            <text:p>382,108</text:p>
          </table:table-cell>
          <table:table-cell office:value-type="float" office:value="5.138">
            <text:p>5,138</text:p>
          </table:table-cell>
          <table:table-cell office:value-type="float" office:value="180.813">
            <text:p>180,813</text:p>
          </table:table-cell>
          <table:table-cell office:value-type="float" office:value="2259.427">
            <text:p>2259,427</text:p>
          </table:table-cell>
        </table:table-row>
        <table:table-row table:style-name="ro1">
          <table:table-cell office:value-type="string">
            <text:p>Achter de Voort, Agelerbroek &amp; Voltherbroek</text:p>
          </table:table-cell>
          <table:table-cell office:value-type="float" office:value="108125.876">
            <text:p>108125,876</text:p>
          </table:table-cell>
          <table:table-cell office:value-type="float" office:value="946.342999999992">
            <text:p>946,343</text:p>
          </table:table-cell>
          <table:table-cell office:value-type="float" office:value="30.351">
            <text:p>30,351</text:p>
          </table:table-cell>
          <table:table-cell office:value-type="float" office:value="28819.355">
            <text:p>28819,355</text:p>
          </table:table-cell>
          <table:table-cell office:value-type="float" office:value="650.733">
            <text:p>650,733</text:p>
          </table:table-cell>
          <table:table-cell office:value-type="float" office:value="2056.92499999999">
            <text:p>2056,925</text:p>
          </table:table-cell>
          <table:table-cell office:value-type="float" office:value="892.453999999997">
            <text:p>892,454</text:p>
          </table:table-cell>
          <table:table-cell office:value-type="float" office:value="1074.743">
            <text:p>1074,743</text:p>
          </table:table-cell>
          <table:table-cell office:value-type="float" office:value="6225.075">
            <text:p>6225,075</text:p>
          </table:table-cell>
          <table:table-cell office:value-type="float" office:value="36665.9940000001">
            <text:p>36665,9940000001</text:p>
          </table:table-cell>
          <table:table-cell office:value-type="float" office:value="10839.536">
            <text:p>10839,536</text:p>
          </table:table-cell>
          <table:table-cell office:value-type="float" office:value="355.911000000001">
            <text:p>355,911</text:p>
          </table:table-cell>
          <table:table-cell office:value-type="float" office:value="2575.77899999999">
            <text:p>2575,779</text:p>
          </table:table-cell>
          <table:table-cell office:value-type="float" office:value="3753.99999999998">
            <text:p>3754</text:p>
          </table:table-cell>
          <table:table-cell office:value-type="float" office:value="1569.496">
            <text:p>1569,496</text:p>
          </table:table-cell>
          <table:table-cell office:value-type="float" office:value="135.208">
            <text:p>135,208</text:p>
          </table:table-cell>
          <table:table-cell office:value-type="float" office:value="1571.102">
            <text:p>1571,102</text:p>
          </table:table-cell>
          <table:table-cell office:value-type="float" office:value="24.809">
            <text:p>24,809</text:p>
          </table:table-cell>
          <table:table-cell office:value-type="float" office:value="768.596">
            <text:p>768,596</text:p>
          </table:table-cell>
          <table:table-cell office:value-type="float" office:value="9168.85900000001">
            <text:p>9168,859</text:p>
          </table:table-cell>
        </table:table-row>
        <table:table-row table:style-name="ro1">
          <table:table-cell office:value-type="string">
            <text:p>Alde Feanen</text:p>
          </table:table-cell>
          <table:table-cell office:value-type="float" office:value="175931.551">
            <text:p>175931,551</text:p>
          </table:table-cell>
          <table:table-cell office:value-type="float" office:value="2954.64899999997">
            <text:p>2954,649</text:p>
          </table:table-cell>
          <table:table-cell office:value-type="float" office:value="201.577">
            <text:p>201,577</text:p>
          </table:table-cell>
          <table:table-cell office:value-type="float" office:value="61669.8720000001">
            <text:p>61669,8720000001</text:p>
          </table:table-cell>
          <table:table-cell office:value-type="float" office:value="799.258">
            <text:p>799,258</text:p>
          </table:table-cell>
          <table:table-cell office:value-type="float" office:value="2239.98299999999">
            <text:p>2239,983</text:p>
          </table:table-cell>
          <table:table-cell office:value-type="float" office:value="1964.23599999998">
            <text:p>1964,236</text:p>
          </table:table-cell>
          <table:table-cell office:value-type="float" office:value="1144.69299999999">
            <text:p>1144,693</text:p>
          </table:table-cell>
          <table:table-cell office:value-type="float" office:value="6167.704">
            <text:p>6167,704</text:p>
          </table:table-cell>
          <table:table-cell office:value-type="float" office:value="53666.883">
            <text:p>53666,883</text:p>
          </table:table-cell>
          <table:table-cell office:value-type="float" office:value="2596.32099999999">
            <text:p>2596,321</text:p>
          </table:table-cell>
          <table:table-cell office:value-type="float" office:value="894.487">
            <text:p>894,487</text:p>
          </table:table-cell>
          <table:table-cell office:value-type="float" office:value="4372.97399999998">
            <text:p>4372,974</text:p>
          </table:table-cell>
          <table:table-cell office:value-type="float" office:value="6880.61699999999">
            <text:p>6880,617</text:p>
          </table:table-cell>
          <table:table-cell office:value-type="float" office:value="2957.36899999999">
            <text:p>2957,369</text:p>
          </table:table-cell>
          <table:table-cell office:value-type="float" office:value="362.031">
            <text:p>362,031</text:p>
          </table:table-cell>
          <table:table-cell office:value-type="float" office:value="6273.379">
            <text:p>6273,379</text:p>
          </table:table-cell>
          <table:table-cell office:value-type="float" office:value="184.373">
            <text:p>184,373</text:p>
          </table:table-cell>
          <table:table-cell office:value-type="float" office:value="2589.966">
            <text:p>2589,966</text:p>
          </table:table-cell>
          <table:table-cell office:value-type="float" office:value="18010.393">
            <text:p>18010,393</text:p>
          </table:table-cell>
        </table:table-row>
        <table:table-row table:style-name="ro1">
          <table:table-cell office:value-type="string">
            <text:p>Bakkeveense Duinen</text:p>
          </table:table-cell>
          <table:table-cell office:value-type="float" office:value="56787.6900000001">
            <text:p>56787,6900000001</text:p>
          </table:table-cell>
          <table:table-cell office:value-type="float" office:value="805.355999999999">
            <text:p>805,356</text:p>
          </table:table-cell>
          <table:table-cell office:value-type="float" office:value="7.26099999999999">
            <text:p>7,261</text:p>
          </table:table-cell>
          <table:table-cell office:value-type="float" office:value="16825.92">
            <text:p>16825,92</text:p>
          </table:table-cell>
          <table:table-cell office:value-type="float" office:value="502.138">
            <text:p>502,138</text:p>
          </table:table-cell>
          <table:table-cell office:value-type="float" office:value="1113.03">
            <text:p>1113,03</text:p>
          </table:table-cell>
          <table:table-cell office:value-type="float" office:value="591.328999999999">
            <text:p>591,329</text:p>
          </table:table-cell>
          <table:table-cell office:value-type="float" office:value="451.416">
            <text:p>451,416</text:p>
          </table:table-cell>
          <table:table-cell office:value-type="float" office:value="4370.638">
            <text:p>4370,638</text:p>
          </table:table-cell>
          <table:table-cell office:value-type="float" office:value="20866.507">
            <text:p>20866,507</text:p>
          </table:table-cell>
          <table:table-cell office:value-type="float" office:value="2663.999">
            <text:p>2663,999</text:p>
          </table:table-cell>
          <table:table-cell office:value-type="float" office:value="231.888">
            <text:p>231,888</text:p>
          </table:table-cell>
          <table:table-cell office:value-type="float" office:value="1294.24">
            <text:p>1294,24</text:p>
          </table:table-cell>
          <table:table-cell office:value-type="float" office:value="1382.43199999999">
            <text:p>1382,432</text:p>
          </table:table-cell>
          <table:table-cell office:value-type="float" office:value="644.104999999999">
            <text:p>644,105</text:p>
          </table:table-cell>
          <table:table-cell office:value-type="float" office:value="69.44">
            <text:p>69,44</text:p>
          </table:table-cell>
          <table:table-cell office:value-type="float" office:value="1323.39">
            <text:p>1323,39</text:p>
          </table:table-cell>
          <table:table-cell office:value-type="float" office:value="27.17">
            <text:p>27,17</text:p>
          </table:table-cell>
          <table:table-cell office:value-type="float" office:value="242.282">
            <text:p>242,282</text:p>
          </table:table-cell>
          <table:table-cell office:value-type="float" office:value="3374.79299999999">
            <text:p>3374,793</text:p>
          </table:table-cell>
        </table:table-row>
        <table:table-row table:style-name="ro1">
          <table:table-cell office:value-type="string">
            <text:p>Bargerveen</text:p>
          </table:table-cell>
          <table:table-cell office:value-type="float" office:value="803692.209000001">
            <text:p>803692,209000001</text:p>
          </table:table-cell>
          <table:table-cell office:value-type="float" office:value="7903.226">
            <text:p>7903,226</text:p>
          </table:table-cell>
          <table:table-cell office:value-type="float" office:value="1716.859">
            <text:p>1716,859</text:p>
          </table:table-cell>
          <table:table-cell office:value-type="float" office:value="216484.494">
            <text:p>216484,494</text:p>
          </table:table-cell>
          <table:table-cell office:value-type="float" office:value="5961.613">
            <text:p>5961,613</text:p>
          </table:table-cell>
          <table:table-cell office:value-type="float" office:value="13673.3370000001">
            <text:p>13673,3370000001</text:p>
          </table:table-cell>
          <table:table-cell office:value-type="float" office:value="33937.1200000002">
            <text:p>33937,1200000002</text:p>
          </table:table-cell>
          <table:table-cell office:value-type="float" office:value="7512.88399999999">
            <text:p>7512,884</text:p>
          </table:table-cell>
          <table:table-cell office:value-type="float" office:value="57466.487">
            <text:p>57466,487</text:p>
          </table:table-cell>
          <table:table-cell office:value-type="float" office:value="181609.819">
            <text:p>181609,819</text:p>
          </table:table-cell>
          <table:table-cell office:value-type="float" office:value="62029.0010000001">
            <text:p>62029,0010000001</text:p>
          </table:table-cell>
          <table:table-cell office:value-type="float" office:value="5190.40399999994">
            <text:p>5190,4039999999</text:p>
          </table:table-cell>
          <table:table-cell office:value-type="float" office:value="24046.5470000002">
            <text:p>24046,5470000002</text:p>
          </table:table-cell>
          <table:table-cell office:value-type="float" office:value="48363.2780000003">
            <text:p>48363,2780000003</text:p>
          </table:table-cell>
          <table:table-cell office:value-type="float" office:value="18913.28">
            <text:p>18913,28</text:p>
          </table:table-cell>
          <table:table-cell office:value-type="float" office:value="1983.663">
            <text:p>1983,663</text:p>
          </table:table-cell>
          <table:table-cell office:value-type="float" office:value="25508.054">
            <text:p>25508,054</text:p>
          </table:table-cell>
          <table:table-cell office:value-type="float" office:value="669.557">
            <text:p>669,557</text:p>
          </table:table-cell>
          <table:table-cell office:value-type="float" office:value="10991.077">
            <text:p>10991,077</text:p>
          </table:table-cell>
          <table:table-cell office:value-type="float" office:value="79730.0039999999">
            <text:p>79730,0039999999</text:p>
          </table:table-cell>
        </table:table-row>
        <table:table-row table:style-name="ro1">
          <table:table-cell office:value-type="string">
            <text:p>Bekendelle</text:p>
          </table:table-cell>
          <table:table-cell office:value-type="float" office:value="25324.647">
            <text:p>25324,647</text:p>
          </table:table-cell>
          <table:table-cell office:value-type="float" office:value="171.932">
            <text:p>171,932</text:p>
          </table:table-cell>
          <table:table-cell office:value-type="float" office:value="6.40599999999999">
            <text:p>6,406</text:p>
          </table:table-cell>
          <table:table-cell office:value-type="float" office:value="7205.06899999999">
            <text:p>7205,069</text:p>
          </table:table-cell>
          <table:table-cell office:value-type="float" office:value="329.977">
            <text:p>329,977</text:p>
          </table:table-cell>
          <table:table-cell office:value-type="float" office:value="519.379">
            <text:p>519,379</text:p>
          </table:table-cell>
          <table:table-cell office:value-type="float" office:value="442.673000000001">
            <text:p>442,673</text:p>
          </table:table-cell>
          <table:table-cell office:value-type="float" office:value="295.297">
            <text:p>295,297</text:p>
          </table:table-cell>
          <table:table-cell office:value-type="float" office:value="1722.807">
            <text:p>1722,807</text:p>
          </table:table-cell>
          <table:table-cell office:value-type="float" office:value="7035.235">
            <text:p>7035,235</text:p>
          </table:table-cell>
          <table:table-cell office:value-type="float" office:value="3907.778">
            <text:p>3907,778</text:p>
          </table:table-cell>
          <table:table-cell office:value-type="float" office:value="110.73">
            <text:p>110,73</text:p>
          </table:table-cell>
          <table:table-cell office:value-type="float" office:value="608.965000000001">
            <text:p>608,965</text:p>
          </table:table-cell>
          <table:table-cell office:value-type="float" office:value="550.68">
            <text:p>550,68</text:p>
          </table:table-cell>
          <table:table-cell office:value-type="float" office:value="269.023000000001">
            <text:p>269,023</text:p>
          </table:table-cell>
          <table:table-cell office:value-type="float" office:value="99.993">
            <text:p>99,993</text:p>
          </table:table-cell>
          <table:table-cell office:value-type="float" office:value="226.033">
            <text:p>226,033</text:p>
          </table:table-cell>
          <table:table-cell office:value-type="float" office:value="2.916">
            <text:p>2,916</text:p>
          </table:table-cell>
          <table:table-cell office:value-type="float" office:value="176.232">
            <text:p>176,232</text:p>
          </table:table-cell>
          <table:table-cell office:value-type="float" office:value="1643.271">
            <text:p>1643,271</text:p>
          </table:table-cell>
        </table:table-row>
        <table:table-row table:style-name="ro1">
          <table:table-cell office:value-type="string">
            <text:p>Bemelerberg &amp; Schiepersberg</text:p>
          </table:table-cell>
          <table:table-cell office:value-type="float" office:value="5932.613">
            <text:p>5932,613</text:p>
          </table:table-cell>
          <table:table-cell office:value-type="float" office:value="71.657">
            <text:p>71,657</text:p>
          </table:table-cell>
          <table:table-cell office:value-type="float" office:value="0.186">
            <text:p>0,186</text:p>
          </table:table-cell>
          <table:table-cell office:value-type="float" office:value="2368.12">
            <text:p>2368,12</text:p>
          </table:table-cell>
          <table:table-cell office:value-type="float" office:value="3.858">
            <text:p>3,858</text:p>
          </table:table-cell>
          <table:table-cell office:value-type="float" office:value="60.685">
            <text:p>60,685</text:p>
          </table:table-cell>
          <table:table-cell office:value-type="float" office:value="318.294">
            <text:p>318,294</text:p>
          </table:table-cell>
          <table:table-cell office:value-type="float" office:value="75.388">
            <text:p>75,388</text:p>
          </table:table-cell>
          <table:table-cell office:value-type="float" office:value="142.053">
            <text:p>142,053</text:p>
          </table:table-cell>
          <table:table-cell office:value-type="float" office:value="812.571">
            <text:p>812,571</text:p>
          </table:table-cell>
          <table:table-cell office:value-type="float" office:value="55.719">
            <text:p>55,719</text:p>
          </table:table-cell>
          <table:table-cell office:value-type="float" office:value="17.663">
            <text:p>17,663</text:p>
          </table:table-cell>
          <table:table-cell office:value-type="float" office:value="319.265">
            <text:p>319,265</text:p>
          </table:table-cell>
          <table:table-cell office:value-type="float" office:value="283.466">
            <text:p>283,466</text:p>
          </table:table-cell>
          <table:table-cell office:value-type="float" office:value="70.05">
            <text:p>70,05</text:p>
          </table:table-cell>
          <table:table-cell office:value-type="float" office:value="7.149">
            <text:p>7,149</text:p>
          </table:table-cell>
          <table:table-cell office:value-type="float" office:value="6.715">
            <text:p>6,715</text:p>
          </table:table-cell>
          <table:table-cell office:value-type="float" office:value="0.001">
            <text:p>0,001</text:p>
          </table:table-cell>
          <table:table-cell office:value-type="float" office:value="9.414">
            <text:p>9,414</text:p>
          </table:table-cell>
          <table:table-cell office:value-type="float" office:value="1310.288">
            <text:p>1310,288</text:p>
          </table:table-cell>
        </table:table-row>
        <table:table-row table:style-name="ro1">
          <table:table-cell office:value-type="string">
            <text:p>Bergvennen &amp; Brecklenkampse Veld</text:p>
          </table:table-cell>
          <table:table-cell office:value-type="float" office:value="36334.5549999999">
            <text:p>36334,5549999999</text:p>
          </table:table-cell>
          <table:table-cell office:value-type="float" office:value="343.198999999999">
            <text:p>343,199</text:p>
          </table:table-cell>
          <table:table-cell office:value-type="float" office:value="6.23099999999999">
            <text:p>6,231</text:p>
          </table:table-cell>
          <table:table-cell office:value-type="float" office:value="11035.368">
            <text:p>11035,368</text:p>
          </table:table-cell>
          <table:table-cell office:value-type="float" office:value="295.051">
            <text:p>295,051</text:p>
          </table:table-cell>
          <table:table-cell office:value-type="float" office:value="796.444">
            <text:p>796,444</text:p>
          </table:table-cell>
          <table:table-cell office:value-type="float" office:value="326.549000000001">
            <text:p>326,549</text:p>
          </table:table-cell>
          <table:table-cell office:value-type="float" office:value="457.038">
            <text:p>457,038</text:p>
          </table:table-cell>
          <table:table-cell office:value-type="float" office:value="2326.261">
            <text:p>2326,261</text:p>
          </table:table-cell>
          <table:table-cell office:value-type="float" office:value="12399.999">
            <text:p>12399,999</text:p>
          </table:table-cell>
          <table:table-cell office:value-type="float" office:value="3844.264">
            <text:p>3844,264</text:p>
          </table:table-cell>
          <table:table-cell office:value-type="float" office:value="155.549">
            <text:p>155,549</text:p>
          </table:table-cell>
          <table:table-cell office:value-type="float" office:value="881.198999999999">
            <text:p>881,199</text:p>
          </table:table-cell>
          <table:table-cell office:value-type="float" office:value="811.942999999996">
            <text:p>811,943</text:p>
          </table:table-cell>
          <table:table-cell office:value-type="float" office:value="385.748">
            <text:p>385,748</text:p>
          </table:table-cell>
          <table:table-cell office:value-type="float" office:value="29.04">
            <text:p>29,04</text:p>
          </table:table-cell>
          <table:table-cell office:value-type="float" office:value="457.801">
            <text:p>457,801</text:p>
          </table:table-cell>
          <table:table-cell office:value-type="float" office:value="6.058">
            <text:p>6,058</text:p>
          </table:table-cell>
          <table:table-cell office:value-type="float" office:value="157.385">
            <text:p>157,385</text:p>
          </table:table-cell>
          <table:table-cell office:value-type="float" office:value="1619.156">
            <text:p>1619,156</text:p>
          </table:table-cell>
        </table:table-row>
        <table:table-row table:style-name="ro1">
          <table:table-cell office:value-type="string">
            <text:p>Biesbosch</text:p>
          </table:table-cell>
          <table:table-cell office:value-type="float" office:value="203011.39">
            <text:p>203011,39</text:p>
          </table:table-cell>
          <table:table-cell office:value-type="float" office:value="2508.40999999998">
            <text:p>2508,41</text:p>
          </table:table-cell>
          <table:table-cell office:value-type="float" office:value="727.751999999999">
            <text:p>727,752</text:p>
          </table:table-cell>
          <table:table-cell office:value-type="float" office:value="55171.9350000002">
            <text:p>55171,9350000002</text:p>
          </table:table-cell>
          <table:table-cell office:value-type="float" office:value="886.33">
            <text:p>886,33</text:p>
          </table:table-cell>
          <table:table-cell office:value-type="float" office:value="2120.47999999999">
            <text:p>2120,48</text:p>
          </table:table-cell>
          <table:table-cell office:value-type="float" office:value="7990.42400000002">
            <text:p>7990,424</text:p>
          </table:table-cell>
          <table:table-cell office:value-type="float" office:value="1978.23599999999">
            <text:p>1978,236</text:p>
          </table:table-cell>
          <table:table-cell office:value-type="float" office:value="6298.247">
            <text:p>6298,247</text:p>
          </table:table-cell>
          <table:table-cell office:value-type="float" office:value="28361.626">
            <text:p>28361,626</text:p>
          </table:table-cell>
          <table:table-cell office:value-type="float" office:value="9192.57700000001">
            <text:p>9192,577</text:p>
          </table:table-cell>
          <table:table-cell office:value-type="float" office:value="1754.34499999999">
            <text:p>1754,345</text:p>
          </table:table-cell>
          <table:table-cell office:value-type="float" office:value="10305.197">
            <text:p>10305,197</text:p>
          </table:table-cell>
          <table:table-cell office:value-type="float" office:value="19307.2080000001">
            <text:p>19307,2080000001</text:p>
          </table:table-cell>
          <table:table-cell office:value-type="float" office:value="5857.27199999999">
            <text:p>5857,272</text:p>
          </table:table-cell>
          <table:table-cell office:value-type="float" office:value="741.891">
            <text:p>741,891</text:p>
          </table:table-cell>
          <table:table-cell office:value-type="float" office:value="9415.60199999999">
            <text:p>9415,602</text:p>
          </table:table-cell>
          <table:table-cell office:value-type="float" office:value="173.432">
            <text:p>173,432</text:p>
          </table:table-cell>
          <table:table-cell office:value-type="float" office:value="12859.797">
            <text:p>12859,797</text:p>
          </table:table-cell>
          <table:table-cell office:value-type="float" office:value="27359.869">
            <text:p>27359,869</text:p>
          </table:table-cell>
        </table:table-row>
        <table:table-row table:style-name="ro1">
          <table:table-cell office:value-type="string">
            <text:p>Binnenveld</text:p>
          </table:table-cell>
          <table:table-cell office:value-type="float" office:value="6826.095">
            <text:p>6826,095</text:p>
          </table:table-cell>
          <table:table-cell office:value-type="float" office:value="38.182">
            <text:p>38,182</text:p>
          </table:table-cell>
          <table:table-cell office:value-type="float" office:value="0.641">
            <text:p>0,641</text:p>
          </table:table-cell>
          <table:table-cell office:value-type="float" office:value="892.689">
            <text:p>892,689</text:p>
          </table:table-cell>
          <table:table-cell office:value-type="float" office:value="32.723">
            <text:p>32,723</text:p>
          </table:table-cell>
          <table:table-cell office:value-type="float" office:value="211.754">
            <text:p>211,754</text:p>
          </table:table-cell>
          <table:table-cell office:value-type="float" office:value="62.433">
            <text:p>62,433</text:p>
          </table:table-cell>
          <table:table-cell office:value-type="float" office:value="109.712">
            <text:p>109,712</text:p>
          </table:table-cell>
          <table:table-cell office:value-type="float" office:value="1024.449">
            <text:p>1024,449</text:p>
          </table:table-cell>
          <table:table-cell office:value-type="float" office:value="1823.369">
            <text:p>1823,369</text:p>
          </table:table-cell>
          <table:table-cell office:value-type="float" office:value="697.443">
            <text:p>697,443</text:p>
          </table:table-cell>
          <table:table-cell office:value-type="float" office:value="37.804">
            <text:p>37,804</text:p>
          </table:table-cell>
          <table:table-cell office:value-type="float" office:value="170.817">
            <text:p>170,817</text:p>
          </table:table-cell>
          <table:table-cell office:value-type="float" office:value="979.805">
            <text:p>979,805</text:p>
          </table:table-cell>
          <table:table-cell office:value-type="float" office:value="111.51">
            <text:p>111,51</text:p>
          </table:table-cell>
          <table:table-cell office:value-type="float" office:value="6.518">
            <text:p>6,518</text:p>
          </table:table-cell>
          <table:table-cell office:value-type="float" office:value="24.721">
            <text:p>24,721</text:p>
          </table:table-cell>
          <table:table-cell office:value-type="float" office:value="0.06">
            <text:p>0,06</text:p>
          </table:table-cell>
          <table:table-cell office:value-type="float" office:value="95.687">
            <text:p>95,687</text:p>
          </table:table-cell>
          <table:table-cell office:value-type="float" office:value="505.686">
            <text:p>505,686</text:p>
          </table:table-cell>
        </table:table-row>
        <table:table-row table:style-name="ro1">
          <table:table-cell office:value-type="string">
            <text:p>Boetelerveld</text:p>
          </table:table-cell>
          <table:table-cell office:value-type="float" office:value="56896.132">
            <text:p>56896,132</text:p>
          </table:table-cell>
          <table:table-cell office:value-type="float" office:value="586.516999999998">
            <text:p>586,517</text:p>
          </table:table-cell>
          <table:table-cell office:value-type="float" office:value="9.17299999999999">
            <text:p>9,173</text:p>
          </table:table-cell>
          <table:table-cell office:value-type="float" office:value="13526.126">
            <text:p>13526,126</text:p>
          </table:table-cell>
          <table:table-cell office:value-type="float" office:value="662.781">
            <text:p>662,781</text:p>
          </table:table-cell>
          <table:table-cell office:value-type="float" office:value="1419.02399999999">
            <text:p>1419,024</text:p>
          </table:table-cell>
          <table:table-cell office:value-type="float" office:value="624.455">
            <text:p>624,455</text:p>
          </table:table-cell>
          <table:table-cell office:value-type="float" office:value="872.813999999997">
            <text:p>872,814</text:p>
          </table:table-cell>
          <table:table-cell office:value-type="float" office:value="4692.372">
            <text:p>4692,372</text:p>
          </table:table-cell>
          <table:table-cell office:value-type="float" office:value="18417.49">
            <text:p>18417,49</text:p>
          </table:table-cell>
          <table:table-cell office:value-type="float" office:value="8066.112">
            <text:p>8066,112</text:p>
          </table:table-cell>
          <table:table-cell office:value-type="float" office:value="204.622">
            <text:p>204,622</text:p>
          </table:table-cell>
          <table:table-cell office:value-type="float" office:value="1333.869">
            <text:p>1333,869</text:p>
          </table:table-cell>
          <table:table-cell office:value-type="float" office:value="1970.39599999999">
            <text:p>1970,396</text:p>
          </table:table-cell>
          <table:table-cell office:value-type="float" office:value="673.844999999999">
            <text:p>673,845</text:p>
          </table:table-cell>
          <table:table-cell office:value-type="float" office:value="65.92">
            <text:p>65,92</text:p>
          </table:table-cell>
          <table:table-cell office:value-type="float" office:value="758.301">
            <text:p>758,301</text:p>
          </table:table-cell>
          <table:table-cell office:value-type="float" office:value="10.823">
            <text:p>10,823</text:p>
          </table:table-cell>
          <table:table-cell office:value-type="float" office:value="457.871">
            <text:p>457,871</text:p>
          </table:table-cell>
          <table:table-cell office:value-type="float" office:value="2542.95099999999">
            <text:p>2542,951</text:p>
          </table:table-cell>
        </table:table-row>
        <table:table-row table:style-name="ro1">
          <table:table-cell office:value-type="string">
            <text:p>Borkeld</text:p>
          </table:table-cell>
          <table:table-cell office:value-type="float" office:value="78533.168">
            <text:p>78533,168</text:p>
          </table:table-cell>
          <table:table-cell office:value-type="float" office:value="509.803">
            <text:p>509,803</text:p>
          </table:table-cell>
          <table:table-cell office:value-type="float" office:value="21.897">
            <text:p>21,897</text:p>
          </table:table-cell>
          <table:table-cell office:value-type="float" office:value="17057.602">
            <text:p>17057,602</text:p>
          </table:table-cell>
          <table:table-cell office:value-type="float" office:value="882.982">
            <text:p>882,982</text:p>
          </table:table-cell>
          <table:table-cell office:value-type="float" office:value="1733.64999999999">
            <text:p>1733,65</text:p>
          </table:table-cell>
          <table:table-cell office:value-type="float" office:value="794.035999999998">
            <text:p>794,036</text:p>
          </table:table-cell>
          <table:table-cell office:value-type="float" office:value="1198.609">
            <text:p>1198,609</text:p>
          </table:table-cell>
          <table:table-cell office:value-type="float" office:value="6354.565">
            <text:p>6354,565</text:p>
          </table:table-cell>
          <table:table-cell office:value-type="float" office:value="23445.204">
            <text:p>23445,204</text:p>
          </table:table-cell>
          <table:table-cell office:value-type="float" office:value="8708.70500000001">
            <text:p>8708,705</text:p>
          </table:table-cell>
          <table:table-cell office:value-type="float" office:value="313.864">
            <text:p>313,864</text:p>
          </table:table-cell>
          <table:table-cell office:value-type="float" office:value="1978.11199999999">
            <text:p>1978,112</text:p>
          </table:table-cell>
          <table:table-cell office:value-type="float" office:value="7133.18999999999">
            <text:p>7133,19</text:p>
          </table:table-cell>
          <table:table-cell office:value-type="float" office:value="1212.83">
            <text:p>1212,83</text:p>
          </table:table-cell>
          <table:table-cell office:value-type="float" office:value="141.201">
            <text:p>141,201</text:p>
          </table:table-cell>
          <table:table-cell office:value-type="float" office:value="1334.1">
            <text:p>1334,1</text:p>
          </table:table-cell>
          <table:table-cell office:value-type="float" office:value="20.932">
            <text:p>20,932</text:p>
          </table:table-cell>
          <table:table-cell office:value-type="float" office:value="871.676">
            <text:p>871,676</text:p>
          </table:table-cell>
          <table:table-cell office:value-type="float" office:value="4819.48399999998">
            <text:p>4819,484</text:p>
          </table:table-cell>
        </table:table-row>
        <table:table-row table:style-name="ro1">
          <table:table-cell office:value-type="string">
            <text:p>Boschhuizerbergen</text:p>
          </table:table-cell>
          <table:table-cell office:value-type="float" office:value="37013.352">
            <text:p>37013,352</text:p>
          </table:table-cell>
          <table:table-cell office:value-type="float" office:value="109.867">
            <text:p>109,867</text:p>
          </table:table-cell>
          <table:table-cell office:value-type="float" office:value="54.168">
            <text:p>54,168</text:p>
          </table:table-cell>
          <table:table-cell office:value-type="float" office:value="3997.49">
            <text:p>3997,49</text:p>
          </table:table-cell>
          <table:table-cell office:value-type="float" office:value="840.534">
            <text:p>840,534</text:p>
          </table:table-cell>
          <table:table-cell office:value-type="float" office:value="2017.615">
            <text:p>2017,615</text:p>
          </table:table-cell>
          <table:table-cell office:value-type="float" office:value="947.096999999999">
            <text:p>947,097</text:p>
          </table:table-cell>
          <table:table-cell office:value-type="float" office:value="442.556">
            <text:p>442,556</text:p>
          </table:table-cell>
          <table:table-cell office:value-type="float" office:value="6400.694">
            <text:p>6400,694</text:p>
          </table:table-cell>
          <table:table-cell office:value-type="float" office:value="4967.744">
            <text:p>4967,744</text:p>
          </table:table-cell>
          <table:table-cell office:value-type="float" office:value="11216.763">
            <text:p>11216,763</text:p>
          </table:table-cell>
          <table:table-cell office:value-type="float" office:value="117.762">
            <text:p>117,762</text:p>
          </table:table-cell>
          <table:table-cell office:value-type="float" office:value="1006.997">
            <text:p>1006,997</text:p>
          </table:table-cell>
          <table:table-cell office:value-type="float" office:value="1672.027">
            <text:p>1672,027</text:p>
          </table:table-cell>
          <table:table-cell office:value-type="float" office:value="435.093">
            <text:p>435,093</text:p>
          </table:table-cell>
          <table:table-cell office:value-type="float" office:value="174.648">
            <text:p>174,648</text:p>
          </table:table-cell>
          <table:table-cell office:value-type="float" office:value="297.118">
            <text:p>297,118</text:p>
          </table:table-cell>
          <table:table-cell office:value-type="float" office:value="3.084">
            <text:p>3,084</text:p>
          </table:table-cell>
          <table:table-cell office:value-type="float" office:value="320.107">
            <text:p>320,107</text:p>
          </table:table-cell>
          <table:table-cell office:value-type="float" office:value="1991.822">
            <text:p>1991,822</text:p>
          </table:table-cell>
        </table:table-row>
        <table:table-row table:style-name="ro1">
          <table:table-cell office:value-type="string">
            <text:p>Botshol</text:p>
          </table:table-cell>
          <table:table-cell office:value-type="float" office:value="36142.363">
            <text:p>36142,363</text:p>
          </table:table-cell>
          <table:table-cell office:value-type="float" office:value="745.857999999998">
            <text:p>745,858</text:p>
          </table:table-cell>
          <table:table-cell office:value-type="float" office:value="113.138">
            <text:p>113,138</text:p>
          </table:table-cell>
          <table:table-cell office:value-type="float" office:value="9417.07400000001">
            <text:p>9417,074</text:p>
          </table:table-cell>
          <table:table-cell office:value-type="float" office:value="105.097">
            <text:p>105,097</text:p>
          </table:table-cell>
          <table:table-cell office:value-type="float" office:value="466.783">
            <text:p>466,783</text:p>
          </table:table-cell>
          <table:table-cell office:value-type="float" office:value="232.478">
            <text:p>232,478</text:p>
          </table:table-cell>
          <table:table-cell office:value-type="float" office:value="329.412">
            <text:p>329,412</text:p>
          </table:table-cell>
          <table:table-cell office:value-type="float" office:value="681.4">
            <text:p>681,4</text:p>
          </table:table-cell>
          <table:table-cell office:value-type="float" office:value="9518.608">
            <text:p>9518,608</text:p>
          </table:table-cell>
          <table:table-cell office:value-type="float" office:value="629.886">
            <text:p>629,886</text:p>
          </table:table-cell>
          <table:table-cell office:value-type="float" office:value="294.239">
            <text:p>294,239</text:p>
          </table:table-cell>
          <table:table-cell office:value-type="float" office:value="1459.844">
            <text:p>1459,844</text:p>
          </table:table-cell>
          <table:table-cell office:value-type="float" office:value="3727.97199999999">
            <text:p>3727,972</text:p>
          </table:table-cell>
          <table:table-cell office:value-type="float" office:value="925.351999999998">
            <text:p>925,352</text:p>
          </table:table-cell>
          <table:table-cell office:value-type="float" office:value="355.883">
            <text:p>355,883</text:p>
          </table:table-cell>
          <table:table-cell office:value-type="float" office:value="1564.278">
            <text:p>1564,278</text:p>
          </table:table-cell>
          <table:table-cell office:value-type="float" office:value="30.245">
            <text:p>30,245</text:p>
          </table:table-cell>
          <table:table-cell office:value-type="float" office:value="784.784999999999">
            <text:p>784,785</text:p>
          </table:table-cell>
          <table:table-cell office:value-type="float" office:value="4759.559">
            <text:p>4759,559</text:p>
          </table:table-cell>
        </table:table-row>
        <table:table-row table:style-name="ro1">
          <table:table-cell office:value-type="string">
            <text:p>Brabantse Wal</text:p>
          </table:table-cell>
          <table:table-cell office:value-type="float" office:value="2770755.025">
            <text:p>2770755,025</text:p>
          </table:table-cell>
          <table:table-cell office:value-type="float" office:value="17619.4010000001">
            <text:p>17619,4010000001</text:p>
          </table:table-cell>
          <table:table-cell office:value-type="float" office:value="12028.259">
            <text:p>12028,259</text:p>
          </table:table-cell>
          <table:table-cell office:value-type="float" office:value="690388.418999999">
            <text:p>690388,418999999</text:p>
          </table:table-cell>
          <table:table-cell office:value-type="float" office:value="15563.037">
            <text:p>15563,037</text:p>
          </table:table-cell>
          <table:table-cell office:value-type="float" office:value="42673.4710000003">
            <text:p>42673,4710000003</text:p>
          </table:table-cell>
          <table:table-cell office:value-type="float" office:value="146321.639999999">
            <text:p>146321,639999999</text:p>
          </table:table-cell>
          <table:table-cell office:value-type="float" office:value="32774.5620000002">
            <text:p>32774,5620000002</text:p>
          </table:table-cell>
          <table:table-cell office:value-type="float" office:value="124567.79">
            <text:p>124567,79</text:p>
          </table:table-cell>
          <table:table-cell office:value-type="float" office:value="384656.599">
            <text:p>384656,599</text:p>
          </table:table-cell>
          <table:table-cell office:value-type="float" office:value="252149.419">
            <text:p>252149,419</text:p>
          </table:table-cell>
          <table:table-cell office:value-type="float" office:value="16029.2400000004">
            <text:p>16029,2400000004</text:p>
          </table:table-cell>
          <table:table-cell office:value-type="float" office:value="134444.657">
            <text:p>134444,657</text:p>
          </table:table-cell>
          <table:table-cell office:value-type="float" office:value="258564.731999999">
            <text:p>258564,731999999</text:p>
          </table:table-cell>
          <table:table-cell office:value-type="float" office:value="72210.0820000002">
            <text:p>72210,0820000002</text:p>
          </table:table-cell>
          <table:table-cell office:value-type="float" office:value="5261.22799999999">
            <text:p>5261,228</text:p>
          </table:table-cell>
          <table:table-cell office:value-type="float" office:value="177963.774">
            <text:p>177963,774</text:p>
          </table:table-cell>
          <table:table-cell office:value-type="float" office:value="3741.99">
            <text:p>3741,99</text:p>
          </table:table-cell>
          <table:table-cell office:value-type="float" office:value="91429.342">
            <text:p>91429,342</text:p>
          </table:table-cell>
          <table:table-cell office:value-type="float" office:value="292365.648999999">
            <text:p>292365,648999999</text:p>
          </table:table-cell>
        </table:table-row>
        <table:table-row table:style-name="ro1">
          <table:table-cell office:value-type="string">
            <text:p>Brunssummerheide</text:p>
          </table:table-cell>
          <table:table-cell office:value-type="float" office:value="69366.5540000001">
            <text:p>69366,5540000001</text:p>
          </table:table-cell>
          <table:table-cell office:value-type="float" office:value="389.694000000001">
            <text:p>389,694</text:p>
          </table:table-cell>
          <table:table-cell office:value-type="float" office:value="67.054">
            <text:p>67,054</text:p>
          </table:table-cell>
          <table:table-cell office:value-type="float" office:value="13608.247">
            <text:p>13608,247</text:p>
          </table:table-cell>
          <table:table-cell office:value-type="float" office:value="380.197">
            <text:p>380,197</text:p>
          </table:table-cell>
          <table:table-cell office:value-type="float" office:value="1183.152">
            <text:p>1183,152</text:p>
          </table:table-cell>
          <table:table-cell office:value-type="float" office:value="2178.52799999999">
            <text:p>2178,528</text:p>
          </table:table-cell>
          <table:table-cell office:value-type="float" office:value="722.036999999999">
            <text:p>722,037</text:p>
          </table:table-cell>
          <table:table-cell office:value-type="float" office:value="4460.213">
            <text:p>4460,213</text:p>
          </table:table-cell>
          <table:table-cell office:value-type="float" office:value="8032.113">
            <text:p>8032,113</text:p>
          </table:table-cell>
          <table:table-cell office:value-type="float" office:value="5179.4">
            <text:p>5179,4</text:p>
          </table:table-cell>
          <table:table-cell office:value-type="float" office:value="398.943">
            <text:p>398,943</text:p>
          </table:table-cell>
          <table:table-cell office:value-type="float" office:value="5111.92900000001">
            <text:p>5111,929</text:p>
          </table:table-cell>
          <table:table-cell office:value-type="float" office:value="8305.98800000002">
            <text:p>8305,988</text:p>
          </table:table-cell>
          <table:table-cell office:value-type="float" office:value="1694.053">
            <text:p>1694,053</text:p>
          </table:table-cell>
          <table:table-cell office:value-type="float" office:value="163.166">
            <text:p>163,166</text:p>
          </table:table-cell>
          <table:table-cell office:value-type="float" office:value="1835.765">
            <text:p>1835,765</text:p>
          </table:table-cell>
          <table:table-cell office:value-type="float" office:value="25.028">
            <text:p>25,028</text:p>
          </table:table-cell>
          <table:table-cell office:value-type="float" office:value="890.487">
            <text:p>890,487</text:p>
          </table:table-cell>
          <table:table-cell office:value-type="float" office:value="14740.243">
            <text:p>14740,243</text:p>
          </table:table-cell>
        </table:table-row>
        <table:table-row table:style-name="ro1">
          <table:table-cell office:value-type="string">
            <text:p>Bunder- en Elslooërbos</text:p>
          </table:table-cell>
          <table:table-cell office:value-type="float" office:value="75430.059">
            <text:p>75430,059</text:p>
          </table:table-cell>
          <table:table-cell office:value-type="float" office:value="594.625999999996">
            <text:p>594,626</text:p>
          </table:table-cell>
          <table:table-cell office:value-type="float" office:value="49.277">
            <text:p>49,277</text:p>
          </table:table-cell>
          <table:table-cell office:value-type="float" office:value="17468.773">
            <text:p>17468,773</text:p>
          </table:table-cell>
          <table:table-cell office:value-type="float" office:value="268.55">
            <text:p>268,55</text:p>
          </table:table-cell>
          <table:table-cell office:value-type="float" office:value="856.752999999999">
            <text:p>856,753</text:p>
          </table:table-cell>
          <table:table-cell office:value-type="float" office:value="4554.142">
            <text:p>4554,142</text:p>
          </table:table-cell>
          <table:table-cell office:value-type="float" office:value="556.567">
            <text:p>556,567</text:p>
          </table:table-cell>
          <table:table-cell office:value-type="float" office:value="5783.489">
            <text:p>5783,489</text:p>
          </table:table-cell>
          <table:table-cell office:value-type="float" office:value="6778.012">
            <text:p>6778,012</text:p>
          </table:table-cell>
          <table:table-cell office:value-type="float" office:value="3819.014">
            <text:p>3819,014</text:p>
          </table:table-cell>
          <table:table-cell office:value-type="float" office:value="305.105">
            <text:p>305,105</text:p>
          </table:table-cell>
          <table:table-cell office:value-type="float" office:value="8994.23100000003">
            <text:p>8994,231</text:p>
          </table:table-cell>
          <table:table-cell office:value-type="float" office:value="5922.20999999999">
            <text:p>5922,21</text:p>
          </table:table-cell>
          <table:table-cell office:value-type="float" office:value="1324.777">
            <text:p>1324,777</text:p>
          </table:table-cell>
          <table:table-cell office:value-type="float" office:value="443.118">
            <text:p>443,118</text:p>
          </table:table-cell>
          <table:table-cell office:value-type="float" office:value="1452.591">
            <text:p>1452,591</text:p>
          </table:table-cell>
          <table:table-cell office:value-type="float" office:value="18.748">
            <text:p>18,748</text:p>
          </table:table-cell>
          <table:table-cell office:value-type="float" office:value="1399.012">
            <text:p>1399,012</text:p>
          </table:table-cell>
          <table:table-cell office:value-type="float" office:value="14840.661">
            <text:p>14840,661</text:p>
          </table:table-cell>
        </table:table-row>
        <table:table-row table:style-name="ro1">
          <table:table-cell office:value-type="string">
            <text:p>Buurserzand &amp; Haaksbergerveen</text:p>
          </table:table-cell>
          <table:table-cell office:value-type="float" office:value="423734.668">
            <text:p>423734,668</text:p>
          </table:table-cell>
          <table:table-cell office:value-type="float" office:value="3354.45199999996">
            <text:p>3354,452</text:p>
          </table:table-cell>
          <table:table-cell office:value-type="float" office:value="632.110999999999">
            <text:p>632,111</text:p>
          </table:table-cell>
          <table:table-cell office:value-type="float" office:value="105179.395">
            <text:p>105179,395</text:p>
          </table:table-cell>
          <table:table-cell office:value-type="float" office:value="3771.291">
            <text:p>3771,291</text:p>
          </table:table-cell>
          <table:table-cell office:value-type="float" office:value="8452.528">
            <text:p>8452,528</text:p>
          </table:table-cell>
          <table:table-cell office:value-type="float" office:value="5860.48199999997">
            <text:p>5860,482</text:p>
          </table:table-cell>
          <table:table-cell office:value-type="float" office:value="5967.981">
            <text:p>5967,981</text:p>
          </table:table-cell>
          <table:table-cell office:value-type="float" office:value="29003.366">
            <text:p>29003,366</text:p>
          </table:table-cell>
          <table:table-cell office:value-type="float" office:value="119166.577">
            <text:p>119166,577</text:p>
          </table:table-cell>
          <table:table-cell office:value-type="float" office:value="53380.4780000001">
            <text:p>53380,4780000001</text:p>
          </table:table-cell>
          <table:table-cell office:value-type="float" office:value="1764.72499999998">
            <text:p>1764,725</text:p>
          </table:table-cell>
          <table:table-cell office:value-type="float" office:value="11269.989">
            <text:p>11269,989</text:p>
          </table:table-cell>
          <table:table-cell office:value-type="float" office:value="21407.9210000002">
            <text:p>21407,9210000002</text:p>
          </table:table-cell>
          <table:table-cell office:value-type="float" office:value="8007.81299999999">
            <text:p>8007,813</text:p>
          </table:table-cell>
          <table:table-cell office:value-type="float" office:value="919.925">
            <text:p>919,925</text:p>
          </table:table-cell>
          <table:table-cell office:value-type="float" office:value="8300.196">
            <text:p>8300,196</text:p>
          </table:table-cell>
          <table:table-cell office:value-type="float" office:value="161.54">
            <text:p>161,54</text:p>
          </table:table-cell>
          <table:table-cell office:value-type="float" office:value="5202.97699999999">
            <text:p>5202,977</text:p>
          </table:table-cell>
          <table:table-cell office:value-type="float" office:value="31929.5580000001">
            <text:p>31929,5580000001</text:p>
          </table:table-cell>
        </table:table-row>
        <table:table-row table:style-name="ro1">
          <table:table-cell office:value-type="string">
            <text:p>Canisvliet</text:p>
          </table:table-cell>
          <table:table-cell office:value-type="float" office:value="346.251">
            <text:p>346,251</text:p>
          </table:table-cell>
          <table:table-cell office:value-type="float" office:value="0.206">
            <text:p>0,206</text:p>
          </table:table-cell>
          <table:table-cell/>
          <table:table-cell office:value-type="float" office:value="221.126">
            <text:p>221,126</text:p>
          </table:table-cell>
          <table:table-cell office:value-type="float" office:value="0.137">
            <text:p>0,137</text:p>
          </table:table-cell>
          <table:table-cell office:value-type="float" office:value="0.157">
            <text:p>0,157</text:p>
          </table:table-cell>
          <table:table-cell office:value-type="float" office:value="29.113">
            <text:p>29,113</text:p>
          </table:table-cell>
          <table:table-cell office:value-type="float" office:value="0.184">
            <text:p>0,184</text:p>
          </table:table-cell>
          <table:table-cell office:value-type="float" office:value="0.592">
            <text:p>0,592</text:p>
          </table:table-cell>
          <table:table-cell office:value-type="float" office:value="1.376">
            <text:p>1,376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float" office:value="58.116">
            <text:p>58,116</text:p>
          </table:table-cell>
          <table:table-cell office:value-type="float" office:value="5.184">
            <text:p>5,184</text:p>
          </table:table-cell>
          <table:table-cell office:value-type="float" office:value="1.771">
            <text:p>1,771</text:p>
          </table:table-cell>
          <table:table-cell office:value-type="float" office:value="0.002">
            <text:p>0,002</text:p>
          </table:table-cell>
          <table:table-cell office:value-type="float" office:value="0.451">
            <text:p>0,451</text:p>
          </table:table-cell>
          <table:table-cell office:value-type="float" office:value="0">
            <text:p>0</text:p>
          </table:table-cell>
          <table:table-cell office:value-type="float" office:value="3.802">
            <text:p>3,802</text:p>
          </table:table-cell>
          <table:table-cell office:value-type="float" office:value="24.035">
            <text:p>24,035</text:p>
          </table:table-cell>
        </table:table-row>
        <table:table-row table:style-name="ro1">
          <table:table-cell office:value-type="string">
            <text:p>Coepelduynen</text:p>
          </table:table-cell>
          <table:table-cell office:value-type="float" office:value="52909.893">
            <text:p>52909,893</text:p>
          </table:table-cell>
          <table:table-cell office:value-type="float" office:value="375.538000000001">
            <text:p>375,538</text:p>
          </table:table-cell>
          <table:table-cell office:value-type="float" office:value="426.321">
            <text:p>426,321</text:p>
          </table:table-cell>
          <table:table-cell office:value-type="float" office:value="7666.353">
            <text:p>7666,353</text:p>
          </table:table-cell>
          <table:table-cell office:value-type="float" office:value="112.182">
            <text:p>112,182</text:p>
          </table:table-cell>
          <table:table-cell office:value-type="float" office:value="351.149000000002">
            <text:p>351,149</text:p>
          </table:table-cell>
          <table:table-cell office:value-type="float" office:value="610.66">
            <text:p>610,66</text:p>
          </table:table-cell>
          <table:table-cell office:value-type="float" office:value="313.406">
            <text:p>313,406</text:p>
          </table:table-cell>
          <table:table-cell office:value-type="float" office:value="977.304">
            <text:p>977,304</text:p>
          </table:table-cell>
          <table:table-cell office:value-type="float" office:value="5177.892">
            <text:p>5177,892</text:p>
          </table:table-cell>
          <table:table-cell office:value-type="float" office:value="1055.98">
            <text:p>1055,98</text:p>
          </table:table-cell>
          <table:table-cell office:value-type="float" office:value="669.816000000001">
            <text:p>669,816</text:p>
          </table:table-cell>
          <table:table-cell office:value-type="float" office:value="3032.58599999999">
            <text:p>3032,586</text:p>
          </table:table-cell>
          <table:table-cell office:value-type="float" office:value="6125.46299999999">
            <text:p>6125,463</text:p>
          </table:table-cell>
          <table:table-cell office:value-type="float" office:value="2895.98199999999">
            <text:p>2895,982</text:p>
          </table:table-cell>
          <table:table-cell office:value-type="float" office:value="430.787">
            <text:p>430,787</text:p>
          </table:table-cell>
          <table:table-cell office:value-type="float" office:value="6400.984">
            <text:p>6400,984</text:p>
          </table:table-cell>
          <table:table-cell office:value-type="float" office:value="167.957">
            <text:p>167,957</text:p>
          </table:table-cell>
          <table:table-cell office:value-type="float" office:value="1478.563">
            <text:p>1478,563</text:p>
          </table:table-cell>
          <table:table-cell office:value-type="float" office:value="14640.454">
            <text:p>14640,454</text:p>
          </table:table-cell>
        </table:table-row>
        <table:table-row table:style-name="ro1">
          <table:table-cell office:value-type="string">
            <text:p>De Bruuk</text:p>
          </table:table-cell>
          <table:table-cell office:value-type="float" office:value="7238.717">
            <text:p>7238,717</text:p>
          </table:table-cell>
          <table:table-cell office:value-type="float" office:value="46.637">
            <text:p>46,637</text:p>
          </table:table-cell>
          <table:table-cell office:value-type="float" office:value="2.987">
            <text:p>2,987</text:p>
          </table:table-cell>
          <table:table-cell office:value-type="float" office:value="1331.538">
            <text:p>1331,538</text:p>
          </table:table-cell>
          <table:table-cell office:value-type="float" office:value="146.461">
            <text:p>146,461</text:p>
          </table:table-cell>
          <table:table-cell office:value-type="float" office:value="201.676">
            <text:p>201,676</text:p>
          </table:table-cell>
          <table:table-cell office:value-type="float" office:value="117.809">
            <text:p>117,809</text:p>
          </table:table-cell>
          <table:table-cell office:value-type="float" office:value="98.9380000000001">
            <text:p>98,938</text:p>
          </table:table-cell>
          <table:table-cell office:value-type="float" office:value="870.688">
            <text:p>870,688</text:p>
          </table:table-cell>
          <table:table-cell office:value-type="float" office:value="1185.5">
            <text:p>1185,5</text:p>
          </table:table-cell>
          <table:table-cell office:value-type="float" office:value="1494.074">
            <text:p>1494,074</text:p>
          </table:table-cell>
          <table:table-cell office:value-type="float" office:value="37.419">
            <text:p>37,419</text:p>
          </table:table-cell>
          <table:table-cell office:value-type="float" office:value="231.752">
            <text:p>231,752</text:p>
          </table:table-cell>
          <table:table-cell office:value-type="float" office:value="238.618">
            <text:p>238,618</text:p>
          </table:table-cell>
          <table:table-cell office:value-type="float" office:value="65.623">
            <text:p>65,623</text:p>
          </table:table-cell>
          <table:table-cell office:value-type="float" office:value="6.646">
            <text:p>6,646</text:p>
          </table:table-cell>
          <table:table-cell office:value-type="float" office:value="18.904">
            <text:p>18,904</text:p>
          </table:table-cell>
          <table:table-cell office:value-type="float" office:value="0.043">
            <text:p>0,043</text:p>
          </table:table-cell>
          <table:table-cell office:value-type="float" office:value="108.849">
            <text:p>108,849</text:p>
          </table:table-cell>
          <table:table-cell office:value-type="float" office:value="1034.466">
            <text:p>1034,466</text:p>
          </table:table-cell>
        </table:table-row>
        <table:table-row table:style-name="ro1">
          <table:table-cell office:value-type="string">
            <text:p>De Wieden</text:p>
          </table:table-cell>
          <table:table-cell office:value-type="float" office:value="1717105.863">
            <text:p>1717105,863</text:p>
          </table:table-cell>
          <table:table-cell office:value-type="float" office:value="21677.6650000001">
            <text:p>21677,6650000001</text:p>
          </table:table-cell>
          <table:table-cell office:value-type="float" office:value="3399.713">
            <text:p>3399,713</text:p>
          </table:table-cell>
          <table:table-cell office:value-type="float" office:value="543644.604999998">
            <text:p>543644,604999998</text:p>
          </table:table-cell>
          <table:table-cell office:value-type="float" office:value="8123">
            <text:p>8123</text:p>
          </table:table-cell>
          <table:table-cell office:value-type="float" office:value="27691.7280000001">
            <text:p>27691,7280000001</text:p>
          </table:table-cell>
          <table:table-cell office:value-type="float" office:value="47531.8210000001">
            <text:p>47531,8210000001</text:p>
          </table:table-cell>
          <table:table-cell office:value-type="float" office:value="15928.74">
            <text:p>15928,74</text:p>
          </table:table-cell>
          <table:table-cell office:value-type="float" office:value="85225.738">
            <text:p>85225,738</text:p>
          </table:table-cell>
          <table:table-cell office:value-type="float" office:value="477264.565999999">
            <text:p>477264,565999999</text:p>
          </table:table-cell>
          <table:table-cell office:value-type="float" office:value="61028.412">
            <text:p>61028,412</text:p>
          </table:table-cell>
          <table:table-cell office:value-type="float" office:value="10147.3840000002">
            <text:p>10147,3840000002</text:p>
          </table:table-cell>
          <table:table-cell office:value-type="float" office:value="49026.7320000002">
            <text:p>49026,7320000002</text:p>
          </table:table-cell>
          <table:table-cell office:value-type="float" office:value="102044.464">
            <text:p>102044,464</text:p>
          </table:table-cell>
          <table:table-cell office:value-type="float" office:value="38507.842">
            <text:p>38507,842</text:p>
          </table:table-cell>
          <table:table-cell office:value-type="float" office:value="3862.22899999999">
            <text:p>3862,229</text:p>
          </table:table-cell>
          <table:table-cell office:value-type="float" office:value="53578.839">
            <text:p>53578,839</text:p>
          </table:table-cell>
          <table:table-cell office:value-type="float" office:value="1642.395">
            <text:p>1642,395</text:p>
          </table:table-cell>
          <table:table-cell office:value-type="float" office:value="30868.208">
            <text:p>30868,208</text:p>
          </table:table-cell>
          <table:table-cell office:value-type="float" office:value="135910.041">
            <text:p>135910,041</text:p>
          </table:table-cell>
        </table:table-row>
        <table:table-row table:style-name="ro1">
          <table:table-cell office:value-type="string">
            <text:p>Deurnsche Peel &amp; Mariapeel</text:p>
          </table:table-cell>
          <table:table-cell office:value-type="float" office:value="1232320.588">
            <text:p>1232320,588</text:p>
          </table:table-cell>
          <table:table-cell office:value-type="float" office:value="6864.90599999997">
            <text:p>6864,906</text:p>
          </table:table-cell>
          <table:table-cell office:value-type="float" office:value="3458.198">
            <text:p>3458,198</text:p>
          </table:table-cell>
          <table:table-cell office:value-type="float" office:value="167213.213999999">
            <text:p>167213,213999999</text:p>
          </table:table-cell>
          <table:table-cell office:value-type="float" office:value="25965.036">
            <text:p>25965,036</text:p>
          </table:table-cell>
          <table:table-cell office:value-type="float" office:value="44684.5260000002">
            <text:p>44684,5260000002</text:p>
          </table:table-cell>
          <table:table-cell office:value-type="float" office:value="32997.6400000003">
            <text:p>32997,6400000003</text:p>
          </table:table-cell>
          <table:table-cell office:value-type="float" office:value="14201.3680000001">
            <text:p>14201,3680000001</text:p>
          </table:table-cell>
          <table:table-cell office:value-type="float" office:value="210162.371">
            <text:p>210162,371</text:p>
          </table:table-cell>
          <table:table-cell office:value-type="float" office:value="200609.766">
            <text:p>200609,766</text:p>
          </table:table-cell>
          <table:table-cell office:value-type="float" office:value="298519.499">
            <text:p>298519,499</text:p>
          </table:table-cell>
          <table:table-cell office:value-type="float" office:value="3985.72099999993">
            <text:p>3985,7209999999</text:p>
          </table:table-cell>
          <table:table-cell office:value-type="float" office:value="31679.7710000001">
            <text:p>31679,7710000001</text:p>
          </table:table-cell>
          <table:table-cell office:value-type="float" office:value="66711.5260000004">
            <text:p>66711,5260000004</text:p>
          </table:table-cell>
          <table:table-cell office:value-type="float" office:value="18399.894">
            <text:p>18399,894</text:p>
          </table:table-cell>
          <table:table-cell office:value-type="float" office:value="1738.829">
            <text:p>1738,829</text:p>
          </table:table-cell>
          <table:table-cell office:value-type="float" office:value="18774.491">
            <text:p>18774,491</text:p>
          </table:table-cell>
          <table:table-cell office:value-type="float" office:value="366.494">
            <text:p>366,494</text:p>
          </table:table-cell>
          <table:table-cell office:value-type="float" office:value="12496.292">
            <text:p>12496,292</text:p>
          </table:table-cell>
          <table:table-cell office:value-type="float" office:value="73489.8760000001">
            <text:p>73489,8760000001</text:p>
          </table:table-cell>
        </table:table-row>
        <table:table-row table:style-name="ro1">
          <table:table-cell office:value-type="string">
            <text:p>Dinkelland</text:p>
          </table:table-cell>
          <table:table-cell office:value-type="float" office:value="120015.27">
            <text:p>120015,27</text:p>
          </table:table-cell>
          <table:table-cell office:value-type="float" office:value="1560.81799999999">
            <text:p>1560,818</text:p>
          </table:table-cell>
          <table:table-cell office:value-type="float" office:value="73.037">
            <text:p>73,037</text:p>
          </table:table-cell>
          <table:table-cell office:value-type="float" office:value="37167.4870000001">
            <text:p>37167,4870000001</text:p>
          </table:table-cell>
          <table:table-cell office:value-type="float" office:value="1050.323">
            <text:p>1050,323</text:p>
          </table:table-cell>
          <table:table-cell office:value-type="float" office:value="2269.67099999999">
            <text:p>2269,671</text:p>
          </table:table-cell>
          <table:table-cell office:value-type="float" office:value="1166.75399999999">
            <text:p>1166,754</text:p>
          </table:table-cell>
          <table:table-cell office:value-type="float" office:value="1164.54099999999">
            <text:p>1164,541</text:p>
          </table:table-cell>
          <table:table-cell office:value-type="float" office:value="6353.565">
            <text:p>6353,565</text:p>
          </table:table-cell>
          <table:table-cell office:value-type="float" office:value="36616.525">
            <text:p>36616,525</text:p>
          </table:table-cell>
          <table:table-cell office:value-type="float" office:value="8873.17200000001">
            <text:p>8873,172</text:p>
          </table:table-cell>
          <table:table-cell office:value-type="float" office:value="509.165000000001">
            <text:p>509,165</text:p>
          </table:table-cell>
          <table:table-cell office:value-type="float" office:value="3074.52099999999">
            <text:p>3074,521</text:p>
          </table:table-cell>
          <table:table-cell office:value-type="float" office:value="5776.70799999997">
            <text:p>5776,708</text:p>
          </table:table-cell>
          <table:table-cell office:value-type="float" office:value="2014.224">
            <text:p>2014,224</text:p>
          </table:table-cell>
          <table:table-cell office:value-type="float" office:value="191.664">
            <text:p>191,664</text:p>
          </table:table-cell>
          <table:table-cell office:value-type="float" office:value="2307.885">
            <text:p>2307,885</text:p>
          </table:table-cell>
          <table:table-cell office:value-type="float" office:value="39.973">
            <text:p>39,973</text:p>
          </table:table-cell>
          <table:table-cell office:value-type="float" office:value="1122.953">
            <text:p>1122,953</text:p>
          </table:table-cell>
          <table:table-cell office:value-type="float" office:value="8681.57599999999">
            <text:p>8681,576</text:p>
          </table:table-cell>
        </table:table-row>
        <table:table-row table:style-name="ro1">
          <table:table-cell office:value-type="string">
            <text:p>Drents-Friese Wold &amp; Leggelderveld</text:p>
          </table:table-cell>
          <table:table-cell office:value-type="float" office:value="5175647.49299999">
            <text:p>5175647,49299999</text:p>
          </table:table-cell>
          <table:table-cell office:value-type="float" office:value="54949.2640000001">
            <text:p>54949,2640000001</text:p>
          </table:table-cell>
          <table:table-cell office:value-type="float" office:value="7528.839">
            <text:p>7528,839</text:p>
          </table:table-cell>
          <table:table-cell office:value-type="float" office:value="1461327.21599999">
            <text:p>1461327,21599999</text:p>
          </table:table-cell>
          <table:table-cell office:value-type="float" office:value="26981.948">
            <text:p>26981,948</text:p>
          </table:table-cell>
          <table:table-cell office:value-type="float" office:value="96737.8920000003">
            <text:p>96737,8920000003</text:p>
          </table:table-cell>
          <table:table-cell office:value-type="float" office:value="114212.611">
            <text:p>114212,611</text:p>
          </table:table-cell>
          <table:table-cell office:value-type="float" office:value="56634.811">
            <text:p>56634,811</text:p>
          </table:table-cell>
          <table:table-cell office:value-type="float" office:value="360272.254">
            <text:p>360272,254</text:p>
          </table:table-cell>
          <table:table-cell office:value-type="float" office:value="1645615.373">
            <text:p>1645615,373</text:p>
          </table:table-cell>
          <table:table-cell office:value-type="float" office:value="193238.671">
            <text:p>193238,671</text:p>
          </table:table-cell>
          <table:table-cell office:value-type="float" office:value="23491.7330000008">
            <text:p>23491,7330000008</text:p>
          </table:table-cell>
          <table:table-cell office:value-type="float" office:value="127626.759">
            <text:p>127626,759</text:p>
          </table:table-cell>
          <table:table-cell office:value-type="float" office:value="254903.003999999">
            <text:p>254903,003999999</text:p>
          </table:table-cell>
          <table:table-cell office:value-type="float" office:value="101921.017">
            <text:p>101921,017</text:p>
          </table:table-cell>
          <table:table-cell office:value-type="float" office:value="9451.06400000001">
            <text:p>9451,064</text:p>
          </table:table-cell>
          <table:table-cell office:value-type="float" office:value="142360.503">
            <text:p>142360,503</text:p>
          </table:table-cell>
          <table:table-cell office:value-type="float" office:value="5119.443">
            <text:p>5119,443</text:p>
          </table:table-cell>
          <table:table-cell office:value-type="float" office:value="57973.1800000001">
            <text:p>57973,1800000001</text:p>
          </table:table-cell>
          <table:table-cell office:value-type="float" office:value="435299.799999999">
            <text:p>435299,799999999</text:p>
          </table:table-cell>
        </table:table-row>
        <table:table-row table:style-name="ro1">
          <table:table-cell office:value-type="string">
            <text:p>Drentsche Aa-gebied</text:p>
          </table:table-cell>
          <table:table-cell office:value-type="float" office:value="333936.324">
            <text:p>333936,324</text:p>
          </table:table-cell>
          <table:table-cell office:value-type="float" office:value="3687.01399999996">
            <text:p>3687,014</text:p>
          </table:table-cell>
          <table:table-cell office:value-type="float" office:value="439.944">
            <text:p>439,944</text:p>
          </table:table-cell>
          <table:table-cell office:value-type="float" office:value="94399.7770000001">
            <text:p>94399,7770000001</text:p>
          </table:table-cell>
          <table:table-cell office:value-type="float" office:value="1558.991">
            <text:p>1558,991</text:p>
          </table:table-cell>
          <table:table-cell office:value-type="float" office:value="5189.79199999997">
            <text:p>5189,792</text:p>
          </table:table-cell>
          <table:table-cell office:value-type="float" office:value="13125.5970000001">
            <text:p>13125,5970000001</text:p>
          </table:table-cell>
          <table:table-cell office:value-type="float" office:value="2813.86199999997">
            <text:p>2813,862</text:p>
          </table:table-cell>
          <table:table-cell office:value-type="float" office:value="19995.57">
            <text:p>19995,57</text:p>
          </table:table-cell>
          <table:table-cell office:value-type="float" office:value="80349.98">
            <text:p>80349,98</text:p>
          </table:table-cell>
          <table:table-cell office:value-type="float" office:value="10842.606">
            <text:p>10842,606</text:p>
          </table:table-cell>
          <table:table-cell office:value-type="float" office:value="1768.01899999998">
            <text:p>1768,019</text:p>
          </table:table-cell>
          <table:table-cell office:value-type="float" office:value="8886.02000000002">
            <text:p>8886,02</text:p>
          </table:table-cell>
          <table:table-cell office:value-type="float" office:value="19297.3200000002">
            <text:p>19297,3200000002</text:p>
          </table:table-cell>
          <table:table-cell office:value-type="float" office:value="6643.39399999999">
            <text:p>6643,394</text:p>
          </table:table-cell>
          <table:table-cell office:value-type="float" office:value="702.63">
            <text:p>702,63</text:p>
          </table:table-cell>
          <table:table-cell office:value-type="float" office:value="9530.389">
            <text:p>9530,389</text:p>
          </table:table-cell>
          <table:table-cell office:value-type="float" office:value="235.999">
            <text:p>235,999</text:p>
          </table:table-cell>
          <table:table-cell office:value-type="float" office:value="3368.39599999999">
            <text:p>3368,396</text:p>
          </table:table-cell>
          <table:table-cell office:value-type="float" office:value="51099.6730000003">
            <text:p>51099,6730000003</text:p>
          </table:table-cell>
        </table:table-row>
        <table:table-row table:style-name="ro1">
          <table:table-cell office:value-type="string">
            <text:p>Drouwenerzand</text:p>
          </table:table-cell>
          <table:table-cell office:value-type="float" office:value="76761.1230000002">
            <text:p>76761,1230000002</text:p>
          </table:table-cell>
          <table:table-cell office:value-type="float" office:value="768.917999999995">
            <text:p>768,918</text:p>
          </table:table-cell>
          <table:table-cell office:value-type="float" office:value="29.899">
            <text:p>29,899</text:p>
          </table:table-cell>
          <table:table-cell office:value-type="float" office:value="24111.484">
            <text:p>24111,484</text:p>
          </table:table-cell>
          <table:table-cell office:value-type="float" office:value="379.07">
            <text:p>379,07</text:p>
          </table:table-cell>
          <table:table-cell office:value-type="float" office:value="1453.01599999999">
            <text:p>1453,016</text:p>
          </table:table-cell>
          <table:table-cell office:value-type="float" office:value="4843.91999999998">
            <text:p>4843,92</text:p>
          </table:table-cell>
          <table:table-cell office:value-type="float" office:value="658.686">
            <text:p>658,686</text:p>
          </table:table-cell>
          <table:table-cell office:value-type="float" office:value="6464.213">
            <text:p>6464,213</text:p>
          </table:table-cell>
          <table:table-cell office:value-type="float" office:value="17757.221">
            <text:p>17757,221</text:p>
          </table:table-cell>
          <table:table-cell office:value-type="float" office:value="3530.68699999999">
            <text:p>3530,687</text:p>
          </table:table-cell>
          <table:table-cell office:value-type="float" office:value="455.537000000001">
            <text:p>455,537</text:p>
          </table:table-cell>
          <table:table-cell office:value-type="float" office:value="2269.40699999999">
            <text:p>2269,407</text:p>
          </table:table-cell>
          <table:table-cell office:value-type="float" office:value="3739.05599999997">
            <text:p>3739,056</text:p>
          </table:table-cell>
          <table:table-cell office:value-type="float" office:value="1415.548">
            <text:p>1415,548</text:p>
          </table:table-cell>
          <table:table-cell office:value-type="float" office:value="145.514">
            <text:p>145,514</text:p>
          </table:table-cell>
          <table:table-cell office:value-type="float" office:value="2255.493">
            <text:p>2255,493</text:p>
          </table:table-cell>
          <table:table-cell office:value-type="float" office:value="43.824">
            <text:p>43,824</text:p>
          </table:table-cell>
          <table:table-cell office:value-type="float" office:value="659.91">
            <text:p>659,91</text:p>
          </table:table-cell>
          <table:table-cell office:value-type="float" office:value="5779.02899999999">
            <text:p>5779,029</text:p>
          </table:table-cell>
        </table:table-row>
        <table:table-row table:style-name="ro1">
          <table:table-cell office:value-type="string">
            <text:p>Duinen Ameland</text:p>
          </table:table-cell>
          <table:table-cell office:value-type="float" office:value="573182.252">
            <text:p>573182,252</text:p>
          </table:table-cell>
          <table:table-cell office:value-type="float" office:value="9562.19400000003">
            <text:p>9562,194</text:p>
          </table:table-cell>
          <table:table-cell office:value-type="float" office:value="1509.127">
            <text:p>1509,127</text:p>
          </table:table-cell>
          <table:table-cell office:value-type="float" office:value="177012.697">
            <text:p>177012,697</text:p>
          </table:table-cell>
          <table:table-cell office:value-type="float" office:value="2366.312">
            <text:p>2366,312</text:p>
          </table:table-cell>
          <table:table-cell office:value-type="float" office:value="6398.44399999997">
            <text:p>6398,444</text:p>
          </table:table-cell>
          <table:table-cell office:value-type="float" office:value="11538.153">
            <text:p>11538,153</text:p>
          </table:table-cell>
          <table:table-cell office:value-type="float" office:value="3932.15199999998">
            <text:p>3932,152</text:p>
          </table:table-cell>
          <table:table-cell office:value-type="float" office:value="19349.863">
            <text:p>19349,863</text:p>
          </table:table-cell>
          <table:table-cell office:value-type="float" office:value="134787.613">
            <text:p>134787,613</text:p>
          </table:table-cell>
          <table:table-cell office:value-type="float" office:value="10055.181">
            <text:p>10055,181</text:p>
          </table:table-cell>
          <table:table-cell office:value-type="float" office:value="5763.66999999993">
            <text:p>5763,6699999999</text:p>
          </table:table-cell>
          <table:table-cell office:value-type="float" office:value="19923.1150000002">
            <text:p>19923,1150000002</text:p>
          </table:table-cell>
          <table:table-cell office:value-type="float" office:value="29312.0250000002">
            <text:p>29312,0250000002</text:p>
          </table:table-cell>
          <table:table-cell office:value-type="float" office:value="14048.763">
            <text:p>14048,763</text:p>
          </table:table-cell>
          <table:table-cell office:value-type="float" office:value="1956.872">
            <text:p>1956,872</text:p>
          </table:table-cell>
          <table:table-cell office:value-type="float" office:value="54718.142">
            <text:p>54718,142</text:p>
          </table:table-cell>
          <table:table-cell office:value-type="float" office:value="2753.836">
            <text:p>2753,836</text:p>
          </table:table-cell>
          <table:table-cell office:value-type="float" office:value="8534.30500000001">
            <text:p>8534,305</text:p>
          </table:table-cell>
          <table:table-cell office:value-type="float" office:value="59658.3650000003">
            <text:p>59658,3650000003</text:p>
          </table:table-cell>
        </table:table-row>
        <table:table-row table:style-name="ro1">
          <table:table-cell office:value-type="string">
            <text:p>Duinen Den Helder-Callantsoog</text:p>
          </table:table-cell>
          <table:table-cell office:value-type="float" office:value="122048.824">
            <text:p>122048,824</text:p>
          </table:table-cell>
          <table:table-cell office:value-type="float" office:value="1203.78499999999">
            <text:p>1203,785</text:p>
          </table:table-cell>
          <table:table-cell office:value-type="float" office:value="421.718000000001">
            <text:p>421,718</text:p>
          </table:table-cell>
          <table:table-cell office:value-type="float" office:value="30801.3110000001">
            <text:p>30801,3110000001</text:p>
          </table:table-cell>
          <table:table-cell office:value-type="float" office:value="338.143">
            <text:p>338,143</text:p>
          </table:table-cell>
          <table:table-cell office:value-type="float" office:value="1024.27099999999">
            <text:p>1024,271</text:p>
          </table:table-cell>
          <table:table-cell office:value-type="float" office:value="2612.71799999996">
            <text:p>2612,718</text:p>
          </table:table-cell>
          <table:table-cell office:value-type="float" office:value="892.034999999994">
            <text:p>892,035</text:p>
          </table:table-cell>
          <table:table-cell office:value-type="float" office:value="2758.526">
            <text:p>2758,526</text:p>
          </table:table-cell>
          <table:table-cell office:value-type="float" office:value="18489.28">
            <text:p>18489,28</text:p>
          </table:table-cell>
          <table:table-cell office:value-type="float" office:value="2228.28299999999">
            <text:p>2228,283</text:p>
          </table:table-cell>
          <table:table-cell office:value-type="float" office:value="1377.76999999999">
            <text:p>1377,77</text:p>
          </table:table-cell>
          <table:table-cell office:value-type="float" office:value="5994.87699999999">
            <text:p>5994,877</text:p>
          </table:table-cell>
          <table:table-cell office:value-type="float" office:value="8163.23400000001">
            <text:p>8163,234</text:p>
          </table:table-cell>
          <table:table-cell office:value-type="float" office:value="3669.26399999999">
            <text:p>3669,264</text:p>
          </table:table-cell>
          <table:table-cell office:value-type="float" office:value="492.66">
            <text:p>492,66</text:p>
          </table:table-cell>
          <table:table-cell office:value-type="float" office:value="16846.741">
            <text:p>16846,741</text:p>
          </table:table-cell>
          <table:table-cell office:value-type="float" office:value="679.095">
            <text:p>679,095</text:p>
          </table:table-cell>
          <table:table-cell office:value-type="float" office:value="1952.036">
            <text:p>1952,036</text:p>
          </table:table-cell>
          <table:table-cell office:value-type="float" office:value="22102.1560000001">
            <text:p>22102,1560000001</text:p>
          </table:table-cell>
        </table:table-row>
        <table:table-row table:style-name="ro1">
          <table:table-cell office:value-type="string">
            <text:p>Duinen en Lage Land Texel</text:p>
          </table:table-cell>
          <table:table-cell office:value-type="float" office:value="600344.890000002">
            <text:p>600344,890000002</text:p>
          </table:table-cell>
          <table:table-cell office:value-type="float" office:value="9710.96700000001">
            <text:p>9710,967</text:p>
          </table:table-cell>
          <table:table-cell office:value-type="float" office:value="1987.811">
            <text:p>1987,811</text:p>
          </table:table-cell>
          <table:table-cell office:value-type="float" office:value="154413.154">
            <text:p>154413,154</text:p>
          </table:table-cell>
          <table:table-cell office:value-type="float" office:value="1732.541">
            <text:p>1732,541</text:p>
          </table:table-cell>
          <table:table-cell office:value-type="float" office:value="5629.47699999996">
            <text:p>5629,477</text:p>
          </table:table-cell>
          <table:table-cell office:value-type="float" office:value="15083.8430000001">
            <text:p>15083,8430000001</text:p>
          </table:table-cell>
          <table:table-cell office:value-type="float" office:value="4925.54799999998">
            <text:p>4925,548</text:p>
          </table:table-cell>
          <table:table-cell office:value-type="float" office:value="12855.42">
            <text:p>12855,42</text:p>
          </table:table-cell>
          <table:table-cell office:value-type="float" office:value="95567.396">
            <text:p>95567,396</text:p>
          </table:table-cell>
          <table:table-cell office:value-type="float" office:value="11706.457">
            <text:p>11706,457</text:p>
          </table:table-cell>
          <table:table-cell office:value-type="float" office:value="6871.22899999999">
            <text:p>6871,229</text:p>
          </table:table-cell>
          <table:table-cell office:value-type="float" office:value="23992.9260000001">
            <text:p>23992,9260000001</text:p>
          </table:table-cell>
          <table:table-cell office:value-type="float" office:value="40819.2790000006">
            <text:p>40819,2790000006</text:p>
          </table:table-cell>
          <table:table-cell office:value-type="float" office:value="15933.8100000001">
            <text:p>15933,8100000001</text:p>
          </table:table-cell>
          <table:table-cell office:value-type="float" office:value="2206.32299999999">
            <text:p>2206,323</text:p>
          </table:table-cell>
          <table:table-cell office:value-type="float" office:value="90529.993">
            <text:p>90529,993</text:p>
          </table:table-cell>
          <table:table-cell office:value-type="float" office:value="4121.127">
            <text:p>4121,127</text:p>
          </table:table-cell>
          <table:table-cell office:value-type="float" office:value="9892.21800000001">
            <text:p>9892,218</text:p>
          </table:table-cell>
          <table:table-cell office:value-type="float" office:value="92363.9300000001">
            <text:p>92363,9300000001</text:p>
          </table:table-cell>
        </table:table-row>
        <table:table-row table:style-name="ro1">
          <table:table-cell office:value-type="string">
            <text:p>Duinen Goeree &amp; Kwade Hoek</text:p>
          </table:table-cell>
          <table:table-cell office:value-type="float" office:value="338255.881">
            <text:p>338255,881</text:p>
          </table:table-cell>
          <table:table-cell office:value-type="float" office:value="2670.35499999997">
            <text:p>2670,355</text:p>
          </table:table-cell>
          <table:table-cell office:value-type="float" office:value="1964.178">
            <text:p>1964,178</text:p>
          </table:table-cell>
          <table:table-cell office:value-type="float" office:value="83694.6120000001">
            <text:p>83694,6120000001</text:p>
          </table:table-cell>
          <table:table-cell office:value-type="float" office:value="846.714">
            <text:p>846,714</text:p>
          </table:table-cell>
          <table:table-cell office:value-type="float" office:value="2482.49399999999">
            <text:p>2482,494</text:p>
          </table:table-cell>
          <table:table-cell office:value-type="float" office:value="14579.0480000001">
            <text:p>14579,0480000001</text:p>
          </table:table-cell>
          <table:table-cell office:value-type="float" office:value="2295.09799999998">
            <text:p>2295,098</text:p>
          </table:table-cell>
          <table:table-cell office:value-type="float" office:value="6600.374">
            <text:p>6600,374</text:p>
          </table:table-cell>
          <table:table-cell office:value-type="float" office:value="31687.963">
            <text:p>31687,963</text:p>
          </table:table-cell>
          <table:table-cell office:value-type="float" office:value="9822.11600000001">
            <text:p>9822,116</text:p>
          </table:table-cell>
          <table:table-cell office:value-type="float" office:value="4018.47999999995">
            <text:p>4018,48</text:p>
          </table:table-cell>
          <table:table-cell office:value-type="float" office:value="17438.9210000001">
            <text:p>17438,9210000001</text:p>
          </table:table-cell>
          <table:table-cell office:value-type="float" office:value="25620.0070000002">
            <text:p>25620,0070000002</text:p>
          </table:table-cell>
          <table:table-cell office:value-type="float" office:value="10806.136">
            <text:p>10806,136</text:p>
          </table:table-cell>
          <table:table-cell office:value-type="float" office:value="1075.708">
            <text:p>1075,708</text:p>
          </table:table-cell>
          <table:table-cell office:value-type="float" office:value="44976.484">
            <text:p>44976,484</text:p>
          </table:table-cell>
          <table:table-cell office:value-type="float" office:value="1229.653">
            <text:p>1229,653</text:p>
          </table:table-cell>
          <table:table-cell office:value-type="float" office:value="10055.002">
            <text:p>10055,002</text:p>
          </table:table-cell>
          <table:table-cell office:value-type="float" office:value="66391.4150000002">
            <text:p>66391,4150000002</text:p>
          </table:table-cell>
        </table:table-row>
        <table:table-row table:style-name="ro1">
          <table:table-cell office:value-type="string">
            <text:p>Duinen Schiermonnikoog</text:p>
          </table:table-cell>
          <table:table-cell office:value-type="float" office:value="456469.253999998">
            <text:p>456469,253999998</text:p>
          </table:table-cell>
          <table:table-cell office:value-type="float" office:value="6407.32199999997">
            <text:p>6407,322</text:p>
          </table:table-cell>
          <table:table-cell office:value-type="float" office:value="891.260999999998">
            <text:p>891,261</text:p>
          </table:table-cell>
          <table:table-cell office:value-type="float" office:value="131676.485999999">
            <text:p>131676,485999999</text:p>
          </table:table-cell>
          <table:table-cell office:value-type="float" office:value="4791.945">
            <text:p>4791,945</text:p>
          </table:table-cell>
          <table:table-cell office:value-type="float" office:value="6407.07899999997">
            <text:p>6407,079</text:p>
          </table:table-cell>
          <table:table-cell office:value-type="float" office:value="9660.40900000001">
            <text:p>9660,409</text:p>
          </table:table-cell>
          <table:table-cell office:value-type="float" office:value="5558.91700000003">
            <text:p>5558,917</text:p>
          </table:table-cell>
          <table:table-cell office:value-type="float" office:value="17722.359">
            <text:p>17722,359</text:p>
          </table:table-cell>
          <table:table-cell office:value-type="float" office:value="124868.85">
            <text:p>124868,85</text:p>
          </table:table-cell>
          <table:table-cell office:value-type="float" office:value="7975.98500000001">
            <text:p>7975,985</text:p>
          </table:table-cell>
          <table:table-cell office:value-type="float" office:value="3685.47799999994">
            <text:p>3685,478</text:p>
          </table:table-cell>
          <table:table-cell office:value-type="float" office:value="12990.1810000001">
            <text:p>12990,1810000001</text:p>
          </table:table-cell>
          <table:table-cell office:value-type="float" office:value="19913.1650000002">
            <text:p>19913,1650000002</text:p>
          </table:table-cell>
          <table:table-cell office:value-type="float" office:value="10924.641">
            <text:p>10924,641</text:p>
          </table:table-cell>
          <table:table-cell office:value-type="float" office:value="1399.647">
            <text:p>1399,647</text:p>
          </table:table-cell>
          <table:table-cell office:value-type="float" office:value="30617.228">
            <text:p>30617,228</text:p>
          </table:table-cell>
          <table:table-cell office:value-type="float" office:value="1472.497">
            <text:p>1472,497</text:p>
          </table:table-cell>
          <table:table-cell office:value-type="float" office:value="5971.81199999999">
            <text:p>5971,812</text:p>
          </table:table-cell>
          <table:table-cell office:value-type="float" office:value="53532.5380000002">
            <text:p>53532,5380000002</text:p>
          </table:table-cell>
        </table:table-row>
        <table:table-row table:style-name="ro1">
          <table:table-cell office:value-type="string">
            <text:p>Duinen Terschelling</text:p>
          </table:table-cell>
          <table:table-cell office:value-type="float" office:value="756617.601000003">
            <text:p>756617,601000003</text:p>
          </table:table-cell>
          <table:table-cell office:value-type="float" office:value="9706.21700000001">
            <text:p>9706,217</text:p>
          </table:table-cell>
          <table:table-cell office:value-type="float" office:value="2507.948">
            <text:p>2507,948</text:p>
          </table:table-cell>
          <table:table-cell office:value-type="float" office:value="181934.913999999">
            <text:p>181934,913999999</text:p>
          </table:table-cell>
          <table:table-cell office:value-type="float" office:value="4189.633">
            <text:p>4189,633</text:p>
          </table:table-cell>
          <table:table-cell office:value-type="float" office:value="7505.419">
            <text:p>7505,419</text:p>
          </table:table-cell>
          <table:table-cell office:value-type="float" office:value="13323.4830000001">
            <text:p>13323,4830000001</text:p>
          </table:table-cell>
          <table:table-cell office:value-type="float" office:value="6328.86699999998">
            <text:p>6328,867</text:p>
          </table:table-cell>
          <table:table-cell office:value-type="float" office:value="21930.985">
            <text:p>21930,985</text:p>
          </table:table-cell>
          <table:table-cell office:value-type="float" office:value="145216.13">
            <text:p>145216,13</text:p>
          </table:table-cell>
          <table:table-cell office:value-type="float" office:value="14858.213">
            <text:p>14858,213</text:p>
          </table:table-cell>
          <table:table-cell office:value-type="float" office:value="10287.7640000002">
            <text:p>10287,7640000002</text:p>
          </table:table-cell>
          <table:table-cell office:value-type="float" office:value="30751.6830000002">
            <text:p>30751,6830000002</text:p>
          </table:table-cell>
          <table:table-cell office:value-type="float" office:value="43701.0680000002">
            <text:p>43701,0680000002</text:p>
          </table:table-cell>
          <table:table-cell office:value-type="float" office:value="19723.076">
            <text:p>19723,076</text:p>
          </table:table-cell>
          <table:table-cell office:value-type="float" office:value="2995.11099999999">
            <text:p>2995,111</text:p>
          </table:table-cell>
          <table:table-cell office:value-type="float" office:value="112951.822">
            <text:p>112951,822</text:p>
          </table:table-cell>
          <table:table-cell office:value-type="float" office:value="6358.98199999999">
            <text:p>6358,982</text:p>
          </table:table-cell>
          <table:table-cell office:value-type="float" office:value="13373.974">
            <text:p>13373,974</text:p>
          </table:table-cell>
          <table:table-cell office:value-type="float" office:value="108970.449">
            <text:p>108970,449</text:p>
          </table:table-cell>
        </table:table-row>
        <table:table-row table:style-name="ro1">
          <table:table-cell office:value-type="string">
            <text:p>Duinen Vlieland</text:p>
          </table:table-cell>
          <table:table-cell office:value-type="float" office:value="189475.356">
            <text:p>189475,356</text:p>
          </table:table-cell>
          <table:table-cell office:value-type="float" office:value="1779.73699999997">
            <text:p>1779,737</text:p>
          </table:table-cell>
          <table:table-cell office:value-type="float" office:value="755.041">
            <text:p>755,041</text:p>
          </table:table-cell>
          <table:table-cell office:value-type="float" office:value="40746.8000000001">
            <text:p>40746,8000000001</text:p>
          </table:table-cell>
          <table:table-cell office:value-type="float" office:value="720.716">
            <text:p>720,716</text:p>
          </table:table-cell>
          <table:table-cell office:value-type="float" office:value="1815.20499999999">
            <text:p>1815,205</text:p>
          </table:table-cell>
          <table:table-cell office:value-type="float" office:value="3952.96199999995">
            <text:p>3952,962</text:p>
          </table:table-cell>
          <table:table-cell office:value-type="float" office:value="1239.53499999999">
            <text:p>1239,535</text:p>
          </table:table-cell>
          <table:table-cell office:value-type="float" office:value="5779.004">
            <text:p>5779,004</text:p>
          </table:table-cell>
          <table:table-cell office:value-type="float" office:value="32575.4670000001">
            <text:p>32575,4670000001</text:p>
          </table:table-cell>
          <table:table-cell office:value-type="float" office:value="4440.91999999999">
            <text:p>4440,92</text:p>
          </table:table-cell>
          <table:table-cell office:value-type="float" office:value="3154.36699999996">
            <text:p>3154,367</text:p>
          </table:table-cell>
          <table:table-cell office:value-type="float" office:value="9545.033">
            <text:p>9545,033</text:p>
          </table:table-cell>
          <table:table-cell office:value-type="float" office:value="12383.927">
            <text:p>12383,927</text:p>
          </table:table-cell>
          <table:table-cell office:value-type="float" office:value="5767.44">
            <text:p>5767,44</text:p>
          </table:table-cell>
          <table:table-cell office:value-type="float" office:value="894.259">
            <text:p>894,259</text:p>
          </table:table-cell>
          <table:table-cell office:value-type="float" office:value="37664.914">
            <text:p>37664,914</text:p>
          </table:table-cell>
          <table:table-cell office:value-type="float" office:value="1689.129">
            <text:p>1689,129</text:p>
          </table:table-cell>
          <table:table-cell office:value-type="float" office:value="3858.86499999999">
            <text:p>3858,865</text:p>
          </table:table-cell>
          <table:table-cell office:value-type="float" office:value="20710.675">
            <text:p>20710,675</text:p>
          </table:table-cell>
        </table:table-row>
        <table:table-row table:style-name="ro1">
          <table:table-cell office:value-type="string">
            <text:p>Dwingelderveld</text:p>
          </table:table-cell>
          <table:table-cell office:value-type="float" office:value="2569906.648">
            <text:p>2569906,648</text:p>
          </table:table-cell>
          <table:table-cell office:value-type="float" office:value="26154.4190000002">
            <text:p>26154,4190000002</text:p>
          </table:table-cell>
          <table:table-cell office:value-type="float" office:value="3691.065">
            <text:p>3691,065</text:p>
          </table:table-cell>
          <table:table-cell office:value-type="float" office:value="684348.586999998">
            <text:p>684348,586999998</text:p>
          </table:table-cell>
          <table:table-cell office:value-type="float" office:value="15029.798">
            <text:p>15029,798</text:p>
          </table:table-cell>
          <table:table-cell office:value-type="float" office:value="50710.3720000001">
            <text:p>50710,3720000001</text:p>
          </table:table-cell>
          <table:table-cell office:value-type="float" office:value="57363.7210000002">
            <text:p>57363,7210000002</text:p>
          </table:table-cell>
          <table:table-cell office:value-type="float" office:value="26309.743">
            <text:p>26309,743</text:p>
          </table:table-cell>
          <table:table-cell office:value-type="float" office:value="182127.429">
            <text:p>182127,429</text:p>
          </table:table-cell>
          <table:table-cell office:value-type="float" office:value="790068.206">
            <text:p>790068,206</text:p>
          </table:table-cell>
          <table:table-cell office:value-type="float" office:value="125772.367">
            <text:p>125772,367</text:p>
          </table:table-cell>
          <table:table-cell office:value-type="float" office:value="11478.2650000002">
            <text:p>11478,2650000002</text:p>
          </table:table-cell>
          <table:table-cell office:value-type="float" office:value="82380.1370000001">
            <text:p>82380,1370000001</text:p>
          </table:table-cell>
          <table:table-cell office:value-type="float" office:value="151536.002">
            <text:p>151536,002</text:p>
          </table:table-cell>
          <table:table-cell office:value-type="float" office:value="50917.671">
            <text:p>50917,671</text:p>
          </table:table-cell>
          <table:table-cell office:value-type="float" office:value="4494.39199999999">
            <text:p>4494,392</text:p>
          </table:table-cell>
          <table:table-cell office:value-type="float" office:value="64649.265">
            <text:p>64649,265</text:p>
          </table:table-cell>
          <table:table-cell office:value-type="float" office:value="2063.961">
            <text:p>2063,961</text:p>
          </table:table-cell>
          <table:table-cell office:value-type="float" office:value="27820.038">
            <text:p>27820,038</text:p>
          </table:table-cell>
          <table:table-cell office:value-type="float" office:value="212989.283">
            <text:p>212989,283</text:p>
          </table:table-cell>
        </table:table-row>
        <table:table-row table:style-name="ro1">
          <table:table-cell office:value-type="string">
            <text:p>Eilandspolder</text:p>
          </table:table-cell>
          <table:table-cell office:value-type="float" office:value="34.803">
            <text:p>34,803</text:p>
          </table:table-cell>
          <table:table-cell office:value-type="float" office:value="1.923">
            <text:p>1,923</text:p>
          </table:table-cell>
          <table:table-cell/>
          <table:table-cell office:value-type="float" office:value="17.469">
            <text:p>17,469</text:p>
          </table:table-cell>
          <table:table-cell/>
          <table:table-cell office:value-type="float" office:value="0.143">
            <text:p>0,143</text:p>
          </table:table-cell>
          <table:table-cell office:value-type="float" office:value="0.087">
            <text:p>0,087</text:p>
          </table:table-cell>
          <table:table-cell office:value-type="float" office:value="0.115">
            <text:p>0,115</text:p>
          </table:table-cell>
          <table:table-cell office:value-type="float" office:value="0.8">
            <text:p>0,8</text:p>
          </table:table-cell>
          <table:table-cell office:value-type="float" office:value="3.786">
            <text:p>3,786</text:p>
          </table:table-cell>
          <table:table-cell/>
          <table:table-cell office:value-type="float" office:value="0">
            <text:p>0</text:p>
          </table:table-cell>
          <table:table-cell office:value-type="float" office:value="3.705">
            <text:p>3,705</text:p>
          </table:table-cell>
          <table:table-cell office:value-type="float" office:value="0.084">
            <text:p>0,084</text:p>
          </table:table-cell>
          <table:table-cell office:value-type="float" office:value="0.217">
            <text:p>0,2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04">
            <text:p>0,004</text:p>
          </table:table-cell>
          <table:table-cell office:value-type="float" office:value="6.467">
            <text:p>6,467</text:p>
          </table:table-cell>
        </table:table-row>
        <table:table-row table:style-name="ro1">
          <table:table-cell office:value-type="string">
            <text:p>Elperstroomgebied</text:p>
          </table:table-cell>
          <table:table-cell office:value-type="float" office:value="4793.808">
            <text:p>4793,808</text:p>
          </table:table-cell>
          <table:table-cell office:value-type="float" office:value="37.189">
            <text:p>37,189</text:p>
          </table:table-cell>
          <table:table-cell office:value-type="float" office:value="0.017">
            <text:p>0,017</text:p>
          </table:table-cell>
          <table:table-cell office:value-type="float" office:value="991.062999999999">
            <text:p>991,063</text:p>
          </table:table-cell>
          <table:table-cell office:value-type="float" office:value="26.902">
            <text:p>26,902</text:p>
          </table:table-cell>
          <table:table-cell office:value-type="float" office:value="150.963">
            <text:p>150,963</text:p>
          </table:table-cell>
          <table:table-cell office:value-type="float" office:value="167.244">
            <text:p>167,244</text:p>
          </table:table-cell>
          <table:table-cell office:value-type="float" office:value="28.044">
            <text:p>28,044</text:p>
          </table:table-cell>
          <table:table-cell office:value-type="float" office:value="566.21">
            <text:p>566,21</text:p>
          </table:table-cell>
          <table:table-cell office:value-type="float" office:value="1377.874">
            <text:p>1377,874</text:p>
          </table:table-cell>
          <table:table-cell office:value-type="float" office:value="265.04">
            <text:p>265,04</text:p>
          </table:table-cell>
          <table:table-cell office:value-type="float" office:value="35.895">
            <text:p>35,895</text:p>
          </table:table-cell>
          <table:table-cell office:value-type="float" office:value="185.813">
            <text:p>185,813</text:p>
          </table:table-cell>
          <table:table-cell office:value-type="float" office:value="82.625">
            <text:p>82,625</text:p>
          </table:table-cell>
          <table:table-cell office:value-type="float" office:value="34.923">
            <text:p>34,923</text:p>
          </table:table-cell>
          <table:table-cell office:value-type="float" office:value="0.136">
            <text:p>0,136</text:p>
          </table:table-cell>
          <table:table-cell office:value-type="float" office:value="11.573">
            <text:p>11,573</text:p>
          </table:table-cell>
          <table:table-cell office:value-type="float" office:value="0.008">
            <text:p>0,008</text:p>
          </table:table-cell>
          <table:table-cell office:value-type="float" office:value="1.467">
            <text:p>1,467</text:p>
          </table:table-cell>
          <table:table-cell office:value-type="float" office:value="830.793">
            <text:p>830,793</text:p>
          </table:table-cell>
        </table:table-row>
        <table:table-row table:style-name="ro1">
          <table:table-cell office:value-type="string">
            <text:p>Engbertsdijksvenen</text:p>
          </table:table-cell>
          <table:table-cell office:value-type="float" office:value="546114.878">
            <text:p>546114,878</text:p>
          </table:table-cell>
          <table:table-cell office:value-type="float" office:value="4373.15699999997">
            <text:p>4373,157</text:p>
          </table:table-cell>
          <table:table-cell office:value-type="float" office:value="714.027999999999">
            <text:p>714,028</text:p>
          </table:table-cell>
          <table:table-cell office:value-type="float" office:value="130998.755">
            <text:p>130998,755</text:p>
          </table:table-cell>
          <table:table-cell office:value-type="float" office:value="4335.617">
            <text:p>4335,617</text:p>
          </table:table-cell>
          <table:table-cell office:value-type="float" office:value="11925.38">
            <text:p>11925,38</text:p>
          </table:table-cell>
          <table:table-cell office:value-type="float" office:value="10152.406">
            <text:p>10152,406</text:p>
          </table:table-cell>
          <table:table-cell office:value-type="float" office:value="6371.224">
            <text:p>6371,224</text:p>
          </table:table-cell>
          <table:table-cell office:value-type="float" office:value="53900.399">
            <text:p>53900,399</text:p>
          </table:table-cell>
          <table:table-cell office:value-type="float" office:value="158893.791">
            <text:p>158893,791</text:p>
          </table:table-cell>
          <table:table-cell office:value-type="float" office:value="53546.7240000001">
            <text:p>53546,7240000001</text:p>
          </table:table-cell>
          <table:table-cell office:value-type="float" office:value="2292.03799999996">
            <text:p>2292,038</text:p>
          </table:table-cell>
          <table:table-cell office:value-type="float" office:value="12342.567">
            <text:p>12342,567</text:p>
          </table:table-cell>
          <table:table-cell office:value-type="float" office:value="28438.0280000003">
            <text:p>28438,0280000003</text:p>
          </table:table-cell>
          <table:table-cell office:value-type="float" office:value="9844.19600000002">
            <text:p>9844,196</text:p>
          </table:table-cell>
          <table:table-cell office:value-type="float" office:value="1060.37">
            <text:p>1060,37</text:p>
          </table:table-cell>
          <table:table-cell office:value-type="float" office:value="10855.228">
            <text:p>10855,228</text:p>
          </table:table-cell>
          <table:table-cell office:value-type="float" office:value="240.064">
            <text:p>240,064</text:p>
          </table:table-cell>
          <table:table-cell office:value-type="float" office:value="5924.25299999999">
            <text:p>5924,253</text:p>
          </table:table-cell>
          <table:table-cell office:value-type="float" office:value="39905.1360000002">
            <text:p>39905,1360000002</text:p>
          </table:table-cell>
        </table:table-row>
        <table:table-row table:style-name="ro1">
          <table:table-cell office:value-type="string">
            <text:p>Fochteloërveen</text:p>
          </table:table-cell>
          <table:table-cell office:value-type="float" office:value="1050552.863">
            <text:p>1050552,863</text:p>
          </table:table-cell>
          <table:table-cell office:value-type="float" office:value="11562.272">
            <text:p>11562,272</text:p>
          </table:table-cell>
          <table:table-cell office:value-type="float" office:value="1608.351">
            <text:p>1608,351</text:p>
          </table:table-cell>
          <table:table-cell office:value-type="float" office:value="314765.117">
            <text:p>314765,117</text:p>
          </table:table-cell>
          <table:table-cell office:value-type="float" office:value="5960.039">
            <text:p>5960,039</text:p>
          </table:table-cell>
          <table:table-cell office:value-type="float" office:value="17890.8610000001">
            <text:p>17890,8610000001</text:p>
          </table:table-cell>
          <table:table-cell office:value-type="float" office:value="24606.1220000002">
            <text:p>24606,1220000002</text:p>
          </table:table-cell>
          <table:table-cell office:value-type="float" office:value="9767.758">
            <text:p>9767,758</text:p>
          </table:table-cell>
          <table:table-cell office:value-type="float" office:value="82337.068">
            <text:p>82337,068</text:p>
          </table:table-cell>
          <table:table-cell office:value-type="float" office:value="307220.851">
            <text:p>307220,851</text:p>
          </table:table-cell>
          <table:table-cell office:value-type="float" office:value="36338.1140000001">
            <text:p>36338,1140000001</text:p>
          </table:table-cell>
          <table:table-cell office:value-type="float" office:value="5688.12699999993">
            <text:p>5688,1269999999</text:p>
          </table:table-cell>
          <table:table-cell office:value-type="float" office:value="26911.7340000002">
            <text:p>26911,7340000002</text:p>
          </table:table-cell>
          <table:table-cell office:value-type="float" office:value="52970.6620000003">
            <text:p>52970,6620000003</text:p>
          </table:table-cell>
          <table:table-cell office:value-type="float" office:value="22071.917">
            <text:p>22071,917</text:p>
          </table:table-cell>
          <table:table-cell office:value-type="float" office:value="2315.12299999999">
            <text:p>2315,123</text:p>
          </table:table-cell>
          <table:table-cell office:value-type="float" office:value="34129.037">
            <text:p>34129,037</text:p>
          </table:table-cell>
          <table:table-cell office:value-type="float" office:value="1074.379">
            <text:p>1074,379</text:p>
          </table:table-cell>
          <table:table-cell office:value-type="float" office:value="12271.111">
            <text:p>12271,111</text:p>
          </table:table-cell>
          <table:table-cell office:value-type="float" office:value="81062.5759999999">
            <text:p>81062,5759999999</text:p>
          </table:table-cell>
        </table:table-row>
        <table:table-row table:style-name="ro1">
          <table:table-cell office:value-type="string">
            <text:p>Geleenbeekdal</text:p>
          </table:table-cell>
          <table:table-cell office:value-type="float" office:value="83713.8780000001">
            <text:p>83713,8780000001</text:p>
          </table:table-cell>
          <table:table-cell office:value-type="float" office:value="770.829999999998">
            <text:p>770,83</text:p>
          </table:table-cell>
          <table:table-cell office:value-type="float" office:value="41.173">
            <text:p>41,173</text:p>
          </table:table-cell>
          <table:table-cell office:value-type="float" office:value="24806.054">
            <text:p>24806,054</text:p>
          </table:table-cell>
          <table:table-cell office:value-type="float" office:value="251.423">
            <text:p>251,423</text:p>
          </table:table-cell>
          <table:table-cell office:value-type="float" office:value="993.552999999999">
            <text:p>993,553</text:p>
          </table:table-cell>
          <table:table-cell office:value-type="float" office:value="3836.931">
            <text:p>3836,931</text:p>
          </table:table-cell>
          <table:table-cell office:value-type="float" office:value="602.210000000001">
            <text:p>602,21</text:p>
          </table:table-cell>
          <table:table-cell office:value-type="float" office:value="3446.763">
            <text:p>3446,763</text:p>
          </table:table-cell>
          <table:table-cell office:value-type="float" office:value="8672.336">
            <text:p>8672,336</text:p>
          </table:table-cell>
          <table:table-cell office:value-type="float" office:value="3809.653">
            <text:p>3809,653</text:p>
          </table:table-cell>
          <table:table-cell office:value-type="float" office:value="298.16">
            <text:p>298,16</text:p>
          </table:table-cell>
          <table:table-cell office:value-type="float" office:value="4549.374">
            <text:p>4549,374</text:p>
          </table:table-cell>
          <table:table-cell office:value-type="float" office:value="11736.553">
            <text:p>11736,553</text:p>
          </table:table-cell>
          <table:table-cell office:value-type="float" office:value="1402.985">
            <text:p>1402,985</text:p>
          </table:table-cell>
          <table:table-cell office:value-type="float" office:value="159.319">
            <text:p>159,319</text:p>
          </table:table-cell>
          <table:table-cell office:value-type="float" office:value="1335.748">
            <text:p>1335,748</text:p>
          </table:table-cell>
          <table:table-cell office:value-type="float" office:value="17.4">
            <text:p>17,4</text:p>
          </table:table-cell>
          <table:table-cell office:value-type="float" office:value="630.282">
            <text:p>630,282</text:p>
          </table:table-cell>
          <table:table-cell office:value-type="float" office:value="16352.825">
            <text:p>16352,825</text:p>
          </table:table-cell>
        </table:table-row>
        <table:table-row table:style-name="ro1">
          <table:table-cell office:value-type="string">
            <text:p>Geuldal</text:p>
          </table:table-cell>
          <table:table-cell office:value-type="float" office:value="705904.821000001">
            <text:p>705904,821000001</text:p>
          </table:table-cell>
          <table:table-cell office:value-type="float" office:value="8458.11800000002">
            <text:p>8458,118</text:p>
          </table:table-cell>
          <table:table-cell office:value-type="float" office:value="1171.037">
            <text:p>1171,037</text:p>
          </table:table-cell>
          <table:table-cell office:value-type="float" office:value="233986.452">
            <text:p>233986,452</text:p>
          </table:table-cell>
          <table:table-cell office:value-type="float" office:value="2177.32">
            <text:p>2177,32</text:p>
          </table:table-cell>
          <table:table-cell office:value-type="float" office:value="10036.166">
            <text:p>10036,166</text:p>
          </table:table-cell>
          <table:table-cell office:value-type="float" office:value="26249.4210000003">
            <text:p>26249,4210000003</text:p>
          </table:table-cell>
          <table:table-cell office:value-type="float" office:value="6360.60999999997">
            <text:p>6360,61</text:p>
          </table:table-cell>
          <table:table-cell office:value-type="float" office:value="28360.941">
            <text:p>28360,941</text:p>
          </table:table-cell>
          <table:table-cell office:value-type="float" office:value="119323.859">
            <text:p>119323,859</text:p>
          </table:table-cell>
          <table:table-cell office:value-type="float" office:value="26812.7000000001">
            <text:p>26812,7000000001</text:p>
          </table:table-cell>
          <table:table-cell office:value-type="float" office:value="2901.27499999996">
            <text:p>2901,275</text:p>
          </table:table-cell>
          <table:table-cell office:value-type="float" office:value="29853.4300000002">
            <text:p>29853,4300000002</text:p>
          </table:table-cell>
          <table:table-cell office:value-type="float" office:value="42678.9810000003">
            <text:p>42678,9810000003</text:p>
          </table:table-cell>
          <table:table-cell office:value-type="float" office:value="12879.676">
            <text:p>12879,676</text:p>
          </table:table-cell>
          <table:table-cell office:value-type="float" office:value="1451.558">
            <text:p>1451,558</text:p>
          </table:table-cell>
          <table:table-cell office:value-type="float" office:value="15451.301">
            <text:p>15451,301</text:p>
          </table:table-cell>
          <table:table-cell office:value-type="float" office:value="279.018">
            <text:p>279,018</text:p>
          </table:table-cell>
          <table:table-cell office:value-type="float" office:value="7473.977">
            <text:p>7473,977</text:p>
          </table:table-cell>
          <table:table-cell office:value-type="float" office:value="129997.835">
            <text:p>129997,835</text:p>
          </table:table-cell>
        </table:table-row>
        <table:table-row table:style-name="ro1">
          <table:table-cell office:value-type="string">
            <text:p>Grensmaas</text:p>
          </table:table-cell>
          <table:table-cell office:value-type="float" office:value="1192.839">
            <text:p>1192,839</text:p>
          </table:table-cell>
          <table:table-cell office:value-type="float" office:value="58.485">
            <text:p>58,485</text:p>
          </table:table-cell>
          <table:table-cell office:value-type="float" office:value="0.198">
            <text:p>0,198</text:p>
          </table:table-cell>
          <table:table-cell office:value-type="float" office:value="332.579">
            <text:p>332,579</text:p>
          </table:table-cell>
          <table:table-cell office:value-type="float" office:value="9.855">
            <text:p>9,855</text:p>
          </table:table-cell>
          <table:table-cell office:value-type="float" office:value="32.826">
            <text:p>32,826</text:p>
          </table:table-cell>
          <table:table-cell office:value-type="float" office:value="17.371">
            <text:p>17,371</text:p>
          </table:table-cell>
          <table:table-cell office:value-type="float" office:value="7.646">
            <text:p>7,646</text:p>
          </table:table-cell>
          <table:table-cell office:value-type="float" office:value="135.288">
            <text:p>135,288</text:p>
          </table:table-cell>
          <table:table-cell office:value-type="float" office:value="78.388">
            <text:p>78,388</text:p>
          </table:table-cell>
          <table:table-cell office:value-type="float" office:value="144.492">
            <text:p>144,492</text:p>
          </table:table-cell>
          <table:table-cell office:value-type="float" office:value="8.166">
            <text:p>8,166</text:p>
          </table:table-cell>
          <table:table-cell office:value-type="float" office:value="85.549">
            <text:p>85,549</text:p>
          </table:table-cell>
          <table:table-cell office:value-type="float" office:value="73.2780000000001">
            <text:p>73,278</text:p>
          </table:table-cell>
          <table:table-cell office:value-type="float" office:value="7.607">
            <text:p>7,607</text:p>
          </table:table-cell>
          <table:table-cell office:value-type="float" office:value="0.02">
            <text:p>0,0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2.64">
            <text:p>12,64</text:p>
          </table:table-cell>
          <table:table-cell office:value-type="float" office:value="188.31">
            <text:p>188,31</text:p>
          </table:table-cell>
        </table:table-row>
        <table:table-row table:style-name="ro1">
          <table:table-cell office:value-type="string">
            <text:p>Grevelingen</text:p>
          </table:table-cell>
          <table:table-cell office:value-type="float" office:value="434203.25">
            <text:p>434203,25</text:p>
          </table:table-cell>
          <table:table-cell office:value-type="float" office:value="1875.14599999997">
            <text:p>1875,146</text:p>
          </table:table-cell>
          <table:table-cell office:value-type="float" office:value="2005.226">
            <text:p>2005,226</text:p>
          </table:table-cell>
          <table:table-cell office:value-type="float" office:value="108541.401">
            <text:p>108541,401</text:p>
          </table:table-cell>
          <table:table-cell office:value-type="float" office:value="1039.98">
            <text:p>1039,98</text:p>
          </table:table-cell>
          <table:table-cell office:value-type="float" office:value="2916.24499999999">
            <text:p>2916,245</text:p>
          </table:table-cell>
          <table:table-cell office:value-type="float" office:value="20350.1970000002">
            <text:p>20350,1970000002</text:p>
          </table:table-cell>
          <table:table-cell office:value-type="float" office:value="2128.76599999998">
            <text:p>2128,766</text:p>
          </table:table-cell>
          <table:table-cell office:value-type="float" office:value="8228.355">
            <text:p>8228,355</text:p>
          </table:table-cell>
          <table:table-cell office:value-type="float" office:value="36666.299">
            <text:p>36666,299</text:p>
          </table:table-cell>
          <table:table-cell office:value-type="float" office:value="14380.225">
            <text:p>14380,225</text:p>
          </table:table-cell>
          <table:table-cell office:value-type="float" office:value="4350.27900000003">
            <text:p>4350,279</text:p>
          </table:table-cell>
          <table:table-cell office:value-type="float" office:value="20150.4190000002">
            <text:p>20150,4190000002</text:p>
          </table:table-cell>
          <table:table-cell office:value-type="float" office:value="28370.0760000003">
            <text:p>28370,0760000003</text:p>
          </table:table-cell>
          <table:table-cell office:value-type="float" office:value="11790.223">
            <text:p>11790,223</text:p>
          </table:table-cell>
          <table:table-cell office:value-type="float" office:value="1153.794">
            <text:p>1153,794</text:p>
          </table:table-cell>
          <table:table-cell office:value-type="float" office:value="45244.462">
            <text:p>45244,462</text:p>
          </table:table-cell>
          <table:table-cell office:value-type="float" office:value="1108.897">
            <text:p>1108,897</text:p>
          </table:table-cell>
          <table:table-cell office:value-type="float" office:value="13335.858">
            <text:p>13335,858</text:p>
          </table:table-cell>
          <table:table-cell office:value-type="float" office:value="110566.425">
            <text:p>110566,425</text:p>
          </table:table-cell>
        </table:table-row>
        <table:table-row table:style-name="ro1">
          <table:table-cell office:value-type="string">
            <text:p>Groote Gat</text:p>
          </table:table-cell>
          <table:table-cell office:value-type="float" office:value="397.533">
            <text:p>397,533</text:p>
          </table:table-cell>
          <table:table-cell office:value-type="float" office:value="4.074">
            <text:p>4,074</text:p>
          </table:table-cell>
          <table:table-cell office:value-type="float" office:value="0.001">
            <text:p>0,001</text:p>
          </table:table-cell>
          <table:table-cell office:value-type="float" office:value="185.795">
            <text:p>185,795</text:p>
          </table:table-cell>
          <table:table-cell office:value-type="float" office:value="1.078">
            <text:p>1,078</text:p>
          </table:table-cell>
          <table:table-cell office:value-type="float" office:value="1.684">
            <text:p>1,684</text:p>
          </table:table-cell>
          <table:table-cell office:value-type="float" office:value="36.374">
            <text:p>36,374</text:p>
          </table:table-cell>
          <table:table-cell office:value-type="float" office:value="1.124">
            <text:p>1,124</text:p>
          </table:table-cell>
          <table:table-cell office:value-type="float" office:value="8.796">
            <text:p>8,796</text:p>
          </table:table-cell>
          <table:table-cell office:value-type="float" office:value="18.316">
            <text:p>18,316</text:p>
          </table:table-cell>
          <table:table-cell office:value-type="float" office:value="18.801">
            <text:p>18,801</text:p>
          </table:table-cell>
          <table:table-cell office:value-type="float" office:value="0.002">
            <text:p>0,002</text:p>
          </table:table-cell>
          <table:table-cell office:value-type="float" office:value="6.372">
            <text:p>6,372</text:p>
          </table:table-cell>
          <table:table-cell office:value-type="float" office:value="4.514">
            <text:p>4,514</text:p>
          </table:table-cell>
          <table:table-cell office:value-type="float" office:value="3.465">
            <text:p>3,465</text:p>
          </table:table-cell>
          <table:table-cell office:value-type="float" office:value="0">
            <text:p>0</text:p>
          </table:table-cell>
          <table:table-cell office:value-type="float" office:value="0.113">
            <text:p>0,113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Groote Peel</text:p>
          </table:table-cell>
          <table:table-cell office:value-type="float" office:value="926303.996999999">
            <text:p>926303,996999999</text:p>
          </table:table-cell>
          <table:table-cell office:value-type="float" office:value="3887.22599999996">
            <text:p>3887,226</text:p>
          </table:table-cell>
          <table:table-cell office:value-type="float" office:value="1993.47899999999">
            <text:p>1993,479</text:p>
          </table:table-cell>
          <table:table-cell office:value-type="float" office:value="116041.044">
            <text:p>116041,044</text:p>
          </table:table-cell>
          <table:table-cell office:value-type="float" office:value="19668.987">
            <text:p>19668,987</text:p>
          </table:table-cell>
          <table:table-cell office:value-type="float" office:value="44875.3630000003">
            <text:p>44875,3630000003</text:p>
          </table:table-cell>
          <table:table-cell office:value-type="float" office:value="22966.9370000002">
            <text:p>22966,9370000002</text:p>
          </table:table-cell>
          <table:table-cell office:value-type="float" office:value="9323.48600000001">
            <text:p>9323,486</text:p>
          </table:table-cell>
          <table:table-cell office:value-type="float" office:value="220114.552">
            <text:p>220114,552</text:p>
          </table:table-cell>
          <table:table-cell office:value-type="float" office:value="149067.456">
            <text:p>149067,456</text:p>
          </table:table-cell>
          <table:table-cell office:value-type="float" office:value="194431.507">
            <text:p>194431,507</text:p>
          </table:table-cell>
          <table:table-cell office:value-type="float" office:value="2808.29199999995">
            <text:p>2808,292</text:p>
          </table:table-cell>
          <table:table-cell office:value-type="float" office:value="20580.3360000001">
            <text:p>20580,3360000001</text:p>
          </table:table-cell>
          <table:table-cell office:value-type="float" office:value="42493.7780000004">
            <text:p>42493,7780000004</text:p>
          </table:table-cell>
          <table:table-cell office:value-type="float" office:value="12204.791">
            <text:p>12204,791</text:p>
          </table:table-cell>
          <table:table-cell office:value-type="float" office:value="1145.692">
            <text:p>1145,692</text:p>
          </table:table-cell>
          <table:table-cell office:value-type="float" office:value="13518.527">
            <text:p>13518,527</text:p>
          </table:table-cell>
          <table:table-cell office:value-type="float" office:value="251.506">
            <text:p>251,506</text:p>
          </table:table-cell>
          <table:table-cell office:value-type="float" office:value="8591.371">
            <text:p>8591,371</text:p>
          </table:table-cell>
          <table:table-cell office:value-type="float" office:value="42338.2580000002">
            <text:p>42338,2580000002</text:p>
          </table:table-cell>
        </table:table-row>
        <table:table-row table:style-name="ro1">
          <table:table-cell office:value-type="string">
            <text:p>Groote Wielen</text:p>
          </table:table-cell>
          <table:table-cell office:value-type="float" office:value="50709.5">
            <text:p>50709,5</text:p>
          </table:table-cell>
          <table:table-cell office:value-type="float" office:value="853.526999999999">
            <text:p>853,527</text:p>
          </table:table-cell>
          <table:table-cell office:value-type="float" office:value="21.153">
            <text:p>21,153</text:p>
          </table:table-cell>
          <table:table-cell office:value-type="float" office:value="16846.311">
            <text:p>16846,311</text:p>
          </table:table-cell>
          <table:table-cell office:value-type="float" office:value="246.419">
            <text:p>246,419</text:p>
          </table:table-cell>
          <table:table-cell office:value-type="float" office:value="553.965">
            <text:p>553,965</text:p>
          </table:table-cell>
          <table:table-cell office:value-type="float" office:value="449.488">
            <text:p>449,488</text:p>
          </table:table-cell>
          <table:table-cell office:value-type="float" office:value="264.807">
            <text:p>264,807</text:p>
          </table:table-cell>
          <table:table-cell office:value-type="float" office:value="1383.843">
            <text:p>1383,843</text:p>
          </table:table-cell>
          <table:table-cell office:value-type="float" office:value="14360.634">
            <text:p>14360,634</text:p>
          </table:table-cell>
          <table:table-cell office:value-type="float" office:value="360.326">
            <text:p>360,326</text:p>
          </table:table-cell>
          <table:table-cell office:value-type="float" office:value="281.623">
            <text:p>281,623</text:p>
          </table:table-cell>
          <table:table-cell office:value-type="float" office:value="1375.368">
            <text:p>1375,368</text:p>
          </table:table-cell>
          <table:table-cell office:value-type="float" office:value="1741.21399999999">
            <text:p>1741,214</text:p>
          </table:table-cell>
          <table:table-cell office:value-type="float" office:value="896.691999999999">
            <text:p>896,692</text:p>
          </table:table-cell>
          <table:table-cell office:value-type="float" office:value="141.16">
            <text:p>141,16</text:p>
          </table:table-cell>
          <table:table-cell office:value-type="float" office:value="2020.302">
            <text:p>2020,302</text:p>
          </table:table-cell>
          <table:table-cell office:value-type="float" office:value="59.248">
            <text:p>59,248</text:p>
          </table:table-cell>
          <table:table-cell office:value-type="float" office:value="292.646">
            <text:p>292,646</text:p>
          </table:table-cell>
          <table:table-cell office:value-type="float" office:value="8560.44299999999">
            <text:p>8560,443</text:p>
          </table:table-cell>
        </table:table-row>
        <table:table-row table:style-name="ro1">
          <table:table-cell office:value-type="string">
            <text:p>Holtingerveld</text:p>
          </table:table-cell>
          <table:table-cell office:value-type="float" office:value="334277.956">
            <text:p>334277,956</text:p>
          </table:table-cell>
          <table:table-cell office:value-type="float" office:value="4258.89699999995">
            <text:p>4258,897</text:p>
          </table:table-cell>
          <table:table-cell office:value-type="float" office:value="517.581">
            <text:p>517,581</text:p>
          </table:table-cell>
          <table:table-cell office:value-type="float" office:value="98034.0159999999">
            <text:p>98034,0159999999</text:p>
          </table:table-cell>
          <table:table-cell office:value-type="float" office:value="1817.246">
            <text:p>1817,246</text:p>
          </table:table-cell>
          <table:table-cell office:value-type="float" office:value="5751.06699999997">
            <text:p>5751,067</text:p>
          </table:table-cell>
          <table:table-cell office:value-type="float" office:value="7473.904">
            <text:p>7473,904</text:p>
          </table:table-cell>
          <table:table-cell office:value-type="float" office:value="3309.05899999998">
            <text:p>3309,059</text:p>
          </table:table-cell>
          <table:table-cell office:value-type="float" office:value="18186.833">
            <text:p>18186,833</text:p>
          </table:table-cell>
          <table:table-cell office:value-type="float" office:value="103780.229">
            <text:p>103780,229</text:p>
          </table:table-cell>
          <table:table-cell office:value-type="float" office:value="12710.369">
            <text:p>12710,369</text:p>
          </table:table-cell>
          <table:table-cell office:value-type="float" office:value="1689.28899999998">
            <text:p>1689,289</text:p>
          </table:table-cell>
          <table:table-cell office:value-type="float" office:value="8547.49000000001">
            <text:p>8547,49</text:p>
          </table:table-cell>
          <table:table-cell office:value-type="float" office:value="17736.0330000001">
            <text:p>17736,0330000001</text:p>
          </table:table-cell>
          <table:table-cell office:value-type="float" office:value="7131.84900000001">
            <text:p>7131,849</text:p>
          </table:table-cell>
          <table:table-cell office:value-type="float" office:value="640.379000000001">
            <text:p>640,379</text:p>
          </table:table-cell>
          <table:table-cell office:value-type="float" office:value="9396.155">
            <text:p>9396,155</text:p>
          </table:table-cell>
          <table:table-cell office:value-type="float" office:value="230.809">
            <text:p>230,809</text:p>
          </table:table-cell>
          <table:table-cell office:value-type="float" office:value="4096.32299999999">
            <text:p>4096,323</text:p>
          </table:table-cell>
          <table:table-cell office:value-type="float" office:value="28969.0420000001">
            <text:p>28969,0420000001</text:p>
          </table:table-cell>
        </table:table-row>
        <table:table-row table:style-name="ro1">
          <table:table-cell office:value-type="string">
            <text:p>IJsselmeer</text:p>
          </table:table-cell>
          <table:table-cell office:value-type="float" office:value="446.301">
            <text:p>446,301</text:p>
          </table:table-cell>
          <table:table-cell office:value-type="float" office:value="12.001">
            <text:p>12,001</text:p>
          </table:table-cell>
          <table:table-cell office:value-type="float" office:value="0.003">
            <text:p>0,003</text:p>
          </table:table-cell>
          <table:table-cell office:value-type="float" office:value="130.752">
            <text:p>130,752</text:p>
          </table:table-cell>
          <table:table-cell office:value-type="float" office:value="3.225">
            <text:p>3,225</text:p>
          </table:table-cell>
          <table:table-cell office:value-type="float" office:value="8.035">
            <text:p>8,035</text:p>
          </table:table-cell>
          <table:table-cell office:value-type="float" office:value="1.478">
            <text:p>1,478</text:p>
          </table:table-cell>
          <table:table-cell office:value-type="float" office:value="3.737">
            <text:p>3,737</text:p>
          </table:table-cell>
          <table:table-cell office:value-type="float" office:value="20.177">
            <text:p>20,177</text:p>
          </table:table-cell>
          <table:table-cell office:value-type="float" office:value="186.827">
            <text:p>186,827</text:p>
          </table:table-cell>
          <table:table-cell office:value-type="float" office:value="0.608">
            <text:p>0,608</text:p>
          </table:table-cell>
          <table:table-cell office:value-type="float" office:value="1.931">
            <text:p>1,931</text:p>
          </table:table-cell>
          <table:table-cell office:value-type="float" office:value="34.982">
            <text:p>34,982</text:p>
          </table:table-cell>
          <table:table-cell office:value-type="float" office:value="7.937">
            <text:p>7,937</text:p>
          </table:table-cell>
          <table:table-cell office:value-type="float" office:value="2.756">
            <text:p>2,756</text:p>
          </table:table-cell>
          <table:table-cell office:value-type="float" office:value="0.221">
            <text:p>0,221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3">
            <text:p>0,473</text:p>
          </table:table-cell>
          <table:table-cell office:value-type="float" office:value="29.824">
            <text:p>29,824</text:p>
          </table:table-cell>
        </table:table-row>
        <table:table-row table:style-name="ro1">
          <table:table-cell office:value-type="string">
            <text:p>Ilperveld, Varkensland, Oostzanerveld &amp; Twiske</text:p>
          </table:table-cell>
          <table:table-cell office:value-type="float" office:value="41423.315">
            <text:p>41423,315</text:p>
          </table:table-cell>
          <table:table-cell office:value-type="float" office:value="916.213999999999">
            <text:p>916,214</text:p>
          </table:table-cell>
          <table:table-cell office:value-type="float" office:value="84.3090000000001">
            <text:p>84,309</text:p>
          </table:table-cell>
          <table:table-cell office:value-type="float" office:value="10404.089">
            <text:p>10404,089</text:p>
          </table:table-cell>
          <table:table-cell office:value-type="float" office:value="60.035">
            <text:p>60,035</text:p>
          </table:table-cell>
          <table:table-cell office:value-type="float" office:value="300.704000000001">
            <text:p>300,704</text:p>
          </table:table-cell>
          <table:table-cell office:value-type="float" office:value="269.913000000001">
            <text:p>269,913</text:p>
          </table:table-cell>
          <table:table-cell office:value-type="float" office:value="317.225">
            <text:p>317,225</text:p>
          </table:table-cell>
          <table:table-cell office:value-type="float" office:value="500.591">
            <text:p>500,591</text:p>
          </table:table-cell>
          <table:table-cell office:value-type="float" office:value="5259.497">
            <text:p>5259,497</text:p>
          </table:table-cell>
          <table:table-cell office:value-type="float" office:value="398.264">
            <text:p>398,264</text:p>
          </table:table-cell>
          <table:table-cell office:value-type="float" office:value="394.948000000001">
            <text:p>394,948</text:p>
          </table:table-cell>
          <table:table-cell office:value-type="float" office:value="3953.275">
            <text:p>3953,275</text:p>
          </table:table-cell>
          <table:table-cell office:value-type="float" office:value="5176.84099999999">
            <text:p>5176,841</text:p>
          </table:table-cell>
          <table:table-cell office:value-type="float" office:value="1120.352">
            <text:p>1120,352</text:p>
          </table:table-cell>
          <table:table-cell office:value-type="float" office:value="427.613">
            <text:p>427,613</text:p>
          </table:table-cell>
          <table:table-cell office:value-type="float" office:value="2718.042">
            <text:p>2718,042</text:p>
          </table:table-cell>
          <table:table-cell office:value-type="float" office:value="62.721">
            <text:p>62,721</text:p>
          </table:table-cell>
          <table:table-cell office:value-type="float" office:value="806.878">
            <text:p>806,878</text:p>
          </table:table-cell>
          <table:table-cell office:value-type="float" office:value="8251.348">
            <text:p>8251,348</text:p>
          </table:table-cell>
        </table:table-row>
        <table:table-row table:style-name="ro1">
          <table:table-cell office:value-type="string">
            <text:p>Kampina &amp; Oisterwijkse Vennen</text:p>
          </table:table-cell>
          <table:table-cell office:value-type="float" office:value="588435.257">
            <text:p>588435,257</text:p>
          </table:table-cell>
          <table:table-cell office:value-type="float" office:value="3337.11299999996">
            <text:p>3337,113</text:p>
          </table:table-cell>
          <table:table-cell office:value-type="float" office:value="1245.561">
            <text:p>1245,561</text:p>
          </table:table-cell>
          <table:table-cell office:value-type="float" office:value="105742.088">
            <text:p>105742,088</text:p>
          </table:table-cell>
          <table:table-cell office:value-type="float" office:value="9789.798">
            <text:p>9789,798</text:p>
          </table:table-cell>
          <table:table-cell office:value-type="float" office:value="17019.6220000001">
            <text:p>17019,6220000001</text:p>
          </table:table-cell>
          <table:table-cell office:value-type="float" office:value="9872.04600000002">
            <text:p>9872,046</text:p>
          </table:table-cell>
          <table:table-cell office:value-type="float" office:value="9796.519">
            <text:p>9796,519</text:p>
          </table:table-cell>
          <table:table-cell office:value-type="float" office:value="66825.917">
            <text:p>66825,917</text:p>
          </table:table-cell>
          <table:table-cell office:value-type="float" office:value="109009.241">
            <text:p>109009,241</text:p>
          </table:table-cell>
          <table:table-cell office:value-type="float" office:value="94483.3140000002">
            <text:p>94483,3140000002</text:p>
          </table:table-cell>
          <table:table-cell office:value-type="float" office:value="2610.11299999997">
            <text:p>2610,113</text:p>
          </table:table-cell>
          <table:table-cell office:value-type="float" office:value="17442.8680000001">
            <text:p>17442,8680000001</text:p>
          </table:table-cell>
          <table:table-cell office:value-type="float" office:value="40162.0290000004">
            <text:p>40162,0290000004</text:p>
          </table:table-cell>
          <table:table-cell office:value-type="float" office:value="11380.225">
            <text:p>11380,225</text:p>
          </table:table-cell>
          <table:table-cell office:value-type="float" office:value="1028.085">
            <text:p>1028,085</text:p>
          </table:table-cell>
          <table:table-cell office:value-type="float" office:value="14252.627">
            <text:p>14252,627</text:p>
          </table:table-cell>
          <table:table-cell office:value-type="float" office:value="268.214">
            <text:p>268,214</text:p>
          </table:table-cell>
          <table:table-cell office:value-type="float" office:value="9862.054">
            <text:p>9862,054</text:p>
          </table:table-cell>
          <table:table-cell office:value-type="float" office:value="64306.768">
            <text:p>64306,768</text:p>
          </table:table-cell>
        </table:table-row>
        <table:table-row table:style-name="ro1">
          <table:table-cell office:value-type="string">
            <text:p>Kempenland-West</text:p>
          </table:table-cell>
          <table:table-cell office:value-type="float" office:value="375632.787">
            <text:p>375632,787</text:p>
          </table:table-cell>
          <table:table-cell office:value-type="float" office:value="2027.22099999998">
            <text:p>2027,221</text:p>
          </table:table-cell>
          <table:table-cell office:value-type="float" office:value="749.454999999999">
            <text:p>749,455</text:p>
          </table:table-cell>
          <table:table-cell office:value-type="float" office:value="54163.1230000002">
            <text:p>54163,1230000002</text:p>
          </table:table-cell>
          <table:table-cell office:value-type="float" office:value="8374.551">
            <text:p>8374,551</text:p>
          </table:table-cell>
          <table:table-cell office:value-type="float" office:value="11267.934">
            <text:p>11267,934</text:p>
          </table:table-cell>
          <table:table-cell office:value-type="float" office:value="6943.83499999999">
            <text:p>6943,835</text:p>
          </table:table-cell>
          <table:table-cell office:value-type="float" office:value="5708.04199999998">
            <text:p>5708,042</text:p>
          </table:table-cell>
          <table:table-cell office:value-type="float" office:value="41896.878">
            <text:p>41896,878</text:p>
          </table:table-cell>
          <table:table-cell office:value-type="float" office:value="81521.151">
            <text:p>81521,151</text:p>
          </table:table-cell>
          <table:table-cell office:value-type="float" office:value="85774.5660000001">
            <text:p>85774,5660000001</text:p>
          </table:table-cell>
          <table:table-cell office:value-type="float" office:value="1471.96499999999">
            <text:p>1471,965</text:p>
          </table:table-cell>
          <table:table-cell office:value-type="float" office:value="9675.67700000003">
            <text:p>9675,677</text:p>
          </table:table-cell>
          <table:table-cell office:value-type="float" office:value="19376.6370000001">
            <text:p>19376,6370000001</text:p>
          </table:table-cell>
          <table:table-cell office:value-type="float" office:value="6191.95499999998">
            <text:p>6191,955</text:p>
          </table:table-cell>
          <table:table-cell office:value-type="float" office:value="608.201">
            <text:p>608,201</text:p>
          </table:table-cell>
          <table:table-cell office:value-type="float" office:value="9118.34700000001">
            <text:p>9118,347</text:p>
          </table:table-cell>
          <table:table-cell office:value-type="float" office:value="158.319">
            <text:p>158,319</text:p>
          </table:table-cell>
          <table:table-cell office:value-type="float" office:value="5273.07799999999">
            <text:p>5273,078</text:p>
          </table:table-cell>
          <table:table-cell office:value-type="float" office:value="25330.7910000001">
            <text:p>25330,7910000001</text:p>
          </table:table-cell>
        </table:table-row>
        <table:table-row table:style-name="ro1">
          <table:table-cell office:value-type="string">
            <text:p>Kennemerland-Zuid</text:p>
          </table:table-cell>
          <table:table-cell office:value-type="float" office:value="2858428.786">
            <text:p>2858428,786</text:p>
          </table:table-cell>
          <table:table-cell office:value-type="float" office:value="23981.2050000001">
            <text:p>23981,2050000001</text:p>
          </table:table-cell>
          <table:table-cell office:value-type="float" office:value="15666.324">
            <text:p>15666,324</text:p>
          </table:table-cell>
          <table:table-cell office:value-type="float" office:value="523333.454">
            <text:p>523333,454</text:p>
          </table:table-cell>
          <table:table-cell office:value-type="float" office:value="7512.476">
            <text:p>7512,476</text:p>
          </table:table-cell>
          <table:table-cell office:value-type="float" office:value="24374.5610000001">
            <text:p>24374,5610000001</text:p>
          </table:table-cell>
          <table:table-cell office:value-type="float" office:value="46952.2770000004">
            <text:p>46952,2770000004</text:p>
          </table:table-cell>
          <table:table-cell office:value-type="float" office:value="28453.0020000001">
            <text:p>28453,0020000001</text:p>
          </table:table-cell>
          <table:table-cell office:value-type="float" office:value="60455.665">
            <text:p>60455,665</text:p>
          </table:table-cell>
          <table:table-cell office:value-type="float" office:value="377813.935000001">
            <text:p>377813,935000001</text:p>
          </table:table-cell>
          <table:table-cell office:value-type="float" office:value="65460.653">
            <text:p>65460,653</text:p>
          </table:table-cell>
          <table:table-cell office:value-type="float" office:value="31337.9400000007">
            <text:p>31337,9400000007</text:p>
          </table:table-cell>
          <table:table-cell office:value-type="float" office:value="204775.175999999">
            <text:p>204775,175999999</text:p>
          </table:table-cell>
          <table:table-cell office:value-type="float" office:value="331420.024999999">
            <text:p>331420,024999999</text:p>
          </table:table-cell>
          <table:table-cell office:value-type="float" office:value="115170.677">
            <text:p>115170,677</text:p>
          </table:table-cell>
          <table:table-cell office:value-type="float" office:value="27869.124">
            <text:p>27869,124</text:p>
          </table:table-cell>
          <table:table-cell office:value-type="float" office:value="298854.649">
            <text:p>298854,649</text:p>
          </table:table-cell>
          <table:table-cell office:value-type="float" office:value="16177.624">
            <text:p>16177,624</text:p>
          </table:table-cell>
          <table:table-cell office:value-type="float" office:value="68395.553">
            <text:p>68395,553</text:p>
          </table:table-cell>
          <table:table-cell office:value-type="float" office:value="590423.065">
            <text:p>590423,065</text:p>
          </table:table-cell>
        </table:table-row>
        <table:table-row table:style-name="ro1">
          <table:table-cell office:value-type="string">
            <text:p>Kolland &amp; Overlangbroek</text:p>
          </table:table-cell>
          <table:table-cell office:value-type="float" office:value="50030.852">
            <text:p>50030,852</text:p>
          </table:table-cell>
          <table:table-cell office:value-type="float" office:value="701.630999999998">
            <text:p>701,631</text:p>
          </table:table-cell>
          <table:table-cell office:value-type="float" office:value="45.086">
            <text:p>45,086</text:p>
          </table:table-cell>
          <table:table-cell office:value-type="float" office:value="16389.442">
            <text:p>16389,442</text:p>
          </table:table-cell>
          <table:table-cell office:value-type="float" office:value="360.765">
            <text:p>360,765</text:p>
          </table:table-cell>
          <table:table-cell office:value-type="float" office:value="1151.971">
            <text:p>1151,971</text:p>
          </table:table-cell>
          <table:table-cell office:value-type="float" office:value="582.673999999999">
            <text:p>582,674</text:p>
          </table:table-cell>
          <table:table-cell office:value-type="float" office:value="984.050999999997">
            <text:p>984,051</text:p>
          </table:table-cell>
          <table:table-cell office:value-type="float" office:value="3296.633">
            <text:p>3296,633</text:p>
          </table:table-cell>
          <table:table-cell office:value-type="float" office:value="10588.487">
            <text:p>10588,487</text:p>
          </table:table-cell>
          <table:table-cell office:value-type="float" office:value="4290.685">
            <text:p>4290,685</text:p>
          </table:table-cell>
          <table:table-cell office:value-type="float" office:value="250.982">
            <text:p>250,982</text:p>
          </table:table-cell>
          <table:table-cell office:value-type="float" office:value="1152.747">
            <text:p>1152,747</text:p>
          </table:table-cell>
          <table:table-cell office:value-type="float" office:value="2824.45099999999">
            <text:p>2824,451</text:p>
          </table:table-cell>
          <table:table-cell office:value-type="float" office:value="831.962999999999">
            <text:p>831,963</text:p>
          </table:table-cell>
          <table:table-cell office:value-type="float" office:value="110.292">
            <text:p>110,292</text:p>
          </table:table-cell>
          <table:table-cell office:value-type="float" office:value="994.777000000001">
            <text:p>994,777</text:p>
          </table:table-cell>
          <table:table-cell office:value-type="float" office:value="14.934">
            <text:p>14,934</text:p>
          </table:table-cell>
          <table:table-cell office:value-type="float" office:value="1297.49">
            <text:p>1297,49</text:p>
          </table:table-cell>
          <table:table-cell office:value-type="float" office:value="4161.44999999999">
            <text:p>4161,45</text:p>
          </table:table-cell>
        </table:table-row>
        <table:table-row table:style-name="ro1">
          <table:table-cell office:value-type="string">
            <text:p>Kop van Schouwen</text:p>
          </table:table-cell>
          <table:table-cell office:value-type="float" office:value="368138.811">
            <text:p>368138,811</text:p>
          </table:table-cell>
          <table:table-cell office:value-type="float" office:value="2150.02899999997">
            <text:p>2150,029</text:p>
          </table:table-cell>
          <table:table-cell office:value-type="float" office:value="1710.916">
            <text:p>1710,916</text:p>
          </table:table-cell>
          <table:table-cell office:value-type="float" office:value="75206.402">
            <text:p>75206,402</text:p>
          </table:table-cell>
          <table:table-cell office:value-type="float" office:value="1044.809">
            <text:p>1044,809</text:p>
          </table:table-cell>
          <table:table-cell office:value-type="float" office:value="2912.47599999999">
            <text:p>2912,476</text:p>
          </table:table-cell>
          <table:table-cell office:value-type="float" office:value="14388.6180000001">
            <text:p>14388,6180000001</text:p>
          </table:table-cell>
          <table:table-cell office:value-type="float" office:value="2202.96699999999">
            <text:p>2202,967</text:p>
          </table:table-cell>
          <table:table-cell office:value-type="float" office:value="9231.06">
            <text:p>9231,06</text:p>
          </table:table-cell>
          <table:table-cell office:value-type="float" office:value="30060.2150000001">
            <text:p>30060,2150000001</text:p>
          </table:table-cell>
          <table:table-cell office:value-type="float" office:value="11442.357">
            <text:p>11442,357</text:p>
          </table:table-cell>
          <table:table-cell office:value-type="float" office:value="3953.95299999999">
            <text:p>3953,953</text:p>
          </table:table-cell>
          <table:table-cell office:value-type="float" office:value="18294.3860000001">
            <text:p>18294,3860000001</text:p>
          </table:table-cell>
          <table:table-cell office:value-type="float" office:value="23117.5490000002">
            <text:p>23117,5490000002</text:p>
          </table:table-cell>
          <table:table-cell office:value-type="float" office:value="10108.934">
            <text:p>10108,934</text:p>
          </table:table-cell>
          <table:table-cell office:value-type="float" office:value="1030.628">
            <text:p>1030,628</text:p>
          </table:table-cell>
          <table:table-cell office:value-type="float" office:value="51202.463">
            <text:p>51202,463</text:p>
          </table:table-cell>
          <table:table-cell office:value-type="float" office:value="1121.652">
            <text:p>1121,652</text:p>
          </table:table-cell>
          <table:table-cell office:value-type="float" office:value="10127.072">
            <text:p>10127,072</text:p>
          </table:table-cell>
          <table:table-cell office:value-type="float" office:value="98831.2669999999">
            <text:p>98831,2669999999</text:p>
          </table:table-cell>
        </table:table-row>
        <table:table-row table:style-name="ro1">
          <table:table-cell office:value-type="string">
            <text:p>Korenburgerveen</text:p>
          </table:table-cell>
          <table:table-cell office:value-type="float" office:value="170782.395">
            <text:p>170782,395</text:p>
          </table:table-cell>
          <table:table-cell office:value-type="float" office:value="1205.76399999999">
            <text:p>1205,764</text:p>
          </table:table-cell>
          <table:table-cell office:value-type="float" office:value="176.716">
            <text:p>176,716</text:p>
          </table:table-cell>
          <table:table-cell office:value-type="float" office:value="34620.708">
            <text:p>34620,708</text:p>
          </table:table-cell>
          <table:table-cell office:value-type="float" office:value="2532.403">
            <text:p>2532,403</text:p>
          </table:table-cell>
          <table:table-cell office:value-type="float" office:value="3635.84799999998">
            <text:p>3635,848</text:p>
          </table:table-cell>
          <table:table-cell office:value-type="float" office:value="2567.45399999998">
            <text:p>2567,454</text:p>
          </table:table-cell>
          <table:table-cell office:value-type="float" office:value="3100.88499999997">
            <text:p>3100,885</text:p>
          </table:table-cell>
          <table:table-cell office:value-type="float" office:value="10750.349">
            <text:p>10750,349</text:p>
          </table:table-cell>
          <table:table-cell office:value-type="float" office:value="45604.5120000001">
            <text:p>45604,5120000001</text:p>
          </table:table-cell>
          <table:table-cell office:value-type="float" office:value="33581.9700000001">
            <text:p>33581,9700000001</text:p>
          </table:table-cell>
          <table:table-cell office:value-type="float" office:value="623.252000000002">
            <text:p>623,252</text:p>
          </table:table-cell>
          <table:table-cell office:value-type="float" office:value="3644.49299999999">
            <text:p>3644,493</text:p>
          </table:table-cell>
          <table:table-cell office:value-type="float" office:value="6907.88899999998">
            <text:p>6907,889</text:p>
          </table:table-cell>
          <table:table-cell office:value-type="float" office:value="2507.662">
            <text:p>2507,662</text:p>
          </table:table-cell>
          <table:table-cell office:value-type="float" office:value="640.122">
            <text:p>640,122</text:p>
          </table:table-cell>
          <table:table-cell office:value-type="float" office:value="2769.418">
            <text:p>2769,418</text:p>
          </table:table-cell>
          <table:table-cell office:value-type="float" office:value="46.667">
            <text:p>46,667</text:p>
          </table:table-cell>
          <table:table-cell office:value-type="float" office:value="1909.156">
            <text:p>1909,156</text:p>
          </table:table-cell>
          <table:table-cell office:value-type="float" office:value="13956.268">
            <text:p>13956,268</text:p>
          </table:table-cell>
        </table:table-row>
        <table:table-row table:style-name="ro1">
          <table:table-cell office:value-type="string">
            <text:p>Krammer-Volkerak</text:p>
          </table:table-cell>
          <table:table-cell office:value-type="float" office:value="135287.344">
            <text:p>135287,344</text:p>
          </table:table-cell>
          <table:table-cell office:value-type="float" office:value="682.783999999996">
            <text:p>682,784</text:p>
          </table:table-cell>
          <table:table-cell office:value-type="float" office:value="498.196">
            <text:p>498,196</text:p>
          </table:table-cell>
          <table:table-cell office:value-type="float" office:value="38928.0040000001">
            <text:p>38928,0040000001</text:p>
          </table:table-cell>
          <table:table-cell office:value-type="float" office:value="417.979">
            <text:p>417,979</text:p>
          </table:table-cell>
          <table:table-cell office:value-type="float" office:value="1321.45">
            <text:p>1321,45</text:p>
          </table:table-cell>
          <table:table-cell office:value-type="float" office:value="7268.37">
            <text:p>7268,37</text:p>
          </table:table-cell>
          <table:table-cell office:value-type="float" office:value="846.762999999998">
            <text:p>846,763</text:p>
          </table:table-cell>
          <table:table-cell office:value-type="float" office:value="4273.054">
            <text:p>4273,054</text:p>
          </table:table-cell>
          <table:table-cell office:value-type="float" office:value="10539.216">
            <text:p>10539,216</text:p>
          </table:table-cell>
          <table:table-cell office:value-type="float" office:value="5808.15899999999">
            <text:p>5808,159</text:p>
          </table:table-cell>
          <table:table-cell office:value-type="float" office:value="1083.864">
            <text:p>1083,864</text:p>
          </table:table-cell>
          <table:table-cell office:value-type="float" office:value="6490.812">
            <text:p>6490,812</text:p>
          </table:table-cell>
          <table:table-cell office:value-type="float" office:value="10497.012">
            <text:p>10497,012</text:p>
          </table:table-cell>
          <table:table-cell office:value-type="float" office:value="3212.449">
            <text:p>3212,449</text:p>
          </table:table-cell>
          <table:table-cell office:value-type="float" office:value="284.79">
            <text:p>284,79</text:p>
          </table:table-cell>
          <table:table-cell office:value-type="float" office:value="9377.48700000001">
            <text:p>9377,487</text:p>
          </table:table-cell>
          <table:table-cell office:value-type="float" office:value="188.193">
            <text:p>188,193</text:p>
          </table:table-cell>
          <table:table-cell office:value-type="float" office:value="7676.17099999999">
            <text:p>7676,171</text:p>
          </table:table-cell>
          <table:table-cell office:value-type="float" office:value="25892.0590000001">
            <text:p>25892,0590000001</text:p>
          </table:table-cell>
        </table:table-row>
        <table:table-row table:style-name="ro1">
          <table:table-cell office:value-type="string">
            <text:p>Kunderberg</text:p>
          </table:table-cell>
          <table:table-cell office:value-type="float" office:value="7959.18100000001">
            <text:p>7959,181</text:p>
          </table:table-cell>
          <table:table-cell office:value-type="float" office:value="109.008">
            <text:p>109,008</text:p>
          </table:table-cell>
          <table:table-cell office:value-type="float" office:value="0.33">
            <text:p>0,33</text:p>
          </table:table-cell>
          <table:table-cell office:value-type="float" office:value="3574.341">
            <text:p>3574,341</text:p>
          </table:table-cell>
          <table:table-cell office:value-type="float" office:value="5.494">
            <text:p>5,494</text:p>
          </table:table-cell>
          <table:table-cell office:value-type="float" office:value="86.753">
            <text:p>86,753</text:p>
          </table:table-cell>
          <table:table-cell office:value-type="float" office:value="750.981">
            <text:p>750,981</text:p>
          </table:table-cell>
          <table:table-cell office:value-type="float" office:value="30.692">
            <text:p>30,692</text:p>
          </table:table-cell>
          <table:table-cell office:value-type="float" office:value="247.968">
            <text:p>247,968</text:p>
          </table:table-cell>
          <table:table-cell office:value-type="float" office:value="878.796">
            <text:p>878,796</text:p>
          </table:table-cell>
          <table:table-cell office:value-type="float" office:value="184.511">
            <text:p>184,511</text:p>
          </table:table-cell>
          <table:table-cell office:value-type="float" office:value="21.575">
            <text:p>21,575</text:p>
          </table:table-cell>
          <table:table-cell office:value-type="float" office:value="263.519">
            <text:p>263,519</text:p>
          </table:table-cell>
          <table:table-cell office:value-type="float" office:value="683.9">
            <text:p>683,9</text:p>
          </table:table-cell>
          <table:table-cell office:value-type="float" office:value="85.565">
            <text:p>85,565</text:p>
          </table:table-cell>
          <table:table-cell office:value-type="float" office:value="5.457">
            <text:p>5,457</text:p>
          </table:table-cell>
          <table:table-cell office:value-type="float" office:value="6.88">
            <text:p>6,88</text:p>
          </table:table-cell>
          <table:table-cell office:value-type="float" office:value="0.001">
            <text:p>0,001</text:p>
          </table:table-cell>
          <table:table-cell office:value-type="float" office:value="2.299">
            <text:p>2,299</text:p>
          </table:table-cell>
          <table:table-cell office:value-type="float" office:value="1021.025">
            <text:p>1021,025</text:p>
          </table:table-cell>
        </table:table-row>
        <table:table-row table:style-name="ro1">
          <table:table-cell office:value-type="string">
            <text:p>Landgoederen Brummen</text:p>
          </table:table-cell>
          <table:table-cell office:value-type="float" office:value="73990.7449999999">
            <text:p>73990,7449999999</text:p>
          </table:table-cell>
          <table:table-cell office:value-type="float" office:value="879.639999999996">
            <text:p>879,64</text:p>
          </table:table-cell>
          <table:table-cell office:value-type="float" office:value="45.344">
            <text:p>45,344</text:p>
          </table:table-cell>
          <table:table-cell office:value-type="float" office:value="20258.473">
            <text:p>20258,473</text:p>
          </table:table-cell>
          <table:table-cell office:value-type="float" office:value="567.495">
            <text:p>567,495</text:p>
          </table:table-cell>
          <table:table-cell office:value-type="float" office:value="1404.97099999999">
            <text:p>1404,971</text:p>
          </table:table-cell>
          <table:table-cell office:value-type="float" office:value="804.987999999999">
            <text:p>804,988</text:p>
          </table:table-cell>
          <table:table-cell office:value-type="float" office:value="801.861999999998">
            <text:p>801,862</text:p>
          </table:table-cell>
          <table:table-cell office:value-type="float" office:value="4724.943">
            <text:p>4724,943</text:p>
          </table:table-cell>
          <table:table-cell office:value-type="float" office:value="19365.452">
            <text:p>19365,452</text:p>
          </table:table-cell>
          <table:table-cell office:value-type="float" office:value="6087.63199999999">
            <text:p>6087,632</text:p>
          </table:table-cell>
          <table:table-cell office:value-type="float" office:value="327.506">
            <text:p>327,506</text:p>
          </table:table-cell>
          <table:table-cell office:value-type="float" office:value="2361.55599999999">
            <text:p>2361,556</text:p>
          </table:table-cell>
          <table:table-cell office:value-type="float" office:value="4519.02399999998">
            <text:p>4519,024</text:p>
          </table:table-cell>
          <table:table-cell office:value-type="float" office:value="1271.487">
            <text:p>1271,487</text:p>
          </table:table-cell>
          <table:table-cell office:value-type="float" office:value="164.551">
            <text:p>164,551</text:p>
          </table:table-cell>
          <table:table-cell office:value-type="float" office:value="1365.835">
            <text:p>1365,835</text:p>
          </table:table-cell>
          <table:table-cell office:value-type="float" office:value="20.137">
            <text:p>20,137</text:p>
          </table:table-cell>
          <table:table-cell office:value-type="float" office:value="1307.802">
            <text:p>1307,802</text:p>
          </table:table-cell>
          <table:table-cell office:value-type="float" office:value="7711.44799999999">
            <text:p>7711,448</text:p>
          </table:table-cell>
        </table:table-row>
        <table:table-row table:style-name="ro1">
          <table:table-cell office:value-type="string">
            <text:p>Landgoederen Oldenzaal</text:p>
          </table:table-cell>
          <table:table-cell office:value-type="float" office:value="131192.906">
            <text:p>131192,906</text:p>
          </table:table-cell>
          <table:table-cell office:value-type="float" office:value="1184.72899999999">
            <text:p>1184,729</text:p>
          </table:table-cell>
          <table:table-cell office:value-type="float" office:value="80.882">
            <text:p>80,882</text:p>
          </table:table-cell>
          <table:table-cell office:value-type="float" office:value="37363.855">
            <text:p>37363,855</text:p>
          </table:table-cell>
          <table:table-cell office:value-type="float" office:value="946.497">
            <text:p>946,497</text:p>
          </table:table-cell>
          <table:table-cell office:value-type="float" office:value="2269.51999999999">
            <text:p>2269,52</text:p>
          </table:table-cell>
          <table:table-cell office:value-type="float" office:value="1142.50899999999">
            <text:p>1142,509</text:p>
          </table:table-cell>
          <table:table-cell office:value-type="float" office:value="1211.28199999999">
            <text:p>1211,282</text:p>
          </table:table-cell>
          <table:table-cell office:value-type="float" office:value="6969.557">
            <text:p>6969,557</text:p>
          </table:table-cell>
          <table:table-cell office:value-type="float" office:value="37275.56">
            <text:p>37275,56</text:p>
          </table:table-cell>
          <table:table-cell office:value-type="float" office:value="11417.254">
            <text:p>11417,254</text:p>
          </table:table-cell>
          <table:table-cell office:value-type="float" office:value="492.879000000001">
            <text:p>492,879</text:p>
          </table:table-cell>
          <table:table-cell office:value-type="float" office:value="3674.47299999999">
            <text:p>3674,473</text:p>
          </table:table-cell>
          <table:table-cell office:value-type="float" office:value="8256.126">
            <text:p>8256,126</text:p>
          </table:table-cell>
          <table:table-cell office:value-type="float" office:value="2412.33399999999">
            <text:p>2412,334</text:p>
          </table:table-cell>
          <table:table-cell office:value-type="float" office:value="201.792">
            <text:p>201,792</text:p>
          </table:table-cell>
          <table:table-cell office:value-type="float" office:value="2252.117">
            <text:p>2252,117</text:p>
          </table:table-cell>
          <table:table-cell office:value-type="float" office:value="38.422">
            <text:p>38,422</text:p>
          </table:table-cell>
          <table:table-cell office:value-type="float" office:value="1187.235">
            <text:p>1187,235</text:p>
          </table:table-cell>
          <table:table-cell office:value-type="float" office:value="12815.113">
            <text:p>12815,113</text:p>
          </table:table-cell>
        </table:table-row>
        <table:table-row table:style-name="ro1">
          <table:table-cell office:value-type="string">
            <text:p>Langstraat</text:p>
          </table:table-cell>
          <table:table-cell office:value-type="float" office:value="5905.55">
            <text:p>5905,55</text:p>
          </table:table-cell>
          <table:table-cell office:value-type="float" office:value="103.831">
            <text:p>103,831</text:p>
          </table:table-cell>
          <table:table-cell office:value-type="float" office:value="13.925">
            <text:p>13,925</text:p>
          </table:table-cell>
          <table:table-cell office:value-type="float" office:value="1369.994">
            <text:p>1369,994</text:p>
          </table:table-cell>
          <table:table-cell office:value-type="float" office:value="49.055">
            <text:p>49,055</text:p>
          </table:table-cell>
          <table:table-cell office:value-type="float" office:value="87.413">
            <text:p>87,413</text:p>
          </table:table-cell>
          <table:table-cell office:value-type="float" office:value="98.685">
            <text:p>98,685</text:p>
          </table:table-cell>
          <table:table-cell office:value-type="float" office:value="128.667">
            <text:p>128,667</text:p>
          </table:table-cell>
          <table:table-cell office:value-type="float" office:value="234.973">
            <text:p>234,973</text:p>
          </table:table-cell>
          <table:table-cell office:value-type="float" office:value="1080.655">
            <text:p>1080,655</text:p>
          </table:table-cell>
          <table:table-cell office:value-type="float" office:value="397.292">
            <text:p>397,292</text:p>
          </table:table-cell>
          <table:table-cell office:value-type="float" office:value="61.951">
            <text:p>61,951</text:p>
          </table:table-cell>
          <table:table-cell office:value-type="float" office:value="306.366">
            <text:p>306,366</text:p>
          </table:table-cell>
          <table:table-cell office:value-type="float" office:value="605.091">
            <text:p>605,091</text:p>
          </table:table-cell>
          <table:table-cell office:value-type="float" office:value="92.457">
            <text:p>92,457</text:p>
          </table:table-cell>
          <table:table-cell office:value-type="float" office:value="2.132">
            <text:p>2,132</text:p>
          </table:table-cell>
          <table:table-cell office:value-type="float" office:value="63.287">
            <text:p>63,287</text:p>
          </table:table-cell>
          <table:table-cell office:value-type="float" office:value="0.17">
            <text:p>0,17</text:p>
          </table:table-cell>
          <table:table-cell office:value-type="float" office:value="69.918">
            <text:p>69,918</text:p>
          </table:table-cell>
          <table:table-cell office:value-type="float" office:value="1139.551">
            <text:p>1139,551</text:p>
          </table:table-cell>
        </table:table-row>
        <table:table-row table:style-name="ro1">
          <table:table-cell office:value-type="string">
            <text:p>Leenderbos, Groote Heide &amp; De Plateaux</text:p>
          </table:table-cell>
          <table:table-cell office:value-type="float" office:value="572066.446999999">
            <text:p>572066,446999999</text:p>
          </table:table-cell>
          <table:table-cell office:value-type="float" office:value="3388.49599999997">
            <text:p>3388,496</text:p>
          </table:table-cell>
          <table:table-cell office:value-type="float" office:value="1357.329">
            <text:p>1357,329</text:p>
          </table:table-cell>
          <table:table-cell office:value-type="float" office:value="90418.2020000003">
            <text:p>90418,2020000003</text:p>
          </table:table-cell>
          <table:table-cell office:value-type="float" office:value="9742.77000000001">
            <text:p>9742,77</text:p>
          </table:table-cell>
          <table:table-cell office:value-type="float" office:value="13581.582">
            <text:p>13581,582</text:p>
          </table:table-cell>
          <table:table-cell office:value-type="float" office:value="12060.7950000001">
            <text:p>12060,7950000001</text:p>
          </table:table-cell>
          <table:table-cell office:value-type="float" office:value="6929.47199999999">
            <text:p>6929,472</text:p>
          </table:table-cell>
          <table:table-cell office:value-type="float" office:value="59538.051">
            <text:p>59538,051</text:p>
          </table:table-cell>
          <table:table-cell office:value-type="float" office:value="106790.88">
            <text:p>106790,88</text:p>
          </table:table-cell>
          <table:table-cell office:value-type="float" office:value="94922.5370000002">
            <text:p>94922,5370000002</text:p>
          </table:table-cell>
          <table:table-cell office:value-type="float" office:value="2632.61599999996">
            <text:p>2632,616</text:p>
          </table:table-cell>
          <table:table-cell office:value-type="float" office:value="19442.7050000001">
            <text:p>19442,7050000001</text:p>
          </table:table-cell>
          <table:table-cell office:value-type="float" office:value="66656.1870000003">
            <text:p>66656,1870000003</text:p>
          </table:table-cell>
          <table:table-cell office:value-type="float" office:value="11833.367">
            <text:p>11833,367</text:p>
          </table:table-cell>
          <table:table-cell office:value-type="float" office:value="1124.822">
            <text:p>1124,822</text:p>
          </table:table-cell>
          <table:table-cell office:value-type="float" office:value="14966.845">
            <text:p>14966,845</text:p>
          </table:table-cell>
          <table:table-cell office:value-type="float" office:value="275.761">
            <text:p>275,761</text:p>
          </table:table-cell>
          <table:table-cell office:value-type="float" office:value="8528.41800000001">
            <text:p>8528,418</text:p>
          </table:table-cell>
          <table:table-cell office:value-type="float" office:value="47874.4440000002">
            <text:p>47874,4440000002</text:p>
          </table:table-cell>
        </table:table-row>
        <table:table-row table:style-name="ro1">
          <table:table-cell office:value-type="string">
            <text:p>Lemselermaten</text:p>
          </table:table-cell>
          <table:table-cell office:value-type="float" office:value="11551.964">
            <text:p>11551,964</text:p>
          </table:table-cell>
          <table:table-cell office:value-type="float" office:value="190.03">
            <text:p>190,03</text:p>
          </table:table-cell>
          <table:table-cell office:value-type="float" office:value="0.506">
            <text:p>0,506</text:p>
          </table:table-cell>
          <table:table-cell office:value-type="float" office:value="3173.038">
            <text:p>3173,038</text:p>
          </table:table-cell>
          <table:table-cell office:value-type="float" office:value="48.087">
            <text:p>48,087</text:p>
          </table:table-cell>
          <table:table-cell office:value-type="float" office:value="227.832">
            <text:p>227,832</text:p>
          </table:table-cell>
          <table:table-cell office:value-type="float" office:value="78.9480000000002">
            <text:p>78,948</text:p>
          </table:table-cell>
          <table:table-cell office:value-type="float" office:value="129.005">
            <text:p>129,005</text:p>
          </table:table-cell>
          <table:table-cell office:value-type="float" office:value="592.523">
            <text:p>592,523</text:p>
          </table:table-cell>
          <table:table-cell office:value-type="float" office:value="3828.877">
            <text:p>3828,877</text:p>
          </table:table-cell>
          <table:table-cell office:value-type="float" office:value="1542.9">
            <text:p>1542,9</text:p>
          </table:table-cell>
          <table:table-cell office:value-type="float" office:value="41.607">
            <text:p>41,607</text:p>
          </table:table-cell>
          <table:table-cell office:value-type="float" office:value="328.469">
            <text:p>328,469</text:p>
          </table:table-cell>
          <table:table-cell office:value-type="float" office:value="380.299">
            <text:p>380,299</text:p>
          </table:table-cell>
          <table:table-cell office:value-type="float" office:value="152.821">
            <text:p>152,821</text:p>
          </table:table-cell>
          <table:table-cell office:value-type="float" office:value="2.622">
            <text:p>2,622</text:p>
          </table:table-cell>
          <table:table-cell office:value-type="float" office:value="20.061">
            <text:p>20,061</text:p>
          </table:table-cell>
          <table:table-cell office:value-type="float" office:value="0.039">
            <text:p>0,039</text:p>
          </table:table-cell>
          <table:table-cell office:value-type="float" office:value="5.399">
            <text:p>5,399</text:p>
          </table:table-cell>
          <table:table-cell office:value-type="float" office:value="808.723">
            <text:p>808,723</text:p>
          </table:table-cell>
        </table:table-row>
        <table:table-row table:style-name="ro1">
          <table:table-cell office:value-type="string">
            <text:p>Leudal</text:p>
          </table:table-cell>
          <table:table-cell office:value-type="float" office:value="50964.77">
            <text:p>50964,77</text:p>
          </table:table-cell>
          <table:table-cell office:value-type="float" office:value="228.085">
            <text:p>228,085</text:p>
          </table:table-cell>
          <table:table-cell office:value-type="float" office:value="93.588">
            <text:p>93,588</text:p>
          </table:table-cell>
          <table:table-cell office:value-type="float" office:value="6522.58400000001">
            <text:p>6522,584</text:p>
          </table:table-cell>
          <table:table-cell office:value-type="float" office:value="628.009">
            <text:p>628,009</text:p>
          </table:table-cell>
          <table:table-cell office:value-type="float" office:value="2111.159">
            <text:p>2111,159</text:p>
          </table:table-cell>
          <table:table-cell office:value-type="float" office:value="2104.541">
            <text:p>2104,541</text:p>
          </table:table-cell>
          <table:table-cell office:value-type="float" office:value="676.808">
            <text:p>676,808</text:p>
          </table:table-cell>
          <table:table-cell office:value-type="float" office:value="10789.12">
            <text:p>10789,12</text:p>
          </table:table-cell>
          <table:table-cell office:value-type="float" office:value="5858.196">
            <text:p>5858,196</text:p>
          </table:table-cell>
          <table:table-cell office:value-type="float" office:value="10274.548">
            <text:p>10274,548</text:p>
          </table:table-cell>
          <table:table-cell office:value-type="float" office:value="223.009">
            <text:p>223,009</text:p>
          </table:table-cell>
          <table:table-cell office:value-type="float" office:value="2060.298">
            <text:p>2060,298</text:p>
          </table:table-cell>
          <table:table-cell office:value-type="float" office:value="2468.30599999999">
            <text:p>2468,306</text:p>
          </table:table-cell>
          <table:table-cell office:value-type="float" office:value="709.889999999999">
            <text:p>709,89</text:p>
          </table:table-cell>
          <table:table-cell office:value-type="float" office:value="53.025">
            <text:p>53,025</text:p>
          </table:table-cell>
          <table:table-cell office:value-type="float" office:value="596.367">
            <text:p>596,367</text:p>
          </table:table-cell>
          <table:table-cell office:value-type="float" office:value="5.46499999999999">
            <text:p>5,465</text:p>
          </table:table-cell>
          <table:table-cell office:value-type="float" office:value="514.765">
            <text:p>514,765</text:p>
          </table:table-cell>
          <table:table-cell office:value-type="float" office:value="5046.70099999999">
            <text:p>5046,701</text:p>
          </table:table-cell>
        </table:table-row>
        <table:table-row table:style-name="ro1">
          <table:table-cell office:value-type="string">
            <text:p>Lieftinghsbroek</text:p>
          </table:table-cell>
          <table:table-cell office:value-type="float" office:value="6165.471">
            <text:p>6165,471</text:p>
          </table:table-cell>
          <table:table-cell office:value-type="float" office:value="39.498">
            <text:p>39,498</text:p>
          </table:table-cell>
          <table:table-cell office:value-type="float" office:value="0.006">
            <text:p>0,006</text:p>
          </table:table-cell>
          <table:table-cell office:value-type="float" office:value="1213.046">
            <text:p>1213,046</text:p>
          </table:table-cell>
          <table:table-cell office:value-type="float" office:value="43.168">
            <text:p>43,168</text:p>
          </table:table-cell>
          <table:table-cell office:value-type="float" office:value="125.23">
            <text:p>125,23</text:p>
          </table:table-cell>
          <table:table-cell office:value-type="float" office:value="1031.64">
            <text:p>1031,64</text:p>
          </table:table-cell>
          <table:table-cell office:value-type="float" office:value="35.843">
            <text:p>35,843</text:p>
          </table:table-cell>
          <table:table-cell office:value-type="float" office:value="516.148">
            <text:p>516,148</text:p>
          </table:table-cell>
          <table:table-cell office:value-type="float" office:value="1688.058">
            <text:p>1688,058</text:p>
          </table:table-cell>
          <table:table-cell office:value-type="float" office:value="527.308">
            <text:p>527,308</text:p>
          </table:table-cell>
          <table:table-cell office:value-type="float" office:value="40.75">
            <text:p>40,75</text:p>
          </table:table-cell>
          <table:table-cell office:value-type="float" office:value="193.564">
            <text:p>193,564</text:p>
          </table:table-cell>
          <table:table-cell office:value-type="float" office:value="60.873">
            <text:p>60,873</text:p>
          </table:table-cell>
          <table:table-cell office:value-type="float" office:value="63.294">
            <text:p>63,294</text:p>
          </table:table-cell>
          <table:table-cell office:value-type="float" office:value="0.487">
            <text:p>0,487</text:p>
          </table:table-cell>
          <table:table-cell office:value-type="float" office:value="11.766">
            <text:p>11,766</text:p>
          </table:table-cell>
          <table:table-cell office:value-type="float" office:value="0.009">
            <text:p>0,009</text:p>
          </table:table-cell>
          <table:table-cell office:value-type="float" office:value="1.228">
            <text:p>1,228</text:p>
          </table:table-cell>
          <table:table-cell office:value-type="float" office:value="573.503">
            <text:p>573,503</text:p>
          </table:table-cell>
        </table:table-row>
        <table:table-row table:style-name="ro1">
          <table:table-cell office:value-type="string">
            <text:p>Lingegebied &amp; Diefdijk-Zuid</text:p>
          </table:table-cell>
          <table:table-cell office:value-type="float" office:value="126813.034">
            <text:p>126813,034</text:p>
          </table:table-cell>
          <table:table-cell office:value-type="float" office:value="1678.97299999998">
            <text:p>1678,973</text:p>
          </table:table-cell>
          <table:table-cell office:value-type="float" office:value="292.987">
            <text:p>292,987</text:p>
          </table:table-cell>
          <table:table-cell office:value-type="float" office:value="37254.1820000001">
            <text:p>37254,1820000001</text:p>
          </table:table-cell>
          <table:table-cell office:value-type="float" office:value="703.326">
            <text:p>703,326</text:p>
          </table:table-cell>
          <table:table-cell office:value-type="float" office:value="2729.91799999999">
            <text:p>2729,918</text:p>
          </table:table-cell>
          <table:table-cell office:value-type="float" office:value="1920.73099999999">
            <text:p>1920,731</text:p>
          </table:table-cell>
          <table:table-cell office:value-type="float" office:value="1750.00099999999">
            <text:p>1750,001</text:p>
          </table:table-cell>
          <table:table-cell office:value-type="float" office:value="7945.61200000001">
            <text:p>7945,612</text:p>
          </table:table-cell>
          <table:table-cell office:value-type="float" office:value="26170.258">
            <text:p>26170,258</text:p>
          </table:table-cell>
          <table:table-cell office:value-type="float" office:value="5308.939">
            <text:p>5308,939</text:p>
          </table:table-cell>
          <table:table-cell office:value-type="float" office:value="670.886000000002">
            <text:p>670,886</text:p>
          </table:table-cell>
          <table:table-cell office:value-type="float" office:value="4098.51299999999">
            <text:p>4098,513</text:p>
          </table:table-cell>
          <table:table-cell office:value-type="float" office:value="11105.363">
            <text:p>11105,363</text:p>
          </table:table-cell>
          <table:table-cell office:value-type="float" office:value="2675.404">
            <text:p>2675,404</text:p>
          </table:table-cell>
          <table:table-cell office:value-type="float" office:value="404.741">
            <text:p>404,741</text:p>
          </table:table-cell>
          <table:table-cell office:value-type="float" office:value="3355.804">
            <text:p>3355,804</text:p>
          </table:table-cell>
          <table:table-cell office:value-type="float" office:value="58.21">
            <text:p>58,21</text:p>
          </table:table-cell>
          <table:table-cell office:value-type="float" office:value="3924.556">
            <text:p>3924,556</text:p>
          </table:table-cell>
          <table:table-cell office:value-type="float" office:value="14763.953">
            <text:p>14763,953</text:p>
          </table:table-cell>
        </table:table-row>
        <table:table-row table:style-name="ro1">
          <table:table-cell office:value-type="string">
            <text:p>Loevestein, Pompveld &amp; Kornsche Boezem</text:p>
          </table:table-cell>
          <table:table-cell office:value-type="float" office:value="40481.33">
            <text:p>40481,33</text:p>
          </table:table-cell>
          <table:table-cell office:value-type="float" office:value="422.954000000001">
            <text:p>422,954</text:p>
          </table:table-cell>
          <table:table-cell office:value-type="float" office:value="83.581">
            <text:p>83,581</text:p>
          </table:table-cell>
          <table:table-cell office:value-type="float" office:value="10722.733">
            <text:p>10722,733</text:p>
          </table:table-cell>
          <table:table-cell office:value-type="float" office:value="231.438">
            <text:p>231,438</text:p>
          </table:table-cell>
          <table:table-cell office:value-type="float" office:value="732.064999999999">
            <text:p>732,065</text:p>
          </table:table-cell>
          <table:table-cell office:value-type="float" office:value="1089.71">
            <text:p>1089,71</text:p>
          </table:table-cell>
          <table:table-cell office:value-type="float" office:value="604.192">
            <text:p>604,192</text:p>
          </table:table-cell>
          <table:table-cell office:value-type="float" office:value="1869.485">
            <text:p>1869,485</text:p>
          </table:table-cell>
          <table:table-cell office:value-type="float" office:value="8044.105">
            <text:p>8044,105</text:p>
          </table:table-cell>
          <table:table-cell office:value-type="float" office:value="2019.826">
            <text:p>2019,826</text:p>
          </table:table-cell>
          <table:table-cell office:value-type="float" office:value="296.939">
            <text:p>296,939</text:p>
          </table:table-cell>
          <table:table-cell office:value-type="float" office:value="1455.08">
            <text:p>1455,08</text:p>
          </table:table-cell>
          <table:table-cell office:value-type="float" office:value="3081.09699999999">
            <text:p>3081,097</text:p>
          </table:table-cell>
          <table:table-cell office:value-type="float" office:value="835.889999999997">
            <text:p>835,89</text:p>
          </table:table-cell>
          <table:table-cell office:value-type="float" office:value="108.012">
            <text:p>108,012</text:p>
          </table:table-cell>
          <table:table-cell office:value-type="float" office:value="1163.454">
            <text:p>1163,454</text:p>
          </table:table-cell>
          <table:table-cell office:value-type="float" office:value="18.9">
            <text:p>18,9</text:p>
          </table:table-cell>
          <table:table-cell office:value-type="float" office:value="2018.761">
            <text:p>2018,761</text:p>
          </table:table-cell>
          <table:table-cell office:value-type="float" office:value="5682.62099999999">
            <text:p>5682,621</text:p>
          </table:table-cell>
        </table:table-row>
        <table:table-row table:style-name="ro1">
          <table:table-cell office:value-type="string">
            <text:p>Lonnekermeer</text:p>
          </table:table-cell>
          <table:table-cell office:value-type="float" office:value="7946.61800000001">
            <text:p>7946,618</text:p>
          </table:table-cell>
          <table:table-cell office:value-type="float" office:value="63.424">
            <text:p>63,424</text:p>
          </table:table-cell>
          <table:table-cell office:value-type="float" office:value="0.545">
            <text:p>0,545</text:p>
          </table:table-cell>
          <table:table-cell office:value-type="float" office:value="1754.584">
            <text:p>1754,584</text:p>
          </table:table-cell>
          <table:table-cell office:value-type="float" office:value="44.978">
            <text:p>44,978</text:p>
          </table:table-cell>
          <table:table-cell office:value-type="float" office:value="134.774">
            <text:p>134,774</text:p>
          </table:table-cell>
          <table:table-cell office:value-type="float" office:value="43.836">
            <text:p>43,836</text:p>
          </table:table-cell>
          <table:table-cell office:value-type="float" office:value="100.01">
            <text:p>100,01</text:p>
          </table:table-cell>
          <table:table-cell office:value-type="float" office:value="488.439">
            <text:p>488,439</text:p>
          </table:table-cell>
          <table:table-cell office:value-type="float" office:value="1904.436">
            <text:p>1904,436</text:p>
          </table:table-cell>
          <table:table-cell office:value-type="float" office:value="963.037">
            <text:p>963,037</text:p>
          </table:table-cell>
          <table:table-cell office:value-type="float" office:value="33.611">
            <text:p>33,611</text:p>
          </table:table-cell>
          <table:table-cell office:value-type="float" office:value="429.816">
            <text:p>429,816</text:p>
          </table:table-cell>
          <table:table-cell office:value-type="float" office:value="757.501">
            <text:p>757,501</text:p>
          </table:table-cell>
          <table:table-cell office:value-type="float" office:value="123.954">
            <text:p>123,954</text:p>
          </table:table-cell>
          <table:table-cell office:value-type="float" office:value="2.867">
            <text:p>2,867</text:p>
          </table:table-cell>
          <table:table-cell office:value-type="float" office:value="11.936">
            <text:p>11,936</text:p>
          </table:table-cell>
          <table:table-cell office:value-type="float" office:value="0.03">
            <text:p>0,03</text:p>
          </table:table-cell>
          <table:table-cell office:value-type="float" office:value="5.502">
            <text:p>5,502</text:p>
          </table:table-cell>
          <table:table-cell office:value-type="float" office:value="1083.306">
            <text:p>1083,306</text:p>
          </table:table-cell>
        </table:table-row>
        <table:table-row table:style-name="ro1">
          <table:table-cell office:value-type="string">
            <text:p>Loonse en Drunense Duinen &amp; Leemkuilen</text:p>
          </table:table-cell>
          <table:table-cell office:value-type="float" office:value="579233.900999998">
            <text:p>579233,900999998</text:p>
          </table:table-cell>
          <table:table-cell office:value-type="float" office:value="4340.40799999996">
            <text:p>4340,408</text:p>
          </table:table-cell>
          <table:table-cell office:value-type="float" office:value="1806.37">
            <text:p>1806,37</text:p>
          </table:table-cell>
          <table:table-cell office:value-type="float" office:value="114013.367">
            <text:p>114013,367</text:p>
          </table:table-cell>
          <table:table-cell office:value-type="float" office:value="6965.037">
            <text:p>6965,037</text:p>
          </table:table-cell>
          <table:table-cell office:value-type="float" office:value="11202.331">
            <text:p>11202,331</text:p>
          </table:table-cell>
          <table:table-cell office:value-type="float" office:value="10763.314">
            <text:p>10763,314</text:p>
          </table:table-cell>
          <table:table-cell office:value-type="float" office:value="11224.796">
            <text:p>11224,796</text:p>
          </table:table-cell>
          <table:table-cell office:value-type="float" office:value="41199.333">
            <text:p>41199,333</text:p>
          </table:table-cell>
          <table:table-cell office:value-type="float" office:value="115596.847">
            <text:p>115596,847</text:p>
          </table:table-cell>
          <table:table-cell office:value-type="float" office:value="68744.3040000001">
            <text:p>68744,3040000001</text:p>
          </table:table-cell>
          <table:table-cell office:value-type="float" office:value="3303.47499999996">
            <text:p>3303,475</text:p>
          </table:table-cell>
          <table:table-cell office:value-type="float" office:value="26234.9840000002">
            <text:p>26234,9840000002</text:p>
          </table:table-cell>
          <table:table-cell office:value-type="float" office:value="47811.4410000003">
            <text:p>47811,4410000003</text:p>
          </table:table-cell>
          <table:table-cell office:value-type="float" office:value="14297.611">
            <text:p>14297,611</text:p>
          </table:table-cell>
          <table:table-cell office:value-type="float" office:value="1205.222">
            <text:p>1205,222</text:p>
          </table:table-cell>
          <table:table-cell office:value-type="float" office:value="17435.259">
            <text:p>17435,259</text:p>
          </table:table-cell>
          <table:table-cell office:value-type="float" office:value="337.995">
            <text:p>337,995</text:p>
          </table:table-cell>
          <table:table-cell office:value-type="float" office:value="13133.557">
            <text:p>13133,557</text:p>
          </table:table-cell>
          <table:table-cell office:value-type="float" office:value="69616.9970000002">
            <text:p>69616,9970000002</text:p>
          </table:table-cell>
        </table:table-row>
        <table:table-row table:style-name="ro1">
          <table:table-cell office:value-type="string">
            <text:p>Maas bij Eijsden</text:p>
          </table:table-cell>
          <table:table-cell office:value-type="float" office:value="99.667">
            <text:p>99,667</text:p>
          </table:table-cell>
          <table:table-cell office:value-type="float" office:value="0.93">
            <text:p>0,93</text:p>
          </table:table-cell>
          <table:table-cell/>
          <table:table-cell office:value-type="float" office:value="12.49">
            <text:p>12,49</text:p>
          </table:table-cell>
          <table:table-cell office:value-type="float" office:value="0.01">
            <text:p>0,01</text:p>
          </table:table-cell>
          <table:table-cell office:value-type="float" office:value="1.126">
            <text:p>1,126</text:p>
          </table:table-cell>
          <table:table-cell office:value-type="float" office:value="0.935">
            <text:p>0,935</text:p>
          </table:table-cell>
          <table:table-cell office:value-type="float" office:value="0.667">
            <text:p>0,667</text:p>
          </table:table-cell>
          <table:table-cell office:value-type="float" office:value="3.047">
            <text:p>3,047</text:p>
          </table:table-cell>
          <table:table-cell office:value-type="float" office:value="14.944">
            <text:p>14,944</text:p>
          </table:table-cell>
          <table:table-cell office:value-type="float" office:value="0.011">
            <text:p>0,011</text:p>
          </table:table-cell>
          <table:table-cell office:value-type="float" office:value="0.005">
            <text:p>0,005</text:p>
          </table:table-cell>
          <table:table-cell office:value-type="float" office:value="26.075">
            <text:p>26,075</text:p>
          </table:table-cell>
          <table:table-cell office:value-type="float" office:value="13.704">
            <text:p>13,704</text:p>
          </table:table-cell>
          <table:table-cell office:value-type="float" office:value="2.368">
            <text:p>2,368</text:p>
          </table:table-cell>
          <table:table-cell office:value-type="float" office:value="0.003">
            <text:p>0,003</text:p>
          </table:table-cell>
          <table:table-cell office:value-type="float" office:value="0.041">
            <text:p>0,041</text:p>
          </table:table-cell>
          <table:table-cell office:value-type="float" office:value="0">
            <text:p>0</text:p>
          </table:table-cell>
          <table:table-cell office:value-type="float" office:value="2.611">
            <text:p>2,611</text:p>
          </table:table-cell>
          <table:table-cell office:value-type="float" office:value="20.688">
            <text:p>20,688</text:p>
          </table:table-cell>
        </table:table-row>
        <table:table-row table:style-name="ro1">
          <table:table-cell office:value-type="string">
            <text:p>Maasduinen</text:p>
          </table:table-cell>
          <table:table-cell office:value-type="float" office:value="3668074.629">
            <text:p>3668074,629</text:p>
          </table:table-cell>
          <table:table-cell office:value-type="float" office:value="19112.3990000001">
            <text:p>19112,3990000001</text:p>
          </table:table-cell>
          <table:table-cell office:value-type="float" office:value="10379.806">
            <text:p>10379,806</text:p>
          </table:table-cell>
          <table:table-cell office:value-type="float" office:value="567703.316999999">
            <text:p>567703,316999999</text:p>
          </table:table-cell>
          <table:table-cell office:value-type="float" office:value="66684.175">
            <text:p>66684,175</text:p>
          </table:table-cell>
          <table:table-cell office:value-type="float" office:value="142308.751999999">
            <text:p>142308,751999999</text:p>
          </table:table-cell>
          <table:table-cell office:value-type="float" office:value="97318.3180000006">
            <text:p>97318,3180000006</text:p>
          </table:table-cell>
          <table:table-cell office:value-type="float" office:value="50546.9580000002">
            <text:p>50546,9580000002</text:p>
          </table:table-cell>
          <table:table-cell office:value-type="float" office:value="483872.995">
            <text:p>483872,995</text:p>
          </table:table-cell>
          <table:table-cell office:value-type="float" office:value="587812.741000001">
            <text:p>587812,741000001</text:p>
          </table:table-cell>
          <table:table-cell office:value-type="float" office:value="859439.409000001">
            <text:p>859439,409000001</text:p>
          </table:table-cell>
          <table:table-cell office:value-type="float" office:value="12945.4560000003">
            <text:p>12945,4560000003</text:p>
          </table:table-cell>
          <table:table-cell office:value-type="float" office:value="104667.695">
            <text:p>104667,695</text:p>
          </table:table-cell>
          <table:table-cell office:value-type="float" office:value="198878.570999998">
            <text:p>198878,570999998</text:p>
          </table:table-cell>
          <table:table-cell office:value-type="float" office:value="65108.9289999999">
            <text:p>65108,9289999999</text:p>
          </table:table-cell>
          <table:table-cell office:value-type="float" office:value="7976.387">
            <text:p>7976,387</text:p>
          </table:table-cell>
          <table:table-cell office:value-type="float" office:value="61723.934">
            <text:p>61723,934</text:p>
          </table:table-cell>
          <table:table-cell office:value-type="float" office:value="1426.404">
            <text:p>1426,404</text:p>
          </table:table-cell>
          <table:table-cell office:value-type="float" office:value="65771.2800000001">
            <text:p>65771,2800000001</text:p>
          </table:table-cell>
          <table:table-cell office:value-type="float" office:value="264395.326999999">
            <text:p>264395,326999999</text:p>
          </table:table-cell>
        </table:table-row>
        <table:table-row table:style-name="ro1">
          <table:table-cell office:value-type="string">
            <text:p>Manteling van Walcheren</text:p>
          </table:table-cell>
          <table:table-cell office:value-type="float" office:value="126351.515">
            <text:p>126351,515</text:p>
          </table:table-cell>
          <table:table-cell office:value-type="float" office:value="849.72999999999">
            <text:p>849,73</text:p>
          </table:table-cell>
          <table:table-cell office:value-type="float" office:value="476.926000000001">
            <text:p>476,926</text:p>
          </table:table-cell>
          <table:table-cell office:value-type="float" office:value="38090.7200000001">
            <text:p>38090,7200000001</text:p>
          </table:table-cell>
          <table:table-cell office:value-type="float" office:value="324.741">
            <text:p>324,741</text:p>
          </table:table-cell>
          <table:table-cell office:value-type="float" office:value="1907.83699999999">
            <text:p>1907,837</text:p>
          </table:table-cell>
          <table:table-cell office:value-type="float" office:value="6488.96099999999">
            <text:p>6488,961</text:p>
          </table:table-cell>
          <table:table-cell office:value-type="float" office:value="995.786999999999">
            <text:p>995,787</text:p>
          </table:table-cell>
          <table:table-cell office:value-type="float" office:value="6046.883">
            <text:p>6046,883</text:p>
          </table:table-cell>
          <table:table-cell office:value-type="float" office:value="12110.185">
            <text:p>12110,185</text:p>
          </table:table-cell>
          <table:table-cell office:value-type="float" office:value="5181.877">
            <text:p>5181,877</text:p>
          </table:table-cell>
          <table:table-cell office:value-type="float" office:value="1100.481">
            <text:p>1100,481</text:p>
          </table:table-cell>
          <table:table-cell office:value-type="float" office:value="5393.73999999999">
            <text:p>5393,74</text:p>
          </table:table-cell>
          <table:table-cell office:value-type="float" office:value="6315.76599999998">
            <text:p>6315,766</text:p>
          </table:table-cell>
          <table:table-cell office:value-type="float" office:value="2795.739">
            <text:p>2795,739</text:p>
          </table:table-cell>
          <table:table-cell office:value-type="float" office:value="261.076">
            <text:p>261,076</text:p>
          </table:table-cell>
          <table:table-cell office:value-type="float" office:value="16551.135">
            <text:p>16551,135</text:p>
          </table:table-cell>
          <table:table-cell office:value-type="float" office:value="333.762">
            <text:p>333,762</text:p>
          </table:table-cell>
          <table:table-cell office:value-type="float" office:value="3028.138">
            <text:p>3028,138</text:p>
          </table:table-cell>
          <table:table-cell office:value-type="float" office:value="18097.5050000001">
            <text:p>18097,5050000001</text:p>
          </table:table-cell>
        </table:table-row>
        <table:table-row table:style-name="ro1">
          <table:table-cell office:value-type="string">
            <text:p>Mantingerbos</text:p>
          </table:table-cell>
          <table:table-cell office:value-type="float" office:value="11423.64">
            <text:p>11423,64</text:p>
          </table:table-cell>
          <table:table-cell office:value-type="float" office:value="121.617000000001">
            <text:p>121,617</text:p>
          </table:table-cell>
          <table:table-cell office:value-type="float" office:value="0.077">
            <text:p>0,077</text:p>
          </table:table-cell>
          <table:table-cell office:value-type="float" office:value="3535.686">
            <text:p>3535,686</text:p>
          </table:table-cell>
          <table:table-cell office:value-type="float" office:value="74.305">
            <text:p>74,305</text:p>
          </table:table-cell>
          <table:table-cell office:value-type="float" office:value="351.913">
            <text:p>351,913</text:p>
          </table:table-cell>
          <table:table-cell office:value-type="float" office:value="540.278999999999">
            <text:p>540,279</text:p>
          </table:table-cell>
          <table:table-cell office:value-type="float" office:value="88.8470000000001">
            <text:p>88,847</text:p>
          </table:table-cell>
          <table:table-cell office:value-type="float" office:value="1075.306">
            <text:p>1075,306</text:p>
          </table:table-cell>
          <table:table-cell office:value-type="float" office:value="3022.074">
            <text:p>3022,074</text:p>
          </table:table-cell>
          <table:table-cell office:value-type="float" office:value="749.272999999999">
            <text:p>749,273</text:p>
          </table:table-cell>
          <table:table-cell office:value-type="float" office:value="50.691">
            <text:p>50,691</text:p>
          </table:table-cell>
          <table:table-cell office:value-type="float" office:value="419.355">
            <text:p>419,355</text:p>
          </table:table-cell>
          <table:table-cell office:value-type="float" office:value="201.304">
            <text:p>201,304</text:p>
          </table:table-cell>
          <table:table-cell office:value-type="float" office:value="84.6740000000002">
            <text:p>84,674</text:p>
          </table:table-cell>
          <table:table-cell office:value-type="float" office:value="1.312">
            <text:p>1,312</text:p>
          </table:table-cell>
          <table:table-cell office:value-type="float" office:value="43.841">
            <text:p>43,841</text:p>
          </table:table-cell>
          <table:table-cell office:value-type="float" office:value="0.717">
            <text:p>0,717</text:p>
          </table:table-cell>
          <table:table-cell office:value-type="float" office:value="4.685">
            <text:p>4,685</text:p>
          </table:table-cell>
          <table:table-cell office:value-type="float" office:value="1057.593">
            <text:p>1057,593</text:p>
          </table:table-cell>
        </table:table-row>
        <table:table-row table:style-name="ro1">
          <table:table-cell office:value-type="string">
            <text:p>Mantingerzand</text:p>
          </table:table-cell>
          <table:table-cell office:value-type="float" office:value="195043.502">
            <text:p>195043,502</text:p>
          </table:table-cell>
          <table:table-cell office:value-type="float" office:value="2104.27999999998">
            <text:p>2104,28</text:p>
          </table:table-cell>
          <table:table-cell office:value-type="float" office:value="225.422">
            <text:p>225,422</text:p>
          </table:table-cell>
          <table:table-cell office:value-type="float" office:value="52646.4330000001">
            <text:p>52646,4330000001</text:p>
          </table:table-cell>
          <table:table-cell office:value-type="float" office:value="1413.268">
            <text:p>1413,268</text:p>
          </table:table-cell>
          <table:table-cell office:value-type="float" office:value="5087.23699999999">
            <text:p>5087,237</text:p>
          </table:table-cell>
          <table:table-cell office:value-type="float" office:value="5923.52899999998">
            <text:p>5923,529</text:p>
          </table:table-cell>
          <table:table-cell office:value-type="float" office:value="1697.22999999999">
            <text:p>1697,23</text:p>
          </table:table-cell>
          <table:table-cell office:value-type="float" office:value="16830.92">
            <text:p>16830,92</text:p>
          </table:table-cell>
          <table:table-cell office:value-type="float" office:value="52859.3750000001">
            <text:p>52859,3750000001</text:p>
          </table:table-cell>
          <table:table-cell office:value-type="float" office:value="14113.819">
            <text:p>14113,819</text:p>
          </table:table-cell>
          <table:table-cell office:value-type="float" office:value="917.680999999999">
            <text:p>917,681</text:p>
          </table:table-cell>
          <table:table-cell office:value-type="float" office:value="6848.81300000001">
            <text:p>6848,813</text:p>
          </table:table-cell>
          <table:table-cell office:value-type="float" office:value="9783.41600000003">
            <text:p>9783,416</text:p>
          </table:table-cell>
          <table:table-cell office:value-type="float" office:value="3603.738">
            <text:p>3603,738</text:p>
          </table:table-cell>
          <table:table-cell office:value-type="float" office:value="333.586">
            <text:p>333,586</text:p>
          </table:table-cell>
          <table:table-cell office:value-type="float" office:value="4662.308">
            <text:p>4662,308</text:p>
          </table:table-cell>
          <table:table-cell office:value-type="float" office:value="98.701">
            <text:p>98,701</text:p>
          </table:table-cell>
          <table:table-cell office:value-type="float" office:value="1913.574">
            <text:p>1913,574</text:p>
          </table:table-cell>
          <table:table-cell office:value-type="float" office:value="13979.126">
            <text:p>13979,126</text:p>
          </table:table-cell>
        </table:table-row>
        <table:table-row table:style-name="ro1">
          <table:table-cell office:value-type="string">
            <text:p>Meijendel &amp; Berkheide</text:p>
          </table:table-cell>
          <table:table-cell office:value-type="float" office:value="1038877.918">
            <text:p>1038877,918</text:p>
          </table:table-cell>
          <table:table-cell office:value-type="float" office:value="7282.47399999999">
            <text:p>7282,474</text:p>
          </table:table-cell>
          <table:table-cell office:value-type="float" office:value="10415.599">
            <text:p>10415,599</text:p>
          </table:table-cell>
          <table:table-cell office:value-type="float" office:value="164426.324">
            <text:p>164426,324</text:p>
          </table:table-cell>
          <table:table-cell office:value-type="float" office:value="2749.826">
            <text:p>2749,826</text:p>
          </table:table-cell>
          <table:table-cell office:value-type="float" office:value="8023.36900000002">
            <text:p>8023,369</text:p>
          </table:table-cell>
          <table:table-cell office:value-type="float" office:value="17581.6070000001">
            <text:p>17581,6070000001</text:p>
          </table:table-cell>
          <table:table-cell office:value-type="float" office:value="7693.69299999998">
            <text:p>7693,693</text:p>
          </table:table-cell>
          <table:table-cell office:value-type="float" office:value="21166.289">
            <text:p>21166,289</text:p>
          </table:table-cell>
          <table:table-cell office:value-type="float" office:value="121635.932">
            <text:p>121635,932</text:p>
          </table:table-cell>
          <table:table-cell office:value-type="float" office:value="25155.417">
            <text:p>25155,417</text:p>
          </table:table-cell>
          <table:table-cell office:value-type="float" office:value="13432.2300000003">
            <text:p>13432,2300000003</text:p>
          </table:table-cell>
          <table:table-cell office:value-type="float" office:value="55908.3710000003">
            <text:p>55908,3710000003</text:p>
          </table:table-cell>
          <table:table-cell office:value-type="float" office:value="137208.464">
            <text:p>137208,464</text:p>
          </table:table-cell>
          <table:table-cell office:value-type="float" office:value="48578.8130000002">
            <text:p>48578,8130000002</text:p>
          </table:table-cell>
          <table:table-cell office:value-type="float" office:value="6220.90999999999">
            <text:p>6220,91</text:p>
          </table:table-cell>
          <table:table-cell office:value-type="float" office:value="125204.142">
            <text:p>125204,142</text:p>
          </table:table-cell>
          <table:table-cell office:value-type="float" office:value="5571.263">
            <text:p>5571,263</text:p>
          </table:table-cell>
          <table:table-cell office:value-type="float" office:value="28897.688">
            <text:p>28897,688</text:p>
          </table:table-cell>
          <table:table-cell office:value-type="float" office:value="231724.119999999">
            <text:p>231724,119999999</text:p>
          </table:table-cell>
        </table:table-row>
        <table:table-row table:style-name="ro1">
          <table:table-cell office:value-type="string">
            <text:p>Meinweg</text:p>
          </table:table-cell>
          <table:table-cell office:value-type="float" office:value="913678.447999998">
            <text:p>913678,447999998</text:p>
          </table:table-cell>
          <table:table-cell office:value-type="float" office:value="5309.22299999997">
            <text:p>5309,223</text:p>
          </table:table-cell>
          <table:table-cell office:value-type="float" office:value="2276.539">
            <text:p>2276,539</text:p>
          </table:table-cell>
          <table:table-cell office:value-type="float" office:value="148039.101">
            <text:p>148039,101</text:p>
          </table:table-cell>
          <table:table-cell office:value-type="float" office:value="8408.475">
            <text:p>8408,475</text:p>
          </table:table-cell>
          <table:table-cell office:value-type="float" office:value="20250.5140000001">
            <text:p>20250,5140000001</text:p>
          </table:table-cell>
          <table:table-cell office:value-type="float" office:value="28494.0810000002">
            <text:p>28494,0810000002</text:p>
          </table:table-cell>
          <table:table-cell office:value-type="float" office:value="10849.9220000001">
            <text:p>10849,9220000001</text:p>
          </table:table-cell>
          <table:table-cell office:value-type="float" office:value="81601.525">
            <text:p>81601,525</text:p>
          </table:table-cell>
          <table:table-cell office:value-type="float" office:value="121438.212">
            <text:p>121438,212</text:p>
          </table:table-cell>
          <table:table-cell office:value-type="float" office:value="125473.991">
            <text:p>125473,991</text:p>
          </table:table-cell>
          <table:table-cell office:value-type="float" office:value="6261.90300000006">
            <text:p>6261,9030000001</text:p>
          </table:table-cell>
          <table:table-cell office:value-type="float" office:value="148307.416">
            <text:p>148307,416</text:p>
          </table:table-cell>
          <table:table-cell office:value-type="float" office:value="60576.5040000005">
            <text:p>60576,5040000005</text:p>
          </table:table-cell>
          <table:table-cell office:value-type="float" office:value="20450.9610000001">
            <text:p>20450,9610000001</text:p>
          </table:table-cell>
          <table:table-cell office:value-type="float" office:value="2129.451">
            <text:p>2129,451</text:p>
          </table:table-cell>
          <table:table-cell office:value-type="float" office:value="21116.888">
            <text:p>21116,888</text:p>
          </table:table-cell>
          <table:table-cell office:value-type="float" office:value="415.161">
            <text:p>415,161</text:p>
          </table:table-cell>
          <table:table-cell office:value-type="float" office:value="13992.791">
            <text:p>13992,791</text:p>
          </table:table-cell>
          <table:table-cell office:value-type="float" office:value="88284.5660000001">
            <text:p>88284,5660000001</text:p>
          </table:table-cell>
        </table:table-row>
        <table:table-row table:style-name="ro1">
          <table:table-cell office:value-type="string">
            <text:p>Naardermeer</text:p>
          </table:table-cell>
          <table:table-cell office:value-type="float" office:value="372294.804999999">
            <text:p>372294,804999999</text:p>
          </table:table-cell>
          <table:table-cell office:value-type="float" office:value="4919.57299999996">
            <text:p>4919,573</text:p>
          </table:table-cell>
          <table:table-cell office:value-type="float" office:value="1119.317">
            <text:p>1119,317</text:p>
          </table:table-cell>
          <table:table-cell office:value-type="float" office:value="88865.7810000002">
            <text:p>88865,7810000002</text:p>
          </table:table-cell>
          <table:table-cell office:value-type="float" office:value="1212.44">
            <text:p>1212,44</text:p>
          </table:table-cell>
          <table:table-cell office:value-type="float" office:value="4951.76899999996">
            <text:p>4951,769</text:p>
          </table:table-cell>
          <table:table-cell office:value-type="float" office:value="4810.36599999996">
            <text:p>4810,366</text:p>
          </table:table-cell>
          <table:table-cell office:value-type="float" office:value="5799.03500000002">
            <text:p>5799,035</text:p>
          </table:table-cell>
          <table:table-cell office:value-type="float" office:value="10702.256">
            <text:p>10702,256</text:p>
          </table:table-cell>
          <table:table-cell office:value-type="float" office:value="74413.8489999999">
            <text:p>74413,8489999999</text:p>
          </table:table-cell>
          <table:table-cell office:value-type="float" office:value="10018.118">
            <text:p>10018,118</text:p>
          </table:table-cell>
          <table:table-cell office:value-type="float" office:value="3058.28999999997">
            <text:p>3058,29</text:p>
          </table:table-cell>
          <table:table-cell office:value-type="float" office:value="13613.352">
            <text:p>13613,352</text:p>
          </table:table-cell>
          <table:table-cell office:value-type="float" office:value="45848.3030000005">
            <text:p>45848,3030000005</text:p>
          </table:table-cell>
          <table:table-cell office:value-type="float" office:value="11014.909">
            <text:p>11014,909</text:p>
          </table:table-cell>
          <table:table-cell office:value-type="float" office:value="2110.989">
            <text:p>2110,989</text:p>
          </table:table-cell>
          <table:table-cell office:value-type="float" office:value="15469.094">
            <text:p>15469,094</text:p>
          </table:table-cell>
          <table:table-cell office:value-type="float" office:value="367.857">
            <text:p>367,857</text:p>
          </table:table-cell>
          <table:table-cell office:value-type="float" office:value="9859.35300000001">
            <text:p>9859,353</text:p>
          </table:table-cell>
          <table:table-cell office:value-type="float" office:value="64138.9110000003">
            <text:p>64138,9110000003</text:p>
          </table:table-cell>
        </table:table-row>
        <table:table-row table:style-name="ro1">
          <table:table-cell office:value-type="string">
            <text:p>Nieuwkoopse Plassen &amp; De Haeck</text:p>
          </table:table-cell>
          <table:table-cell office:value-type="float" office:value="235188.699">
            <text:p>235188,699</text:p>
          </table:table-cell>
          <table:table-cell office:value-type="float" office:value="3523.21699999996">
            <text:p>3523,217</text:p>
          </table:table-cell>
          <table:table-cell office:value-type="float" office:value="1072.818">
            <text:p>1072,818</text:p>
          </table:table-cell>
          <table:table-cell office:value-type="float" office:value="63658.4460000001">
            <text:p>63658,4460000001</text:p>
          </table:table-cell>
          <table:table-cell office:value-type="float" office:value="1101.725">
            <text:p>1101,725</text:p>
          </table:table-cell>
          <table:table-cell office:value-type="float" office:value="2752.66699999998">
            <text:p>2752,667</text:p>
          </table:table-cell>
          <table:table-cell office:value-type="float" office:value="3236.16799999998">
            <text:p>3236,168</text:p>
          </table:table-cell>
          <table:table-cell office:value-type="float" office:value="2184.22799999999">
            <text:p>2184,228</text:p>
          </table:table-cell>
          <table:table-cell office:value-type="float" office:value="5093.006">
            <text:p>5093,006</text:p>
          </table:table-cell>
          <table:table-cell office:value-type="float" office:value="56833.232">
            <text:p>56833,232</text:p>
          </table:table-cell>
          <table:table-cell office:value-type="float" office:value="7976.404">
            <text:p>7976,404</text:p>
          </table:table-cell>
          <table:table-cell office:value-type="float" office:value="1791.81699999998">
            <text:p>1791,817</text:p>
          </table:table-cell>
          <table:table-cell office:value-type="float" office:value="9429.57200000004">
            <text:p>9429,572</text:p>
          </table:table-cell>
          <table:table-cell office:value-type="float" office:value="21830.4380000002">
            <text:p>21830,4380000002</text:p>
          </table:table-cell>
          <table:table-cell office:value-type="float" office:value="6941.34699999998">
            <text:p>6941,347</text:p>
          </table:table-cell>
          <table:table-cell office:value-type="float" office:value="1354.45">
            <text:p>1354,45</text:p>
          </table:table-cell>
          <table:table-cell office:value-type="float" office:value="11324.454">
            <text:p>11324,454</text:p>
          </table:table-cell>
          <table:table-cell office:value-type="float" office:value="254.743">
            <text:p>254,743</text:p>
          </table:table-cell>
          <table:table-cell office:value-type="float" office:value="6061.07999999999">
            <text:p>6061,08</text:p>
          </table:table-cell>
          <table:table-cell office:value-type="float" office:value="28767.942">
            <text:p>28767,942</text:p>
          </table:table-cell>
        </table:table-row>
        <table:table-row table:style-name="ro1">
          <table:table-cell office:value-type="string">
            <text:p>Noorbeemden &amp; Hoogbos</text:p>
          </table:table-cell>
          <table:table-cell office:value-type="float" office:value="3895.498">
            <text:p>3895,498</text:p>
          </table:table-cell>
          <table:table-cell office:value-type="float" office:value="75.516">
            <text:p>75,516</text:p>
          </table:table-cell>
          <table:table-cell office:value-type="float" office:value="0.016">
            <text:p>0,016</text:p>
          </table:table-cell>
          <table:table-cell office:value-type="float" office:value="2099.068">
            <text:p>2099,068</text:p>
          </table:table-cell>
          <table:table-cell office:value-type="float" office:value="0.847">
            <text:p>0,847</text:p>
          </table:table-cell>
          <table:table-cell office:value-type="float" office:value="30.593">
            <text:p>30,593</text:p>
          </table:table-cell>
          <table:table-cell office:value-type="float" office:value="65.465">
            <text:p>65,465</text:p>
          </table:table-cell>
          <table:table-cell office:value-type="float" office:value="20.236">
            <text:p>20,236</text:p>
          </table:table-cell>
          <table:table-cell office:value-type="float" office:value="54.488">
            <text:p>54,488</text:p>
          </table:table-cell>
          <table:table-cell office:value-type="float" office:value="416.722">
            <text:p>416,722</text:p>
          </table:table-cell>
          <table:table-cell office:value-type="float" office:value="15.741">
            <text:p>15,741</text:p>
          </table:table-cell>
          <table:table-cell office:value-type="float" office:value="11.976">
            <text:p>11,976</text:p>
          </table:table-cell>
          <table:table-cell office:value-type="float" office:value="124.823">
            <text:p>124,823</text:p>
          </table:table-cell>
          <table:table-cell office:value-type="float" office:value="54.912">
            <text:p>54,912</text:p>
          </table:table-cell>
          <table:table-cell office:value-type="float" office:value="37.348">
            <text:p>37,348</text:p>
          </table:table-cell>
          <table:table-cell office:value-type="float" office:value="1.693">
            <text:p>1,693</text:p>
          </table:table-cell>
          <table:table-cell office:value-type="float" office:value="1.76">
            <text:p>1,76</text:p>
          </table:table-cell>
          <table:table-cell office:value-type="float" office:value="0.001">
            <text:p>0,001</text:p>
          </table:table-cell>
          <table:table-cell office:value-type="float" office:value="0.908">
            <text:p>0,908</text:p>
          </table:table-cell>
          <table:table-cell office:value-type="float" office:value="883.372000000001">
            <text:p>883,372</text:p>
          </table:table-cell>
        </table:table-row>
        <table:table-row table:style-name="ro1">
          <table:table-cell office:value-type="string">
            <text:p>Noordhollands Duinreservaat</text:p>
          </table:table-cell>
          <table:table-cell office:value-type="float" office:value="1673702.374">
            <text:p>1673702,374</text:p>
          </table:table-cell>
          <table:table-cell office:value-type="float" office:value="16464.625">
            <text:p>16464,625</text:p>
          </table:table-cell>
          <table:table-cell office:value-type="float" office:value="7135.438">
            <text:p>7135,438</text:p>
          </table:table-cell>
          <table:table-cell office:value-type="float" office:value="327952.582999999">
            <text:p>327952,582999999</text:p>
          </table:table-cell>
          <table:table-cell office:value-type="float" office:value="5117.047">
            <text:p>5117,047</text:p>
          </table:table-cell>
          <table:table-cell office:value-type="float" office:value="16917.8510000001">
            <text:p>16917,8510000001</text:p>
          </table:table-cell>
          <table:table-cell office:value-type="float" office:value="28547.8930000001">
            <text:p>28547,8930000001</text:p>
          </table:table-cell>
          <table:table-cell office:value-type="float" office:value="21315.3570000001">
            <text:p>21315,3570000001</text:p>
          </table:table-cell>
          <table:table-cell office:value-type="float" office:value="35326.047">
            <text:p>35326,047</text:p>
          </table:table-cell>
          <table:table-cell office:value-type="float" office:value="293240.254">
            <text:p>293240,254</text:p>
          </table:table-cell>
          <table:table-cell office:value-type="float" office:value="32685.16">
            <text:p>32685,16</text:p>
          </table:table-cell>
          <table:table-cell office:value-type="float" office:value="17005.7060000004">
            <text:p>17005,7060000004</text:p>
          </table:table-cell>
          <table:table-cell office:value-type="float" office:value="147026.785999999">
            <text:p>147026,785999999</text:p>
          </table:table-cell>
          <table:table-cell office:value-type="float" office:value="151034.572999999">
            <text:p>151034,572999999</text:p>
          </table:table-cell>
          <table:table-cell office:value-type="float" office:value="55950.4970000002">
            <text:p>55950,4970000002</text:p>
          </table:table-cell>
          <table:table-cell office:value-type="float" office:value="10245.786">
            <text:p>10245,786</text:p>
          </table:table-cell>
          <table:table-cell office:value-type="float" office:value="171567.981">
            <text:p>171567,981</text:p>
          </table:table-cell>
          <table:table-cell office:value-type="float" office:value="8511.291">
            <text:p>8511,291</text:p>
          </table:table-cell>
          <table:table-cell office:value-type="float" office:value="31400.391">
            <text:p>31400,391</text:p>
          </table:table-cell>
          <table:table-cell office:value-type="float" office:value="296255.607">
            <text:p>296255,607</text:p>
          </table:table-cell>
        </table:table-row>
        <table:table-row table:style-name="ro1">
          <table:table-cell office:value-type="string">
            <text:p>Noordzeekustzone</text:p>
          </table:table-cell>
          <table:table-cell office:value-type="float" office:value="193388.514">
            <text:p>193388,514</text:p>
          </table:table-cell>
          <table:table-cell office:value-type="float" office:value="2378.84899999997">
            <text:p>2378,849</text:p>
          </table:table-cell>
          <table:table-cell office:value-type="float" office:value="470.758000000001">
            <text:p>470,758</text:p>
          </table:table-cell>
          <table:table-cell office:value-type="float" office:value="52884.9170000001">
            <text:p>52884,9170000001</text:p>
          </table:table-cell>
          <table:table-cell office:value-type="float" office:value="1054.934">
            <text:p>1054,934</text:p>
          </table:table-cell>
          <table:table-cell office:value-type="float" office:value="2375.01599999998">
            <text:p>2375,016</text:p>
          </table:table-cell>
          <table:table-cell office:value-type="float" office:value="4255.49099999997">
            <text:p>4255,491</text:p>
          </table:table-cell>
          <table:table-cell office:value-type="float" office:value="1310.32999999999">
            <text:p>1310,33</text:p>
          </table:table-cell>
          <table:table-cell office:value-type="float" office:value="7940.97">
            <text:p>7940,97</text:p>
          </table:table-cell>
          <table:table-cell office:value-type="float" office:value="44636.7650000001">
            <text:p>44636,7650000001</text:p>
          </table:table-cell>
          <table:table-cell office:value-type="float" office:value="4036.45599999999">
            <text:p>4036,456</text:p>
          </table:table-cell>
          <table:table-cell office:value-type="float" office:value="2146.36099999997">
            <text:p>2146,361</text:p>
          </table:table-cell>
          <table:table-cell office:value-type="float" office:value="6914.67599999999">
            <text:p>6914,676</text:p>
          </table:table-cell>
          <table:table-cell office:value-type="float" office:value="10203.65">
            <text:p>10203,65</text:p>
          </table:table-cell>
          <table:table-cell office:value-type="float" office:value="4951.402">
            <text:p>4951,402</text:p>
          </table:table-cell>
          <table:table-cell office:value-type="float" office:value="758.237">
            <text:p>758,237</text:p>
          </table:table-cell>
          <table:table-cell office:value-type="float" office:value="18019.208">
            <text:p>18019,208</text:p>
          </table:table-cell>
          <table:table-cell office:value-type="float" office:value="663.242">
            <text:p>663,242</text:p>
          </table:table-cell>
          <table:table-cell office:value-type="float" office:value="3124.033">
            <text:p>3124,033</text:p>
          </table:table-cell>
          <table:table-cell office:value-type="float" office:value="25261.8920000001">
            <text:p>25261,8920000001</text:p>
          </table:table-cell>
        </table:table-row>
        <table:table-row table:style-name="ro1">
          <table:table-cell office:value-type="string">
            <text:p>Norgerholt</text:p>
          </table:table-cell>
          <table:table-cell office:value-type="float" office:value="20497.841">
            <text:p>20497,841</text:p>
          </table:table-cell>
          <table:table-cell office:value-type="float" office:value="255.242">
            <text:p>255,242</text:p>
          </table:table-cell>
          <table:table-cell office:value-type="float" office:value="0.228">
            <text:p>0,228</text:p>
          </table:table-cell>
          <table:table-cell office:value-type="float" office:value="7419.076">
            <text:p>7419,076</text:p>
          </table:table-cell>
          <table:table-cell office:value-type="float" office:value="86.071">
            <text:p>86,071</text:p>
          </table:table-cell>
          <table:table-cell office:value-type="float" office:value="331.089000000001">
            <text:p>331,089</text:p>
          </table:table-cell>
          <table:table-cell office:value-type="float" office:value="446.335">
            <text:p>446,335</text:p>
          </table:table-cell>
          <table:table-cell office:value-type="float" office:value="122.765">
            <text:p>122,765</text:p>
          </table:table-cell>
          <table:table-cell office:value-type="float" office:value="1449.416">
            <text:p>1449,416</text:p>
          </table:table-cell>
          <table:table-cell office:value-type="float" office:value="6440.958">
            <text:p>6440,958</text:p>
          </table:table-cell>
          <table:table-cell office:value-type="float" office:value="388.844">
            <text:p>388,844</text:p>
          </table:table-cell>
          <table:table-cell office:value-type="float" office:value="84.952">
            <text:p>84,952</text:p>
          </table:table-cell>
          <table:table-cell office:value-type="float" office:value="437.598">
            <text:p>437,598</text:p>
          </table:table-cell>
          <table:table-cell office:value-type="float" office:value="700.943999999997">
            <text:p>700,944</text:p>
          </table:table-cell>
          <table:table-cell office:value-type="float" office:value="198.632000000001">
            <text:p>198,632</text:p>
          </table:table-cell>
          <table:table-cell office:value-type="float" office:value="11.974">
            <text:p>11,974</text:p>
          </table:table-cell>
          <table:table-cell office:value-type="float" office:value="254.098">
            <text:p>254,098</text:p>
          </table:table-cell>
          <table:table-cell office:value-type="float" office:value="4.942">
            <text:p>4,942</text:p>
          </table:table-cell>
          <table:table-cell office:value-type="float" office:value="22.529">
            <text:p>22,529</text:p>
          </table:table-cell>
          <table:table-cell office:value-type="float" office:value="1841.83">
            <text:p>1841,83</text:p>
          </table:table-cell>
        </table:table-row>
        <table:table-row table:style-name="ro1">
          <table:table-cell office:value-type="string">
            <text:p>Oeffelter Meent</text:p>
          </table:table-cell>
          <table:table-cell office:value-type="float" office:value="3204.316">
            <text:p>3204,316</text:p>
          </table:table-cell>
          <table:table-cell office:value-type="float" office:value="23.893">
            <text:p>23,893</text:p>
          </table:table-cell>
          <table:table-cell office:value-type="float" office:value="1.175">
            <text:p>1,175</text:p>
          </table:table-cell>
          <table:table-cell office:value-type="float" office:value="441.605">
            <text:p>441,605</text:p>
          </table:table-cell>
          <table:table-cell office:value-type="float" office:value="82.76">
            <text:p>82,76</text:p>
          </table:table-cell>
          <table:table-cell office:value-type="float" office:value="90.7989999999999">
            <text:p>90,799</text:p>
          </table:table-cell>
          <table:table-cell office:value-type="float" office:value="57.216">
            <text:p>57,216</text:p>
          </table:table-cell>
          <table:table-cell office:value-type="float" office:value="41.702">
            <text:p>41,702</text:p>
          </table:table-cell>
          <table:table-cell office:value-type="float" office:value="427.487">
            <text:p>427,487</text:p>
          </table:table-cell>
          <table:table-cell office:value-type="float" office:value="437.768">
            <text:p>437,768</text:p>
          </table:table-cell>
          <table:table-cell office:value-type="float" office:value="728.105">
            <text:p>728,105</text:p>
          </table:table-cell>
          <table:table-cell office:value-type="float" office:value="9.645">
            <text:p>9,645</text:p>
          </table:table-cell>
          <table:table-cell office:value-type="float" office:value="84.654">
            <text:p>84,654</text:p>
          </table:table-cell>
          <table:table-cell office:value-type="float" office:value="98.226">
            <text:p>98,226</text:p>
          </table:table-cell>
          <table:table-cell office:value-type="float" office:value="18.356">
            <text:p>18,356</text:p>
          </table:table-cell>
          <table:table-cell office:value-type="float" office:value="3.206">
            <text:p>3,206</text:p>
          </table:table-cell>
          <table:table-cell office:value-type="float" office:value="1.472">
            <text:p>1,472</text:p>
          </table:table-cell>
          <table:table-cell office:value-type="float" office:value="0.001">
            <text:p>0,001</text:p>
          </table:table-cell>
          <table:table-cell office:value-type="float" office:value="92.767">
            <text:p>92,767</text:p>
          </table:table-cell>
          <table:table-cell office:value-type="float" office:value="563.46">
            <text:p>563,46</text:p>
          </table:table-cell>
        </table:table-row>
        <table:table-row table:style-name="ro1">
          <table:table-cell office:value-type="string">
            <text:p>Olde Maten &amp; Veerslootslanden</text:p>
          </table:table-cell>
          <table:table-cell office:value-type="float" office:value="19099.639">
            <text:p>19099,639</text:p>
          </table:table-cell>
          <table:table-cell office:value-type="float" office:value="287.784">
            <text:p>287,784</text:p>
          </table:table-cell>
          <table:table-cell office:value-type="float" office:value="7.53">
            <text:p>7,53</text:p>
          </table:table-cell>
          <table:table-cell office:value-type="float" office:value="5632.315">
            <text:p>5632,315</text:p>
          </table:table-cell>
          <table:table-cell office:value-type="float" office:value="130.925">
            <text:p>130,925</text:p>
          </table:table-cell>
          <table:table-cell office:value-type="float" office:value="387.365999999999">
            <text:p>387,366</text:p>
          </table:table-cell>
          <table:table-cell office:value-type="float" office:value="307.352">
            <text:p>307,352</text:p>
          </table:table-cell>
          <table:table-cell office:value-type="float" office:value="216.627">
            <text:p>216,627</text:p>
          </table:table-cell>
          <table:table-cell office:value-type="float" office:value="1218.531">
            <text:p>1218,531</text:p>
          </table:table-cell>
          <table:table-cell office:value-type="float" office:value="5883.866">
            <text:p>5883,866</text:p>
          </table:table-cell>
          <table:table-cell office:value-type="float" office:value="774.285">
            <text:p>774,285</text:p>
          </table:table-cell>
          <table:table-cell office:value-type="float" office:value="125.798">
            <text:p>125,798</text:p>
          </table:table-cell>
          <table:table-cell office:value-type="float" office:value="597.677">
            <text:p>597,677</text:p>
          </table:table-cell>
          <table:table-cell office:value-type="float" office:value="748.891999999997">
            <text:p>748,892</text:p>
          </table:table-cell>
          <table:table-cell office:value-type="float" office:value="250.568000000001">
            <text:p>250,568</text:p>
          </table:table-cell>
          <table:table-cell office:value-type="float" office:value="20.892">
            <text:p>20,892</text:p>
          </table:table-cell>
          <table:table-cell office:value-type="float" office:value="323.337">
            <text:p>323,337</text:p>
          </table:table-cell>
          <table:table-cell office:value-type="float" office:value="6.263">
            <text:p>6,263</text:p>
          </table:table-cell>
          <table:table-cell office:value-type="float" office:value="122.125">
            <text:p>122,125</text:p>
          </table:table-cell>
          <table:table-cell office:value-type="float" office:value="2057.33799999999">
            <text:p>2057,338</text:p>
          </table:table-cell>
        </table:table-row>
        <table:table-row table:style-name="ro1">
          <table:table-cell office:value-type="string">
            <text:p>Oostelijke Vechtplassen</text:p>
          </table:table-cell>
          <table:table-cell office:value-type="float" office:value="1190904.908">
            <text:p>1190904,908</text:p>
          </table:table-cell>
          <table:table-cell office:value-type="float" office:value="17780.7280000001">
            <text:p>17780,7280000001</text:p>
          </table:table-cell>
          <table:table-cell office:value-type="float" office:value="3811.845">
            <text:p>3811,845</text:p>
          </table:table-cell>
          <table:table-cell office:value-type="float" office:value="323395.323000001">
            <text:p>323395,323000001</text:p>
          </table:table-cell>
          <table:table-cell office:value-type="float" office:value="4441.517">
            <text:p>4441,517</text:p>
          </table:table-cell>
          <table:table-cell office:value-type="float" office:value="15741.5970000001">
            <text:p>15741,5970000001</text:p>
          </table:table-cell>
          <table:table-cell office:value-type="float" office:value="16582.5440000001">
            <text:p>16582,5440000001</text:p>
          </table:table-cell>
          <table:table-cell office:value-type="float" office:value="14733.9750000001">
            <text:p>14733,9750000001</text:p>
          </table:table-cell>
          <table:table-cell office:value-type="float" office:value="35812.97">
            <text:p>35812,97</text:p>
          </table:table-cell>
          <table:table-cell office:value-type="float" office:value="245621.008">
            <text:p>245621,008</text:p>
          </table:table-cell>
          <table:table-cell office:value-type="float" office:value="35451.8730000001">
            <text:p>35451,8730000001</text:p>
          </table:table-cell>
          <table:table-cell office:value-type="float" office:value="9190.29100000005">
            <text:p>9190,2910000001</text:p>
          </table:table-cell>
          <table:table-cell office:value-type="float" office:value="41008.4870000002">
            <text:p>41008,4870000002</text:p>
          </table:table-cell>
          <table:table-cell office:value-type="float" office:value="130692.535">
            <text:p>130692,535</text:p>
          </table:table-cell>
          <table:table-cell office:value-type="float" office:value="35537.7790000001">
            <text:p>35537,7790000001</text:p>
          </table:table-cell>
          <table:table-cell office:value-type="float" office:value="6128.533">
            <text:p>6128,533</text:p>
          </table:table-cell>
          <table:table-cell office:value-type="float" office:value="48180.4300000001">
            <text:p>48180,4300000001</text:p>
          </table:table-cell>
          <table:table-cell office:value-type="float" office:value="1222.034">
            <text:p>1222,034</text:p>
          </table:table-cell>
          <table:table-cell office:value-type="float" office:value="35135.999">
            <text:p>35135,999</text:p>
          </table:table-cell>
          <table:table-cell office:value-type="float" office:value="170434.375">
            <text:p>170434,375</text:p>
          </table:table-cell>
        </table:table-row>
        <table:table-row table:style-name="ro1">
          <table:table-cell office:value-type="string">
            <text:p>Oosterschelde</text:p>
          </table:table-cell>
          <table:table-cell office:value-type="float" office:value="316797.134">
            <text:p>316797,134</text:p>
          </table:table-cell>
          <table:table-cell office:value-type="float" office:value="1858.69299999998">
            <text:p>1858,693</text:p>
          </table:table-cell>
          <table:table-cell office:value-type="float" office:value="1540.035">
            <text:p>1540,035</text:p>
          </table:table-cell>
          <table:table-cell office:value-type="float" office:value="110384.553">
            <text:p>110384,553</text:p>
          </table:table-cell>
          <table:table-cell office:value-type="float" office:value="1531.62">
            <text:p>1531,62</text:p>
          </table:table-cell>
          <table:table-cell office:value-type="float" office:value="3312.34399999999">
            <text:p>3312,344</text:p>
          </table:table-cell>
          <table:table-cell office:value-type="float" office:value="19495.5120000001">
            <text:p>19495,5120000001</text:p>
          </table:table-cell>
          <table:table-cell office:value-type="float" office:value="1396.70799999999">
            <text:p>1396,708</text:p>
          </table:table-cell>
          <table:table-cell office:value-type="float" office:value="9871.705">
            <text:p>9871,705</text:p>
          </table:table-cell>
          <table:table-cell office:value-type="float" office:value="25580.103">
            <text:p>25580,103</text:p>
          </table:table-cell>
          <table:table-cell office:value-type="float" office:value="15706.489">
            <text:p>15706,489</text:p>
          </table:table-cell>
          <table:table-cell office:value-type="float" office:value="2511.37799999998">
            <text:p>2511,378</text:p>
          </table:table-cell>
          <table:table-cell office:value-type="float" office:value="15034.0710000001">
            <text:p>15034,0710000001</text:p>
          </table:table-cell>
          <table:table-cell office:value-type="float" office:value="20357.2960000001">
            <text:p>20357,2960000001</text:p>
          </table:table-cell>
          <table:table-cell office:value-type="float" office:value="7625.531">
            <text:p>7625,531</text:p>
          </table:table-cell>
          <table:table-cell office:value-type="float" office:value="621.542">
            <text:p>621,542</text:p>
          </table:table-cell>
          <table:table-cell office:value-type="float" office:value="27548.645">
            <text:p>27548,645</text:p>
          </table:table-cell>
          <table:table-cell office:value-type="float" office:value="612.192">
            <text:p>612,192</text:p>
          </table:table-cell>
          <table:table-cell office:value-type="float" office:value="10834.934">
            <text:p>10834,934</text:p>
          </table:table-cell>
          <table:table-cell office:value-type="float" office:value="40973.0600000001">
            <text:p>40973,0600000001</text:p>
          </table:table-cell>
        </table:table-row>
        <table:table-row table:style-name="ro1">
          <table:table-cell office:value-type="string">
            <text:p>Oudegaasterbrekken, Fluessen en omgeving</text:p>
          </table:table-cell>
          <table:table-cell office:value-type="float" office:value="1056670.825">
            <text:p>1056670,825</text:p>
          </table:table-cell>
          <table:table-cell office:value-type="float" office:value="14483.6310000001">
            <text:p>14483,6310000001</text:p>
          </table:table-cell>
          <table:table-cell office:value-type="float" office:value="2110.871">
            <text:p>2110,871</text:p>
          </table:table-cell>
          <table:table-cell office:value-type="float" office:value="375299.178">
            <text:p>375299,178</text:p>
          </table:table-cell>
          <table:table-cell office:value-type="float" office:value="4864.782">
            <text:p>4864,782</text:p>
          </table:table-cell>
          <table:table-cell office:value-type="float" office:value="13895.475">
            <text:p>13895,475</text:p>
          </table:table-cell>
          <table:table-cell office:value-type="float" office:value="16693.8830000001">
            <text:p>16693,8830000001</text:p>
          </table:table-cell>
          <table:table-cell office:value-type="float" office:value="6658.59899999998">
            <text:p>6658,599</text:p>
          </table:table-cell>
          <table:table-cell office:value-type="float" office:value="40916.849">
            <text:p>40916,849</text:p>
          </table:table-cell>
          <table:table-cell office:value-type="float" office:value="315975.431999999">
            <text:p>315975,431999999</text:p>
          </table:table-cell>
          <table:table-cell office:value-type="float" office:value="21339.691">
            <text:p>21339,691</text:p>
          </table:table-cell>
          <table:table-cell office:value-type="float" office:value="6517.10099999999">
            <text:p>6517,101</text:p>
          </table:table-cell>
          <table:table-cell office:value-type="float" office:value="30655.9540000002">
            <text:p>30655,9540000002</text:p>
          </table:table-cell>
          <table:table-cell office:value-type="float" office:value="46062.7760000004">
            <text:p>46062,7760000004</text:p>
          </table:table-cell>
          <table:table-cell office:value-type="float" office:value="20370.1680000001">
            <text:p>20370,1680000001</text:p>
          </table:table-cell>
          <table:table-cell office:value-type="float" office:value="2857.832">
            <text:p>2857,832</text:p>
          </table:table-cell>
          <table:table-cell office:value-type="float" office:value="48957.298">
            <text:p>48957,298</text:p>
          </table:table-cell>
          <table:table-cell office:value-type="float" office:value="1796.335">
            <text:p>1796,335</text:p>
          </table:table-cell>
          <table:table-cell office:value-type="float" office:value="15057.266">
            <text:p>15057,266</text:p>
          </table:table-cell>
          <table:table-cell office:value-type="float" office:value="72156.158">
            <text:p>72156,158</text:p>
          </table:table-cell>
        </table:table-row>
        <table:table-row table:style-name="ro1">
          <table:table-cell office:value-type="string">
            <text:p>Polder Westzaan</text:p>
          </table:table-cell>
          <table:table-cell office:value-type="float" office:value="20710.938">
            <text:p>20710,938</text:p>
          </table:table-cell>
          <table:table-cell office:value-type="float" office:value="346.779">
            <text:p>346,779</text:p>
          </table:table-cell>
          <table:table-cell office:value-type="float" office:value="12.529">
            <text:p>12,529</text:p>
          </table:table-cell>
          <table:table-cell office:value-type="float" office:value="5803.07">
            <text:p>5803,07</text:p>
          </table:table-cell>
          <table:table-cell office:value-type="float" office:value="15.021">
            <text:p>15,021</text:p>
          </table:table-cell>
          <table:table-cell office:value-type="float" office:value="93.2190000000001">
            <text:p>93,219</text:p>
          </table:table-cell>
          <table:table-cell office:value-type="float" office:value="133.716">
            <text:p>133,716</text:p>
          </table:table-cell>
          <table:table-cell office:value-type="float" office:value="90.731">
            <text:p>90,731</text:p>
          </table:table-cell>
          <table:table-cell office:value-type="float" office:value="109.971">
            <text:p>109,971</text:p>
          </table:table-cell>
          <table:table-cell office:value-type="float" office:value="2180.188">
            <text:p>2180,188</text:p>
          </table:table-cell>
          <table:table-cell office:value-type="float" office:value="68.246">
            <text:p>68,246</text:p>
          </table:table-cell>
          <table:table-cell office:value-type="float" office:value="194.367">
            <text:p>194,367</text:p>
          </table:table-cell>
          <table:table-cell office:value-type="float" office:value="2413.343">
            <text:p>2413,343</text:p>
          </table:table-cell>
          <table:table-cell office:value-type="float" office:value="2519.095">
            <text:p>2519,095</text:p>
          </table:table-cell>
          <table:table-cell office:value-type="float" office:value="468.178">
            <text:p>468,178</text:p>
          </table:table-cell>
          <table:table-cell office:value-type="float" office:value="198.901">
            <text:p>198,901</text:p>
          </table:table-cell>
          <table:table-cell office:value-type="float" office:value="1304.914">
            <text:p>1304,914</text:p>
          </table:table-cell>
          <table:table-cell office:value-type="float" office:value="39.248">
            <text:p>39,248</text:p>
          </table:table-cell>
          <table:table-cell office:value-type="float" office:value="183.463">
            <text:p>183,463</text:p>
          </table:table-cell>
          <table:table-cell office:value-type="float" office:value="4535.764">
            <text:p>4535,764</text:p>
          </table:table-cell>
        </table:table-row>
        <table:table-row table:style-name="ro1">
          <table:table-cell office:value-type="string">
            <text:p>Regte Heide &amp; Riels Laag</text:p>
          </table:table-cell>
          <table:table-cell office:value-type="float" office:value="97416.51">
            <text:p>97416,51</text:p>
          </table:table-cell>
          <table:table-cell office:value-type="float" office:value="504.092000000001">
            <text:p>504,092</text:p>
          </table:table-cell>
          <table:table-cell office:value-type="float" office:value="230.642">
            <text:p>230,642</text:p>
          </table:table-cell>
          <table:table-cell office:value-type="float" office:value="17181.907">
            <text:p>17181,907</text:p>
          </table:table-cell>
          <table:table-cell office:value-type="float" office:value="1816.997">
            <text:p>1816,997</text:p>
          </table:table-cell>
          <table:table-cell office:value-type="float" office:value="1990.42599999999">
            <text:p>1990,426</text:p>
          </table:table-cell>
          <table:table-cell office:value-type="float" office:value="1945.24799999999">
            <text:p>1945,248</text:p>
          </table:table-cell>
          <table:table-cell office:value-type="float" office:value="2245.14299999999">
            <text:p>2245,143</text:p>
          </table:table-cell>
          <table:table-cell office:value-type="float" office:value="8489.274">
            <text:p>8489,274</text:p>
          </table:table-cell>
          <table:table-cell office:value-type="float" office:value="19093.247">
            <text:p>19093,247</text:p>
          </table:table-cell>
          <table:table-cell office:value-type="float" office:value="14140.824">
            <text:p>14140,824</text:p>
          </table:table-cell>
          <table:table-cell office:value-type="float" office:value="564.407">
            <text:p>564,407</text:p>
          </table:table-cell>
          <table:table-cell office:value-type="float" office:value="3804.85499999999">
            <text:p>3804,855</text:p>
          </table:table-cell>
          <table:table-cell office:value-type="float" office:value="6792.29299999998">
            <text:p>6792,293</text:p>
          </table:table-cell>
          <table:table-cell office:value-type="float" office:value="1941.884">
            <text:p>1941,884</text:p>
          </table:table-cell>
          <table:table-cell office:value-type="float" office:value="175.688">
            <text:p>175,688</text:p>
          </table:table-cell>
          <table:table-cell office:value-type="float" office:value="3304.812">
            <text:p>3304,812</text:p>
          </table:table-cell>
          <table:table-cell office:value-type="float" office:value="50.17">
            <text:p>50,17</text:p>
          </table:table-cell>
          <table:table-cell office:value-type="float" office:value="1940.01">
            <text:p>1940,01</text:p>
          </table:table-cell>
          <table:table-cell office:value-type="float" office:value="11203.918">
            <text:p>11203,918</text:p>
          </table:table-cell>
        </table:table-row>
        <table:table-row table:style-name="ro1">
          <table:table-cell office:value-type="string">
            <text:p>Rijntakken</text:p>
          </table:table-cell>
          <table:table-cell office:value-type="float" office:value="1637663.189">
            <text:p>1637663,189</text:p>
          </table:table-cell>
          <table:table-cell office:value-type="float" office:value="16892.911">
            <text:p>16892,911</text:p>
          </table:table-cell>
          <table:table-cell office:value-type="float" office:value="3100.796">
            <text:p>3100,796</text:p>
          </table:table-cell>
          <table:table-cell office:value-type="float" office:value="438732.219999999">
            <text:p>438732,219999999</text:p>
          </table:table-cell>
          <table:table-cell office:value-type="float" office:value="14878.81">
            <text:p>14878,81</text:p>
          </table:table-cell>
          <table:table-cell office:value-type="float" office:value="32857.0230000001">
            <text:p>32857,0230000001</text:p>
          </table:table-cell>
          <table:table-cell office:value-type="float" office:value="33646.9340000002">
            <text:p>33646,9340000002</text:p>
          </table:table-cell>
          <table:table-cell office:value-type="float" office:value="23365.7870000001">
            <text:p>23365,7870000001</text:p>
          </table:table-cell>
          <table:table-cell office:value-type="float" office:value="116503.401">
            <text:p>116503,401</text:p>
          </table:table-cell>
          <table:table-cell office:value-type="float" office:value="341069.56">
            <text:p>341069,56</text:p>
          </table:table-cell>
          <table:table-cell office:value-type="float" office:value="132652.745">
            <text:p>132652,745</text:p>
          </table:table-cell>
          <table:table-cell office:value-type="float" office:value="6979.75299999999">
            <text:p>6979,753</text:p>
          </table:table-cell>
          <table:table-cell office:value-type="float" office:value="44147.1700000002">
            <text:p>44147,1700000002</text:p>
          </table:table-cell>
          <table:table-cell office:value-type="float" office:value="118038.399">
            <text:p>118038,399</text:p>
          </table:table-cell>
          <table:table-cell office:value-type="float" office:value="32201.195">
            <text:p>32201,195</text:p>
          </table:table-cell>
          <table:table-cell office:value-type="float" office:value="4058.60499999999">
            <text:p>4058,605</text:p>
          </table:table-cell>
          <table:table-cell office:value-type="float" office:value="32554.425">
            <text:p>32554,425</text:p>
          </table:table-cell>
          <table:table-cell office:value-type="float" office:value="774.615999999999">
            <text:p>774,616</text:p>
          </table:table-cell>
          <table:table-cell office:value-type="float" office:value="51733.2880000001">
            <text:p>51733,2880000001</text:p>
          </table:table-cell>
          <table:table-cell office:value-type="float" office:value="193473.92">
            <text:p>193473,92</text:p>
          </table:table-cell>
        </table:table-row>
        <table:table-row table:style-name="ro1">
          <table:table-cell office:value-type="string">
            <text:p>Roerdal</text:p>
          </table:table-cell>
          <table:table-cell office:value-type="float" office:value="78133.001">
            <text:p>78133,001</text:p>
          </table:table-cell>
          <table:table-cell office:value-type="float" office:value="657.154999999999">
            <text:p>657,155</text:p>
          </table:table-cell>
          <table:table-cell office:value-type="float" office:value="69.235">
            <text:p>69,235</text:p>
          </table:table-cell>
          <table:table-cell office:value-type="float" office:value="21572.222">
            <text:p>21572,222</text:p>
          </table:table-cell>
          <table:table-cell office:value-type="float" office:value="611.642">
            <text:p>611,642</text:p>
          </table:table-cell>
          <table:table-cell office:value-type="float" office:value="1461.948">
            <text:p>1461,948</text:p>
          </table:table-cell>
          <table:table-cell office:value-type="float" office:value="3508.17199999999">
            <text:p>3508,172</text:p>
          </table:table-cell>
          <table:table-cell office:value-type="float" office:value="795.627999999999">
            <text:p>795,628</text:p>
          </table:table-cell>
          <table:table-cell office:value-type="float" office:value="4863.97">
            <text:p>4863,97</text:p>
          </table:table-cell>
          <table:table-cell office:value-type="float" office:value="10638.2">
            <text:p>10638,2</text:p>
          </table:table-cell>
          <table:table-cell office:value-type="float" office:value="9709.97600000001">
            <text:p>9709,976</text:p>
          </table:table-cell>
          <table:table-cell office:value-type="float" office:value="500.594999999999">
            <text:p>500,595</text:p>
          </table:table-cell>
          <table:table-cell office:value-type="float" office:value="5918.195">
            <text:p>5918,195</text:p>
          </table:table-cell>
          <table:table-cell office:value-type="float" office:value="3986.35499999999">
            <text:p>3986,355</text:p>
          </table:table-cell>
          <table:table-cell office:value-type="float" office:value="1090.257">
            <text:p>1090,257</text:p>
          </table:table-cell>
          <table:table-cell office:value-type="float" office:value="92.99">
            <text:p>92,99</text:p>
          </table:table-cell>
          <table:table-cell office:value-type="float" office:value="1130.979">
            <text:p>1130,979</text:p>
          </table:table-cell>
          <table:table-cell office:value-type="float" office:value="15.363">
            <text:p>15,363</text:p>
          </table:table-cell>
          <table:table-cell office:value-type="float" office:value="733.926">
            <text:p>733,926</text:p>
          </table:table-cell>
          <table:table-cell office:value-type="float" office:value="10775.884">
            <text:p>10775,884</text:p>
          </table:table-cell>
        </table:table-row>
        <table:table-row table:style-name="ro1">
          <table:table-cell office:value-type="string">
            <text:p>Rottige Meenthe &amp; Brandemeer</text:p>
          </table:table-cell>
          <table:table-cell office:value-type="float" office:value="249663.322">
            <text:p>249663,322</text:p>
          </table:table-cell>
          <table:table-cell office:value-type="float" office:value="3086.23099999997">
            <text:p>3086,231</text:p>
          </table:table-cell>
          <table:table-cell office:value-type="float" office:value="424.652">
            <text:p>424,652</text:p>
          </table:table-cell>
          <table:table-cell office:value-type="float" office:value="78344.0450000002">
            <text:p>78344,0450000002</text:p>
          </table:table-cell>
          <table:table-cell office:value-type="float" office:value="1065.4">
            <text:p>1065,4</text:p>
          </table:table-cell>
          <table:table-cell office:value-type="float" office:value="3929.08999999998">
            <text:p>3929,09</text:p>
          </table:table-cell>
          <table:table-cell office:value-type="float" office:value="6415.23399999996">
            <text:p>6415,234</text:p>
          </table:table-cell>
          <table:table-cell office:value-type="float" office:value="1951.37199999998">
            <text:p>1951,372</text:p>
          </table:table-cell>
          <table:table-cell office:value-type="float" office:value="10014.278">
            <text:p>10014,278</text:p>
          </table:table-cell>
          <table:table-cell office:value-type="float" office:value="79738.2280000001">
            <text:p>79738,2280000001</text:p>
          </table:table-cell>
          <table:table-cell office:value-type="float" office:value="7662.074">
            <text:p>7662,074</text:p>
          </table:table-cell>
          <table:table-cell office:value-type="float" office:value="1468.63499999999">
            <text:p>1468,635</text:p>
          </table:table-cell>
          <table:table-cell office:value-type="float" office:value="6859.50300000001">
            <text:p>6859,503</text:p>
          </table:table-cell>
          <table:table-cell office:value-type="float" office:value="13074.2010000001">
            <text:p>13074,2010000001</text:p>
          </table:table-cell>
          <table:table-cell office:value-type="float" office:value="4919.77499999998">
            <text:p>4919,775</text:p>
          </table:table-cell>
          <table:table-cell office:value-type="float" office:value="550.688">
            <text:p>550,688</text:p>
          </table:table-cell>
          <table:table-cell office:value-type="float" office:value="8593.894">
            <text:p>8593,894</text:p>
          </table:table-cell>
          <table:table-cell office:value-type="float" office:value="219.284">
            <text:p>219,284</text:p>
          </table:table-cell>
          <table:table-cell office:value-type="float" office:value="3883.96">
            <text:p>3883,96</text:p>
          </table:table-cell>
          <table:table-cell office:value-type="float" office:value="17461.7690000001">
            <text:p>17461,7690000001</text:p>
          </table:table-cell>
        </table:table-row>
        <table:table-row table:style-name="ro1">
          <table:table-cell office:value-type="string">
            <text:p>Sallandse Heuvelrug</text:p>
          </table:table-cell>
          <table:table-cell office:value-type="float" office:value="870354.673000002">
            <text:p>870354,673000002</text:p>
          </table:table-cell>
          <table:table-cell office:value-type="float" office:value="7109.31399999997">
            <text:p>7109,314</text:p>
          </table:table-cell>
          <table:table-cell office:value-type="float" office:value="1398.213">
            <text:p>1398,213</text:p>
          </table:table-cell>
          <table:table-cell office:value-type="float" office:value="195617.009999999">
            <text:p>195617,009999999</text:p>
          </table:table-cell>
          <table:table-cell office:value-type="float" office:value="7657.533">
            <text:p>7657,533</text:p>
          </table:table-cell>
          <table:table-cell office:value-type="float" office:value="18708.3770000001">
            <text:p>18708,3770000001</text:p>
          </table:table-cell>
          <table:table-cell office:value-type="float" office:value="13600.9530000001">
            <text:p>13600,9530000001</text:p>
          </table:table-cell>
          <table:table-cell office:value-type="float" office:value="13238.457">
            <text:p>13238,457</text:p>
          </table:table-cell>
          <table:table-cell office:value-type="float" office:value="66603.853">
            <text:p>66603,853</text:p>
          </table:table-cell>
          <table:table-cell office:value-type="float" office:value="254878.697">
            <text:p>254878,697</text:p>
          </table:table-cell>
          <table:table-cell office:value-type="float" office:value="95289.2170000001">
            <text:p>95289,2170000001</text:p>
          </table:table-cell>
          <table:table-cell office:value-type="float" office:value="4114.35299999993">
            <text:p>4114,3529999999</text:p>
          </table:table-cell>
          <table:table-cell office:value-type="float" office:value="23810.4630000001">
            <text:p>23810,4630000001</text:p>
          </table:table-cell>
          <table:table-cell office:value-type="float" office:value="55845.3950000004">
            <text:p>55845,3950000004</text:p>
          </table:table-cell>
          <table:table-cell office:value-type="float" office:value="18480.085">
            <text:p>18480,085</text:p>
          </table:table-cell>
          <table:table-cell office:value-type="float" office:value="1975.703">
            <text:p>1975,703</text:p>
          </table:table-cell>
          <table:table-cell office:value-type="float" office:value="19605.412">
            <text:p>19605,412</text:p>
          </table:table-cell>
          <table:table-cell office:value-type="float" office:value="459.964">
            <text:p>459,964</text:p>
          </table:table-cell>
          <table:table-cell office:value-type="float" office:value="12779.334">
            <text:p>12779,334</text:p>
          </table:table-cell>
          <table:table-cell office:value-type="float" office:value="59180.4810000002">
            <text:p>59180,4810000002</text:p>
          </table:table-cell>
        </table:table-row>
        <table:table-row table:style-name="ro1">
          <table:table-cell office:value-type="string">
            <text:p>Sarsven en De Banen</text:p>
          </table:table-cell>
          <table:table-cell office:value-type="float" office:value="25822.044">
            <text:p>25822,044</text:p>
          </table:table-cell>
          <table:table-cell office:value-type="float" office:value="72.8110000000001">
            <text:p>72,811</text:p>
          </table:table-cell>
          <table:table-cell office:value-type="float" office:value="14.895">
            <text:p>14,895</text:p>
          </table:table-cell>
          <table:table-cell office:value-type="float" office:value="2602.452">
            <text:p>2602,452</text:p>
          </table:table-cell>
          <table:table-cell office:value-type="float" office:value="414.569">
            <text:p>414,569</text:p>
          </table:table-cell>
          <table:table-cell office:value-type="float" office:value="1651.91">
            <text:p>1651,91</text:p>
          </table:table-cell>
          <table:table-cell office:value-type="float" office:value="844.205999999999">
            <text:p>844,206</text:p>
          </table:table-cell>
          <table:table-cell office:value-type="float" office:value="428.185">
            <text:p>428,185</text:p>
          </table:table-cell>
          <table:table-cell office:value-type="float" office:value="6954.197">
            <text:p>6954,197</text:p>
          </table:table-cell>
          <table:table-cell office:value-type="float" office:value="2930.732">
            <text:p>2930,732</text:p>
          </table:table-cell>
          <table:table-cell office:value-type="float" office:value="6038.089">
            <text:p>6038,089</text:p>
          </table:table-cell>
          <table:table-cell office:value-type="float" office:value="73.275">
            <text:p>73,275</text:p>
          </table:table-cell>
          <table:table-cell office:value-type="float" office:value="581.656">
            <text:p>581,656</text:p>
          </table:table-cell>
          <table:table-cell office:value-type="float" office:value="879.524999999999">
            <text:p>879,525</text:p>
          </table:table-cell>
          <table:table-cell office:value-type="float" office:value="158.854">
            <text:p>158,854</text:p>
          </table:table-cell>
          <table:table-cell office:value-type="float" office:value="6.262">
            <text:p>6,262</text:p>
          </table:table-cell>
          <table:table-cell office:value-type="float" office:value="87.436">
            <text:p>87,436</text:p>
          </table:table-cell>
          <table:table-cell office:value-type="float" office:value="0.778">
            <text:p>0,778</text:p>
          </table:table-cell>
          <table:table-cell office:value-type="float" office:value="45.412">
            <text:p>45,412</text:p>
          </table:table-cell>
          <table:table-cell office:value-type="float" office:value="2036.662">
            <text:p>2036,662</text:p>
          </table:table-cell>
        </table:table-row>
        <table:table-row table:style-name="ro1">
          <table:table-cell office:value-type="string">
            <text:p>Savelsbos</text:p>
          </table:table-cell>
          <table:table-cell office:value-type="float" office:value="101467.681">
            <text:p>101467,681</text:p>
          </table:table-cell>
          <table:table-cell office:value-type="float" office:value="1385.172">
            <text:p>1385,172</text:p>
          </table:table-cell>
          <table:table-cell office:value-type="float" office:value="65.049">
            <text:p>65,049</text:p>
          </table:table-cell>
          <table:table-cell office:value-type="float" office:value="38324.5550000001">
            <text:p>38324,5550000001</text:p>
          </table:table-cell>
          <table:table-cell office:value-type="float" office:value="274.534">
            <text:p>274,534</text:p>
          </table:table-cell>
          <table:table-cell office:value-type="float" office:value="1331.211">
            <text:p>1331,211</text:p>
          </table:table-cell>
          <table:table-cell office:value-type="float" office:value="4064.82499999999">
            <text:p>4064,825</text:p>
          </table:table-cell>
          <table:table-cell office:value-type="float" office:value="605.132">
            <text:p>605,132</text:p>
          </table:table-cell>
          <table:table-cell office:value-type="float" office:value="4374.874">
            <text:p>4374,874</text:p>
          </table:table-cell>
          <table:table-cell office:value-type="float" office:value="15227.901">
            <text:p>15227,901</text:p>
          </table:table-cell>
          <table:table-cell office:value-type="float" office:value="3289.419">
            <text:p>3289,419</text:p>
          </table:table-cell>
          <table:table-cell office:value-type="float" office:value="398.697">
            <text:p>398,697</text:p>
          </table:table-cell>
          <table:table-cell office:value-type="float" office:value="4280.741">
            <text:p>4280,741</text:p>
          </table:table-cell>
          <table:table-cell office:value-type="float" office:value="5963.69499999999">
            <text:p>5963,695</text:p>
          </table:table-cell>
          <table:table-cell office:value-type="float" office:value="1539.103">
            <text:p>1539,103</text:p>
          </table:table-cell>
          <table:table-cell office:value-type="float" office:value="151.397">
            <text:p>151,397</text:p>
          </table:table-cell>
          <table:table-cell office:value-type="float" office:value="2062.598">
            <text:p>2062,598</text:p>
          </table:table-cell>
          <table:table-cell office:value-type="float" office:value="27.88">
            <text:p>27,88</text:p>
          </table:table-cell>
          <table:table-cell office:value-type="float" office:value="931.561">
            <text:p>931,561</text:p>
          </table:table-cell>
          <table:table-cell office:value-type="float" office:value="17168.918">
            <text:p>17168,918</text:p>
          </table:table-cell>
        </table:table-row>
        <table:table-row table:style-name="ro1">
          <table:table-cell office:value-type="string">
            <text:p>Schoorlse Duinen</text:p>
          </table:table-cell>
          <table:table-cell office:value-type="float" office:value="372464.085">
            <text:p>372464,085</text:p>
          </table:table-cell>
          <table:table-cell office:value-type="float" office:value="4424.19299999995">
            <text:p>4424,193</text:p>
          </table:table-cell>
          <table:table-cell office:value-type="float" office:value="1615.258">
            <text:p>1615,258</text:p>
          </table:table-cell>
          <table:table-cell office:value-type="float" office:value="82438.327">
            <text:p>82438,327</text:p>
          </table:table-cell>
          <table:table-cell office:value-type="float" office:value="1202.259">
            <text:p>1202,259</text:p>
          </table:table-cell>
          <table:table-cell office:value-type="float" office:value="3969.48299999997">
            <text:p>3969,483</text:p>
          </table:table-cell>
          <table:table-cell office:value-type="float" office:value="6881.61199999999">
            <text:p>6881,612</text:p>
          </table:table-cell>
          <table:table-cell office:value-type="float" office:value="4498.28999999996">
            <text:p>4498,29</text:p>
          </table:table-cell>
          <table:table-cell office:value-type="float" office:value="8943.649">
            <text:p>8943,649</text:p>
          </table:table-cell>
          <table:table-cell office:value-type="float" office:value="75170.716">
            <text:p>75170,716</text:p>
          </table:table-cell>
          <table:table-cell office:value-type="float" office:value="7713.622">
            <text:p>7713,622</text:p>
          </table:table-cell>
          <table:table-cell office:value-type="float" office:value="3664.34499999995">
            <text:p>3664,345</text:p>
          </table:table-cell>
          <table:table-cell office:value-type="float" office:value="23465.2310000002">
            <text:p>23465,2310000002</text:p>
          </table:table-cell>
          <table:table-cell office:value-type="float" office:value="30852.5550000002">
            <text:p>30852,5550000002</text:p>
          </table:table-cell>
          <table:table-cell office:value-type="float" office:value="12094.856">
            <text:p>12094,856</text:p>
          </table:table-cell>
          <table:table-cell office:value-type="float" office:value="1951.365">
            <text:p>1951,365</text:p>
          </table:table-cell>
          <table:table-cell office:value-type="float" office:value="40281.394">
            <text:p>40281,394</text:p>
          </table:table-cell>
          <table:table-cell office:value-type="float" office:value="1530.54">
            <text:p>1530,54</text:p>
          </table:table-cell>
          <table:table-cell office:value-type="float" office:value="6782.938">
            <text:p>6782,938</text:p>
          </table:table-cell>
          <table:table-cell office:value-type="float" office:value="54982.1330000003">
            <text:p>54982,1330000003</text:p>
          </table:table-cell>
        </table:table-row>
        <table:table-row table:style-name="ro1">
          <table:table-cell office:value-type="string">
            <text:p>Sint Jansberg</text:p>
          </table:table-cell>
          <table:table-cell office:value-type="float" office:value="107238.86">
            <text:p>107238,86</text:p>
          </table:table-cell>
          <table:table-cell office:value-type="float" office:value="586.682999999998">
            <text:p>586,683</text:p>
          </table:table-cell>
          <table:table-cell office:value-type="float" office:value="126.749">
            <text:p>126,749</text:p>
          </table:table-cell>
          <table:table-cell office:value-type="float" office:value="16897.117">
            <text:p>16897,117</text:p>
          </table:table-cell>
          <table:table-cell office:value-type="float" office:value="2032.37">
            <text:p>2032,37</text:p>
          </table:table-cell>
          <table:table-cell office:value-type="float" office:value="2837.09999999999">
            <text:p>2837,1</text:p>
          </table:table-cell>
          <table:table-cell office:value-type="float" office:value="1857.78599999999">
            <text:p>1857,786</text:p>
          </table:table-cell>
          <table:table-cell office:value-type="float" office:value="1537.67999999999">
            <text:p>1537,68</text:p>
          </table:table-cell>
          <table:table-cell office:value-type="float" office:value="11982.002">
            <text:p>11982,002</text:p>
          </table:table-cell>
          <table:table-cell office:value-type="float" office:value="20727.343">
            <text:p>20727,343</text:p>
          </table:table-cell>
          <table:table-cell office:value-type="float" office:value="21397.505">
            <text:p>21397,505</text:p>
          </table:table-cell>
          <table:table-cell office:value-type="float" office:value="342.408000000001">
            <text:p>342,408</text:p>
          </table:table-cell>
          <table:table-cell office:value-type="float" office:value="2741.08999999999">
            <text:p>2741,09</text:p>
          </table:table-cell>
          <table:table-cell office:value-type="float" office:value="6196.30899999997">
            <text:p>6196,309</text:p>
          </table:table-cell>
          <table:table-cell office:value-type="float" office:value="1652.445">
            <text:p>1652,445</text:p>
          </table:table-cell>
          <table:table-cell office:value-type="float" office:value="247.767">
            <text:p>247,767</text:p>
          </table:table-cell>
          <table:table-cell office:value-type="float" office:value="1582.955">
            <text:p>1582,955</text:p>
          </table:table-cell>
          <table:table-cell office:value-type="float" office:value="23.478">
            <text:p>23,478</text:p>
          </table:table-cell>
          <table:table-cell office:value-type="float" office:value="2080.503">
            <text:p>2080,503</text:p>
          </table:table-cell>
          <table:table-cell office:value-type="float" office:value="12388.962">
            <text:p>12388,962</text:p>
          </table:table-cell>
        </table:table-row>
        <table:table-row table:style-name="ro1">
          <table:table-cell office:value-type="string">
            <text:p>Sint Pietersberg &amp; Jekerdal</text:p>
          </table:table-cell>
          <table:table-cell office:value-type="float" office:value="11031.202">
            <text:p>11031,202</text:p>
          </table:table-cell>
          <table:table-cell office:value-type="float" office:value="120.361">
            <text:p>120,361</text:p>
          </table:table-cell>
          <table:table-cell office:value-type="float" office:value="2.664">
            <text:p>2,664</text:p>
          </table:table-cell>
          <table:table-cell office:value-type="float" office:value="3076.502">
            <text:p>3076,502</text:p>
          </table:table-cell>
          <table:table-cell office:value-type="float" office:value="49.746">
            <text:p>49,746</text:p>
          </table:table-cell>
          <table:table-cell office:value-type="float" office:value="129.884">
            <text:p>129,884</text:p>
          </table:table-cell>
          <table:table-cell office:value-type="float" office:value="518.352">
            <text:p>518,352</text:p>
          </table:table-cell>
          <table:table-cell office:value-type="float" office:value="65.471">
            <text:p>65,471</text:p>
          </table:table-cell>
          <table:table-cell office:value-type="float" office:value="555.491">
            <text:p>555,491</text:p>
          </table:table-cell>
          <table:table-cell office:value-type="float" office:value="795.976">
            <text:p>795,976</text:p>
          </table:table-cell>
          <table:table-cell office:value-type="float" office:value="587.429">
            <text:p>587,429</text:p>
          </table:table-cell>
          <table:table-cell office:value-type="float" office:value="92.021">
            <text:p>92,021</text:p>
          </table:table-cell>
          <table:table-cell office:value-type="float" office:value="1050.106">
            <text:p>1050,106</text:p>
          </table:table-cell>
          <table:table-cell office:value-type="float" office:value="806.465999999999">
            <text:p>806,466</text:p>
          </table:table-cell>
          <table:table-cell office:value-type="float" office:value="226.813">
            <text:p>226,813</text:p>
          </table:table-cell>
          <table:table-cell office:value-type="float" office:value="21.216">
            <text:p>21,216</text:p>
          </table:table-cell>
          <table:table-cell office:value-type="float" office:value="259.821">
            <text:p>259,821</text:p>
          </table:table-cell>
          <table:table-cell office:value-type="float" office:value="2.558">
            <text:p>2,558</text:p>
          </table:table-cell>
          <table:table-cell office:value-type="float" office:value="117.753">
            <text:p>117,753</text:p>
          </table:table-cell>
          <table:table-cell office:value-type="float" office:value="2552.407">
            <text:p>2552,407</text:p>
          </table:table-cell>
        </table:table-row>
        <table:table-row table:style-name="ro1">
          <table:table-cell office:value-type="string">
            <text:p>Solleveld &amp; Kapittelduinen</text:p>
          </table:table-cell>
          <table:table-cell office:value-type="float" office:value="321220.273999999">
            <text:p>321220,273999999</text:p>
          </table:table-cell>
          <table:table-cell office:value-type="float" office:value="2009.55799999997">
            <text:p>2009,558</text:p>
          </table:table-cell>
          <table:table-cell office:value-type="float" office:value="8010.643">
            <text:p>8010,643</text:p>
          </table:table-cell>
          <table:table-cell office:value-type="float" office:value="53116.9740000001">
            <text:p>53116,9740000001</text:p>
          </table:table-cell>
          <table:table-cell office:value-type="float" office:value="679.891">
            <text:p>679,891</text:p>
          </table:table-cell>
          <table:table-cell office:value-type="float" office:value="1861.24899999999">
            <text:p>1861,249</text:p>
          </table:table-cell>
          <table:table-cell office:value-type="float" office:value="6099.34599999997">
            <text:p>6099,346</text:p>
          </table:table-cell>
          <table:table-cell office:value-type="float" office:value="1503.14999999999">
            <text:p>1503,15</text:p>
          </table:table-cell>
          <table:table-cell office:value-type="float" office:value="5257.501">
            <text:p>5257,501</text:p>
          </table:table-cell>
          <table:table-cell office:value-type="float" office:value="25476.423">
            <text:p>25476,423</text:p>
          </table:table-cell>
          <table:table-cell office:value-type="float" office:value="6862.525">
            <text:p>6862,525</text:p>
          </table:table-cell>
          <table:table-cell office:value-type="float" office:value="4877.50800000003">
            <text:p>4877,508</text:p>
          </table:table-cell>
          <table:table-cell office:value-type="float" office:value="20408.3700000001">
            <text:p>20408,3700000001</text:p>
          </table:table-cell>
          <table:table-cell office:value-type="float" office:value="29562.5750000003">
            <text:p>29562,5750000003</text:p>
          </table:table-cell>
          <table:table-cell office:value-type="float" office:value="15720.505">
            <text:p>15720,505</text:p>
          </table:table-cell>
          <table:table-cell office:value-type="float" office:value="1255.136">
            <text:p>1255,136</text:p>
          </table:table-cell>
          <table:table-cell office:value-type="float" office:value="55266.504">
            <text:p>55266,504</text:p>
          </table:table-cell>
          <table:table-cell office:value-type="float" office:value="934.860999999999">
            <text:p>934,861</text:p>
          </table:table-cell>
          <table:table-cell office:value-type="float" office:value="8758.93499999999">
            <text:p>8758,935</text:p>
          </table:table-cell>
          <table:table-cell office:value-type="float" office:value="73557.5330000001">
            <text:p>73557,5330000001</text:p>
          </table:table-cell>
        </table:table-row>
        <table:table-row table:style-name="ro1">
          <table:table-cell office:value-type="string">
            <text:p>Springendal &amp; Dal van de Mosbeek</text:p>
          </table:table-cell>
          <table:table-cell office:value-type="float" office:value="182745.146">
            <text:p>182745,146</text:p>
          </table:table-cell>
          <table:table-cell office:value-type="float" office:value="1504.01199999999">
            <text:p>1504,012</text:p>
          </table:table-cell>
          <table:table-cell office:value-type="float" office:value="121.095">
            <text:p>121,095</text:p>
          </table:table-cell>
          <table:table-cell office:value-type="float" office:value="44775.2720000001">
            <text:p>44775,2720000001</text:p>
          </table:table-cell>
          <table:table-cell office:value-type="float" office:value="1141.493">
            <text:p>1141,493</text:p>
          </table:table-cell>
          <table:table-cell office:value-type="float" office:value="3952.53599999998">
            <text:p>3952,536</text:p>
          </table:table-cell>
          <table:table-cell office:value-type="float" office:value="1870.21099999999">
            <text:p>1870,211</text:p>
          </table:table-cell>
          <table:table-cell office:value-type="float" office:value="2329.26999999999">
            <text:p>2329,27</text:p>
          </table:table-cell>
          <table:table-cell office:value-type="float" office:value="17107.938">
            <text:p>17107,938</text:p>
          </table:table-cell>
          <table:table-cell office:value-type="float" office:value="61516.44">
            <text:p>61516,44</text:p>
          </table:table-cell>
          <table:table-cell office:value-type="float" office:value="17913.368">
            <text:p>17913,368</text:p>
          </table:table-cell>
          <table:table-cell office:value-type="float" office:value="644.344000000002">
            <text:p>644,344</text:p>
          </table:table-cell>
          <table:table-cell office:value-type="float" office:value="3952.17399999999">
            <text:p>3952,174</text:p>
          </table:table-cell>
          <table:table-cell office:value-type="float" office:value="6909.04099999998">
            <text:p>6909,041</text:p>
          </table:table-cell>
          <table:table-cell office:value-type="float" office:value="2698.83999999999">
            <text:p>2698,84</text:p>
          </table:table-cell>
          <table:table-cell office:value-type="float" office:value="256.034">
            <text:p>256,034</text:p>
          </table:table-cell>
          <table:table-cell office:value-type="float" office:value="2981.948">
            <text:p>2981,948</text:p>
          </table:table-cell>
          <table:table-cell office:value-type="float" office:value="54.372">
            <text:p>54,372</text:p>
          </table:table-cell>
          <table:table-cell office:value-type="float" office:value="1493.475">
            <text:p>1493,475</text:p>
          </table:table-cell>
          <table:table-cell office:value-type="float" office:value="11522.278">
            <text:p>11522,278</text:p>
          </table:table-cell>
        </table:table-row>
        <table:table-row table:style-name="ro1">
          <table:table-cell office:value-type="string">
            <text:p>Stelkampsveld</text:p>
          </table:table-cell>
          <table:table-cell office:value-type="float" office:value="13957.688">
            <text:p>13957,688</text:p>
          </table:table-cell>
          <table:table-cell office:value-type="float" office:value="111.728">
            <text:p>111,728</text:p>
          </table:table-cell>
          <table:table-cell office:value-type="float" office:value="1.019">
            <text:p>1,019</text:p>
          </table:table-cell>
          <table:table-cell office:value-type="float" office:value="3349.525">
            <text:p>3349,525</text:p>
          </table:table-cell>
          <table:table-cell office:value-type="float" office:value="128.42">
            <text:p>128,42</text:p>
          </table:table-cell>
          <table:table-cell office:value-type="float" office:value="292.357000000001">
            <text:p>292,357</text:p>
          </table:table-cell>
          <table:table-cell office:value-type="float" office:value="158.749">
            <text:p>158,749</text:p>
          </table:table-cell>
          <table:table-cell office:value-type="float" office:value="161.639">
            <text:p>161,639</text:p>
          </table:table-cell>
          <table:table-cell office:value-type="float" office:value="964.375">
            <text:p>964,375</text:p>
          </table:table-cell>
          <table:table-cell office:value-type="float" office:value="4295.028">
            <text:p>4295,028</text:p>
          </table:table-cell>
          <table:table-cell office:value-type="float" office:value="2265.654">
            <text:p>2265,654</text:p>
          </table:table-cell>
          <table:table-cell office:value-type="float" office:value="58.907">
            <text:p>58,907</text:p>
          </table:table-cell>
          <table:table-cell office:value-type="float" office:value="327.035">
            <text:p>327,035</text:p>
          </table:table-cell>
          <table:table-cell office:value-type="float" office:value="296.711">
            <text:p>296,711</text:p>
          </table:table-cell>
          <table:table-cell office:value-type="float" office:value="147.725">
            <text:p>147,725</text:p>
          </table:table-cell>
          <table:table-cell office:value-type="float" office:value="17.757">
            <text:p>17,757</text:p>
          </table:table-cell>
          <table:table-cell office:value-type="float" office:value="45.844">
            <text:p>45,844</text:p>
          </table:table-cell>
          <table:table-cell office:value-type="float" office:value="0.642">
            <text:p>0,642</text:p>
          </table:table-cell>
          <table:table-cell office:value-type="float" office:value="81.222">
            <text:p>81,222</text:p>
          </table:table-cell>
          <table:table-cell office:value-type="float" office:value="1253.266">
            <text:p>1253,266</text:p>
          </table:table-cell>
        </table:table-row>
        <table:table-row table:style-name="ro1">
          <table:table-cell office:value-type="string">
            <text:p>Strabrechtse Heide &amp; Beuven</text:p>
          </table:table-cell>
          <table:table-cell office:value-type="float" office:value="566653.223000001">
            <text:p>566653,223000001</text:p>
          </table:table-cell>
          <table:table-cell office:value-type="float" office:value="3523.20699999997">
            <text:p>3523,207</text:p>
          </table:table-cell>
          <table:table-cell office:value-type="float" office:value="1416.548">
            <text:p>1416,548</text:p>
          </table:table-cell>
          <table:table-cell office:value-type="float" office:value="80469.7539999999">
            <text:p>80469,7539999999</text:p>
          </table:table-cell>
          <table:table-cell office:value-type="float" office:value="9490.186">
            <text:p>9490,186</text:p>
          </table:table-cell>
          <table:table-cell office:value-type="float" office:value="15653.7050000001">
            <text:p>15653,7050000001</text:p>
          </table:table-cell>
          <table:table-cell office:value-type="float" office:value="11114.1330000001">
            <text:p>11114,1330000001</text:p>
          </table:table-cell>
          <table:table-cell office:value-type="float" office:value="8108.12800000001">
            <text:p>8108,128</text:p>
          </table:table-cell>
          <table:table-cell office:value-type="float" office:value="78815.232">
            <text:p>78815,232</text:p>
          </table:table-cell>
          <table:table-cell office:value-type="float" office:value="93135.3649999999">
            <text:p>93135,3649999999</text:p>
          </table:table-cell>
          <table:table-cell office:value-type="float" office:value="102248.864">
            <text:p>102248,864</text:p>
          </table:table-cell>
          <table:table-cell office:value-type="float" office:value="2642.66199999995">
            <text:p>2642,662</text:p>
          </table:table-cell>
          <table:table-cell office:value-type="float" office:value="19901.7540000001">
            <text:p>19901,7540000001</text:p>
          </table:table-cell>
          <table:table-cell office:value-type="float" office:value="53509.7460000005">
            <text:p>53509,7460000005</text:p>
          </table:table-cell>
          <table:table-cell office:value-type="float" office:value="12251.827">
            <text:p>12251,827</text:p>
          </table:table-cell>
          <table:table-cell office:value-type="float" office:value="1166.576">
            <text:p>1166,576</text:p>
          </table:table-cell>
          <table:table-cell office:value-type="float" office:value="13535.789">
            <text:p>13535,789</text:p>
          </table:table-cell>
          <table:table-cell office:value-type="float" office:value="254.014">
            <text:p>254,014</text:p>
          </table:table-cell>
          <table:table-cell office:value-type="float" office:value="8577.31899999999">
            <text:p>8577,319</text:p>
          </table:table-cell>
          <table:table-cell office:value-type="float" office:value="50837.1030000002">
            <text:p>50837,1030000002</text:p>
          </table:table-cell>
        </table:table-row>
        <table:table-row table:style-name="ro1">
          <table:table-cell office:value-type="string">
            <text:p>Swalmdal</text:p>
          </table:table-cell>
          <table:table-cell office:value-type="float" office:value="15988.446">
            <text:p>15988,446</text:p>
          </table:table-cell>
          <table:table-cell office:value-type="float" office:value="127.119">
            <text:p>127,119</text:p>
          </table:table-cell>
          <table:table-cell office:value-type="float" office:value="13.71">
            <text:p>13,71</text:p>
          </table:table-cell>
          <table:table-cell office:value-type="float" office:value="3314.192">
            <text:p>3314,192</text:p>
          </table:table-cell>
          <table:table-cell office:value-type="float" office:value="180.225">
            <text:p>180,225</text:p>
          </table:table-cell>
          <table:table-cell office:value-type="float" office:value="395.724">
            <text:p>395,724</text:p>
          </table:table-cell>
          <table:table-cell office:value-type="float" office:value="504.51">
            <text:p>504,51</text:p>
          </table:table-cell>
          <table:table-cell office:value-type="float" office:value="178.734">
            <text:p>178,734</text:p>
          </table:table-cell>
          <table:table-cell office:value-type="float" office:value="1955.853">
            <text:p>1955,853</text:p>
          </table:table-cell>
          <table:table-cell office:value-type="float" office:value="1643.24">
            <text:p>1643,24</text:p>
          </table:table-cell>
          <table:table-cell office:value-type="float" office:value="2287.67">
            <text:p>2287,67</text:p>
          </table:table-cell>
          <table:table-cell office:value-type="float" office:value="97.3">
            <text:p>97,3</text:p>
          </table:table-cell>
          <table:table-cell office:value-type="float" office:value="1326.54">
            <text:p>1326,54</text:p>
          </table:table-cell>
          <table:table-cell office:value-type="float" office:value="1553.393">
            <text:p>1553,393</text:p>
          </table:table-cell>
          <table:table-cell office:value-type="float" office:value="177.653">
            <text:p>177,653</text:p>
          </table:table-cell>
          <table:table-cell office:value-type="float" office:value="58.987">
            <text:p>58,987</text:p>
          </table:table-cell>
          <table:table-cell office:value-type="float" office:value="51.056">
            <text:p>51,056</text:p>
          </table:table-cell>
          <table:table-cell office:value-type="float" office:value="0.144">
            <text:p>0,144</text:p>
          </table:table-cell>
          <table:table-cell office:value-type="float" office:value="102.558">
            <text:p>102,558</text:p>
          </table:table-cell>
          <table:table-cell office:value-type="float" office:value="2019.744">
            <text:p>2019,744</text:p>
          </table:table-cell>
        </table:table-row>
        <table:table-row table:style-name="ro1">
          <table:table-cell office:value-type="string">
            <text:p>Uiterwaarden Lek</text:p>
          </table:table-cell>
          <table:table-cell office:value-type="float" office:value="22298.536">
            <text:p>22298,536</text:p>
          </table:table-cell>
          <table:table-cell office:value-type="float" office:value="341.980000000001">
            <text:p>341,98</text:p>
          </table:table-cell>
          <table:table-cell office:value-type="float" office:value="16.886">
            <text:p>16,886</text:p>
          </table:table-cell>
          <table:table-cell office:value-type="float" office:value="5921.215">
            <text:p>5921,215</text:p>
          </table:table-cell>
          <table:table-cell office:value-type="float" office:value="75.443">
            <text:p>75,443</text:p>
          </table:table-cell>
          <table:table-cell office:value-type="float" office:value="425.933">
            <text:p>425,933</text:p>
          </table:table-cell>
          <table:table-cell office:value-type="float" office:value="156.677">
            <text:p>156,677</text:p>
          </table:table-cell>
          <table:table-cell office:value-type="float" office:value="300.573">
            <text:p>300,573</text:p>
          </table:table-cell>
          <table:table-cell office:value-type="float" office:value="492.262">
            <text:p>492,262</text:p>
          </table:table-cell>
          <table:table-cell office:value-type="float" office:value="7397.67699999999">
            <text:p>7397,677</text:p>
          </table:table-cell>
          <table:table-cell office:value-type="float" office:value="751.811">
            <text:p>751,811</text:p>
          </table:table-cell>
          <table:table-cell office:value-type="float" office:value="141.723">
            <text:p>141,723</text:p>
          </table:table-cell>
          <table:table-cell office:value-type="float" office:value="656.961">
            <text:p>656,961</text:p>
          </table:table-cell>
          <table:table-cell office:value-type="float" office:value="1283.652">
            <text:p>1283,652</text:p>
          </table:table-cell>
          <table:table-cell office:value-type="float" office:value="411.172">
            <text:p>411,172</text:p>
          </table:table-cell>
          <table:table-cell office:value-type="float" office:value="48.55">
            <text:p>48,55</text:p>
          </table:table-cell>
          <table:table-cell office:value-type="float" office:value="528.496">
            <text:p>528,496</text:p>
          </table:table-cell>
          <table:table-cell office:value-type="float" office:value="7.99">
            <text:p>7,99</text:p>
          </table:table-cell>
          <table:table-cell office:value-type="float" office:value="1372.821">
            <text:p>1372,821</text:p>
          </table:table-cell>
          <table:table-cell office:value-type="float" office:value="1966.462">
            <text:p>1966,462</text:p>
          </table:table-cell>
        </table:table-row>
        <table:table-row table:style-name="ro1">
          <table:table-cell office:value-type="string">
            <text:p>Uiterwaarden Zwarte Water en Vecht</text:p>
          </table:table-cell>
          <table:table-cell office:value-type="float" office:value="224581.559">
            <text:p>224581,559</text:p>
          </table:table-cell>
          <table:table-cell office:value-type="float" office:value="3129.61599999996">
            <text:p>3129,616</text:p>
          </table:table-cell>
          <table:table-cell office:value-type="float" office:value="325.999">
            <text:p>325,999</text:p>
          </table:table-cell>
          <table:table-cell office:value-type="float" office:value="75360.119">
            <text:p>75360,119</text:p>
          </table:table-cell>
          <table:table-cell office:value-type="float" office:value="1838.929">
            <text:p>1838,929</text:p>
          </table:table-cell>
          <table:table-cell office:value-type="float" office:value="3653.07299999998">
            <text:p>3653,073</text:p>
          </table:table-cell>
          <table:table-cell office:value-type="float" office:value="3641.54999999997">
            <text:p>3641,55</text:p>
          </table:table-cell>
          <table:table-cell office:value-type="float" office:value="2190.53699999998">
            <text:p>2190,537</text:p>
          </table:table-cell>
          <table:table-cell office:value-type="float" office:value="10850.789">
            <text:p>10850,789</text:p>
          </table:table-cell>
          <table:table-cell office:value-type="float" office:value="60201.8160000001">
            <text:p>60201,8160000001</text:p>
          </table:table-cell>
          <table:table-cell office:value-type="float" office:value="8343.94499999999">
            <text:p>8343,945</text:p>
          </table:table-cell>
          <table:table-cell office:value-type="float" office:value="1079.362">
            <text:p>1079,362</text:p>
          </table:table-cell>
          <table:table-cell office:value-type="float" office:value="6436.07999999998">
            <text:p>6436,08</text:p>
          </table:table-cell>
          <table:table-cell office:value-type="float" office:value="13779.7800000001">
            <text:p>13779,7800000001</text:p>
          </table:table-cell>
          <table:table-cell office:value-type="float" office:value="4357.15099999999">
            <text:p>4357,151</text:p>
          </table:table-cell>
          <table:table-cell office:value-type="float" office:value="392.28">
            <text:p>392,28</text:p>
          </table:table-cell>
          <table:table-cell office:value-type="float" office:value="5088.839">
            <text:p>5088,839</text:p>
          </table:table-cell>
          <table:table-cell office:value-type="float" office:value="109.777">
            <text:p>109,777</text:p>
          </table:table-cell>
          <table:table-cell office:value-type="float" office:value="3600.403">
            <text:p>3600,403</text:p>
          </table:table-cell>
          <table:table-cell office:value-type="float" office:value="20200.326">
            <text:p>20200,326</text:p>
          </table:table-cell>
        </table:table-row>
        <table:table-row table:style-name="ro1">
          <table:table-cell office:value-type="string">
            <text:p>Ulvenhoutse Bos</text:p>
          </table:table-cell>
          <table:table-cell office:value-type="float" office:value="36043.715">
            <text:p>36043,715</text:p>
          </table:table-cell>
          <table:table-cell office:value-type="float" office:value="170.185">
            <text:p>170,185</text:p>
          </table:table-cell>
          <table:table-cell office:value-type="float" office:value="78.388">
            <text:p>78,388</text:p>
          </table:table-cell>
          <table:table-cell office:value-type="float" office:value="5458.77499999999">
            <text:p>5458,775</text:p>
          </table:table-cell>
          <table:table-cell office:value-type="float" office:value="325.975">
            <text:p>325,975</text:p>
          </table:table-cell>
          <table:table-cell office:value-type="float" office:value="610.929">
            <text:p>610,929</text:p>
          </table:table-cell>
          <table:table-cell office:value-type="float" office:value="588.572">
            <text:p>588,572</text:p>
          </table:table-cell>
          <table:table-cell office:value-type="float" office:value="499.449">
            <text:p>499,449</text:p>
          </table:table-cell>
          <table:table-cell office:value-type="float" office:value="1922.383">
            <text:p>1922,383</text:p>
          </table:table-cell>
          <table:table-cell office:value-type="float" office:value="6646.027">
            <text:p>6646,027</text:p>
          </table:table-cell>
          <table:table-cell office:value-type="float" office:value="3599.782">
            <text:p>3599,782</text:p>
          </table:table-cell>
          <table:table-cell office:value-type="float" office:value="192.67">
            <text:p>192,67</text:p>
          </table:table-cell>
          <table:table-cell office:value-type="float" office:value="1548.987">
            <text:p>1548,987</text:p>
          </table:table-cell>
          <table:table-cell office:value-type="float" office:value="4207.90899999999">
            <text:p>4207,909</text:p>
          </table:table-cell>
          <table:table-cell office:value-type="float" office:value="743.624999999998">
            <text:p>743,625</text:p>
          </table:table-cell>
          <table:table-cell office:value-type="float" office:value="51.401">
            <text:p>51,401</text:p>
          </table:table-cell>
          <table:table-cell office:value-type="float" office:value="1136.067">
            <text:p>1136,067</text:p>
          </table:table-cell>
          <table:table-cell office:value-type="float" office:value="16.885">
            <text:p>16,885</text:p>
          </table:table-cell>
          <table:table-cell office:value-type="float" office:value="782.924">
            <text:p>782,924</text:p>
          </table:table-cell>
          <table:table-cell office:value-type="float" office:value="7462.46">
            <text:p>7462,46</text:p>
          </table:table-cell>
        </table:table-row>
        <table:table-row table:style-name="ro1">
          <table:table-cell office:value-type="string">
            <text:p>Van Oordt's Mersken</text:p>
          </table:table-cell>
          <table:table-cell office:value-type="float" office:value="248997.139">
            <text:p>248997,139</text:p>
          </table:table-cell>
          <table:table-cell office:value-type="float" office:value="3140.05899999997">
            <text:p>3140,059</text:p>
          </table:table-cell>
          <table:table-cell office:value-type="float" office:value="296.867">
            <text:p>296,867</text:p>
          </table:table-cell>
          <table:table-cell office:value-type="float" office:value="76569.5470000001">
            <text:p>76569,5470000001</text:p>
          </table:table-cell>
          <table:table-cell office:value-type="float" office:value="994.129">
            <text:p>994,129</text:p>
          </table:table-cell>
          <table:table-cell office:value-type="float" office:value="3049.47999999998">
            <text:p>3049,48</text:p>
          </table:table-cell>
          <table:table-cell office:value-type="float" office:value="3011.80899999997">
            <text:p>3011,809</text:p>
          </table:table-cell>
          <table:table-cell office:value-type="float" office:value="1389.01499999999">
            <text:p>1389,015</text:p>
          </table:table-cell>
          <table:table-cell office:value-type="float" office:value="7520.56">
            <text:p>7520,56</text:p>
          </table:table-cell>
          <table:table-cell office:value-type="float" office:value="71534.557">
            <text:p>71534,557</text:p>
          </table:table-cell>
          <table:table-cell office:value-type="float" office:value="4288.86699999999">
            <text:p>4288,867</text:p>
          </table:table-cell>
          <table:table-cell office:value-type="float" office:value="1226.559">
            <text:p>1226,559</text:p>
          </table:table-cell>
          <table:table-cell office:value-type="float" office:value="5471.90699999998">
            <text:p>5471,907</text:p>
          </table:table-cell>
          <table:table-cell office:value-type="float" office:value="18827.2580000001">
            <text:p>18827,2580000001</text:p>
          </table:table-cell>
          <table:table-cell office:value-type="float" office:value="4598.253">
            <text:p>4598,253</text:p>
          </table:table-cell>
          <table:table-cell office:value-type="float" office:value="463.021">
            <text:p>463,021</text:p>
          </table:table-cell>
          <table:table-cell office:value-type="float" office:value="7882.737">
            <text:p>7882,737</text:p>
          </table:table-cell>
          <table:table-cell office:value-type="float" office:value="217.856">
            <text:p>217,856</text:p>
          </table:table-cell>
          <table:table-cell office:value-type="float" office:value="2576.50499999999">
            <text:p>2576,505</text:p>
          </table:table-cell>
          <table:table-cell office:value-type="float" office:value="35936.7480000002">
            <text:p>35936,7480000002</text:p>
          </table:table-cell>
        </table:table-row>
        <table:table-row table:style-name="ro1">
          <table:table-cell office:value-type="string">
            <text:p>Vecht- en Beneden-Reggegebied</text:p>
          </table:table-cell>
          <table:table-cell office:value-type="float" office:value="727495.775000002">
            <text:p>727495,775000002</text:p>
          </table:table-cell>
          <table:table-cell office:value-type="float" office:value="6331.88499999996">
            <text:p>6331,885</text:p>
          </table:table-cell>
          <table:table-cell office:value-type="float" office:value="927.842999999998">
            <text:p>927,843</text:p>
          </table:table-cell>
          <table:table-cell office:value-type="float" office:value="171901.434999999">
            <text:p>171901,434999999</text:p>
          </table:table-cell>
          <table:table-cell office:value-type="float" office:value="7589.086">
            <text:p>7589,086</text:p>
          </table:table-cell>
          <table:table-cell office:value-type="float" office:value="17085.7130000001">
            <text:p>17085,7130000001</text:p>
          </table:table-cell>
          <table:table-cell office:value-type="float" office:value="12510.1890000001">
            <text:p>12510,1890000001</text:p>
          </table:table-cell>
          <table:table-cell office:value-type="float" office:value="9714.74000000002">
            <text:p>9714,74</text:p>
          </table:table-cell>
          <table:table-cell office:value-type="float" office:value="60286.631">
            <text:p>60286,631</text:p>
          </table:table-cell>
          <table:table-cell office:value-type="float" office:value="216858.566">
            <text:p>216858,566</text:p>
          </table:table-cell>
          <table:table-cell office:value-type="float" office:value="81191.3410000002">
            <text:p>81191,3410000002</text:p>
          </table:table-cell>
          <table:table-cell office:value-type="float" office:value="2881.14099999994">
            <text:p>2881,141</text:p>
          </table:table-cell>
          <table:table-cell office:value-type="float" office:value="15901.1270000001">
            <text:p>15901,1270000001</text:p>
          </table:table-cell>
          <table:table-cell office:value-type="float" office:value="35454.8560000004">
            <text:p>35454,8560000004</text:p>
          </table:table-cell>
          <table:table-cell office:value-type="float" office:value="13190.754">
            <text:p>13190,754</text:p>
          </table:table-cell>
          <table:table-cell office:value-type="float" office:value="1240.104">
            <text:p>1240,104</text:p>
          </table:table-cell>
          <table:table-cell office:value-type="float" office:value="13851.693">
            <text:p>13851,693</text:p>
          </table:table-cell>
          <table:table-cell office:value-type="float" office:value="325.592">
            <text:p>325,592</text:p>
          </table:table-cell>
          <table:table-cell office:value-type="float" office:value="7835.327">
            <text:p>7835,327</text:p>
          </table:table-cell>
          <table:table-cell office:value-type="float" office:value="52415.9290000002">
            <text:p>52415,9290000002</text:p>
          </table:table-cell>
        </table:table-row>
        <table:table-row table:style-name="ro1">
          <table:table-cell office:value-type="string">
            <text:p>Veluwe</text:p>
          </table:table-cell>
          <table:table-cell office:value-type="float" office:value="99809467.5240001">
            <text:p>99809467,5240001</text:p>
          </table:table-cell>
          <table:table-cell office:value-type="float" office:value="695894.551999999">
            <text:p>695894,551999999</text:p>
          </table:table-cell>
          <table:table-cell office:value-type="float" office:value="198249.963">
            <text:p>198249,963</text:p>
          </table:table-cell>
          <table:table-cell office:value-type="float" office:value="17900391.102">
            <text:p>17900391,102</text:p>
          </table:table-cell>
          <table:table-cell office:value-type="float" office:value="689050.445">
            <text:p>689050,445</text:p>
          </table:table-cell>
          <table:table-cell office:value-type="float" office:value="2643154.77">
            <text:p>2643154,77</text:p>
          </table:table-cell>
          <table:table-cell office:value-type="float" office:value="1839231.917">
            <text:p>1839231,917</text:p>
          </table:table-cell>
          <table:table-cell office:value-type="float" office:value="1397241.821">
            <text:p>1397241,821</text:p>
          </table:table-cell>
          <table:table-cell office:value-type="float" office:value="11223357.421">
            <text:p>11223357,421</text:p>
          </table:table-cell>
          <table:table-cell office:value-type="float" office:value="25946326.492">
            <text:p>25946326,492</text:p>
          </table:table-cell>
          <table:table-cell office:value-type="float" office:value="9080028.553">
            <text:p>9080028,553</text:p>
          </table:table-cell>
          <table:table-cell office:value-type="float" office:value="458321.819999987">
            <text:p>458321,819999987</text:p>
          </table:table-cell>
          <table:table-cell office:value-type="float" office:value="2916966.194">
            <text:p>2916966,194</text:p>
          </table:table-cell>
          <table:table-cell office:value-type="float" office:value="9007721.79500002">
            <text:p>9007721,79500002</text:p>
          </table:table-cell>
          <table:table-cell office:value-type="float" office:value="2271648.75200001">
            <text:p>2271648,75200001</text:p>
          </table:table-cell>
          <table:table-cell office:value-type="float" office:value="244993.088">
            <text:p>244993,088</text:p>
          </table:table-cell>
          <table:table-cell office:value-type="float" office:value="2414415.141">
            <text:p>2414415,141</text:p>
          </table:table-cell>
          <table:table-cell office:value-type="float" office:value="75705.1559999999">
            <text:p>75705,1559999999</text:p>
          </table:table-cell>
          <table:table-cell office:value-type="float" office:value="1968348.119">
            <text:p>1968348,119</text:p>
          </table:table-cell>
          <table:table-cell office:value-type="float" office:value="8838419.49199999">
            <text:p>8838419,49199999</text:p>
          </table:table-cell>
        </table:table-row>
        <table:table-row table:style-name="ro1">
          <table:table-cell office:value-type="string">
            <text:p>Vlijmens Ven, Moerputten &amp; Bossche Broek</text:p>
          </table:table-cell>
          <table:table-cell office:value-type="float" office:value="12638.578">
            <text:p>12638,578</text:p>
          </table:table-cell>
          <table:table-cell office:value-type="float" office:value="75.8360000000001">
            <text:p>75,836</text:p>
          </table:table-cell>
          <table:table-cell office:value-type="float" office:value="14.753">
            <text:p>14,753</text:p>
          </table:table-cell>
          <table:table-cell office:value-type="float" office:value="2021.243">
            <text:p>2021,243</text:p>
          </table:table-cell>
          <table:table-cell office:value-type="float" office:value="132.259">
            <text:p>132,259</text:p>
          </table:table-cell>
          <table:table-cell office:value-type="float" office:value="235.44">
            <text:p>235,44</text:p>
          </table:table-cell>
          <table:table-cell office:value-type="float" office:value="157.344">
            <text:p>157,344</text:p>
          </table:table-cell>
          <table:table-cell office:value-type="float" office:value="200.075">
            <text:p>200,075</text:p>
          </table:table-cell>
          <table:table-cell office:value-type="float" office:value="855.863">
            <text:p>855,863</text:p>
          </table:table-cell>
          <table:table-cell office:value-type="float" office:value="2521.902">
            <text:p>2521,902</text:p>
          </table:table-cell>
          <table:table-cell office:value-type="float" office:value="1368.651">
            <text:p>1368,651</text:p>
          </table:table-cell>
          <table:table-cell office:value-type="float" office:value="136.961">
            <text:p>136,961</text:p>
          </table:table-cell>
          <table:table-cell office:value-type="float" office:value="511.935">
            <text:p>511,935</text:p>
          </table:table-cell>
          <table:table-cell office:value-type="float" office:value="1587.568">
            <text:p>1587,568</text:p>
          </table:table-cell>
          <table:table-cell office:value-type="float" office:value="308.296000000001">
            <text:p>308,296</text:p>
          </table:table-cell>
          <table:table-cell office:value-type="float" office:value="10.489">
            <text:p>10,489</text:p>
          </table:table-cell>
          <table:table-cell office:value-type="float" office:value="193.703">
            <text:p>193,703</text:p>
          </table:table-cell>
          <table:table-cell office:value-type="float" office:value="2.454">
            <text:p>2,454</text:p>
          </table:table-cell>
          <table:table-cell office:value-type="float" office:value="212.096">
            <text:p>212,096</text:p>
          </table:table-cell>
          <table:table-cell office:value-type="float" office:value="2091.523">
            <text:p>2091,523</text:p>
          </table:table-cell>
        </table:table-row>
        <table:table-row table:style-name="ro1">
          <table:table-cell office:value-type="string">
            <text:p>Vogelkreek</text:p>
          </table:table-cell>
          <table:table-cell office:value-type="float" office:value="599.297">
            <text:p>599,297</text:p>
          </table:table-cell>
          <table:table-cell office:value-type="float" office:value="2.619">
            <text:p>2,619</text:p>
          </table:table-cell>
          <table:table-cell office:value-type="float" office:value="0.002">
            <text:p>0,002</text:p>
          </table:table-cell>
          <table:table-cell office:value-type="float" office:value="265.046">
            <text:p>265,046</text:p>
          </table:table-cell>
          <table:table-cell office:value-type="float" office:value="1.327">
            <text:p>1,327</text:p>
          </table:table-cell>
          <table:table-cell office:value-type="float" office:value="3.917">
            <text:p>3,917</text:p>
          </table:table-cell>
          <table:table-cell office:value-type="float" office:value="64.229">
            <text:p>64,229</text:p>
          </table:table-cell>
          <table:table-cell office:value-type="float" office:value="0.59">
            <text:p>0,59</text:p>
          </table:table-cell>
          <table:table-cell office:value-type="float" office:value="9.196">
            <text:p>9,196</text:p>
          </table:table-cell>
          <table:table-cell office:value-type="float" office:value="74.731">
            <text:p>74,731</text:p>
          </table:table-cell>
          <table:table-cell office:value-type="float" office:value="5.701">
            <text:p>5,701</text:p>
          </table:table-cell>
          <table:table-cell office:value-type="float" office:value="1.63">
            <text:p>1,63</text:p>
          </table:table-cell>
          <table:table-cell office:value-type="float" office:value="66.483">
            <text:p>66,483</text:p>
          </table:table-cell>
          <table:table-cell office:value-type="float" office:value="3.694">
            <text:p>3,694</text:p>
          </table:table-cell>
          <table:table-cell office:value-type="float" office:value="4.665">
            <text:p>4,665</text:p>
          </table:table-cell>
          <table:table-cell office:value-type="float" office:value="0">
            <text:p>0</text:p>
          </table:table-cell>
          <table:table-cell office:value-type="float" office:value="1.622">
            <text:p>1,622</text:p>
          </table:table-cell>
          <table:table-cell office:value-type="float" office:value="0">
            <text:p>0</text:p>
          </table:table-cell>
          <table:table-cell office:value-type="float" office:value="0.513">
            <text:p>0,513</text:p>
          </table:table-cell>
          <table:table-cell office:value-type="float" office:value="93.317">
            <text:p>93,317</text:p>
          </table:table-cell>
        </table:table-row>
        <table:table-row table:style-name="ro1">
          <table:table-cell office:value-type="string">
            <text:p>Voordelta</text:p>
          </table:table-cell>
          <table:table-cell office:value-type="float" office:value="35259.13">
            <text:p>35259,13</text:p>
          </table:table-cell>
          <table:table-cell office:value-type="float" office:value="132.463">
            <text:p>132,463</text:p>
          </table:table-cell>
          <table:table-cell office:value-type="float" office:value="327.566">
            <text:p>327,566</text:p>
          </table:table-cell>
          <table:table-cell office:value-type="float" office:value="6546.155">
            <text:p>6546,155</text:p>
          </table:table-cell>
          <table:table-cell office:value-type="float" office:value="79.658">
            <text:p>79,658</text:p>
          </table:table-cell>
          <table:table-cell office:value-type="float" office:value="259.548000000001">
            <text:p>259,548</text:p>
          </table:table-cell>
          <table:table-cell office:value-type="float" office:value="1211.869">
            <text:p>1211,869</text:p>
          </table:table-cell>
          <table:table-cell office:value-type="float" office:value="163.809">
            <text:p>163,809</text:p>
          </table:table-cell>
          <table:table-cell office:value-type="float" office:value="822.227">
            <text:p>822,227</text:p>
          </table:table-cell>
          <table:table-cell office:value-type="float" office:value="2518.431">
            <text:p>2518,431</text:p>
          </table:table-cell>
          <table:table-cell office:value-type="float" office:value="969.81">
            <text:p>969,81</text:p>
          </table:table-cell>
          <table:table-cell office:value-type="float" office:value="702.212999999998">
            <text:p>702,213</text:p>
          </table:table-cell>
          <table:table-cell office:value-type="float" office:value="2945.586">
            <text:p>2945,586</text:p>
          </table:table-cell>
          <table:table-cell office:value-type="float" office:value="3256.73499999999">
            <text:p>3256,735</text:p>
          </table:table-cell>
          <table:table-cell office:value-type="float" office:value="1606.553">
            <text:p>1606,553</text:p>
          </table:table-cell>
          <table:table-cell office:value-type="float" office:value="206.563">
            <text:p>206,563</text:p>
          </table:table-cell>
          <table:table-cell office:value-type="float" office:value="7632.002">
            <text:p>7632,002</text:p>
          </table:table-cell>
          <table:table-cell office:value-type="float" office:value="128.61">
            <text:p>128,61</text:p>
          </table:table-cell>
          <table:table-cell office:value-type="float" office:value="1399.545">
            <text:p>1399,545</text:p>
          </table:table-cell>
          <table:table-cell office:value-type="float" office:value="4349.37199999999">
            <text:p>4349,372</text:p>
          </table:table-cell>
        </table:table-row>
        <table:table-row table:style-name="ro1">
          <table:table-cell office:value-type="string">
            <text:p>Voornes Duin</text:p>
          </table:table-cell>
          <table:table-cell office:value-type="float" office:value="498305.644999999">
            <text:p>498305,644999999</text:p>
          </table:table-cell>
          <table:table-cell office:value-type="float" office:value="2723.95699999997">
            <text:p>2723,957</text:p>
          </table:table-cell>
          <table:table-cell office:value-type="float" office:value="4624.47799999999">
            <text:p>4624,478</text:p>
          </table:table-cell>
          <table:table-cell office:value-type="float" office:value="102616.879">
            <text:p>102616,879</text:p>
          </table:table-cell>
          <table:table-cell office:value-type="float" office:value="1252.237">
            <text:p>1252,237</text:p>
          </table:table-cell>
          <table:table-cell office:value-type="float" office:value="3790.32999999998">
            <text:p>3790,33</text:p>
          </table:table-cell>
          <table:table-cell office:value-type="float" office:value="16254.1660000001">
            <text:p>16254,1660000001</text:p>
          </table:table-cell>
          <table:table-cell office:value-type="float" office:value="3013.98699999998">
            <text:p>3013,987</text:p>
          </table:table-cell>
          <table:table-cell office:value-type="float" office:value="9906.66">
            <text:p>9906,66</text:p>
          </table:table-cell>
          <table:table-cell office:value-type="float" office:value="50324.0920000001">
            <text:p>50324,0920000001</text:p>
          </table:table-cell>
          <table:table-cell office:value-type="float" office:value="14590.705">
            <text:p>14590,705</text:p>
          </table:table-cell>
          <table:table-cell office:value-type="float" office:value="6884.43800000011">
            <text:p>6884,4380000001</text:p>
          </table:table-cell>
          <table:table-cell office:value-type="float" office:value="33316.1540000002">
            <text:p>33316,1540000002</text:p>
          </table:table-cell>
          <table:table-cell office:value-type="float" office:value="43511.4680000004">
            <text:p>43511,4680000004</text:p>
          </table:table-cell>
          <table:table-cell office:value-type="float" office:value="20206.77">
            <text:p>20206,77</text:p>
          </table:table-cell>
          <table:table-cell office:value-type="float" office:value="2164.42">
            <text:p>2164,42</text:p>
          </table:table-cell>
          <table:table-cell office:value-type="float" office:value="76521.5000000001">
            <text:p>76521,5000000001</text:p>
          </table:table-cell>
          <table:table-cell office:value-type="float" office:value="1925.903">
            <text:p>1925,903</text:p>
          </table:table-cell>
          <table:table-cell office:value-type="float" office:value="15614.35">
            <text:p>15614,35</text:p>
          </table:table-cell>
          <table:table-cell office:value-type="float" office:value="89061.6750000002">
            <text:p>89061,6750000002</text:p>
          </table:table-cell>
        </table:table-row>
        <table:table-row table:style-name="ro1">
          <table:table-cell office:value-type="string">
            <text:p>Waddenzee</text:p>
          </table:table-cell>
          <table:table-cell office:value-type="float" office:value="2693556.18700001">
            <text:p>2693556,18700001</text:p>
          </table:table-cell>
          <table:table-cell office:value-type="float" office:value="47038.3330000003">
            <text:p>47038,3330000003</text:p>
          </table:table-cell>
          <table:table-cell office:value-type="float" office:value="6858.599">
            <text:p>6858,599</text:p>
          </table:table-cell>
          <table:table-cell office:value-type="float" office:value="882899.510999999">
            <text:p>882899,510999999</text:p>
          </table:table-cell>
          <table:table-cell office:value-type="float" office:value="12665.728">
            <text:p>12665,728</text:p>
          </table:table-cell>
          <table:table-cell office:value-type="float" office:value="30696.3410000001">
            <text:p>30696,3410000001</text:p>
          </table:table-cell>
          <table:table-cell office:value-type="float" office:value="89465.9190000004">
            <text:p>89465,9190000004</text:p>
          </table:table-cell>
          <table:table-cell office:value-type="float" office:value="17511.38">
            <text:p>17511,38</text:p>
          </table:table-cell>
          <table:table-cell office:value-type="float" office:value="108191.419">
            <text:p>108191,419</text:p>
          </table:table-cell>
          <table:table-cell office:value-type="float" office:value="576272.226999999">
            <text:p>576272,226999999</text:p>
          </table:table-cell>
          <table:table-cell office:value-type="float" office:value="62574.069">
            <text:p>62574,069</text:p>
          </table:table-cell>
          <table:table-cell office:value-type="float" office:value="27728.5800000007">
            <text:p>27728,5800000007</text:p>
          </table:table-cell>
          <table:table-cell office:value-type="float" office:value="96676.3190000002">
            <text:p>96676,3190000002</text:p>
          </table:table-cell>
          <table:table-cell office:value-type="float" office:value="145223.09">
            <text:p>145223,09</text:p>
          </table:table-cell>
          <table:table-cell office:value-type="float" office:value="69155.917">
            <text:p>69155,917</text:p>
          </table:table-cell>
          <table:table-cell office:value-type="float" office:value="9944.38800000001">
            <text:p>9944,388</text:p>
          </table:table-cell>
          <table:table-cell office:value-type="float" office:value="225418.828">
            <text:p>225418,828</text:p>
          </table:table-cell>
          <table:table-cell office:value-type="float" office:value="11824.534">
            <text:p>11824,534</text:p>
          </table:table-cell>
          <table:table-cell office:value-type="float" office:value="41752.039">
            <text:p>41752,039</text:p>
          </table:table-cell>
          <table:table-cell office:value-type="float" office:value="231656.892">
            <text:p>231656,892</text:p>
          </table:table-cell>
        </table:table-row>
        <table:table-row table:style-name="ro1">
          <table:table-cell office:value-type="string">
            <text:p>Weerribben</text:p>
          </table:table-cell>
          <table:table-cell office:value-type="float" office:value="1509270.453">
            <text:p>1509270,453</text:p>
          </table:table-cell>
          <table:table-cell office:value-type="float" office:value="15797.1840000001">
            <text:p>15797,1840000001</text:p>
          </table:table-cell>
          <table:table-cell office:value-type="float" office:value="3197.852">
            <text:p>3197,852</text:p>
          </table:table-cell>
          <table:table-cell office:value-type="float" office:value="479324.839">
            <text:p>479324,839</text:p>
          </table:table-cell>
          <table:table-cell office:value-type="float" office:value="6966.535">
            <text:p>6966,535</text:p>
          </table:table-cell>
          <table:table-cell office:value-type="float" office:value="23816.8950000001">
            <text:p>23816,8950000001</text:p>
          </table:table-cell>
          <table:table-cell office:value-type="float" office:value="53043.7660000003">
            <text:p>53043,7660000003</text:p>
          </table:table-cell>
          <table:table-cell office:value-type="float" office:value="12236.95">
            <text:p>12236,95</text:p>
          </table:table-cell>
          <table:table-cell office:value-type="float" office:value="70098.021">
            <text:p>70098,021</text:p>
          </table:table-cell>
          <table:table-cell office:value-type="float" office:value="429284.810999999">
            <text:p>429284,810999999</text:p>
          </table:table-cell>
          <table:table-cell office:value-type="float" office:value="50992.787">
            <text:p>50992,787</text:p>
          </table:table-cell>
          <table:table-cell office:value-type="float" office:value="9201.21500000004">
            <text:p>9201,215</text:p>
          </table:table-cell>
          <table:table-cell office:value-type="float" office:value="46229.0090000002">
            <text:p>46229,0090000002</text:p>
          </table:table-cell>
          <table:table-cell office:value-type="float" office:value="80151.3370000004">
            <text:p>80151,3370000004</text:p>
          </table:table-cell>
          <table:table-cell office:value-type="float" office:value="34082.8020000001">
            <text:p>34082,8020000001</text:p>
          </table:table-cell>
          <table:table-cell office:value-type="float" office:value="3556.37099999999">
            <text:p>3556,371</text:p>
          </table:table-cell>
          <table:table-cell office:value-type="float" office:value="53049.146">
            <text:p>53049,146</text:p>
          </table:table-cell>
          <table:table-cell office:value-type="float" office:value="1669.012">
            <text:p>1669,012</text:p>
          </table:table-cell>
          <table:table-cell office:value-type="float" office:value="27875.393">
            <text:p>27875,393</text:p>
          </table:table-cell>
          <table:table-cell office:value-type="float" office:value="108694.814">
            <text:p>108694,814</text:p>
          </table:table-cell>
        </table:table-row>
        <table:table-row table:style-name="ro1">
          <table:table-cell office:value-type="string">
            <text:p>Weerter- en Budelerbergen &amp; Ringselven</text:p>
          </table:table-cell>
          <table:table-cell office:value-type="float" office:value="1461979.126">
            <text:p>1461979,126</text:p>
          </table:table-cell>
          <table:table-cell office:value-type="float" office:value="6480.74199999996">
            <text:p>6480,742</text:p>
          </table:table-cell>
          <table:table-cell office:value-type="float" office:value="3625.825">
            <text:p>3625,825</text:p>
          </table:table-cell>
          <table:table-cell office:value-type="float" office:value="181777.091999999">
            <text:p>181777,091999999</text:p>
          </table:table-cell>
          <table:table-cell office:value-type="float" office:value="25486.941">
            <text:p>25486,941</text:p>
          </table:table-cell>
          <table:table-cell office:value-type="float" office:value="53741.7280000003">
            <text:p>53741,7280000003</text:p>
          </table:table-cell>
          <table:table-cell office:value-type="float" office:value="39372.1770000003">
            <text:p>39372,1770000003</text:p>
          </table:table-cell>
          <table:table-cell office:value-type="float" office:value="18319.8070000001">
            <text:p>18319,8070000001</text:p>
          </table:table-cell>
          <table:table-cell office:value-type="float" office:value="241786.705">
            <text:p>241786,705</text:p>
          </table:table-cell>
          <table:table-cell office:value-type="float" office:value="245923.574">
            <text:p>245923,574</text:p>
          </table:table-cell>
          <table:table-cell office:value-type="float" office:value="288337.137">
            <text:p>288337,137</text:p>
          </table:table-cell>
          <table:table-cell office:value-type="float" office:value="5998.37000000001">
            <text:p>5998,37</text:p>
          </table:table-cell>
          <table:table-cell office:value-type="float" office:value="48436.1310000003">
            <text:p>48436,1310000003</text:p>
          </table:table-cell>
          <table:table-cell office:value-type="float" office:value="118989.297">
            <text:p>118989,297</text:p>
          </table:table-cell>
          <table:table-cell office:value-type="float" office:value="28702.2969999999">
            <text:p>28702,2969999999</text:p>
          </table:table-cell>
          <table:table-cell office:value-type="float" office:value="2643.133">
            <text:p>2643,133</text:p>
          </table:table-cell>
          <table:table-cell office:value-type="float" office:value="33959.461">
            <text:p>33959,461</text:p>
          </table:table-cell>
          <table:table-cell office:value-type="float" office:value="686.358999999999">
            <text:p>686,359</text:p>
          </table:table-cell>
          <table:table-cell office:value-type="float" office:value="20157.819">
            <text:p>20157,819</text:p>
          </table:table-cell>
          <table:table-cell office:value-type="float" office:value="97553.226">
            <text:p>97553,226</text:p>
          </table:table-cell>
        </table:table-row>
        <table:table-row table:style-name="ro1">
          <table:table-cell office:value-type="string">
            <text:p>Westduinpark &amp; Wapendal</text:p>
          </table:table-cell>
          <table:table-cell office:value-type="float" office:value="105754.194">
            <text:p>105754,194</text:p>
          </table:table-cell>
          <table:table-cell office:value-type="float" office:value="324.642000000001">
            <text:p>324,642</text:p>
          </table:table-cell>
          <table:table-cell office:value-type="float" office:value="1157.459">
            <text:p>1157,459</text:p>
          </table:table-cell>
          <table:table-cell office:value-type="float" office:value="9107.305">
            <text:p>9107,305</text:p>
          </table:table-cell>
          <table:table-cell office:value-type="float" office:value="160.054">
            <text:p>160,054</text:p>
          </table:table-cell>
          <table:table-cell office:value-type="float" office:value="467.609000000001">
            <text:p>467,609</text:p>
          </table:table-cell>
          <table:table-cell office:value-type="float" office:value="1193.08799999999">
            <text:p>1193,088</text:p>
          </table:table-cell>
          <table:table-cell office:value-type="float" office:value="377.115000000001">
            <text:p>377,115</text:p>
          </table:table-cell>
          <table:table-cell office:value-type="float" office:value="1385.343">
            <text:p>1385,343</text:p>
          </table:table-cell>
          <table:table-cell office:value-type="float" office:value="6554.408">
            <text:p>6554,408</text:p>
          </table:table-cell>
          <table:table-cell office:value-type="float" office:value="1658.558">
            <text:p>1658,558</text:p>
          </table:table-cell>
          <table:table-cell office:value-type="float" office:value="1089.49199999999">
            <text:p>1089,492</text:p>
          </table:table-cell>
          <table:table-cell office:value-type="float" office:value="4448.36399999999">
            <text:p>4448,364</text:p>
          </table:table-cell>
          <table:table-cell office:value-type="float" office:value="9167.30100000002">
            <text:p>9167,301</text:p>
          </table:table-cell>
          <table:table-cell office:value-type="float" office:value="4062.45899999999">
            <text:p>4062,459</text:p>
          </table:table-cell>
          <table:table-cell office:value-type="float" office:value="369.152">
            <text:p>369,152</text:p>
          </table:table-cell>
          <table:table-cell office:value-type="float" office:value="11088.611">
            <text:p>11088,611</text:p>
          </table:table-cell>
          <table:table-cell office:value-type="float" office:value="659.489">
            <text:p>659,489</text:p>
          </table:table-cell>
          <table:table-cell office:value-type="float" office:value="2093.388">
            <text:p>2093,388</text:p>
          </table:table-cell>
          <table:table-cell office:value-type="float" office:value="50389.7780000002">
            <text:p>50389,7780000002</text:p>
          </table:table-cell>
        </table:table-row>
        <table:table-row table:style-name="ro1">
          <table:table-cell office:value-type="string">
            <text:p>Westerschelde &amp; Saeftinghe</text:p>
          </table:table-cell>
          <table:table-cell office:value-type="float" office:value="692666.041999999">
            <text:p>692666,041999999</text:p>
          </table:table-cell>
          <table:table-cell office:value-type="float" office:value="4556.20099999996">
            <text:p>4556,201</text:p>
          </table:table-cell>
          <table:table-cell office:value-type="float" office:value="2652.14799999999">
            <text:p>2652,148</text:p>
          </table:table-cell>
          <table:table-cell office:value-type="float" office:value="232642.688">
            <text:p>232642,688</text:p>
          </table:table-cell>
          <table:table-cell office:value-type="float" office:value="3069.725">
            <text:p>3069,725</text:p>
          </table:table-cell>
          <table:table-cell office:value-type="float" office:value="6306.44699999999">
            <text:p>6306,447</text:p>
          </table:table-cell>
          <table:table-cell office:value-type="float" office:value="46005.8650000005">
            <text:p>46005,8650000005</text:p>
          </table:table-cell>
          <table:table-cell office:value-type="float" office:value="3544.21599999997">
            <text:p>3544,216</text:p>
          </table:table-cell>
          <table:table-cell office:value-type="float" office:value="23333.603">
            <text:p>23333,603</text:p>
          </table:table-cell>
          <table:table-cell office:value-type="float" office:value="65758.1439999998">
            <text:p>65758,1439999998</text:p>
          </table:table-cell>
          <table:table-cell office:value-type="float" office:value="29682.3490000001">
            <text:p>29682,3490000001</text:p>
          </table:table-cell>
          <table:table-cell office:value-type="float" office:value="6118.34400000007">
            <text:p>6118,3440000001</text:p>
          </table:table-cell>
          <table:table-cell office:value-type="float" office:value="55768.0470000003">
            <text:p>55768,0470000003</text:p>
          </table:table-cell>
          <table:table-cell office:value-type="float" office:value="42456.5470000004">
            <text:p>42456,5470000004</text:p>
          </table:table-cell>
          <table:table-cell office:value-type="float" office:value="18075.106">
            <text:p>18075,106</text:p>
          </table:table-cell>
          <table:table-cell office:value-type="float" office:value="1477.953">
            <text:p>1477,953</text:p>
          </table:table-cell>
          <table:table-cell office:value-type="float" office:value="79205.31">
            <text:p>79205,31</text:p>
          </table:table-cell>
          <table:table-cell office:value-type="float" office:value="1299.117">
            <text:p>1299,117</text:p>
          </table:table-cell>
          <table:table-cell office:value-type="float" office:value="25576.182">
            <text:p>25576,182</text:p>
          </table:table-cell>
          <table:table-cell office:value-type="float" office:value="45136.7560000003">
            <text:p>45136,7560000003</text:p>
          </table:table-cell>
        </table:table-row>
        <table:table-row table:style-name="ro1">
          <table:table-cell office:value-type="string">
            <text:p>Wierdense Veld</text:p>
          </table:table-cell>
          <table:table-cell office:value-type="float" office:value="326948.458">
            <text:p>326948,458</text:p>
          </table:table-cell>
          <table:table-cell office:value-type="float" office:value="2725.50499999997">
            <text:p>2725,505</text:p>
          </table:table-cell>
          <table:table-cell office:value-type="float" office:value="447.261">
            <text:p>447,261</text:p>
          </table:table-cell>
          <table:table-cell office:value-type="float" office:value="75652.683">
            <text:p>75652,683</text:p>
          </table:table-cell>
          <table:table-cell office:value-type="float" office:value="3539.242">
            <text:p>3539,242</text:p>
          </table:table-cell>
          <table:table-cell office:value-type="float" office:value="7061.52399999998">
            <text:p>7061,524</text:p>
          </table:table-cell>
          <table:table-cell office:value-type="float" office:value="4717.29199999996">
            <text:p>4717,292</text:p>
          </table:table-cell>
          <table:table-cell office:value-type="float" office:value="4287.83499999997">
            <text:p>4287,835</text:p>
          </table:table-cell>
          <table:table-cell office:value-type="float" office:value="27813.781">
            <text:p>27813,781</text:p>
          </table:table-cell>
          <table:table-cell office:value-type="float" office:value="94925.206">
            <text:p>94925,206</text:p>
          </table:table-cell>
          <table:table-cell office:value-type="float" office:value="32218.4450000001">
            <text:p>32218,4450000001</text:p>
          </table:table-cell>
          <table:table-cell office:value-type="float" office:value="1433.03899999998">
            <text:p>1433,039</text:p>
          </table:table-cell>
          <table:table-cell office:value-type="float" office:value="8287.67600000001">
            <text:p>8287,676</text:p>
          </table:table-cell>
          <table:table-cell office:value-type="float" office:value="21066.7020000001">
            <text:p>21066,7020000001</text:p>
          </table:table-cell>
          <table:table-cell office:value-type="float" office:value="6549.90799999999">
            <text:p>6549,908</text:p>
          </table:table-cell>
          <table:table-cell office:value-type="float" office:value="660.634">
            <text:p>660,634</text:p>
          </table:table-cell>
          <table:table-cell office:value-type="float" office:value="6732.077">
            <text:p>6732,077</text:p>
          </table:table-cell>
          <table:table-cell office:value-type="float" office:value="135.869">
            <text:p>135,869</text:p>
          </table:table-cell>
          <table:table-cell office:value-type="float" office:value="4077.96899999999">
            <text:p>4077,969</text:p>
          </table:table-cell>
          <table:table-cell office:value-type="float" office:value="24614.388">
            <text:p>24614,388</text:p>
          </table:table-cell>
        </table:table-row>
        <table:table-row table:style-name="ro1">
          <table:table-cell office:value-type="string">
            <text:p>Wijnjeterper Schar</text:p>
          </table:table-cell>
          <table:table-cell office:value-type="float" office:value="30861.73">
            <text:p>30861,73</text:p>
          </table:table-cell>
          <table:table-cell office:value-type="float" office:value="484.764">
            <text:p>484,764</text:p>
          </table:table-cell>
          <table:table-cell office:value-type="float" office:value="2.516">
            <text:p>2,516</text:p>
          </table:table-cell>
          <table:table-cell office:value-type="float" office:value="10570.881">
            <text:p>10570,881</text:p>
          </table:table-cell>
          <table:table-cell office:value-type="float" office:value="159.564">
            <text:p>159,564</text:p>
          </table:table-cell>
          <table:table-cell office:value-type="float" office:value="469.353">
            <text:p>469,353</text:p>
          </table:table-cell>
          <table:table-cell office:value-type="float" office:value="226.000000000001">
            <text:p>226</text:p>
          </table:table-cell>
          <table:table-cell office:value-type="float" office:value="228.491">
            <text:p>228,491</text:p>
          </table:table-cell>
          <table:table-cell office:value-type="float" office:value="1425.594">
            <text:p>1425,594</text:p>
          </table:table-cell>
          <table:table-cell office:value-type="float" office:value="10858.526">
            <text:p>10858,526</text:p>
          </table:table-cell>
          <table:table-cell office:value-type="float" office:value="581.312">
            <text:p>581,312</text:p>
          </table:table-cell>
          <table:table-cell office:value-type="float" office:value="142.78">
            <text:p>142,78</text:p>
          </table:table-cell>
          <table:table-cell office:value-type="float" office:value="702.855">
            <text:p>702,855</text:p>
          </table:table-cell>
          <table:table-cell office:value-type="float" office:value="1135.447">
            <text:p>1135,447</text:p>
          </table:table-cell>
          <table:table-cell office:value-type="float" office:value="335.849000000002">
            <text:p>335,849</text:p>
          </table:table-cell>
          <table:table-cell office:value-type="float" office:value="33.423">
            <text:p>33,423</text:p>
          </table:table-cell>
          <table:table-cell office:value-type="float" office:value="719.796">
            <text:p>719,796</text:p>
          </table:table-cell>
          <table:table-cell office:value-type="float" office:value="15.902">
            <text:p>15,902</text:p>
          </table:table-cell>
          <table:table-cell office:value-type="float" office:value="75.939">
            <text:p>75,939</text:p>
          </table:table-cell>
          <table:table-cell office:value-type="float" office:value="2692.481">
            <text:p>2692,481</text:p>
          </table:table-cell>
        </table:table-row>
        <table:table-row table:style-name="ro1">
          <table:table-cell office:value-type="string">
            <text:p>Willinks Weust</text:p>
          </table:table-cell>
          <table:table-cell office:value-type="float" office:value="7456.344">
            <text:p>7456,344</text:p>
          </table:table-cell>
          <table:table-cell office:value-type="float" office:value="119.89">
            <text:p>119,89</text:p>
          </table:table-cell>
          <table:table-cell office:value-type="float" office:value="0.673">
            <text:p>0,673</text:p>
          </table:table-cell>
          <table:table-cell office:value-type="float" office:value="2544.976">
            <text:p>2544,976</text:p>
          </table:table-cell>
          <table:table-cell office:value-type="float" office:value="121.891">
            <text:p>121,891</text:p>
          </table:table-cell>
          <table:table-cell office:value-type="float" office:value="142.73">
            <text:p>142,73</text:p>
          </table:table-cell>
          <table:table-cell office:value-type="float" office:value="174.367">
            <text:p>174,367</text:p>
          </table:table-cell>
          <table:table-cell office:value-type="float" office:value="85.4570000000001">
            <text:p>85,457</text:p>
          </table:table-cell>
          <table:table-cell office:value-type="float" office:value="430.602">
            <text:p>430,602</text:p>
          </table:table-cell>
          <table:table-cell office:value-type="float" office:value="2005.19">
            <text:p>2005,19</text:p>
          </table:table-cell>
          <table:table-cell office:value-type="float" office:value="964.546">
            <text:p>964,546</text:p>
          </table:table-cell>
          <table:table-cell office:value-type="float" office:value="42.681">
            <text:p>42,681</text:p>
          </table:table-cell>
          <table:table-cell office:value-type="float" office:value="199.763">
            <text:p>199,763</text:p>
          </table:table-cell>
          <table:table-cell office:value-type="float" office:value="86.572">
            <text:p>86,572</text:p>
          </table:table-cell>
          <table:table-cell office:value-type="float" office:value="68.56">
            <text:p>68,56</text:p>
          </table:table-cell>
          <table:table-cell office:value-type="float" office:value="8.028">
            <text:p>8,028</text:p>
          </table:table-cell>
          <table:table-cell office:value-type="float" office:value="20.7">
            <text:p>20,7</text:p>
          </table:table-cell>
          <table:table-cell office:value-type="float" office:value="0.042">
            <text:p>0,042</text:p>
          </table:table-cell>
          <table:table-cell office:value-type="float" office:value="14.115">
            <text:p>14,115</text:p>
          </table:table-cell>
          <table:table-cell office:value-type="float" office:value="425.5">
            <text:p>425,5</text:p>
          </table:table-cell>
        </table:table-row>
        <table:table-row table:style-name="ro1">
          <table:table-cell office:value-type="string">
            <text:p>Witte Veen</text:p>
          </table:table-cell>
          <table:table-cell office:value-type="float" office:value="37582.998">
            <text:p>37582,998</text:p>
          </table:table-cell>
          <table:table-cell office:value-type="float" office:value="265.551000000002">
            <text:p>265,551</text:p>
          </table:table-cell>
          <table:table-cell office:value-type="float" office:value="9.08499999999998">
            <text:p>9,085</text:p>
          </table:table-cell>
          <table:table-cell office:value-type="float" office:value="9345.517">
            <text:p>9345,517</text:p>
          </table:table-cell>
          <table:table-cell office:value-type="float" office:value="416.502">
            <text:p>416,502</text:p>
          </table:table-cell>
          <table:table-cell office:value-type="float" office:value="805.281999999998">
            <text:p>805,282</text:p>
          </table:table-cell>
          <table:table-cell office:value-type="float" office:value="358.623000000002">
            <text:p>358,623</text:p>
          </table:table-cell>
          <table:table-cell office:value-type="float" office:value="449.117000000001">
            <text:p>449,117</text:p>
          </table:table-cell>
          <table:table-cell office:value-type="float" office:value="2776.848">
            <text:p>2776,848</text:p>
          </table:table-cell>
          <table:table-cell office:value-type="float" office:value="11394.616">
            <text:p>11394,616</text:p>
          </table:table-cell>
          <table:table-cell office:value-type="float" office:value="4819.355">
            <text:p>4819,355</text:p>
          </table:table-cell>
          <table:table-cell office:value-type="float" office:value="196.84">
            <text:p>196,84</text:p>
          </table:table-cell>
          <table:table-cell office:value-type="float" office:value="1248.302">
            <text:p>1248,302</text:p>
          </table:table-cell>
          <table:table-cell office:value-type="float" office:value="1323.906">
            <text:p>1323,906</text:p>
          </table:table-cell>
          <table:table-cell office:value-type="float" office:value="538.541">
            <text:p>538,541</text:p>
          </table:table-cell>
          <table:table-cell office:value-type="float" office:value="69.997">
            <text:p>69,997</text:p>
          </table:table-cell>
          <table:table-cell office:value-type="float" office:value="680.538">
            <text:p>680,538</text:p>
          </table:table-cell>
          <table:table-cell office:value-type="float" office:value="8.02099999999999">
            <text:p>8,021</text:p>
          </table:table-cell>
          <table:table-cell office:value-type="float" office:value="358.957">
            <text:p>358,957</text:p>
          </table:table-cell>
          <table:table-cell office:value-type="float" office:value="2517.01199999999">
            <text:p>2517,012</text:p>
          </table:table-cell>
        </table:table-row>
        <table:table-row table:style-name="ro1">
          <table:table-cell office:value-type="string">
            <text:p>Witterveld</text:p>
          </table:table-cell>
          <table:table-cell office:value-type="float" office:value="236631.373999999">
            <text:p>236631,373999999</text:p>
          </table:table-cell>
          <table:table-cell office:value-type="float" office:value="4823.63499999999">
            <text:p>4823,635</text:p>
          </table:table-cell>
          <table:table-cell office:value-type="float" office:value="320.986000000001">
            <text:p>320,986</text:p>
          </table:table-cell>
          <table:table-cell office:value-type="float" office:value="70478.0350000001">
            <text:p>70478,0350000001</text:p>
          </table:table-cell>
          <table:table-cell office:value-type="float" office:value="1469.037">
            <text:p>1469,037</text:p>
          </table:table-cell>
          <table:table-cell office:value-type="float" office:value="4337.67799999998">
            <text:p>4337,678</text:p>
          </table:table-cell>
          <table:table-cell office:value-type="float" office:value="6702.80299999998">
            <text:p>6702,803</text:p>
          </table:table-cell>
          <table:table-cell office:value-type="float" office:value="3329.98199999998">
            <text:p>3329,982</text:p>
          </table:table-cell>
          <table:table-cell office:value-type="float" office:value="18991.501">
            <text:p>18991,501</text:p>
          </table:table-cell>
          <table:table-cell office:value-type="float" office:value="64144.9480000001">
            <text:p>64144,9480000001</text:p>
          </table:table-cell>
          <table:table-cell office:value-type="float" office:value="8459.731">
            <text:p>8459,731</text:p>
          </table:table-cell>
          <table:table-cell office:value-type="float" office:value="1291.75199999999">
            <text:p>1291,752</text:p>
          </table:table-cell>
          <table:table-cell office:value-type="float" office:value="6229.43399999999">
            <text:p>6229,434</text:p>
          </table:table-cell>
          <table:table-cell office:value-type="float" office:value="13300.0600000001">
            <text:p>13300,0600000001</text:p>
          </table:table-cell>
          <table:table-cell office:value-type="float" office:value="4835.88399999999">
            <text:p>4835,884</text:p>
          </table:table-cell>
          <table:table-cell office:value-type="float" office:value="491.482">
            <text:p>491,482</text:p>
          </table:table-cell>
          <table:table-cell office:value-type="float" office:value="7185.263">
            <text:p>7185,263</text:p>
          </table:table-cell>
          <table:table-cell office:value-type="float" office:value="171.647">
            <text:p>171,647</text:p>
          </table:table-cell>
          <table:table-cell office:value-type="float" office:value="2640.292">
            <text:p>2640,292</text:p>
          </table:table-cell>
          <table:table-cell office:value-type="float" office:value="17425.879">
            <text:p>17425,879</text:p>
          </table:table-cell>
        </table:table-row>
        <table:table-row table:style-name="ro1">
          <table:table-cell office:value-type="string">
            <text:p>Wooldse Veen</text:p>
          </table:table-cell>
          <table:table-cell office:value-type="float" office:value="8177.00700000001">
            <text:p>8177,007</text:p>
          </table:table-cell>
          <table:table-cell office:value-type="float" office:value="69.778">
            <text:p>69,778</text:p>
          </table:table-cell>
          <table:table-cell office:value-type="float" office:value="2.573">
            <text:p>2,573</text:p>
          </table:table-cell>
          <table:table-cell office:value-type="float" office:value="1703.49">
            <text:p>1703,49</text:p>
          </table:table-cell>
          <table:table-cell office:value-type="float" office:value="150.325">
            <text:p>150,325</text:p>
          </table:table-cell>
          <table:table-cell office:value-type="float" office:value="209.312">
            <text:p>209,312</text:p>
          </table:table-cell>
          <table:table-cell office:value-type="float" office:value="134.425">
            <text:p>134,425</text:p>
          </table:table-cell>
          <table:table-cell office:value-type="float" office:value="96.021">
            <text:p>96,021</text:p>
          </table:table-cell>
          <table:table-cell office:value-type="float" office:value="809.845">
            <text:p>809,845</text:p>
          </table:table-cell>
          <table:table-cell office:value-type="float" office:value="2175.842">
            <text:p>2175,842</text:p>
          </table:table-cell>
          <table:table-cell office:value-type="float" office:value="1553.594">
            <text:p>1553,594</text:p>
          </table:table-cell>
          <table:table-cell office:value-type="float" office:value="79.267">
            <text:p>79,267</text:p>
          </table:table-cell>
          <table:table-cell office:value-type="float" office:value="370.726">
            <text:p>370,726</text:p>
          </table:table-cell>
          <table:table-cell office:value-type="float" office:value="151.064">
            <text:p>151,064</text:p>
          </table:table-cell>
          <table:table-cell office:value-type="float" office:value="86.5230000000001">
            <text:p>86,523</text:p>
          </table:table-cell>
          <table:table-cell office:value-type="float" office:value="14.27">
            <text:p>14,27</text:p>
          </table:table-cell>
          <table:table-cell office:value-type="float" office:value="87.336">
            <text:p>87,336</text:p>
          </table:table-cell>
          <table:table-cell office:value-type="float" office:value="0.905">
            <text:p>0,905</text:p>
          </table:table-cell>
          <table:table-cell office:value-type="float" office:value="76.284">
            <text:p>76,284</text:p>
          </table:table-cell>
          <table:table-cell office:value-type="float" office:value="405.294">
            <text:p>405,294</text:p>
          </table:table-cell>
        </table:table-row>
        <table:table-row table:style-name="ro1">
          <table:table-cell office:value-type="string">
            <text:p>Wormer- en Jisperveld &amp; Kalverpolder</text:p>
          </table:table-cell>
          <table:table-cell office:value-type="float" office:value="7080.761">
            <text:p>7080,761</text:p>
          </table:table-cell>
          <table:table-cell office:value-type="float" office:value="125.528">
            <text:p>125,528</text:p>
          </table:table-cell>
          <table:table-cell office:value-type="float" office:value="0.894">
            <text:p>0,894</text:p>
          </table:table-cell>
          <table:table-cell office:value-type="float" office:value="1527.737">
            <text:p>1527,737</text:p>
          </table:table-cell>
          <table:table-cell office:value-type="float" office:value="6.58">
            <text:p>6,58</text:p>
          </table:table-cell>
          <table:table-cell office:value-type="float" office:value="32.518">
            <text:p>32,518</text:p>
          </table:table-cell>
          <table:table-cell office:value-type="float" office:value="41.768">
            <text:p>41,768</text:p>
          </table:table-cell>
          <table:table-cell office:value-type="float" office:value="40.806">
            <text:p>40,806</text:p>
          </table:table-cell>
          <table:table-cell office:value-type="float" office:value="15.235">
            <text:p>15,235</text:p>
          </table:table-cell>
          <table:table-cell office:value-type="float" office:value="829.134">
            <text:p>829,134</text:p>
          </table:table-cell>
          <table:table-cell office:value-type="float" office:value="8.46">
            <text:p>8,46</text:p>
          </table:table-cell>
          <table:table-cell office:value-type="float" office:value="72.379">
            <text:p>72,379</text:p>
          </table:table-cell>
          <table:table-cell office:value-type="float" office:value="1446.308">
            <text:p>1446,308</text:p>
          </table:table-cell>
          <table:table-cell office:value-type="float" office:value="546.743">
            <text:p>546,743</text:p>
          </table:table-cell>
          <table:table-cell office:value-type="float" office:value="126.386">
            <text:p>126,386</text:p>
          </table:table-cell>
          <table:table-cell office:value-type="float" office:value="65.908">
            <text:p>65,908</text:p>
          </table:table-cell>
          <table:table-cell office:value-type="float" office:value="319.996">
            <text:p>319,996</text:p>
          </table:table-cell>
          <table:table-cell office:value-type="float" office:value="10.937">
            <text:p>10,937</text:p>
          </table:table-cell>
          <table:table-cell office:value-type="float" office:value="36.718">
            <text:p>36,718</text:p>
          </table:table-cell>
          <table:table-cell office:value-type="float" office:value="1826.625">
            <text:p>1826,625</text:p>
          </table:table-cell>
        </table:table-row>
        <table:table-row table:style-name="ro1">
          <table:table-cell office:value-type="string">
            <text:p>Yerseke en Kapelse Moer</text:p>
          </table:table-cell>
          <table:table-cell office:value-type="float" office:value="26218.589">
            <text:p>26218,589</text:p>
          </table:table-cell>
          <table:table-cell office:value-type="float" office:value="255.823">
            <text:p>255,823</text:p>
          </table:table-cell>
          <table:table-cell office:value-type="float" office:value="34.457">
            <text:p>34,457</text:p>
          </table:table-cell>
          <table:table-cell office:value-type="float" office:value="8455.185">
            <text:p>8455,185</text:p>
          </table:table-cell>
          <table:table-cell office:value-type="float" office:value="35.742">
            <text:p>35,742</text:p>
          </table:table-cell>
          <table:table-cell office:value-type="float" office:value="234.751">
            <text:p>234,751</text:p>
          </table:table-cell>
          <table:table-cell office:value-type="float" office:value="1066.242">
            <text:p>1066,242</text:p>
          </table:table-cell>
          <table:table-cell office:value-type="float" office:value="57.8590000000001">
            <text:p>57,859</text:p>
          </table:table-cell>
          <table:table-cell office:value-type="float" office:value="970.705">
            <text:p>970,705</text:p>
          </table:table-cell>
          <table:table-cell office:value-type="float" office:value="1719.392">
            <text:p>1719,392</text:p>
          </table:table-cell>
          <table:table-cell office:value-type="float" office:value="496.549">
            <text:p>496,549</text:p>
          </table:table-cell>
          <table:table-cell office:value-type="float" office:value="197.879">
            <text:p>197,879</text:p>
          </table:table-cell>
          <table:table-cell office:value-type="float" office:value="1473.857">
            <text:p>1473,857</text:p>
          </table:table-cell>
          <table:table-cell office:value-type="float" office:value="982.766999999999">
            <text:p>982,767</text:p>
          </table:table-cell>
          <table:table-cell office:value-type="float" office:value="333.092000000001">
            <text:p>333,092</text:p>
          </table:table-cell>
          <table:table-cell office:value-type="float" office:value="15.476">
            <text:p>15,476</text:p>
          </table:table-cell>
          <table:table-cell office:value-type="float" office:value="2089.537">
            <text:p>2089,537</text:p>
          </table:table-cell>
          <table:table-cell office:value-type="float" office:value="61.09">
            <text:p>61,09</text:p>
          </table:table-cell>
          <table:table-cell office:value-type="float" office:value="1256.452">
            <text:p>1256,452</text:p>
          </table:table-cell>
          <table:table-cell office:value-type="float" office:value="6481.51400000001">
            <text:p>6481,514</text:p>
          </table:table-cell>
        </table:table-row>
        <table:table-row table:style-name="ro1">
          <table:table-cell office:value-type="string">
            <text:p>Zeldersche Driessen</text:p>
          </table:table-cell>
          <table:table-cell office:value-type="float" office:value="9856.902">
            <text:p>9856,902</text:p>
          </table:table-cell>
          <table:table-cell office:value-type="float" office:value="47.131">
            <text:p>47,131</text:p>
          </table:table-cell>
          <table:table-cell office:value-type="float" office:value="4.868">
            <text:p>4,868</text:p>
          </table:table-cell>
          <table:table-cell office:value-type="float" office:value="1459.947">
            <text:p>1459,947</text:p>
          </table:table-cell>
          <table:table-cell office:value-type="float" office:value="198.458">
            <text:p>198,458</text:p>
          </table:table-cell>
          <table:table-cell office:value-type="float" office:value="368.038">
            <text:p>368,038</text:p>
          </table:table-cell>
          <table:table-cell office:value-type="float" office:value="212.231">
            <text:p>212,231</text:p>
          </table:table-cell>
          <table:table-cell office:value-type="float" office:value="200.626">
            <text:p>200,626</text:p>
          </table:table-cell>
          <table:table-cell office:value-type="float" office:value="1238.953">
            <text:p>1238,953</text:p>
          </table:table-cell>
          <table:table-cell office:value-type="float" office:value="1345.387">
            <text:p>1345,387</text:p>
          </table:table-cell>
          <table:table-cell office:value-type="float" office:value="3307.895">
            <text:p>3307,895</text:p>
          </table:table-cell>
          <table:table-cell office:value-type="float" office:value="36.474">
            <text:p>36,474</text:p>
          </table:table-cell>
          <table:table-cell office:value-type="float" office:value="246.62">
            <text:p>246,62</text:p>
          </table:table-cell>
          <table:table-cell office:value-type="float" office:value="243.932">
            <text:p>243,932</text:p>
          </table:table-cell>
          <table:table-cell office:value-type="float" office:value="73.301">
            <text:p>73,301</text:p>
          </table:table-cell>
          <table:table-cell office:value-type="float" office:value="7.827">
            <text:p>7,827</text:p>
          </table:table-cell>
          <table:table-cell office:value-type="float" office:value="19.529">
            <text:p>19,529</text:p>
          </table:table-cell>
          <table:table-cell office:value-type="float" office:value="0.043">
            <text:p>0,043</text:p>
          </table:table-cell>
          <table:table-cell office:value-type="float" office:value="85.792">
            <text:p>85,792</text:p>
          </table:table-cell>
          <table:table-cell office:value-type="float" office:value="759.699">
            <text:p>759,699</text:p>
          </table:table-cell>
        </table:table-row>
        <table:table-row table:style-name="ro1">
          <table:table-cell office:value-type="string">
            <text:p>Zouweboezem</text:p>
          </table:table-cell>
          <table:table-cell office:value-type="float" office:value="8153.728">
            <text:p>8153,728</text:p>
          </table:table-cell>
          <table:table-cell office:value-type="float" office:value="187.15">
            <text:p>187,15</text:p>
          </table:table-cell>
          <table:table-cell office:value-type="float" office:value="1.848">
            <text:p>1,848</text:p>
          </table:table-cell>
          <table:table-cell office:value-type="float" office:value="3002.572">
            <text:p>3002,572</text:p>
          </table:table-cell>
          <table:table-cell office:value-type="float" office:value="41.311">
            <text:p>41,311</text:p>
          </table:table-cell>
          <table:table-cell office:value-type="float" office:value="100.025">
            <text:p>100,025</text:p>
          </table:table-cell>
          <table:table-cell office:value-type="float" office:value="29.956">
            <text:p>29,956</text:p>
          </table:table-cell>
          <table:table-cell office:value-type="float" office:value="77.939">
            <text:p>77,939</text:p>
          </table:table-cell>
          <table:table-cell office:value-type="float" office:value="171.879">
            <text:p>171,879</text:p>
          </table:table-cell>
          <table:table-cell office:value-type="float" office:value="2108.774">
            <text:p>2108,774</text:p>
          </table:table-cell>
          <table:table-cell office:value-type="float" office:value="190.4">
            <text:p>190,4</text:p>
          </table:table-cell>
          <table:table-cell office:value-type="float" office:value="61.186">
            <text:p>61,186</text:p>
          </table:table-cell>
          <table:table-cell office:value-type="float" office:value="264.3">
            <text:p>264,3</text:p>
          </table:table-cell>
          <table:table-cell office:value-type="float" office:value="524.322">
            <text:p>524,322</text:p>
          </table:table-cell>
          <table:table-cell office:value-type="float" office:value="157.42">
            <text:p>157,42</text:p>
          </table:table-cell>
          <table:table-cell office:value-type="float" office:value="12.381">
            <text:p>12,381</text:p>
          </table:table-cell>
          <table:table-cell office:value-type="float" office:value="107.738">
            <text:p>107,738</text:p>
          </table:table-cell>
          <table:table-cell office:value-type="float" office:value="2.038">
            <text:p>2,038</text:p>
          </table:table-cell>
          <table:table-cell office:value-type="float" office:value="234.599">
            <text:p>234,599</text:p>
          </table:table-cell>
          <table:table-cell office:value-type="float" office:value="877.751999999999">
            <text:p>877,752</text:p>
          </table:table-cell>
        </table:table-row>
        <table:table-row table:style-name="ro1">
          <table:table-cell office:value-type="string">
            <text:p>Zwanenwater &amp; Pettemerduinen</text:p>
          </table:table-cell>
          <table:table-cell office:value-type="float" office:value="124974.929">
            <text:p>124974,929</text:p>
          </table:table-cell>
          <table:table-cell office:value-type="float" office:value="1194.95799999998">
            <text:p>1194,958</text:p>
          </table:table-cell>
          <table:table-cell office:value-type="float" office:value="479.996">
            <text:p>479,996</text:p>
          </table:table-cell>
          <table:table-cell office:value-type="float" office:value="30391.3140000001">
            <text:p>30391,3140000001</text:p>
          </table:table-cell>
          <table:table-cell office:value-type="float" office:value="397.469">
            <text:p>397,469</text:p>
          </table:table-cell>
          <table:table-cell office:value-type="float" office:value="1108.58999999999">
            <text:p>1108,59</text:p>
          </table:table-cell>
          <table:table-cell office:value-type="float" office:value="2857.76699999997">
            <text:p>2857,767</text:p>
          </table:table-cell>
          <table:table-cell office:value-type="float" office:value="943.704999999994">
            <text:p>943,705</text:p>
          </table:table-cell>
          <table:table-cell office:value-type="float" office:value="2861.128">
            <text:p>2861,128</text:p>
          </table:table-cell>
          <table:table-cell office:value-type="float" office:value="21753.762">
            <text:p>21753,762</text:p>
          </table:table-cell>
          <table:table-cell office:value-type="float" office:value="2461.024">
            <text:p>2461,024</text:p>
          </table:table-cell>
          <table:table-cell office:value-type="float" office:value="1419.17599999999">
            <text:p>1419,176</text:p>
          </table:table-cell>
          <table:table-cell office:value-type="float" office:value="7128.667">
            <text:p>7128,667</text:p>
          </table:table-cell>
          <table:table-cell office:value-type="float" office:value="10020.195">
            <text:p>10020,195</text:p>
          </table:table-cell>
          <table:table-cell office:value-type="float" office:value="4121.57299999998">
            <text:p>4121,573</text:p>
          </table:table-cell>
          <table:table-cell office:value-type="float" office:value="568.495">
            <text:p>568,495</text:p>
          </table:table-cell>
          <table:table-cell office:value-type="float" office:value="15930.235">
            <text:p>15930,235</text:p>
          </table:table-cell>
          <table:table-cell office:value-type="float" office:value="537.536">
            <text:p>537,536</text:p>
          </table:table-cell>
          <table:table-cell office:value-type="float" office:value="2134.556">
            <text:p>2134,556</text:p>
          </table:table-cell>
          <table:table-cell office:value-type="float" office:value="18663.8900000002">
            <text:p>18663,8900000002</text:p>
          </table:table-cell>
        </table:table-row>
        <table:table-row table:style-name="ro1">
          <table:table-cell office:value-type="string">
            <text:p>Zwarte Meer</text:p>
          </table:table-cell>
          <table:table-cell office:value-type="float" office:value="3838.679">
            <text:p>3838,679</text:p>
          </table:table-cell>
          <table:table-cell office:value-type="float" office:value="90.456">
            <text:p>90,456</text:p>
          </table:table-cell>
          <table:table-cell office:value-type="float" office:value="3.001">
            <text:p>3,001</text:p>
          </table:table-cell>
          <table:table-cell office:value-type="float" office:value="1319.522">
            <text:p>1319,522</text:p>
          </table:table-cell>
          <table:table-cell office:value-type="float" office:value="14.77">
            <text:p>14,77</text:p>
          </table:table-cell>
          <table:table-cell office:value-type="float" office:value="69.377">
            <text:p>69,377</text:p>
          </table:table-cell>
          <table:table-cell office:value-type="float" office:value="72.136">
            <text:p>72,136</text:p>
          </table:table-cell>
          <table:table-cell office:value-type="float" office:value="31.593">
            <text:p>31,593</text:p>
          </table:table-cell>
          <table:table-cell office:value-type="float" office:value="187.652">
            <text:p>187,652</text:p>
          </table:table-cell>
          <table:table-cell office:value-type="float" office:value="1249.657">
            <text:p>1249,657</text:p>
          </table:table-cell>
          <table:table-cell office:value-type="float" office:value="75.98">
            <text:p>75,98</text:p>
          </table:table-cell>
          <table:table-cell office:value-type="float" office:value="38.744">
            <text:p>38,744</text:p>
          </table:table-cell>
          <table:table-cell office:value-type="float" office:value="155.94">
            <text:p>155,94</text:p>
          </table:table-cell>
          <table:table-cell office:value-type="float" office:value="212.349">
            <text:p>212,349</text:p>
          </table:table-cell>
          <table:table-cell office:value-type="float" office:value="37.651">
            <text:p>37,651</text:p>
          </table:table-cell>
          <table:table-cell office:value-type="float" office:value="1.125">
            <text:p>1,125</text:p>
          </table:table-cell>
          <table:table-cell office:value-type="float" office:value="19.344">
            <text:p>19,344</text:p>
          </table:table-cell>
          <table:table-cell office:value-type="float" office:value="0.655">
            <text:p>0,655</text:p>
          </table:table-cell>
          <table:table-cell office:value-type="float" office:value="32.768">
            <text:p>32,768</text:p>
          </table:table-cell>
          <table:table-cell office:value-type="float" office:value="225.93">
            <text:p>225,93</text:p>
          </table:table-cell>
        </table:table-row>
        <table:table-row table:style-name="ro1">
          <table:table-cell office:value-type="string">
            <text:p>Zwin &amp; Kievittepolder</text:p>
          </table:table-cell>
          <table:table-cell office:value-type="float" office:value="4409.868">
            <text:p>4409,868</text:p>
          </table:table-cell>
          <table:table-cell office:value-type="float" office:value="12.153">
            <text:p>12,153</text:p>
          </table:table-cell>
          <table:table-cell office:value-type="float" office:value="0.332">
            <text:p>0,332</text:p>
          </table:table-cell>
          <table:table-cell office:value-type="float" office:value="1122.093">
            <text:p>1122,093</text:p>
          </table:table-cell>
          <table:table-cell office:value-type="float" office:value="5.785">
            <text:p>5,785</text:p>
          </table:table-cell>
          <table:table-cell office:value-type="float" office:value="20.141">
            <text:p>20,141</text:p>
          </table:table-cell>
          <table:table-cell office:value-type="float" office:value="224.736">
            <text:p>224,736</text:p>
          </table:table-cell>
          <table:table-cell office:value-type="float" office:value="7.055">
            <text:p>7,055</text:p>
          </table:table-cell>
          <table:table-cell office:value-type="float" office:value="80.269">
            <text:p>80,269</text:p>
          </table:table-cell>
          <table:table-cell office:value-type="float" office:value="187.418">
            <text:p>187,418</text:p>
          </table:table-cell>
          <table:table-cell office:value-type="float" office:value="92.006">
            <text:p>92,006</text:p>
          </table:table-cell>
          <table:table-cell office:value-type="float" office:value="72.965">
            <text:p>72,965</text:p>
          </table:table-cell>
          <table:table-cell office:value-type="float" office:value="355.575">
            <text:p>355,575</text:p>
          </table:table-cell>
          <table:table-cell office:value-type="float" office:value="55.942">
            <text:p>55,942</text:p>
          </table:table-cell>
          <table:table-cell office:value-type="float" office:value="53.568">
            <text:p>53,568</text:p>
          </table:table-cell>
          <table:table-cell office:value-type="float" office:value="0.618">
            <text:p>0,618</text:p>
          </table:table-cell>
          <table:table-cell office:value-type="float" office:value="821.499">
            <text:p>821,499</text:p>
          </table:table-cell>
          <table:table-cell office:value-type="float" office:value="9.446">
            <text:p>9,446</text:p>
          </table:table-cell>
          <table:table-cell office:value-type="float" office:value="44.598">
            <text:p>44,598</text:p>
          </table:table-cell>
          <table:table-cell office:value-type="float" office:value="1243.584">
            <text:p>1243,584</text:p>
          </table:table-cell>
        </table:table-row>
      </table:table>
      <table:table table:name="%" table:style-name="ta1" table:print="false">
        <table:table-column table:style-name="co3" table:default-cell-style-name="ce2"/>
        <table:table-column table:style-name="co2" table:number-columns-repeated="1023" table:default-cell-style-name="ce4"/>
        <table:table-row table:style-name="ro2">
          <table:table-cell table:style-name="ce1" table:formula="of:=[mv_deposities_per_n2000_per_sector.A1]" office:value-type="string" office:string-value="natura2000_name">
            <text:p>natura2000_name</text:p>
          </table:table-cell>
          <table:table-cell table:style-name="ce3" table:formula="of:=[mv_deposities_per_n2000_per_sector.B1]" office:value-type="string" office:string-value="deposition_all_sum">
            <text:p>deposition_all_sum</text:p>
          </table:table-cell>
          <table:table-cell table:style-name="ce3" table:formula="of:=[mv_deposities_per_n2000_per_sector.C1]" office:value-type="string" office:string-value="landbouw_beweiding">
            <text:p>landbouw_beweiding</text:p>
          </table:table-cell>
          <table:table-cell table:style-name="ce3" table:formula="of:=[mv_deposities_per_n2000_per_sector.D1]" office:value-type="string" office:string-value="landbouw_glastuinbouw">
            <text:p>landbouw_glastuinbouw</text:p>
          </table:table-cell>
          <table:table-cell table:style-name="ce3" table:formula="of:=[mv_deposities_per_n2000_per_sector.E1]" office:value-type="string" office:string-value="landbouw_mestaanwending">
            <text:p>landbouw_mestaanwending</text:p>
          </table:table-cell>
          <table:table-cell table:style-name="ce3" table:formula="of:=[mv_deposities_per_n2000_per_sector.F1]" office:value-type="string" office:string-value="landbouw_mestbe_en_verwerking">
            <text:p>landbouw_mestbe_en_verwerking</text:p>
          </table:table-cell>
          <table:table-cell table:style-name="ce3" table:formula="of:=[mv_deposities_per_n2000_per_sector.G1]" office:value-type="string" office:string-value="landbouw_mestopslag">
            <text:p>landbouw_mestopslag</text:p>
          </table:table-cell>
          <table:table-cell table:style-name="ce3" table:formula="of:=[mv_deposities_per_n2000_per_sector.H1]" office:value-type="string" office:string-value="landbouw_overige_landbouw">
            <text:p>landbouw_overige_landbouw</text:p>
          </table:table-cell>
          <table:table-cell table:style-name="ce3" table:formula="of:=[mv_deposities_per_n2000_per_sector.I1]" office:value-type="string" office:string-value="landbouw_stallen_overig_vee">
            <text:p>landbouw_stallen_overig_vee</text:p>
          </table:table-cell>
          <table:table-cell table:style-name="ce3" table:formula="of:=[mv_deposities_per_n2000_per_sector.J1]" office:value-type="string" office:string-value="landbouw_stallen_pluimvee">
            <text:p>landbouw_stallen_pluimvee</text:p>
          </table:table-cell>
          <table:table-cell table:style-name="ce3" table:formula="of:=[mv_deposities_per_n2000_per_sector.K1]" office:value-type="string" office:string-value="landbouw_stallen_rundvee">
            <text:p>landbouw_stallen_rundvee</text:p>
          </table:table-cell>
          <table:table-cell table:style-name="ce3" table:formula="of:=[mv_deposities_per_n2000_per_sector.L1]" office:value-type="string" office:string-value="landbouw_stallen_varkens">
            <text:p>landbouw_stallen_varkens</text:p>
          </table:table-cell>
          <table:table-cell table:style-name="ce3" table:formula="of:=[mv_deposities_per_n2000_per_sector.M1]" office:value-type="string" office:string-value="energie">
            <text:p>energie</text:p>
          </table:table-cell>
          <table:table-cell table:style-name="ce3" table:formula="of:=[mv_deposities_per_n2000_per_sector.N1]" office:value-type="string" office:string-value="industrie_en_afvalverwerking">
            <text:p>industrie_en_afvalverwerking</text:p>
          </table:table-cell>
          <table:table-cell table:style-name="ce3" table:formula="of:=[mv_deposities_per_n2000_per_sector.O1]" office:value-type="string" office:string-value="wegverkeer">
            <text:p>wegverkeer</text:p>
          </table:table-cell>
          <table:table-cell table:style-name="ce3" table:formula="of:=[mv_deposities_per_n2000_per_sector.P1]" office:value-type="string" office:string-value="mobiele_werktuigen">
            <text:p>mobiele_werktuigen</text:p>
          </table:table-cell>
          <table:table-cell table:style-name="ce3" table:formula="of:=[mv_deposities_per_n2000_per_sector.Q1]" office:value-type="string" office:string-value="vliegverkeer_en_railverkeer">
            <text:p>vliegverkeer_en_railverkeer</text:p>
          </table:table-cell>
          <table:table-cell table:style-name="ce3" table:formula="of:=[mv_deposities_per_n2000_per_sector.R1]" office:value-type="string" office:string-value="zeescheepvaart">
            <text:p>zeescheepvaart</text:p>
          </table:table-cell>
          <table:table-cell table:style-name="ce3" table:formula="of:=[mv_deposities_per_n2000_per_sector.S1]" office:value-type="string" office:string-value="visserij">
            <text:p>visserij</text:p>
          </table:table-cell>
          <table:table-cell table:style-name="ce3" table:formula="of:=[mv_deposities_per_n2000_per_sector.T1]" office:value-type="string" office:string-value="binnenvaart">
            <text:p>binnenvaart</text:p>
          </table:table-cell>
          <table:table-cell table:style-name="ce3" table:formula="of:=[mv_deposities_per_n2000_per_sector.U1]" office:value-type="string" office:string-value="overige_sectoren">
            <text:p>overige_sectoren</text:p>
          </table:table-cell>
          <table:table-cell table:style-name="ce3" table:formula="of:=[mv_deposities_per_n2000_per_sector.V1]" office:value-type="percentage" office:value="0">
            <text:p>0%</text:p>
          </table:table-cell>
          <table:table-cell table:style-name="ce3" table:formula="of:=[mv_deposities_per_n2000_per_sector.W1]" office:value-type="percentage" office:value="0">
            <text:p>0%</text:p>
          </table:table-cell>
          <table:table-cell table:style-name="ce3" table:formula="of:=[mv_deposities_per_n2000_per_sector.X1]" office:value-type="percentage" office:value="0">
            <text:p>0%</text:p>
          </table:table-cell>
          <table:table-cell table:style-name="ce3" table:number-columns-repeated="1000"/>
        </table:table-row>
        <table:table-row table:style-name="ro3">
          <table:table-cell table:formula="of:=[mv_deposities_per_n2000_per_sector.A2]" office:value-type="string" office:string-value="Aamsveen">
            <text:p>Aamsveen</text:p>
          </table:table-cell>
          <table:table-cell table:formula="of:=[mv_deposities_per_n2000_per_sector.B2]/[mv_deposities_per_n2000_per_sector.$B2]" office:value-type="percentage" office:value="1">
            <text:p>100%</text:p>
          </table:table-cell>
          <table:table-cell table:formula="of:=[mv_deposities_per_n2000_per_sector.C2]/[mv_deposities_per_n2000_per_sector.$B2]" office:value-type="percentage" office:value="0.00770862540214556">
            <text:p>1%</text:p>
          </table:table-cell>
          <table:table-cell table:formula="of:=[mv_deposities_per_n2000_per_sector.D2]/[mv_deposities_per_n2000_per_sector.$B2]" office:value-type="percentage" office:value="0.000192761773548189">
            <text:p>0%</text:p>
          </table:table-cell>
          <table:table-cell table:formula="of:=[mv_deposities_per_n2000_per_sector.E2]/[mv_deposities_per_n2000_per_sector.$B2]" office:value-type="percentage" office:value="0.218712539792023">
            <text:p>22%</text:p>
          </table:table-cell>
          <table:table-cell table:formula="of:=[mv_deposities_per_n2000_per_sector.F2]/[mv_deposities_per_n2000_per_sector.$B2]" office:value-type="percentage" office:value="0.00923430399983837">
            <text:p>1%</text:p>
          </table:table-cell>
          <table:table-cell table:formula="of:=[mv_deposities_per_n2000_per_sector.G2]/[mv_deposities_per_n2000_per_sector.$B2]" office:value-type="percentage" office:value="0.0207055479159922">
            <text:p>2%</text:p>
          </table:table-cell>
          <table:table-cell table:formula="of:=[mv_deposities_per_n2000_per_sector.H2]/[mv_deposities_per_n2000_per_sector.$B2]" office:value-type="percentage" office:value="0.00845145516440799">
            <text:p>1%</text:p>
          </table:table-cell>
          <table:table-cell table:formula="of:=[mv_deposities_per_n2000_per_sector.I2]/[mv_deposities_per_n2000_per_sector.$B2]" office:value-type="percentage" office:value="0.0124139747769107">
            <text:p>1%</text:p>
          </table:table-cell>
          <table:table-cell table:formula="of:=[mv_deposities_per_n2000_per_sector.J2]/[mv_deposities_per_n2000_per_sector.$B2]" office:value-type="percentage" office:value="0.0767804772196768">
            <text:p>8%</text:p>
          </table:table-cell>
          <table:table-cell table:formula="of:=[mv_deposities_per_n2000_per_sector.K2]/[mv_deposities_per_n2000_per_sector.$B2]" office:value-type="percentage" office:value="0.269503980100807">
            <text:p>27%</text:p>
          </table:table-cell>
          <table:table-cell table:formula="of:=[mv_deposities_per_n2000_per_sector.L2]/[mv_deposities_per_n2000_per_sector.$B2]" office:value-type="percentage" office:value="0.131801894708847">
            <text:p>13%</text:p>
          </table:table-cell>
          <table:table-cell table:formula="of:=[mv_deposities_per_n2000_per_sector.M2]/[mv_deposities_per_n2000_per_sector.$B2]" office:value-type="percentage" office:value="0.00699532427639542">
            <text:p>1%</text:p>
          </table:table-cell>
          <table:table-cell table:formula="of:=[mv_deposities_per_n2000_per_sector.N2]/[mv_deposities_per_n2000_per_sector.$B2]" office:value-type="percentage" office:value="0.0420797154682751">
            <text:p>4%</text:p>
          </table:table-cell>
          <table:table-cell table:formula="of:=[mv_deposities_per_n2000_per_sector.O2]/[mv_deposities_per_n2000_per_sector.$B2]" office:value-type="percentage" office:value="0.0404999334148673">
            <text:p>4%</text:p>
          </table:table-cell>
          <table:table-cell table:formula="of:=[mv_deposities_per_n2000_per_sector.P2]/[mv_deposities_per_n2000_per_sector.$B2]" office:value-type="percentage" office:value="0.0158680481794674">
            <text:p>2%</text:p>
          </table:table-cell>
          <table:table-cell table:formula="of:=[mv_deposities_per_n2000_per_sector.Q2]/[mv_deposities_per_n2000_per_sector.$B2]" office:value-type="percentage" office:value="0.00172125724775041">
            <text:p>0%</text:p>
          </table:table-cell>
          <table:table-cell table:formula="of:=[mv_deposities_per_n2000_per_sector.R2]/[mv_deposities_per_n2000_per_sector.$B2]" office:value-type="percentage" office:value="0.0185577767112501">
            <text:p>2%</text:p>
          </table:table-cell>
          <table:table-cell table:formula="of:=[mv_deposities_per_n2000_per_sector.S2]/[mv_deposities_per_n2000_per_sector.$B2]" office:value-type="percentage" office:value="0.000249536405263441">
            <text:p>0%</text:p>
          </table:table-cell>
          <table:table-cell table:formula="of:=[mv_deposities_per_n2000_per_sector.T2]/[mv_deposities_per_n2000_per_sector.$B2]" office:value-type="percentage" office:value="0.00878151538437106">
            <text:p>1%</text:p>
          </table:table-cell>
          <table:table-cell table:formula="of:=[mv_deposities_per_n2000_per_sector.U2]/[mv_deposities_per_n2000_per_sector.$B2]" office:value-type="percentage" office:value="0.109733221396489">
            <text:p>11%</text:p>
          </table:table-cell>
          <table:table-cell table:number-columns-repeated="1003"/>
        </table:table-row>
        <table:table-row table:style-name="ro4">
          <table:table-cell table:formula="of:=[mv_deposities_per_n2000_per_sector.A3]" office:value-type="string" office:string-value="Achter de Voort, Agelerbroek &amp; Voltherbroek">
            <text:p>Achter de Voort, Agelerbroek &amp; Voltherbroek</text:p>
          </table:table-cell>
          <table:table-cell table:formula="of:=[mv_deposities_per_n2000_per_sector.B3]/[mv_deposities_per_n2000_per_sector.$B3]" office:value-type="percentage" office:value="1">
            <text:p>100%</text:p>
          </table:table-cell>
          <table:table-cell table:formula="of:=[mv_deposities_per_n2000_per_sector.C3]/[mv_deposities_per_n2000_per_sector.$B3]" office:value-type="percentage" office:value="0.00875223429403701">
            <text:p>1%</text:p>
          </table:table-cell>
          <table:table-cell table:formula="of:=[mv_deposities_per_n2000_per_sector.D3]/[mv_deposities_per_n2000_per_sector.$B3]" office:value-type="percentage" office:value="0.000280700616011657">
            <text:p>0%</text:p>
          </table:table-cell>
          <table:table-cell table:formula="of:=[mv_deposities_per_n2000_per_sector.E3]/[mv_deposities_per_n2000_per_sector.$B3]" office:value-type="percentage" office:value="0.266535227885692">
            <text:p>27%</text:p>
          </table:table-cell>
          <table:table-cell table:formula="of:=[mv_deposities_per_n2000_per_sector.F3]/[mv_deposities_per_n2000_per_sector.$B3]" office:value-type="percentage" office:value="0.00601829112579861">
            <text:p>1%</text:p>
          </table:table-cell>
          <table:table-cell table:formula="of:=[mv_deposities_per_n2000_per_sector.G3]/[mv_deposities_per_n2000_per_sector.$B3]" office:value-type="percentage" office:value="0.0190234296922598">
            <text:p>2%</text:p>
          </table:table-cell>
          <table:table-cell table:formula="of:=[mv_deposities_per_n2000_per_sector.H3]/[mv_deposities_per_n2000_per_sector.$B3]" office:value-type="percentage" office:value="0.00825384295614861">
            <text:p>1%</text:p>
          </table:table-cell>
          <table:table-cell table:formula="of:=[mv_deposities_per_n2000_per_sector.I3]/[mv_deposities_per_n2000_per_sector.$B3]" office:value-type="percentage" office:value="0.00993973912405573">
            <text:p>1%</text:p>
          </table:table-cell>
          <table:table-cell table:formula="of:=[mv_deposities_per_n2000_per_sector.J3]/[mv_deposities_per_n2000_per_sector.$B3]" office:value-type="percentage" office:value="0.0575724815399415">
            <text:p>6%</text:p>
          </table:table-cell>
          <table:table-cell table:formula="of:=[mv_deposities_per_n2000_per_sector.K3]/[mv_deposities_per_n2000_per_sector.$B3]" office:value-type="percentage" office:value="0.339104711623332">
            <text:p>34%</text:p>
          </table:table-cell>
          <table:table-cell table:formula="of:=[mv_deposities_per_n2000_per_sector.L3]/[mv_deposities_per_n2000_per_sector.$B3]" office:value-type="percentage" office:value="0.100249231738016">
            <text:p>10%</text:p>
          </table:table-cell>
          <table:table-cell table:formula="of:=[mv_deposities_per_n2000_per_sector.M3]/[mv_deposities_per_n2000_per_sector.$B3]" office:value-type="percentage" office:value="0.00329163575978798">
            <text:p>0%</text:p>
          </table:table-cell>
          <table:table-cell table:formula="of:=[mv_deposities_per_n2000_per_sector.N3]/[mv_deposities_per_n2000_per_sector.$B3]" office:value-type="percentage" office:value="0.0238220405261734">
            <text:p>2%</text:p>
          </table:table-cell>
          <table:table-cell table:formula="of:=[mv_deposities_per_n2000_per_sector.O3]/[mv_deposities_per_n2000_per_sector.$B3]" office:value-type="percentage" office:value="0.0347187938620723">
            <text:p>3%</text:p>
          </table:table-cell>
          <table:table-cell table:formula="of:=[mv_deposities_per_n2000_per_sector.P3]/[mv_deposities_per_n2000_per_sector.$B3]" office:value-type="percentage" office:value="0.0145154523418612">
            <text:p>1%</text:p>
          </table:table-cell>
          <table:table-cell table:formula="of:=[mv_deposities_per_n2000_per_sector.Q3]/[mv_deposities_per_n2000_per_sector.$B3]" office:value-type="percentage" office:value="0.00125046848175362">
            <text:p>0%</text:p>
          </table:table-cell>
          <table:table-cell table:formula="of:=[mv_deposities_per_n2000_per_sector.R3]/[mv_deposities_per_n2000_per_sector.$B3]" office:value-type="percentage" office:value="0.0145303054007165">
            <text:p>1%</text:p>
          </table:table-cell>
          <table:table-cell table:formula="of:=[mv_deposities_per_n2000_per_sector.S3]/[mv_deposities_per_n2000_per_sector.$B3]" office:value-type="percentage" office:value="0.000229445539937175">
            <text:p>0%</text:p>
          </table:table-cell>
          <table:table-cell table:formula="of:=[mv_deposities_per_n2000_per_sector.T3]/[mv_deposities_per_n2000_per_sector.$B3]" office:value-type="percentage" office:value="0.00710834472221988">
            <text:p>1%</text:p>
          </table:table-cell>
          <table:table-cell table:formula="of:=[mv_deposities_per_n2000_per_sector.U3]/[mv_deposities_per_n2000_per_sector.$B3]" office:value-type="percentage" office:value="0.0847980089428364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4]" office:value-type="string" office:string-value="Alde Feanen">
            <text:p>Alde Feanen</text:p>
          </table:table-cell>
          <table:table-cell table:formula="of:=[mv_deposities_per_n2000_per_sector.B4]/[mv_deposities_per_n2000_per_sector.$B4]" office:value-type="percentage" office:value="1">
            <text:p>100%</text:p>
          </table:table-cell>
          <table:table-cell table:formula="of:=[mv_deposities_per_n2000_per_sector.C4]/[mv_deposities_per_n2000_per_sector.$B4]" office:value-type="percentage" office:value="0.0167943099643336">
            <text:p>2%</text:p>
          </table:table-cell>
          <table:table-cell table:formula="of:=[mv_deposities_per_n2000_per_sector.D4]/[mv_deposities_per_n2000_per_sector.$B4]" office:value-type="percentage" office:value="0.00114576947030951">
            <text:p>0%</text:p>
          </table:table-cell>
          <table:table-cell table:formula="of:=[mv_deposities_per_n2000_per_sector.E4]/[mv_deposities_per_n2000_per_sector.$B4]" office:value-type="percentage" office:value="0.350533327589433">
            <text:p>35%</text:p>
          </table:table-cell>
          <table:table-cell table:formula="of:=[mv_deposities_per_n2000_per_sector.F4]/[mv_deposities_per_n2000_per_sector.$B4]" office:value-type="percentage" office:value="0.00454300547830673">
            <text:p>0%</text:p>
          </table:table-cell>
          <table:table-cell table:formula="of:=[mv_deposities_per_n2000_per_sector.G4]/[mv_deposities_per_n2000_per_sector.$B4]" office:value-type="percentage" office:value="0.0127321278489723">
            <text:p>1%</text:p>
          </table:table-cell>
          <table:table-cell table:formula="of:=[mv_deposities_per_n2000_per_sector.H4]/[mv_deposities_per_n2000_per_sector.$B4]" office:value-type="percentage" office:value="0.0111647739637104">
            <text:p>1%</text:p>
          </table:table-cell>
          <table:table-cell table:formula="of:=[mv_deposities_per_n2000_per_sector.I4]/[mv_deposities_per_n2000_per_sector.$B4]" office:value-type="percentage" office:value="0.00650646796150845">
            <text:p>1%</text:p>
          </table:table-cell>
          <table:table-cell table:formula="of:=[mv_deposities_per_n2000_per_sector.J4]/[mv_deposities_per_n2000_per_sector.$B4]" office:value-type="percentage" office:value="0.035057407070776">
            <text:p>4%</text:p>
          </table:table-cell>
          <table:table-cell table:formula="of:=[mv_deposities_per_n2000_per_sector.K4]/[mv_deposities_per_n2000_per_sector.$B4]" office:value-type="percentage" office:value="0.305044107750747">
            <text:p>31%</text:p>
          </table:table-cell>
          <table:table-cell table:formula="of:=[mv_deposities_per_n2000_per_sector.L4]/[mv_deposities_per_n2000_per_sector.$B4]" office:value-type="percentage" office:value="0.0147575632980124">
            <text:p>1%</text:p>
          </table:table-cell>
          <table:table-cell table:formula="of:=[mv_deposities_per_n2000_per_sector.M4]/[mv_deposities_per_n2000_per_sector.$B4]" office:value-type="percentage" office:value="0.0050842898554336">
            <text:p>1%</text:p>
          </table:table-cell>
          <table:table-cell table:formula="of:=[mv_deposities_per_n2000_per_sector.N4]/[mv_deposities_per_n2000_per_sector.$B4]" office:value-type="percentage" office:value="0.0248561100902247">
            <text:p>2%</text:p>
          </table:table-cell>
          <table:table-cell table:formula="of:=[mv_deposities_per_n2000_per_sector.O4]/[mv_deposities_per_n2000_per_sector.$B4]" office:value-type="percentage" office:value="0.039109625083678">
            <text:p>4%</text:p>
          </table:table-cell>
          <table:table-cell table:formula="of:=[mv_deposities_per_n2000_per_sector.P4]/[mv_deposities_per_n2000_per_sector.$B4]" office:value-type="percentage" office:value="0.0168097705226278">
            <text:p>2%</text:p>
          </table:table-cell>
          <table:table-cell table:formula="of:=[mv_deposities_per_n2000_per_sector.Q4]/[mv_deposities_per_n2000_per_sector.$B4]" office:value-type="percentage" office:value="0.00205779462491068">
            <text:p>0%</text:p>
          </table:table-cell>
          <table:table-cell table:formula="of:=[mv_deposities_per_n2000_per_sector.R4]/[mv_deposities_per_n2000_per_sector.$B4]" office:value-type="percentage" office:value="0.0356580668125866">
            <text:p>4%</text:p>
          </table:table-cell>
          <table:table-cell table:formula="of:=[mv_deposities_per_n2000_per_sector.S4]/[mv_deposities_per_n2000_per_sector.$B4]" office:value-type="percentage" office:value="0.00104798143909957">
            <text:p>0%</text:p>
          </table:table-cell>
          <table:table-cell table:formula="of:=[mv_deposities_per_n2000_per_sector.T4]/[mv_deposities_per_n2000_per_sector.$B4]" office:value-type="percentage" office:value="0.0147214412950864">
            <text:p>1%</text:p>
          </table:table-cell>
          <table:table-cell table:formula="of:=[mv_deposities_per_n2000_per_sector.U4]/[mv_deposities_per_n2000_per_sector.$B4]" office:value-type="percentage" office:value="0.102371592233618">
            <text:p>10%</text:p>
          </table:table-cell>
          <table:table-cell table:number-columns-repeated="1003"/>
        </table:table-row>
        <table:table-row table:style-name="ro3">
          <table:table-cell table:formula="of:=[mv_deposities_per_n2000_per_sector.A5]" office:value-type="string" office:string-value="Bakkeveense Duinen">
            <text:p>Bakkeveense Duinen</text:p>
          </table:table-cell>
          <table:table-cell table:formula="of:=[mv_deposities_per_n2000_per_sector.B5]/[mv_deposities_per_n2000_per_sector.$B5]" office:value-type="percentage" office:value="1">
            <text:p>100%</text:p>
          </table:table-cell>
          <table:table-cell table:formula="of:=[mv_deposities_per_n2000_per_sector.C5]/[mv_deposities_per_n2000_per_sector.$B5]" office:value-type="percentage" office:value="0.0141818763890554">
            <text:p>1%</text:p>
          </table:table-cell>
          <table:table-cell table:formula="of:=[mv_deposities_per_n2000_per_sector.D5]/[mv_deposities_per_n2000_per_sector.$B5]" office:value-type="percentage" office:value="0.000127862218026477">
            <text:p>0%</text:p>
          </table:table-cell>
          <table:table-cell table:formula="of:=[mv_deposities_per_n2000_per_sector.E5]/[mv_deposities_per_n2000_per_sector.$B5]" office:value-type="percentage" office:value="0.296295200597171">
            <text:p>30%</text:p>
          </table:table-cell>
          <table:table-cell table:formula="of:=[mv_deposities_per_n2000_per_sector.F5]/[mv_deposities_per_n2000_per_sector.$B5]" office:value-type="percentage" office:value="0.00884237411312204">
            <text:p>1%</text:p>
          </table:table-cell>
          <table:table-cell table:formula="of:=[mv_deposities_per_n2000_per_sector.G5]/[mv_deposities_per_n2000_per_sector.$B5]" office:value-type="percentage" office:value="0.0195998463751562">
            <text:p>2%</text:p>
          </table:table-cell>
          <table:table-cell table:formula="of:=[mv_deposities_per_n2000_per_sector.H5]/[mv_deposities_per_n2000_per_sector.$B5]" office:value-type="percentage" office:value="0.0104129785874368">
            <text:p>1%</text:p>
          </table:table-cell>
          <table:table-cell table:formula="of:=[mv_deposities_per_n2000_per_sector.I5]/[mv_deposities_per_n2000_per_sector.$B5]" office:value-type="percentage" office:value="0.0079491875792095">
            <text:p>1%</text:p>
          </table:table-cell>
          <table:table-cell table:formula="of:=[mv_deposities_per_n2000_per_sector.J5]/[mv_deposities_per_n2000_per_sector.$B5]" office:value-type="percentage" office:value="0.0769645322780341">
            <text:p>8%</text:p>
          </table:table-cell>
          <table:table-cell table:formula="of:=[mv_deposities_per_n2000_per_sector.K5]/[mv_deposities_per_n2000_per_sector.$B5]" office:value-type="percentage" office:value="0.367447716221596">
            <text:p>37%</text:p>
          </table:table-cell>
          <table:table-cell table:formula="of:=[mv_deposities_per_n2000_per_sector.L5]/[mv_deposities_per_n2000_per_sector.$B5]" office:value-type="percentage" office:value="0.046911557768946">
            <text:p>5%</text:p>
          </table:table-cell>
          <table:table-cell table:formula="of:=[mv_deposities_per_n2000_per_sector.M5]/[mv_deposities_per_n2000_per_sector.$B5]" office:value-type="percentage" office:value="0.00408342019194653">
            <text:p>0%</text:p>
          </table:table-cell>
          <table:table-cell table:formula="of:=[mv_deposities_per_n2000_per_sector.N5]/[mv_deposities_per_n2000_per_sector.$B5]" office:value-type="percentage" office:value="0.0227908548489998">
            <text:p>2%</text:p>
          </table:table-cell>
          <table:table-cell table:formula="of:=[mv_deposities_per_n2000_per_sector.O5]/[mv_deposities_per_n2000_per_sector.$B5]" office:value-type="percentage" office:value="0.0243438674825475">
            <text:p>2%</text:p>
          </table:table-cell>
          <table:table-cell table:formula="of:=[mv_deposities_per_n2000_per_sector.P5]/[mv_deposities_per_n2000_per_sector.$B5]" office:value-type="percentage" office:value="0.0113423349320953">
            <text:p>1%</text:p>
          </table:table-cell>
          <table:table-cell table:formula="of:=[mv_deposities_per_n2000_per_sector.Q5]/[mv_deposities_per_n2000_per_sector.$B5]" office:value-type="percentage" office:value="0.00122280022307651">
            <text:p>0%</text:p>
          </table:table-cell>
          <table:table-cell table:formula="of:=[mv_deposities_per_n2000_per_sector.R5]/[mv_deposities_per_n2000_per_sector.$B5]" office:value-type="percentage" office:value="0.0233041703228287">
            <text:p>2%</text:p>
          </table:table-cell>
          <table:table-cell table:formula="of:=[mv_deposities_per_n2000_per_sector.S5]/[mv_deposities_per_n2000_per_sector.$B5]" office:value-type="percentage" office:value="0.000478448762399033">
            <text:p>0%</text:p>
          </table:table-cell>
          <table:table-cell table:formula="of:=[mv_deposities_per_n2000_per_sector.T5]/[mv_deposities_per_n2000_per_sector.$B5]" office:value-type="percentage" office:value="0.00426645281750323">
            <text:p>0%</text:p>
          </table:table-cell>
          <table:table-cell table:formula="of:=[mv_deposities_per_n2000_per_sector.U5]/[mv_deposities_per_n2000_per_sector.$B5]" office:value-type="percentage" office:value="0.0594282493265704">
            <text:p>6%</text:p>
          </table:table-cell>
          <table:table-cell table:number-columns-repeated="1003"/>
        </table:table-row>
        <table:table-row table:style-name="ro3">
          <table:table-cell table:formula="of:=[mv_deposities_per_n2000_per_sector.A6]" office:value-type="string" office:string-value="Bargerveen">
            <text:p>Bargerveen</text:p>
          </table:table-cell>
          <table:table-cell table:formula="of:=[mv_deposities_per_n2000_per_sector.B6]/[mv_deposities_per_n2000_per_sector.$B6]" office:value-type="percentage" office:value="1">
            <text:p>100%</text:p>
          </table:table-cell>
          <table:table-cell table:formula="of:=[mv_deposities_per_n2000_per_sector.C6]/[mv_deposities_per_n2000_per_sector.$B6]" office:value-type="percentage" office:value="0.00983364764706832">
            <text:p>1%</text:p>
          </table:table-cell>
          <table:table-cell table:formula="of:=[mv_deposities_per_n2000_per_sector.D6]/[mv_deposities_per_n2000_per_sector.$B6]" office:value-type="percentage" office:value="0.00213621456171164">
            <text:p>0%</text:p>
          </table:table-cell>
          <table:table-cell table:formula="of:=[mv_deposities_per_n2000_per_sector.E6]/[mv_deposities_per_n2000_per_sector.$B6]" office:value-type="percentage" office:value="0.269362439470904">
            <text:p>27%</text:p>
          </table:table-cell>
          <table:table-cell table:formula="of:=[mv_deposities_per_n2000_per_sector.F6]/[mv_deposities_per_n2000_per_sector.$B6]" office:value-type="percentage" office:value="0.00741778125162837">
            <text:p>1%</text:p>
          </table:table-cell>
          <table:table-cell table:formula="of:=[mv_deposities_per_n2000_per_sector.G6]/[mv_deposities_per_n2000_per_sector.$B6]" office:value-type="percentage" office:value="0.0170131511129282">
            <text:p>2%</text:p>
          </table:table-cell>
          <table:table-cell table:formula="of:=[mv_deposities_per_n2000_per_sector.H6]/[mv_deposities_per_n2000_per_sector.$B6]" office:value-type="percentage" office:value="0.0422265136080225">
            <text:p>4%</text:p>
          </table:table-cell>
          <table:table-cell table:formula="of:=[mv_deposities_per_n2000_per_sector.I6]/[mv_deposities_per_n2000_per_sector.$B6]" office:value-type="percentage" office:value="0.00934796171453242">
            <text:p>1%</text:p>
          </table:table-cell>
          <table:table-cell table:formula="of:=[mv_deposities_per_n2000_per_sector.J6]/[mv_deposities_per_n2000_per_sector.$B6]" office:value-type="percentage" office:value="0.0715031032483232">
            <text:p>7%</text:p>
          </table:table-cell>
          <table:table-cell table:formula="of:=[mv_deposities_per_n2000_per_sector.K6]/[mv_deposities_per_n2000_per_sector.$B6]" office:value-type="percentage" office:value="0.225969366090993">
            <text:p>23%</text:p>
          </table:table-cell>
          <table:table-cell table:formula="of:=[mv_deposities_per_n2000_per_sector.L6]/[mv_deposities_per_n2000_per_sector.$B6]" office:value-type="percentage" office:value="0.0771800451782157">
            <text:p>8%</text:p>
          </table:table-cell>
          <table:table-cell table:formula="of:=[mv_deposities_per_n2000_per_sector.M6]/[mv_deposities_per_n2000_per_sector.$B6]" office:value-type="percentage" office:value="0.0064581987256765">
            <text:p>1%</text:p>
          </table:table-cell>
          <table:table-cell table:formula="of:=[mv_deposities_per_n2000_per_sector.N6]/[mv_deposities_per_n2000_per_sector.$B6]" office:value-type="percentage" office:value="0.0299200946963518">
            <text:p>3%</text:p>
          </table:table-cell>
          <table:table-cell table:formula="of:=[mv_deposities_per_n2000_per_sector.O6]/[mv_deposities_per_n2000_per_sector.$B6]" office:value-type="percentage" office:value="0.0601763678413364">
            <text:p>6%</text:p>
          </table:table-cell>
          <table:table-cell table:formula="of:=[mv_deposities_per_n2000_per_sector.P6]/[mv_deposities_per_n2000_per_sector.$B6]" office:value-type="percentage" office:value="0.0235329891072765">
            <text:p>2%</text:p>
          </table:table-cell>
          <table:table-cell table:formula="of:=[mv_deposities_per_n2000_per_sector.Q6]/[mv_deposities_per_n2000_per_sector.$B6]" office:value-type="percentage" office:value="0.00246818742024161">
            <text:p>0%</text:p>
          </table:table-cell>
          <table:table-cell table:formula="of:=[mv_deposities_per_n2000_per_sector.R6]/[mv_deposities_per_n2000_per_sector.$B6]" office:value-type="percentage" office:value="0.0317385856355862">
            <text:p>3%</text:p>
          </table:table-cell>
          <table:table-cell table:formula="of:=[mv_deposities_per_n2000_per_sector.S6]/[mv_deposities_per_n2000_per_sector.$B6]" office:value-type="percentage" office:value="0.000833101269991282">
            <text:p>0%</text:p>
          </table:table-cell>
          <table:table-cell table:formula="of:=[mv_deposities_per_n2000_per_sector.T6]/[mv_deposities_per_n2000_per_sector.$B6]" office:value-type="percentage" office:value="0.0136757291870177">
            <text:p>1%</text:p>
          </table:table-cell>
          <table:table-cell table:formula="of:=[mv_deposities_per_n2000_per_sector.U6]/[mv_deposities_per_n2000_per_sector.$B6]" office:value-type="percentage" office:value="0.0992046496247667">
            <text:p>10%</text:p>
          </table:table-cell>
          <table:table-cell table:number-columns-repeated="1003"/>
        </table:table-row>
        <table:table-row table:style-name="ro3">
          <table:table-cell table:formula="of:=[mv_deposities_per_n2000_per_sector.A7]" office:value-type="string" office:string-value="Bekendelle">
            <text:p>Bekendelle</text:p>
          </table:table-cell>
          <table:table-cell table:formula="of:=[mv_deposities_per_n2000_per_sector.B7]/[mv_deposities_per_n2000_per_sector.$B7]" office:value-type="percentage" office:value="1">
            <text:p>100%</text:p>
          </table:table-cell>
          <table:table-cell table:formula="of:=[mv_deposities_per_n2000_per_sector.C7]/[mv_deposities_per_n2000_per_sector.$B7]" office:value-type="percentage" office:value="0.00678911733695638">
            <text:p>1%</text:p>
          </table:table-cell>
          <table:table-cell table:formula="of:=[mv_deposities_per_n2000_per_sector.D7]/[mv_deposities_per_n2000_per_sector.$B7]" office:value-type="percentage" office:value="0.000252955154715483">
            <text:p>0%</text:p>
          </table:table-cell>
          <table:table-cell table:formula="of:=[mv_deposities_per_n2000_per_sector.E7]/[mv_deposities_per_n2000_per_sector.$B7]" office:value-type="percentage" office:value="0.284508171031959">
            <text:p>28%</text:p>
          </table:table-cell>
          <table:table-cell table:formula="of:=[mv_deposities_per_n2000_per_sector.F7]/[mv_deposities_per_n2000_per_sector.$B7]" office:value-type="percentage" office:value="0.0130298755990557">
            <text:p>1%</text:p>
          </table:table-cell>
          <table:table-cell table:formula="of:=[mv_deposities_per_n2000_per_sector.G7]/[mv_deposities_per_n2000_per_sector.$B7]" office:value-type="percentage" office:value="0.0205088347332146">
            <text:p>2%</text:p>
          </table:table-cell>
          <table:table-cell table:formula="of:=[mv_deposities_per_n2000_per_sector.H7]/[mv_deposities_per_n2000_per_sector.$B7]" office:value-type="percentage" office:value="0.0174799277557551">
            <text:p>2%</text:p>
          </table:table-cell>
          <table:table-cell table:formula="of:=[mv_deposities_per_n2000_per_sector.I7]/[mv_deposities_per_n2000_per_sector.$B7]" office:value-type="percentage" office:value="0.0116604586828002">
            <text:p>1%</text:p>
          </table:table-cell>
          <table:table-cell table:formula="of:=[mv_deposities_per_n2000_per_sector.J7]/[mv_deposities_per_n2000_per_sector.$B7]" office:value-type="percentage" office:value="0.0680288653184386">
            <text:p>7%</text:p>
          </table:table-cell>
          <table:table-cell table:formula="of:=[mv_deposities_per_n2000_per_sector.K7]/[mv_deposities_per_n2000_per_sector.$B7]" office:value-type="percentage" office:value="0.277801897890225">
            <text:p>28%</text:p>
          </table:table-cell>
          <table:table-cell table:formula="of:=[mv_deposities_per_n2000_per_sector.L7]/[mv_deposities_per_n2000_per_sector.$B7]" office:value-type="percentage" office:value="0.154307303868836">
            <text:p>15%</text:p>
          </table:table-cell>
          <table:table-cell table:formula="of:=[mv_deposities_per_n2000_per_sector.M7]/[mv_deposities_per_n2000_per_sector.$B7]" office:value-type="percentage" office:value="0.00437242027499929">
            <text:p>0%</text:p>
          </table:table-cell>
          <table:table-cell table:formula="of:=[mv_deposities_per_n2000_per_sector.N7]/[mv_deposities_per_n2000_per_sector.$B7]" office:value-type="percentage" office:value="0.0240463371513135">
            <text:p>2%</text:p>
          </table:table-cell>
          <table:table-cell table:formula="of:=[mv_deposities_per_n2000_per_sector.O7]/[mv_deposities_per_n2000_per_sector.$B7]" office:value-type="percentage" office:value="0.0217448243207497">
            <text:p>2%</text:p>
          </table:table-cell>
          <table:table-cell table:formula="of:=[mv_deposities_per_n2000_per_sector.P7]/[mv_deposities_per_n2000_per_sector.$B7]" office:value-type="percentage" office:value="0.0106229713685644">
            <text:p>1%</text:p>
          </table:table-cell>
          <table:table-cell table:formula="of:=[mv_deposities_per_n2000_per_sector.Q7]/[mv_deposities_per_n2000_per_sector.$B7]" office:value-type="percentage" office:value="0.00394844595464647">
            <text:p>0%</text:p>
          </table:table-cell>
          <table:table-cell table:formula="of:=[mv_deposities_per_n2000_per_sector.R7]/[mv_deposities_per_n2000_per_sector.$B7]" office:value-type="percentage" office:value="0.00892541562375973">
            <text:p>1%</text:p>
          </table:table-cell>
          <table:table-cell table:formula="of:=[mv_deposities_per_n2000_per_sector.S7]/[mv_deposities_per_n2000_per_sector.$B7]" office:value-type="percentage" office:value="0.000115144744169583">
            <text:p>0%</text:p>
          </table:table-cell>
          <table:table-cell table:formula="of:=[mv_deposities_per_n2000_per_sector.T7]/[mv_deposities_per_n2000_per_sector.$B7]" office:value-type="percentage" office:value="0.00695891239866049">
            <text:p>1%</text:p>
          </table:table-cell>
          <table:table-cell table:formula="of:=[mv_deposities_per_n2000_per_sector.U7]/[mv_deposities_per_n2000_per_sector.$B7]" office:value-type="percentage" office:value="0.0648882094980433">
            <text:p>6%</text:p>
          </table:table-cell>
          <table:table-cell table:number-columns-repeated="1003"/>
        </table:table-row>
        <table:table-row table:style-name="ro3">
          <table:table-cell table:formula="of:=[mv_deposities_per_n2000_per_sector.A8]" office:value-type="string" office:string-value="Bemelerberg &amp; Schiepersberg">
            <text:p>Bemelerberg &amp; Schiepersberg</text:p>
          </table:table-cell>
          <table:table-cell table:formula="of:=[mv_deposities_per_n2000_per_sector.B8]/[mv_deposities_per_n2000_per_sector.$B8]" office:value-type="percentage" office:value="1">
            <text:p>100%</text:p>
          </table:table-cell>
          <table:table-cell table:formula="of:=[mv_deposities_per_n2000_per_sector.C8]/[mv_deposities_per_n2000_per_sector.$B8]" office:value-type="percentage" office:value="0.0120784888547424">
            <text:p>1%</text:p>
          </table:table-cell>
          <table:table-cell table:formula="of:=[mv_deposities_per_n2000_per_sector.D8]/[mv_deposities_per_n2000_per_sector.$B8]" office:value-type="percentage" office:value="0.0000313521208951266">
            <text:p>0%</text:p>
          </table:table-cell>
          <table:table-cell table:formula="of:=[mv_deposities_per_n2000_per_sector.E8]/[mv_deposities_per_n2000_per_sector.$B8]" office:value-type="percentage" office:value="0.39916980932348">
            <text:p>40%</text:p>
          </table:table-cell>
          <table:table-cell table:formula="of:=[mv_deposities_per_n2000_per_sector.F8]/[mv_deposities_per_n2000_per_sector.$B8]" office:value-type="percentage" office:value="0.00065030366888924">
            <text:p>0%</text:p>
          </table:table-cell>
          <table:table-cell table:formula="of:=[mv_deposities_per_n2000_per_sector.G8]/[mv_deposities_per_n2000_per_sector.$B8]" office:value-type="percentage" office:value="0.0102290508415095">
            <text:p>1%</text:p>
          </table:table-cell>
          <table:table-cell table:formula="of:=[mv_deposities_per_n2000_per_sector.H8]/[mv_deposities_per_n2000_per_sector.$B8]" office:value-type="percentage" office:value="0.0536515697214701">
            <text:p>5%</text:p>
          </table:table-cell>
          <table:table-cell table:formula="of:=[mv_deposities_per_n2000_per_sector.I8]/[mv_deposities_per_n2000_per_sector.$B8]" office:value-type="percentage" office:value="0.0127073854303323">
            <text:p>1%</text:p>
          </table:table-cell>
          <table:table-cell table:formula="of:=[mv_deposities_per_n2000_per_sector.J8]/[mv_deposities_per_n2000_per_sector.$B8]" office:value-type="percentage" office:value="0.0239444238145991">
            <text:p>2%</text:p>
          </table:table-cell>
          <table:table-cell table:formula="of:=[mv_deposities_per_n2000_per_sector.K8]/[mv_deposities_per_n2000_per_sector.$B8]" office:value-type="percentage" office:value="0.136966796924053">
            <text:p>14%</text:p>
          </table:table-cell>
          <table:table-cell table:formula="of:=[mv_deposities_per_n2000_per_sector.L8]/[mv_deposities_per_n2000_per_sector.$B8]" office:value-type="percentage" office:value="0.00939198292556753">
            <text:p>1%</text:p>
          </table:table-cell>
          <table:table-cell table:formula="of:=[mv_deposities_per_n2000_per_sector.M8]/[mv_deposities_per_n2000_per_sector.$B8]" office:value-type="percentage" office:value="0.00297727156650872">
            <text:p>0%</text:p>
          </table:table-cell>
          <table:table-cell table:formula="of:=[mv_deposities_per_n2000_per_sector.N8]/[mv_deposities_per_n2000_per_sector.$B8]" office:value-type="percentage" office:value="0.0538152412773258">
            <text:p>5%</text:p>
          </table:table-cell>
          <table:table-cell table:formula="of:=[mv_deposities_per_n2000_per_sector.O8]/[mv_deposities_per_n2000_per_sector.$B8]" office:value-type="percentage" office:value="0.0477809693637525">
            <text:p>5%</text:p>
          </table:table-cell>
          <table:table-cell table:formula="of:=[mv_deposities_per_n2000_per_sector.P8]/[mv_deposities_per_n2000_per_sector.$B8]" office:value-type="percentage" office:value="0.0118076132726001">
            <text:p>1%</text:p>
          </table:table-cell>
          <table:table-cell table:formula="of:=[mv_deposities_per_n2000_per_sector.Q8]/[mv_deposities_per_n2000_per_sector.$B8]" office:value-type="percentage" office:value="0.00120503393698527">
            <text:p>0%</text:p>
          </table:table-cell>
          <table:table-cell table:formula="of:=[mv_deposities_per_n2000_per_sector.R8]/[mv_deposities_per_n2000_per_sector.$B8]" office:value-type="percentage" office:value="0.00113187898822998">
            <text:p>0%</text:p>
          </table:table-cell>
          <table:table-cell table:formula="of:=[mv_deposities_per_n2000_per_sector.S8]/[mv_deposities_per_n2000_per_sector.$B8]" office:value-type="percentage" office:value="0.000000168559789758745">
            <text:p>0%</text:p>
          </table:table-cell>
          <table:table-cell table:formula="of:=[mv_deposities_per_n2000_per_sector.T8]/[mv_deposities_per_n2000_per_sector.$B8]" office:value-type="percentage" office:value="0.00158682186078883">
            <text:p>0%</text:p>
          </table:table-cell>
          <table:table-cell table:formula="of:=[mv_deposities_per_n2000_per_sector.U8]/[mv_deposities_per_n2000_per_sector.$B8]" office:value-type="percentage" office:value="0.220861869803407">
            <text:p>22%</text:p>
          </table:table-cell>
          <table:table-cell table:number-columns-repeated="1003"/>
        </table:table-row>
        <table:table-row table:style-name="ro4">
          <table:table-cell table:formula="of:=[mv_deposities_per_n2000_per_sector.A9]" office:value-type="string" office:string-value="Bergvennen &amp; Brecklenkampse Veld">
            <text:p>Bergvennen &amp; Brecklenkampse Veld</text:p>
          </table:table-cell>
          <table:table-cell table:formula="of:=[mv_deposities_per_n2000_per_sector.B9]/[mv_deposities_per_n2000_per_sector.$B9]" office:value-type="percentage" office:value="1">
            <text:p>100%</text:p>
          </table:table-cell>
          <table:table-cell table:formula="of:=[mv_deposities_per_n2000_per_sector.C9]/[mv_deposities_per_n2000_per_sector.$B9]" office:value-type="percentage" office:value="0.00944552644170267">
            <text:p>1%</text:p>
          </table:table-cell>
          <table:table-cell table:formula="of:=[mv_deposities_per_n2000_per_sector.D9]/[mv_deposities_per_n2000_per_sector.$B9]" office:value-type="percentage" office:value="0.000171489646701329">
            <text:p>0%</text:p>
          </table:table-cell>
          <table:table-cell table:formula="of:=[mv_deposities_per_n2000_per_sector.E9]/[mv_deposities_per_n2000_per_sector.$B9]" office:value-type="percentage" office:value="0.303715512684827">
            <text:p>30%</text:p>
          </table:table-cell>
          <table:table-cell table:formula="of:=[mv_deposities_per_n2000_per_sector.F9]/[mv_deposities_per_n2000_per_sector.$B9]" office:value-type="percentage" office:value="0.00812039668574448">
            <text:p>1%</text:p>
          </table:table-cell>
          <table:table-cell table:formula="of:=[mv_deposities_per_n2000_per_sector.G9]/[mv_deposities_per_n2000_per_sector.$B9]" office:value-type="percentage" office:value="0.0219197400380987">
            <text:p>2%</text:p>
          </table:table-cell>
          <table:table-cell table:formula="of:=[mv_deposities_per_n2000_per_sector.H9]/[mv_deposities_per_n2000_per_sector.$B9]" office:value-type="percentage" office:value="0.00898728496881279">
            <text:p>1%</text:p>
          </table:table-cell>
          <table:table-cell table:formula="of:=[mv_deposities_per_n2000_per_sector.I9]/[mv_deposities_per_n2000_per_sector.$B9]" office:value-type="percentage" office:value="0.0125786045817817">
            <text:p>1%</text:p>
          </table:table-cell>
          <table:table-cell table:formula="of:=[mv_deposities_per_n2000_per_sector.J9]/[mv_deposities_per_n2000_per_sector.$B9]" office:value-type="percentage" office:value="0.0640233793973809">
            <text:p>6%</text:p>
          </table:table-cell>
          <table:table-cell table:formula="of:=[mv_deposities_per_n2000_per_sector.K9]/[mv_deposities_per_n2000_per_sector.$B9]" office:value-type="percentage" office:value="0.341272901236854">
            <text:p>34%</text:p>
          </table:table-cell>
          <table:table-cell table:formula="of:=[mv_deposities_per_n2000_per_sector.L9]/[mv_deposities_per_n2000_per_sector.$B9]" office:value-type="percentage" office:value="0.105801873725989">
            <text:p>11%</text:p>
          </table:table-cell>
          <table:table-cell table:formula="of:=[mv_deposities_per_n2000_per_sector.M9]/[mv_deposities_per_n2000_per_sector.$B9]" office:value-type="percentage" office:value="0.00428102119318649">
            <text:p>0%</text:p>
          </table:table-cell>
          <table:table-cell table:formula="of:=[mv_deposities_per_n2000_per_sector.N9]/[mv_deposities_per_n2000_per_sector.$B9]" office:value-type="percentage" office:value="0.024252368028176">
            <text:p>2%</text:p>
          </table:table-cell>
          <table:table-cell table:formula="of:=[mv_deposities_per_n2000_per_sector.O9]/[mv_deposities_per_n2000_per_sector.$B9]" office:value-type="percentage" office:value="0.0223463036770368">
            <text:p>2%</text:p>
          </table:table-cell>
          <table:table-cell table:formula="of:=[mv_deposities_per_n2000_per_sector.P9]/[mv_deposities_per_n2000_per_sector.$B9]" office:value-type="percentage" office:value="0.0106165604615221">
            <text:p>1%</text:p>
          </table:table-cell>
          <table:table-cell table:formula="of:=[mv_deposities_per_n2000_per_sector.Q9]/[mv_deposities_per_n2000_per_sector.$B9]" office:value-type="percentage" office:value="0.000799239181544952">
            <text:p>0%</text:p>
          </table:table-cell>
          <table:table-cell table:formula="of:=[mv_deposities_per_n2000_per_sector.R9]/[mv_deposities_per_n2000_per_sector.$B9]" office:value-type="percentage" office:value="0.0125996038757046">
            <text:p>1%</text:p>
          </table:table-cell>
          <table:table-cell table:formula="of:=[mv_deposities_per_n2000_per_sector.S9]/[mv_deposities_per_n2000_per_sector.$B9]" office:value-type="percentage" office:value="0.000166728338904935">
            <text:p>0%</text:p>
          </table:table-cell>
          <table:table-cell table:formula="of:=[mv_deposities_per_n2000_per_sector.T9]/[mv_deposities_per_n2000_per_sector.$B9]" office:value-type="percentage" office:value="0.00433155160425111">
            <text:p>0%</text:p>
          </table:table-cell>
          <table:table-cell table:formula="of:=[mv_deposities_per_n2000_per_sector.U9]/[mv_deposities_per_n2000_per_sector.$B9]" office:value-type="percentage" office:value="0.0445624282449585">
            <text:p>4%</text:p>
          </table:table-cell>
          <table:table-cell table:number-columns-repeated="1003"/>
        </table:table-row>
        <table:table-row table:style-name="ro3">
          <table:table-cell table:formula="of:=[mv_deposities_per_n2000_per_sector.A10]" office:value-type="string" office:string-value="Biesbosch">
            <text:p>Biesbosch</text:p>
          </table:table-cell>
          <table:table-cell table:formula="of:=[mv_deposities_per_n2000_per_sector.B10]/[mv_deposities_per_n2000_per_sector.$B10]" office:value-type="percentage" office:value="1">
            <text:p>100%</text:p>
          </table:table-cell>
          <table:table-cell table:formula="of:=[mv_deposities_per_n2000_per_sector.C10]/[mv_deposities_per_n2000_per_sector.$B10]" office:value-type="percentage" office:value="0.0123560062319655">
            <text:p>1%</text:p>
          </table:table-cell>
          <table:table-cell table:formula="of:=[mv_deposities_per_n2000_per_sector.D10]/[mv_deposities_per_n2000_per_sector.$B10]" office:value-type="percentage" office:value="0.00358478408526733">
            <text:p>0%</text:p>
          </table:table-cell>
          <table:table-cell table:formula="of:=[mv_deposities_per_n2000_per_sector.E10]/[mv_deposities_per_n2000_per_sector.$B10]" office:value-type="percentage" office:value="0.271767682591603">
            <text:p>27%</text:p>
          </table:table-cell>
          <table:table-cell table:formula="of:=[mv_deposities_per_n2000_per_sector.F10]/[mv_deposities_per_n2000_per_sector.$B10]" office:value-type="percentage" office:value="0.00436591267120529">
            <text:p>0%</text:p>
          </table:table-cell>
          <table:table-cell table:formula="of:=[mv_deposities_per_n2000_per_sector.G10]/[mv_deposities_per_n2000_per_sector.$B10]" office:value-type="percentage" office:value="0.0104451282265492">
            <text:p>1%</text:p>
          </table:table-cell>
          <table:table-cell table:formula="of:=[mv_deposities_per_n2000_per_sector.H10]/[mv_deposities_per_n2000_per_sector.$B10]" office:value-type="percentage" office:value="0.0393594861844944">
            <text:p>4%</text:p>
          </table:table-cell>
          <table:table-cell table:formula="of:=[mv_deposities_per_n2000_per_sector.I10]/[mv_deposities_per_n2000_per_sector.$B10]" office:value-type="percentage" office:value="0.00974445818040055">
            <text:p>1%</text:p>
          </table:table-cell>
          <table:table-cell table:formula="of:=[mv_deposities_per_n2000_per_sector.J10]/[mv_deposities_per_n2000_per_sector.$B10]" office:value-type="percentage" office:value="0.0310241065784536">
            <text:p>3%</text:p>
          </table:table-cell>
          <table:table-cell table:formula="of:=[mv_deposities_per_n2000_per_sector.K10]/[mv_deposities_per_n2000_per_sector.$B10]" office:value-type="percentage" office:value="0.139704604751487">
            <text:p>14%</text:p>
          </table:table-cell>
          <table:table-cell table:formula="of:=[mv_deposities_per_n2000_per_sector.L10]/[mv_deposities_per_n2000_per_sector.$B10]" office:value-type="percentage" office:value="0.0452810898935277">
            <text:p>5%</text:p>
          </table:table-cell>
          <table:table-cell table:formula="of:=[mv_deposities_per_n2000_per_sector.M10]/[mv_deposities_per_n2000_per_sector.$B10]" office:value-type="percentage" office:value="0.00864160872944118">
            <text:p>1%</text:p>
          </table:table-cell>
          <table:table-cell table:formula="of:=[mv_deposities_per_n2000_per_sector.N10]/[mv_deposities_per_n2000_per_sector.$B10]" office:value-type="percentage" office:value="0.050761669086646">
            <text:p>5%</text:p>
          </table:table-cell>
          <table:table-cell table:formula="of:=[mv_deposities_per_n2000_per_sector.O10]/[mv_deposities_per_n2000_per_sector.$B10]" office:value-type="percentage" office:value="0.0951040628804134">
            <text:p>10%</text:p>
          </table:table-cell>
          <table:table-cell table:formula="of:=[mv_deposities_per_n2000_per_sector.P10]/[mv_deposities_per_n2000_per_sector.$B10]" office:value-type="percentage" office:value="0.0288519378149176">
            <text:p>3%</text:p>
          </table:table-cell>
          <table:table-cell table:formula="of:=[mv_deposities_per_n2000_per_sector.Q10]/[mv_deposities_per_n2000_per_sector.$B10]" office:value-type="percentage" office:value="0.00365443042382991">
            <text:p>0%</text:p>
          </table:table-cell>
          <table:table-cell table:formula="of:=[mv_deposities_per_n2000_per_sector.R10]/[mv_deposities_per_n2000_per_sector.$B10]" office:value-type="percentage" office:value="0.0463796735739802">
            <text:p>5%</text:p>
          </table:table-cell>
          <table:table-cell table:formula="of:=[mv_deposities_per_n2000_per_sector.S10]/[mv_deposities_per_n2000_per_sector.$B10]" office:value-type="percentage" office:value="0.000854296894376222">
            <text:p>0%</text:p>
          </table:table-cell>
          <table:table-cell table:formula="of:=[mv_deposities_per_n2000_per_sector.T10]/[mv_deposities_per_n2000_per_sector.$B10]" office:value-type="percentage" office:value="0.0633451994984124">
            <text:p>6%</text:p>
          </table:table-cell>
          <table:table-cell table:formula="of:=[mv_deposities_per_n2000_per_sector.U10]/[mv_deposities_per_n2000_per_sector.$B10]" office:value-type="percentage" office:value="0.134770118070715">
            <text:p>13%</text:p>
          </table:table-cell>
          <table:table-cell table:number-columns-repeated="1003"/>
        </table:table-row>
        <table:table-row table:style-name="ro3">
          <table:table-cell table:formula="of:=[mv_deposities_per_n2000_per_sector.A11]" office:value-type="string" office:string-value="Binnenveld">
            <text:p>Binnenveld</text:p>
          </table:table-cell>
          <table:table-cell table:formula="of:=[mv_deposities_per_n2000_per_sector.B11]/[mv_deposities_per_n2000_per_sector.$B11]" office:value-type="percentage" office:value="1">
            <text:p>100%</text:p>
          </table:table-cell>
          <table:table-cell table:formula="of:=[mv_deposities_per_n2000_per_sector.C11]/[mv_deposities_per_n2000_per_sector.$B11]" office:value-type="percentage" office:value="0.00559353481016599">
            <text:p>1%</text:p>
          </table:table-cell>
          <table:table-cell table:formula="of:=[mv_deposities_per_n2000_per_sector.D11]/[mv_deposities_per_n2000_per_sector.$B11]" office:value-type="percentage" office:value="0.000093904347947106">
            <text:p>0%</text:p>
          </table:table-cell>
          <table:table-cell table:formula="of:=[mv_deposities_per_n2000_per_sector.E11]/[mv_deposities_per_n2000_per_sector.$B11]" office:value-type="percentage" office:value="0.130775941442362">
            <text:p>13%</text:p>
          </table:table-cell>
          <table:table-cell table:formula="of:=[mv_deposities_per_n2000_per_sector.F11]/[mv_deposities_per_n2000_per_sector.$B11]" office:value-type="percentage" office:value="0.00479380963786763">
            <text:p>0%</text:p>
          </table:table-cell>
          <table:table-cell table:formula="of:=[mv_deposities_per_n2000_per_sector.G11]/[mv_deposities_per_n2000_per_sector.$B11]" office:value-type="percentage" office:value="0.0310212500705015">
            <text:p>3%</text:p>
          </table:table-cell>
          <table:table-cell table:formula="of:=[mv_deposities_per_n2000_per_sector.H11]/[mv_deposities_per_n2000_per_sector.$B11]" office:value-type="percentage" office:value="0.00914622489139105">
            <text:p>1%</text:p>
          </table:table-cell>
          <table:table-cell table:formula="of:=[mv_deposities_per_n2000_per_sector.I11]/[mv_deposities_per_n2000_per_sector.$B11]" office:value-type="percentage" office:value="0.0160724396598641">
            <text:p>2%</text:p>
          </table:table-cell>
          <table:table-cell table:formula="of:=[mv_deposities_per_n2000_per_sector.J11]/[mv_deposities_per_n2000_per_sector.$B11]" office:value-type="percentage" office:value="0.150078339079664">
            <text:p>15%</text:p>
          </table:table-cell>
          <table:table-cell table:formula="of:=[mv_deposities_per_n2000_per_sector.K11]/[mv_deposities_per_n2000_per_sector.$B11]" office:value-type="percentage" office:value="0.267117436836141">
            <text:p>27%</text:p>
          </table:table-cell>
          <table:table-cell table:formula="of:=[mv_deposities_per_n2000_per_sector.L11]/[mv_deposities_per_n2000_per_sector.$B11]" office:value-type="percentage" office:value="0.102173057948945">
            <text:p>10%</text:p>
          </table:table-cell>
          <table:table-cell table:formula="of:=[mv_deposities_per_n2000_per_sector.M11]/[mv_deposities_per_n2000_per_sector.$B11]" office:value-type="percentage" office:value="0.0055381590792393">
            <text:p>1%</text:p>
          </table:table-cell>
          <table:table-cell table:formula="of:=[mv_deposities_per_n2000_per_sector.N11]/[mv_deposities_per_n2000_per_sector.$B11]" office:value-type="percentage" office:value="0.0250241170097984">
            <text:p>3%</text:p>
          </table:table-cell>
          <table:table-cell table:formula="of:=[mv_deposities_per_n2000_per_sector.O11]/[mv_deposities_per_n2000_per_sector.$B11]" office:value-type="percentage" office:value="0.143538142964609">
            <text:p>14%</text:p>
          </table:table-cell>
          <table:table-cell table:formula="of:=[mv_deposities_per_n2000_per_sector.P11]/[mv_deposities_per_n2000_per_sector.$B11]" office:value-type="percentage" office:value="0.0163358406233725">
            <text:p>2%</text:p>
          </table:table-cell>
          <table:table-cell table:formula="of:=[mv_deposities_per_n2000_per_sector.Q11]/[mv_deposities_per_n2000_per_sector.$B11]" office:value-type="percentage" office:value="0.000954865116878684">
            <text:p>0%</text:p>
          </table:table-cell>
          <table:table-cell table:formula="of:=[mv_deposities_per_n2000_per_sector.R11]/[mv_deposities_per_n2000_per_sector.$B11]" office:value-type="percentage" office:value="0.00362154350327676">
            <text:p>0%</text:p>
          </table:table-cell>
          <table:table-cell table:formula="of:=[mv_deposities_per_n2000_per_sector.S11]/[mv_deposities_per_n2000_per_sector.$B11]" office:value-type="percentage" office:value="0.00000878979855979151">
            <text:p>0%</text:p>
          </table:table-cell>
          <table:table-cell table:formula="of:=[mv_deposities_per_n2000_per_sector.T11]/[mv_deposities_per_n2000_per_sector.$B11]" office:value-type="percentage" office:value="0.0140178242465128">
            <text:p>1%</text:p>
          </table:table-cell>
          <table:table-cell table:formula="of:=[mv_deposities_per_n2000_per_sector.U11]/[mv_deposities_per_n2000_per_sector.$B11]" office:value-type="percentage" office:value="0.0740813012417788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12]" office:value-type="string" office:string-value="Boetelerveld">
            <text:p>Boetelerveld</text:p>
          </table:table-cell>
          <table:table-cell table:formula="of:=[mv_deposities_per_n2000_per_sector.B12]/[mv_deposities_per_n2000_per_sector.$B12]" office:value-type="percentage" office:value="1">
            <text:p>100%</text:p>
          </table:table-cell>
          <table:table-cell table:formula="of:=[mv_deposities_per_n2000_per_sector.C12]/[mv_deposities_per_n2000_per_sector.$B12]" office:value-type="percentage" office:value="0.0103085566519706">
            <text:p>1%</text:p>
          </table:table-cell>
          <table:table-cell table:formula="of:=[mv_deposities_per_n2000_per_sector.D12]/[mv_deposities_per_n2000_per_sector.$B12]" office:value-type="percentage" office:value="0.000161223613584136">
            <text:p>0%</text:p>
          </table:table-cell>
          <table:table-cell table:formula="of:=[mv_deposities_per_n2000_per_sector.E12]/[mv_deposities_per_n2000_per_sector.$B12]" office:value-type="percentage" office:value="0.237733665269196">
            <text:p>24%</text:p>
          </table:table-cell>
          <table:table-cell table:formula="of:=[mv_deposities_per_n2000_per_sector.F12]/[mv_deposities_per_n2000_per_sector.$B12]" office:value-type="percentage" office:value="0.0116489641158735">
            <text:p>1%</text:p>
          </table:table-cell>
          <table:table-cell table:formula="of:=[mv_deposities_per_n2000_per_sector.G12]/[mv_deposities_per_n2000_per_sector.$B12]" office:value-type="percentage" office:value="0.024940605804275">
            <text:p>2%</text:p>
          </table:table-cell>
          <table:table-cell table:formula="of:=[mv_deposities_per_n2000_per_sector.H12]/[mv_deposities_per_n2000_per_sector.$B12]" office:value-type="percentage" office:value="0.0109753506617989">
            <text:p>1%</text:p>
          </table:table-cell>
          <table:table-cell table:formula="of:=[mv_deposities_per_n2000_per_sector.I12]/[mv_deposities_per_n2000_per_sector.$B12]" office:value-type="percentage" office:value="0.0153404804389866">
            <text:p>2%</text:p>
          </table:table-cell>
          <table:table-cell table:formula="of:=[mv_deposities_per_n2000_per_sector.J12]/[mv_deposities_per_n2000_per_sector.$B12]" office:value-type="percentage" office:value="0.0824726011251521">
            <text:p>8%</text:p>
          </table:table-cell>
          <table:table-cell table:formula="of:=[mv_deposities_per_n2000_per_sector.K12]/[mv_deposities_per_n2000_per_sector.$B12]" office:value-type="percentage" office:value="0.323703727346527">
            <text:p>32%</text:p>
          </table:table-cell>
          <table:table-cell table:formula="of:=[mv_deposities_per_n2000_per_sector.L12]/[mv_deposities_per_n2000_per_sector.$B12]" office:value-type="percentage" office:value="0.141769074917079">
            <text:p>14%</text:p>
          </table:table-cell>
          <table:table-cell table:formula="of:=[mv_deposities_per_n2000_per_sector.M12]/[mv_deposities_per_n2000_per_sector.$B12]" office:value-type="percentage" office:value="0.00359641319729784">
            <text:p>0%</text:p>
          </table:table-cell>
          <table:table-cell table:formula="of:=[mv_deposities_per_n2000_per_sector.N12]/[mv_deposities_per_n2000_per_sector.$B12]" office:value-type="percentage" office:value="0.0234439311269877">
            <text:p>2%</text:p>
          </table:table-cell>
          <table:table-cell table:formula="of:=[mv_deposities_per_n2000_per_sector.O12]/[mv_deposities_per_n2000_per_sector.$B12]" office:value-type="percentage" office:value="0.0346314578994577">
            <text:p>3%</text:p>
          </table:table-cell>
          <table:table-cell table:formula="of:=[mv_deposities_per_n2000_per_sector.P12]/[mv_deposities_per_n2000_per_sector.$B12]" office:value-type="percentage" office:value="0.0118434237322143">
            <text:p>1%</text:p>
          </table:table-cell>
          <table:table-cell table:formula="of:=[mv_deposities_per_n2000_per_sector.Q12]/[mv_deposities_per_n2000_per_sector.$B12]" office:value-type="percentage" office:value="0.00115860248636937">
            <text:p>0%</text:p>
          </table:table-cell>
          <table:table-cell table:formula="of:=[mv_deposities_per_n2000_per_sector.R12]/[mv_deposities_per_n2000_per_sector.$B12]" office:value-type="percentage" office:value="0.0133278128643262">
            <text:p>1%</text:p>
          </table:table-cell>
          <table:table-cell table:formula="of:=[mv_deposities_per_n2000_per_sector.S12]/[mv_deposities_per_n2000_per_sector.$B12]" office:value-type="percentage" office:value="0.000190223827517835">
            <text:p>0%</text:p>
          </table:table-cell>
          <table:table-cell table:formula="of:=[mv_deposities_per_n2000_per_sector.T12]/[mv_deposities_per_n2000_per_sector.$B12]" office:value-type="percentage" office:value="0.00804748906305266">
            <text:p>1%</text:p>
          </table:table-cell>
          <table:table-cell table:formula="of:=[mv_deposities_per_n2000_per_sector.U12]/[mv_deposities_per_n2000_per_sector.$B12]" office:value-type="percentage" office:value="0.0446946200138877">
            <text:p>4%</text:p>
          </table:table-cell>
          <table:table-cell table:number-columns-repeated="1003"/>
        </table:table-row>
        <table:table-row table:style-name="ro3">
          <table:table-cell table:formula="of:=[mv_deposities_per_n2000_per_sector.A13]" office:value-type="string" office:string-value="Borkeld">
            <text:p>Borkeld</text:p>
          </table:table-cell>
          <table:table-cell table:formula="of:=[mv_deposities_per_n2000_per_sector.B13]/[mv_deposities_per_n2000_per_sector.$B13]" office:value-type="percentage" office:value="1">
            <text:p>100%</text:p>
          </table:table-cell>
          <table:table-cell table:formula="of:=[mv_deposities_per_n2000_per_sector.C13]/[mv_deposities_per_n2000_per_sector.$B13]" office:value-type="percentage" office:value="0.00649156290244143">
            <text:p>1%</text:p>
          </table:table-cell>
          <table:table-cell table:formula="of:=[mv_deposities_per_n2000_per_sector.D13]/[mv_deposities_per_n2000_per_sector.$B13]" office:value-type="percentage" office:value="0.000278824865437747">
            <text:p>0%</text:p>
          </table:table-cell>
          <table:table-cell table:formula="of:=[mv_deposities_per_n2000_per_sector.E13]/[mv_deposities_per_n2000_per_sector.$B13]" office:value-type="percentage" office:value="0.2172025200868">
            <text:p>22%</text:p>
          </table:table-cell>
          <table:table-cell table:formula="of:=[mv_deposities_per_n2000_per_sector.F13]/[mv_deposities_per_n2000_per_sector.$B13]" office:value-type="percentage" office:value="0.0112434277450771">
            <text:p>1%</text:p>
          </table:table-cell>
          <table:table-cell table:formula="of:=[mv_deposities_per_n2000_per_sector.G13]/[mv_deposities_per_n2000_per_sector.$B13]" office:value-type="percentage" office:value="0.0220753860330707">
            <text:p>2%</text:p>
          </table:table-cell>
          <table:table-cell table:formula="of:=[mv_deposities_per_n2000_per_sector.H13]/[mv_deposities_per_n2000_per_sector.$B13]" office:value-type="percentage" office:value="0.0101108362265482">
            <text:p>1%</text:p>
          </table:table-cell>
          <table:table-cell table:formula="of:=[mv_deposities_per_n2000_per_sector.I13]/[mv_deposities_per_n2000_per_sector.$B13]" office:value-type="percentage" office:value="0.0152624557308066">
            <text:p>2%</text:p>
          </table:table-cell>
          <table:table-cell table:formula="of:=[mv_deposities_per_n2000_per_sector.J13]/[mv_deposities_per_n2000_per_sector.$B13]" office:value-type="percentage" office:value="0.0809156839311512">
            <text:p>8%</text:p>
          </table:table-cell>
          <table:table-cell table:formula="of:=[mv_deposities_per_n2000_per_sector.K13]/[mv_deposities_per_n2000_per_sector.$B13]" office:value-type="percentage" office:value="0.29853887977625">
            <text:p>30%</text:p>
          </table:table-cell>
          <table:table-cell table:formula="of:=[mv_deposities_per_n2000_per_sector.L13]/[mv_deposities_per_n2000_per_sector.$B13]" office:value-type="percentage" office:value="0.110892062828791">
            <text:p>11%</text:p>
          </table:table-cell>
          <table:table-cell table:formula="of:=[mv_deposities_per_n2000_per_sector.M13]/[mv_deposities_per_n2000_per_sector.$B13]" office:value-type="percentage" office:value="0.00399657887225434">
            <text:p>0%</text:p>
          </table:table-cell>
          <table:table-cell table:formula="of:=[mv_deposities_per_n2000_per_sector.N13]/[mv_deposities_per_n2000_per_sector.$B13]" office:value-type="percentage" office:value="0.0251882363894959">
            <text:p>3%</text:p>
          </table:table-cell>
          <table:table-cell table:formula="of:=[mv_deposities_per_n2000_per_sector.O13]/[mv_deposities_per_n2000_per_sector.$B13]" office:value-type="percentage" office:value="0.0908302846002595">
            <text:p>9%</text:p>
          </table:table-cell>
          <table:table-cell table:formula="of:=[mv_deposities_per_n2000_per_sector.P13]/[mv_deposities_per_n2000_per_sector.$B13]" office:value-type="percentage" office:value="0.0154435384549875">
            <text:p>2%</text:p>
          </table:table-cell>
          <table:table-cell table:formula="of:=[mv_deposities_per_n2000_per_sector.Q13]/[mv_deposities_per_n2000_per_sector.$B13]" office:value-type="percentage" office:value="0.0017979791672227">
            <text:p>0%</text:p>
          </table:table-cell>
          <table:table-cell table:formula="of:=[mv_deposities_per_n2000_per_sector.R13]/[mv_deposities_per_n2000_per_sector.$B13]" office:value-type="percentage" office:value="0.0169877267653331">
            <text:p>2%</text:p>
          </table:table-cell>
          <table:table-cell table:formula="of:=[mv_deposities_per_n2000_per_sector.S13]/[mv_deposities_per_n2000_per_sector.$B13]" office:value-type="percentage" office:value="0.000266537063677349">
            <text:p>0%</text:p>
          </table:table-cell>
          <table:table-cell table:formula="of:=[mv_deposities_per_n2000_per_sector.T13]/[mv_deposities_per_n2000_per_sector.$B13]" office:value-type="percentage" office:value="0.0110994630956439">
            <text:p>1%</text:p>
          </table:table-cell>
          <table:table-cell table:formula="of:=[mv_deposities_per_n2000_per_sector.U13]/[mv_deposities_per_n2000_per_sector.$B13]" office:value-type="percentage" office:value="0.0613687709631169">
            <text:p>6%</text:p>
          </table:table-cell>
          <table:table-cell table:number-columns-repeated="1003"/>
        </table:table-row>
        <table:table-row table:style-name="ro3">
          <table:table-cell table:formula="of:=[mv_deposities_per_n2000_per_sector.A14]" office:value-type="string" office:string-value="Boschhuizerbergen">
            <text:p>Boschhuizerbergen</text:p>
          </table:table-cell>
          <table:table-cell table:formula="of:=[mv_deposities_per_n2000_per_sector.B14]/[mv_deposities_per_n2000_per_sector.$B14]" office:value-type="percentage" office:value="1">
            <text:p>100%</text:p>
          </table:table-cell>
          <table:table-cell table:formula="of:=[mv_deposities_per_n2000_per_sector.C14]/[mv_deposities_per_n2000_per_sector.$B14]" office:value-type="percentage" office:value="0.00296830722059434">
            <text:p>0%</text:p>
          </table:table-cell>
          <table:table-cell table:formula="of:=[mv_deposities_per_n2000_per_sector.D14]/[mv_deposities_per_n2000_per_sector.$B14]" office:value-type="percentage" office:value="0.0014634718844162">
            <text:p>0%</text:p>
          </table:table-cell>
          <table:table-cell table:formula="of:=[mv_deposities_per_n2000_per_sector.E14]/[mv_deposities_per_n2000_per_sector.$B14]" office:value-type="percentage" office:value="0.108001296397041">
            <text:p>11%</text:p>
          </table:table-cell>
          <table:table-cell table:formula="of:=[mv_deposities_per_n2000_per_sector.F14]/[mv_deposities_per_n2000_per_sector.$B14]" office:value-type="percentage" office:value="0.022708940276471">
            <text:p>2%</text:p>
          </table:table-cell>
          <table:table-cell table:formula="of:=[mv_deposities_per_n2000_per_sector.G14]/[mv_deposities_per_n2000_per_sector.$B14]" office:value-type="percentage" office:value="0.0545104642238292">
            <text:p>5%</text:p>
          </table:table-cell>
          <table:table-cell table:formula="of:=[mv_deposities_per_n2000_per_sector.H14]/[mv_deposities_per_n2000_per_sector.$B14]" office:value-type="percentage" office:value="0.0255879824124008">
            <text:p>3%</text:p>
          </table:table-cell>
          <table:table-cell table:formula="of:=[mv_deposities_per_n2000_per_sector.I14]/[mv_deposities_per_n2000_per_sector.$B14]" office:value-type="percentage" office:value="0.0119566582351147">
            <text:p>1%</text:p>
          </table:table-cell>
          <table:table-cell table:formula="of:=[mv_deposities_per_n2000_per_sector.J14]/[mv_deposities_per_n2000_per_sector.$B14]" office:value-type="percentage" office:value="0.172929325612012">
            <text:p>17%</text:p>
          </table:table-cell>
          <table:table-cell table:formula="of:=[mv_deposities_per_n2000_per_sector.K14]/[mv_deposities_per_n2000_per_sector.$B14]" office:value-type="percentage" office:value="0.134214917903139">
            <text:p>13%</text:p>
          </table:table-cell>
          <table:table-cell table:formula="of:=[mv_deposities_per_n2000_per_sector.L14]/[mv_deposities_per_n2000_per_sector.$B14]" office:value-type="percentage" office:value="0.30304639795931">
            <text:p>30%</text:p>
          </table:table-cell>
          <table:table-cell table:formula="of:=[mv_deposities_per_n2000_per_sector.M14]/[mv_deposities_per_n2000_per_sector.$B14]" office:value-type="percentage" office:value="0.00318160862598988">
            <text:p>0%</text:p>
          </table:table-cell>
          <table:table-cell table:formula="of:=[mv_deposities_per_n2000_per_sector.N14]/[mv_deposities_per_n2000_per_sector.$B14]" office:value-type="percentage" office:value="0.0272063173311079">
            <text:p>3%</text:p>
          </table:table-cell>
          <table:table-cell table:formula="of:=[mv_deposities_per_n2000_per_sector.O14]/[mv_deposities_per_n2000_per_sector.$B14]" office:value-type="percentage" office:value="0.0451736173475992">
            <text:p>5%</text:p>
          </table:table-cell>
          <table:table-cell table:formula="of:=[mv_deposities_per_n2000_per_sector.P14]/[mv_deposities_per_n2000_per_sector.$B14]" office:value-type="percentage" office:value="0.0117550282935736">
            <text:p>1%</text:p>
          </table:table-cell>
          <table:table-cell table:formula="of:=[mv_deposities_per_n2000_per_sector.Q14]/[mv_deposities_per_n2000_per_sector.$B14]" office:value-type="percentage" office:value="0.00471851347049032">
            <text:p>0%</text:p>
          </table:table-cell>
          <table:table-cell table:formula="of:=[mv_deposities_per_n2000_per_sector.R14]/[mv_deposities_per_n2000_per_sector.$B14]" office:value-type="percentage" office:value="0.00802731943867175">
            <text:p>1%</text:p>
          </table:table-cell>
          <table:table-cell table:formula="of:=[mv_deposities_per_n2000_per_sector.S14]/[mv_deposities_per_n2000_per_sector.$B14]" office:value-type="percentage" office:value="0.0000833212836275946">
            <text:p>0%</text:p>
          </table:table-cell>
          <table:table-cell table:formula="of:=[mv_deposities_per_n2000_per_sector.T14]/[mv_deposities_per_n2000_per_sector.$B14]" office:value-type="percentage" office:value="0.00864841962975955">
            <text:p>1%</text:p>
          </table:table-cell>
          <table:table-cell table:formula="of:=[mv_deposities_per_n2000_per_sector.U14]/[mv_deposities_per_n2000_per_sector.$B14]" office:value-type="percentage" office:value="0.0538136075867972">
            <text:p>5%</text:p>
          </table:table-cell>
          <table:table-cell table:number-columns-repeated="1003"/>
        </table:table-row>
        <table:table-row table:style-name="ro3">
          <table:table-cell table:formula="of:=[mv_deposities_per_n2000_per_sector.A15]" office:value-type="string" office:string-value="Botshol">
            <text:p>Botshol</text:p>
          </table:table-cell>
          <table:table-cell table:formula="of:=[mv_deposities_per_n2000_per_sector.B15]/[mv_deposities_per_n2000_per_sector.$B15]" office:value-type="percentage" office:value="1">
            <text:p>100%</text:p>
          </table:table-cell>
          <table:table-cell table:formula="of:=[mv_deposities_per_n2000_per_sector.C15]/[mv_deposities_per_n2000_per_sector.$B15]" office:value-type="percentage" office:value="0.0206366694950188">
            <text:p>2%</text:p>
          </table:table-cell>
          <table:table-cell table:formula="of:=[mv_deposities_per_n2000_per_sector.D15]/[mv_deposities_per_n2000_per_sector.$B15]" office:value-type="percentage" office:value="0.00313034319311109">
            <text:p>0%</text:p>
          </table:table-cell>
          <table:table-cell table:formula="of:=[mv_deposities_per_n2000_per_sector.E15]/[mv_deposities_per_n2000_per_sector.$B15]" office:value-type="percentage" office:value="0.260555016837167">
            <text:p>26%</text:p>
          </table:table-cell>
          <table:table-cell table:formula="of:=[mv_deposities_per_n2000_per_sector.F15]/[mv_deposities_per_n2000_per_sector.$B15]" office:value-type="percentage" office:value="0.00290786189049122">
            <text:p>0%</text:p>
          </table:table-cell>
          <table:table-cell table:formula="of:=[mv_deposities_per_n2000_per_sector.G15]/[mv_deposities_per_n2000_per_sector.$B15]" office:value-type="percentage" office:value="0.0129151212387524">
            <text:p>1%</text:p>
          </table:table-cell>
          <table:table-cell table:formula="of:=[mv_deposities_per_n2000_per_sector.H15]/[mv_deposities_per_n2000_per_sector.$B15]" office:value-type="percentage" office:value="0.00643228557026004">
            <text:p>1%</text:p>
          </table:table-cell>
          <table:table-cell table:formula="of:=[mv_deposities_per_n2000_per_sector.I15]/[mv_deposities_per_n2000_per_sector.$B15]" office:value-type="percentage" office:value="0.00911429061791007">
            <text:p>1%</text:p>
          </table:table-cell>
          <table:table-cell table:formula="of:=[mv_deposities_per_n2000_per_sector.J15]/[mv_deposities_per_n2000_per_sector.$B15]" office:value-type="percentage" office:value="0.0188532221869389">
            <text:p>2%</text:p>
          </table:table-cell>
          <table:table-cell table:formula="of:=[mv_deposities_per_n2000_per_sector.K15]/[mv_deposities_per_n2000_per_sector.$B15]" office:value-type="percentage" office:value="0.263364296352178">
            <text:p>26%</text:p>
          </table:table-cell>
          <table:table-cell table:formula="of:=[mv_deposities_per_n2000_per_sector.L15]/[mv_deposities_per_n2000_per_sector.$B15]" office:value-type="percentage" office:value="0.0174279141626683">
            <text:p>2%</text:p>
          </table:table-cell>
          <table:table-cell table:formula="of:=[mv_deposities_per_n2000_per_sector.M15]/[mv_deposities_per_n2000_per_sector.$B15]" office:value-type="percentage" office:value="0.00814111130475891">
            <text:p>1%</text:p>
          </table:table-cell>
          <table:table-cell table:formula="of:=[mv_deposities_per_n2000_per_sector.N15]/[mv_deposities_per_n2000_per_sector.$B15]" office:value-type="percentage" office:value="0.0403914929413995">
            <text:p>4%</text:p>
          </table:table-cell>
          <table:table-cell table:formula="of:=[mv_deposities_per_n2000_per_sector.O15]/[mv_deposities_per_n2000_per_sector.$B15]" office:value-type="percentage" office:value="0.103146880573359">
            <text:p>10%</text:p>
          </table:table-cell>
          <table:table-cell table:formula="of:=[mv_deposities_per_n2000_per_sector.P15]/[mv_deposities_per_n2000_per_sector.$B15]" office:value-type="percentage" office:value="0.0256029745481776">
            <text:p>3%</text:p>
          </table:table-cell>
          <table:table-cell table:formula="of:=[mv_deposities_per_n2000_per_sector.Q15]/[mv_deposities_per_n2000_per_sector.$B15]" office:value-type="percentage" office:value="0.00984669984084881">
            <text:p>1%</text:p>
          </table:table-cell>
          <table:table-cell table:formula="of:=[mv_deposities_per_n2000_per_sector.R15]/[mv_deposities_per_n2000_per_sector.$B15]" office:value-type="percentage" office:value="0.0432810107075732">
            <text:p>4%</text:p>
          </table:table-cell>
          <table:table-cell table:formula="of:=[mv_deposities_per_n2000_per_sector.S15]/[mv_deposities_per_n2000_per_sector.$B15]" office:value-type="percentage" office:value="0.000836829622899863">
            <text:p>0%</text:p>
          </table:table-cell>
          <table:table-cell table:formula="of:=[mv_deposities_per_n2000_per_sector.T15]/[mv_deposities_per_n2000_per_sector.$B15]" office:value-type="percentage" office:value="0.0217137158408818">
            <text:p>2%</text:p>
          </table:table-cell>
          <table:table-cell table:formula="of:=[mv_deposities_per_n2000_per_sector.U15]/[mv_deposities_per_n2000_per_sector.$B15]" office:value-type="percentage" office:value="0.131689203608519">
            <text:p>13%</text:p>
          </table:table-cell>
          <table:table-cell table:number-columns-repeated="1003"/>
        </table:table-row>
        <table:table-row table:style-name="ro3">
          <table:table-cell table:formula="of:=[mv_deposities_per_n2000_per_sector.A16]" office:value-type="string" office:string-value="Brabantse Wal">
            <text:p>Brabantse Wal</text:p>
          </table:table-cell>
          <table:table-cell table:formula="of:=[mv_deposities_per_n2000_per_sector.B16]/[mv_deposities_per_n2000_per_sector.$B16]" office:value-type="percentage" office:value="1">
            <text:p>100%</text:p>
          </table:table-cell>
          <table:table-cell table:formula="of:=[mv_deposities_per_n2000_per_sector.C16]/[mv_deposities_per_n2000_per_sector.$B16]" office:value-type="percentage" office:value="0.00635906128150037">
            <text:p>1%</text:p>
          </table:table-cell>
          <table:table-cell table:formula="of:=[mv_deposities_per_n2000_per_sector.D16]/[mv_deposities_per_n2000_per_sector.$B16]" office:value-type="percentage" office:value="0.00434114849254853">
            <text:p>0%</text:p>
          </table:table-cell>
          <table:table-cell table:formula="of:=[mv_deposities_per_n2000_per_sector.E16]/[mv_deposities_per_n2000_per_sector.$B16]" office:value-type="percentage" office:value="0.249169779634343">
            <text:p>25%</text:p>
          </table:table-cell>
          <table:table-cell table:formula="of:=[mv_deposities_per_n2000_per_sector.F16]/[mv_deposities_per_n2000_per_sector.$B16]" office:value-type="percentage" office:value="0.00561689390060747">
            <text:p>1%</text:p>
          </table:table-cell>
          <table:table-cell table:formula="of:=[mv_deposities_per_n2000_per_sector.G16]/[mv_deposities_per_n2000_per_sector.$B16]" office:value-type="percentage" office:value="0.0154013872085282">
            <text:p>2%</text:p>
          </table:table-cell>
          <table:table-cell table:formula="of:=[mv_deposities_per_n2000_per_sector.H16]/[mv_deposities_per_n2000_per_sector.$B16]" office:value-type="percentage" office:value="0.0528093024030515">
            <text:p>5%</text:p>
          </table:table-cell>
          <table:table-cell table:formula="of:=[mv_deposities_per_n2000_per_sector.I16]/[mv_deposities_per_n2000_per_sector.$B16]" office:value-type="percentage" office:value="0.0118287476533586">
            <text:p>1%</text:p>
          </table:table-cell>
          <table:table-cell table:formula="of:=[mv_deposities_per_n2000_per_sector.J16]/[mv_deposities_per_n2000_per_sector.$B16]" office:value-type="percentage" office:value="0.044958066980317">
            <text:p>4%</text:p>
          </table:table-cell>
          <table:table-cell table:formula="of:=[mv_deposities_per_n2000_per_sector.K16]/[mv_deposities_per_n2000_per_sector.$B16]" office:value-type="percentage" office:value="0.138827357716332">
            <text:p>14%</text:p>
          </table:table-cell>
          <table:table-cell table:formula="of:=[mv_deposities_per_n2000_per_sector.L16]/[mv_deposities_per_n2000_per_sector.$B16]" office:value-type="percentage" office:value="0.0910038659949737">
            <text:p>9%</text:p>
          </table:table-cell>
          <table:table-cell table:formula="of:=[mv_deposities_per_n2000_per_sector.M16]/[mv_deposities_per_n2000_per_sector.$B16]" office:value-type="percentage" office:value="0.00578515237015602">
            <text:p>1%</text:p>
          </table:table-cell>
          <table:table-cell table:formula="of:=[mv_deposities_per_n2000_per_sector.N16]/[mv_deposities_per_n2000_per_sector.$B16]" office:value-type="percentage" office:value="0.0485227513031397">
            <text:p>5%</text:p>
          </table:table-cell>
          <table:table-cell table:formula="of:=[mv_deposities_per_n2000_per_sector.O16]/[mv_deposities_per_n2000_per_sector.$B16]" office:value-type="percentage" office:value="0.0933192323633878">
            <text:p>9%</text:p>
          </table:table-cell>
          <table:table-cell table:formula="of:=[mv_deposities_per_n2000_per_sector.P16]/[mv_deposities_per_n2000_per_sector.$B16]" office:value-type="percentage" office:value="0.0260615180152927">
            <text:p>3%</text:p>
          </table:table-cell>
          <table:table-cell table:formula="of:=[mv_deposities_per_n2000_per_sector.Q16]/[mv_deposities_per_n2000_per_sector.$B16]" office:value-type="percentage" office:value="0.0018988427170677">
            <text:p>0%</text:p>
          </table:table-cell>
          <table:table-cell table:formula="of:=[mv_deposities_per_n2000_per_sector.R16]/[mv_deposities_per_n2000_per_sector.$B16]" office:value-type="percentage" office:value="0.0642293426861149">
            <text:p>6%</text:p>
          </table:table-cell>
          <table:table-cell table:formula="of:=[mv_deposities_per_n2000_per_sector.S16]/[mv_deposities_per_n2000_per_sector.$B16]" office:value-type="percentage" office:value="0.00135053079981331">
            <text:p>0%</text:p>
          </table:table-cell>
          <table:table-cell table:formula="of:=[mv_deposities_per_n2000_per_sector.T16]/[mv_deposities_per_n2000_per_sector.$B16]" office:value-type="percentage" office:value="0.0329979883371321">
            <text:p>3%</text:p>
          </table:table-cell>
          <table:table-cell table:formula="of:=[mv_deposities_per_n2000_per_sector.U16]/[mv_deposities_per_n2000_per_sector.$B16]" office:value-type="percentage" office:value="0.105518404320136">
            <text:p>11%</text:p>
          </table:table-cell>
          <table:table-cell table:number-columns-repeated="1003"/>
        </table:table-row>
        <table:table-row table:style-name="ro3">
          <table:table-cell table:formula="of:=[mv_deposities_per_n2000_per_sector.A17]" office:value-type="string" office:string-value="Brunssummerheide">
            <text:p>Brunssummerheide</text:p>
          </table:table-cell>
          <table:table-cell table:formula="of:=[mv_deposities_per_n2000_per_sector.B17]/[mv_deposities_per_n2000_per_sector.$B17]" office:value-type="percentage" office:value="1">
            <text:p>100%</text:p>
          </table:table-cell>
          <table:table-cell table:formula="of:=[mv_deposities_per_n2000_per_sector.C17]/[mv_deposities_per_n2000_per_sector.$B17]" office:value-type="percentage" office:value="0.00561789475659986">
            <text:p>1%</text:p>
          </table:table-cell>
          <table:table-cell table:formula="of:=[mv_deposities_per_n2000_per_sector.D17]/[mv_deposities_per_n2000_per_sector.$B17]" office:value-type="percentage" office:value="0.00096666182956126">
            <text:p>0%</text:p>
          </table:table-cell>
          <table:table-cell table:formula="of:=[mv_deposities_per_n2000_per_sector.E17]/[mv_deposities_per_n2000_per_sector.$B17]" office:value-type="percentage" office:value="0.196178795331249">
            <text:p>20%</text:p>
          </table:table-cell>
          <table:table-cell table:formula="of:=[mv_deposities_per_n2000_per_sector.F17]/[mv_deposities_per_n2000_per_sector.$B17]" office:value-type="percentage" office:value="0.00548098439487133">
            <text:p>1%</text:p>
          </table:table-cell>
          <table:table-cell table:formula="of:=[mv_deposities_per_n2000_per_sector.G17]/[mv_deposities_per_n2000_per_sector.$B17]" office:value-type="percentage" office:value="0.0170565197746452">
            <text:p>2%</text:p>
          </table:table-cell>
          <table:table-cell table:formula="of:=[mv_deposities_per_n2000_per_sector.H17]/[mv_deposities_per_n2000_per_sector.$B17]" office:value-type="percentage" office:value="0.0314060289055153">
            <text:p>3%</text:p>
          </table:table-cell>
          <table:table-cell table:formula="of:=[mv_deposities_per_n2000_per_sector.I17]/[mv_deposities_per_n2000_per_sector.$B17]" office:value-type="percentage" office:value="0.0104090077762836">
            <text:p>1%</text:p>
          </table:table-cell>
          <table:table-cell table:formula="of:=[mv_deposities_per_n2000_per_sector.J17]/[mv_deposities_per_n2000_per_sector.$B17]" office:value-type="percentage" office:value="0.0642991866080013">
            <text:p>6%</text:p>
          </table:table-cell>
          <table:table-cell table:formula="of:=[mv_deposities_per_n2000_per_sector.K17]/[mv_deposities_per_n2000_per_sector.$B17]" office:value-type="percentage" office:value="0.115792302440164">
            <text:p>12%</text:p>
          </table:table-cell>
          <table:table-cell table:formula="of:=[mv_deposities_per_n2000_per_sector.L17]/[mv_deposities_per_n2000_per_sector.$B17]" office:value-type="percentage" office:value="0.0746671083012138">
            <text:p>7%</text:p>
          </table:table-cell>
          <table:table-cell table:formula="of:=[mv_deposities_per_n2000_per_sector.M17]/[mv_deposities_per_n2000_per_sector.$B17]" office:value-type="percentage" office:value="0.00575122990829269">
            <text:p>1%</text:p>
          </table:table-cell>
          <table:table-cell table:formula="of:=[mv_deposities_per_n2000_per_sector.N17]/[mv_deposities_per_n2000_per_sector.$B17]" office:value-type="percentage" office:value="0.0736944349289717">
            <text:p>7%</text:p>
          </table:table-cell>
          <table:table-cell table:formula="of:=[mv_deposities_per_n2000_per_sector.O17]/[mv_deposities_per_n2000_per_sector.$B17]" office:value-type="percentage" office:value="0.119740530861602">
            <text:p>12%</text:p>
          </table:table-cell>
          <table:table-cell table:formula="of:=[mv_deposities_per_n2000_per_sector.P17]/[mv_deposities_per_n2000_per_sector.$B17]" office:value-type="percentage" office:value="0.0244217551876657">
            <text:p>2%</text:p>
          </table:table-cell>
          <table:table-cell table:formula="of:=[mv_deposities_per_n2000_per_sector.Q17]/[mv_deposities_per_n2000_per_sector.$B17]" office:value-type="percentage" office:value="0.00235222871241376">
            <text:p>0%</text:p>
          </table:table-cell>
          <table:table-cell table:formula="of:=[mv_deposities_per_n2000_per_sector.R17]/[mv_deposities_per_n2000_per_sector.$B17]" office:value-type="percentage" office:value="0.0264646993996559">
            <text:p>3%</text:p>
          </table:table-cell>
          <table:table-cell table:formula="of:=[mv_deposities_per_n2000_per_sector.S17]/[mv_deposities_per_n2000_per_sector.$B17]" office:value-type="percentage" office:value="0.000360807890211758">
            <text:p>0%</text:p>
          </table:table-cell>
          <table:table-cell table:formula="of:=[mv_deposities_per_n2000_per_sector.T17]/[mv_deposities_per_n2000_per_sector.$B17]" office:value-type="percentage" office:value="0.0128374115283282">
            <text:p>1%</text:p>
          </table:table-cell>
          <table:table-cell table:formula="of:=[mv_deposities_per_n2000_per_sector.U17]/[mv_deposities_per_n2000_per_sector.$B17]" office:value-type="percentage" office:value="0.212497841539022">
            <text:p>21%</text:p>
          </table:table-cell>
          <table:table-cell table:number-columns-repeated="1003"/>
        </table:table-row>
        <table:table-row table:style-name="ro3">
          <table:table-cell table:formula="of:=[mv_deposities_per_n2000_per_sector.A18]" office:value-type="string" office:string-value="Bunder- en Elslooërbos">
            <text:p>Bunder- en Elslooërbos</text:p>
          </table:table-cell>
          <table:table-cell table:formula="of:=[mv_deposities_per_n2000_per_sector.B18]/[mv_deposities_per_n2000_per_sector.$B18]" office:value-type="percentage" office:value="1">
            <text:p>100%</text:p>
          </table:table-cell>
          <table:table-cell table:formula="of:=[mv_deposities_per_n2000_per_sector.C18]/[mv_deposities_per_n2000_per_sector.$B18]" office:value-type="percentage" office:value="0.0078831437742876">
            <text:p>1%</text:p>
          </table:table-cell>
          <table:table-cell table:formula="of:=[mv_deposities_per_n2000_per_sector.D18]/[mv_deposities_per_n2000_per_sector.$B18]" office:value-type="percentage" office:value="0.000653280676871803">
            <text:p>0%</text:p>
          </table:table-cell>
          <table:table-cell table:formula="of:=[mv_deposities_per_n2000_per_sector.E18]/[mv_deposities_per_n2000_per_sector.$B18]" office:value-type="percentage" office:value="0.231589014135598">
            <text:p>23%</text:p>
          </table:table-cell>
          <table:table-cell table:formula="of:=[mv_deposities_per_n2000_per_sector.F18]/[mv_deposities_per_n2000_per_sector.$B18]" office:value-type="percentage" office:value="0.00356025175586831">
            <text:p>0%</text:p>
          </table:table-cell>
          <table:table-cell table:formula="of:=[mv_deposities_per_n2000_per_sector.G18]/[mv_deposities_per_n2000_per_sector.$B18]" office:value-type="percentage" office:value="0.0113582438003926">
            <text:p>1%</text:p>
          </table:table-cell>
          <table:table-cell table:formula="of:=[mv_deposities_per_n2000_per_sector.H18]/[mv_deposities_per_n2000_per_sector.$B18]" office:value-type="percentage" office:value="0.0603756918710616">
            <text:p>6%</text:p>
          </table:table-cell>
          <table:table-cell table:formula="of:=[mv_deposities_per_n2000_per_sector.I18]/[mv_deposities_per_n2000_per_sector.$B18]" office:value-type="percentage" office:value="0.00737858364925845">
            <text:p>1%</text:p>
          </table:table-cell>
          <table:table-cell table:formula="of:=[mv_deposities_per_n2000_per_sector.J18]/[mv_deposities_per_n2000_per_sector.$B18]" office:value-type="percentage" office:value="0.0766735314365855">
            <text:p>8%</text:p>
          </table:table-cell>
          <table:table-cell table:formula="of:=[mv_deposities_per_n2000_per_sector.K18]/[mv_deposities_per_n2000_per_sector.$B18]" office:value-type="percentage" office:value="0.0898582354283987">
            <text:p>9%</text:p>
          </table:table-cell>
          <table:table-cell table:formula="of:=[mv_deposities_per_n2000_per_sector.L18]/[mv_deposities_per_n2000_per_sector.$B18]" office:value-type="percentage" office:value="0.0506298689226797">
            <text:p>5%</text:p>
          </table:table-cell>
          <table:table-cell table:formula="of:=[mv_deposities_per_n2000_per_sector.M18]/[mv_deposities_per_n2000_per_sector.$B18]" office:value-type="percentage" office:value="0.00404487288018693">
            <text:p>0%</text:p>
          </table:table-cell>
          <table:table-cell table:formula="of:=[mv_deposities_per_n2000_per_sector.N18]/[mv_deposities_per_n2000_per_sector.$B18]" office:value-type="percentage" office:value="0.11923934727401">
            <text:p>12%</text:p>
          </table:table-cell>
          <table:table-cell table:formula="of:=[mv_deposities_per_n2000_per_sector.O18]/[mv_deposities_per_n2000_per_sector.$B18]" office:value-type="percentage" office:value="0.0785125993339074">
            <text:p>8%</text:p>
          </table:table-cell>
          <table:table-cell table:formula="of:=[mv_deposities_per_n2000_per_sector.P18]/[mv_deposities_per_n2000_per_sector.$B18]" office:value-type="percentage" office:value="0.0175629850693872">
            <text:p>2%</text:p>
          </table:table-cell>
          <table:table-cell table:formula="of:=[mv_deposities_per_n2000_per_sector.Q18]/[mv_deposities_per_n2000_per_sector.$B18]" office:value-type="percentage" office:value="0.00587455459898288">
            <text:p>1%</text:p>
          </table:table-cell>
          <table:table-cell table:formula="of:=[mv_deposities_per_n2000_per_sector.R18]/[mv_deposities_per_n2000_per_sector.$B18]" office:value-type="percentage" office:value="0.0192574554396146">
            <text:p>2%</text:p>
          </table:table-cell>
          <table:table-cell table:formula="of:=[mv_deposities_per_n2000_per_sector.S18]/[mv_deposities_per_n2000_per_sector.$B18]" office:value-type="percentage" office:value="0.000248548128538518">
            <text:p>0%</text:p>
          </table:table-cell>
          <table:table-cell table:formula="of:=[mv_deposities_per_n2000_per_sector.T18]/[mv_deposities_per_n2000_per_sector.$B18]" office:value-type="percentage" office:value="0.0185471417966145">
            <text:p>2%</text:p>
          </table:table-cell>
          <table:table-cell table:formula="of:=[mv_deposities_per_n2000_per_sector.U18]/[mv_deposities_per_n2000_per_sector.$B18]" office:value-type="percentage" office:value="0.196747307330092">
            <text:p>20%</text:p>
          </table:table-cell>
          <table:table-cell table:number-columns-repeated="1003"/>
        </table:table-row>
        <table:table-row table:style-name="ro4">
          <table:table-cell table:formula="of:=[mv_deposities_per_n2000_per_sector.A19]" office:value-type="string" office:string-value="Buurserzand &amp; Haaksbergerveen">
            <text:p>Buurserzand &amp; Haaksbergerveen</text:p>
          </table:table-cell>
          <table:table-cell table:formula="of:=[mv_deposities_per_n2000_per_sector.B19]/[mv_deposities_per_n2000_per_sector.$B19]" office:value-type="percentage" office:value="1">
            <text:p>100%</text:p>
          </table:table-cell>
          <table:table-cell table:formula="of:=[mv_deposities_per_n2000_per_sector.C19]/[mv_deposities_per_n2000_per_sector.$B19]" office:value-type="percentage" office:value="0.00791639734325434">
            <text:p>1%</text:p>
          </table:table-cell>
          <table:table-cell table:formula="of:=[mv_deposities_per_n2000_per_sector.D19]/[mv_deposities_per_n2000_per_sector.$B19]" office:value-type="percentage" office:value="0.00149176134910916">
            <text:p>0%</text:p>
          </table:table-cell>
          <table:table-cell table:formula="of:=[mv_deposities_per_n2000_per_sector.E19]/[mv_deposities_per_n2000_per_sector.$B19]" office:value-type="percentage" office:value="0.248219942674127">
            <text:p>25%</text:p>
          </table:table-cell>
          <table:table-cell table:formula="of:=[mv_deposities_per_n2000_per_sector.F19]/[mv_deposities_per_n2000_per_sector.$B19]" office:value-type="percentage" office:value="0.00890012379161764">
            <text:p>1%</text:p>
          </table:table-cell>
          <table:table-cell table:formula="of:=[mv_deposities_per_n2000_per_sector.G19]/[mv_deposities_per_n2000_per_sector.$B19]" office:value-type="percentage" office:value="0.0199476904731335">
            <text:p>2%</text:p>
          </table:table-cell>
          <table:table-cell table:formula="of:=[mv_deposities_per_n2000_per_sector.H19]/[mv_deposities_per_n2000_per_sector.$B19]" office:value-type="percentage" office:value="0.0138305464305318">
            <text:p>1%</text:p>
          </table:table-cell>
          <table:table-cell table:formula="of:=[mv_deposities_per_n2000_per_sector.I19]/[mv_deposities_per_n2000_per_sector.$B19]" office:value-type="percentage" office:value="0.0140842405653719">
            <text:p>1%</text:p>
          </table:table-cell>
          <table:table-cell table:formula="of:=[mv_deposities_per_n2000_per_sector.J19]/[mv_deposities_per_n2000_per_sector.$B19]" office:value-type="percentage" office:value="0.0684469980634203">
            <text:p>7%</text:p>
          </table:table-cell>
          <table:table-cell table:formula="of:=[mv_deposities_per_n2000_per_sector.K19]/[mv_deposities_per_n2000_per_sector.$B19]" office:value-type="percentage" office:value="0.281229236121884">
            <text:p>28%</text:p>
          </table:table-cell>
          <table:table-cell table:formula="of:=[mv_deposities_per_n2000_per_sector.L19]/[mv_deposities_per_n2000_per_sector.$B19]" office:value-type="percentage" office:value="0.125976187532525">
            <text:p>13%</text:p>
          </table:table-cell>
          <table:table-cell table:formula="of:=[mv_deposities_per_n2000_per_sector.M19]/[mv_deposities_per_n2000_per_sector.$B19]" office:value-type="percentage" office:value="0.00416469345859607">
            <text:p>0%</text:p>
          </table:table-cell>
          <table:table-cell table:formula="of:=[mv_deposities_per_n2000_per_sector.N19]/[mv_deposities_per_n2000_per_sector.$B19]" office:value-type="percentage" office:value="0.0265968065657541">
            <text:p>3%</text:p>
          </table:table-cell>
          <table:table-cell table:formula="of:=[mv_deposities_per_n2000_per_sector.O19]/[mv_deposities_per_n2000_per_sector.$B19]" office:value-type="percentage" office:value="0.0505219955238598">
            <text:p>5%</text:p>
          </table:table-cell>
          <table:table-cell table:formula="of:=[mv_deposities_per_n2000_per_sector.P19]/[mv_deposities_per_n2000_per_sector.$B19]" office:value-type="percentage" office:value="0.0188981775737075">
            <text:p>2%</text:p>
          </table:table-cell>
          <table:table-cell table:formula="of:=[mv_deposities_per_n2000_per_sector.Q19]/[mv_deposities_per_n2000_per_sector.$B19]" office:value-type="percentage" office:value="0.00217099300451857">
            <text:p>0%</text:p>
          </table:table-cell>
          <table:table-cell table:formula="of:=[mv_deposities_per_n2000_per_sector.R19]/[mv_deposities_per_n2000_per_sector.$B19]" office:value-type="percentage" office:value="0.0195881919201381">
            <text:p>2%</text:p>
          </table:table-cell>
          <table:table-cell table:formula="of:=[mv_deposities_per_n2000_per_sector.S19]/[mv_deposities_per_n2000_per_sector.$B19]" office:value-type="percentage" office:value="0.000381229132755312">
            <text:p>0%</text:p>
          </table:table-cell>
          <table:table-cell table:formula="of:=[mv_deposities_per_n2000_per_sector.T19]/[mv_deposities_per_n2000_per_sector.$B19]" office:value-type="percentage" office:value="0.0122788560694307">
            <text:p>1%</text:p>
          </table:table-cell>
          <table:table-cell table:formula="of:=[mv_deposities_per_n2000_per_sector.U19]/[mv_deposities_per_n2000_per_sector.$B19]" office:value-type="percentage" office:value="0.0753527157707099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20]" office:value-type="string" office:string-value="Canisvliet">
            <text:p>Canisvliet</text:p>
          </table:table-cell>
          <table:table-cell table:formula="of:=[mv_deposities_per_n2000_per_sector.B20]/[mv_deposities_per_n2000_per_sector.$B20]" office:value-type="percentage" office:value="1">
            <text:p>100%</text:p>
          </table:table-cell>
          <table:table-cell table:formula="of:=[mv_deposities_per_n2000_per_sector.C20]/[mv_deposities_per_n2000_per_sector.$B20]" office:value-type="percentage" office:value="0.000594944130125256">
            <text:p>0%</text:p>
          </table:table-cell>
          <table:table-cell table:formula="of:=[mv_deposities_per_n2000_per_sector.D20]/[mv_deposities_per_n2000_per_sector.$B20]" office:value-type="percentage" office:value="0">
            <text:p>0%</text:p>
          </table:table-cell>
          <table:table-cell table:formula="of:=[mv_deposities_per_n2000_per_sector.E20]/[mv_deposities_per_n2000_per_sector.$B20]" office:value-type="percentage" office:value="0.638629202514939">
            <text:p>64%</text:p>
          </table:table-cell>
          <table:table-cell table:formula="of:=[mv_deposities_per_n2000_per_sector.F20]/[mv_deposities_per_n2000_per_sector.$B20]" office:value-type="percentage" office:value="0.000395666727316311">
            <text:p>0%</text:p>
          </table:table-cell>
          <table:table-cell table:formula="of:=[mv_deposities_per_n2000_per_sector.G20]/[mv_deposities_per_n2000_per_sector.$B20]" office:value-type="percentage" office:value="0.000453428293347889">
            <text:p>0%</text:p>
          </table:table-cell>
          <table:table-cell table:formula="of:=[mv_deposities_per_n2000_per_sector.H20]/[mv_deposities_per_n2000_per_sector.$B20]" office:value-type="percentage" office:value="0.0840806235938669">
            <text:p>8%</text:p>
          </table:table-cell>
          <table:table-cell table:formula="of:=[mv_deposities_per_n2000_per_sector.I20]/[mv_deposities_per_n2000_per_sector.$B20]" office:value-type="percentage" office:value="0.00053140640749052">
            <text:p>0%</text:p>
          </table:table-cell>
          <table:table-cell table:formula="of:=[mv_deposities_per_n2000_per_sector.J20]/[mv_deposities_per_n2000_per_sector.$B20]" office:value-type="percentage" office:value="0.00170974235453472">
            <text:p>0%</text:p>
          </table:table-cell>
          <table:table-cell table:formula="of:=[mv_deposities_per_n2000_per_sector.K20]/[mv_deposities_per_n2000_per_sector.$B20]" office:value-type="percentage" office:value="0.00397399574297258">
            <text:p>0%</text:p>
          </table:table-cell>
          <table:table-cell table:formula="of:=[mv_deposities_per_n2000_per_sector.L20]/[mv_deposities_per_n2000_per_sector.$B20]" office:value-type="percentage" office:value="0.00000577615660315783">
            <text:p>0%</text:p>
          </table:table-cell>
          <table:table-cell table:formula="of:=[mv_deposities_per_n2000_per_sector.M20]/[mv_deposities_per_n2000_per_sector.$B20]" office:value-type="percentage" office:value="0">
            <text:p>0%</text:p>
          </table:table-cell>
          <table:table-cell table:formula="of:=[mv_deposities_per_n2000_per_sector.N20]/[mv_deposities_per_n2000_per_sector.$B20]" office:value-type="percentage" office:value="0.16784355857456">
            <text:p>17%</text:p>
          </table:table-cell>
          <table:table-cell table:formula="of:=[mv_deposities_per_n2000_per_sector.O20]/[mv_deposities_per_n2000_per_sector.$B20]" office:value-type="percentage" office:value="0.0149717979153851">
            <text:p>1%</text:p>
          </table:table-cell>
          <table:table-cell table:formula="of:=[mv_deposities_per_n2000_per_sector.P20]/[mv_deposities_per_n2000_per_sector.$B20]" office:value-type="percentage" office:value="0.00511478667209625">
            <text:p>1%</text:p>
          </table:table-cell>
          <table:table-cell table:formula="of:=[mv_deposities_per_n2000_per_sector.Q20]/[mv_deposities_per_n2000_per_sector.$B20]" office:value-type="percentage" office:value="0.00000577615660315783">
            <text:p>0%</text:p>
          </table:table-cell>
          <table:table-cell table:formula="of:=[mv_deposities_per_n2000_per_sector.R20]/[mv_deposities_per_n2000_per_sector.$B20]" office:value-type="percentage" office:value="0.00130252331401209">
            <text:p>0%</text:p>
          </table:table-cell>
          <table:table-cell table:formula="of:=[mv_deposities_per_n2000_per_sector.S20]/[mv_deposities_per_n2000_per_sector.$B20]" office:value-type="percentage" office:value="0">
            <text:p>0%</text:p>
          </table:table-cell>
          <table:table-cell table:formula="of:=[mv_deposities_per_n2000_per_sector.T20]/[mv_deposities_per_n2000_per_sector.$B20]" office:value-type="percentage" office:value="0.010980473702603">
            <text:p>1%</text:p>
          </table:table-cell>
          <table:table-cell table:formula="of:=[mv_deposities_per_n2000_per_sector.U20]/[mv_deposities_per_n2000_per_sector.$B20]" office:value-type="percentage" office:value="0.0694149619784492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21]" office:value-type="string" office:string-value="Coepelduynen">
            <text:p>Coepelduynen</text:p>
          </table:table-cell>
          <table:table-cell table:formula="of:=[mv_deposities_per_n2000_per_sector.B21]/[mv_deposities_per_n2000_per_sector.$B21]" office:value-type="percentage" office:value="1">
            <text:p>100%</text:p>
          </table:table-cell>
          <table:table-cell table:formula="of:=[mv_deposities_per_n2000_per_sector.C21]/[mv_deposities_per_n2000_per_sector.$B21]" office:value-type="percentage" office:value="0.00709768965134744">
            <text:p>1%</text:p>
          </table:table-cell>
          <table:table-cell table:formula="of:=[mv_deposities_per_n2000_per_sector.D21]/[mv_deposities_per_n2000_per_sector.$B21]" office:value-type="percentage" office:value="0.00805749125215581">
            <text:p>1%</text:p>
          </table:table-cell>
          <table:table-cell table:formula="of:=[mv_deposities_per_n2000_per_sector.E21]/[mv_deposities_per_n2000_per_sector.$B21]" office:value-type="percentage" office:value="0.144894509614676">
            <text:p>14%</text:p>
          </table:table-cell>
          <table:table-cell table:formula="of:=[mv_deposities_per_n2000_per_sector.F21]/[mv_deposities_per_n2000_per_sector.$B21]" office:value-type="percentage" office:value="0.00212024620802011">
            <text:p>0%</text:p>
          </table:table-cell>
          <table:table-cell table:formula="of:=[mv_deposities_per_n2000_per_sector.G21]/[mv_deposities_per_n2000_per_sector.$B21]" office:value-type="percentage" office:value="0.00663673615820771">
            <text:p>1%</text:p>
          </table:table-cell>
          <table:table-cell table:formula="of:=[mv_deposities_per_n2000_per_sector.H21]/[mv_deposities_per_n2000_per_sector.$B21]" office:value-type="percentage" office:value="0.0115415088819023">
            <text:p>1%</text:p>
          </table:table-cell>
          <table:table-cell table:formula="of:=[mv_deposities_per_n2000_per_sector.I21]/[mv_deposities_per_n2000_per_sector.$B21]" office:value-type="percentage" office:value="0.00592339130226554">
            <text:p>1%</text:p>
          </table:table-cell>
          <table:table-cell table:formula="of:=[mv_deposities_per_n2000_per_sector.J21]/[mv_deposities_per_n2000_per_sector.$B21]" office:value-type="percentage" office:value="0.0184711014252098">
            <text:p>2%</text:p>
          </table:table-cell>
          <table:table-cell table:formula="of:=[mv_deposities_per_n2000_per_sector.K21]/[mv_deposities_per_n2000_per_sector.$B21]" office:value-type="percentage" office:value="0.0978624545696964">
            <text:p>10%</text:p>
          </table:table-cell>
          <table:table-cell table:formula="of:=[mv_deposities_per_n2000_per_sector.L21]/[mv_deposities_per_n2000_per_sector.$B21]" office:value-type="percentage" office:value="0.0199580823193122">
            <text:p>2%</text:p>
          </table:table-cell>
          <table:table-cell table:formula="of:=[mv_deposities_per_n2000_per_sector.M21]/[mv_deposities_per_n2000_per_sector.$B21]" office:value-type="percentage" office:value="0.0126595606609902">
            <text:p>1%</text:p>
          </table:table-cell>
          <table:table-cell table:formula="of:=[mv_deposities_per_n2000_per_sector.N21]/[mv_deposities_per_n2000_per_sector.$B21]" office:value-type="percentage" office:value="0.0573160486262936">
            <text:p>6%</text:p>
          </table:table-cell>
          <table:table-cell table:formula="of:=[mv_deposities_per_n2000_per_sector.O21]/[mv_deposities_per_n2000_per_sector.$B21]" office:value-type="percentage" office:value="0.115771600596508">
            <text:p>12%</text:p>
          </table:table-cell>
          <table:table-cell table:formula="of:=[mv_deposities_per_n2000_per_sector.P21]/[mv_deposities_per_n2000_per_sector.$B21]" office:value-type="percentage" office:value="0.0547342252232487">
            <text:p>5%</text:p>
          </table:table-cell>
          <table:table-cell table:formula="of:=[mv_deposities_per_n2000_per_sector.Q21]/[mv_deposities_per_n2000_per_sector.$B21]" office:value-type="percentage" office:value="0.00814189890726106">
            <text:p>1%</text:p>
          </table:table-cell>
          <table:table-cell table:formula="of:=[mv_deposities_per_n2000_per_sector.R21]/[mv_deposities_per_n2000_per_sector.$B21]" office:value-type="percentage" office:value="0.120978963234721">
            <text:p>12%</text:p>
          </table:table-cell>
          <table:table-cell table:formula="of:=[mv_deposities_per_n2000_per_sector.S21]/[mv_deposities_per_n2000_per_sector.$B21]" office:value-type="percentage" office:value="0.00317439689397973">
            <text:p>0%</text:p>
          </table:table-cell>
          <table:table-cell table:formula="of:=[mv_deposities_per_n2000_per_sector.T21]/[mv_deposities_per_n2000_per_sector.$B21]" office:value-type="percentage" office:value="0.0279449251579472">
            <text:p>3%</text:p>
          </table:table-cell>
          <table:table-cell table:formula="of:=[mv_deposities_per_n2000_per_sector.U21]/[mv_deposities_per_n2000_per_sector.$B21]" office:value-type="percentage" office:value="0.276705416886781">
            <text:p>28%</text:p>
          </table:table-cell>
          <table:table-cell table:number-columns-repeated="1003"/>
        </table:table-row>
        <table:table-row table:style-name="ro3">
          <table:table-cell table:formula="of:=[mv_deposities_per_n2000_per_sector.A22]" office:value-type="string" office:string-value="De Bruuk">
            <text:p>De Bruuk</text:p>
          </table:table-cell>
          <table:table-cell table:formula="of:=[mv_deposities_per_n2000_per_sector.B22]/[mv_deposities_per_n2000_per_sector.$B22]" office:value-type="percentage" office:value="1">
            <text:p>100%</text:p>
          </table:table-cell>
          <table:table-cell table:formula="of:=[mv_deposities_per_n2000_per_sector.C22]/[mv_deposities_per_n2000_per_sector.$B22]" office:value-type="percentage" office:value="0.00644271629903476">
            <text:p>1%</text:p>
          </table:table-cell>
          <table:table-cell table:formula="of:=[mv_deposities_per_n2000_per_sector.D22]/[mv_deposities_per_n2000_per_sector.$B22]" office:value-type="percentage" office:value="0.0004126421850723">
            <text:p>0%</text:p>
          </table:table-cell>
          <table:table-cell table:formula="of:=[mv_deposities_per_n2000_per_sector.E22]/[mv_deposities_per_n2000_per_sector.$B22]" office:value-type="percentage" office:value="0.183946685579779">
            <text:p>18%</text:p>
          </table:table-cell>
          <table:table-cell table:formula="of:=[mv_deposities_per_n2000_per_sector.F22]/[mv_deposities_per_n2000_per_sector.$B22]" office:value-type="percentage" office:value="0.0202330053792682">
            <text:p>2%</text:p>
          </table:table-cell>
          <table:table-cell table:formula="of:=[mv_deposities_per_n2000_per_sector.G22]/[mv_deposities_per_n2000_per_sector.$B22]" office:value-type="percentage" office:value="0.0278607383048681">
            <text:p>3%</text:p>
          </table:table-cell>
          <table:table-cell table:formula="of:=[mv_deposities_per_n2000_per_sector.H22]/[mv_deposities_per_n2000_per_sector.$B22]" office:value-type="percentage" office:value="0.0162748453904193">
            <text:p>2%</text:p>
          </table:table-cell>
          <table:table-cell table:formula="of:=[mv_deposities_per_n2000_per_sector.I22]/[mv_deposities_per_n2000_per_sector.$B22]" office:value-type="percentage" office:value="0.0136678916995926">
            <text:p>1%</text:p>
          </table:table-cell>
          <table:table-cell table:formula="of:=[mv_deposities_per_n2000_per_sector.J22]/[mv_deposities_per_n2000_per_sector.$B22]" office:value-type="percentage" office:value="0.12028208866295">
            <text:p>12%</text:p>
          </table:table-cell>
          <table:table-cell table:formula="of:=[mv_deposities_per_n2000_per_sector.K22]/[mv_deposities_per_n2000_per_sector.$B22]" office:value-type="percentage" office:value="0.163772115970275">
            <text:p>16%</text:p>
          </table:table-cell>
          <table:table-cell table:formula="of:=[mv_deposities_per_n2000_per_sector.L22]/[mv_deposities_per_n2000_per_sector.$B22]" office:value-type="percentage" office:value="0.206400388356113">
            <text:p>21%</text:p>
          </table:table-cell>
          <table:table-cell table:formula="of:=[mv_deposities_per_n2000_per_sector.M22]/[mv_deposities_per_n2000_per_sector.$B22]" office:value-type="percentage" office:value="0.00516928621467036">
            <text:p>1%</text:p>
          </table:table-cell>
          <table:table-cell table:formula="of:=[mv_deposities_per_n2000_per_sector.N22]/[mv_deposities_per_n2000_per_sector.$B22]" office:value-type="percentage" office:value="0.0320156182373202">
            <text:p>3%</text:p>
          </table:table-cell>
          <table:table-cell table:formula="of:=[mv_deposities_per_n2000_per_sector.O22]/[mv_deposities_per_n2000_per_sector.$B22]" office:value-type="percentage" office:value="0.0329641288642725">
            <text:p>3%</text:p>
          </table:table-cell>
          <table:table-cell table:formula="of:=[mv_deposities_per_n2000_per_sector.P22]/[mv_deposities_per_n2000_per_sector.$B22]" office:value-type="percentage" office:value="0.00906555678305976">
            <text:p>1%</text:p>
          </table:table-cell>
          <table:table-cell table:formula="of:=[mv_deposities_per_n2000_per_sector.Q22]/[mv_deposities_per_n2000_per_sector.$B22]" office:value-type="percentage" office:value="0.00091811850083378">
            <text:p>0%</text:p>
          </table:table-cell>
          <table:table-cell table:formula="of:=[mv_deposities_per_n2000_per_sector.R22]/[mv_deposities_per_n2000_per_sector.$B22]" office:value-type="percentage" office:value="0.00261151250974448">
            <text:p>0%</text:p>
          </table:table-cell>
          <table:table-cell table:formula="of:=[mv_deposities_per_n2000_per_sector.S22]/[mv_deposities_per_n2000_per_sector.$B22]" office:value-type="percentage" office:value="0.00000594027919588513">
            <text:p>0%</text:p>
          </table:table-cell>
          <table:table-cell table:formula="of:=[mv_deposities_per_n2000_per_sector.T22]/[mv_deposities_per_n2000_per_sector.$B22]" office:value-type="percentage" office:value="0.0150370569812302">
            <text:p>2%</text:p>
          </table:table-cell>
          <table:table-cell table:formula="of:=[mv_deposities_per_n2000_per_sector.U22]/[mv_deposities_per_n2000_per_sector.$B22]" office:value-type="percentage" office:value="0.142907368805826">
            <text:p>14%</text:p>
          </table:table-cell>
          <table:table-cell table:number-columns-repeated="1003"/>
        </table:table-row>
        <table:table-row table:style-name="ro3">
          <table:table-cell table:formula="of:=[mv_deposities_per_n2000_per_sector.A23]" office:value-type="string" office:string-value="De Wieden">
            <text:p>De Wieden</text:p>
          </table:table-cell>
          <table:table-cell table:formula="of:=[mv_deposities_per_n2000_per_sector.B23]/[mv_deposities_per_n2000_per_sector.$B23]" office:value-type="percentage" office:value="1">
            <text:p>100%</text:p>
          </table:table-cell>
          <table:table-cell table:formula="of:=[mv_deposities_per_n2000_per_sector.C23]/[mv_deposities_per_n2000_per_sector.$B23]" office:value-type="percentage" office:value="0.0126245361262273">
            <text:p>1%</text:p>
          </table:table-cell>
          <table:table-cell table:formula="of:=[mv_deposities_per_n2000_per_sector.D23]/[mv_deposities_per_n2000_per_sector.$B23]" office:value-type="percentage" office:value="0.0019799087949419">
            <text:p>0%</text:p>
          </table:table-cell>
          <table:table-cell table:formula="of:=[mv_deposities_per_n2000_per_sector.E23]/[mv_deposities_per_n2000_per_sector.$B23]" office:value-type="percentage" office:value="0.316605176602322">
            <text:p>32%</text:p>
          </table:table-cell>
          <table:table-cell table:formula="of:=[mv_deposities_per_n2000_per_sector.F23]/[mv_deposities_per_n2000_per_sector.$B23]" office:value-type="percentage" office:value="0.0047306343627574">
            <text:p>0%</text:p>
          </table:table-cell>
          <table:table-cell table:formula="of:=[mv_deposities_per_n2000_per_sector.G23]/[mv_deposities_per_n2000_per_sector.$B23]" office:value-type="percentage" office:value="0.016126977722631">
            <text:p>2%</text:p>
          </table:table-cell>
          <table:table-cell table:formula="of:=[mv_deposities_per_n2000_per_sector.H23]/[mv_deposities_per_n2000_per_sector.$B23]" office:value-type="percentage" office:value="0.0276813573491363">
            <text:p>3%</text:p>
          </table:table-cell>
          <table:table-cell table:formula="of:=[mv_deposities_per_n2000_per_sector.I23]/[mv_deposities_per_n2000_per_sector.$B23]" office:value-type="percentage" office:value="0.00927650434561472">
            <text:p>1%</text:p>
          </table:table-cell>
          <table:table-cell table:formula="of:=[mv_deposities_per_n2000_per_sector.J23]/[mv_deposities_per_n2000_per_sector.$B23]" office:value-type="percentage" office:value="0.0496333626460863">
            <text:p>5%</text:p>
          </table:table-cell>
          <table:table-cell table:formula="of:=[mv_deposities_per_n2000_per_sector.K23]/[mv_deposities_per_n2000_per_sector.$B23]" office:value-type="percentage" office:value="0.277947083103052">
            <text:p>28%</text:p>
          </table:table-cell>
          <table:table-cell table:formula="of:=[mv_deposities_per_n2000_per_sector.L23]/[mv_deposities_per_n2000_per_sector.$B23]" office:value-type="percentage" office:value="0.0355414382508575">
            <text:p>4%</text:p>
          </table:table-cell>
          <table:table-cell table:formula="of:=[mv_deposities_per_n2000_per_sector.M23]/[mv_deposities_per_n2000_per_sector.$B23]" office:value-type="percentage" office:value="0.00590958555244311">
            <text:p>1%</text:p>
          </table:table-cell>
          <table:table-cell table:formula="of:=[mv_deposities_per_n2000_per_sector.N23]/[mv_deposities_per_n2000_per_sector.$B23]" office:value-type="percentage" office:value="0.0285519565545856">
            <text:p>3%</text:p>
          </table:table-cell>
          <table:table-cell table:formula="of:=[mv_deposities_per_n2000_per_sector.O23]/[mv_deposities_per_n2000_per_sector.$B23]" office:value-type="percentage" office:value="0.0594281728336282">
            <text:p>6%</text:p>
          </table:table-cell>
          <table:table-cell table:formula="of:=[mv_deposities_per_n2000_per_sector.P23]/[mv_deposities_per_n2000_per_sector.$B23]" office:value-type="percentage" office:value="0.0224260150930484">
            <text:p>2%</text:p>
          </table:table-cell>
          <table:table-cell table:formula="of:=[mv_deposities_per_n2000_per_sector.Q23]/[mv_deposities_per_n2000_per_sector.$B23]" office:value-type="percentage" office:value="0.0022492666778577">
            <text:p>0%</text:p>
          </table:table-cell>
          <table:table-cell table:formula="of:=[mv_deposities_per_n2000_per_sector.R23]/[mv_deposities_per_n2000_per_sector.$B23]" office:value-type="percentage" office:value="0.0312029911227436">
            <text:p>3%</text:p>
          </table:table-cell>
          <table:table-cell table:formula="of:=[mv_deposities_per_n2000_per_sector.S23]/[mv_deposities_per_n2000_per_sector.$B23]" office:value-type="percentage" office:value="0.000956490240578719">
            <text:p>0%</text:p>
          </table:table-cell>
          <table:table-cell table:formula="of:=[mv_deposities_per_n2000_per_sector.T23]/[mv_deposities_per_n2000_per_sector.$B23]" office:value-type="percentage" office:value="0.0179768811377007">
            <text:p>2%</text:p>
          </table:table-cell>
          <table:table-cell table:formula="of:=[mv_deposities_per_n2000_per_sector.U23]/[mv_deposities_per_n2000_per_sector.$B23]" office:value-type="percentage" office:value="0.0791506475684312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24]" office:value-type="string" office:string-value="Deurnsche Peel &amp; Mariapeel">
            <text:p>Deurnsche Peel &amp; Mariapeel</text:p>
          </table:table-cell>
          <table:table-cell table:formula="of:=[mv_deposities_per_n2000_per_sector.B24]/[mv_deposities_per_n2000_per_sector.$B24]" office:value-type="percentage" office:value="1">
            <text:p>100%</text:p>
          </table:table-cell>
          <table:table-cell table:formula="of:=[mv_deposities_per_n2000_per_sector.C24]/[mv_deposities_per_n2000_per_sector.$B24]" office:value-type="percentage" office:value="0.00557071436349319">
            <text:p>1%</text:p>
          </table:table-cell>
          <table:table-cell table:formula="of:=[mv_deposities_per_n2000_per_sector.D24]/[mv_deposities_per_n2000_per_sector.$B24]" office:value-type="percentage" office:value="0.00280624866100184">
            <text:p>0%</text:p>
          </table:table-cell>
          <table:table-cell table:formula="of:=[mv_deposities_per_n2000_per_sector.E24]/[mv_deposities_per_n2000_per_sector.$B24]" office:value-type="percentage" office:value="0.135689702524064">
            <text:p>14%</text:p>
          </table:table-cell>
          <table:table-cell table:formula="of:=[mv_deposities_per_n2000_per_sector.F24]/[mv_deposities_per_n2000_per_sector.$B24]" office:value-type="percentage" office:value="0.0210700334416551">
            <text:p>2%</text:p>
          </table:table-cell>
          <table:table-cell table:formula="of:=[mv_deposities_per_n2000_per_sector.G24]/[mv_deposities_per_n2000_per_sector.$B24]" office:value-type="percentage" office:value="0.0362604718570199">
            <text:p>4%</text:p>
          </table:table-cell>
          <table:table-cell table:formula="of:=[mv_deposities_per_n2000_per_sector.H24]/[mv_deposities_per_n2000_per_sector.$B24]" office:value-type="percentage" office:value="0.0267768309004348">
            <text:p>3%</text:p>
          </table:table-cell>
          <table:table-cell table:formula="of:=[mv_deposities_per_n2000_per_sector.I24]/[mv_deposities_per_n2000_per_sector.$B24]" office:value-type="percentage" office:value="0.0115240856464536">
            <text:p>1%</text:p>
          </table:table-cell>
          <table:table-cell table:formula="of:=[mv_deposities_per_n2000_per_sector.J24]/[mv_deposities_per_n2000_per_sector.$B24]" office:value-type="percentage" office:value="0.170541962088846">
            <text:p>17%</text:p>
          </table:table-cell>
          <table:table-cell table:formula="of:=[mv_deposities_per_n2000_per_sector.K24]/[mv_deposities_per_n2000_per_sector.$B24]" office:value-type="percentage" office:value="0.162790241397801">
            <text:p>16%</text:p>
          </table:table-cell>
          <table:table-cell table:formula="of:=[mv_deposities_per_n2000_per_sector.L24]/[mv_deposities_per_n2000_per_sector.$B24]" office:value-type="percentage" office:value="0.242241752598229">
            <text:p>24%</text:p>
          </table:table-cell>
          <table:table-cell table:formula="of:=[mv_deposities_per_n2000_per_sector.M24]/[mv_deposities_per_n2000_per_sector.$B24]" office:value-type="percentage" office:value="0.00323432152218489">
            <text:p>0%</text:p>
          </table:table-cell>
          <table:table-cell table:formula="of:=[mv_deposities_per_n2000_per_sector.N24]/[mv_deposities_per_n2000_per_sector.$B24]" office:value-type="percentage" office:value="0.0257074103187832">
            <text:p>3%</text:p>
          </table:table-cell>
          <table:table-cell table:formula="of:=[mv_deposities_per_n2000_per_sector.O24]/[mv_deposities_per_n2000_per_sector.$B24]" office:value-type="percentage" office:value="0.0541348790644408">
            <text:p>5%</text:p>
          </table:table-cell>
          <table:table-cell table:formula="of:=[mv_deposities_per_n2000_per_sector.P24]/[mv_deposities_per_n2000_per_sector.$B24]" office:value-type="percentage" office:value="0.0149310935637797">
            <text:p>1%</text:p>
          </table:table-cell>
          <table:table-cell table:formula="of:=[mv_deposities_per_n2000_per_sector.Q24]/[mv_deposities_per_n2000_per_sector.$B24]" office:value-type="percentage" office:value="0.00141102000318118">
            <text:p>0%</text:p>
          </table:table-cell>
          <table:table-cell table:formula="of:=[mv_deposities_per_n2000_per_sector.R24]/[mv_deposities_per_n2000_per_sector.$B24]" office:value-type="percentage" office:value="0.0152350704701527">
            <text:p>2%</text:p>
          </table:table-cell>
          <table:table-cell table:formula="of:=[mv_deposities_per_n2000_per_sector.S24]/[mv_deposities_per_n2000_per_sector.$B24]" office:value-type="percentage" office:value="0.000297401507017588">
            <text:p>0%</text:p>
          </table:table-cell>
          <table:table-cell table:formula="of:=[mv_deposities_per_n2000_per_sector.T24]/[mv_deposities_per_n2000_per_sector.$B24]" office:value-type="percentage" office:value="0.0101404554315537">
            <text:p>1%</text:p>
          </table:table-cell>
          <table:table-cell table:formula="of:=[mv_deposities_per_n2000_per_sector.U24]/[mv_deposities_per_n2000_per_sector.$B24]" office:value-type="percentage" office:value="0.0596353552116425">
            <text:p>6%</text:p>
          </table:table-cell>
          <table:table-cell table:number-columns-repeated="1003"/>
        </table:table-row>
        <table:table-row table:style-name="ro3">
          <table:table-cell table:formula="of:=[mv_deposities_per_n2000_per_sector.A25]" office:value-type="string" office:string-value="Dinkelland">
            <text:p>Dinkelland</text:p>
          </table:table-cell>
          <table:table-cell table:formula="of:=[mv_deposities_per_n2000_per_sector.B25]/[mv_deposities_per_n2000_per_sector.$B25]" office:value-type="percentage" office:value="1">
            <text:p>100%</text:p>
          </table:table-cell>
          <table:table-cell table:formula="of:=[mv_deposities_per_n2000_per_sector.C25]/[mv_deposities_per_n2000_per_sector.$B25]" office:value-type="percentage" office:value="0.0130051617598326">
            <text:p>1%</text:p>
          </table:table-cell>
          <table:table-cell table:formula="of:=[mv_deposities_per_n2000_per_sector.D25]/[mv_deposities_per_n2000_per_sector.$B25]" office:value-type="percentage" office:value="0.000608564226868797">
            <text:p>0%</text:p>
          </table:table-cell>
          <table:table-cell table:formula="of:=[mv_deposities_per_n2000_per_sector.E25]/[mv_deposities_per_n2000_per_sector.$B25]" office:value-type="percentage" office:value="0.30968965032533">
            <text:p>31%</text:p>
          </table:table-cell>
          <table:table-cell table:formula="of:=[mv_deposities_per_n2000_per_sector.F25]/[mv_deposities_per_n2000_per_sector.$B25]" office:value-type="percentage" office:value="0.00875157802836256">
            <text:p>1%</text:p>
          </table:table-cell>
          <table:table-cell table:formula="of:=[mv_deposities_per_n2000_per_sector.G25]/[mv_deposities_per_n2000_per_sector.$B25]" office:value-type="percentage" office:value="0.0189115185092696">
            <text:p>2%</text:p>
          </table:table-cell>
          <table:table-cell table:formula="of:=[mv_deposities_per_n2000_per_sector.H25]/[mv_deposities_per_n2000_per_sector.$B25]" office:value-type="percentage" office:value="0.00972171291203187">
            <text:p>1%</text:p>
          </table:table-cell>
          <table:table-cell table:formula="of:=[mv_deposities_per_n2000_per_sector.I25]/[mv_deposities_per_n2000_per_sector.$B25]" office:value-type="percentage" office:value="0.00970327359176873">
            <text:p>1%</text:p>
          </table:table-cell>
          <table:table-cell table:formula="of:=[mv_deposities_per_n2000_per_sector.J25]/[mv_deposities_per_n2000_per_sector.$B25]" office:value-type="percentage" office:value="0.0529396384310096">
            <text:p>5%</text:p>
          </table:table-cell>
          <table:table-cell table:formula="of:=[mv_deposities_per_n2000_per_sector.K25]/[mv_deposities_per_n2000_per_sector.$B25]" office:value-type="percentage" office:value="0.305098884500281">
            <text:p>31%</text:p>
          </table:table-cell>
          <table:table-cell table:formula="of:=[mv_deposities_per_n2000_per_sector.L25]/[mv_deposities_per_n2000_per_sector.$B25]" office:value-type="percentage" office:value="0.0739336919377009">
            <text:p>7%</text:p>
          </table:table-cell>
          <table:table-cell table:formula="of:=[mv_deposities_per_n2000_per_sector.M25]/[mv_deposities_per_n2000_per_sector.$B25]" office:value-type="percentage" office:value="0.00424250180831157">
            <text:p>0%</text:p>
          </table:table-cell>
          <table:table-cell table:formula="of:=[mv_deposities_per_n2000_per_sector.N25]/[mv_deposities_per_n2000_per_sector.$B25]" office:value-type="percentage" office:value="0.0256177484748398">
            <text:p>3%</text:p>
          </table:table-cell>
          <table:table-cell table:formula="of:=[mv_deposities_per_n2000_per_sector.O25]/[mv_deposities_per_n2000_per_sector.$B25]" office:value-type="percentage" office:value="0.0481331083952897">
            <text:p>5%</text:p>
          </table:table-cell>
          <table:table-cell table:formula="of:=[mv_deposities_per_n2000_per_sector.P25]/[mv_deposities_per_n2000_per_sector.$B25]" office:value-type="percentage" office:value="0.0167830643550608">
            <text:p>2%</text:p>
          </table:table-cell>
          <table:table-cell table:formula="of:=[mv_deposities_per_n2000_per_sector.Q25]/[mv_deposities_per_n2000_per_sector.$B25]" office:value-type="percentage" office:value="0.00159699678215947">
            <text:p>0%</text:p>
          </table:table-cell>
          <table:table-cell table:formula="of:=[mv_deposities_per_n2000_per_sector.R25]/[mv_deposities_per_n2000_per_sector.$B25]" office:value-type="percentage" office:value="0.019229927991663">
            <text:p>2%</text:p>
          </table:table-cell>
          <table:table-cell table:formula="of:=[mv_deposities_per_n2000_per_sector.S25]/[mv_deposities_per_n2000_per_sector.$B25]" office:value-type="percentage" office:value="0.000333065950691107">
            <text:p>0%</text:p>
          </table:table-cell>
          <table:table-cell table:formula="of:=[mv_deposities_per_n2000_per_sector.T25]/[mv_deposities_per_n2000_per_sector.$B25]" office:value-type="percentage" office:value="0.00935675102009934">
            <text:p>1%</text:p>
          </table:table-cell>
          <table:table-cell table:formula="of:=[mv_deposities_per_n2000_per_sector.U25]/[mv_deposities_per_n2000_per_sector.$B25]" office:value-type="percentage" office:value="0.0723372617501088">
            <text:p>7%</text:p>
          </table:table-cell>
          <table:table-cell table:number-columns-repeated="1003"/>
        </table:table-row>
        <table:table-row table:style-name="ro4">
          <table:table-cell table:formula="of:=[mv_deposities_per_n2000_per_sector.A26]" office:value-type="string" office:string-value="Drents-Friese Wold &amp; Leggelderveld">
            <text:p>Drents-Friese Wold &amp; Leggelderveld</text:p>
          </table:table-cell>
          <table:table-cell table:formula="of:=[mv_deposities_per_n2000_per_sector.B26]/[mv_deposities_per_n2000_per_sector.$B26]" office:value-type="percentage" office:value="1">
            <text:p>100%</text:p>
          </table:table-cell>
          <table:table-cell table:formula="of:=[mv_deposities_per_n2000_per_sector.C26]/[mv_deposities_per_n2000_per_sector.$B26]" office:value-type="percentage" office:value="0.0106168868869679">
            <text:p>1%</text:p>
          </table:table-cell>
          <table:table-cell table:formula="of:=[mv_deposities_per_n2000_per_sector.D26]/[mv_deposities_per_n2000_per_sector.$B26]" office:value-type="percentage" office:value="0.00145466610896176">
            <text:p>0%</text:p>
          </table:table-cell>
          <table:table-cell table:formula="of:=[mv_deposities_per_n2000_per_sector.E26]/[mv_deposities_per_n2000_per_sector.$B26]" office:value-type="percentage" office:value="0.282346743663749">
            <text:p>28%</text:p>
          </table:table-cell>
          <table:table-cell table:formula="of:=[mv_deposities_per_n2000_per_sector.F26]/[mv_deposities_per_n2000_per_sector.$B26]" office:value-type="percentage" office:value="0.00521325071626164">
            <text:p>1%</text:p>
          </table:table-cell>
          <table:table-cell table:formula="of:=[mv_deposities_per_n2000_per_sector.G26]/[mv_deposities_per_n2000_per_sector.$B26]" office:value-type="percentage" office:value="0.0186909738599542">
            <text:p>2%</text:p>
          </table:table-cell>
          <table:table-cell table:formula="of:=[mv_deposities_per_n2000_per_sector.H26]/[mv_deposities_per_n2000_per_sector.$B26]" office:value-type="percentage" office:value="0.022067308709581">
            <text:p>2%</text:p>
          </table:table-cell>
          <table:table-cell table:formula="of:=[mv_deposities_per_n2000_per_sector.I26]/[mv_deposities_per_n2000_per_sector.$B26]" office:value-type="percentage" office:value="0.0109425557046916">
            <text:p>1%</text:p>
          </table:table-cell>
          <table:table-cell table:formula="of:=[mv_deposities_per_n2000_per_sector.J26]/[mv_deposities_per_n2000_per_sector.$B26]" office:value-type="percentage" office:value="0.0696091174074866">
            <text:p>7%</text:p>
          </table:table-cell>
          <table:table-cell table:formula="of:=[mv_deposities_per_n2000_per_sector.K26]/[mv_deposities_per_n2000_per_sector.$B26]" office:value-type="percentage" office:value="0.31795352663134">
            <text:p>32%</text:p>
          </table:table-cell>
          <table:table-cell table:formula="of:=[mv_deposities_per_n2000_per_sector.L26]/[mv_deposities_per_n2000_per_sector.$B26]" office:value-type="percentage" office:value="0.0373361345148318">
            <text:p>4%</text:p>
          </table:table-cell>
          <table:table-cell table:formula="of:=[mv_deposities_per_n2000_per_sector.M26]/[mv_deposities_per_n2000_per_sector.$B26]" office:value-type="percentage" office:value="0.00453889740979715">
            <text:p>0%</text:p>
          </table:table-cell>
          <table:table-cell table:formula="of:=[mv_deposities_per_n2000_per_sector.N26]/[mv_deposities_per_n2000_per_sector.$B26]" office:value-type="percentage" office:value="0.0246590903210881">
            <text:p>2%</text:p>
          </table:table-cell>
          <table:table-cell table:formula="of:=[mv_deposities_per_n2000_per_sector.O26]/[mv_deposities_per_n2000_per_sector.$B26]" office:value-type="percentage" office:value="0.049250456941813">
            <text:p>5%</text:p>
          </table:table-cell>
          <table:table-cell table:formula="of:=[mv_deposities_per_n2000_per_sector.P26]/[mv_deposities_per_n2000_per_sector.$B26]" office:value-type="percentage" office:value="0.0196924186080769">
            <text:p>2%</text:p>
          </table:table-cell>
          <table:table-cell table:formula="of:=[mv_deposities_per_n2000_per_sector.Q26]/[mv_deposities_per_n2000_per_sector.$B26]" office:value-type="percentage" office:value="0.00182606408430684">
            <text:p>0%</text:p>
          </table:table-cell>
          <table:table-cell table:formula="of:=[mv_deposities_per_n2000_per_sector.R26]/[mv_deposities_per_n2000_per_sector.$B26]" office:value-type="percentage" office:value="0.0275058344279708">
            <text:p>3%</text:p>
          </table:table-cell>
          <table:table-cell table:formula="of:=[mv_deposities_per_n2000_per_sector.S26]/[mv_deposities_per_n2000_per_sector.$B26]" office:value-type="percentage" office:value="0.000989140587129242">
            <text:p>0%</text:p>
          </table:table-cell>
          <table:table-cell table:formula="of:=[mv_deposities_per_n2000_per_sector.T26]/[mv_deposities_per_n2000_per_sector.$B26]" office:value-type="percentage" office:value="0.011201145379087">
            <text:p>1%</text:p>
          </table:table-cell>
          <table:table-cell table:formula="of:=[mv_deposities_per_n2000_per_sector.U26]/[mv_deposities_per_n2000_per_sector.$B26]" office:value-type="percentage" office:value="0.0841053801652329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27]" office:value-type="string" office:string-value="Drentsche Aa-gebied">
            <text:p>Drentsche Aa-gebied</text:p>
          </table:table-cell>
          <table:table-cell table:formula="of:=[mv_deposities_per_n2000_per_sector.B27]/[mv_deposities_per_n2000_per_sector.$B27]" office:value-type="percentage" office:value="1">
            <text:p>100%</text:p>
          </table:table-cell>
          <table:table-cell table:formula="of:=[mv_deposities_per_n2000_per_sector.C27]/[mv_deposities_per_n2000_per_sector.$B27]" office:value-type="percentage" office:value="0.0110410690153011">
            <text:p>1%</text:p>
          </table:table-cell>
          <table:table-cell table:formula="of:=[mv_deposities_per_n2000_per_sector.D27]/[mv_deposities_per_n2000_per_sector.$B27]" office:value-type="percentage" office:value="0.00131744877205991">
            <text:p>0%</text:p>
          </table:table-cell>
          <table:table-cell table:formula="of:=[mv_deposities_per_n2000_per_sector.E27]/[mv_deposities_per_n2000_per_sector.$B27]" office:value-type="percentage" office:value="0.282687956402131">
            <text:p>28%</text:p>
          </table:table-cell>
          <table:table-cell table:formula="of:=[mv_deposities_per_n2000_per_sector.F27]/[mv_deposities_per_n2000_per_sector.$B27]" office:value-type="percentage" office:value="0.00466852776399371">
            <text:p>0%</text:p>
          </table:table-cell>
          <table:table-cell table:formula="of:=[mv_deposities_per_n2000_per_sector.G27]/[mv_deposities_per_n2000_per_sector.$B27]" office:value-type="percentage" office:value="0.0155412622916696">
            <text:p>2%</text:p>
          </table:table-cell>
          <table:table-cell table:formula="of:=[mv_deposities_per_n2000_per_sector.H27]/[mv_deposities_per_n2000_per_sector.$B27]" office:value-type="percentage" office:value="0.0393056881107671">
            <text:p>4%</text:p>
          </table:table-cell>
          <table:table-cell table:formula="of:=[mv_deposities_per_n2000_per_sector.I27]/[mv_deposities_per_n2000_per_sector.$B27]" office:value-type="percentage" office:value="0.00842634298148402">
            <text:p>1%</text:p>
          </table:table-cell>
          <table:table-cell table:formula="of:=[mv_deposities_per_n2000_per_sector.J27]/[mv_deposities_per_n2000_per_sector.$B27]" office:value-type="percentage" office:value="0.059878391666071">
            <text:p>6%</text:p>
          </table:table-cell>
          <table:table-cell table:formula="of:=[mv_deposities_per_n2000_per_sector.K27]/[mv_deposities_per_n2000_per_sector.$B27]" office:value-type="percentage" office:value="0.240614674790515">
            <text:p>24%</text:p>
          </table:table-cell>
          <table:table-cell table:formula="of:=[mv_deposities_per_n2000_per_sector.L27]/[mv_deposities_per_n2000_per_sector.$B27]" office:value-type="percentage" office:value="0.0324690823391827">
            <text:p>3%</text:p>
          </table:table-cell>
          <table:table-cell table:formula="of:=[mv_deposities_per_n2000_per_sector.M27]/[mv_deposities_per_n2000_per_sector.$B27]" office:value-type="percentage" office:value="0.00529447943494753">
            <text:p>1%</text:p>
          </table:table-cell>
          <table:table-cell table:formula="of:=[mv_deposities_per_n2000_per_sector.N27]/[mv_deposities_per_n2000_per_sector.$B27]" office:value-type="percentage" office:value="0.0266099233936588">
            <text:p>3%</text:p>
          </table:table-cell>
          <table:table-cell table:formula="of:=[mv_deposities_per_n2000_per_sector.O27]/[mv_deposities_per_n2000_per_sector.$B27]" office:value-type="percentage" office:value="0.0577874241677289">
            <text:p>6%</text:p>
          </table:table-cell>
          <table:table-cell table:formula="of:=[mv_deposities_per_n2000_per_sector.P27]/[mv_deposities_per_n2000_per_sector.$B27]" office:value-type="percentage" office:value="0.0198941939601635">
            <text:p>2%</text:p>
          </table:table-cell>
          <table:table-cell table:formula="of:=[mv_deposities_per_n2000_per_sector.Q27]/[mv_deposities_per_n2000_per_sector.$B27]" office:value-type="percentage" office:value="0.00210408377137193">
            <text:p>0%</text:p>
          </table:table-cell>
          <table:table-cell table:formula="of:=[mv_deposities_per_n2000_per_sector.R27]/[mv_deposities_per_n2000_per_sector.$B27]" office:value-type="percentage" office:value="0.0285395397716602">
            <text:p>3%</text:p>
          </table:table-cell>
          <table:table-cell table:formula="of:=[mv_deposities_per_n2000_per_sector.S27]/[mv_deposities_per_n2000_per_sector.$B27]" office:value-type="percentage" office:value="0.000706718565902403">
            <text:p>0%</text:p>
          </table:table-cell>
          <table:table-cell table:formula="of:=[mv_deposities_per_n2000_per_sector.T27]/[mv_deposities_per_n2000_per_sector.$B27]" office:value-type="percentage" office:value="0.0100869410061542">
            <text:p>1%</text:p>
          </table:table-cell>
          <table:table-cell table:formula="of:=[mv_deposities_per_n2000_per_sector.U27]/[mv_deposities_per_n2000_per_sector.$B27]" office:value-type="percentage" office:value="0.153022206113763">
            <text:p>15%</text:p>
          </table:table-cell>
          <table:table-cell table:number-columns-repeated="1003"/>
        </table:table-row>
        <table:table-row table:style-name="ro3">
          <table:table-cell table:formula="of:=[mv_deposities_per_n2000_per_sector.A28]" office:value-type="string" office:string-value="Drouwenerzand">
            <text:p>Drouwenerzand</text:p>
          </table:table-cell>
          <table:table-cell table:formula="of:=[mv_deposities_per_n2000_per_sector.B28]/[mv_deposities_per_n2000_per_sector.$B28]" office:value-type="percentage" office:value="1">
            <text:p>100%</text:p>
          </table:table-cell>
          <table:table-cell table:formula="of:=[mv_deposities_per_n2000_per_sector.C28]/[mv_deposities_per_n2000_per_sector.$B28]" office:value-type="percentage" office:value="0.010017023852035">
            <text:p>1%</text:p>
          </table:table-cell>
          <table:table-cell table:formula="of:=[mv_deposities_per_n2000_per_sector.D28]/[mv_deposities_per_n2000_per_sector.$B28]" office:value-type="percentage" office:value="0.000389507068571677">
            <text:p>0%</text:p>
          </table:table-cell>
          <table:table-cell table:formula="of:=[mv_deposities_per_n2000_per_sector.E28]/[mv_deposities_per_n2000_per_sector.$B28]" office:value-type="percentage" office:value="0.314110620815174">
            <text:p>31%</text:p>
          </table:table-cell>
          <table:table-cell table:formula="of:=[mv_deposities_per_n2000_per_sector.F28]/[mv_deposities_per_n2000_per_sector.$B28]" office:value-type="percentage" office:value="0.00493830711674188">
            <text:p>0%</text:p>
          </table:table-cell>
          <table:table-cell table:formula="of:=[mv_deposities_per_n2000_per_sector.G28]/[mv_deposities_per_n2000_per_sector.$B28]" office:value-type="percentage" office:value="0.0189290612645152">
            <text:p>2%</text:p>
          </table:table-cell>
          <table:table-cell table:formula="of:=[mv_deposities_per_n2000_per_sector.H28]/[mv_deposities_per_n2000_per_sector.$B28]" office:value-type="percentage" office:value="0.0631038188432961">
            <text:p>6%</text:p>
          </table:table-cell>
          <table:table-cell table:formula="of:=[mv_deposities_per_n2000_per_sector.I28]/[mv_deposities_per_n2000_per_sector.$B28]" office:value-type="percentage" office:value="0.00858098441316445">
            <text:p>1%</text:p>
          </table:table-cell>
          <table:table-cell table:formula="of:=[mv_deposities_per_n2000_per_sector.J28]/[mv_deposities_per_n2000_per_sector.$B28]" office:value-type="percentage" office:value="0.0842120691746522">
            <text:p>8%</text:p>
          </table:table-cell>
          <table:table-cell table:formula="of:=[mv_deposities_per_n2000_per_sector.K28]/[mv_deposities_per_n2000_per_sector.$B28]" office:value-type="percentage" office:value="0.231330917344708">
            <text:p>23%</text:p>
          </table:table-cell>
          <table:table-cell table:formula="of:=[mv_deposities_per_n2000_per_sector.L28]/[mv_deposities_per_n2000_per_sector.$B28]" office:value-type="percentage" office:value="0.0459957705412932">
            <text:p>5%</text:p>
          </table:table-cell>
          <table:table-cell table:formula="of:=[mv_deposities_per_n2000_per_sector.M28]/[mv_deposities_per_n2000_per_sector.$B28]" office:value-type="percentage" office:value="0.00593447545054806">
            <text:p>1%</text:p>
          </table:table-cell>
          <table:table-cell table:formula="of:=[mv_deposities_per_n2000_per_sector.N28]/[mv_deposities_per_n2000_per_sector.$B28]" office:value-type="percentage" office:value="0.0295645362040885">
            <text:p>3%</text:p>
          </table:table-cell>
          <table:table-cell table:formula="of:=[mv_deposities_per_n2000_per_sector.O28]/[mv_deposities_per_n2000_per_sector.$B28]" office:value-type="percentage" office:value="0.0487102826778598">
            <text:p>5%</text:p>
          </table:table-cell>
          <table:table-cell table:formula="of:=[mv_deposities_per_n2000_per_sector.P28]/[mv_deposities_per_n2000_per_sector.$B28]" office:value-type="percentage" office:value="0.0184409495937155">
            <text:p>2%</text:p>
          </table:table-cell>
          <table:table-cell table:formula="of:=[mv_deposities_per_n2000_per_sector.Q28]/[mv_deposities_per_n2000_per_sector.$B28]" office:value-type="percentage" office:value="0.00189567315215021">
            <text:p>0%</text:p>
          </table:table-cell>
          <table:table-cell table:formula="of:=[mv_deposities_per_n2000_per_sector.R28]/[mv_deposities_per_n2000_per_sector.$B28]" office:value-type="percentage" office:value="0.0293832725714551">
            <text:p>3%</text:p>
          </table:table-cell>
          <table:table-cell table:formula="of:=[mv_deposities_per_n2000_per_sector.S28]/[mv_deposities_per_n2000_per_sector.$B28]" office:value-type="percentage" office:value="0.000570914002912645">
            <text:p>0%</text:p>
          </table:table-cell>
          <table:table-cell table:formula="of:=[mv_deposities_per_n2000_per_sector.T28]/[mv_deposities_per_n2000_per_sector.$B28]" office:value-type="percentage" office:value="0.00859692998498731">
            <text:p>1%</text:p>
          </table:table-cell>
          <table:table-cell table:formula="of:=[mv_deposities_per_n2000_per_sector.U28]/[mv_deposities_per_n2000_per_sector.$B28]" office:value-type="percentage" office:value="0.0752858839754075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29]" office:value-type="string" office:string-value="Duinen Ameland">
            <text:p>Duinen Ameland</text:p>
          </table:table-cell>
          <table:table-cell table:formula="of:=[mv_deposities_per_n2000_per_sector.B29]/[mv_deposities_per_n2000_per_sector.$B29]" office:value-type="percentage" office:value="1">
            <text:p>100%</text:p>
          </table:table-cell>
          <table:table-cell table:formula="of:=[mv_deposities_per_n2000_per_sector.C29]/[mv_deposities_per_n2000_per_sector.$B29]" office:value-type="percentage" office:value="0.0166826414576424">
            <text:p>2%</text:p>
          </table:table-cell>
          <table:table-cell table:formula="of:=[mv_deposities_per_n2000_per_sector.D29]/[mv_deposities_per_n2000_per_sector.$B29]" office:value-type="percentage" office:value="0.00263289205960969">
            <text:p>0%</text:p>
          </table:table-cell>
          <table:table-cell table:formula="of:=[mv_deposities_per_n2000_per_sector.E29]/[mv_deposities_per_n2000_per_sector.$B29]" office:value-type="percentage" office:value="0.30882445571605">
            <text:p>31%</text:p>
          </table:table-cell>
          <table:table-cell table:formula="of:=[mv_deposities_per_n2000_per_sector.F29]/[mv_deposities_per_n2000_per_sector.$B29]" office:value-type="percentage" office:value="0.00412837625684195">
            <text:p>0%</text:p>
          </table:table-cell>
          <table:table-cell table:formula="of:=[mv_deposities_per_n2000_per_sector.G29]/[mv_deposities_per_n2000_per_sector.$B29]" office:value-type="percentage" office:value="0.0111630183552857">
            <text:p>1%</text:p>
          </table:table-cell>
          <table:table-cell table:formula="of:=[mv_deposities_per_n2000_per_sector.H29]/[mv_deposities_per_n2000_per_sector.$B29]" office:value-type="percentage" office:value="0.0201299899983645">
            <text:p>2%</text:p>
          </table:table-cell>
          <table:table-cell table:formula="of:=[mv_deposities_per_n2000_per_sector.I29]/[mv_deposities_per_n2000_per_sector.$B29]" office:value-type="percentage" office:value="0.00686021241285744">
            <text:p>1%</text:p>
          </table:table-cell>
          <table:table-cell table:formula="of:=[mv_deposities_per_n2000_per_sector.J29]/[mv_deposities_per_n2000_per_sector.$B29]" office:value-type="percentage" office:value="0.0337586569236621">
            <text:p>3%</text:p>
          </table:table-cell>
          <table:table-cell table:formula="of:=[mv_deposities_per_n2000_per_sector.K29]/[mv_deposities_per_n2000_per_sector.$B29]" office:value-type="percentage" office:value="0.235156640893341">
            <text:p>24%</text:p>
          </table:table-cell>
          <table:table-cell table:formula="of:=[mv_deposities_per_n2000_per_sector.L29]/[mv_deposities_per_n2000_per_sector.$B29]" office:value-type="percentage" office:value="0.0175427291492619">
            <text:p>2%</text:p>
          </table:table-cell>
          <table:table-cell table:formula="of:=[mv_deposities_per_n2000_per_sector.M29]/[mv_deposities_per_n2000_per_sector.$B29]" office:value-type="percentage" office:value="0.0100555625717454">
            <text:p>1%</text:p>
          </table:table-cell>
          <table:table-cell table:formula="of:=[mv_deposities_per_n2000_per_sector.N29]/[mv_deposities_per_n2000_per_sector.$B29]" office:value-type="percentage" office:value="0.0347587786092166">
            <text:p>3%</text:p>
          </table:table-cell>
          <table:table-cell table:formula="of:=[mv_deposities_per_n2000_per_sector.O29]/[mv_deposities_per_n2000_per_sector.$B29]" office:value-type="percentage" office:value="0.0511391008666477">
            <text:p>5%</text:p>
          </table:table-cell>
          <table:table-cell table:formula="of:=[mv_deposities_per_n2000_per_sector.P29]/[mv_deposities_per_n2000_per_sector.$B29]" office:value-type="percentage" office:value="0.0245101151526932">
            <text:p>2%</text:p>
          </table:table-cell>
          <table:table-cell table:formula="of:=[mv_deposities_per_n2000_per_sector.Q29]/[mv_deposities_per_n2000_per_sector.$B29]" office:value-type="percentage" office:value="0.00341404848662341">
            <text:p>0%</text:p>
          </table:table-cell>
          <table:table-cell table:formula="of:=[mv_deposities_per_n2000_per_sector.R29]/[mv_deposities_per_n2000_per_sector.$B29]" office:value-type="percentage" office:value="0.0954637758044191">
            <text:p>10%</text:p>
          </table:table-cell>
          <table:table-cell table:formula="of:=[mv_deposities_per_n2000_per_sector.S29]/[mv_deposities_per_n2000_per_sector.$B29]" office:value-type="percentage" office:value="0.004804468370036">
            <text:p>0%</text:p>
          </table:table-cell>
          <table:table-cell table:formula="of:=[mv_deposities_per_n2000_per_sector.T29]/[mv_deposities_per_n2000_per_sector.$B29]" office:value-type="percentage" office:value="0.0148893392463241">
            <text:p>1%</text:p>
          </table:table-cell>
          <table:table-cell table:formula="of:=[mv_deposities_per_n2000_per_sector.U29]/[mv_deposities_per_n2000_per_sector.$B29]" office:value-type="percentage" office:value="0.104082715038428">
            <text:p>10%</text:p>
          </table:table-cell>
          <table:table-cell table:number-columns-repeated="1003"/>
        </table:table-row>
        <table:table-row table:style-name="ro4">
          <table:table-cell table:formula="of:=[mv_deposities_per_n2000_per_sector.A30]" office:value-type="string" office:string-value="Duinen Den Helder-Callantsoog">
            <text:p>Duinen Den Helder-Callantsoog</text:p>
          </table:table-cell>
          <table:table-cell table:formula="of:=[mv_deposities_per_n2000_per_sector.B30]/[mv_deposities_per_n2000_per_sector.$B30]" office:value-type="percentage" office:value="1">
            <text:p>100%</text:p>
          </table:table-cell>
          <table:table-cell table:formula="of:=[mv_deposities_per_n2000_per_sector.C30]/[mv_deposities_per_n2000_per_sector.$B30]" office:value-type="percentage" office:value="0.00986314296645731">
            <text:p>1%</text:p>
          </table:table-cell>
          <table:table-cell table:formula="of:=[mv_deposities_per_n2000_per_sector.D30]/[mv_deposities_per_n2000_per_sector.$B30]" office:value-type="percentage" office:value="0.00345532210945351">
            <text:p>0%</text:p>
          </table:table-cell>
          <table:table-cell table:formula="of:=[mv_deposities_per_n2000_per_sector.E30]/[mv_deposities_per_n2000_per_sector.$B30]" office:value-type="percentage" office:value="0.252368765142711">
            <text:p>25%</text:p>
          </table:table-cell>
          <table:table-cell table:formula="of:=[mv_deposities_per_n2000_per_sector.F30]/[mv_deposities_per_n2000_per_sector.$B30]" office:value-type="percentage" office:value="0.00277055516733205">
            <text:p>0%</text:p>
          </table:table-cell>
          <table:table-cell table:formula="of:=[mv_deposities_per_n2000_per_sector.G30]/[mv_deposities_per_n2000_per_sector.$B30]" office:value-type="percentage" office:value="0.00839230536133633">
            <text:p>1%</text:p>
          </table:table-cell>
          <table:table-cell table:formula="of:=[mv_deposities_per_n2000_per_sector.H30]/[mv_deposities_per_n2000_per_sector.$B30]" office:value-type="percentage" office:value="0.0214071542385362">
            <text:p>2%</text:p>
          </table:table-cell>
          <table:table-cell table:formula="of:=[mv_deposities_per_n2000_per_sector.I30]/[mv_deposities_per_n2000_per_sector.$B30]" office:value-type="percentage" office:value="0.00730883732234891">
            <text:p>1%</text:p>
          </table:table-cell>
          <table:table-cell table:formula="of:=[mv_deposities_per_n2000_per_sector.J30]/[mv_deposities_per_n2000_per_sector.$B30]" office:value-type="percentage" office:value="0.0226018236767279">
            <text:p>2%</text:p>
          </table:table-cell>
          <table:table-cell table:formula="of:=[mv_deposities_per_n2000_per_sector.K30]/[mv_deposities_per_n2000_per_sector.$B30]" office:value-type="percentage" office:value="0.15149084926865">
            <text:p>15%</text:p>
          </table:table-cell>
          <table:table-cell table:formula="of:=[mv_deposities_per_n2000_per_sector.L30]/[mv_deposities_per_n2000_per_sector.$B30]" office:value-type="percentage" office:value="0.018257308239201">
            <text:p>2%</text:p>
          </table:table-cell>
          <table:table-cell table:formula="of:=[mv_deposities_per_n2000_per_sector.M30]/[mv_deposities_per_n2000_per_sector.$B30]" office:value-type="percentage" office:value="0.0112886790289761">
            <text:p>1%</text:p>
          </table:table-cell>
          <table:table-cell table:formula="of:=[mv_deposities_per_n2000_per_sector.N30]/[mv_deposities_per_n2000_per_sector.$B30]" office:value-type="percentage" office:value="0.0491186789313102">
            <text:p>5%</text:p>
          </table:table-cell>
          <table:table-cell table:formula="of:=[mv_deposities_per_n2000_per_sector.O30]/[mv_deposities_per_n2000_per_sector.$B30]" office:value-type="percentage" office:value="0.06688498694588">
            <text:p>7%</text:p>
          </table:table-cell>
          <table:table-cell table:formula="of:=[mv_deposities_per_n2000_per_sector.P30]/[mv_deposities_per_n2000_per_sector.$B30]" office:value-type="percentage" office:value="0.0300639029508386">
            <text:p>3%</text:p>
          </table:table-cell>
          <table:table-cell table:formula="of:=[mv_deposities_per_n2000_per_sector.Q30]/[mv_deposities_per_n2000_per_sector.$B30]" office:value-type="percentage" office:value="0.00403658129471202">
            <text:p>0%</text:p>
          </table:table-cell>
          <table:table-cell table:formula="of:=[mv_deposities_per_n2000_per_sector.R30]/[mv_deposities_per_n2000_per_sector.$B30]" office:value-type="percentage" office:value="0.138032800709329">
            <text:p>14%</text:p>
          </table:table-cell>
          <table:table-cell table:formula="of:=[mv_deposities_per_n2000_per_sector.S30]/[mv_deposities_per_n2000_per_sector.$B30]" office:value-type="percentage" office:value="0.00556412571414863">
            <text:p>1%</text:p>
          </table:table-cell>
          <table:table-cell table:formula="of:=[mv_deposities_per_n2000_per_sector.T30]/[mv_deposities_per_n2000_per_sector.$B30]" office:value-type="percentage" office:value="0.0159938943778761">
            <text:p>2%</text:p>
          </table:table-cell>
          <table:table-cell table:formula="of:=[mv_deposities_per_n2000_per_sector.U30]/[mv_deposities_per_n2000_per_sector.$B30]" office:value-type="percentage" office:value="0.181092740393796">
            <text:p>18%</text:p>
          </table:table-cell>
          <table:table-cell table:number-columns-repeated="1003"/>
        </table:table-row>
        <table:table-row table:style-name="ro3">
          <table:table-cell table:formula="of:=[mv_deposities_per_n2000_per_sector.A31]" office:value-type="string" office:string-value="Duinen en Lage Land Texel">
            <text:p>Duinen en Lage Land Texel</text:p>
          </table:table-cell>
          <table:table-cell table:formula="of:=[mv_deposities_per_n2000_per_sector.B31]/[mv_deposities_per_n2000_per_sector.$B31]" office:value-type="percentage" office:value="1">
            <text:p>100%</text:p>
          </table:table-cell>
          <table:table-cell table:formula="of:=[mv_deposities_per_n2000_per_sector.C31]/[mv_deposities_per_n2000_per_sector.$B31]" office:value-type="percentage" office:value="0.0161756469685283">
            <text:p>2%</text:p>
          </table:table-cell>
          <table:table-cell table:formula="of:=[mv_deposities_per_n2000_per_sector.D31]/[mv_deposities_per_n2000_per_sector.$B31]" office:value-type="percentage" office:value="0.00331111504921778">
            <text:p>0%</text:p>
          </table:table-cell>
          <table:table-cell table:formula="of:=[mv_deposities_per_n2000_per_sector.E31]/[mv_deposities_per_n2000_per_sector.$B31]" office:value-type="percentage" office:value="0.25720740956086">
            <text:p>26%</text:p>
          </table:table-cell>
          <table:table-cell table:formula="of:=[mv_deposities_per_n2000_per_sector.F31]/[mv_deposities_per_n2000_per_sector.$B31]" office:value-type="percentage" office:value="0.00288590946447465">
            <text:p>0%</text:p>
          </table:table-cell>
          <table:table-cell table:formula="of:=[mv_deposities_per_n2000_per_sector.G31]/[mv_deposities_per_n2000_per_sector.$B31]" office:value-type="percentage" office:value="0.00937707156964381">
            <text:p>1%</text:p>
          </table:table-cell>
          <table:table-cell table:formula="of:=[mv_deposities_per_n2000_per_sector.H31]/[mv_deposities_per_n2000_per_sector.$B31]" office:value-type="percentage" office:value="0.0251252958944983">
            <text:p>3%</text:p>
          </table:table-cell>
          <table:table-cell table:formula="of:=[mv_deposities_per_n2000_per_sector.I31]/[mv_deposities_per_n2000_per_sector.$B31]" office:value-type="percentage" office:value="0.00820453056575524">
            <text:p>1%</text:p>
          </table:table-cell>
          <table:table-cell table:formula="of:=[mv_deposities_per_n2000_per_sector.J31]/[mv_deposities_per_n2000_per_sector.$B31]" office:value-type="percentage" office:value="0.0214133912258335">
            <text:p>2%</text:p>
          </table:table-cell>
          <table:table-cell table:formula="of:=[mv_deposities_per_n2000_per_sector.K31]/[mv_deposities_per_n2000_per_sector.$B31]" office:value-type="percentage" office:value="0.159187489711122">
            <text:p>16%</text:p>
          </table:table-cell>
          <table:table-cell table:formula="of:=[mv_deposities_per_n2000_per_sector.L31]/[mv_deposities_per_n2000_per_sector.$B31]" office:value-type="percentage" office:value="0.0194995529986105">
            <text:p>2%</text:p>
          </table:table-cell>
          <table:table-cell table:formula="of:=[mv_deposities_per_n2000_per_sector.M31]/[mv_deposities_per_n2000_per_sector.$B31]" office:value-type="percentage" office:value="0.0114454692868294">
            <text:p>1%</text:p>
          </table:table-cell>
          <table:table-cell table:formula="of:=[mv_deposities_per_n2000_per_sector.N31]/[mv_deposities_per_n2000_per_sector.$B31]" office:value-type="percentage" office:value="0.0399652373155039">
            <text:p>4%</text:p>
          </table:table-cell>
          <table:table-cell table:formula="of:=[mv_deposities_per_n2000_per_sector.O31]/[mv_deposities_per_n2000_per_sector.$B31]" office:value-type="percentage" office:value="0.0679930481293852">
            <text:p>7%</text:p>
          </table:table-cell>
          <table:table-cell table:formula="of:=[mv_deposities_per_n2000_per_sector.P31]/[mv_deposities_per_n2000_per_sector.$B31]" office:value-type="percentage" office:value="0.0265410937369684">
            <text:p>3%</text:p>
          </table:table-cell>
          <table:table-cell table:formula="of:=[mv_deposities_per_n2000_per_sector.Q31]/[mv_deposities_per_n2000_per_sector.$B31]" office:value-type="percentage" office:value="0.00367509249558198">
            <text:p>0%</text:p>
          </table:table-cell>
          <table:table-cell table:formula="of:=[mv_deposities_per_n2000_per_sector.R31]/[mv_deposities_per_n2000_per_sector.$B31]" office:value-type="percentage" office:value="0.150796641244002">
            <text:p>15%</text:p>
          </table:table-cell>
          <table:table-cell table:formula="of:=[mv_deposities_per_n2000_per_sector.S31]/[mv_deposities_per_n2000_per_sector.$B31]" office:value-type="percentage" office:value="0.00686459911401925">
            <text:p>1%</text:p>
          </table:table-cell>
          <table:table-cell table:formula="of:=[mv_deposities_per_n2000_per_sector.T31]/[mv_deposities_per_n2000_per_sector.$B31]" office:value-type="percentage" office:value="0.0164775584247914">
            <text:p>2%</text:p>
          </table:table-cell>
          <table:table-cell table:formula="of:=[mv_deposities_per_n2000_per_sector.U31]/[mv_deposities_per_n2000_per_sector.$B31]" office:value-type="percentage" office:value="0.153851446957431">
            <text:p>15%</text:p>
          </table:table-cell>
          <table:table-cell table:number-columns-repeated="1003"/>
        </table:table-row>
        <table:table-row table:style-name="ro4">
          <table:table-cell table:formula="of:=[mv_deposities_per_n2000_per_sector.A32]" office:value-type="string" office:string-value="Duinen Goeree &amp; Kwade Hoek">
            <text:p>Duinen Goeree &amp; Kwade Hoek</text:p>
          </table:table-cell>
          <table:table-cell table:formula="of:=[mv_deposities_per_n2000_per_sector.B32]/[mv_deposities_per_n2000_per_sector.$B32]" office:value-type="percentage" office:value="1">
            <text:p>100%</text:p>
          </table:table-cell>
          <table:table-cell table:formula="of:=[mv_deposities_per_n2000_per_sector.C32]/[mv_deposities_per_n2000_per_sector.$B32]" office:value-type="percentage" office:value="0.00789448210658004">
            <text:p>1%</text:p>
          </table:table-cell>
          <table:table-cell table:formula="of:=[mv_deposities_per_n2000_per_sector.D32]/[mv_deposities_per_n2000_per_sector.$B32]" office:value-type="percentage" office:value="0.00580678152348221">
            <text:p>1%</text:p>
          </table:table-cell>
          <table:table-cell table:formula="of:=[mv_deposities_per_n2000_per_sector.E32]/[mv_deposities_per_n2000_per_sector.$B32]" office:value-type="percentage" office:value="0.247429879866598">
            <text:p>25%</text:p>
          </table:table-cell>
          <table:table-cell table:formula="of:=[mv_deposities_per_n2000_per_sector.F32]/[mv_deposities_per_n2000_per_sector.$B32]" office:value-type="percentage" office:value="0.00250317599060458">
            <text:p>0%</text:p>
          </table:table-cell>
          <table:table-cell table:formula="of:=[mv_deposities_per_n2000_per_sector.G32]/[mv_deposities_per_n2000_per_sector.$B32]" office:value-type="percentage" office:value="0.00733910077974368">
            <text:p>1%</text:p>
          </table:table-cell>
          <table:table-cell table:formula="of:=[mv_deposities_per_n2000_per_sector.H32]/[mv_deposities_per_n2000_per_sector.$B32]" office:value-type="percentage" office:value="0.0431006490024636">
            <text:p>4%</text:p>
          </table:table-cell>
          <table:table-cell table:formula="of:=[mv_deposities_per_n2000_per_sector.I32]/[mv_deposities_per_n2000_per_sector.$B32]" office:value-type="percentage" office:value="0.00678509415184412">
            <text:p>1%</text:p>
          </table:table-cell>
          <table:table-cell table:formula="of:=[mv_deposities_per_n2000_per_sector.J32]/[mv_deposities_per_n2000_per_sector.$B32]" office:value-type="percentage" office:value="0.0195129615499575">
            <text:p>2%</text:p>
          </table:table-cell>
          <table:table-cell table:formula="of:=[mv_deposities_per_n2000_per_sector.K32]/[mv_deposities_per_n2000_per_sector.$B32]" office:value-type="percentage" office:value="0.0936804495647484">
            <text:p>9%</text:p>
          </table:table-cell>
          <table:table-cell table:formula="of:=[mv_deposities_per_n2000_per_sector.L32]/[mv_deposities_per_n2000_per_sector.$B32]" office:value-type="percentage" office:value="0.0290375320924576">
            <text:p>3%</text:p>
          </table:table-cell>
          <table:table-cell table:formula="of:=[mv_deposities_per_n2000_per_sector.M32]/[mv_deposities_per_n2000_per_sector.$B32]" office:value-type="percentage" office:value="0.0118800003953219">
            <text:p>1%</text:p>
          </table:table-cell>
          <table:table-cell table:formula="of:=[mv_deposities_per_n2000_per_sector.N32]/[mv_deposities_per_n2000_per_sector.$B32]" office:value-type="percentage" office:value="0.0515554110942424">
            <text:p>5%</text:p>
          </table:table-cell>
          <table:table-cell table:formula="of:=[mv_deposities_per_n2000_per_sector.O32]/[mv_deposities_per_n2000_per_sector.$B32]" office:value-type="percentage" office:value="0.0757414976031125">
            <text:p>8%</text:p>
          </table:table-cell>
          <table:table-cell table:formula="of:=[mv_deposities_per_n2000_per_sector.P32]/[mv_deposities_per_n2000_per_sector.$B32]" office:value-type="percentage" office:value="0.0319466315502139">
            <text:p>3%</text:p>
          </table:table-cell>
          <table:table-cell table:formula="of:=[mv_deposities_per_n2000_per_sector.Q32]/[mv_deposities_per_n2000_per_sector.$B32]" office:value-type="percentage" office:value="0.00318016052468871">
            <text:p>0%</text:p>
          </table:table-cell>
          <table:table-cell table:formula="of:=[mv_deposities_per_n2000_per_sector.R32]/[mv_deposities_per_n2000_per_sector.$B32]" office:value-type="percentage" office:value="0.13296585965345">
            <text:p>13%</text:p>
          </table:table-cell>
          <table:table-cell table:formula="of:=[mv_deposities_per_n2000_per_sector.S32]/[mv_deposities_per_n2000_per_sector.$B32]" office:value-type="percentage" office:value="0.00363527456304596">
            <text:p>0%</text:p>
          </table:table-cell>
          <table:table-cell table:formula="of:=[mv_deposities_per_n2000_per_sector.T32]/[mv_deposities_per_n2000_per_sector.$B32]" office:value-type="percentage" office:value="0.0297260227088262">
            <text:p>3%</text:p>
          </table:table-cell>
          <table:table-cell table:formula="of:=[mv_deposities_per_n2000_per_sector.U32]/[mv_deposities_per_n2000_per_sector.$B32]" office:value-type="percentage" office:value="0.196275715306781">
            <text:p>20%</text:p>
          </table:table-cell>
          <table:table-cell table:number-columns-repeated="1003"/>
        </table:table-row>
        <table:table-row table:style-name="ro3">
          <table:table-cell table:formula="of:=[mv_deposities_per_n2000_per_sector.A33]" office:value-type="string" office:string-value="Duinen Schiermonnikoog">
            <text:p>Duinen Schiermonnikoog</text:p>
          </table:table-cell>
          <table:table-cell table:formula="of:=[mv_deposities_per_n2000_per_sector.B33]/[mv_deposities_per_n2000_per_sector.$B33]" office:value-type="percentage" office:value="1">
            <text:p>100%</text:p>
          </table:table-cell>
          <table:table-cell table:formula="of:=[mv_deposities_per_n2000_per_sector.C33]/[mv_deposities_per_n2000_per_sector.$B33]" office:value-type="percentage" office:value="0.0140367000490246">
            <text:p>1%</text:p>
          </table:table-cell>
          <table:table-cell table:formula="of:=[mv_deposities_per_n2000_per_sector.D33]/[mv_deposities_per_n2000_per_sector.$B33]" office:value-type="percentage" office:value="0.00195251047510859">
            <text:p>0%</text:p>
          </table:table-cell>
          <table:table-cell table:formula="of:=[mv_deposities_per_n2000_per_sector.E33]/[mv_deposities_per_n2000_per_sector.$B33]" office:value-type="percentage" office:value="0.288467371780531">
            <text:p>29%</text:p>
          </table:table-cell>
          <table:table-cell table:formula="of:=[mv_deposities_per_n2000_per_sector.F33]/[mv_deposities_per_n2000_per_sector.$B33]" office:value-type="percentage" office:value="0.0104978483392006">
            <text:p>1%</text:p>
          </table:table-cell>
          <table:table-cell table:formula="of:=[mv_deposities_per_n2000_per_sector.G33]/[mv_deposities_per_n2000_per_sector.$B33]" office:value-type="percentage" office:value="0.0140361677021077">
            <text:p>1%</text:p>
          </table:table-cell>
          <table:table-cell table:formula="of:=[mv_deposities_per_n2000_per_sector.H33]/[mv_deposities_per_n2000_per_sector.$B33]" office:value-type="percentage" office:value="0.021163328998277">
            <text:p>2%</text:p>
          </table:table-cell>
          <table:table-cell table:formula="of:=[mv_deposities_per_n2000_per_sector.I33]/[mv_deposities_per_n2000_per_sector.$B33]" office:value-type="percentage" office:value="0.0121780754153489">
            <text:p>1%</text:p>
          </table:table-cell>
          <table:table-cell table:formula="of:=[mv_deposities_per_n2000_per_sector.J33]/[mv_deposities_per_n2000_per_sector.$B33]" office:value-type="percentage" office:value="0.0388248690239279">
            <text:p>4%</text:p>
          </table:table-cell>
          <table:table-cell table:formula="of:=[mv_deposities_per_n2000_per_sector.K33]/[mv_deposities_per_n2000_per_sector.$B33]" office:value-type="percentage" office:value="0.273553692621761">
            <text:p>27%</text:p>
          </table:table-cell>
          <table:table-cell table:formula="of:=[mv_deposities_per_n2000_per_sector.L33]/[mv_deposities_per_n2000_per_sector.$B33]" office:value-type="percentage" office:value="0.017473214088588">
            <text:p>2%</text:p>
          </table:table-cell>
          <table:table-cell table:formula="of:=[mv_deposities_per_n2000_per_sector.M33]/[mv_deposities_per_n2000_per_sector.$B33]" office:value-type="percentage" office:value="0.00807388004275083">
            <text:p>1%</text:p>
          </table:table-cell>
          <table:table-cell table:formula="of:=[mv_deposities_per_n2000_per_sector.N33]/[mv_deposities_per_n2000_per_sector.$B33]" office:value-type="percentage" office:value="0.028457953928262">
            <text:p>3%</text:p>
          </table:table-cell>
          <table:table-cell table:formula="of:=[mv_deposities_per_n2000_per_sector.O33]/[mv_deposities_per_n2000_per_sector.$B33]" office:value-type="percentage" office:value="0.0436243291864741">
            <text:p>4%</text:p>
          </table:table-cell>
          <table:table-cell table:formula="of:=[mv_deposities_per_n2000_per_sector.P33]/[mv_deposities_per_n2000_per_sector.$B33]" office:value-type="percentage" office:value="0.023932917505984">
            <text:p>2%</text:p>
          </table:table-cell>
          <table:table-cell table:formula="of:=[mv_deposities_per_n2000_per_sector.Q33]/[mv_deposities_per_n2000_per_sector.$B33]" office:value-type="percentage" office:value="0.00306624594698333">
            <text:p>0%</text:p>
          </table:table-cell>
          <table:table-cell table:formula="of:=[mv_deposities_per_n2000_per_sector.R33]/[mv_deposities_per_n2000_per_sector.$B33]" office:value-type="percentage" office:value="0.0670740202800168">
            <text:p>7%</text:p>
          </table:table-cell>
          <table:table-cell table:formula="of:=[mv_deposities_per_n2000_per_sector.S33]/[mv_deposities_per_n2000_per_sector.$B33]" office:value-type="percentage" office:value="0.00322584048563325">
            <text:p>0%</text:p>
          </table:table-cell>
          <table:table-cell table:formula="of:=[mv_deposities_per_n2000_per_sector.T33]/[mv_deposities_per_n2000_per_sector.$B33]" office:value-type="percentage" office:value="0.0130826160747291">
            <text:p>1%</text:p>
          </table:table-cell>
          <table:table-cell table:formula="of:=[mv_deposities_per_n2000_per_sector.U33]/[mv_deposities_per_n2000_per_sector.$B33]" office:value-type="percentage" office:value="0.117275232736706">
            <text:p>12%</text:p>
          </table:table-cell>
          <table:table-cell table:number-columns-repeated="1003"/>
        </table:table-row>
        <table:table-row table:style-name="ro3">
          <table:table-cell table:formula="of:=[mv_deposities_per_n2000_per_sector.A34]" office:value-type="string" office:string-value="Duinen Terschelling">
            <text:p>Duinen Terschelling</text:p>
          </table:table-cell>
          <table:table-cell table:formula="of:=[mv_deposities_per_n2000_per_sector.B34]/[mv_deposities_per_n2000_per_sector.$B34]" office:value-type="percentage" office:value="1">
            <text:p>100%</text:p>
          </table:table-cell>
          <table:table-cell table:formula="of:=[mv_deposities_per_n2000_per_sector.C34]/[mv_deposities_per_n2000_per_sector.$B34]" office:value-type="percentage" office:value="0.0128284314126073">
            <text:p>1%</text:p>
          </table:table-cell>
          <table:table-cell table:formula="of:=[mv_deposities_per_n2000_per_sector.D34]/[mv_deposities_per_n2000_per_sector.$B34]" office:value-type="percentage" office:value="0.00331468366144972">
            <text:p>0%</text:p>
          </table:table-cell>
          <table:table-cell table:formula="of:=[mv_deposities_per_n2000_per_sector.E34]/[mv_deposities_per_n2000_per_sector.$B34]" office:value-type="percentage" office:value="0.240458210011954">
            <text:p>24%</text:p>
          </table:table-cell>
          <table:table-cell table:formula="of:=[mv_deposities_per_n2000_per_sector.F34]/[mv_deposities_per_n2000_per_sector.$B34]" office:value-type="percentage" office:value="0.00553731897653803">
            <text:p>1%</text:p>
          </table:table-cell>
          <table:table-cell table:formula="of:=[mv_deposities_per_n2000_per_sector.G34]/[mv_deposities_per_n2000_per_sector.$B34]" office:value-type="percentage" office:value="0.00991969918500478">
            <text:p>1%</text:p>
          </table:table-cell>
          <table:table-cell table:formula="of:=[mv_deposities_per_n2000_per_sector.H34]/[mv_deposities_per_n2000_per_sector.$B34]" office:value-type="percentage" office:value="0.0176092691769141">
            <text:p>2%</text:p>
          </table:table-cell>
          <table:table-cell table:formula="of:=[mv_deposities_per_n2000_per_sector.I34]/[mv_deposities_per_n2000_per_sector.$B34]" office:value-type="percentage" office:value="0.00836468381337584">
            <text:p>1%</text:p>
          </table:table-cell>
          <table:table-cell table:formula="of:=[mv_deposities_per_n2000_per_sector.J34]/[mv_deposities_per_n2000_per_sector.$B34]" office:value-type="percentage" office:value="0.0289855601707049">
            <text:p>3%</text:p>
          </table:table-cell>
          <table:table-cell table:formula="of:=[mv_deposities_per_n2000_per_sector.K34]/[mv_deposities_per_n2000_per_sector.$B34]" office:value-type="percentage" office:value="0.191928035784618">
            <text:p>19%</text:p>
          </table:table-cell>
          <table:table-cell table:formula="of:=[mv_deposities_per_n2000_per_sector.L34]/[mv_deposities_per_n2000_per_sector.$B34]" office:value-type="percentage" office:value="0.0196376782411119">
            <text:p>2%</text:p>
          </table:table-cell>
          <table:table-cell table:formula="of:=[mv_deposities_per_n2000_per_sector.M34]/[mv_deposities_per_n2000_per_sector.$B34]" office:value-type="percentage" office:value="0.0135970455701838">
            <text:p>1%</text:p>
          </table:table-cell>
          <table:table-cell table:formula="of:=[mv_deposities_per_n2000_per_sector.N34]/[mv_deposities_per_n2000_per_sector.$B34]" office:value-type="percentage" office:value="0.0406436262642535">
            <text:p>4%</text:p>
          </table:table-cell>
          <table:table-cell table:formula="of:=[mv_deposities_per_n2000_per_sector.O34]/[mv_deposities_per_n2000_per_sector.$B34]" office:value-type="percentage" office:value="0.0577584607366279">
            <text:p>6%</text:p>
          </table:table-cell>
          <table:table-cell table:formula="of:=[mv_deposities_per_n2000_per_sector.P34]/[mv_deposities_per_n2000_per_sector.$B34]" office:value-type="percentage" office:value="0.0260674295363107">
            <text:p>3%</text:p>
          </table:table-cell>
          <table:table-cell table:formula="of:=[mv_deposities_per_n2000_per_sector.Q34]/[mv_deposities_per_n2000_per_sector.$B34]" office:value-type="percentage" office:value="0.00395855316614552">
            <text:p>0%</text:p>
          </table:table-cell>
          <table:table-cell table:formula="of:=[mv_deposities_per_n2000_per_sector.R34]/[mv_deposities_per_n2000_per_sector.$B34]" office:value-type="percentage" office:value="0.149285216007022">
            <text:p>15%</text:p>
          </table:table-cell>
          <table:table-cell table:formula="of:=[mv_deposities_per_n2000_per_sector.S34]/[mv_deposities_per_n2000_per_sector.$B34]" office:value-type="percentage" office:value="0.00840448595379685">
            <text:p>1%</text:p>
          </table:table-cell>
          <table:table-cell table:formula="of:=[mv_deposities_per_n2000_per_sector.T34]/[mv_deposities_per_n2000_per_sector.$B34]" office:value-type="percentage" office:value="0.0176760016979832">
            <text:p>2%</text:p>
          </table:table-cell>
          <table:table-cell table:formula="of:=[mv_deposities_per_n2000_per_sector.U34]/[mv_deposities_per_n2000_per_sector.$B34]" office:value-type="percentage" office:value="0.144023148359193">
            <text:p>14%</text:p>
          </table:table-cell>
          <table:table-cell table:number-columns-repeated="1003"/>
        </table:table-row>
        <table:table-row table:style-name="ro3">
          <table:table-cell table:formula="of:=[mv_deposities_per_n2000_per_sector.A35]" office:value-type="string" office:string-value="Duinen Vlieland">
            <text:p>Duinen Vlieland</text:p>
          </table:table-cell>
          <table:table-cell table:formula="of:=[mv_deposities_per_n2000_per_sector.B35]/[mv_deposities_per_n2000_per_sector.$B35]" office:value-type="percentage" office:value="1">
            <text:p>100%</text:p>
          </table:table-cell>
          <table:table-cell table:formula="of:=[mv_deposities_per_n2000_per_sector.C35]/[mv_deposities_per_n2000_per_sector.$B35]" office:value-type="percentage" office:value="0.00939297351155245">
            <text:p>1%</text:p>
          </table:table-cell>
          <table:table-cell table:formula="of:=[mv_deposities_per_n2000_per_sector.D35]/[mv_deposities_per_n2000_per_sector.$B35]" office:value-type="percentage" office:value="0.00398490345097966">
            <text:p>0%</text:p>
          </table:table-cell>
          <table:table-cell table:formula="of:=[mv_deposities_per_n2000_per_sector.E35]/[mv_deposities_per_n2000_per_sector.$B35]" office:value-type="percentage" office:value="0.215050658091916">
            <text:p>22%</text:p>
          </table:table-cell>
          <table:table-cell table:formula="of:=[mv_deposities_per_n2000_per_sector.F35]/[mv_deposities_per_n2000_per_sector.$B35]" office:value-type="percentage" office:value="0.00380374532717595">
            <text:p>0%</text:p>
          </table:table-cell>
          <table:table-cell table:formula="of:=[mv_deposities_per_n2000_per_sector.G35]/[mv_deposities_per_n2000_per_sector.$B35]" office:value-type="percentage" office:value="0.00958016408212995">
            <text:p>1%</text:p>
          </table:table-cell>
          <table:table-cell table:formula="of:=[mv_deposities_per_n2000_per_sector.H35]/[mv_deposities_per_n2000_per_sector.$B35]" office:value-type="percentage" office:value="0.0208626709217">
            <text:p>2%</text:p>
          </table:table-cell>
          <table:table-cell table:formula="of:=[mv_deposities_per_n2000_per_sector.I35]/[mv_deposities_per_n2000_per_sector.$B35]" office:value-type="percentage" office:value="0.00654193255612614">
            <text:p>1%</text:p>
          </table:table-cell>
          <table:table-cell table:formula="of:=[mv_deposities_per_n2000_per_sector.J35]/[mv_deposities_per_n2000_per_sector.$B35]" office:value-type="percentage" office:value="0.0305000297769595">
            <text:p>3%</text:p>
          </table:table-cell>
          <table:table-cell table:formula="of:=[mv_deposities_per_n2000_per_sector.K35]/[mv_deposities_per_n2000_per_sector.$B35]" office:value-type="percentage" office:value="0.171924558885642">
            <text:p>17%</text:p>
          </table:table-cell>
          <table:table-cell table:formula="of:=[mv_deposities_per_n2000_per_sector.L35]/[mv_deposities_per_n2000_per_sector.$B35]" office:value-type="percentage" office:value="0.0234379820877602">
            <text:p>2%</text:p>
          </table:table-cell>
          <table:table-cell table:formula="of:=[mv_deposities_per_n2000_per_sector.M35]/[mv_deposities_per_n2000_per_sector.$B35]" office:value-type="percentage" office:value="0.016647901165574">
            <text:p>2%</text:p>
          </table:table-cell>
          <table:table-cell table:formula="of:=[mv_deposities_per_n2000_per_sector.N35]/[mv_deposities_per_n2000_per_sector.$B35]" office:value-type="percentage" office:value="0.0503761185702693">
            <text:p>5%</text:p>
          </table:table-cell>
          <table:table-cell table:formula="of:=[mv_deposities_per_n2000_per_sector.O35]/[mv_deposities_per_n2000_per_sector.$B35]" office:value-type="percentage" office:value="0.0653590380376435">
            <text:p>7%</text:p>
          </table:table-cell>
          <table:table-cell table:formula="of:=[mv_deposities_per_n2000_per_sector.P35]/[mv_deposities_per_n2000_per_sector.$B35]" office:value-type="percentage" office:value="0.0304389980932401">
            <text:p>3%</text:p>
          </table:table-cell>
          <table:table-cell table:formula="of:=[mv_deposities_per_n2000_per_sector.Q35]/[mv_deposities_per_n2000_per_sector.$B35]" office:value-type="percentage" office:value="0.00471965863465642">
            <text:p>0%</text:p>
          </table:table-cell>
          <table:table-cell table:formula="of:=[mv_deposities_per_n2000_per_sector.R35]/[mv_deposities_per_n2000_per_sector.$B35]" office:value-type="percentage" office:value="0.198785292162217">
            <text:p>20%</text:p>
          </table:table-cell>
          <table:table-cell table:formula="of:=[mv_deposities_per_n2000_per_sector.S35]/[mv_deposities_per_n2000_per_sector.$B35]" office:value-type="percentage" office:value="0.00891476884202291">
            <text:p>1%</text:p>
          </table:table-cell>
          <table:table-cell table:formula="of:=[mv_deposities_per_n2000_per_sector.T35]/[mv_deposities_per_n2000_per_sector.$B35]" office:value-type="percentage" office:value="0.0203660522479767">
            <text:p>2%</text:p>
          </table:table-cell>
          <table:table-cell table:formula="of:=[mv_deposities_per_n2000_per_sector.U35]/[mv_deposities_per_n2000_per_sector.$B35]" office:value-type="percentage" office:value="0.109305375840012">
            <text:p>11%</text:p>
          </table:table-cell>
          <table:table-cell table:number-columns-repeated="1003"/>
        </table:table-row>
        <table:table-row table:style-name="ro3">
          <table:table-cell table:formula="of:=[mv_deposities_per_n2000_per_sector.A36]" office:value-type="string" office:string-value="Dwingelderveld">
            <text:p>Dwingelderveld</text:p>
          </table:table-cell>
          <table:table-cell table:formula="of:=[mv_deposities_per_n2000_per_sector.B36]/[mv_deposities_per_n2000_per_sector.$B36]" office:value-type="percentage" office:value="1">
            <text:p>100%</text:p>
          </table:table-cell>
          <table:table-cell table:formula="of:=[mv_deposities_per_n2000_per_sector.C36]/[mv_deposities_per_n2000_per_sector.$B36]" office:value-type="percentage" office:value="0.0101771864049438">
            <text:p>1%</text:p>
          </table:table-cell>
          <table:table-cell table:formula="of:=[mv_deposities_per_n2000_per_sector.D36]/[mv_deposities_per_n2000_per_sector.$B36]" office:value-type="percentage" office:value="0.00143626423273878">
            <text:p>0%</text:p>
          </table:table-cell>
          <table:table-cell table:formula="of:=[mv_deposities_per_n2000_per_sector.E36]/[mv_deposities_per_n2000_per_sector.$B36]" office:value-type="percentage" office:value="0.266293169649794">
            <text:p>27%</text:p>
          </table:table-cell>
          <table:table-cell table:formula="of:=[mv_deposities_per_n2000_per_sector.F36]/[mv_deposities_per_n2000_per_sector.$B36]" office:value-type="percentage" office:value="0.00584838286312725">
            <text:p>1%</text:p>
          </table:table-cell>
          <table:table-cell table:formula="of:=[mv_deposities_per_n2000_per_sector.G36]/[mv_deposities_per_n2000_per_sector.$B36]" office:value-type="percentage" office:value="0.0197323790105235">
            <text:p>2%</text:p>
          </table:table-cell>
          <table:table-cell table:formula="of:=[mv_deposities_per_n2000_per_sector.H36]/[mv_deposities_per_n2000_per_sector.$B36]" office:value-type="percentage" office:value="0.0223213248016782">
            <text:p>2%</text:p>
          </table:table-cell>
          <table:table-cell table:formula="of:=[mv_deposities_per_n2000_per_sector.I36]/[mv_deposities_per_n2000_per_sector.$B36]" office:value-type="percentage" office:value="0.0102376259544195">
            <text:p>1%</text:p>
          </table:table-cell>
          <table:table-cell table:formula="of:=[mv_deposities_per_n2000_per_sector.J36]/[mv_deposities_per_n2000_per_sector.$B36]" office:value-type="percentage" office:value="0.0708692781279579">
            <text:p>7%</text:p>
          </table:table-cell>
          <table:table-cell table:formula="of:=[mv_deposities_per_n2000_per_sector.K36]/[mv_deposities_per_n2000_per_sector.$B36]" office:value-type="percentage" office:value="0.307430702440052">
            <text:p>31%</text:p>
          </table:table-cell>
          <table:table-cell table:formula="of:=[mv_deposities_per_n2000_per_sector.L36]/[mv_deposities_per_n2000_per_sector.$B36]" office:value-type="percentage" office:value="0.0489404419019971">
            <text:p>5%</text:p>
          </table:table-cell>
          <table:table-cell table:formula="of:=[mv_deposities_per_n2000_per_sector.M36]/[mv_deposities_per_n2000_per_sector.$B36]" office:value-type="percentage" office:value="0.00446641320957438">
            <text:p>0%</text:p>
          </table:table-cell>
          <table:table-cell table:formula="of:=[mv_deposities_per_n2000_per_sector.N36]/[mv_deposities_per_n2000_per_sector.$B36]" office:value-type="percentage" office:value="0.0320556923980532">
            <text:p>3%</text:p>
          </table:table-cell>
          <table:table-cell table:formula="of:=[mv_deposities_per_n2000_per_sector.O36]/[mv_deposities_per_n2000_per_sector.$B36]" office:value-type="percentage" office:value="0.0589655667523685">
            <text:p>6%</text:p>
          </table:table-cell>
          <table:table-cell table:formula="of:=[mv_deposities_per_n2000_per_sector.P36]/[mv_deposities_per_n2000_per_sector.$B36]" office:value-type="percentage" office:value="0.0198130430300362">
            <text:p>2%</text:p>
          </table:table-cell>
          <table:table-cell table:formula="of:=[mv_deposities_per_n2000_per_sector.Q36]/[mv_deposities_per_n2000_per_sector.$B36]" office:value-type="percentage" office:value="0.00174885418639533">
            <text:p>0%</text:p>
          </table:table-cell>
          <table:table-cell table:formula="of:=[mv_deposities_per_n2000_per_sector.R36]/[mv_deposities_per_n2000_per_sector.$B36]" office:value-type="percentage" office:value="0.0251562698008165">
            <text:p>3%</text:p>
          </table:table-cell>
          <table:table-cell table:formula="of:=[mv_deposities_per_n2000_per_sector.S36]/[mv_deposities_per_n2000_per_sector.$B36]" office:value-type="percentage" office:value="0.000803126837936409">
            <text:p>0%</text:p>
          </table:table-cell>
          <table:table-cell table:formula="of:=[mv_deposities_per_n2000_per_sector.T36]/[mv_deposities_per_n2000_per_sector.$B36]" office:value-type="percentage" office:value="0.0108253107254501">
            <text:p>1%</text:p>
          </table:table-cell>
          <table:table-cell table:formula="of:=[mv_deposities_per_n2000_per_sector.U36]/[mv_deposities_per_n2000_per_sector.$B36]" office:value-type="percentage" office:value="0.0828782178394519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37]" office:value-type="string" office:string-value="Eilandspolder">
            <text:p>Eilandspolder</text:p>
          </table:table-cell>
          <table:table-cell table:formula="of:=[mv_deposities_per_n2000_per_sector.B37]/[mv_deposities_per_n2000_per_sector.$B37]" office:value-type="percentage" office:value="1">
            <text:p>100%</text:p>
          </table:table-cell>
          <table:table-cell table:formula="of:=[mv_deposities_per_n2000_per_sector.C37]/[mv_deposities_per_n2000_per_sector.$B37]" office:value-type="percentage" office:value="0.055253857426084">
            <text:p>6%</text:p>
          </table:table-cell>
          <table:table-cell table:formula="of:=[mv_deposities_per_n2000_per_sector.D37]/[mv_deposities_per_n2000_per_sector.$B37]" office:value-type="percentage" office:value="0">
            <text:p>0%</text:p>
          </table:table-cell>
          <table:table-cell table:formula="of:=[mv_deposities_per_n2000_per_sector.E37]/[mv_deposities_per_n2000_per_sector.$B37]" office:value-type="percentage" office:value="0.501939487975174">
            <text:p>50%</text:p>
          </table:table-cell>
          <table:table-cell table:formula="of:=[mv_deposities_per_n2000_per_sector.F37]/[mv_deposities_per_n2000_per_sector.$B37]" office:value-type="percentage" office:value="0">
            <text:p>0%</text:p>
          </table:table-cell>
          <table:table-cell table:formula="of:=[mv_deposities_per_n2000_per_sector.G37]/[mv_deposities_per_n2000_per_sector.$B37]" office:value-type="percentage" office:value="0.00410884119185128">
            <text:p>0%</text:p>
          </table:table-cell>
          <table:table-cell table:formula="of:=[mv_deposities_per_n2000_per_sector.H37]/[mv_deposities_per_n2000_per_sector.$B37]" office:value-type="percentage" office:value="0.00249978450133609">
            <text:p>0%</text:p>
          </table:table-cell>
          <table:table-cell table:formula="of:=[mv_deposities_per_n2000_per_sector.I37]/[mv_deposities_per_n2000_per_sector.$B37]" office:value-type="percentage" office:value="0.00330431284659368">
            <text:p>0%</text:p>
          </table:table-cell>
          <table:table-cell table:formula="of:=[mv_deposities_per_n2000_per_sector.J37]/[mv_deposities_per_n2000_per_sector.$B37]" office:value-type="percentage" office:value="0.0229865241502169">
            <text:p>2%</text:p>
          </table:table-cell>
          <table:table-cell table:formula="of:=[mv_deposities_per_n2000_per_sector.K37]/[mv_deposities_per_n2000_per_sector.$B37]" office:value-type="percentage" office:value="0.108783725540902">
            <text:p>11%</text:p>
          </table:table-cell>
          <table:table-cell table:formula="of:=[mv_deposities_per_n2000_per_sector.L37]/[mv_deposities_per_n2000_per_sector.$B37]" office:value-type="percentage" office:value="0">
            <text:p>0%</text:p>
          </table:table-cell>
          <table:table-cell table:formula="of:=[mv_deposities_per_n2000_per_sector.M37]/[mv_deposities_per_n2000_per_sector.$B37]" office:value-type="percentage" office:value="0">
            <text:p>0%</text:p>
          </table:table-cell>
          <table:table-cell table:formula="of:=[mv_deposities_per_n2000_per_sector.N37]/[mv_deposities_per_n2000_per_sector.$B37]" office:value-type="percentage" office:value="0.106456339970692">
            <text:p>11%</text:p>
          </table:table-cell>
          <table:table-cell table:formula="of:=[mv_deposities_per_n2000_per_sector.O37]/[mv_deposities_per_n2000_per_sector.$B37]" office:value-type="percentage" office:value="0.00241358503577278">
            <text:p>0%</text:p>
          </table:table-cell>
          <table:table-cell table:formula="of:=[mv_deposities_per_n2000_per_sector.P37]/[mv_deposities_per_n2000_per_sector.$B37]" office:value-type="percentage" office:value="0.00623509467574634">
            <text:p>1%</text:p>
          </table:table-cell>
          <table:table-cell table:formula="of:=[mv_deposities_per_n2000_per_sector.Q37]/[mv_deposities_per_n2000_per_sector.$B37]" office:value-type="percentage" office:value="0">
            <text:p>0%</text:p>
          </table:table-cell>
          <table:table-cell table:formula="of:=[mv_deposities_per_n2000_per_sector.R37]/[mv_deposities_per_n2000_per_sector.$B37]" office:value-type="percentage" office:value="0">
            <text:p>0%</text:p>
          </table:table-cell>
          <table:table-cell table:formula="of:=[mv_deposities_per_n2000_per_sector.S37]/[mv_deposities_per_n2000_per_sector.$B37]" office:value-type="percentage" office:value="0">
            <text:p>0%</text:p>
          </table:table-cell>
          <table:table-cell table:formula="of:=[mv_deposities_per_n2000_per_sector.T37]/[mv_deposities_per_n2000_per_sector.$B37]" office:value-type="percentage" office:value="0.000114932620751085">
            <text:p>0%</text:p>
          </table:table-cell>
          <table:table-cell table:formula="of:=[mv_deposities_per_n2000_per_sector.U37]/[mv_deposities_per_n2000_per_sector.$B37]" office:value-type="percentage" office:value="0.185817314599316">
            <text:p>19%</text:p>
          </table:table-cell>
          <table:table-cell table:number-columns-repeated="1003"/>
        </table:table-row>
        <table:table-row table:style-name="ro3">
          <table:table-cell table:formula="of:=[mv_deposities_per_n2000_per_sector.A38]" office:value-type="string" office:string-value="Elperstroomgebied">
            <text:p>Elperstroomgebied</text:p>
          </table:table-cell>
          <table:table-cell table:formula="of:=[mv_deposities_per_n2000_per_sector.B38]/[mv_deposities_per_n2000_per_sector.$B38]" office:value-type="percentage" office:value="1">
            <text:p>100%</text:p>
          </table:table-cell>
          <table:table-cell table:formula="of:=[mv_deposities_per_n2000_per_sector.C38]/[mv_deposities_per_n2000_per_sector.$B38]" office:value-type="percentage" office:value="0.00775771578669817">
            <text:p>1%</text:p>
          </table:table-cell>
          <table:table-cell table:formula="of:=[mv_deposities_per_n2000_per_sector.D38]/[mv_deposities_per_n2000_per_sector.$B38]" office:value-type="percentage" office:value="0.00000354624131796684">
            <text:p>0%</text:p>
          </table:table-cell>
          <table:table-cell table:formula="of:=[mv_deposities_per_n2000_per_sector.E38]/[mv_deposities_per_n2000_per_sector.$B38]" office:value-type="percentage" office:value="0.206738150547539">
            <text:p>21%</text:p>
          </table:table-cell>
          <table:table-cell table:formula="of:=[mv_deposities_per_n2000_per_sector.F38]/[mv_deposities_per_n2000_per_sector.$B38]" office:value-type="percentage" office:value="0.00561182258446729">
            <text:p>1%</text:p>
          </table:table-cell>
          <table:table-cell table:formula="of:=[mv_deposities_per_n2000_per_sector.G38]/[mv_deposities_per_n2000_per_sector.$B38]" office:value-type="percentage" office:value="0.031491248710837">
            <text:p>3%</text:p>
          </table:table-cell>
          <table:table-cell table:formula="of:=[mv_deposities_per_n2000_per_sector.H38]/[mv_deposities_per_n2000_per_sector.$B38]" office:value-type="percentage" office:value="0.0348875048812969">
            <text:p>3%</text:p>
          </table:table-cell>
          <table:table-cell table:formula="of:=[mv_deposities_per_n2000_per_sector.I38]/[mv_deposities_per_n2000_per_sector.$B38]" office:value-type="percentage" office:value="0.00585004656006248">
            <text:p>1%</text:p>
          </table:table-cell>
          <table:table-cell table:formula="of:=[mv_deposities_per_n2000_per_sector.J38]/[mv_deposities_per_n2000_per_sector.$B38]" office:value-type="percentage" office:value="0.118112782155647">
            <text:p>12%</text:p>
          </table:table-cell>
          <table:table-cell table:formula="of:=[mv_deposities_per_n2000_per_sector.K38]/[mv_deposities_per_n2000_per_sector.$B38]" office:value-type="percentage" office:value="0.287427865279544">
            <text:p>29%</text:p>
          </table:table-cell>
          <table:table-cell table:formula="of:=[mv_deposities_per_n2000_per_sector.L38]/[mv_deposities_per_n2000_per_sector.$B38]" office:value-type="percentage" office:value="0.0552879881714078">
            <text:p>6%</text:p>
          </table:table-cell>
          <table:table-cell table:formula="of:=[mv_deposities_per_n2000_per_sector.M38]/[mv_deposities_per_n2000_per_sector.$B38]" office:value-type="percentage" office:value="0.00748778424167175">
            <text:p>1%</text:p>
          </table:table-cell>
          <table:table-cell table:formula="of:=[mv_deposities_per_n2000_per_sector.N38]/[mv_deposities_per_n2000_per_sector.$B38]" office:value-type="percentage" office:value="0.038761043412669">
            <text:p>4%</text:p>
          </table:table-cell>
          <table:table-cell table:formula="of:=[mv_deposities_per_n2000_per_sector.O38]/[mv_deposities_per_n2000_per_sector.$B38]" office:value-type="percentage" office:value="0.0172357758174712">
            <text:p>2%</text:p>
          </table:table-cell>
          <table:table-cell table:formula="of:=[mv_deposities_per_n2000_per_sector.P38]/[mv_deposities_per_n2000_per_sector.$B38]" office:value-type="percentage" office:value="0.00728502267925624">
            <text:p>1%</text:p>
          </table:table-cell>
          <table:table-cell table:formula="of:=[mv_deposities_per_n2000_per_sector.Q38]/[mv_deposities_per_n2000_per_sector.$B38]" office:value-type="percentage" office:value="0.0000283699305437347">
            <text:p>0%</text:p>
          </table:table-cell>
          <table:table-cell table:formula="of:=[mv_deposities_per_n2000_per_sector.R38]/[mv_deposities_per_n2000_per_sector.$B38]" office:value-type="percentage" office:value="0.00241415592781355">
            <text:p>0%</text:p>
          </table:table-cell>
          <table:table-cell table:formula="of:=[mv_deposities_per_n2000_per_sector.S38]/[mv_deposities_per_n2000_per_sector.$B38]" office:value-type="percentage" office:value="0.0000016688194437491">
            <text:p>0%</text:p>
          </table:table-cell>
          <table:table-cell table:formula="of:=[mv_deposities_per_n2000_per_sector.T38]/[mv_deposities_per_n2000_per_sector.$B38]" office:value-type="percentage" office:value="0.000306019765497492">
            <text:p>0%</text:p>
          </table:table-cell>
          <table:table-cell table:formula="of:=[mv_deposities_per_n2000_per_sector.U38]/[mv_deposities_per_n2000_per_sector.$B38]" office:value-type="percentage" office:value="0.173305439016331">
            <text:p>17%</text:p>
          </table:table-cell>
          <table:table-cell table:number-columns-repeated="1003"/>
        </table:table-row>
        <table:table-row table:style-name="ro3">
          <table:table-cell table:formula="of:=[mv_deposities_per_n2000_per_sector.A39]" office:value-type="string" office:string-value="Engbertsdijksvenen">
            <text:p>Engbertsdijksvenen</text:p>
          </table:table-cell>
          <table:table-cell table:formula="of:=[mv_deposities_per_n2000_per_sector.B39]/[mv_deposities_per_n2000_per_sector.$B39]" office:value-type="percentage" office:value="1">
            <text:p>100%</text:p>
          </table:table-cell>
          <table:table-cell table:formula="of:=[mv_deposities_per_n2000_per_sector.C39]/[mv_deposities_per_n2000_per_sector.$B39]" office:value-type="percentage" office:value="0.0080077602280595">
            <text:p>1%</text:p>
          </table:table-cell>
          <table:table-cell table:formula="of:=[mv_deposities_per_n2000_per_sector.D39]/[mv_deposities_per_n2000_per_sector.$B39]" office:value-type="percentage" office:value="0.00130746849932918">
            <text:p>0%</text:p>
          </table:table-cell>
          <table:table-cell table:formula="of:=[mv_deposities_per_n2000_per_sector.E39]/[mv_deposities_per_n2000_per_sector.$B39]" office:value-type="percentage" office:value="0.239873990395112">
            <text:p>24%</text:p>
          </table:table-cell>
          <table:table-cell table:formula="of:=[mv_deposities_per_n2000_per_sector.F39]/[mv_deposities_per_n2000_per_sector.$B39]" office:value-type="percentage" office:value="0.00793902011217501">
            <text:p>1%</text:p>
          </table:table-cell>
          <table:table-cell table:formula="of:=[mv_deposities_per_n2000_per_sector.G39]/[mv_deposities_per_n2000_per_sector.$B39]" office:value-type="percentage" office:value="0.0218367608728653">
            <text:p>2%</text:p>
          </table:table-cell>
          <table:table-cell table:formula="of:=[mv_deposities_per_n2000_per_sector.H39]/[mv_deposities_per_n2000_per_sector.$B39]" office:value-type="percentage" office:value="0.0185902388105238">
            <text:p>2%</text:p>
          </table:table-cell>
          <table:table-cell table:formula="of:=[mv_deposities_per_n2000_per_sector.I39]/[mv_deposities_per_n2000_per_sector.$B39]" office:value-type="percentage" office:value="0.0116664538115733">
            <text:p>1%</text:p>
          </table:table-cell>
          <table:table-cell table:formula="of:=[mv_deposities_per_n2000_per_sector.J39]/[mv_deposities_per_n2000_per_sector.$B39]" office:value-type="percentage" office:value="0.0986979135184814">
            <text:p>10%</text:p>
          </table:table-cell>
          <table:table-cell table:formula="of:=[mv_deposities_per_n2000_per_sector.K39]/[mv_deposities_per_n2000_per_sector.$B39]" office:value-type="percentage" office:value="0.290953052921587">
            <text:p>29%</text:p>
          </table:table-cell>
          <table:table-cell table:formula="of:=[mv_deposities_per_n2000_per_sector.L39]/[mv_deposities_per_n2000_per_sector.$B39]" office:value-type="percentage" office:value="0.0980502933670306">
            <text:p>10%</text:p>
          </table:table-cell>
          <table:table-cell table:formula="of:=[mv_deposities_per_n2000_per_sector.M39]/[mv_deposities_per_n2000_per_sector.$B39]" office:value-type="percentage" office:value="0.00419698875151312">
            <text:p>0%</text:p>
          </table:table-cell>
          <table:table-cell table:formula="of:=[mv_deposities_per_n2000_per_sector.N39]/[mv_deposities_per_n2000_per_sector.$B39]" office:value-type="percentage" office:value="0.0226006788996509">
            <text:p>2%</text:p>
          </table:table-cell>
          <table:table-cell table:formula="of:=[mv_deposities_per_n2000_per_sector.O39]/[mv_deposities_per_n2000_per_sector.$B39]" office:value-type="percentage" office:value="0.0520733441728359">
            <text:p>5%</text:p>
          </table:table-cell>
          <table:table-cell table:formula="of:=[mv_deposities_per_n2000_per_sector.P39]/[mv_deposities_per_n2000_per_sector.$B39]" office:value-type="percentage" office:value="0.0180258703737422">
            <text:p>2%</text:p>
          </table:table-cell>
          <table:table-cell table:formula="of:=[mv_deposities_per_n2000_per_sector.Q39]/[mv_deposities_per_n2000_per_sector.$B39]" office:value-type="percentage" office:value="0.0019416610730023">
            <text:p>0%</text:p>
          </table:table-cell>
          <table:table-cell table:formula="of:=[mv_deposities_per_n2000_per_sector.R39]/[mv_deposities_per_n2000_per_sector.$B39]" office:value-type="percentage" office:value="0.0198771878176152">
            <text:p>2%</text:p>
          </table:table-cell>
          <table:table-cell table:formula="of:=[mv_deposities_per_n2000_per_sector.S39]/[mv_deposities_per_n2000_per_sector.$B39]" office:value-type="percentage" office:value="0.000439585167280501">
            <text:p>0%</text:p>
          </table:table-cell>
          <table:table-cell table:formula="of:=[mv_deposities_per_n2000_per_sector.T39]/[mv_deposities_per_n2000_per_sector.$B39]" office:value-type="percentage" office:value="0.0108479978089885">
            <text:p>1%</text:p>
          </table:table-cell>
          <table:table-cell table:formula="of:=[mv_deposities_per_n2000_per_sector.U39]/[mv_deposities_per_n2000_per_sector.$B39]" office:value-type="percentage" office:value="0.0730709555948047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40]" office:value-type="string" office:string-value="Fochteloërveen">
            <text:p>Fochteloërveen</text:p>
          </table:table-cell>
          <table:table-cell table:formula="of:=[mv_deposities_per_n2000_per_sector.B40]/[mv_deposities_per_n2000_per_sector.$B40]" office:value-type="percentage" office:value="1">
            <text:p>100%</text:p>
          </table:table-cell>
          <table:table-cell table:formula="of:=[mv_deposities_per_n2000_per_sector.C40]/[mv_deposities_per_n2000_per_sector.$B40]" office:value-type="percentage" office:value="0.0110058926182756">
            <text:p>1%</text:p>
          </table:table-cell>
          <table:table-cell table:formula="of:=[mv_deposities_per_n2000_per_sector.D40]/[mv_deposities_per_n2000_per_sector.$B40]" office:value-type="percentage" office:value="0.00153095675300634">
            <text:p>0%</text:p>
          </table:table-cell>
          <table:table-cell table:formula="of:=[mv_deposities_per_n2000_per_sector.E40]/[mv_deposities_per_n2000_per_sector.$B40]" office:value-type="percentage" office:value="0.299618541899114">
            <text:p>30%</text:p>
          </table:table-cell>
          <table:table-cell table:formula="of:=[mv_deposities_per_n2000_per_sector.F40]/[mv_deposities_per_n2000_per_sector.$B40]" office:value-type="percentage" office:value="0.00567324045263204">
            <text:p>1%</text:p>
          </table:table-cell>
          <table:table-cell table:formula="of:=[mv_deposities_per_n2000_per_sector.G40]/[mv_deposities_per_n2000_per_sector.$B40]" office:value-type="percentage" office:value="0.0170299483539651">
            <text:p>2%</text:p>
          </table:table-cell>
          <table:table-cell table:formula="of:=[mv_deposities_per_n2000_per_sector.H40]/[mv_deposities_per_n2000_per_sector.$B40]" office:value-type="percentage" office:value="0.0234220693376">
            <text:p>2%</text:p>
          </table:table-cell>
          <table:table-cell table:formula="of:=[mv_deposities_per_n2000_per_sector.I40]/[mv_deposities_per_n2000_per_sector.$B40]" office:value-type="percentage" office:value="0.00929773107476649">
            <text:p>1%</text:p>
          </table:table-cell>
          <table:table-cell table:formula="of:=[mv_deposities_per_n2000_per_sector.J40]/[mv_deposities_per_n2000_per_sector.$B40]" office:value-type="percentage" office:value="0.0783749879705006">
            <text:p>8%</text:p>
          </table:table-cell>
          <table:table-cell table:formula="of:=[mv_deposities_per_n2000_per_sector.K40]/[mv_deposities_per_n2000_per_sector.$B40]" office:value-type="percentage" office:value="0.292437307840643">
            <text:p>29%</text:p>
          </table:table-cell>
          <table:table-cell table:formula="of:=[mv_deposities_per_n2000_per_sector.L40]/[mv_deposities_per_n2000_per_sector.$B40]" office:value-type="percentage" office:value="0.0345895149875957">
            <text:p>3%</text:p>
          </table:table-cell>
          <table:table-cell table:formula="of:=[mv_deposities_per_n2000_per_sector.M40]/[mv_deposities_per_n2000_per_sector.$B40]" office:value-type="percentage" office:value="0.00541441292516846">
            <text:p>1%</text:p>
          </table:table-cell>
          <table:table-cell table:formula="of:=[mv_deposities_per_n2000_per_sector.N40]/[mv_deposities_per_n2000_per_sector.$B40]" office:value-type="percentage" office:value="0.0256167347192315">
            <text:p>3%</text:p>
          </table:table-cell>
          <table:table-cell table:formula="of:=[mv_deposities_per_n2000_per_sector.O40]/[mv_deposities_per_n2000_per_sector.$B40]" office:value-type="percentage" office:value="0.0504217006736199">
            <text:p>5%</text:p>
          </table:table-cell>
          <table:table-cell table:formula="of:=[mv_deposities_per_n2000_per_sector.P40]/[mv_deposities_per_n2000_per_sector.$B40]" office:value-type="percentage" office:value="0.0210098109075354">
            <text:p>2%</text:p>
          </table:table-cell>
          <table:table-cell table:formula="of:=[mv_deposities_per_n2000_per_sector.Q40]/[mv_deposities_per_n2000_per_sector.$B40]" office:value-type="percentage" office:value="0.00220371870996462">
            <text:p>0%</text:p>
          </table:table-cell>
          <table:table-cell table:formula="of:=[mv_deposities_per_n2000_per_sector.R40]/[mv_deposities_per_n2000_per_sector.$B40]" office:value-type="percentage" office:value="0.0324867393179433">
            <text:p>3%</text:p>
          </table:table-cell>
          <table:table-cell table:formula="of:=[mv_deposities_per_n2000_per_sector.S40]/[mv_deposities_per_n2000_per_sector.$B40]" office:value-type="percentage" office:value="0.00102267961740827">
            <text:p>0%</text:p>
          </table:table-cell>
          <table:table-cell table:formula="of:=[mv_deposities_per_n2000_per_sector.T40]/[mv_deposities_per_n2000_per_sector.$B40]" office:value-type="percentage" office:value="0.0116806221106838">
            <text:p>1%</text:p>
          </table:table-cell>
          <table:table-cell table:formula="of:=[mv_deposities_per_n2000_per_sector.U40]/[mv_deposities_per_n2000_per_sector.$B40]" office:value-type="percentage" office:value="0.0771618248400318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41]" office:value-type="string" office:string-value="Geleenbeekdal">
            <text:p>Geleenbeekdal</text:p>
          </table:table-cell>
          <table:table-cell table:formula="of:=[mv_deposities_per_n2000_per_sector.B41]/[mv_deposities_per_n2000_per_sector.$B41]" office:value-type="percentage" office:value="1">
            <text:p>100%</text:p>
          </table:table-cell>
          <table:table-cell table:formula="of:=[mv_deposities_per_n2000_per_sector.C41]/[mv_deposities_per_n2000_per_sector.$B41]" office:value-type="percentage" office:value="0.00920791173955645">
            <text:p>1%</text:p>
          </table:table-cell>
          <table:table-cell table:formula="of:=[mv_deposities_per_n2000_per_sector.D41]/[mv_deposities_per_n2000_per_sector.$B41]" office:value-type="percentage" office:value="0.000491830040414565">
            <text:p>0%</text:p>
          </table:table-cell>
          <table:table-cell table:formula="of:=[mv_deposities_per_n2000_per_sector.E41]/[mv_deposities_per_n2000_per_sector.$B41]" office:value-type="percentage" office:value="0.296319494361496">
            <text:p>30%</text:p>
          </table:table-cell>
          <table:table-cell table:formula="of:=[mv_deposities_per_n2000_per_sector.F41]/[mv_deposities_per_n2000_per_sector.$B41]" office:value-type="percentage" office:value="0.00300336104367307">
            <text:p>0%</text:p>
          </table:table-cell>
          <table:table-cell table:formula="of:=[mv_deposities_per_n2000_per_sector.G41]/[mv_deposities_per_n2000_per_sector.$B41]" office:value-type="percentage" office:value="0.0118684383490154">
            <text:p>1%</text:p>
          </table:table-cell>
          <table:table-cell table:formula="of:=[mv_deposities_per_n2000_per_sector.H41]/[mv_deposities_per_n2000_per_sector.$B41]" office:value-type="percentage" office:value="0.0458338699827046">
            <text:p>5%</text:p>
          </table:table-cell>
          <table:table-cell table:formula="of:=[mv_deposities_per_n2000_per_sector.I41]/[mv_deposities_per_n2000_per_sector.$B41]" office:value-type="percentage" office:value="0.00719366984766851">
            <text:p>1%</text:p>
          </table:table-cell>
          <table:table-cell table:formula="of:=[mv_deposities_per_n2000_per_sector.J41]/[mv_deposities_per_n2000_per_sector.$B41]" office:value-type="percentage" office:value="0.0411731373858943">
            <text:p>4%</text:p>
          </table:table-cell>
          <table:table-cell table:formula="of:=[mv_deposities_per_n2000_per_sector.K41]/[mv_deposities_per_n2000_per_sector.$B41]" office:value-type="percentage" office:value="0.103594961877169">
            <text:p>10%</text:p>
          </table:table-cell>
          <table:table-cell table:formula="of:=[mv_deposities_per_n2000_per_sector.L41]/[mv_deposities_per_n2000_per_sector.$B41]" office:value-type="percentage" office:value="0.0455080219793425">
            <text:p>5%</text:p>
          </table:table-cell>
          <table:table-cell table:formula="of:=[mv_deposities_per_n2000_per_sector.M41]/[mv_deposities_per_n2000_per_sector.$B41]" office:value-type="percentage" office:value="0.00356165557161263">
            <text:p>0%</text:p>
          </table:table-cell>
          <table:table-cell table:formula="of:=[mv_deposities_per_n2000_per_sector.N41]/[mv_deposities_per_n2000_per_sector.$B41]" office:value-type="percentage" office:value="0.0543443226940221">
            <text:p>5%</text:p>
          </table:table-cell>
          <table:table-cell table:formula="of:=[mv_deposities_per_n2000_per_sector.O41]/[mv_deposities_per_n2000_per_sector.$B41]" office:value-type="percentage" office:value="0.140198414891256">
            <text:p>14%</text:p>
          </table:table-cell>
          <table:table-cell table:formula="of:=[mv_deposities_per_n2000_per_sector.P41]/[mv_deposities_per_n2000_per_sector.$B41]" office:value-type="percentage" office:value="0.0167592881075226">
            <text:p>2%</text:p>
          </table:table-cell>
          <table:table-cell table:formula="of:=[mv_deposities_per_n2000_per_sector.Q41]/[mv_deposities_per_n2000_per_sector.$B41]" office:value-type="percentage" office:value="0.00190313725521114">
            <text:p>0%</text:p>
          </table:table-cell>
          <table:table-cell table:formula="of:=[mv_deposities_per_n2000_per_sector.R41]/[mv_deposities_per_n2000_per_sector.$B41]" office:value-type="percentage" office:value="0.0159561118408587">
            <text:p>2%</text:p>
          </table:table-cell>
          <table:table-cell table:formula="of:=[mv_deposities_per_n2000_per_sector.S41]/[mv_deposities_per_n2000_per_sector.$B41]" office:value-type="percentage" office:value="0.000207850841648979">
            <text:p>0%</text:p>
          </table:table-cell>
          <table:table-cell table:formula="of:=[mv_deposities_per_n2000_per_sector.T41]/[mv_deposities_per_n2000_per_sector.$B41]" office:value-type="percentage" office:value="0.00752900253886219">
            <text:p>1%</text:p>
          </table:table-cell>
          <table:table-cell table:formula="of:=[mv_deposities_per_n2000_per_sector.U41]/[mv_deposities_per_n2000_per_sector.$B41]" office:value-type="percentage" office:value="0.195341864344165">
            <text:p>20%</text:p>
          </table:table-cell>
          <table:table-cell table:number-columns-repeated="1003"/>
        </table:table-row>
        <table:table-row table:style-name="ro3">
          <table:table-cell table:formula="of:=[mv_deposities_per_n2000_per_sector.A42]" office:value-type="string" office:string-value="Geuldal">
            <text:p>Geuldal</text:p>
          </table:table-cell>
          <table:table-cell table:formula="of:=[mv_deposities_per_n2000_per_sector.B42]/[mv_deposities_per_n2000_per_sector.$B42]" office:value-type="percentage" office:value="1">
            <text:p>100%</text:p>
          </table:table-cell>
          <table:table-cell table:formula="of:=[mv_deposities_per_n2000_per_sector.C42]/[mv_deposities_per_n2000_per_sector.$B42]" office:value-type="percentage" office:value="0.0119819524507823">
            <text:p>1%</text:p>
          </table:table-cell>
          <table:table-cell table:formula="of:=[mv_deposities_per_n2000_per_sector.D42]/[mv_deposities_per_n2000_per_sector.$B42]" office:value-type="percentage" office:value="0.00165891628044285">
            <text:p>0%</text:p>
          </table:table-cell>
          <table:table-cell table:formula="of:=[mv_deposities_per_n2000_per_sector.E42]/[mv_deposities_per_n2000_per_sector.$B42]" office:value-type="percentage" office:value="0.331470256384606">
            <text:p>33%</text:p>
          </table:table-cell>
          <table:table-cell table:formula="of:=[mv_deposities_per_n2000_per_sector.F42]/[mv_deposities_per_n2000_per_sector.$B42]" office:value-type="percentage" office:value="0.00308443848976064">
            <text:p>0%</text:p>
          </table:table-cell>
          <table:table-cell table:formula="of:=[mv_deposities_per_n2000_per_sector.G42]/[mv_deposities_per_n2000_per_sector.$B42]" office:value-type="percentage" office:value="0.0142174492954766">
            <text:p>1%</text:p>
          </table:table-cell>
          <table:table-cell table:formula="of:=[mv_deposities_per_n2000_per_sector.H42]/[mv_deposities_per_n2000_per_sector.$B42]" office:value-type="percentage" office:value="0.0371854961449544">
            <text:p>4%</text:p>
          </table:table-cell>
          <table:table-cell table:formula="of:=[mv_deposities_per_n2000_per_sector.I42]/[mv_deposities_per_n2000_per_sector.$B42]" office:value-type="percentage" office:value="0.00901057736224182">
            <text:p>1%</text:p>
          </table:table-cell>
          <table:table-cell table:formula="of:=[mv_deposities_per_n2000_per_sector.J42]/[mv_deposities_per_n2000_per_sector.$B42]" office:value-type="percentage" office:value="0.0401767209350167">
            <text:p>4%</text:p>
          </table:table-cell>
          <table:table-cell table:formula="of:=[mv_deposities_per_n2000_per_sector.K42]/[mv_deposities_per_n2000_per_sector.$B42]" office:value-type="percentage" office:value="0.169036753185738">
            <text:p>17%</text:p>
          </table:table-cell>
          <table:table-cell table:formula="of:=[mv_deposities_per_n2000_per_sector.L42]/[mv_deposities_per_n2000_per_sector.$B42]" office:value-type="percentage" office:value="0.0379834493296371">
            <text:p>4%</text:p>
          </table:table-cell>
          <table:table-cell table:formula="of:=[mv_deposities_per_n2000_per_sector.M42]/[mv_deposities_per_n2000_per_sector.$B42]" office:value-type="percentage" office:value="0.00411000876278186">
            <text:p>0%</text:p>
          </table:table-cell>
          <table:table-cell table:formula="of:=[mv_deposities_per_n2000_per_sector.N42]/[mv_deposities_per_n2000_per_sector.$B42]" office:value-type="percentage" office:value="0.0422910130542942">
            <text:p>4%</text:p>
          </table:table-cell>
          <table:table-cell table:formula="of:=[mv_deposities_per_n2000_per_sector.O42]/[mv_deposities_per_n2000_per_sector.$B42]" office:value-type="percentage" office:value="0.0604599653244191">
            <text:p>6%</text:p>
          </table:table-cell>
          <table:table-cell table:formula="of:=[mv_deposities_per_n2000_per_sector.P42]/[mv_deposities_per_n2000_per_sector.$B42]" office:value-type="percentage" office:value="0.0182456269129234">
            <text:p>2%</text:p>
          </table:table-cell>
          <table:table-cell table:formula="of:=[mv_deposities_per_n2000_per_sector.Q42]/[mv_deposities_per_n2000_per_sector.$B42]" office:value-type="percentage" office:value="0.00205630838155162">
            <text:p>0%</text:p>
          </table:table-cell>
          <table:table-cell table:formula="of:=[mv_deposities_per_n2000_per_sector.R42]/[mv_deposities_per_n2000_per_sector.$B42]" office:value-type="percentage" office:value="0.0218886463731914">
            <text:p>2%</text:p>
          </table:table-cell>
          <table:table-cell table:formula="of:=[mv_deposities_per_n2000_per_sector.S42]/[mv_deposities_per_n2000_per_sector.$B42]" office:value-type="percentage" office:value="0.000395262918880107">
            <text:p>0%</text:p>
          </table:table-cell>
          <table:table-cell table:formula="of:=[mv_deposities_per_n2000_per_sector.T42]/[mv_deposities_per_n2000_per_sector.$B42]" office:value-type="percentage" office:value="0.0105877970763993">
            <text:p>1%</text:p>
          </table:table-cell>
          <table:table-cell table:formula="of:=[mv_deposities_per_n2000_per_sector.U42]/[mv_deposities_per_n2000_per_sector.$B42]" office:value-type="percentage" office:value="0.184157737888575">
            <text:p>18%</text:p>
          </table:table-cell>
          <table:table-cell table:number-columns-repeated="1003"/>
        </table:table-row>
        <table:table-row table:style-name="ro3">
          <table:table-cell table:formula="of:=[mv_deposities_per_n2000_per_sector.A43]" office:value-type="string" office:string-value="Grensmaas">
            <text:p>Grensmaas</text:p>
          </table:table-cell>
          <table:table-cell table:formula="of:=[mv_deposities_per_n2000_per_sector.B43]/[mv_deposities_per_n2000_per_sector.$B43]" office:value-type="percentage" office:value="1">
            <text:p>100%</text:p>
          </table:table-cell>
          <table:table-cell table:formula="of:=[mv_deposities_per_n2000_per_sector.C43]/[mv_deposities_per_n2000_per_sector.$B43]" office:value-type="percentage" office:value="0.0490300870444377">
            <text:p>5%</text:p>
          </table:table-cell>
          <table:table-cell table:formula="of:=[mv_deposities_per_n2000_per_sector.D43]/[mv_deposities_per_n2000_per_sector.$B43]" office:value-type="percentage" office:value="0.000165990548598763">
            <text:p>0%</text:p>
          </table:table-cell>
          <table:table-cell table:formula="of:=[mv_deposities_per_n2000_per_sector.E43]/[mv_deposities_per_n2000_per_sector.$B43]" office:value-type="percentage" office:value="0.278812983143576">
            <text:p>28%</text:p>
          </table:table-cell>
          <table:table-cell table:formula="of:=[mv_deposities_per_n2000_per_sector.F43]/[mv_deposities_per_n2000_per_sector.$B43]" office:value-type="percentage" office:value="0.00826180230525662">
            <text:p>1%</text:p>
          </table:table-cell>
          <table:table-cell table:formula="of:=[mv_deposities_per_n2000_per_sector.G43]/[mv_deposities_per_n2000_per_sector.$B43]" office:value-type="percentage" office:value="0.0275192209510252">
            <text:p>3%</text:p>
          </table:table-cell>
          <table:table-cell table:formula="of:=[mv_deposities_per_n2000_per_sector.H43]/[mv_deposities_per_n2000_per_sector.$B43]" office:value-type="percentage" office:value="0.0145627364631773">
            <text:p>1%</text:p>
          </table:table-cell>
          <table:table-cell table:formula="of:=[mv_deposities_per_n2000_per_sector.I43]/[mv_deposities_per_n2000_per_sector.$B43]" office:value-type="percentage" office:value="0.00640991785144516">
            <text:p>1%</text:p>
          </table:table-cell>
          <table:table-cell table:formula="of:=[mv_deposities_per_n2000_per_sector.J43]/[mv_deposities_per_n2000_per_sector.$B43]" office:value-type="percentage" office:value="0.113416814842573">
            <text:p>11%</text:p>
          </table:table-cell>
          <table:table-cell table:formula="of:=[mv_deposities_per_n2000_per_sector.K43]/[mv_deposities_per_n2000_per_sector.$B43]" office:value-type="percentage" office:value="0.0657154905230295">
            <text:p>7%</text:p>
          </table:table-cell>
          <table:table-cell table:formula="of:=[mv_deposities_per_n2000_per_sector.L43]/[mv_deposities_per_n2000_per_sector.$B43]" office:value-type="percentage" office:value="0.121132860344103">
            <text:p>12%</text:p>
          </table:table-cell>
          <table:table-cell table:formula="of:=[mv_deposities_per_n2000_per_sector.M43]/[mv_deposities_per_n2000_per_sector.$B43]" office:value-type="percentage" office:value="0.00684585262554293">
            <text:p>1%</text:p>
          </table:table-cell>
          <table:table-cell table:formula="of:=[mv_deposities_per_n2000_per_sector.N43]/[mv_deposities_per_n2000_per_sector.$B43]" office:value-type="percentage" office:value="0.0717188153640181">
            <text:p>7%</text:p>
          </table:table-cell>
          <table:table-cell table:formula="of:=[mv_deposities_per_n2000_per_sector.O43]/[mv_deposities_per_n2000_per_sector.$B43]" office:value-type="percentage" office:value="0.061431593031415">
            <text:p>6%</text:p>
          </table:table-cell>
          <table:table-cell table:formula="of:=[mv_deposities_per_n2000_per_sector.P43]/[mv_deposities_per_n2000_per_sector.$B43]" office:value-type="percentage" office:value="0.00637722274338783">
            <text:p>1%</text:p>
          </table:table-cell>
          <table:table-cell table:formula="of:=[mv_deposities_per_n2000_per_sector.Q43]/[mv_deposities_per_n2000_per_sector.$B43]" office:value-type="percentage" office:value="0.0000167667220806831">
            <text:p>0%</text:p>
          </table:table-cell>
          <table:table-cell table:formula="of:=[mv_deposities_per_n2000_per_sector.R43]/[mv_deposities_per_n2000_per_sector.$B43]" office:value-type="percentage" office:value="0.0000754502493630741">
            <text:p>0%</text:p>
          </table:table-cell>
          <table:table-cell table:formula="of:=[mv_deposities_per_n2000_per_sector.S43]/[mv_deposities_per_n2000_per_sector.$B43]" office:value-type="percentage" office:value="0">
            <text:p>0%</text:p>
          </table:table-cell>
          <table:table-cell table:formula="of:=[mv_deposities_per_n2000_per_sector.T43]/[mv_deposities_per_n2000_per_sector.$B43]" office:value-type="percentage" office:value="0.0105965683549917">
            <text:p>1%</text:p>
          </table:table-cell>
          <table:table-cell table:formula="of:=[mv_deposities_per_n2000_per_sector.U43]/[mv_deposities_per_n2000_per_sector.$B43]" office:value-type="percentage" office:value="0.157867071750672">
            <text:p>16%</text:p>
          </table:table-cell>
          <table:table-cell table:number-columns-repeated="1003"/>
        </table:table-row>
        <table:table-row table:style-name="ro3">
          <table:table-cell table:formula="of:=[mv_deposities_per_n2000_per_sector.A44]" office:value-type="string" office:string-value="Grevelingen">
            <text:p>Grevelingen</text:p>
          </table:table-cell>
          <table:table-cell table:formula="of:=[mv_deposities_per_n2000_per_sector.B44]/[mv_deposities_per_n2000_per_sector.$B44]" office:value-type="percentage" office:value="1">
            <text:p>100%</text:p>
          </table:table-cell>
          <table:table-cell table:formula="of:=[mv_deposities_per_n2000_per_sector.C44]/[mv_deposities_per_n2000_per_sector.$B44]" office:value-type="percentage" office:value="0.00431859042971229">
            <text:p>0%</text:p>
          </table:table-cell>
          <table:table-cell table:formula="of:=[mv_deposities_per_n2000_per_sector.D44]/[mv_deposities_per_n2000_per_sector.$B44]" office:value-type="percentage" office:value="0.00461817363181873">
            <text:p>0%</text:p>
          </table:table-cell>
          <table:table-cell table:formula="of:=[mv_deposities_per_n2000_per_sector.E44]/[mv_deposities_per_n2000_per_sector.$B44]" office:value-type="percentage" office:value="0.249978324667077">
            <text:p>25%</text:p>
          </table:table-cell>
          <table:table-cell table:formula="of:=[mv_deposities_per_n2000_per_sector.F44]/[mv_deposities_per_n2000_per_sector.$B44]" office:value-type="percentage" office:value="0.00239514559137915">
            <text:p>0%</text:p>
          </table:table-cell>
          <table:table-cell table:formula="of:=[mv_deposities_per_n2000_per_sector.G44]/[mv_deposities_per_n2000_per_sector.$B44]" office:value-type="percentage" office:value="0.00671631315518709">
            <text:p>1%</text:p>
          </table:table-cell>
          <table:table-cell table:formula="of:=[mv_deposities_per_n2000_per_sector.H44]/[mv_deposities_per_n2000_per_sector.$B44]" office:value-type="percentage" office:value="0.0468679057561181">
            <text:p>5%</text:p>
          </table:table-cell>
          <table:table-cell table:formula="of:=[mv_deposities_per_n2000_per_sector.I44]/[mv_deposities_per_n2000_per_sector.$B44]" office:value-type="percentage" office:value="0.00490269476333948">
            <text:p>0%</text:p>
          </table:table-cell>
          <table:table-cell table:formula="of:=[mv_deposities_per_n2000_per_sector.J44]/[mv_deposities_per_n2000_per_sector.$B44]" office:value-type="percentage" office:value="0.018950468473002">
            <text:p>2%</text:p>
          </table:table-cell>
          <table:table-cell table:formula="of:=[mv_deposities_per_n2000_per_sector.K44]/[mv_deposities_per_n2000_per_sector.$B44]" office:value-type="percentage" office:value="0.084445012790669">
            <text:p>8%</text:p>
          </table:table-cell>
          <table:table-cell table:formula="of:=[mv_deposities_per_n2000_per_sector.L44]/[mv_deposities_per_n2000_per_sector.$B44]" office:value-type="percentage" office:value="0.0331186489276624">
            <text:p>3%</text:p>
          </table:table-cell>
          <table:table-cell table:formula="of:=[mv_deposities_per_n2000_per_sector.M44]/[mv_deposities_per_n2000_per_sector.$B44]" office:value-type="percentage" office:value="0.0100189922576582">
            <text:p>1%</text:p>
          </table:table-cell>
          <table:table-cell table:formula="of:=[mv_deposities_per_n2000_per_sector.N44]/[mv_deposities_per_n2000_per_sector.$B44]" office:value-type="percentage" office:value="0.0464078032580368">
            <text:p>5%</text:p>
          </table:table-cell>
          <table:table-cell table:formula="of:=[mv_deposities_per_n2000_per_sector.O44]/[mv_deposities_per_n2000_per_sector.$B44]" office:value-type="percentage" office:value="0.065338239637774">
            <text:p>7%</text:p>
          </table:table-cell>
          <table:table-cell table:formula="of:=[mv_deposities_per_n2000_per_sector.P44]/[mv_deposities_per_n2000_per_sector.$B44]" office:value-type="percentage" office:value="0.0271536958786006">
            <text:p>3%</text:p>
          </table:table-cell>
          <table:table-cell table:formula="of:=[mv_deposities_per_n2000_per_sector.Q44]/[mv_deposities_per_n2000_per_sector.$B44]" office:value-type="percentage" office:value="0.00265726707480886">
            <text:p>0%</text:p>
          </table:table-cell>
          <table:table-cell table:formula="of:=[mv_deposities_per_n2000_per_sector.R44]/[mv_deposities_per_n2000_per_sector.$B44]" office:value-type="percentage" office:value="0.104201113188351">
            <text:p>10%</text:p>
          </table:table-cell>
          <table:table-cell table:formula="of:=[mv_deposities_per_n2000_per_sector.S44]/[mv_deposities_per_n2000_per_sector.$B44]" office:value-type="percentage" office:value="0.00255386619054556">
            <text:p>0%</text:p>
          </table:table-cell>
          <table:table-cell table:formula="of:=[mv_deposities_per_n2000_per_sector.T44]/[mv_deposities_per_n2000_per_sector.$B44]" office:value-type="percentage" office:value="0.0307133997730326">
            <text:p>3%</text:p>
          </table:table-cell>
          <table:table-cell table:formula="of:=[mv_deposities_per_n2000_per_sector.U44]/[mv_deposities_per_n2000_per_sector.$B44]" office:value-type="percentage" office:value="0.254642094456916">
            <text:p>25%</text:p>
          </table:table-cell>
          <table:table-cell table:number-columns-repeated="1003"/>
        </table:table-row>
        <table:table-row table:style-name="ro3">
          <table:table-cell table:formula="of:=[mv_deposities_per_n2000_per_sector.A45]" office:value-type="string" office:string-value="Groote Gat">
            <text:p>Groote Gat</text:p>
          </table:table-cell>
          <table:table-cell table:formula="of:=[mv_deposities_per_n2000_per_sector.B45]/[mv_deposities_per_n2000_per_sector.$B45]" office:value-type="percentage" office:value="1">
            <text:p>100%</text:p>
          </table:table-cell>
          <table:table-cell table:formula="of:=[mv_deposities_per_n2000_per_sector.C45]/[mv_deposities_per_n2000_per_sector.$B45]" office:value-type="percentage" office:value="0.010248205809329">
            <text:p>1%</text:p>
          </table:table-cell>
          <table:table-cell table:formula="of:=[mv_deposities_per_n2000_per_sector.D45]/[mv_deposities_per_n2000_per_sector.$B45]" office:value-type="percentage" office:value="0.00000251551443527959">
            <text:p>0%</text:p>
          </table:table-cell>
          <table:table-cell table:formula="of:=[mv_deposities_per_n2000_per_sector.E45]/[mv_deposities_per_n2000_per_sector.$B45]" office:value-type="percentage" office:value="0.467370004502771">
            <text:p>47%</text:p>
          </table:table-cell>
          <table:table-cell table:formula="of:=[mv_deposities_per_n2000_per_sector.F45]/[mv_deposities_per_n2000_per_sector.$B45]" office:value-type="percentage" office:value="0.00271172456123139">
            <text:p>0%</text:p>
          </table:table-cell>
          <table:table-cell table:formula="of:=[mv_deposities_per_n2000_per_sector.G45]/[mv_deposities_per_n2000_per_sector.$B45]" office:value-type="percentage" office:value="0.00423612630901083">
            <text:p>0%</text:p>
          </table:table-cell>
          <table:table-cell table:formula="of:=[mv_deposities_per_n2000_per_sector.H45]/[mv_deposities_per_n2000_per_sector.$B45]" office:value-type="percentage" office:value="0.0914993220688597">
            <text:p>9%</text:p>
          </table:table-cell>
          <table:table-cell table:formula="of:=[mv_deposities_per_n2000_per_sector.I45]/[mv_deposities_per_n2000_per_sector.$B45]" office:value-type="percentage" office:value="0.00282743822525426">
            <text:p>0%</text:p>
          </table:table-cell>
          <table:table-cell table:formula="of:=[mv_deposities_per_n2000_per_sector.J45]/[mv_deposities_per_n2000_per_sector.$B45]" office:value-type="percentage" office:value="0.0221264649727192">
            <text:p>2%</text:p>
          </table:table-cell>
          <table:table-cell table:formula="of:=[mv_deposities_per_n2000_per_sector.K45]/[mv_deposities_per_n2000_per_sector.$B45]" office:value-type="percentage" office:value="0.0460741623965809">
            <text:p>5%</text:p>
          </table:table-cell>
          <table:table-cell table:formula="of:=[mv_deposities_per_n2000_per_sector.L45]/[mv_deposities_per_n2000_per_sector.$B45]" office:value-type="percentage" office:value="0.0472941868976915">
            <text:p>5%</text:p>
          </table:table-cell>
          <table:table-cell table:formula="of:=[mv_deposities_per_n2000_per_sector.M45]/[mv_deposities_per_n2000_per_sector.$B45]" office:value-type="percentage" office:value="0.00000503102887055918">
            <text:p>0%</text:p>
          </table:table-cell>
          <table:table-cell table:formula="of:=[mv_deposities_per_n2000_per_sector.N45]/[mv_deposities_per_n2000_per_sector.$B45]" office:value-type="percentage" office:value="0.0160288579816015">
            <text:p>2%</text:p>
          </table:table-cell>
          <table:table-cell table:formula="of:=[mv_deposities_per_n2000_per_sector.O45]/[mv_deposities_per_n2000_per_sector.$B45]" office:value-type="percentage" office:value="0.0113550321608521">
            <text:p>1%</text:p>
          </table:table-cell>
          <table:table-cell table:formula="of:=[mv_deposities_per_n2000_per_sector.P45]/[mv_deposities_per_n2000_per_sector.$B45]" office:value-type="percentage" office:value="0.00871625751824377">
            <text:p>1%</text:p>
          </table:table-cell>
          <table:table-cell table:formula="of:=[mv_deposities_per_n2000_per_sector.Q45]/[mv_deposities_per_n2000_per_sector.$B45]" office:value-type="percentage" office:value="0">
            <text:p>0%</text:p>
          </table:table-cell>
          <table:table-cell table:formula="of:=[mv_deposities_per_n2000_per_sector.R45]/[mv_deposities_per_n2000_per_sector.$B45]" office:value-type="percentage" office:value="0.000284253131186593">
            <text:p>0%</text:p>
          </table:table-cell>
          <table:table-cell table:formula="of:=[mv_deposities_per_n2000_per_sector.S45]/[mv_deposities_per_n2000_per_sector.$B45]" office:value-type="percentage" office:value="0">
            <text:p>0%</text:p>
          </table:table-cell>
          <table:table-cell table:formula="of:=[mv_deposities_per_n2000_per_sector.T45]/[mv_deposities_per_n2000_per_sector.$B45]" office:value-type="percentage" office:value="0.0000402482309644734">
            <text:p>0%</text:p>
          </table:table-cell>
          <table:table-cell table:formula="of:=[mv_deposities_per_n2000_per_sector.U45]/[mv_deposities_per_n2000_per_sector.$B45]" office:value-type="percentage" office:value="0.269160044574916">
            <text:p>27%</text:p>
          </table:table-cell>
          <table:table-cell table:number-columns-repeated="1003"/>
        </table:table-row>
        <table:table-row table:style-name="ro3">
          <table:table-cell table:formula="of:=[mv_deposities_per_n2000_per_sector.A46]" office:value-type="string" office:string-value="Groote Peel">
            <text:p>Groote Peel</text:p>
          </table:table-cell>
          <table:table-cell table:formula="of:=[mv_deposities_per_n2000_per_sector.B46]/[mv_deposities_per_n2000_per_sector.$B46]" office:value-type="percentage" office:value="1">
            <text:p>100%</text:p>
          </table:table-cell>
          <table:table-cell table:formula="of:=[mv_deposities_per_n2000_per_sector.C46]/[mv_deposities_per_n2000_per_sector.$B46]" office:value-type="percentage" office:value="0.00419649058256192">
            <text:p>0%</text:p>
          </table:table-cell>
          <table:table-cell table:formula="of:=[mv_deposities_per_n2000_per_sector.D46]/[mv_deposities_per_n2000_per_sector.$B46]" office:value-type="percentage" office:value="0.00215207859024276">
            <text:p>0%</text:p>
          </table:table-cell>
          <table:table-cell table:formula="of:=[mv_deposities_per_n2000_per_sector.E46]/[mv_deposities_per_n2000_per_sector.$B46]" office:value-type="percentage" office:value="0.125273176382505">
            <text:p>13%</text:p>
          </table:table-cell>
          <table:table-cell table:formula="of:=[mv_deposities_per_n2000_per_sector.F46]/[mv_deposities_per_n2000_per_sector.$B46]" office:value-type="percentage" office:value="0.021233835828952">
            <text:p>2%</text:p>
          </table:table-cell>
          <table:table-cell table:formula="of:=[mv_deposities_per_n2000_per_sector.G46]/[mv_deposities_per_n2000_per_sector.$B46]" office:value-type="percentage" office:value="0.0484456108851275">
            <text:p>5%</text:p>
          </table:table-cell>
          <table:table-cell table:formula="of:=[mv_deposities_per_n2000_per_sector.H46]/[mv_deposities_per_n2000_per_sector.$B46]" office:value-type="percentage" office:value="0.0247941680856206">
            <text:p>2%</text:p>
          </table:table-cell>
          <table:table-cell table:formula="of:=[mv_deposities_per_n2000_per_sector.I46]/[mv_deposities_per_n2000_per_sector.$B46]" office:value-type="percentage" office:value="0.0100652550676622">
            <text:p>1%</text:p>
          </table:table-cell>
          <table:table-cell table:formula="of:=[mv_deposities_per_n2000_per_sector.J46]/[mv_deposities_per_n2000_per_sector.$B46]" office:value-type="percentage" office:value="0.237626689200176">
            <text:p>24%</text:p>
          </table:table-cell>
          <table:table-cell table:formula="of:=[mv_deposities_per_n2000_per_sector.K46]/[mv_deposities_per_n2000_per_sector.$B46]" office:value-type="percentage" office:value="0.16092714323028">
            <text:p>16%</text:p>
          </table:table-cell>
          <table:table-cell table:formula="of:=[mv_deposities_per_n2000_per_sector.L46]/[mv_deposities_per_n2000_per_sector.$B46]" office:value-type="percentage" office:value="0.209900321740704">
            <text:p>21%</text:p>
          </table:table-cell>
          <table:table-cell table:formula="of:=[mv_deposities_per_n2000_per_sector.M46]/[mv_deposities_per_n2000_per_sector.$B46]" office:value-type="percentage" office:value="0.00303171745894988">
            <text:p>0%</text:p>
          </table:table-cell>
          <table:table-cell table:formula="of:=[mv_deposities_per_n2000_per_sector.N46]/[mv_deposities_per_n2000_per_sector.$B46]" office:value-type="percentage" office:value="0.0222176910243864">
            <text:p>2%</text:p>
          </table:table-cell>
          <table:table-cell table:formula="of:=[mv_deposities_per_n2000_per_sector.O46]/[mv_deposities_per_n2000_per_sector.$B46]" office:value-type="percentage" office:value="0.04587454889283">
            <text:p>5%</text:p>
          </table:table-cell>
          <table:table-cell table:formula="of:=[mv_deposities_per_n2000_per_sector.P46]/[mv_deposities_per_n2000_per_sector.$B46]" office:value-type="percentage" office:value="0.0131757943823274">
            <text:p>1%</text:p>
          </table:table-cell>
          <table:table-cell table:formula="of:=[mv_deposities_per_n2000_per_sector.Q46]/[mv_deposities_per_n2000_per_sector.$B46]" office:value-type="percentage" office:value="0.00123684233654451">
            <text:p>0%</text:p>
          </table:table-cell>
          <table:table-cell table:formula="of:=[mv_deposities_per_n2000_per_sector.R46]/[mv_deposities_per_n2000_per_sector.$B46]" office:value-type="percentage" office:value="0.0145940501647215">
            <text:p>1%</text:p>
          </table:table-cell>
          <table:table-cell table:formula="of:=[mv_deposities_per_n2000_per_sector.S46]/[mv_deposities_per_n2000_per_sector.$B46]" office:value-type="percentage" office:value="0.00027151561562354">
            <text:p>0%</text:p>
          </table:table-cell>
          <table:table-cell table:formula="of:=[mv_deposities_per_n2000_per_sector.T46]/[mv_deposities_per_n2000_per_sector.$B46]" office:value-type="percentage" office:value="0.00927489358550183">
            <text:p>1%</text:p>
          </table:table-cell>
          <table:table-cell table:formula="of:=[mv_deposities_per_n2000_per_sector.U46]/[mv_deposities_per_n2000_per_sector.$B46]" office:value-type="percentage" office:value="0.0457066558463746">
            <text:p>5%</text:p>
          </table:table-cell>
          <table:table-cell table:number-columns-repeated="1003"/>
        </table:table-row>
        <table:table-row table:style-name="ro3">
          <table:table-cell table:formula="of:=[mv_deposities_per_n2000_per_sector.A47]" office:value-type="string" office:string-value="Groote Wielen">
            <text:p>Groote Wielen</text:p>
          </table:table-cell>
          <table:table-cell table:formula="of:=[mv_deposities_per_n2000_per_sector.B47]/[mv_deposities_per_n2000_per_sector.$B47]" office:value-type="percentage" office:value="1">
            <text:p>100%</text:p>
          </table:table-cell>
          <table:table-cell table:formula="of:=[mv_deposities_per_n2000_per_sector.C47]/[mv_deposities_per_n2000_per_sector.$B47]" office:value-type="percentage" office:value="0.0168316982025064">
            <text:p>2%</text:p>
          </table:table-cell>
          <table:table-cell table:formula="of:=[mv_deposities_per_n2000_per_sector.D47]/[mv_deposities_per_n2000_per_sector.$B47]" office:value-type="percentage" office:value="0.00041714077243909">
            <text:p>0%</text:p>
          </table:table-cell>
          <table:table-cell table:formula="of:=[mv_deposities_per_n2000_per_sector.E47]/[mv_deposities_per_n2000_per_sector.$B47]" office:value-type="percentage" office:value="0.332212129877045">
            <text:p>33%</text:p>
          </table:table-cell>
          <table:table-cell table:formula="of:=[mv_deposities_per_n2000_per_sector.F47]/[mv_deposities_per_n2000_per_sector.$B47]" office:value-type="percentage" office:value="0.00485942476261845">
            <text:p>0%</text:p>
          </table:table-cell>
          <table:table-cell table:formula="of:=[mv_deposities_per_n2000_per_sector.G47]/[mv_deposities_per_n2000_per_sector.$B47]" office:value-type="percentage" office:value="0.0109242844043029">
            <text:p>1%</text:p>
          </table:table-cell>
          <table:table-cell table:formula="of:=[mv_deposities_per_n2000_per_sector.H47]/[mv_deposities_per_n2000_per_sector.$B47]" office:value-type="percentage" office:value="0.00886398012206786">
            <text:p>1%</text:p>
          </table:table-cell>
          <table:table-cell table:formula="of:=[mv_deposities_per_n2000_per_sector.I47]/[mv_deposities_per_n2000_per_sector.$B47]" office:value-type="percentage" office:value="0.00522203926286003">
            <text:p>1%</text:p>
          </table:table-cell>
          <table:table-cell table:formula="of:=[mv_deposities_per_n2000_per_sector.J47]/[mv_deposities_per_n2000_per_sector.$B47]" office:value-type="percentage" office:value="0.0272896202881117">
            <text:p>3%</text:p>
          </table:table-cell>
          <table:table-cell table:formula="of:=[mv_deposities_per_n2000_per_sector.K47]/[mv_deposities_per_n2000_per_sector.$B47]" office:value-type="percentage" office:value="0.283194154941382">
            <text:p>28%</text:p>
          </table:table-cell>
          <table:table-cell table:formula="of:=[mv_deposities_per_n2000_per_sector.L47]/[mv_deposities_per_n2000_per_sector.$B47]" office:value-type="percentage" office:value="0.00710569025527762">
            <text:p>1%</text:p>
          </table:table-cell>
          <table:table-cell table:formula="of:=[mv_deposities_per_n2000_per_sector.M47]/[mv_deposities_per_n2000_per_sector.$B47]" office:value-type="percentage" office:value="0.00555365365464065">
            <text:p>1%</text:p>
          </table:table-cell>
          <table:table-cell table:formula="of:=[mv_deposities_per_n2000_per_sector.N47]/[mv_deposities_per_n2000_per_sector.$B47]" office:value-type="percentage" office:value="0.0271224918407793">
            <text:p>3%</text:p>
          </table:table-cell>
          <table:table-cell table:formula="of:=[mv_deposities_per_n2000_per_sector.O47]/[mv_deposities_per_n2000_per_sector.$B47]" office:value-type="percentage" office:value="0.0343370374387441">
            <text:p>3%</text:p>
          </table:table-cell>
          <table:table-cell table:formula="of:=[mv_deposities_per_n2000_per_sector.P47]/[mv_deposities_per_n2000_per_sector.$B47]" office:value-type="percentage" office:value="0.0176829193740818">
            <text:p>2%</text:p>
          </table:table-cell>
          <table:table-cell table:formula="of:=[mv_deposities_per_n2000_per_sector.Q47]/[mv_deposities_per_n2000_per_sector.$B47]" office:value-type="percentage" office:value="0.002783699306836">
            <text:p>0%</text:p>
          </table:table-cell>
          <table:table-cell table:formula="of:=[mv_deposities_per_n2000_per_sector.R47]/[mv_deposities_per_n2000_per_sector.$B47]" office:value-type="percentage" office:value="0.039840700460466">
            <text:p>4%</text:p>
          </table:table-cell>
          <table:table-cell table:formula="of:=[mv_deposities_per_n2000_per_sector.S47]/[mv_deposities_per_n2000_per_sector.$B47]" office:value-type="percentage" office:value="0.00116838067817667">
            <text:p>0%</text:p>
          </table:table-cell>
          <table:table-cell table:formula="of:=[mv_deposities_per_n2000_per_sector.T47]/[mv_deposities_per_n2000_per_sector.$B47]" office:value-type="percentage" office:value="0.00577102909711199">
            <text:p>1%</text:p>
          </table:table-cell>
          <table:table-cell table:formula="of:=[mv_deposities_per_n2000_per_sector.U47]/[mv_deposities_per_n2000_per_sector.$B47]" office:value-type="percentage" office:value="0.168813397884026">
            <text:p>17%</text:p>
          </table:table-cell>
          <table:table-cell table:number-columns-repeated="1003"/>
        </table:table-row>
        <table:table-row table:style-name="ro3">
          <table:table-cell table:formula="of:=[mv_deposities_per_n2000_per_sector.A48]" office:value-type="string" office:string-value="Holtingerveld">
            <text:p>Holtingerveld</text:p>
          </table:table-cell>
          <table:table-cell table:formula="of:=[mv_deposities_per_n2000_per_sector.B48]/[mv_deposities_per_n2000_per_sector.$B48]" office:value-type="percentage" office:value="1">
            <text:p>100%</text:p>
          </table:table-cell>
          <table:table-cell table:formula="of:=[mv_deposities_per_n2000_per_sector.C48]/[mv_deposities_per_n2000_per_sector.$B48]" office:value-type="percentage" office:value="0.0127405858614259">
            <text:p>1%</text:p>
          </table:table-cell>
          <table:table-cell table:formula="of:=[mv_deposities_per_n2000_per_sector.D48]/[mv_deposities_per_n2000_per_sector.$B48]" office:value-type="percentage" office:value="0.00154835516584288">
            <text:p>0%</text:p>
          </table:table-cell>
          <table:table-cell table:formula="of:=[mv_deposities_per_n2000_per_sector.E48]/[mv_deposities_per_n2000_per_sector.$B48]" office:value-type="percentage" office:value="0.293270956820137">
            <text:p>29%</text:p>
          </table:table-cell>
          <table:table-cell table:formula="of:=[mv_deposities_per_n2000_per_sector.F48]/[mv_deposities_per_n2000_per_sector.$B48]" office:value-type="percentage" office:value="0.00543633215227629">
            <text:p>1%</text:p>
          </table:table-cell>
          <table:table-cell table:formula="of:=[mv_deposities_per_n2000_per_sector.G48]/[mv_deposities_per_n2000_per_sector.$B48]" office:value-type="percentage" office:value="0.0172044458713872">
            <text:p>2%</text:p>
          </table:table-cell>
          <table:table-cell table:formula="of:=[mv_deposities_per_n2000_per_sector.H48]/[mv_deposities_per_n2000_per_sector.$B48]" office:value-type="percentage" office:value="0.0223583513834816">
            <text:p>2%</text:p>
          </table:table-cell>
          <table:table-cell table:formula="of:=[mv_deposities_per_n2000_per_sector.I48]/[mv_deposities_per_n2000_per_sector.$B48]" office:value-type="percentage" office:value="0.00989912418873344">
            <text:p>1%</text:p>
          </table:table-cell>
          <table:table-cell table:formula="of:=[mv_deposities_per_n2000_per_sector.J48]/[mv_deposities_per_n2000_per_sector.$B48]" office:value-type="percentage" office:value="0.0544063186745104">
            <text:p>5%</text:p>
          </table:table-cell>
          <table:table-cell table:formula="of:=[mv_deposities_per_n2000_per_sector.K48]/[mv_deposities_per_n2000_per_sector.$B48]" office:value-type="percentage" office:value="0.310460881841697">
            <text:p>31%</text:p>
          </table:table-cell>
          <table:table-cell table:formula="of:=[mv_deposities_per_n2000_per_sector.L48]/[mv_deposities_per_n2000_per_sector.$B48]" office:value-type="percentage" office:value="0.0380233538343163">
            <text:p>4%</text:p>
          </table:table-cell>
          <table:table-cell table:formula="of:=[mv_deposities_per_n2000_per_sector.M48]/[mv_deposities_per_n2000_per_sector.$B48]" office:value-type="percentage" office:value="0.00505354591793655">
            <text:p>1%</text:p>
          </table:table-cell>
          <table:table-cell table:formula="of:=[mv_deposities_per_n2000_per_sector.N48]/[mv_deposities_per_n2000_per_sector.$B48]" office:value-type="percentage" office:value="0.0255700079726466">
            <text:p>3%</text:p>
          </table:table-cell>
          <table:table-cell table:formula="of:=[mv_deposities_per_n2000_per_sector.O48]/[mv_deposities_per_n2000_per_sector.$B48]" office:value-type="percentage" office:value="0.0530577403674208">
            <text:p>5%</text:p>
          </table:table-cell>
          <table:table-cell table:formula="of:=[mv_deposities_per_n2000_per_sector.P48]/[mv_deposities_per_n2000_per_sector.$B48]" office:value-type="percentage" office:value="0.0213350861819916">
            <text:p>2%</text:p>
          </table:table-cell>
          <table:table-cell table:formula="of:=[mv_deposities_per_n2000_per_sector.Q48]/[mv_deposities_per_n2000_per_sector.$B48]" office:value-type="percentage" office:value="0.001915708136016">
            <text:p>0%</text:p>
          </table:table-cell>
          <table:table-cell table:formula="of:=[mv_deposities_per_n2000_per_sector.R48]/[mv_deposities_per_n2000_per_sector.$B48]" office:value-type="percentage" office:value="0.0281088083475058">
            <text:p>3%</text:p>
          </table:table-cell>
          <table:table-cell table:formula="of:=[mv_deposities_per_n2000_per_sector.S48]/[mv_deposities_per_n2000_per_sector.$B48]" office:value-type="percentage" office:value="0.00069047029831665">
            <text:p>0%</text:p>
          </table:table-cell>
          <table:table-cell table:formula="of:=[mv_deposities_per_n2000_per_sector.T48]/[mv_deposities_per_n2000_per_sector.$B48]" office:value-type="percentage" office:value="0.0122542420954614">
            <text:p>1%</text:p>
          </table:table-cell>
          <table:table-cell table:formula="of:=[mv_deposities_per_n2000_per_sector.U48]/[mv_deposities_per_n2000_per_sector.$B48]" office:value-type="percentage" office:value="0.0866615386388208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49]" office:value-type="string" office:string-value="IJsselmeer">
            <text:p>IJsselmeer</text:p>
          </table:table-cell>
          <table:table-cell table:formula="of:=[mv_deposities_per_n2000_per_sector.B49]/[mv_deposities_per_n2000_per_sector.$B49]" office:value-type="percentage" office:value="1">
            <text:p>100%</text:p>
          </table:table-cell>
          <table:table-cell table:formula="of:=[mv_deposities_per_n2000_per_sector.C49]/[mv_deposities_per_n2000_per_sector.$B49]" office:value-type="percentage" office:value="0.0268899240647007">
            <text:p>3%</text:p>
          </table:table-cell>
          <table:table-cell table:formula="of:=[mv_deposities_per_n2000_per_sector.D49]/[mv_deposities_per_n2000_per_sector.$B49]" office:value-type="percentage" office:value="0.00000672192085610384">
            <text:p>0%</text:p>
          </table:table-cell>
          <table:table-cell table:formula="of:=[mv_deposities_per_n2000_per_sector.E49]/[mv_deposities_per_n2000_per_sector.$B49]" office:value-type="percentage" office:value="0.29296819859243">
            <text:p>29%</text:p>
          </table:table-cell>
          <table:table-cell table:formula="of:=[mv_deposities_per_n2000_per_sector.F49]/[mv_deposities_per_n2000_per_sector.$B49]" office:value-type="percentage" office:value="0.00722606492031163">
            <text:p>1%</text:p>
          </table:table-cell>
          <table:table-cell table:formula="of:=[mv_deposities_per_n2000_per_sector.G49]/[mv_deposities_per_n2000_per_sector.$B49]" office:value-type="percentage" office:value="0.0180035446929314">
            <text:p>2%</text:p>
          </table:table-cell>
          <table:table-cell table:formula="of:=[mv_deposities_per_n2000_per_sector.H49]/[mv_deposities_per_n2000_per_sector.$B49]" office:value-type="percentage" office:value="0.00331166634177383">
            <text:p>0%</text:p>
          </table:table-cell>
          <table:table-cell table:formula="of:=[mv_deposities_per_n2000_per_sector.I49]/[mv_deposities_per_n2000_per_sector.$B49]" office:value-type="percentage" office:value="0.00837327274642002">
            <text:p>1%</text:p>
          </table:table-cell>
          <table:table-cell table:formula="of:=[mv_deposities_per_n2000_per_sector.J49]/[mv_deposities_per_n2000_per_sector.$B49]" office:value-type="percentage" office:value="0.0452093990378691">
            <text:p>5%</text:p>
          </table:table-cell>
          <table:table-cell table:formula="of:=[mv_deposities_per_n2000_per_sector.K49]/[mv_deposities_per_n2000_per_sector.$B49]" office:value-type="percentage" office:value="0.418612102594437">
            <text:p>42%</text:p>
          </table:table-cell>
          <table:table-cell table:formula="of:=[mv_deposities_per_n2000_per_sector.L49]/[mv_deposities_per_n2000_per_sector.$B49]" office:value-type="percentage" office:value="0.00136230929350371">
            <text:p>0%</text:p>
          </table:table-cell>
          <table:table-cell table:formula="of:=[mv_deposities_per_n2000_per_sector.M49]/[mv_deposities_per_n2000_per_sector.$B49]" office:value-type="percentage" office:value="0.0043266763910455">
            <text:p>0%</text:p>
          </table:table-cell>
          <table:table-cell table:formula="of:=[mv_deposities_per_n2000_per_sector.N49]/[mv_deposities_per_n2000_per_sector.$B49]" office:value-type="percentage" office:value="0.0783820784627415">
            <text:p>8%</text:p>
          </table:table-cell>
          <table:table-cell table:formula="of:=[mv_deposities_per_n2000_per_sector.O49]/[mv_deposities_per_n2000_per_sector.$B49]" office:value-type="percentage" office:value="0.0177839619449654">
            <text:p>2%</text:p>
          </table:table-cell>
          <table:table-cell table:formula="of:=[mv_deposities_per_n2000_per_sector.P49]/[mv_deposities_per_n2000_per_sector.$B49]" office:value-type="percentage" office:value="0.00617520462647406">
            <text:p>1%</text:p>
          </table:table-cell>
          <table:table-cell table:formula="of:=[mv_deposities_per_n2000_per_sector.Q49]/[mv_deposities_per_n2000_per_sector.$B49]" office:value-type="percentage" office:value="0.000495181503066316">
            <text:p>0%</text:p>
          </table:table-cell>
          <table:table-cell table:formula="of:=[mv_deposities_per_n2000_per_sector.R49]/[mv_deposities_per_n2000_per_sector.$B49]" office:value-type="percentage" office:value="0.00156844819975756">
            <text:p>0%</text:p>
          </table:table-cell>
          <table:table-cell table:formula="of:=[mv_deposities_per_n2000_per_sector.S49]/[mv_deposities_per_n2000_per_sector.$B49]" office:value-type="percentage" office:value="0.00138919697692813">
            <text:p>0%</text:p>
          </table:table-cell>
          <table:table-cell table:formula="of:=[mv_deposities_per_n2000_per_sector.T49]/[mv_deposities_per_n2000_per_sector.$B49]" office:value-type="percentage" office:value="0.00105982285497904">
            <text:p>0%</text:p>
          </table:table-cell>
          <table:table-cell table:formula="of:=[mv_deposities_per_n2000_per_sector.U49]/[mv_deposities_per_n2000_per_sector.$B49]" office:value-type="percentage" office:value="0.0668248558708136">
            <text:p>7%</text:p>
          </table:table-cell>
          <table:table-cell table:number-columns-repeated="1003"/>
        </table:table-row>
        <table:table-row table:style-name="ro4">
          <table:table-cell table:formula="of:=[mv_deposities_per_n2000_per_sector.A50]" office:value-type="string" office:string-value="Ilperveld, Varkensland, Oostzanerveld &amp; Twiske">
            <text:p>Ilperveld, Varkensland, Oostzanerveld &amp; Twiske</text:p>
          </table:table-cell>
          <table:table-cell table:formula="of:=[mv_deposities_per_n2000_per_sector.B50]/[mv_deposities_per_n2000_per_sector.$B50]" office:value-type="percentage" office:value="1">
            <text:p>100%</text:p>
          </table:table-cell>
          <table:table-cell table:formula="of:=[mv_deposities_per_n2000_per_sector.C50]/[mv_deposities_per_n2000_per_sector.$B50]" office:value-type="percentage" office:value="0.0221183167015966">
            <text:p>2%</text:p>
          </table:table-cell>
          <table:table-cell table:formula="of:=[mv_deposities_per_n2000_per_sector.D50]/[mv_deposities_per_n2000_per_sector.$B50]" office:value-type="percentage" office:value="0.00203530306543549">
            <text:p>0%</text:p>
          </table:table-cell>
          <table:table-cell table:formula="of:=[mv_deposities_per_n2000_per_sector.E50]/[mv_deposities_per_n2000_per_sector.$B50]" office:value-type="percentage" office:value="0.251165050406999">
            <text:p>25%</text:p>
          </table:table-cell>
          <table:table-cell table:formula="of:=[mv_deposities_per_n2000_per_sector.F50]/[mv_deposities_per_n2000_per_sector.$B50]" office:value-type="percentage" office:value="0.00144930457642031">
            <text:p>0%</text:p>
          </table:table-cell>
          <table:table-cell table:formula="of:=[mv_deposities_per_n2000_per_sector.G50]/[mv_deposities_per_n2000_per_sector.$B50]" office:value-type="percentage" office:value="0.00725929346794192">
            <text:p>1%</text:p>
          </table:table-cell>
          <table:table-cell table:formula="of:=[mv_deposities_per_n2000_per_sector.H50]/[mv_deposities_per_n2000_per_sector.$B50]" office:value-type="percentage" office:value="0.00651596812085176">
            <text:p>1%</text:p>
          </table:table-cell>
          <table:table-cell table:formula="of:=[mv_deposities_per_n2000_per_sector.I50]/[mv_deposities_per_n2000_per_sector.$B50]" office:value-type="percentage" office:value="0.00765812683026456">
            <text:p>1%</text:p>
          </table:table-cell>
          <table:table-cell table:formula="of:=[mv_deposities_per_n2000_per_sector.J50]/[mv_deposities_per_n2000_per_sector.$B50]" office:value-type="percentage" office:value="0.012084764341048">
            <text:p>1%</text:p>
          </table:table-cell>
          <table:table-cell table:formula="of:=[mv_deposities_per_n2000_per_sector.K50]/[mv_deposities_per_n2000_per_sector.$B50]" office:value-type="percentage" office:value="0.126969485662845">
            <text:p>13%</text:p>
          </table:table-cell>
          <table:table-cell table:formula="of:=[mv_deposities_per_n2000_per_sector.L50]/[mv_deposities_per_n2000_per_sector.$B50]" office:value-type="percentage" office:value="0.00961448884523124">
            <text:p>1%</text:p>
          </table:table-cell>
          <table:table-cell table:formula="of:=[mv_deposities_per_n2000_per_sector.M50]/[mv_deposities_per_n2000_per_sector.$B50]" office:value-type="percentage" office:value="0.00953443730903721">
            <text:p>1%</text:p>
          </table:table-cell>
          <table:table-cell table:formula="of:=[mv_deposities_per_n2000_per_sector.N50]/[mv_deposities_per_n2000_per_sector.$B50]" office:value-type="percentage" office:value="0.0954359881627049">
            <text:p>10%</text:p>
          </table:table-cell>
          <table:table-cell table:formula="of:=[mv_deposities_per_n2000_per_sector.O50]/[mv_deposities_per_n2000_per_sector.$B50]" office:value-type="percentage" office:value="0.124974087660536">
            <text:p>12%</text:p>
          </table:table-cell>
          <table:table-cell table:formula="of:=[mv_deposities_per_n2000_per_sector.P50]/[mv_deposities_per_n2000_per_sector.$B50]" office:value-type="percentage" office:value="0.0270464109403122">
            <text:p>3%</text:p>
          </table:table-cell>
          <table:table-cell table:formula="of:=[mv_deposities_per_n2000_per_sector.Q50]/[mv_deposities_per_n2000_per_sector.$B50]" office:value-type="percentage" office:value="0.0103230028789342">
            <text:p>1%</text:p>
          </table:table-cell>
          <table:table-cell table:formula="of:=[mv_deposities_per_n2000_per_sector.R50]/[mv_deposities_per_n2000_per_sector.$B50]" office:value-type="percentage" office:value="0.065616235687559">
            <text:p>7%</text:p>
          </table:table-cell>
          <table:table-cell table:formula="of:=[mv_deposities_per_n2000_per_sector.S50]/[mv_deposities_per_n2000_per_sector.$B50]" office:value-type="percentage" office:value="0.00151414728637725">
            <text:p>0%</text:p>
          </table:table-cell>
          <table:table-cell table:formula="of:=[mv_deposities_per_n2000_per_sector.T50]/[mv_deposities_per_n2000_per_sector.$B50]" office:value-type="percentage" office:value="0.0194788369786435">
            <text:p>2%</text:p>
          </table:table-cell>
          <table:table-cell table:formula="of:=[mv_deposities_per_n2000_per_sector.U50]/[mv_deposities_per_n2000_per_sector.$B50]" office:value-type="percentage" office:value="0.199195742783985">
            <text:p>20%</text:p>
          </table:table-cell>
          <table:table-cell table:number-columns-repeated="1003"/>
        </table:table-row>
        <table:table-row table:style-name="ro4">
          <table:table-cell table:formula="of:=[mv_deposities_per_n2000_per_sector.A51]" office:value-type="string" office:string-value="Kampina &amp; Oisterwijkse Vennen">
            <text:p>Kampina &amp; Oisterwijkse Vennen</text:p>
          </table:table-cell>
          <table:table-cell table:formula="of:=[mv_deposities_per_n2000_per_sector.B51]/[mv_deposities_per_n2000_per_sector.$B51]" office:value-type="percentage" office:value="1">
            <text:p>100%</text:p>
          </table:table-cell>
          <table:table-cell table:formula="of:=[mv_deposities_per_n2000_per_sector.C51]/[mv_deposities_per_n2000_per_sector.$B51]" office:value-type="percentage" office:value="0.00567116426200132">
            <text:p>1%</text:p>
          </table:table-cell>
          <table:table-cell table:formula="of:=[mv_deposities_per_n2000_per_sector.D51]/[mv_deposities_per_n2000_per_sector.$B51]" office:value-type="percentage" office:value="0.00211673414395697">
            <text:p>0%</text:p>
          </table:table-cell>
          <table:table-cell table:formula="of:=[mv_deposities_per_n2000_per_sector.E51]/[mv_deposities_per_n2000_per_sector.$B51]" office:value-type="percentage" office:value="0.179700462781753">
            <text:p>18%</text:p>
          </table:table-cell>
          <table:table-cell table:formula="of:=[mv_deposities_per_n2000_per_sector.F51]/[mv_deposities_per_n2000_per_sector.$B51]" office:value-type="percentage" office:value="0.0166370010694312">
            <text:p>2%</text:p>
          </table:table-cell>
          <table:table-cell table:formula="of:=[mv_deposities_per_n2000_per_sector.G51]/[mv_deposities_per_n2000_per_sector.$B51]" office:value-type="percentage" office:value="0.0289235252264976">
            <text:p>3%</text:p>
          </table:table-cell>
          <table:table-cell table:formula="of:=[mv_deposities_per_n2000_per_sector.H51]/[mv_deposities_per_n2000_per_sector.$B51]" office:value-type="percentage" office:value="0.0167767751550618">
            <text:p>2%</text:p>
          </table:table-cell>
          <table:table-cell table:formula="of:=[mv_deposities_per_n2000_per_sector.I51]/[mv_deposities_per_n2000_per_sector.$B51]" office:value-type="percentage" office:value="0.016648422886734">
            <text:p>2%</text:p>
          </table:table-cell>
          <table:table-cell table:formula="of:=[mv_deposities_per_n2000_per_sector.J51]/[mv_deposities_per_n2000_per_sector.$B51]" office:value-type="percentage" office:value="0.113565453811684">
            <text:p>11%</text:p>
          </table:table-cell>
          <table:table-cell table:formula="of:=[mv_deposities_per_n2000_per_sector.K51]/[mv_deposities_per_n2000_per_sector.$B51]" office:value-type="percentage" office:value="0.185252735459391">
            <text:p>19%</text:p>
          </table:table-cell>
          <table:table-cell table:formula="of:=[mv_deposities_per_n2000_per_sector.L51]/[mv_deposities_per_n2000_per_sector.$B51]" office:value-type="percentage" office:value="0.160567051134395">
            <text:p>16%</text:p>
          </table:table-cell>
          <table:table-cell table:formula="of:=[mv_deposities_per_n2000_per_sector.M51]/[mv_deposities_per_n2000_per_sector.$B51]" office:value-type="percentage" office:value="0.00443568424724755">
            <text:p>0%</text:p>
          </table:table-cell>
          <table:table-cell table:formula="of:=[mv_deposities_per_n2000_per_sector.N51]/[mv_deposities_per_n2000_per_sector.$B51]" office:value-type="percentage" office:value="0.0296427989188284">
            <text:p>3%</text:p>
          </table:table-cell>
          <table:table-cell table:formula="of:=[mv_deposities_per_n2000_per_sector.O51]/[mv_deposities_per_n2000_per_sector.$B51]" office:value-type="percentage" office:value="0.068252247842451">
            <text:p>7%</text:p>
          </table:table-cell>
          <table:table-cell table:formula="of:=[mv_deposities_per_n2000_per_sector.P51]/[mv_deposities_per_n2000_per_sector.$B51]" office:value-type="percentage" office:value="0.0193398081855588">
            <text:p>2%</text:p>
          </table:table-cell>
          <table:table-cell table:formula="of:=[mv_deposities_per_n2000_per_sector.Q51]/[mv_deposities_per_n2000_per_sector.$B51]" office:value-type="percentage" office:value="0.00174715057904832">
            <text:p>0%</text:p>
          </table:table-cell>
          <table:table-cell table:formula="of:=[mv_deposities_per_n2000_per_sector.R51]/[mv_deposities_per_n2000_per_sector.$B51]" office:value-type="percentage" office:value="0.0242212322094086">
            <text:p>2%</text:p>
          </table:table-cell>
          <table:table-cell table:formula="of:=[mv_deposities_per_n2000_per_sector.S51]/[mv_deposities_per_n2000_per_sector.$B51]" office:value-type="percentage" office:value="0.000455808853751263">
            <text:p>0%</text:p>
          </table:table-cell>
          <table:table-cell table:formula="of:=[mv_deposities_per_n2000_per_sector.T51]/[mv_deposities_per_n2000_per_sector.$B51]" office:value-type="percentage" office:value="0.0167597945274037">
            <text:p>2%</text:p>
          </table:table-cell>
          <table:table-cell table:formula="of:=[mv_deposities_per_n2000_per_sector.U51]/[mv_deposities_per_n2000_per_sector.$B51]" office:value-type="percentage" office:value="0.109284355814866">
            <text:p>11%</text:p>
          </table:table-cell>
          <table:table-cell table:number-columns-repeated="1003"/>
        </table:table-row>
        <table:table-row table:style-name="ro3">
          <table:table-cell table:formula="of:=[mv_deposities_per_n2000_per_sector.A52]" office:value-type="string" office:string-value="Kempenland-West">
            <text:p>Kempenland-West</text:p>
          </table:table-cell>
          <table:table-cell table:formula="of:=[mv_deposities_per_n2000_per_sector.B52]/[mv_deposities_per_n2000_per_sector.$B52]" office:value-type="percentage" office:value="1">
            <text:p>100%</text:p>
          </table:table-cell>
          <table:table-cell table:formula="of:=[mv_deposities_per_n2000_per_sector.C52]/[mv_deposities_per_n2000_per_sector.$B52]" office:value-type="percentage" office:value="0.00539681590680735">
            <text:p>1%</text:p>
          </table:table-cell>
          <table:table-cell table:formula="of:=[mv_deposities_per_n2000_per_sector.D52]/[mv_deposities_per_n2000_per_sector.$B52]" office:value-type="percentage" office:value="0.00199517993619657">
            <text:p>0%</text:p>
          </table:table-cell>
          <table:table-cell table:formula="of:=[mv_deposities_per_n2000_per_sector.E52]/[mv_deposities_per_n2000_per_sector.$B52]" office:value-type="percentage" office:value="0.144191681009997">
            <text:p>14%</text:p>
          </table:table-cell>
          <table:table-cell table:formula="of:=[mv_deposities_per_n2000_per_sector.F52]/[mv_deposities_per_n2000_per_sector.$B52]" office:value-type="percentage" office:value="0.0222945155210852">
            <text:p>2%</text:p>
          </table:table-cell>
          <table:table-cell table:formula="of:=[mv_deposities_per_n2000_per_sector.G52]/[mv_deposities_per_n2000_per_sector.$B52]" office:value-type="percentage" office:value="0.0299972057550983">
            <text:p>3%</text:p>
          </table:table-cell>
          <table:table-cell table:formula="of:=[mv_deposities_per_n2000_per_sector.H52]/[mv_deposities_per_n2000_per_sector.$B52]" office:value-type="percentage" office:value="0.0184856999716587">
            <text:p>2%</text:p>
          </table:table-cell>
          <table:table-cell table:formula="of:=[mv_deposities_per_n2000_per_sector.I52]/[mv_deposities_per_n2000_per_sector.$B52]" office:value-type="percentage" office:value="0.0151958034483289">
            <text:p>2%</text:p>
          </table:table-cell>
          <table:table-cell table:formula="of:=[mv_deposities_per_n2000_per_sector.J52]/[mv_deposities_per_n2000_per_sector.$B52]" office:value-type="percentage" office:value="0.111536797239161">
            <text:p>11%</text:p>
          </table:table-cell>
          <table:table-cell table:formula="of:=[mv_deposities_per_n2000_per_sector.K52]/[mv_deposities_per_n2000_per_sector.$B52]" office:value-type="percentage" office:value="0.217023523561589">
            <text:p>22%</text:p>
          </table:table-cell>
          <table:table-cell table:formula="of:=[mv_deposities_per_n2000_per_sector.L52]/[mv_deposities_per_n2000_per_sector.$B52]" office:value-type="percentage" office:value="0.228346856207736">
            <text:p>23%</text:p>
          </table:table-cell>
          <table:table-cell table:formula="of:=[mv_deposities_per_n2000_per_sector.M52]/[mv_deposities_per_n2000_per_sector.$B52]" office:value-type="percentage" office:value="0.00391862758242132">
            <text:p>0%</text:p>
          </table:table-cell>
          <table:table-cell table:formula="of:=[mv_deposities_per_n2000_per_sector.N52]/[mv_deposities_per_n2000_per_sector.$B52]" office:value-type="percentage" office:value="0.0257583398863423">
            <text:p>3%</text:p>
          </table:table-cell>
          <table:table-cell table:formula="of:=[mv_deposities_per_n2000_per_sector.O52]/[mv_deposities_per_n2000_per_sector.$B52]" office:value-type="percentage" office:value="0.0515839875287567">
            <text:p>5%</text:p>
          </table:table-cell>
          <table:table-cell table:formula="of:=[mv_deposities_per_n2000_per_sector.P52]/[mv_deposities_per_n2000_per_sector.$B52]" office:value-type="percentage" office:value="0.0164840642624734">
            <text:p>2%</text:p>
          </table:table-cell>
          <table:table-cell table:formula="of:=[mv_deposities_per_n2000_per_sector.Q52]/[mv_deposities_per_n2000_per_sector.$B52]" office:value-type="percentage" office:value="0.00161913714949489">
            <text:p>0%</text:p>
          </table:table-cell>
          <table:table-cell table:formula="of:=[mv_deposities_per_n2000_per_sector.R52]/[mv_deposities_per_n2000_per_sector.$B52]" office:value-type="percentage" office:value="0.0242746302121918">
            <text:p>2%</text:p>
          </table:table-cell>
          <table:table-cell table:formula="of:=[mv_deposities_per_n2000_per_sector.S52]/[mv_deposities_per_n2000_per_sector.$B52]" office:value-type="percentage" office:value="0.00042147279332142">
            <text:p>0%</text:p>
          </table:table-cell>
          <table:table-cell table:formula="of:=[mv_deposities_per_n2000_per_sector.T52]/[mv_deposities_per_n2000_per_sector.$B52]" office:value-type="percentage" office:value="0.0140378534102775">
            <text:p>1%</text:p>
          </table:table-cell>
          <table:table-cell table:formula="of:=[mv_deposities_per_n2000_per_sector.U52]/[mv_deposities_per_n2000_per_sector.$B52]" office:value-type="percentage" office:value="0.0674349840499948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53]" office:value-type="string" office:string-value="Kennemerland-Zuid">
            <text:p>Kennemerland-Zuid</text:p>
          </table:table-cell>
          <table:table-cell table:formula="of:=[mv_deposities_per_n2000_per_sector.B53]/[mv_deposities_per_n2000_per_sector.$B53]" office:value-type="percentage" office:value="1">
            <text:p>100%</text:p>
          </table:table-cell>
          <table:table-cell table:formula="of:=[mv_deposities_per_n2000_per_sector.C53]/[mv_deposities_per_n2000_per_sector.$B53]" office:value-type="percentage" office:value="0.00838964577933693">
            <text:p>1%</text:p>
          </table:table-cell>
          <table:table-cell table:formula="of:=[mv_deposities_per_n2000_per_sector.D53]/[mv_deposities_per_n2000_per_sector.$B53]" office:value-type="percentage" office:value="0.00548074665240235">
            <text:p>1%</text:p>
          </table:table-cell>
          <table:table-cell table:formula="of:=[mv_deposities_per_n2000_per_sector.E53]/[mv_deposities_per_n2000_per_sector.$B53]" office:value-type="percentage" office:value="0.183084307212123">
            <text:p>18%</text:p>
          </table:table-cell>
          <table:table-cell table:formula="of:=[mv_deposities_per_n2000_per_sector.F53]/[mv_deposities_per_n2000_per_sector.$B53]" office:value-type="percentage" office:value="0.00262818371994942">
            <text:p>0%</text:p>
          </table:table-cell>
          <table:table-cell table:formula="of:=[mv_deposities_per_n2000_per_sector.G53]/[mv_deposities_per_n2000_per_sector.$B53]" office:value-type="percentage" office:value="0.00852725844330343">
            <text:p>1%</text:p>
          </table:table-cell>
          <table:table-cell table:formula="of:=[mv_deposities_per_n2000_per_sector.H53]/[mv_deposities_per_n2000_per_sector.$B53]" office:value-type="percentage" office:value="0.0164259040595879">
            <text:p>2%</text:p>
          </table:table-cell>
          <table:table-cell table:formula="of:=[mv_deposities_per_n2000_per_sector.I53]/[mv_deposities_per_n2000_per_sector.$B53]" office:value-type="percentage" office:value="0.00995407062067002">
            <text:p>1%</text:p>
          </table:table-cell>
          <table:table-cell table:formula="of:=[mv_deposities_per_n2000_per_sector.J53]/[mv_deposities_per_n2000_per_sector.$B53]" office:value-type="percentage" office:value="0.0211499636779826">
            <text:p>2%</text:p>
          </table:table-cell>
          <table:table-cell table:formula="of:=[mv_deposities_per_n2000_per_sector.K53]/[mv_deposities_per_n2000_per_sector.$B53]" office:value-type="percentage" office:value="0.132175388398849">
            <text:p>13%</text:p>
          </table:table-cell>
          <table:table-cell table:formula="of:=[mv_deposities_per_n2000_per_sector.L53]/[mv_deposities_per_n2000_per_sector.$B53]" office:value-type="percentage" office:value="0.0229009214155038">
            <text:p>2%</text:p>
          </table:table-cell>
          <table:table-cell table:formula="of:=[mv_deposities_per_n2000_per_sector.M53]/[mv_deposities_per_n2000_per_sector.$B53]" office:value-type="percentage" office:value="0.0109633446715509">
            <text:p>1%</text:p>
          </table:table-cell>
          <table:table-cell table:formula="of:=[mv_deposities_per_n2000_per_sector.N53]/[mv_deposities_per_n2000_per_sector.$B53]" office:value-type="percentage" office:value="0.0716390686390181">
            <text:p>7%</text:p>
          </table:table-cell>
          <table:table-cell table:formula="of:=[mv_deposities_per_n2000_per_sector.O53]/[mv_deposities_per_n2000_per_sector.$B53]" office:value-type="percentage" office:value="0.115944824871351">
            <text:p>12%</text:p>
          </table:table-cell>
          <table:table-cell table:formula="of:=[mv_deposities_per_n2000_per_sector.P53]/[mv_deposities_per_n2000_per_sector.$B53]" office:value-type="percentage" office:value="0.0402916027028844">
            <text:p>4%</text:p>
          </table:table-cell>
          <table:table-cell table:formula="of:=[mv_deposities_per_n2000_per_sector.Q53]/[mv_deposities_per_n2000_per_sector.$B53]" office:value-type="percentage" office:value="0.00974980525542468">
            <text:p>1%</text:p>
          </table:table-cell>
          <table:table-cell table:formula="of:=[mv_deposities_per_n2000_per_sector.R53]/[mv_deposities_per_n2000_per_sector.$B53]" office:value-type="percentage" office:value="0.10455207086625">
            <text:p>10%</text:p>
          </table:table-cell>
          <table:table-cell table:formula="of:=[mv_deposities_per_n2000_per_sector.S53]/[mv_deposities_per_n2000_per_sector.$B53]" office:value-type="percentage" office:value="0.005659621145447">
            <text:p>1%</text:p>
          </table:table-cell>
          <table:table-cell table:formula="of:=[mv_deposities_per_n2000_per_sector.T53]/[mv_deposities_per_n2000_per_sector.$B53]" office:value-type="percentage" office:value="0.0239276742995968">
            <text:p>2%</text:p>
          </table:table-cell>
          <table:table-cell table:formula="of:=[mv_deposities_per_n2000_per_sector.U53]/[mv_deposities_per_n2000_per_sector.$B53]" office:value-type="percentage" office:value="0.206555107439364">
            <text:p>21%</text:p>
          </table:table-cell>
          <table:table-cell table:number-columns-repeated="1003"/>
        </table:table-row>
        <table:table-row table:style-name="ro3">
          <table:table-cell table:formula="of:=[mv_deposities_per_n2000_per_sector.A54]" office:value-type="string" office:string-value="Kolland &amp; Overlangbroek">
            <text:p>Kolland &amp; Overlangbroek</text:p>
          </table:table-cell>
          <table:table-cell table:formula="of:=[mv_deposities_per_n2000_per_sector.B54]/[mv_deposities_per_n2000_per_sector.$B54]" office:value-type="percentage" office:value="1">
            <text:p>100%</text:p>
          </table:table-cell>
          <table:table-cell table:formula="of:=[mv_deposities_per_n2000_per_sector.C54]/[mv_deposities_per_n2000_per_sector.$B54]" office:value-type="percentage" office:value="0.0140239666516172">
            <text:p>1%</text:p>
          </table:table-cell>
          <table:table-cell table:formula="of:=[mv_deposities_per_n2000_per_sector.D54]/[mv_deposities_per_n2000_per_sector.$B54]" office:value-type="percentage" office:value="0.000901163945798883">
            <text:p>0%</text:p>
          </table:table-cell>
          <table:table-cell table:formula="of:=[mv_deposities_per_n2000_per_sector.E54]/[mv_deposities_per_n2000_per_sector.$B54]" office:value-type="percentage" office:value="0.327586705898992">
            <text:p>33%</text:p>
          </table:table-cell>
          <table:table-cell table:formula="of:=[mv_deposities_per_n2000_per_sector.F54]/[mv_deposities_per_n2000_per_sector.$B54]" office:value-type="percentage" office:value="0.00721085061673545">
            <text:p>1%</text:p>
          </table:table-cell>
          <table:table-cell table:formula="of:=[mv_deposities_per_n2000_per_sector.G54]/[mv_deposities_per_n2000_per_sector.$B54]" office:value-type="percentage" office:value="0.0230252125228648">
            <text:p>2%</text:p>
          </table:table-cell>
          <table:table-cell table:formula="of:=[mv_deposities_per_n2000_per_sector.H54]/[mv_deposities_per_n2000_per_sector.$B54]" office:value-type="percentage" office:value="0.0116462937708916">
            <text:p>1%</text:p>
          </table:table-cell>
          <table:table-cell table:formula="of:=[mv_deposities_per_n2000_per_sector.I54]/[mv_deposities_per_n2000_per_sector.$B54]" office:value-type="percentage" office:value="0.0196688835121176">
            <text:p>2%</text:p>
          </table:table-cell>
          <table:table-cell table:formula="of:=[mv_deposities_per_n2000_per_sector.J54]/[mv_deposities_per_n2000_per_sector.$B54]" office:value-type="percentage" office:value="0.0658920019990865">
            <text:p>7%</text:p>
          </table:table-cell>
          <table:table-cell table:formula="of:=[mv_deposities_per_n2000_per_sector.K54]/[mv_deposities_per_n2000_per_sector.$B54]" office:value-type="percentage" office:value="0.211639150178774">
            <text:p>21%</text:p>
          </table:table-cell>
          <table:table-cell table:formula="of:=[mv_deposities_per_n2000_per_sector.L54]/[mv_deposities_per_n2000_per_sector.$B54]" office:value-type="percentage" office:value="0.0857607821669716">
            <text:p>9%</text:p>
          </table:table-cell>
          <table:table-cell table:formula="of:=[mv_deposities_per_n2000_per_sector.M54]/[mv_deposities_per_n2000_per_sector.$B54]" office:value-type="percentage" office:value="0.00501654459132537">
            <text:p>1%</text:p>
          </table:table-cell>
          <table:table-cell table:formula="of:=[mv_deposities_per_n2000_per_sector.N54]/[mv_deposities_per_n2000_per_sector.$B54]" office:value-type="percentage" office:value="0.0230407229523095">
            <text:p>2%</text:p>
          </table:table-cell>
          <table:table-cell table:formula="of:=[mv_deposities_per_n2000_per_sector.O54]/[mv_deposities_per_n2000_per_sector.$B54]" office:value-type="percentage" office:value="0.0564541855093731">
            <text:p>6%</text:p>
          </table:table-cell>
          <table:table-cell table:formula="of:=[mv_deposities_per_n2000_per_sector.P54]/[mv_deposities_per_n2000_per_sector.$B54]" office:value-type="percentage" office:value="0.0166289992423075">
            <text:p>2%</text:p>
          </table:table-cell>
          <table:table-cell table:formula="of:=[mv_deposities_per_n2000_per_sector.Q54]/[mv_deposities_per_n2000_per_sector.$B54]" office:value-type="percentage" office:value="0.00220447974781641">
            <text:p>0%</text:p>
          </table:table-cell>
          <table:table-cell table:formula="of:=[mv_deposities_per_n2000_per_sector.R54]/[mv_deposities_per_n2000_per_sector.$B54]" office:value-type="percentage" office:value="0.0198832712263225">
            <text:p>2%</text:p>
          </table:table-cell>
          <table:table-cell table:formula="of:=[mv_deposities_per_n2000_per_sector.S54]/[mv_deposities_per_n2000_per_sector.$B54]" office:value-type="percentage" office:value="0.000298495816141608">
            <text:p>0%</text:p>
          </table:table-cell>
          <table:table-cell table:formula="of:=[mv_deposities_per_n2000_per_sector.T54]/[mv_deposities_per_n2000_per_sector.$B54]" office:value-type="percentage" office:value="0.0259337978093997">
            <text:p>3%</text:p>
          </table:table-cell>
          <table:table-cell table:formula="of:=[mv_deposities_per_n2000_per_sector.U54]/[mv_deposities_per_n2000_per_sector.$B54]" office:value-type="percentage" office:value="0.0831776760467719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55]" office:value-type="string" office:string-value="Kop van Schouwen">
            <text:p>Kop van Schouwen</text:p>
          </table:table-cell>
          <table:table-cell table:formula="of:=[mv_deposities_per_n2000_per_sector.B55]/[mv_deposities_per_n2000_per_sector.$B55]" office:value-type="percentage" office:value="1">
            <text:p>100%</text:p>
          </table:table-cell>
          <table:table-cell table:formula="of:=[mv_deposities_per_n2000_per_sector.C55]/[mv_deposities_per_n2000_per_sector.$B55]" office:value-type="percentage" office:value="0.00584026713771282">
            <text:p>1%</text:p>
          </table:table-cell>
          <table:table-cell table:formula="of:=[mv_deposities_per_n2000_per_sector.D55]/[mv_deposities_per_n2000_per_sector.$B55]" office:value-type="percentage" office:value="0.00464747521553765">
            <text:p>0%</text:p>
          </table:table-cell>
          <table:table-cell table:formula="of:=[mv_deposities_per_n2000_per_sector.E55]/[mv_deposities_per_n2000_per_sector.$B55]" office:value-type="percentage" office:value="0.204288164553234">
            <text:p>20%</text:p>
          </table:table-cell>
          <table:table-cell table:formula="of:=[mv_deposities_per_n2000_per_sector.F55]/[mv_deposities_per_n2000_per_sector.$B55]" office:value-type="percentage" office:value="0.00283808435508855">
            <text:p>0%</text:p>
          </table:table-cell>
          <table:table-cell table:formula="of:=[mv_deposities_per_n2000_per_sector.G55]/[mv_deposities_per_n2000_per_sector.$B55]" office:value-type="percentage" office:value="0.00791135276416153">
            <text:p>1%</text:p>
          </table:table-cell>
          <table:table-cell table:formula="of:=[mv_deposities_per_n2000_per_sector.H55]/[mv_deposities_per_n2000_per_sector.$B55]" office:value-type="percentage" office:value="0.0390847625136708">
            <text:p>4%</text:p>
          </table:table-cell>
          <table:table-cell table:formula="of:=[mv_deposities_per_n2000_per_sector.I55]/[mv_deposities_per_n2000_per_sector.$B55]" office:value-type="percentage" office:value="0.00598406615704528">
            <text:p>1%</text:p>
          </table:table-cell>
          <table:table-cell table:formula="of:=[mv_deposities_per_n2000_per_sector.J55]/[mv_deposities_per_n2000_per_sector.$B55]" office:value-type="percentage" office:value="0.0250749438097142">
            <text:p>3%</text:p>
          </table:table-cell>
          <table:table-cell table:formula="of:=[mv_deposities_per_n2000_per_sector.K55]/[mv_deposities_per_n2000_per_sector.$B55]" office:value-type="percentage" office:value="0.0816545664347248">
            <text:p>8%</text:p>
          </table:table-cell>
          <table:table-cell table:formula="of:=[mv_deposities_per_n2000_per_sector.L55]/[mv_deposities_per_n2000_per_sector.$B55]" office:value-type="percentage" office:value="0.0310816373012082">
            <text:p>3%</text:p>
          </table:table-cell>
          <table:table-cell table:formula="of:=[mv_deposities_per_n2000_per_sector.M55]/[mv_deposities_per_n2000_per_sector.$B55]" office:value-type="percentage" office:value="0.0107403861854707">
            <text:p>1%</text:p>
          </table:table-cell>
          <table:table-cell table:formula="of:=[mv_deposities_per_n2000_per_sector.N55]/[mv_deposities_per_n2000_per_sector.$B55]" office:value-type="percentage" office:value="0.0496942605706415">
            <text:p>5%</text:p>
          </table:table-cell>
          <table:table-cell table:formula="of:=[mv_deposities_per_n2000_per_sector.O55]/[mv_deposities_per_n2000_per_sector.$B55]" office:value-type="percentage" office:value="0.0627957398384714">
            <text:p>6%</text:p>
          </table:table-cell>
          <table:table-cell table:formula="of:=[mv_deposities_per_n2000_per_sector.P55]/[mv_deposities_per_n2000_per_sector.$B55]" office:value-type="percentage" office:value="0.0274595714929932">
            <text:p>3%</text:p>
          </table:table-cell>
          <table:table-cell table:formula="of:=[mv_deposities_per_n2000_per_sector.Q55]/[mv_deposities_per_n2000_per_sector.$B55]" office:value-type="percentage" office:value="0.00279956355919235">
            <text:p>0%</text:p>
          </table:table-cell>
          <table:table-cell table:formula="of:=[mv_deposities_per_n2000_per_sector.R55]/[mv_deposities_per_n2000_per_sector.$B55]" office:value-type="percentage" office:value="0.139084664452833">
            <text:p>14%</text:p>
          </table:table-cell>
          <table:table-cell table:formula="of:=[mv_deposities_per_n2000_per_sector.S55]/[mv_deposities_per_n2000_per_sector.$B55]" office:value-type="percentage" office:value="0.00304681811991836">
            <text:p>0%</text:p>
          </table:table-cell>
          <table:table-cell table:formula="of:=[mv_deposities_per_n2000_per_sector.T55]/[mv_deposities_per_n2000_per_sector.$B55]" office:value-type="percentage" office:value="0.0275088409518442">
            <text:p>3%</text:p>
          </table:table-cell>
          <table:table-cell table:formula="of:=[mv_deposities_per_n2000_per_sector.U55]/[mv_deposities_per_n2000_per_sector.$B55]" office:value-type="percentage" office:value="0.268461960670591">
            <text:p>27%</text:p>
          </table:table-cell>
          <table:table-cell table:number-columns-repeated="1003"/>
        </table:table-row>
        <table:table-row table:style-name="ro3">
          <table:table-cell table:formula="of:=[mv_deposities_per_n2000_per_sector.A56]" office:value-type="string" office:string-value="Korenburgerveen">
            <text:p>Korenburgerveen</text:p>
          </table:table-cell>
          <table:table-cell table:formula="of:=[mv_deposities_per_n2000_per_sector.B56]/[mv_deposities_per_n2000_per_sector.$B56]" office:value-type="percentage" office:value="1">
            <text:p>100%</text:p>
          </table:table-cell>
          <table:table-cell table:formula="of:=[mv_deposities_per_n2000_per_sector.C56]/[mv_deposities_per_n2000_per_sector.$B56]" office:value-type="percentage" office:value="0.00706023592185828">
            <text:p>1%</text:p>
          </table:table-cell>
          <table:table-cell table:formula="of:=[mv_deposities_per_n2000_per_sector.D56]/[mv_deposities_per_n2000_per_sector.$B56]" office:value-type="percentage" office:value="0.00103474365727217">
            <text:p>0%</text:p>
          </table:table-cell>
          <table:table-cell table:formula="of:=[mv_deposities_per_n2000_per_sector.E56]/[mv_deposities_per_n2000_per_sector.$B56]" office:value-type="percentage" office:value="0.202718248564204">
            <text:p>20%</text:p>
          </table:table-cell>
          <table:table-cell table:formula="of:=[mv_deposities_per_n2000_per_sector.F56]/[mv_deposities_per_n2000_per_sector.$B56]" office:value-type="percentage" office:value="0.0148282438596788">
            <text:p>1%</text:p>
          </table:table-cell>
          <table:table-cell table:formula="of:=[mv_deposities_per_n2000_per_sector.G56]/[mv_deposities_per_n2000_per_sector.$B56]" office:value-type="percentage" office:value="0.0212893606510201">
            <text:p>2%</text:p>
          </table:table-cell>
          <table:table-cell table:formula="of:=[mv_deposities_per_n2000_per_sector.H56]/[mv_deposities_per_n2000_per_sector.$B56]" office:value-type="percentage" office:value="0.0150334816419455">
            <text:p>2%</text:p>
          </table:table-cell>
          <table:table-cell table:formula="of:=[mv_deposities_per_n2000_per_sector.I56]/[mv_deposities_per_n2000_per_sector.$B56]" office:value-type="percentage" office:value="0.0181569359066546">
            <text:p>2%</text:p>
          </table:table-cell>
          <table:table-cell table:formula="of:=[mv_deposities_per_n2000_per_sector.J56]/[mv_deposities_per_n2000_per_sector.$B56]" office:value-type="percentage" office:value="0.0629476416465526">
            <text:p>6%</text:p>
          </table:table-cell>
          <table:table-cell table:formula="of:=[mv_deposities_per_n2000_per_sector.K56]/[mv_deposities_per_n2000_per_sector.$B56]" office:value-type="percentage" office:value="0.267032863662557">
            <text:p>27%</text:p>
          </table:table-cell>
          <table:table-cell table:formula="of:=[mv_deposities_per_n2000_per_sector.L56]/[mv_deposities_per_n2000_per_sector.$B56]" office:value-type="percentage" office:value="0.196636017430251">
            <text:p>20%</text:p>
          </table:table-cell>
          <table:table-cell table:formula="of:=[mv_deposities_per_n2000_per_sector.M56]/[mv_deposities_per_n2000_per_sector.$B56]" office:value-type="percentage" office:value="0.00364939255009278">
            <text:p>0%</text:p>
          </table:table-cell>
          <table:table-cell table:formula="of:=[mv_deposities_per_n2000_per_sector.N56]/[mv_deposities_per_n2000_per_sector.$B56]" office:value-type="percentage" office:value="0.0213399806227099">
            <text:p>2%</text:p>
          </table:table-cell>
          <table:table-cell table:formula="of:=[mv_deposities_per_n2000_per_sector.O56]/[mv_deposities_per_n2000_per_sector.$B56]" office:value-type="percentage" office:value="0.0404484841660639">
            <text:p>4%</text:p>
          </table:table-cell>
          <table:table-cell table:formula="of:=[mv_deposities_per_n2000_per_sector.P56]/[mv_deposities_per_n2000_per_sector.$B56]" office:value-type="percentage" office:value="0.0146833752975533">
            <text:p>1%</text:p>
          </table:table-cell>
          <table:table-cell table:formula="of:=[mv_deposities_per_n2000_per_sector.Q56]/[mv_deposities_per_n2000_per_sector.$B56]" office:value-type="percentage" office:value="0.00374817322359251">
            <text:p>0%</text:p>
          </table:table-cell>
          <table:table-cell table:formula="of:=[mv_deposities_per_n2000_per_sector.R56]/[mv_deposities_per_n2000_per_sector.$B56]" office:value-type="percentage" office:value="0.0162160625514123">
            <text:p>2%</text:p>
          </table:table-cell>
          <table:table-cell table:formula="of:=[mv_deposities_per_n2000_per_sector.S56]/[mv_deposities_per_n2000_per_sector.$B56]" office:value-type="percentage" office:value="0.0002732541606528">
            <text:p>0%</text:p>
          </table:table-cell>
          <table:table-cell table:formula="of:=[mv_deposities_per_n2000_per_sector.T56]/[mv_deposities_per_n2000_per_sector.$B56]" office:value-type="percentage" office:value="0.0111788805866085">
            <text:p>1%</text:p>
          </table:table-cell>
          <table:table-cell table:formula="of:=[mv_deposities_per_n2000_per_sector.U56]/[mv_deposities_per_n2000_per_sector.$B56]" office:value-type="percentage" office:value="0.081719594106875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57]" office:value-type="string" office:string-value="Krammer-Volkerak">
            <text:p>Krammer-Volkerak</text:p>
          </table:table-cell>
          <table:table-cell table:formula="of:=[mv_deposities_per_n2000_per_sector.B57]/[mv_deposities_per_n2000_per_sector.$B57]" office:value-type="percentage" office:value="1">
            <text:p>100%</text:p>
          </table:table-cell>
          <table:table-cell table:formula="of:=[mv_deposities_per_n2000_per_sector.C57]/[mv_deposities_per_n2000_per_sector.$B57]" office:value-type="percentage" office:value="0.00504691702721281">
            <text:p>1%</text:p>
          </table:table-cell>
          <table:table-cell table:formula="of:=[mv_deposities_per_n2000_per_sector.D57]/[mv_deposities_per_n2000_per_sector.$B57]" office:value-type="percentage" office:value="0.00368250262936642">
            <text:p>0%</text:p>
          </table:table-cell>
          <table:table-cell table:formula="of:=[mv_deposities_per_n2000_per_sector.E57]/[mv_deposities_per_n2000_per_sector.$B57]" office:value-type="percentage" office:value="0.287743131390029">
            <text:p>29%</text:p>
          </table:table-cell>
          <table:table-cell table:formula="of:=[mv_deposities_per_n2000_per_sector.F57]/[mv_deposities_per_n2000_per_sector.$B57]" office:value-type="percentage" office:value="0.00308956468241405">
            <text:p>0%</text:p>
          </table:table-cell>
          <table:table-cell table:formula="of:=[mv_deposities_per_n2000_per_sector.G57]/[mv_deposities_per_n2000_per_sector.$B57]" office:value-type="percentage" office:value="0.00976772816236229">
            <text:p>1%</text:p>
          </table:table-cell>
          <table:table-cell table:formula="of:=[mv_deposities_per_n2000_per_sector.H57]/[mv_deposities_per_n2000_per_sector.$B57]" office:value-type="percentage" office:value="0.0537254246043888">
            <text:p>5%</text:p>
          </table:table-cell>
          <table:table-cell table:formula="of:=[mv_deposities_per_n2000_per_sector.I57]/[mv_deposities_per_n2000_per_sector.$B57]" office:value-type="percentage" office:value="0.00625899640693661">
            <text:p>1%</text:p>
          </table:table-cell>
          <table:table-cell table:formula="of:=[mv_deposities_per_n2000_per_sector.J57]/[mv_deposities_per_n2000_per_sector.$B57]" office:value-type="percentage" office:value="0.0315850239472511">
            <text:p>3%</text:p>
          </table:table-cell>
          <table:table-cell table:formula="of:=[mv_deposities_per_n2000_per_sector.K57]/[mv_deposities_per_n2000_per_sector.$B57]" office:value-type="percentage" office:value="0.0779024533144801">
            <text:p>8%</text:p>
          </table:table-cell>
          <table:table-cell table:formula="of:=[mv_deposities_per_n2000_per_sector.L57]/[mv_deposities_per_n2000_per_sector.$B57]" office:value-type="percentage" office:value="0.0429320203078271">
            <text:p>4%</text:p>
          </table:table-cell>
          <table:table-cell table:formula="of:=[mv_deposities_per_n2000_per_sector.M57]/[mv_deposities_per_n2000_per_sector.$B57]" office:value-type="percentage" office:value="0.00801156980360259">
            <text:p>1%</text:p>
          </table:table-cell>
          <table:table-cell table:formula="of:=[mv_deposities_per_n2000_per_sector.N57]/[mv_deposities_per_n2000_per_sector.$B57]" office:value-type="percentage" office:value="0.047977969025691">
            <text:p>5%</text:p>
          </table:table-cell>
          <table:table-cell table:formula="of:=[mv_deposities_per_n2000_per_sector.O57]/[mv_deposities_per_n2000_per_sector.$B57]" office:value-type="percentage" office:value="0.077590495087257">
            <text:p>8%</text:p>
          </table:table-cell>
          <table:table-cell table:formula="of:=[mv_deposities_per_n2000_per_sector.P57]/[mv_deposities_per_n2000_per_sector.$B57]" office:value-type="percentage" office:value="0.0237453770989842">
            <text:p>2%</text:p>
          </table:table-cell>
          <table:table-cell table:formula="of:=[mv_deposities_per_n2000_per_sector.Q57]/[mv_deposities_per_n2000_per_sector.$B57]" office:value-type="percentage" office:value="0.00210507495808329">
            <text:p>0%</text:p>
          </table:table-cell>
          <table:table-cell table:formula="of:=[mv_deposities_per_n2000_per_sector.R57]/[mv_deposities_per_n2000_per_sector.$B57]" office:value-type="percentage" office:value="0.069315330782161">
            <text:p>7%</text:p>
          </table:table-cell>
          <table:table-cell table:formula="of:=[mv_deposities_per_n2000_per_sector.S57]/[mv_deposities_per_n2000_per_sector.$B57]" office:value-type="percentage" office:value="0.00139106138413066">
            <text:p>0%</text:p>
          </table:table-cell>
          <table:table-cell table:formula="of:=[mv_deposities_per_n2000_per_sector.T57]/[mv_deposities_per_n2000_per_sector.$B57]" office:value-type="percentage" office:value="0.0567397568245556">
            <text:p>6%</text:p>
          </table:table-cell>
          <table:table-cell table:formula="of:=[mv_deposities_per_n2000_per_sector.U57]/[mv_deposities_per_n2000_per_sector.$B57]" office:value-type="percentage" office:value="0.191385670192476">
            <text:p>19%</text:p>
          </table:table-cell>
          <table:table-cell table:number-columns-repeated="1003"/>
        </table:table-row>
        <table:table-row table:style-name="ro3">
          <table:table-cell table:formula="of:=[mv_deposities_per_n2000_per_sector.A58]" office:value-type="string" office:string-value="Kunderberg">
            <text:p>Kunderberg</text:p>
          </table:table-cell>
          <table:table-cell table:formula="of:=[mv_deposities_per_n2000_per_sector.B58]/[mv_deposities_per_n2000_per_sector.$B58]" office:value-type="percentage" office:value="1">
            <text:p>100%</text:p>
          </table:table-cell>
          <table:table-cell table:formula="of:=[mv_deposities_per_n2000_per_sector.C58]/[mv_deposities_per_n2000_per_sector.$B58]" office:value-type="percentage" office:value="0.0136958815234884">
            <text:p>1%</text:p>
          </table:table-cell>
          <table:table-cell table:formula="of:=[mv_deposities_per_n2000_per_sector.D58]/[mv_deposities_per_n2000_per_sector.$B58]" office:value-type="percentage" office:value="0.0000414615523883676">
            <text:p>0%</text:p>
          </table:table-cell>
          <table:table-cell table:formula="of:=[mv_deposities_per_n2000_per_sector.E58]/[mv_deposities_per_n2000_per_sector.$B58]" office:value-type="percentage" office:value="0.44908402007694">
            <text:p>45%</text:p>
          </table:table-cell>
          <table:table-cell table:formula="of:=[mv_deposities_per_n2000_per_sector.F58]/[mv_deposities_per_n2000_per_sector.$B58]" office:value-type="percentage" office:value="0.000690272026732398">
            <text:p>0%</text:p>
          </table:table-cell>
          <table:table-cell table:formula="of:=[mv_deposities_per_n2000_per_sector.G58]/[mv_deposities_per_n2000_per_sector.$B58]" office:value-type="percentage" office:value="0.0108997395586305">
            <text:p>1%</text:p>
          </table:table-cell>
          <table:table-cell table:formula="of:=[mv_deposities_per_n2000_per_sector.H58]/[mv_deposities_per_n2000_per_sector.$B58]" office:value-type="percentage" office:value="0.0943540547702081">
            <text:p>9%</text:p>
          </table:table-cell>
          <table:table-cell table:formula="of:=[mv_deposities_per_n2000_per_sector.I58]/[mv_deposities_per_n2000_per_sector.$B58]" office:value-type="percentage" office:value="0.00385617565425387">
            <text:p>0%</text:p>
          </table:table-cell>
          <table:table-cell table:formula="of:=[mv_deposities_per_n2000_per_sector.J58]/[mv_deposities_per_n2000_per_sector.$B58]" office:value-type="percentage" office:value="0.0311549643110265">
            <text:p>3%</text:p>
          </table:table-cell>
          <table:table-cell table:formula="of:=[mv_deposities_per_n2000_per_sector.K58]/[mv_deposities_per_n2000_per_sector.$B58]" office:value-type="percentage" office:value="0.11041286785663">
            <text:p>11%</text:p>
          </table:table-cell>
          <table:table-cell table:formula="of:=[mv_deposities_per_n2000_per_sector.L58]/[mv_deposities_per_n2000_per_sector.$B58]" office:value-type="percentage" office:value="0.0231821590688791">
            <text:p>2%</text:p>
          </table:table-cell>
          <table:table-cell table:formula="of:=[mv_deposities_per_n2000_per_sector.M58]/[mv_deposities_per_n2000_per_sector.$B58]" office:value-type="percentage" office:value="0.00271070603872433">
            <text:p>0%</text:p>
          </table:table-cell>
          <table:table-cell table:formula="of:=[mv_deposities_per_n2000_per_sector.N58]/[mv_deposities_per_n2000_per_sector.$B58]" office:value-type="percentage" office:value="0.0331088085570613">
            <text:p>3%</text:p>
          </table:table-cell>
          <table:table-cell table:formula="of:=[mv_deposities_per_n2000_per_sector.O58]/[mv_deposities_per_n2000_per_sector.$B58]" office:value-type="percentage" office:value="0.0859259262981957">
            <text:p>9%</text:p>
          </table:table-cell>
          <table:table-cell table:formula="of:=[mv_deposities_per_n2000_per_sector.P58]/[mv_deposities_per_n2000_per_sector.$B58]" office:value-type="percentage" office:value="0.0107504779700323">
            <text:p>1%</text:p>
          </table:table-cell>
          <table:table-cell table:formula="of:=[mv_deposities_per_n2000_per_sector.Q58]/[mv_deposities_per_n2000_per_sector.$B58]" office:value-type="percentage" office:value="0.000685623307222187">
            <text:p>0%</text:p>
          </table:table-cell>
          <table:table-cell table:formula="of:=[mv_deposities_per_n2000_per_sector.R58]/[mv_deposities_per_n2000_per_sector.$B58]" office:value-type="percentage" office:value="0.000864410546763542">
            <text:p>0%</text:p>
          </table:table-cell>
          <table:table-cell table:formula="of:=[mv_deposities_per_n2000_per_sector.S58]/[mv_deposities_per_n2000_per_sector.$B58]" office:value-type="percentage" office:value="0.000000125641067843538">
            <text:p>0%</text:p>
          </table:table-cell>
          <table:table-cell table:formula="of:=[mv_deposities_per_n2000_per_sector.T58]/[mv_deposities_per_n2000_per_sector.$B58]" office:value-type="percentage" office:value="0.000288848814972294">
            <text:p>0%</text:p>
          </table:table-cell>
          <table:table-cell table:formula="of:=[mv_deposities_per_n2000_per_sector.U58]/[mv_deposities_per_n2000_per_sector.$B58]" office:value-type="percentage" office:value="0.128282671294948">
            <text:p>13%</text:p>
          </table:table-cell>
          <table:table-cell table:number-columns-repeated="1003"/>
        </table:table-row>
        <table:table-row table:style-name="ro3">
          <table:table-cell table:formula="of:=[mv_deposities_per_n2000_per_sector.A59]" office:value-type="string" office:string-value="Landgoederen Brummen">
            <text:p>Landgoederen Brummen</text:p>
          </table:table-cell>
          <table:table-cell table:formula="of:=[mv_deposities_per_n2000_per_sector.B59]/[mv_deposities_per_n2000_per_sector.$B59]" office:value-type="percentage" office:value="1">
            <text:p>100%</text:p>
          </table:table-cell>
          <table:table-cell table:formula="of:=[mv_deposities_per_n2000_per_sector.C59]/[mv_deposities_per_n2000_per_sector.$B59]" office:value-type="percentage" office:value="0.0118885138945418">
            <text:p>1%</text:p>
          </table:table-cell>
          <table:table-cell table:formula="of:=[mv_deposities_per_n2000_per_sector.D59]/[mv_deposities_per_n2000_per_sector.$B59]" office:value-type="percentage" office:value="0.000612833402339712">
            <text:p>0%</text:p>
          </table:table-cell>
          <table:table-cell table:formula="of:=[mv_deposities_per_n2000_per_sector.E59]/[mv_deposities_per_n2000_per_sector.$B59]" office:value-type="percentage" office:value="0.273797391822451">
            <text:p>27%</text:p>
          </table:table-cell>
          <table:table-cell table:formula="of:=[mv_deposities_per_n2000_per_sector.F59]/[mv_deposities_per_n2000_per_sector.$B59]" office:value-type="percentage" office:value="0.0076698105959063">
            <text:p>1%</text:p>
          </table:table-cell>
          <table:table-cell table:formula="of:=[mv_deposities_per_n2000_per_sector.G59]/[mv_deposities_per_n2000_per_sector.$B59]" office:value-type="percentage" office:value="0.0189884694362788">
            <text:p>2%</text:p>
          </table:table-cell>
          <table:table-cell table:formula="of:=[mv_deposities_per_n2000_per_sector.H59]/[mv_deposities_per_n2000_per_sector.$B59]" office:value-type="percentage" office:value="0.0108795768984351">
            <text:p>1%</text:p>
          </table:table-cell>
          <table:table-cell table:formula="of:=[mv_deposities_per_n2000_per_sector.I59]/[mv_deposities_per_n2000_per_sector.$B59]" office:value-type="percentage" office:value="0.0108373283712713">
            <text:p>1%</text:p>
          </table:table-cell>
          <table:table-cell table:formula="of:=[mv_deposities_per_n2000_per_sector.J59]/[mv_deposities_per_n2000_per_sector.$B59]" office:value-type="percentage" office:value="0.0638585677168139">
            <text:p>6%</text:p>
          </table:table-cell>
          <table:table-cell table:formula="of:=[mv_deposities_per_n2000_per_sector.K59]/[mv_deposities_per_n2000_per_sector.$B59]" office:value-type="percentage" office:value="0.261728030985498">
            <text:p>26%</text:p>
          </table:table-cell>
          <table:table-cell table:formula="of:=[mv_deposities_per_n2000_per_sector.L59]/[mv_deposities_per_n2000_per_sector.$B59]" office:value-type="percentage" office:value="0.0822755873048717">
            <text:p>8%</text:p>
          </table:table-cell>
          <table:table-cell table:formula="of:=[mv_deposities_per_n2000_per_sector.M59]/[mv_deposities_per_n2000_per_sector.$B59]" office:value-type="percentage" office:value="0.00442631034462487">
            <text:p>0%</text:p>
          </table:table-cell>
          <table:table-cell table:formula="of:=[mv_deposities_per_n2000_per_sector.N59]/[mv_deposities_per_n2000_per_sector.$B59]" office:value-type="percentage" office:value="0.031916910689303">
            <text:p>3%</text:p>
          </table:table-cell>
          <table:table-cell table:formula="of:=[mv_deposities_per_n2000_per_sector.O59]/[mv_deposities_per_n2000_per_sector.$B59]" office:value-type="percentage" office:value="0.0610755304599243">
            <text:p>6%</text:p>
          </table:table-cell>
          <table:table-cell table:formula="of:=[mv_deposities_per_n2000_per_sector.P59]/[mv_deposities_per_n2000_per_sector.$B59]" office:value-type="percentage" office:value="0.0171844059686113">
            <text:p>2%</text:p>
          </table:table-cell>
          <table:table-cell table:formula="of:=[mv_deposities_per_n2000_per_sector.Q59]/[mv_deposities_per_n2000_per_sector.$B59]" office:value-type="percentage" office:value="0.00222394030496652">
            <text:p>0%</text:p>
          </table:table-cell>
          <table:table-cell table:formula="of:=[mv_deposities_per_n2000_per_sector.R59]/[mv_deposities_per_n2000_per_sector.$B59]" office:value-type="percentage" office:value="0.0184595384192983">
            <text:p>2%</text:p>
          </table:table-cell>
          <table:table-cell table:formula="of:=[mv_deposities_per_n2000_per_sector.S59]/[mv_deposities_per_n2000_per_sector.$B59]" office:value-type="percentage" office:value="0.000272155659467951">
            <text:p>0%</text:p>
          </table:table-cell>
          <table:table-cell table:formula="of:=[mv_deposities_per_n2000_per_sector.T59]/[mv_deposities_per_n2000_per_sector.$B59]" office:value-type="percentage" office:value="0.0176752105955955">
            <text:p>2%</text:p>
          </table:table-cell>
          <table:table-cell table:formula="of:=[mv_deposities_per_n2000_per_sector.U59]/[mv_deposities_per_n2000_per_sector.$B59]" office:value-type="percentage" office:value="0.10422179152271">
            <text:p>10%</text:p>
          </table:table-cell>
          <table:table-cell table:number-columns-repeated="1003"/>
        </table:table-row>
        <table:table-row table:style-name="ro3">
          <table:table-cell table:formula="of:=[mv_deposities_per_n2000_per_sector.A60]" office:value-type="string" office:string-value="Landgoederen Oldenzaal">
            <text:p>Landgoederen Oldenzaal</text:p>
          </table:table-cell>
          <table:table-cell table:formula="of:=[mv_deposities_per_n2000_per_sector.B60]/[mv_deposities_per_n2000_per_sector.$B60]" office:value-type="percentage" office:value="1">
            <text:p>100%</text:p>
          </table:table-cell>
          <table:table-cell table:formula="of:=[mv_deposities_per_n2000_per_sector.C60]/[mv_deposities_per_n2000_per_sector.$B60]" office:value-type="percentage" office:value="0.00903043492305898">
            <text:p>1%</text:p>
          </table:table-cell>
          <table:table-cell table:formula="of:=[mv_deposities_per_n2000_per_sector.D60]/[mv_deposities_per_n2000_per_sector.$B60]" office:value-type="percentage" office:value="0.000616511993415255">
            <text:p>0%</text:p>
          </table:table-cell>
          <table:table-cell table:formula="of:=[mv_deposities_per_n2000_per_sector.E60]/[mv_deposities_per_n2000_per_sector.$B60]" office:value-type="percentage" office:value="0.284800879401208">
            <text:p>28%</text:p>
          </table:table-cell>
          <table:table-cell table:formula="of:=[mv_deposities_per_n2000_per_sector.F60]/[mv_deposities_per_n2000_per_sector.$B60]" office:value-type="percentage" office:value="0.0072145440546915">
            <text:p>1%</text:p>
          </table:table-cell>
          <table:table-cell table:formula="of:=[mv_deposities_per_n2000_per_sector.G60]/[mv_deposities_per_n2000_per_sector.$B60]" office:value-type="percentage" office:value="0.0172991060964835">
            <text:p>2%</text:p>
          </table:table-cell>
          <table:table-cell table:formula="of:=[mv_deposities_per_n2000_per_sector.H60]/[mv_deposities_per_n2000_per_sector.$B60]" office:value-type="percentage" office:value="0.00870861874193102">
            <text:p>1%</text:p>
          </table:table-cell>
          <table:table-cell table:formula="of:=[mv_deposities_per_n2000_per_sector.I60]/[mv_deposities_per_n2000_per_sector.$B60]" office:value-type="percentage" office:value="0.00923283153740031">
            <text:p>1%</text:p>
          </table:table-cell>
          <table:table-cell table:formula="of:=[mv_deposities_per_n2000_per_sector.J60]/[mv_deposities_per_n2000_per_sector.$B60]" office:value-type="percentage" office:value="0.053124495923583">
            <text:p>5%</text:p>
          </table:table-cell>
          <table:table-cell table:formula="of:=[mv_deposities_per_n2000_per_sector.K60]/[mv_deposities_per_n2000_per_sector.$B60]" office:value-type="percentage" office:value="0.284127862828193">
            <text:p>28%</text:p>
          </table:table-cell>
          <table:table-cell table:formula="of:=[mv_deposities_per_n2000_per_sector.L60]/[mv_deposities_per_n2000_per_sector.$B60]" office:value-type="percentage" office:value="0.0870264585800091">
            <text:p>9%</text:p>
          </table:table-cell>
          <table:table-cell table:formula="of:=[mv_deposities_per_n2000_per_sector.M60]/[mv_deposities_per_n2000_per_sector.$B60]" office:value-type="percentage" office:value="0.00375690283131621">
            <text:p>0%</text:p>
          </table:table-cell>
          <table:table-cell table:formula="of:=[mv_deposities_per_n2000_per_sector.N60]/[mv_deposities_per_n2000_per_sector.$B60]" office:value-type="percentage" office:value="0.0280081683684939">
            <text:p>3%</text:p>
          </table:table-cell>
          <table:table-cell table:formula="of:=[mv_deposities_per_n2000_per_sector.O60]/[mv_deposities_per_n2000_per_sector.$B60]" office:value-type="percentage" office:value="0.0629311923313903">
            <text:p>6%</text:p>
          </table:table-cell>
          <table:table-cell table:formula="of:=[mv_deposities_per_n2000_per_sector.P60]/[mv_deposities_per_n2000_per_sector.$B60]" office:value-type="percentage" office:value="0.0183876862976112">
            <text:p>2%</text:p>
          </table:table-cell>
          <table:table-cell table:formula="of:=[mv_deposities_per_n2000_per_sector.Q60]/[mv_deposities_per_n2000_per_sector.$B60]" office:value-type="percentage" office:value="0.00153813194746978">
            <text:p>0%</text:p>
          </table:table-cell>
          <table:table-cell table:formula="of:=[mv_deposities_per_n2000_per_sector.R60]/[mv_deposities_per_n2000_per_sector.$B60]" office:value-type="percentage" office:value="0.0171664541069012">
            <text:p>2%</text:p>
          </table:table-cell>
          <table:table-cell table:formula="of:=[mv_deposities_per_n2000_per_sector.S60]/[mv_deposities_per_n2000_per_sector.$B60]" office:value-type="percentage" office:value="0.000292866445080499">
            <text:p>0%</text:p>
          </table:table-cell>
          <table:table-cell table:formula="of:=[mv_deposities_per_n2000_per_sector.T60]/[mv_deposities_per_n2000_per_sector.$B60]" office:value-type="percentage" office:value="0.00904953656564327">
            <text:p>1%</text:p>
          </table:table-cell>
          <table:table-cell table:formula="of:=[mv_deposities_per_n2000_per_sector.U60]/[mv_deposities_per_n2000_per_sector.$B60]" office:value-type="percentage" office:value="0.0976814478063321">
            <text:p>10%</text:p>
          </table:table-cell>
          <table:table-cell table:number-columns-repeated="1003"/>
        </table:table-row>
        <table:table-row table:style-name="ro3">
          <table:table-cell table:formula="of:=[mv_deposities_per_n2000_per_sector.A61]" office:value-type="string" office:string-value="Langstraat">
            <text:p>Langstraat</text:p>
          </table:table-cell>
          <table:table-cell table:formula="of:=[mv_deposities_per_n2000_per_sector.B61]/[mv_deposities_per_n2000_per_sector.$B61]" office:value-type="percentage" office:value="1">
            <text:p>100%</text:p>
          </table:table-cell>
          <table:table-cell table:formula="of:=[mv_deposities_per_n2000_per_sector.C61]/[mv_deposities_per_n2000_per_sector.$B61]" office:value-type="percentage" office:value="0.0175819356368162">
            <text:p>2%</text:p>
          </table:table-cell>
          <table:table-cell table:formula="of:=[mv_deposities_per_n2000_per_sector.D61]/[mv_deposities_per_n2000_per_sector.$B61]" office:value-type="percentage" office:value="0.00235795141858083">
            <text:p>0%</text:p>
          </table:table-cell>
          <table:table-cell table:formula="of:=[mv_deposities_per_n2000_per_sector.E61]/[mv_deposities_per_n2000_per_sector.$B61]" office:value-type="percentage" office:value="0.231984150502493">
            <text:p>23%</text:p>
          </table:table-cell>
          <table:table-cell table:formula="of:=[mv_deposities_per_n2000_per_sector.F61]/[mv_deposities_per_n2000_per_sector.$B61]" office:value-type="percentage" office:value="0.00830659295069892">
            <text:p>1%</text:p>
          </table:table-cell>
          <table:table-cell table:formula="of:=[mv_deposities_per_n2000_per_sector.G61]/[mv_deposities_per_n2000_per_sector.$B61]" office:value-type="percentage" office:value="0.0148018389481081">
            <text:p>1%</text:p>
          </table:table-cell>
          <table:table-cell table:formula="of:=[mv_deposities_per_n2000_per_sector.H61]/[mv_deposities_per_n2000_per_sector.$B61]" office:value-type="percentage" office:value="0.0167105519384308">
            <text:p>2%</text:p>
          </table:table-cell>
          <table:table-cell table:formula="of:=[mv_deposities_per_n2000_per_sector.I61]/[mv_deposities_per_n2000_per_sector.$B61]" office:value-type="percentage" office:value="0.0217874711076868">
            <text:p>2%</text:p>
          </table:table-cell>
          <table:table-cell table:formula="of:=[mv_deposities_per_n2000_per_sector.J61]/[mv_deposities_per_n2000_per_sector.$B61]" office:value-type="percentage" office:value="0.0397885040343406">
            <text:p>4%</text:p>
          </table:table-cell>
          <table:table-cell table:formula="of:=[mv_deposities_per_n2000_per_sector.K61]/[mv_deposities_per_n2000_per_sector.$B61]" office:value-type="percentage" office:value="0.182989729999746">
            <text:p>18%</text:p>
          </table:table-cell>
          <table:table-cell table:formula="of:=[mv_deposities_per_n2000_per_sector.L61]/[mv_deposities_per_n2000_per_sector.$B61]" office:value-type="percentage" office:value="0.0672743436259112">
            <text:p>7%</text:p>
          </table:table-cell>
          <table:table-cell table:formula="of:=[mv_deposities_per_n2000_per_sector.M61]/[mv_deposities_per_n2000_per_sector.$B61]" office:value-type="percentage" office:value="0.0104903014960503">
            <text:p>1%</text:p>
          </table:table-cell>
          <table:table-cell table:formula="of:=[mv_deposities_per_n2000_per_sector.N61]/[mv_deposities_per_n2000_per_sector.$B61]" office:value-type="percentage" office:value="0.0518776405245913">
            <text:p>5%</text:p>
          </table:table-cell>
          <table:table-cell table:formula="of:=[mv_deposities_per_n2000_per_sector.O61]/[mv_deposities_per_n2000_per_sector.$B61]" office:value-type="percentage" office:value="0.102461413416193">
            <text:p>10%</text:p>
          </table:table-cell>
          <table:table-cell table:formula="of:=[mv_deposities_per_n2000_per_sector.P61]/[mv_deposities_per_n2000_per_sector.$B61]" office:value-type="percentage" office:value="0.0156559507581851">
            <text:p>2%</text:p>
          </table:table-cell>
          <table:table-cell table:formula="of:=[mv_deposities_per_n2000_per_sector.Q61]/[mv_deposities_per_n2000_per_sector.$B61]" office:value-type="percentage" office:value="0.000361016332094386">
            <text:p>0%</text:p>
          </table:table-cell>
          <table:table-cell table:formula="of:=[mv_deposities_per_n2000_per_sector.R61]/[mv_deposities_per_n2000_per_sector.$B61]" office:value-type="percentage" office:value="0.0107165293664434">
            <text:p>1%</text:p>
          </table:table-cell>
          <table:table-cell table:formula="of:=[mv_deposities_per_n2000_per_sector.S61]/[mv_deposities_per_n2000_per_sector.$B61]" office:value-type="percentage" office:value="0.0000287864805140927">
            <text:p>0%</text:p>
          </table:table-cell>
          <table:table-cell table:formula="of:=[mv_deposities_per_n2000_per_sector.T61]/[mv_deposities_per_n2000_per_sector.$B61]" office:value-type="percentage" office:value="0.0118393714387314">
            <text:p>1%</text:p>
          </table:table-cell>
          <table:table-cell table:formula="of:=[mv_deposities_per_n2000_per_sector.U61]/[mv_deposities_per_n2000_per_sector.$B61]" office:value-type="percentage" office:value="0.192962721507734">
            <text:p>19%</text:p>
          </table:table-cell>
          <table:table-cell table:number-columns-repeated="1003"/>
        </table:table-row>
        <table:table-row table:style-name="ro4">
          <table:table-cell table:formula="of:=[mv_deposities_per_n2000_per_sector.A62]" office:value-type="string" office:string-value="Leenderbos, Groote Heide &amp; De Plateaux">
            <text:p>Leenderbos, Groote Heide &amp; De Plateaux</text:p>
          </table:table-cell>
          <table:table-cell table:formula="of:=[mv_deposities_per_n2000_per_sector.B62]/[mv_deposities_per_n2000_per_sector.$B62]" office:value-type="percentage" office:value="1">
            <text:p>100%</text:p>
          </table:table-cell>
          <table:table-cell table:formula="of:=[mv_deposities_per_n2000_per_sector.C62]/[mv_deposities_per_n2000_per_sector.$B62]" office:value-type="percentage" office:value="0.00592325597449342">
            <text:p>1%</text:p>
          </table:table-cell>
          <table:table-cell table:formula="of:=[mv_deposities_per_n2000_per_sector.D62]/[mv_deposities_per_n2000_per_sector.$B62]" office:value-type="percentage" office:value="0.00237267717258726">
            <text:p>0%</text:p>
          </table:table-cell>
          <table:table-cell table:formula="of:=[mv_deposities_per_n2000_per_sector.E62]/[mv_deposities_per_n2000_per_sector.$B62]" office:value-type="percentage" office:value="0.158055419041209">
            <text:p>16%</text:p>
          </table:table-cell>
          <table:table-cell table:formula="of:=[mv_deposities_per_n2000_per_sector.F62]/[mv_deposities_per_n2000_per_sector.$B62]" office:value-type="percentage" office:value="0.0170308362797583">
            <text:p>2%</text:p>
          </table:table-cell>
          <table:table-cell table:formula="of:=[mv_deposities_per_n2000_per_sector.G62]/[mv_deposities_per_n2000_per_sector.$B62]" office:value-type="percentage" office:value="0.0237412665455628">
            <text:p>2%</text:p>
          </table:table-cell>
          <table:table-cell table:formula="of:=[mv_deposities_per_n2000_per_sector.H62]/[mv_deposities_per_n2000_per_sector.$B62]" office:value-type="percentage" office:value="0.0210828568311402">
            <text:p>2%</text:p>
          </table:table-cell>
          <table:table-cell table:formula="of:=[mv_deposities_per_n2000_per_sector.I62]/[mv_deposities_per_n2000_per_sector.$B62]" office:value-type="percentage" office:value="0.0121130544123662">
            <text:p>1%</text:p>
          </table:table-cell>
          <table:table-cell table:formula="of:=[mv_deposities_per_n2000_per_sector.J62]/[mv_deposities_per_n2000_per_sector.$B62]" office:value-type="percentage" office:value="0.104075411715241">
            <text:p>10%</text:p>
          </table:table-cell>
          <table:table-cell table:formula="of:=[mv_deposities_per_n2000_per_sector.K62]/[mv_deposities_per_n2000_per_sector.$B62]" office:value-type="percentage" office:value="0.186675657277275">
            <text:p>19%</text:p>
          </table:table-cell>
          <table:table-cell table:formula="of:=[mv_deposities_per_n2000_per_sector.L62]/[mv_deposities_per_n2000_per_sector.$B62]" office:value-type="percentage" office:value="0.165929215911522">
            <text:p>17%</text:p>
          </table:table-cell>
          <table:table-cell table:formula="of:=[mv_deposities_per_n2000_per_sector.M62]/[mv_deposities_per_n2000_per_sector.$B62]" office:value-type="percentage" office:value="0.00460194093501864">
            <text:p>0%</text:p>
          </table:table-cell>
          <table:table-cell table:formula="of:=[mv_deposities_per_n2000_per_sector.N62]/[mv_deposities_per_n2000_per_sector.$B62]" office:value-type="percentage" office:value="0.0339867948941255">
            <text:p>3%</text:p>
          </table:table-cell>
          <table:table-cell table:formula="of:=[mv_deposities_per_n2000_per_sector.O62]/[mv_deposities_per_n2000_per_sector.$B62]" office:value-type="percentage" office:value="0.116518259984579">
            <text:p>12%</text:p>
          </table:table-cell>
          <table:table-cell table:formula="of:=[mv_deposities_per_n2000_per_sector.P62]/[mv_deposities_per_n2000_per_sector.$B62]" office:value-type="percentage" office:value="0.0206853016149714">
            <text:p>2%</text:p>
          </table:table-cell>
          <table:table-cell table:formula="of:=[mv_deposities_per_n2000_per_sector.Q62]/[mv_deposities_per_n2000_per_sector.$B62]" office:value-type="percentage" office:value="0.001966243617151">
            <text:p>0%</text:p>
          </table:table-cell>
          <table:table-cell table:formula="of:=[mv_deposities_per_n2000_per_sector.R62]/[mv_deposities_per_n2000_per_sector.$B62]" office:value-type="percentage" office:value="0.0261627737100967">
            <text:p>3%</text:p>
          </table:table-cell>
          <table:table-cell table:formula="of:=[mv_deposities_per_n2000_per_sector.S62]/[mv_deposities_per_n2000_per_sector.$B62]" office:value-type="percentage" office:value="0.00048204365322618">
            <text:p>0%</text:p>
          </table:table-cell>
          <table:table-cell table:formula="of:=[mv_deposities_per_n2000_per_sector.T62]/[mv_deposities_per_n2000_per_sector.$B62]" office:value-type="percentage" office:value="0.0149080898639036">
            <text:p>1%</text:p>
          </table:table-cell>
          <table:table-cell table:formula="of:=[mv_deposities_per_n2000_per_sector.U62]/[mv_deposities_per_n2000_per_sector.$B62]" office:value-type="percentage" office:value="0.0836868588449137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63]" office:value-type="string" office:string-value="Lemselermaten">
            <text:p>Lemselermaten</text:p>
          </table:table-cell>
          <table:table-cell table:formula="of:=[mv_deposities_per_n2000_per_sector.B63]/[mv_deposities_per_n2000_per_sector.$B63]" office:value-type="percentage" office:value="1">
            <text:p>100%</text:p>
          </table:table-cell>
          <table:table-cell table:formula="of:=[mv_deposities_per_n2000_per_sector.C63]/[mv_deposities_per_n2000_per_sector.$B63]" office:value-type="percentage" office:value="0.0164500166378635">
            <text:p>2%</text:p>
          </table:table-cell>
          <table:table-cell table:formula="of:=[mv_deposities_per_n2000_per_sector.D63]/[mv_deposities_per_n2000_per_sector.$B63]" office:value-type="percentage" office:value="0.0000438020755604848">
            <text:p>0%</text:p>
          </table:table-cell>
          <table:table-cell table:formula="of:=[mv_deposities_per_n2000_per_sector.E63]/[mv_deposities_per_n2000_per_sector.$B63]" office:value-type="percentage" office:value="0.274675198087529">
            <text:p>27%</text:p>
          </table:table-cell>
          <table:table-cell table:formula="of:=[mv_deposities_per_n2000_per_sector.F63]/[mv_deposities_per_n2000_per_sector.$B63]" office:value-type="percentage" office:value="0.0041626687894803">
            <text:p>0%</text:p>
          </table:table-cell>
          <table:table-cell table:formula="of:=[mv_deposities_per_n2000_per_sector.G63]/[mv_deposities_per_n2000_per_sector.$B63]" office:value-type="percentage" office:value="0.0197223606306253">
            <text:p>2%</text:p>
          </table:table-cell>
          <table:table-cell table:formula="of:=[mv_deposities_per_n2000_per_sector.H63]/[mv_deposities_per_n2000_per_sector.$B63]" office:value-type="percentage" office:value="0.00683416257183629">
            <text:p>1%</text:p>
          </table:table-cell>
          <table:table-cell table:formula="of:=[mv_deposities_per_n2000_per_sector.I63]/[mv_deposities_per_n2000_per_sector.$B63]" office:value-type="percentage" office:value="0.0111673651337556">
            <text:p>1%</text:p>
          </table:table-cell>
          <table:table-cell table:formula="of:=[mv_deposities_per_n2000_per_sector.J63]/[mv_deposities_per_n2000_per_sector.$B63]" office:value-type="percentage" office:value="0.0512919707852275">
            <text:p>5%</text:p>
          </table:table-cell>
          <table:table-cell table:formula="of:=[mv_deposities_per_n2000_per_sector.K63]/[mv_deposities_per_n2000_per_sector.$B63]" office:value-type="percentage" office:value="0.33144814163202">
            <text:p>33%</text:p>
          </table:table-cell>
          <table:table-cell table:formula="of:=[mv_deposities_per_n2000_per_sector.L63]/[mv_deposities_per_n2000_per_sector.$B63]" office:value-type="percentage" office:value="0.13356170431279">
            <text:p>13%</text:p>
          </table:table-cell>
          <table:table-cell table:formula="of:=[mv_deposities_per_n2000_per_sector.M63]/[mv_deposities_per_n2000_per_sector.$B63]" office:value-type="percentage" office:value="0.00360172521313259">
            <text:p>0%</text:p>
          </table:table-cell>
          <table:table-cell table:formula="of:=[mv_deposities_per_n2000_per_sector.N63]/[mv_deposities_per_n2000_per_sector.$B63]" office:value-type="percentage" office:value="0.0284340394412587">
            <text:p>3%</text:p>
          </table:table-cell>
          <table:table-cell table:formula="of:=[mv_deposities_per_n2000_per_sector.O63]/[mv_deposities_per_n2000_per_sector.$B63]" office:value-type="percentage" office:value="0.0329207223983731">
            <text:p>3%</text:p>
          </table:table-cell>
          <table:table-cell table:formula="of:=[mv_deposities_per_n2000_per_sector.P63]/[mv_deposities_per_n2000_per_sector.$B63]" office:value-type="percentage" office:value="0.0132290059075669">
            <text:p>1%</text:p>
          </table:table-cell>
          <table:table-cell table:formula="of:=[mv_deposities_per_n2000_per_sector.Q63]/[mv_deposities_per_n2000_per_sector.$B63]" office:value-type="percentage" office:value="0.000226974391540694">
            <text:p>0%</text:p>
          </table:table-cell>
          <table:table-cell table:formula="of:=[mv_deposities_per_n2000_per_sector.R63]/[mv_deposities_per_n2000_per_sector.$B63]" office:value-type="percentage" office:value="0.00173658782177645">
            <text:p>0%</text:p>
          </table:table-cell>
          <table:table-cell table:formula="of:=[mv_deposities_per_n2000_per_sector.S63]/[mv_deposities_per_n2000_per_sector.$B63]" office:value-type="percentage" office:value="0.0000033760493020927">
            <text:p>0%</text:p>
          </table:table-cell>
          <table:table-cell table:formula="of:=[mv_deposities_per_n2000_per_sector.T63]/[mv_deposities_per_n2000_per_sector.$B63]" office:value-type="percentage" office:value="0.000467366414923038">
            <text:p>0%</text:p>
          </table:table-cell>
          <table:table-cell table:formula="of:=[mv_deposities_per_n2000_per_sector.U63]/[mv_deposities_per_n2000_per_sector.$B63]" office:value-type="percentage" office:value="0.0700074030701619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64]" office:value-type="string" office:string-value="Leudal">
            <text:p>Leudal</text:p>
          </table:table-cell>
          <table:table-cell table:formula="of:=[mv_deposities_per_n2000_per_sector.B64]/[mv_deposities_per_n2000_per_sector.$B64]" office:value-type="percentage" office:value="1">
            <text:p>100%</text:p>
          </table:table-cell>
          <table:table-cell table:formula="of:=[mv_deposities_per_n2000_per_sector.C64]/[mv_deposities_per_n2000_per_sector.$B64]" office:value-type="percentage" office:value="0.00447534640105313">
            <text:p>0%</text:p>
          </table:table-cell>
          <table:table-cell table:formula="of:=[mv_deposities_per_n2000_per_sector.D64]/[mv_deposities_per_n2000_per_sector.$B64]" office:value-type="percentage" office:value="0.00183632732964359">
            <text:p>0%</text:p>
          </table:table-cell>
          <table:table-cell table:formula="of:=[mv_deposities_per_n2000_per_sector.E64]/[mv_deposities_per_n2000_per_sector.$B64]" office:value-type="percentage" office:value="0.127982212026072">
            <text:p>13%</text:p>
          </table:table-cell>
          <table:table-cell table:formula="of:=[mv_deposities_per_n2000_per_sector.F64]/[mv_deposities_per_n2000_per_sector.$B64]" office:value-type="percentage" office:value="0.0123224140911457">
            <text:p>1%</text:p>
          </table:table-cell>
          <table:table-cell table:formula="of:=[mv_deposities_per_n2000_per_sector.G64]/[mv_deposities_per_n2000_per_sector.$B64]" office:value-type="percentage" office:value="0.0414238894828721">
            <text:p>4%</text:p>
          </table:table-cell>
          <table:table-cell table:formula="of:=[mv_deposities_per_n2000_per_sector.H64]/[mv_deposities_per_n2000_per_sector.$B64]" office:value-type="percentage" office:value="0.0412940350756022">
            <text:p>4%</text:p>
          </table:table-cell>
          <table:table-cell table:formula="of:=[mv_deposities_per_n2000_per_sector.I64]/[mv_deposities_per_n2000_per_sector.$B64]" office:value-type="percentage" office:value="0.0132799186575354">
            <text:p>1%</text:p>
          </table:table-cell>
          <table:table-cell table:formula="of:=[mv_deposities_per_n2000_per_sector.J64]/[mv_deposities_per_n2000_per_sector.$B64]" office:value-type="percentage" office:value="0.211697609937217">
            <text:p>21%</text:p>
          </table:table-cell>
          <table:table-cell table:formula="of:=[mv_deposities_per_n2000_per_sector.K64]/[mv_deposities_per_n2000_per_sector.$B64]" office:value-type="percentage" office:value="0.114945991122887">
            <text:p>11%</text:p>
          </table:table-cell>
          <table:table-cell table:formula="of:=[mv_deposities_per_n2000_per_sector.L64]/[mv_deposities_per_n2000_per_sector.$B64]" office:value-type="percentage" office:value="0.201600988290539">
            <text:p>20%</text:p>
          </table:table-cell>
          <table:table-cell table:formula="of:=[mv_deposities_per_n2000_per_sector.M64]/[mv_deposities_per_n2000_per_sector.$B64]" office:value-type="percentage" office:value="0.00437574818840544">
            <text:p>0%</text:p>
          </table:table-cell>
          <table:table-cell table:formula="of:=[mv_deposities_per_n2000_per_sector.N64]/[mv_deposities_per_n2000_per_sector.$B64]" office:value-type="percentage" office:value="0.040425925595269">
            <text:p>4%</text:p>
          </table:table-cell>
          <table:table-cell table:formula="of:=[mv_deposities_per_n2000_per_sector.O64]/[mv_deposities_per_n2000_per_sector.$B64]" office:value-type="percentage" office:value="0.0484316126610596">
            <text:p>5%</text:p>
          </table:table-cell>
          <table:table-cell table:formula="of:=[mv_deposities_per_n2000_per_sector.P64]/[mv_deposities_per_n2000_per_sector.$B64]" office:value-type="percentage" office:value="0.0139290337227069">
            <text:p>1%</text:p>
          </table:table-cell>
          <table:table-cell table:formula="of:=[mv_deposities_per_n2000_per_sector.Q64]/[mv_deposities_per_n2000_per_sector.$B64]" office:value-type="percentage" office:value="0.00104042459134025">
            <text:p>0%</text:p>
          </table:table-cell>
          <table:table-cell table:formula="of:=[mv_deposities_per_n2000_per_sector.R64]/[mv_deposities_per_n2000_per_sector.$B64]" office:value-type="percentage" office:value="0.0117015538380728">
            <text:p>1%</text:p>
          </table:table-cell>
          <table:table-cell table:formula="of:=[mv_deposities_per_n2000_per_sector.S64]/[mv_deposities_per_n2000_per_sector.$B64]" office:value-type="percentage" office:value="0.000107230936193767">
            <text:p>0%</text:p>
          </table:table-cell>
          <table:table-cell table:formula="of:=[mv_deposities_per_n2000_per_sector.T64]/[mv_deposities_per_n2000_per_sector.$B64]" office:value-type="percentage" office:value="0.0101004085763558">
            <text:p>1%</text:p>
          </table:table-cell>
          <table:table-cell table:formula="of:=[mv_deposities_per_n2000_per_sector.U64]/[mv_deposities_per_n2000_per_sector.$B64]" office:value-type="percentage" office:value="0.0990233253284571">
            <text:p>10%</text:p>
          </table:table-cell>
          <table:table-cell table:number-columns-repeated="1003"/>
        </table:table-row>
        <table:table-row table:style-name="ro3">
          <table:table-cell table:formula="of:=[mv_deposities_per_n2000_per_sector.A65]" office:value-type="string" office:string-value="Lieftinghsbroek">
            <text:p>Lieftinghsbroek</text:p>
          </table:table-cell>
          <table:table-cell table:formula="of:=[mv_deposities_per_n2000_per_sector.B65]/[mv_deposities_per_n2000_per_sector.$B65]" office:value-type="percentage" office:value="1">
            <text:p>100%</text:p>
          </table:table-cell>
          <table:table-cell table:formula="of:=[mv_deposities_per_n2000_per_sector.C65]/[mv_deposities_per_n2000_per_sector.$B65]" office:value-type="percentage" office:value="0.00640632321520935">
            <text:p>1%</text:p>
          </table:table-cell>
          <table:table-cell table:formula="of:=[mv_deposities_per_n2000_per_sector.D65]/[mv_deposities_per_n2000_per_sector.$B65]" office:value-type="percentage" office:value="0.000000973161661128566">
            <text:p>0%</text:p>
          </table:table-cell>
          <table:table-cell table:formula="of:=[mv_deposities_per_n2000_per_sector.E65]/[mv_deposities_per_n2000_per_sector.$B65]" office:value-type="percentage" office:value="0.196748310064227">
            <text:p>20%</text:p>
          </table:table-cell>
          <table:table-cell table:formula="of:=[mv_deposities_per_n2000_per_sector.F65]/[mv_deposities_per_n2000_per_sector.$B65]" office:value-type="percentage" office:value="0.00700157376459965">
            <text:p>1%</text:p>
          </table:table-cell>
          <table:table-cell table:formula="of:=[mv_deposities_per_n2000_per_sector.G65]/[mv_deposities_per_n2000_per_sector.$B65]" office:value-type="percentage" office:value="0.0203115058038551">
            <text:p>2%</text:p>
          </table:table-cell>
          <table:table-cell table:formula="of:=[mv_deposities_per_n2000_per_sector.H65]/[mv_deposities_per_n2000_per_sector.$B65]" office:value-type="percentage" office:value="0.167325416014446">
            <text:p>17%</text:p>
          </table:table-cell>
          <table:table-cell table:formula="of:=[mv_deposities_per_n2000_per_sector.I65]/[mv_deposities_per_n2000_per_sector.$B65]" office:value-type="percentage" office:value="0.00581350556997186">
            <text:p>1%</text:p>
          </table:table-cell>
          <table:table-cell table:formula="of:=[mv_deposities_per_n2000_per_sector.J65]/[mv_deposities_per_n2000_per_sector.$B65]" office:value-type="percentage" office:value="0.0837159075113645">
            <text:p>8%</text:p>
          </table:table-cell>
          <table:table-cell table:formula="of:=[mv_deposities_per_n2000_per_sector.K65]/[mv_deposities_per_n2000_per_sector.$B65]" office:value-type="percentage" office:value="0.273792221226894">
            <text:p>27%</text:p>
          </table:table-cell>
          <table:table-cell table:formula="of:=[mv_deposities_per_n2000_per_sector.L65]/[mv_deposities_per_n2000_per_sector.$B65]" office:value-type="percentage" office:value="0.0855259882010637">
            <text:p>9%</text:p>
          </table:table-cell>
          <table:table-cell table:formula="of:=[mv_deposities_per_n2000_per_sector.M65]/[mv_deposities_per_n2000_per_sector.$B65]" office:value-type="percentage" office:value="0.00660938961516484">
            <text:p>1%</text:p>
          </table:table-cell>
          <table:table-cell table:formula="of:=[mv_deposities_per_n2000_per_sector.N65]/[mv_deposities_per_n2000_per_sector.$B65]" office:value-type="percentage" office:value="0.0313948439624483">
            <text:p>3%</text:p>
          </table:table-cell>
          <table:table-cell table:formula="of:=[mv_deposities_per_n2000_per_sector.O65]/[mv_deposities_per_n2000_per_sector.$B65]" office:value-type="percentage" office:value="0.00987321163297986">
            <text:p>1%</text:p>
          </table:table-cell>
          <table:table-cell table:formula="of:=[mv_deposities_per_n2000_per_sector.P65]/[mv_deposities_per_n2000_per_sector.$B65]" office:value-type="percentage" office:value="0.0102658823632452">
            <text:p>1%</text:p>
          </table:table-cell>
          <table:table-cell table:formula="of:=[mv_deposities_per_n2000_per_sector.Q65]/[mv_deposities_per_n2000_per_sector.$B65]" office:value-type="percentage" office:value="0.0000789882881616019">
            <text:p>0%</text:p>
          </table:table-cell>
          <table:table-cell table:formula="of:=[mv_deposities_per_n2000_per_sector.R65]/[mv_deposities_per_n2000_per_sector.$B65]" office:value-type="percentage" office:value="0.00190837001747312">
            <text:p>0%</text:p>
          </table:table-cell>
          <table:table-cell table:formula="of:=[mv_deposities_per_n2000_per_sector.S65]/[mv_deposities_per_n2000_per_sector.$B65]" office:value-type="percentage" office:value="0.00000145974249169285">
            <text:p>0%</text:p>
          </table:table-cell>
          <table:table-cell table:formula="of:=[mv_deposities_per_n2000_per_sector.T65]/[mv_deposities_per_n2000_per_sector.$B65]" office:value-type="percentage" office:value="0.00019917375331098">
            <text:p>0%</text:p>
          </table:table-cell>
          <table:table-cell table:formula="of:=[mv_deposities_per_n2000_per_sector.U65]/[mv_deposities_per_n2000_per_sector.$B65]" office:value-type="percentage" office:value="0.0930185220237026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66]" office:value-type="string" office:string-value="Lingegebied &amp; Diefdijk-Zuid">
            <text:p>Lingegebied &amp; Diefdijk-Zuid</text:p>
          </table:table-cell>
          <table:table-cell table:formula="of:=[mv_deposities_per_n2000_per_sector.B66]/[mv_deposities_per_n2000_per_sector.$B66]" office:value-type="percentage" office:value="1">
            <text:p>100%</text:p>
          </table:table-cell>
          <table:table-cell table:formula="of:=[mv_deposities_per_n2000_per_sector.C66]/[mv_deposities_per_n2000_per_sector.$B66]" office:value-type="percentage" office:value="0.0132397510495647">
            <text:p>1%</text:p>
          </table:table-cell>
          <table:table-cell table:formula="of:=[mv_deposities_per_n2000_per_sector.D66]/[mv_deposities_per_n2000_per_sector.$B66]" office:value-type="percentage" office:value="0.00231038553970722">
            <text:p>0%</text:p>
          </table:table-cell>
          <table:table-cell table:formula="of:=[mv_deposities_per_n2000_per_sector.E66]/[mv_deposities_per_n2000_per_sector.$B66]" office:value-type="percentage" office:value="0.2937724997574">
            <text:p>29%</text:p>
          </table:table-cell>
          <table:table-cell table:formula="of:=[mv_deposities_per_n2000_per_sector.F66]/[mv_deposities_per_n2000_per_sector.$B66]" office:value-type="percentage" office:value="0.0055461649155086">
            <text:p>1%</text:p>
          </table:table-cell>
          <table:table-cell table:formula="of:=[mv_deposities_per_n2000_per_sector.G66]/[mv_deposities_per_n2000_per_sector.$B66]" office:value-type="percentage" office:value="0.0215271089563238">
            <text:p>2%</text:p>
          </table:table-cell>
          <table:table-cell table:formula="of:=[mv_deposities_per_n2000_per_sector.H66]/[mv_deposities_per_n2000_per_sector.$B66]" office:value-type="percentage" office:value="0.0151461639187655">
            <text:p>2%</text:p>
          </table:table-cell>
          <table:table-cell table:formula="of:=[mv_deposities_per_n2000_per_sector.I66]/[mv_deposities_per_n2000_per_sector.$B66]" office:value-type="percentage" office:value="0.0137998512045693">
            <text:p>1%</text:p>
          </table:table-cell>
          <table:table-cell table:formula="of:=[mv_deposities_per_n2000_per_sector.J66]/[mv_deposities_per_n2000_per_sector.$B66]" office:value-type="percentage" office:value="0.062656114670358">
            <text:p>6%</text:p>
          </table:table-cell>
          <table:table-cell table:formula="of:=[mv_deposities_per_n2000_per_sector.K66]/[mv_deposities_per_n2000_per_sector.$B66]" office:value-type="percentage" office:value="0.206368834295062">
            <text:p>21%</text:p>
          </table:table-cell>
          <table:table-cell table:formula="of:=[mv_deposities_per_n2000_per_sector.L66]/[mv_deposities_per_n2000_per_sector.$B66]" office:value-type="percentage" office:value="0.0418643007941912">
            <text:p>4%</text:p>
          </table:table-cell>
          <table:table-cell table:formula="of:=[mv_deposities_per_n2000_per_sector.M66]/[mv_deposities_per_n2000_per_sector.$B66]" office:value-type="percentage" office:value="0.00529035524849915">
            <text:p>1%</text:p>
          </table:table-cell>
          <table:table-cell table:formula="of:=[mv_deposities_per_n2000_per_sector.N66]/[mv_deposities_per_n2000_per_sector.$B66]" office:value-type="percentage" office:value="0.0323193355660901">
            <text:p>3%</text:p>
          </table:table-cell>
          <table:table-cell table:formula="of:=[mv_deposities_per_n2000_per_sector.O66]/[mv_deposities_per_n2000_per_sector.$B66]" office:value-type="percentage" office:value="0.0875727253714317">
            <text:p>9%</text:p>
          </table:table-cell>
          <table:table-cell table:formula="of:=[mv_deposities_per_n2000_per_sector.P66]/[mv_deposities_per_n2000_per_sector.$B66]" office:value-type="percentage" office:value="0.0210972320085016">
            <text:p>2%</text:p>
          </table:table-cell>
          <table:table-cell table:formula="of:=[mv_deposities_per_n2000_per_sector.Q66]/[mv_deposities_per_n2000_per_sector.$B66]" office:value-type="percentage" office:value="0.00319163564843028">
            <text:p>0%</text:p>
          </table:table-cell>
          <table:table-cell table:formula="of:=[mv_deposities_per_n2000_per_sector.R66]/[mv_deposities_per_n2000_per_sector.$B66]" office:value-type="percentage" office:value="0.0264626110909073">
            <text:p>3%</text:p>
          </table:table-cell>
          <table:table-cell table:formula="of:=[mv_deposities_per_n2000_per_sector.S66]/[mv_deposities_per_n2000_per_sector.$B66]" office:value-type="percentage" office:value="0.000459022216911867">
            <text:p>0%</text:p>
          </table:table-cell>
          <table:table-cell table:formula="of:=[mv_deposities_per_n2000_per_sector.T66]/[mv_deposities_per_n2000_per_sector.$B66]" office:value-type="percentage" office:value="0.0309475759408138">
            <text:p>3%</text:p>
          </table:table-cell>
          <table:table-cell table:formula="of:=[mv_deposities_per_n2000_per_sector.U66]/[mv_deposities_per_n2000_per_sector.$B66]" office:value-type="percentage" office:value="0.116422993239007">
            <text:p>12%</text:p>
          </table:table-cell>
          <table:table-cell table:number-columns-repeated="1003"/>
        </table:table-row>
        <table:table-row table:style-name="ro4">
          <table:table-cell table:formula="of:=[mv_deposities_per_n2000_per_sector.A67]" office:value-type="string" office:string-value="Loevestein, Pompveld &amp; Kornsche Boezem">
            <text:p>Loevestein, Pompveld &amp; Kornsche Boezem</text:p>
          </table:table-cell>
          <table:table-cell table:formula="of:=[mv_deposities_per_n2000_per_sector.B67]/[mv_deposities_per_n2000_per_sector.$B67]" office:value-type="percentage" office:value="1">
            <text:p>100%</text:p>
          </table:table-cell>
          <table:table-cell table:formula="of:=[mv_deposities_per_n2000_per_sector.C67]/[mv_deposities_per_n2000_per_sector.$B67]" office:value-type="percentage" office:value="0.0104481250986566">
            <text:p>1%</text:p>
          </table:table-cell>
          <table:table-cell table:formula="of:=[mv_deposities_per_n2000_per_sector.D67]/[mv_deposities_per_n2000_per_sector.$B67]" office:value-type="percentage" office:value="0.00206468018713812">
            <text:p>0%</text:p>
          </table:table-cell>
          <table:table-cell table:formula="of:=[mv_deposities_per_n2000_per_sector.E67]/[mv_deposities_per_n2000_per_sector.$B67]" office:value-type="percentage" office:value="0.264880946352306">
            <text:p>26%</text:p>
          </table:table-cell>
          <table:table-cell table:formula="of:=[mv_deposities_per_n2000_per_sector.F67]/[mv_deposities_per_n2000_per_sector.$B67]" office:value-type="percentage" office:value="0.00571715405595616">
            <text:p>1%</text:p>
          </table:table-cell>
          <table:table-cell table:formula="of:=[mv_deposities_per_n2000_per_sector.G67]/[mv_deposities_per_n2000_per_sector.$B67]" office:value-type="percentage" office:value="0.018084015520241">
            <text:p>2%</text:p>
          </table:table-cell>
          <table:table-cell table:formula="of:=[mv_deposities_per_n2000_per_sector.H67]/[mv_deposities_per_n2000_per_sector.$B67]" office:value-type="percentage" office:value="0.0269188290009245">
            <text:p>3%</text:p>
          </table:table-cell>
          <table:table-cell table:formula="of:=[mv_deposities_per_n2000_per_sector.I67]/[mv_deposities_per_n2000_per_sector.$B67]" office:value-type="percentage" office:value="0.0149252013212016">
            <text:p>1%</text:p>
          </table:table-cell>
          <table:table-cell table:formula="of:=[mv_deposities_per_n2000_per_sector.J67]/[mv_deposities_per_n2000_per_sector.$B67]" office:value-type="percentage" office:value="0.0461814125178199">
            <text:p>5%</text:p>
          </table:table-cell>
          <table:table-cell table:formula="of:=[mv_deposities_per_n2000_per_sector.K67]/[mv_deposities_per_n2000_per_sector.$B67]" office:value-type="percentage" office:value="0.1987114800823">
            <text:p>20%</text:p>
          </table:table-cell>
          <table:table-cell table:formula="of:=[mv_deposities_per_n2000_per_sector.L67]/[mv_deposities_per_n2000_per_sector.$B67]" office:value-type="percentage" office:value="0.0498952480069207">
            <text:p>5%</text:p>
          </table:table-cell>
          <table:table-cell table:formula="of:=[mv_deposities_per_n2000_per_sector.M67]/[mv_deposities_per_n2000_per_sector.$B67]" office:value-type="percentage" office:value="0.0073352086011008">
            <text:p>1%</text:p>
          </table:table-cell>
          <table:table-cell table:formula="of:=[mv_deposities_per_n2000_per_sector.N67]/[mv_deposities_per_n2000_per_sector.$B67]" office:value-type="percentage" office:value="0.0359444711920284">
            <text:p>4%</text:p>
          </table:table-cell>
          <table:table-cell table:formula="of:=[mv_deposities_per_n2000_per_sector.O67]/[mv_deposities_per_n2000_per_sector.$B67]" office:value-type="percentage" office:value="0.0761115556232956">
            <text:p>8%</text:p>
          </table:table-cell>
          <table:table-cell table:formula="of:=[mv_deposities_per_n2000_per_sector.P67]/[mv_deposities_per_n2000_per_sector.$B67]" office:value-type="percentage" office:value="0.0206487780910359">
            <text:p>2%</text:p>
          </table:table-cell>
          <table:table-cell table:formula="of:=[mv_deposities_per_n2000_per_sector.Q67]/[mv_deposities_per_n2000_per_sector.$B67]" office:value-type="percentage" office:value="0.00266819296698009">
            <text:p>0%</text:p>
          </table:table-cell>
          <table:table-cell table:formula="of:=[mv_deposities_per_n2000_per_sector.R67]/[mv_deposities_per_n2000_per_sector.$B67]" office:value-type="percentage" office:value="0.0287405082787547">
            <text:p>3%</text:p>
          </table:table-cell>
          <table:table-cell table:formula="of:=[mv_deposities_per_n2000_per_sector.S67]/[mv_deposities_per_n2000_per_sector.$B67]" office:value-type="percentage" office:value="0.000466881893455575">
            <text:p>0%</text:p>
          </table:table-cell>
          <table:table-cell table:formula="of:=[mv_deposities_per_n2000_per_sector.T67]/[mv_deposities_per_n2000_per_sector.$B67]" office:value-type="percentage" office:value="0.0498689395827656">
            <text:p>5%</text:p>
          </table:table-cell>
          <table:table-cell table:formula="of:=[mv_deposities_per_n2000_per_sector.U67]/[mv_deposities_per_n2000_per_sector.$B67]" office:value-type="percentage" office:value="0.140376341389969">
            <text:p>14%</text:p>
          </table:table-cell>
          <table:table-cell table:number-columns-repeated="1003"/>
        </table:table-row>
        <table:table-row table:style-name="ro3">
          <table:table-cell table:formula="of:=[mv_deposities_per_n2000_per_sector.A68]" office:value-type="string" office:string-value="Lonnekermeer">
            <text:p>Lonnekermeer</text:p>
          </table:table-cell>
          <table:table-cell table:formula="of:=[mv_deposities_per_n2000_per_sector.B68]/[mv_deposities_per_n2000_per_sector.$B68]" office:value-type="percentage" office:value="1">
            <text:p>100%</text:p>
          </table:table-cell>
          <table:table-cell table:formula="of:=[mv_deposities_per_n2000_per_sector.C68]/[mv_deposities_per_n2000_per_sector.$B68]" office:value-type="percentage" office:value="0.00798125693219429">
            <text:p>1%</text:p>
          </table:table-cell>
          <table:table-cell table:formula="of:=[mv_deposities_per_n2000_per_sector.D68]/[mv_deposities_per_n2000_per_sector.$B68]" office:value-type="percentage" office:value="0.0000685826347762028">
            <text:p>0%</text:p>
          </table:table-cell>
          <table:table-cell table:formula="of:=[mv_deposities_per_n2000_per_sector.E68]/[mv_deposities_per_n2000_per_sector.$B68]" office:value-type="percentage" office:value="0.220796318635172">
            <text:p>22%</text:p>
          </table:table-cell>
          <table:table-cell table:formula="of:=[mv_deposities_per_n2000_per_sector.F68]/[mv_deposities_per_n2000_per_sector.$B68]" office:value-type="percentage" office:value="0.00566001788433771">
            <text:p>1%</text:p>
          </table:table-cell>
          <table:table-cell table:formula="of:=[mv_deposities_per_n2000_per_sector.G68]/[mv_deposities_per_n2000_per_sector.$B68]" office:value-type="percentage" office:value="0.0169599193015192">
            <text:p>2%</text:p>
          </table:table-cell>
          <table:table-cell table:formula="of:=[mv_deposities_per_n2000_per_sector.H68]/[mv_deposities_per_n2000_per_sector.$B68]" office:value-type="percentage" office:value="0.00551630895054977">
            <text:p>1%</text:p>
          </table:table-cell>
          <table:table-cell table:formula="of:=[mv_deposities_per_n2000_per_sector.I68]/[mv_deposities_per_n2000_per_sector.$B68]" office:value-type="percentage" office:value="0.0125852280806753">
            <text:p>1%</text:p>
          </table:table-cell>
          <table:table-cell table:formula="of:=[mv_deposities_per_n2000_per_sector.J68]/[mv_deposities_per_n2000_per_sector.$B68]" office:value-type="percentage" office:value="0.0614650156834014">
            <text:p>6%</text:p>
          </table:table-cell>
          <table:table-cell table:formula="of:=[mv_deposities_per_n2000_per_sector.K68]/[mv_deposities_per_n2000_per_sector.$B68]" office:value-type="percentage" office:value="0.239653648885601">
            <text:p>24%</text:p>
          </table:table-cell>
          <table:table-cell table:formula="of:=[mv_deposities_per_n2000_per_sector.L68]/[mv_deposities_per_n2000_per_sector.$B68]" office:value-type="percentage" office:value="0.121188284122881">
            <text:p>12%</text:p>
          </table:table-cell>
          <table:table-cell table:formula="of:=[mv_deposities_per_n2000_per_sector.M68]/[mv_deposities_per_n2000_per_sector.$B68]" office:value-type="percentage" office:value="0.00422959805039074">
            <text:p>0%</text:p>
          </table:table-cell>
          <table:table-cell table:formula="of:=[mv_deposities_per_n2000_per_sector.N68]/[mv_deposities_per_n2000_per_sector.$B68]" office:value-type="percentage" office:value="0.0540879151357218">
            <text:p>5%</text:p>
          </table:table-cell>
          <table:table-cell table:formula="of:=[mv_deposities_per_n2000_per_sector.O68]/[mv_deposities_per_n2000_per_sector.$B68]" office:value-type="percentage" office:value="0.0953236961937769">
            <text:p>10%</text:p>
          </table:table-cell>
          <table:table-cell table:formula="of:=[mv_deposities_per_n2000_per_sector.P68]/[mv_deposities_per_n2000_per_sector.$B68]" office:value-type="percentage" office:value="0.0155983337817421">
            <text:p>2%</text:p>
          </table:table-cell>
          <table:table-cell table:formula="of:=[mv_deposities_per_n2000_per_sector.Q68]/[mv_deposities_per_n2000_per_sector.$B68]" office:value-type="percentage" office:value="0.000360782410831878">
            <text:p>0%</text:p>
          </table:table-cell>
          <table:table-cell table:formula="of:=[mv_deposities_per_n2000_per_sector.R68]/[mv_deposities_per_n2000_per_sector.$B68]" office:value-type="percentage" office:value="0.00150202262144726">
            <text:p>0%</text:p>
          </table:table-cell>
          <table:table-cell table:formula="of:=[mv_deposities_per_n2000_per_sector.S68]/[mv_deposities_per_n2000_per_sector.$B68]" office:value-type="percentage" office:value="0.00000377519090511208">
            <text:p>0%</text:p>
          </table:table-cell>
          <table:table-cell table:formula="of:=[mv_deposities_per_n2000_per_sector.T68]/[mv_deposities_per_n2000_per_sector.$B68]" office:value-type="percentage" office:value="0.000692370011997556">
            <text:p>0%</text:p>
          </table:table-cell>
          <table:table-cell table:formula="of:=[mv_deposities_per_n2000_per_sector.U68]/[mv_deposities_per_n2000_per_sector.$B68]" office:value-type="percentage" office:value="0.136322898621778">
            <text:p>14%</text:p>
          </table:table-cell>
          <table:table-cell table:number-columns-repeated="1003"/>
        </table:table-row>
        <table:table-row table:style-name="ro4">
          <table:table-cell table:formula="of:=[mv_deposities_per_n2000_per_sector.A69]" office:value-type="string" office:string-value="Loonse en Drunense Duinen &amp; Leemkuilen">
            <text:p>Loonse en Drunense Duinen &amp; Leemkuilen</text:p>
          </table:table-cell>
          <table:table-cell table:formula="of:=[mv_deposities_per_n2000_per_sector.B69]/[mv_deposities_per_n2000_per_sector.$B69]" office:value-type="percentage" office:value="1">
            <text:p>100%</text:p>
          </table:table-cell>
          <table:table-cell table:formula="of:=[mv_deposities_per_n2000_per_sector.C69]/[mv_deposities_per_n2000_per_sector.$B69]" office:value-type="percentage" office:value="0.00749335975070971">
            <text:p>1%</text:p>
          </table:table-cell>
          <table:table-cell table:formula="of:=[mv_deposities_per_n2000_per_sector.D69]/[mv_deposities_per_n2000_per_sector.$B69]" office:value-type="percentage" office:value="0.00311855020378029">
            <text:p>0%</text:p>
          </table:table-cell>
          <table:table-cell table:formula="of:=[mv_deposities_per_n2000_per_sector.E69]/[mv_deposities_per_n2000_per_sector.$B69]" office:value-type="percentage" office:value="0.196834761921161">
            <text:p>20%</text:p>
          </table:table-cell>
          <table:table-cell table:formula="of:=[mv_deposities_per_n2000_per_sector.F69]/[mv_deposities_per_n2000_per_sector.$B69]" office:value-type="percentage" office:value="0.0120245672568119">
            <text:p>1%</text:p>
          </table:table-cell>
          <table:table-cell table:formula="of:=[mv_deposities_per_n2000_per_sector.G69]/[mv_deposities_per_n2000_per_sector.$B69]" office:value-type="percentage" office:value="0.0193399091121223">
            <text:p>2%</text:p>
          </table:table-cell>
          <table:table-cell table:formula="of:=[mv_deposities_per_n2000_per_sector.H69]/[mv_deposities_per_n2000_per_sector.$B69]" office:value-type="percentage" office:value="0.0185819821343642">
            <text:p>2%</text:p>
          </table:table-cell>
          <table:table-cell table:formula="of:=[mv_deposities_per_n2000_per_sector.I69]/[mv_deposities_per_n2000_per_sector.$B69]" office:value-type="percentage" office:value="0.0193786930989733">
            <text:p>2%</text:p>
          </table:table-cell>
          <table:table-cell table:formula="of:=[mv_deposities_per_n2000_per_sector.J69]/[mv_deposities_per_n2000_per_sector.$B69]" office:value-type="percentage" office:value="0.0711272819648036">
            <text:p>7%</text:p>
          </table:table-cell>
          <table:table-cell table:formula="of:=[mv_deposities_per_n2000_per_sector.K69]/[mv_deposities_per_n2000_per_sector.$B69]" office:value-type="percentage" office:value="0.199568510752619">
            <text:p>20%</text:p>
          </table:table-cell>
          <table:table-cell table:formula="of:=[mv_deposities_per_n2000_per_sector.L69]/[mv_deposities_per_n2000_per_sector.$B69]" office:value-type="percentage" office:value="0.11868142365514">
            <text:p>12%</text:p>
          </table:table-cell>
          <table:table-cell table:formula="of:=[mv_deposities_per_n2000_per_sector.M69]/[mv_deposities_per_n2000_per_sector.$B69]" office:value-type="percentage" office:value="0.00570317965557056">
            <text:p>1%</text:p>
          </table:table-cell>
          <table:table-cell table:formula="of:=[mv_deposities_per_n2000_per_sector.N69]/[mv_deposities_per_n2000_per_sector.$B69]" office:value-type="percentage" office:value="0.0452925561758517">
            <text:p>5%</text:p>
          </table:table-cell>
          <table:table-cell table:formula="of:=[mv_deposities_per_n2000_per_sector.O69]/[mv_deposities_per_n2000_per_sector.$B69]" office:value-type="percentage" office:value="0.0825425461414774">
            <text:p>8%</text:p>
          </table:table-cell>
          <table:table-cell table:formula="of:=[mv_deposities_per_n2000_per_sector.P69]/[mv_deposities_per_n2000_per_sector.$B69]" office:value-type="percentage" office:value="0.0246836571121207">
            <text:p>2%</text:p>
          </table:table-cell>
          <table:table-cell table:formula="of:=[mv_deposities_per_n2000_per_sector.Q69]/[mv_deposities_per_n2000_per_sector.$B69]" office:value-type="percentage" office:value="0.0020807173024909">
            <text:p>0%</text:p>
          </table:table-cell>
          <table:table-cell table:formula="of:=[mv_deposities_per_n2000_per_sector.R69]/[mv_deposities_per_n2000_per_sector.$B69]" office:value-type="percentage" office:value="0.0301005500021658">
            <text:p>3%</text:p>
          </table:table-cell>
          <table:table-cell table:formula="of:=[mv_deposities_per_n2000_per_sector.S69]/[mv_deposities_per_n2000_per_sector.$B69]" office:value-type="percentage" office:value="0.000583520749418292">
            <text:p>0%</text:p>
          </table:table-cell>
          <table:table-cell table:formula="of:=[mv_deposities_per_n2000_per_sector.T69]/[mv_deposities_per_n2000_per_sector.$B69]" office:value-type="percentage" office:value="0.0226740129977303">
            <text:p>2%</text:p>
          </table:table-cell>
          <table:table-cell table:formula="of:=[mv_deposities_per_n2000_per_sector.U69]/[mv_deposities_per_n2000_per_sector.$B69]" office:value-type="percentage" office:value="0.120188056810578">
            <text:p>12%</text:p>
          </table:table-cell>
          <table:table-cell table:number-columns-repeated="1003"/>
        </table:table-row>
        <table:table-row table:style-name="ro3">
          <table:table-cell table:formula="of:=[mv_deposities_per_n2000_per_sector.A70]" office:value-type="string" office:string-value="Maas bij Eijsden">
            <text:p>Maas bij Eijsden</text:p>
          </table:table-cell>
          <table:table-cell table:formula="of:=[mv_deposities_per_n2000_per_sector.B70]/[mv_deposities_per_n2000_per_sector.$B70]" office:value-type="percentage" office:value="1">
            <text:p>100%</text:p>
          </table:table-cell>
          <table:table-cell table:formula="of:=[mv_deposities_per_n2000_per_sector.C70]/[mv_deposities_per_n2000_per_sector.$B70]" office:value-type="percentage" office:value="0.00933107247132953">
            <text:p>1%</text:p>
          </table:table-cell>
          <table:table-cell table:formula="of:=[mv_deposities_per_n2000_per_sector.D70]/[mv_deposities_per_n2000_per_sector.$B70]" office:value-type="percentage" office:value="0">
            <text:p>0%</text:p>
          </table:table-cell>
          <table:table-cell table:formula="of:=[mv_deposities_per_n2000_per_sector.E70]/[mv_deposities_per_n2000_per_sector.$B70]" office:value-type="percentage" office:value="0.125317306631081">
            <text:p>13%</text:p>
          </table:table-cell>
          <table:table-cell table:formula="of:=[mv_deposities_per_n2000_per_sector.F70]/[mv_deposities_per_n2000_per_sector.$B70]" office:value-type="percentage" office:value="0.000100334112594941">
            <text:p>0%</text:p>
          </table:table-cell>
          <table:table-cell table:formula="of:=[mv_deposities_per_n2000_per_sector.G70]/[mv_deposities_per_n2000_per_sector.$B70]" office:value-type="percentage" office:value="0.0112976210781904">
            <text:p>1%</text:p>
          </table:table-cell>
          <table:table-cell table:formula="of:=[mv_deposities_per_n2000_per_sector.H70]/[mv_deposities_per_n2000_per_sector.$B70]" office:value-type="percentage" office:value="0.009381239527627">
            <text:p>1%</text:p>
          </table:table-cell>
          <table:table-cell table:formula="of:=[mv_deposities_per_n2000_per_sector.I70]/[mv_deposities_per_n2000_per_sector.$B70]" office:value-type="percentage" office:value="0.00669228531008258">
            <text:p>1%</text:p>
          </table:table-cell>
          <table:table-cell table:formula="of:=[mv_deposities_per_n2000_per_sector.J70]/[mv_deposities_per_n2000_per_sector.$B70]" office:value-type="percentage" office:value="0.0305718041076786">
            <text:p>3%</text:p>
          </table:table-cell>
          <table:table-cell table:formula="of:=[mv_deposities_per_n2000_per_sector.K70]/[mv_deposities_per_n2000_per_sector.$B70]" office:value-type="percentage" office:value="0.14993929786188">
            <text:p>15%</text:p>
          </table:table-cell>
          <table:table-cell table:formula="of:=[mv_deposities_per_n2000_per_sector.L70]/[mv_deposities_per_n2000_per_sector.$B70]" office:value-type="percentage" office:value="0.000110367523854435">
            <text:p>0%</text:p>
          </table:table-cell>
          <table:table-cell table:formula="of:=[mv_deposities_per_n2000_per_sector.M70]/[mv_deposities_per_n2000_per_sector.$B70]" office:value-type="percentage" office:value="0.0000501670562974706">
            <text:p>0%</text:p>
          </table:table-cell>
          <table:table-cell table:formula="of:=[mv_deposities_per_n2000_per_sector.N70]/[mv_deposities_per_n2000_per_sector.$B70]" office:value-type="percentage" office:value="0.261621198591309">
            <text:p>26%</text:p>
          </table:table-cell>
          <table:table-cell table:formula="of:=[mv_deposities_per_n2000_per_sector.O70]/[mv_deposities_per_n2000_per_sector.$B70]" office:value-type="percentage" office:value="0.137497867900107">
            <text:p>14%</text:p>
          </table:table-cell>
          <table:table-cell table:formula="of:=[mv_deposities_per_n2000_per_sector.P70]/[mv_deposities_per_n2000_per_sector.$B70]" office:value-type="percentage" office:value="0.0237591178624821">
            <text:p>2%</text:p>
          </table:table-cell>
          <table:table-cell table:formula="of:=[mv_deposities_per_n2000_per_sector.Q70]/[mv_deposities_per_n2000_per_sector.$B70]" office:value-type="percentage" office:value="0.0000301002337784823">
            <text:p>0%</text:p>
          </table:table-cell>
          <table:table-cell table:formula="of:=[mv_deposities_per_n2000_per_sector.R70]/[mv_deposities_per_n2000_per_sector.$B70]" office:value-type="percentage" office:value="0.000411369861639259">
            <text:p>0%</text:p>
          </table:table-cell>
          <table:table-cell table:formula="of:=[mv_deposities_per_n2000_per_sector.S70]/[mv_deposities_per_n2000_per_sector.$B70]" office:value-type="percentage" office:value="0">
            <text:p>0%</text:p>
          </table:table-cell>
          <table:table-cell table:formula="of:=[mv_deposities_per_n2000_per_sector.T70]/[mv_deposities_per_n2000_per_sector.$B70]" office:value-type="percentage" office:value="0.0261972367985391">
            <text:p>3%</text:p>
          </table:table-cell>
          <table:table-cell table:formula="of:=[mv_deposities_per_n2000_per_sector.U70]/[mv_deposities_per_n2000_per_sector.$B70]" office:value-type="percentage" office:value="0.207571212136414">
            <text:p>21%</text:p>
          </table:table-cell>
          <table:table-cell table:number-columns-repeated="1003"/>
        </table:table-row>
        <table:table-row table:style-name="ro3">
          <table:table-cell table:formula="of:=[mv_deposities_per_n2000_per_sector.A71]" office:value-type="string" office:string-value="Maasduinen">
            <text:p>Maasduinen</text:p>
          </table:table-cell>
          <table:table-cell table:formula="of:=[mv_deposities_per_n2000_per_sector.B71]/[mv_deposities_per_n2000_per_sector.$B71]" office:value-type="percentage" office:value="1">
            <text:p>100%</text:p>
          </table:table-cell>
          <table:table-cell table:formula="of:=[mv_deposities_per_n2000_per_sector.C71]/[mv_deposities_per_n2000_per_sector.$B71]" office:value-type="percentage" office:value="0.00521047168694345">
            <text:p>1%</text:p>
          </table:table-cell>
          <table:table-cell table:formula="of:=[mv_deposities_per_n2000_per_sector.D71]/[mv_deposities_per_n2000_per_sector.$B71]" office:value-type="percentage" office:value="0.00282976957936916">
            <text:p>0%</text:p>
          </table:table-cell>
          <table:table-cell table:formula="of:=[mv_deposities_per_n2000_per_sector.E71]/[mv_deposities_per_n2000_per_sector.$B71]" office:value-type="percentage" office:value="0.154768747754396">
            <text:p>15%</text:p>
          </table:table-cell>
          <table:table-cell table:formula="of:=[mv_deposities_per_n2000_per_sector.F71]/[mv_deposities_per_n2000_per_sector.$B71]" office:value-type="percentage" office:value="0.0181796123974118">
            <text:p>2%</text:p>
          </table:table-cell>
          <table:table-cell table:formula="of:=[mv_deposities_per_n2000_per_sector.G71]/[mv_deposities_per_n2000_per_sector.$B71]" office:value-type="percentage" office:value="0.0387965803298817">
            <text:p>4%</text:p>
          </table:table-cell>
          <table:table-cell table:formula="of:=[mv_deposities_per_n2000_per_sector.H71]/[mv_deposities_per_n2000_per_sector.$B71]" office:value-type="percentage" office:value="0.0265311717571384">
            <text:p>3%</text:p>
          </table:table-cell>
          <table:table-cell table:formula="of:=[mv_deposities_per_n2000_per_sector.I71]/[mv_deposities_per_n2000_per_sector.$B71]" office:value-type="percentage" office:value="0.0137802425284298">
            <text:p>1%</text:p>
          </table:table-cell>
          <table:table-cell table:formula="of:=[mv_deposities_per_n2000_per_sector.J71]/[mv_deposities_per_n2000_per_sector.$B71]" office:value-type="percentage" office:value="0.131914708379833">
            <text:p>13%</text:p>
          </table:table-cell>
          <table:table-cell table:formula="of:=[mv_deposities_per_n2000_per_sector.K71]/[mv_deposities_per_n2000_per_sector.$B71]" office:value-type="percentage" office:value="0.160251030977593">
            <text:p>16%</text:p>
          </table:table-cell>
          <table:table-cell table:formula="of:=[mv_deposities_per_n2000_per_sector.L71]/[mv_deposities_per_n2000_per_sector.$B71]" office:value-type="percentage" office:value="0.234302596300856">
            <text:p>23%</text:p>
          </table:table-cell>
          <table:table-cell table:formula="of:=[mv_deposities_per_n2000_per_sector.M71]/[mv_deposities_per_n2000_per_sector.$B71]" office:value-type="percentage" office:value="0.00352922372343594">
            <text:p>0%</text:p>
          </table:table-cell>
          <table:table-cell table:formula="of:=[mv_deposities_per_n2000_per_sector.N71]/[mv_deposities_per_n2000_per_sector.$B71]" office:value-type="percentage" office:value="0.0285347779384017">
            <text:p>3%</text:p>
          </table:table-cell>
          <table:table-cell table:formula="of:=[mv_deposities_per_n2000_per_sector.O71]/[mv_deposities_per_n2000_per_sector.$B71]" office:value-type="percentage" office:value="0.0542187908140291">
            <text:p>5%</text:p>
          </table:table-cell>
          <table:table-cell table:formula="of:=[mv_deposities_per_n2000_per_sector.P71]/[mv_deposities_per_n2000_per_sector.$B71]" office:value-type="percentage" office:value="0.0177501647554401">
            <text:p>2%</text:p>
          </table:table-cell>
          <table:table-cell table:formula="of:=[mv_deposities_per_n2000_per_sector.Q71]/[mv_deposities_per_n2000_per_sector.$B71]" office:value-type="percentage" office:value="0.00217454327044991">
            <text:p>0%</text:p>
          </table:table-cell>
          <table:table-cell table:formula="of:=[mv_deposities_per_n2000_per_sector.R71]/[mv_deposities_per_n2000_per_sector.$B71]" office:value-type="percentage" office:value="0.0168273386566367">
            <text:p>2%</text:p>
          </table:table-cell>
          <table:table-cell table:formula="of:=[mv_deposities_per_n2000_per_sector.S71]/[mv_deposities_per_n2000_per_sector.$B71]" office:value-type="percentage" office:value="0.000388869950660974">
            <text:p>0%</text:p>
          </table:table-cell>
          <table:table-cell table:formula="of:=[mv_deposities_per_n2000_per_sector.T71]/[mv_deposities_per_n2000_per_sector.$B71]" office:value-type="percentage" office:value="0.0179307365995252">
            <text:p>2%</text:p>
          </table:table-cell>
          <table:table-cell table:formula="of:=[mv_deposities_per_n2000_per_sector.U71]/[mv_deposities_per_n2000_per_sector.$B71]" office:value-type="percentage" office:value="0.0720801384218509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72]" office:value-type="string" office:string-value="Manteling van Walcheren">
            <text:p>Manteling van Walcheren</text:p>
          </table:table-cell>
          <table:table-cell table:formula="of:=[mv_deposities_per_n2000_per_sector.B72]/[mv_deposities_per_n2000_per_sector.$B72]" office:value-type="percentage" office:value="1">
            <text:p>100%</text:p>
          </table:table-cell>
          <table:table-cell table:formula="of:=[mv_deposities_per_n2000_per_sector.C72]/[mv_deposities_per_n2000_per_sector.$B72]" office:value-type="percentage" office:value="0.00672512711857861">
            <text:p>1%</text:p>
          </table:table-cell>
          <table:table-cell table:formula="of:=[mv_deposities_per_n2000_per_sector.D72]/[mv_deposities_per_n2000_per_sector.$B72]" office:value-type="percentage" office:value="0.00377459660851713">
            <text:p>0%</text:p>
          </table:table-cell>
          <table:table-cell table:formula="of:=[mv_deposities_per_n2000_per_sector.E72]/[mv_deposities_per_n2000_per_sector.$B72]" office:value-type="percentage" office:value="0.301466270507323">
            <text:p>30%</text:p>
          </table:table-cell>
          <table:table-cell table:formula="of:=[mv_deposities_per_n2000_per_sector.F72]/[mv_deposities_per_n2000_per_sector.$B72]" office:value-type="percentage" office:value="0.0025701393449853">
            <text:p>0%</text:p>
          </table:table-cell>
          <table:table-cell table:formula="of:=[mv_deposities_per_n2000_per_sector.G72]/[mv_deposities_per_n2000_per_sector.$B72]" office:value-type="percentage" office:value="0.015099439053026">
            <text:p>2%</text:p>
          </table:table-cell>
          <table:table-cell table:formula="of:=[mv_deposities_per_n2000_per_sector.H72]/[mv_deposities_per_n2000_per_sector.$B72]" office:value-type="percentage" office:value="0.0513564162645775">
            <text:p>5%</text:p>
          </table:table-cell>
          <table:table-cell table:formula="of:=[mv_deposities_per_n2000_per_sector.I72]/[mv_deposities_per_n2000_per_sector.$B72]" office:value-type="percentage" office:value="0.00788108476578219">
            <text:p>1%</text:p>
          </table:table-cell>
          <table:table-cell table:formula="of:=[mv_deposities_per_n2000_per_sector.J72]/[mv_deposities_per_n2000_per_sector.$B72]" office:value-type="percentage" office:value="0.0478576216517864">
            <text:p>5%</text:p>
          </table:table-cell>
          <table:table-cell table:formula="of:=[mv_deposities_per_n2000_per_sector.K72]/[mv_deposities_per_n2000_per_sector.$B72]" office:value-type="percentage" office:value="0.0958451903010424">
            <text:p>10%</text:p>
          </table:table-cell>
          <table:table-cell table:formula="of:=[mv_deposities_per_n2000_per_sector.L72]/[mv_deposities_per_n2000_per_sector.$B72]" office:value-type="percentage" office:value="0.04101159372723">
            <text:p>4%</text:p>
          </table:table-cell>
          <table:table-cell table:formula="of:=[mv_deposities_per_n2000_per_sector.M72]/[mv_deposities_per_n2000_per_sector.$B72]" office:value-type="percentage" office:value="0.0087096779171979">
            <text:p>1%</text:p>
          </table:table-cell>
          <table:table-cell table:formula="of:=[mv_deposities_per_n2000_per_sector.N72]/[mv_deposities_per_n2000_per_sector.$B72]" office:value-type="percentage" office:value="0.0426883682399851">
            <text:p>4%</text:p>
          </table:table-cell>
          <table:table-cell table:formula="of:=[mv_deposities_per_n2000_per_sector.O72]/[mv_deposities_per_n2000_per_sector.$B72]" office:value-type="percentage" office:value="0.0499856768634708">
            <text:p>5%</text:p>
          </table:table-cell>
          <table:table-cell table:formula="of:=[mv_deposities_per_n2000_per_sector.P72]/[mv_deposities_per_n2000_per_sector.$B72]" office:value-type="percentage" office:value="0.0221266757268403">
            <text:p>2%</text:p>
          </table:table-cell>
          <table:table-cell table:formula="of:=[mv_deposities_per_n2000_per_sector.Q72]/[mv_deposities_per_n2000_per_sector.$B72]" office:value-type="percentage" office:value="0.00206626727032122">
            <text:p>0%</text:p>
          </table:table-cell>
          <table:table-cell table:formula="of:=[mv_deposities_per_n2000_per_sector.R72]/[mv_deposities_per_n2000_per_sector.$B72]" office:value-type="percentage" office:value="0.130992770446797">
            <text:p>13%</text:p>
          </table:table-cell>
          <table:table-cell table:formula="of:=[mv_deposities_per_n2000_per_sector.S72]/[mv_deposities_per_n2000_per_sector.$B72]" office:value-type="percentage" office:value="0.00264153540224666">
            <text:p>0%</text:p>
          </table:table-cell>
          <table:table-cell table:formula="of:=[mv_deposities_per_n2000_per_sector.T72]/[mv_deposities_per_n2000_per_sector.$B72]" office:value-type="percentage" office:value="0.0239659809381787">
            <text:p>2%</text:p>
          </table:table-cell>
          <table:table-cell table:formula="of:=[mv_deposities_per_n2000_per_sector.U72]/[mv_deposities_per_n2000_per_sector.$B72]" office:value-type="percentage" office:value="0.143231404862855">
            <text:p>14%</text:p>
          </table:table-cell>
          <table:table-cell table:number-columns-repeated="1003"/>
        </table:table-row>
        <table:table-row table:style-name="ro3">
          <table:table-cell table:formula="of:=[mv_deposities_per_n2000_per_sector.A73]" office:value-type="string" office:string-value="Mantingerbos">
            <text:p>Mantingerbos</text:p>
          </table:table-cell>
          <table:table-cell table:formula="of:=[mv_deposities_per_n2000_per_sector.B73]/[mv_deposities_per_n2000_per_sector.$B73]" office:value-type="percentage" office:value="1">
            <text:p>100%</text:p>
          </table:table-cell>
          <table:table-cell table:formula="of:=[mv_deposities_per_n2000_per_sector.C73]/[mv_deposities_per_n2000_per_sector.$B73]" office:value-type="percentage" office:value="0.0106460812840741">
            <text:p>1%</text:p>
          </table:table-cell>
          <table:table-cell table:formula="of:=[mv_deposities_per_n2000_per_sector.D73]/[mv_deposities_per_n2000_per_sector.$B73]" office:value-type="percentage" office:value="0.00000674040848626182">
            <text:p>0%</text:p>
          </table:table-cell>
          <table:table-cell table:formula="of:=[mv_deposities_per_n2000_per_sector.E73]/[mv_deposities_per_n2000_per_sector.$B73]" office:value-type="percentage" office:value="0.30950607687217">
            <text:p>31%</text:p>
          </table:table-cell>
          <table:table-cell table:formula="of:=[mv_deposities_per_n2000_per_sector.F73]/[mv_deposities_per_n2000_per_sector.$B73]" office:value-type="percentage" office:value="0.00650449418924265">
            <text:p>1%</text:p>
          </table:table-cell>
          <table:table-cell table:formula="of:=[mv_deposities_per_n2000_per_sector.G73]/[mv_deposities_per_n2000_per_sector.$B73]" office:value-type="percentage" office:value="0.0308056801509851">
            <text:p>3%</text:p>
          </table:table-cell>
          <table:table-cell table:formula="of:=[mv_deposities_per_n2000_per_sector.H73]/[mv_deposities_per_n2000_per_sector.$B73]" office:value-type="percentage" office:value="0.0472948202149226">
            <text:p>5%</text:p>
          </table:table-cell>
          <table:table-cell table:formula="of:=[mv_deposities_per_n2000_per_sector.I73]/[mv_deposities_per_n2000_per_sector.$B73]" office:value-type="percentage" office:value="0.0077774684776481">
            <text:p>1%</text:p>
          </table:table-cell>
          <table:table-cell table:formula="of:=[mv_deposities_per_n2000_per_sector.J73]/[mv_deposities_per_n2000_per_sector.$B73]" office:value-type="percentage" office:value="0.0941298920484188">
            <text:p>9%</text:p>
          </table:table-cell>
          <table:table-cell table:formula="of:=[mv_deposities_per_n2000_per_sector.K73]/[mv_deposities_per_n2000_per_sector.$B73]" office:value-type="percentage" office:value="0.264545626437808">
            <text:p>26%</text:p>
          </table:table-cell>
          <table:table-cell table:formula="of:=[mv_deposities_per_n2000_per_sector.L73]/[mv_deposities_per_n2000_per_sector.$B73]" office:value-type="percentage" office:value="0.065589689450998">
            <text:p>7%</text:p>
          </table:table-cell>
          <table:table-cell table:formula="of:=[mv_deposities_per_n2000_per_sector.M73]/[mv_deposities_per_n2000_per_sector.$B73]" office:value-type="percentage" office:value="0.004437377228274">
            <text:p>0%</text:p>
          </table:table-cell>
          <table:table-cell table:formula="of:=[mv_deposities_per_n2000_per_sector.N73]/[mv_deposities_per_n2000_per_sector.$B73]" office:value-type="percentage" office:value="0.0367094026072249">
            <text:p>4%</text:p>
          </table:table-cell>
          <table:table-cell table:formula="of:=[mv_deposities_per_n2000_per_sector.O73]/[mv_deposities_per_n2000_per_sector.$B73]" office:value-type="percentage" office:value="0.0176217037651747">
            <text:p>2%</text:p>
          </table:table-cell>
          <table:table-cell table:formula="of:=[mv_deposities_per_n2000_per_sector.P73]/[mv_deposities_per_n2000_per_sector.$B73]" office:value-type="percentage" office:value="0.00741217335280174">
            <text:p>1%</text:p>
          </table:table-cell>
          <table:table-cell table:formula="of:=[mv_deposities_per_n2000_per_sector.Q73]/[mv_deposities_per_n2000_per_sector.$B73]" office:value-type="percentage" office:value="0.000114849557584097">
            <text:p>0%</text:p>
          </table:table-cell>
          <table:table-cell table:formula="of:=[mv_deposities_per_n2000_per_sector.R73]/[mv_deposities_per_n2000_per_sector.$B73]" office:value-type="percentage" office:value="0.00383774348631434">
            <text:p>0%</text:p>
          </table:table-cell>
          <table:table-cell table:formula="of:=[mv_deposities_per_n2000_per_sector.S73]/[mv_deposities_per_n2000_per_sector.$B73]" office:value-type="percentage" office:value="0.0000627645829175289">
            <text:p>0%</text:p>
          </table:table-cell>
          <table:table-cell table:formula="of:=[mv_deposities_per_n2000_per_sector.T73]/[mv_deposities_per_n2000_per_sector.$B73]" office:value-type="percentage" office:value="0.000410114464391384">
            <text:p>0%</text:p>
          </table:table-cell>
          <table:table-cell table:formula="of:=[mv_deposities_per_n2000_per_sector.U73]/[mv_deposities_per_n2000_per_sector.$B73]" office:value-type="percentage" office:value="0.0925793354832608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74]" office:value-type="string" office:string-value="Mantingerzand">
            <text:p>Mantingerzand</text:p>
          </table:table-cell>
          <table:table-cell table:formula="of:=[mv_deposities_per_n2000_per_sector.B74]/[mv_deposities_per_n2000_per_sector.$B74]" office:value-type="percentage" office:value="1">
            <text:p>100%</text:p>
          </table:table-cell>
          <table:table-cell table:formula="of:=[mv_deposities_per_n2000_per_sector.C74]/[mv_deposities_per_n2000_per_sector.$B74]" office:value-type="percentage" office:value="0.0107887726503187">
            <text:p>1%</text:p>
          </table:table-cell>
          <table:table-cell table:formula="of:=[mv_deposities_per_n2000_per_sector.D74]/[mv_deposities_per_n2000_per_sector.$B74]" office:value-type="percentage" office:value="0.00115575242286206">
            <text:p>0%</text:p>
          </table:table-cell>
          <table:table-cell table:formula="of:=[mv_deposities_per_n2000_per_sector.E74]/[mv_deposities_per_n2000_per_sector.$B74]" office:value-type="percentage" office:value="0.269921491668049">
            <text:p>27%</text:p>
          </table:table-cell>
          <table:table-cell table:formula="of:=[mv_deposities_per_n2000_per_sector.F74]/[mv_deposities_per_n2000_per_sector.$B74]" office:value-type="percentage" office:value="0.00724591173511641">
            <text:p>1%</text:p>
          </table:table-cell>
          <table:table-cell table:formula="of:=[mv_deposities_per_n2000_per_sector.G74]/[mv_deposities_per_n2000_per_sector.$B74]" office:value-type="percentage" office:value="0.0260825761834403">
            <text:p>3%</text:p>
          </table:table-cell>
          <table:table-cell table:formula="of:=[mv_deposities_per_n2000_per_sector.H74]/[mv_deposities_per_n2000_per_sector.$B74]" office:value-type="percentage" office:value="0.0303702965710695">
            <text:p>3%</text:p>
          </table:table-cell>
          <table:table-cell table:formula="of:=[mv_deposities_per_n2000_per_sector.I74]/[mv_deposities_per_n2000_per_sector.$B74]" office:value-type="percentage" office:value="0.00870180232920545">
            <text:p>1%</text:p>
          </table:table-cell>
          <table:table-cell table:formula="of:=[mv_deposities_per_n2000_per_sector.J74]/[mv_deposities_per_n2000_per_sector.$B74]" office:value-type="percentage" office:value="0.0862931593588799">
            <text:p>9%</text:p>
          </table:table-cell>
          <table:table-cell table:formula="of:=[mv_deposities_per_n2000_per_sector.K74]/[mv_deposities_per_n2000_per_sector.$B74]" office:value-type="percentage" office:value="0.271013258365306">
            <text:p>27%</text:p>
          </table:table-cell>
          <table:table-cell table:formula="of:=[mv_deposities_per_n2000_per_sector.L74]/[mv_deposities_per_n2000_per_sector.$B74]" office:value-type="percentage" office:value="0.072362415847107">
            <text:p>7%</text:p>
          </table:table-cell>
          <table:table-cell table:formula="of:=[mv_deposities_per_n2000_per_sector.M74]/[mv_deposities_per_n2000_per_sector.$B74]" office:value-type="percentage" office:value="0.00470500678356359">
            <text:p>0%</text:p>
          </table:table-cell>
          <table:table-cell table:formula="of:=[mv_deposities_per_n2000_per_sector.N74]/[mv_deposities_per_n2000_per_sector.$B74]" office:value-type="percentage" office:value="0.035114284402051">
            <text:p>4%</text:p>
          </table:table-cell>
          <table:table-cell table:formula="of:=[mv_deposities_per_n2000_per_sector.O74]/[mv_deposities_per_n2000_per_sector.$B74]" office:value-type="percentage" office:value="0.0501601740108216">
            <text:p>5%</text:p>
          </table:table-cell>
          <table:table-cell table:formula="of:=[mv_deposities_per_n2000_per_sector.P74]/[mv_deposities_per_n2000_per_sector.$B74]" office:value-type="percentage" office:value="0.0184765858028944">
            <text:p>2%</text:p>
          </table:table-cell>
          <table:table-cell table:formula="of:=[mv_deposities_per_n2000_per_sector.Q74]/[mv_deposities_per_n2000_per_sector.$B74]" office:value-type="percentage" office:value="0.00171031588635032">
            <text:p>0%</text:p>
          </table:table-cell>
          <table:table-cell table:formula="of:=[mv_deposities_per_n2000_per_sector.R74]/[mv_deposities_per_n2000_per_sector.$B74]" office:value-type="percentage" office:value="0.0239039391325121">
            <text:p>2%</text:p>
          </table:table-cell>
          <table:table-cell table:formula="of:=[mv_deposities_per_n2000_per_sector.S74]/[mv_deposities_per_n2000_per_sector.$B74]" office:value-type="percentage" office:value="0.000506046081965858">
            <text:p>0%</text:p>
          </table:table-cell>
          <table:table-cell table:formula="of:=[mv_deposities_per_n2000_per_sector.T74]/[mv_deposities_per_n2000_per_sector.$B74]" office:value-type="percentage" office:value="0.00981101128916357">
            <text:p>1%</text:p>
          </table:table-cell>
          <table:table-cell table:formula="of:=[mv_deposities_per_n2000_per_sector.U74]/[mv_deposities_per_n2000_per_sector.$B74]" office:value-type="percentage" office:value="0.0716718365731559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75]" office:value-type="string" office:string-value="Meijendel &amp; Berkheide">
            <text:p>Meijendel &amp; Berkheide</text:p>
          </table:table-cell>
          <table:table-cell table:formula="of:=[mv_deposities_per_n2000_per_sector.B75]/[mv_deposities_per_n2000_per_sector.$B75]" office:value-type="percentage" office:value="1">
            <text:p>100%</text:p>
          </table:table-cell>
          <table:table-cell table:formula="of:=[mv_deposities_per_n2000_per_sector.C75]/[mv_deposities_per_n2000_per_sector.$B75]" office:value-type="percentage" office:value="0.00700994204787784">
            <text:p>1%</text:p>
          </table:table-cell>
          <table:table-cell table:formula="of:=[mv_deposities_per_n2000_per_sector.D75]/[mv_deposities_per_n2000_per_sector.$B75]" office:value-type="percentage" office:value="0.0100258161421427">
            <text:p>1%</text:p>
          </table:table-cell>
          <table:table-cell table:formula="of:=[mv_deposities_per_n2000_per_sector.E75]/[mv_deposities_per_n2000_per_sector.$B75]" office:value-type="percentage" office:value="0.158272999311166">
            <text:p>16%</text:p>
          </table:table-cell>
          <table:table-cell table:formula="of:=[mv_deposities_per_n2000_per_sector.F75]/[mv_deposities_per_n2000_per_sector.$B75]" office:value-type="percentage" office:value="0.00264691928893227">
            <text:p>0%</text:p>
          </table:table-cell>
          <table:table-cell table:formula="of:=[mv_deposities_per_n2000_per_sector.G75]/[mv_deposities_per_n2000_per_sector.$B75]" office:value-type="percentage" office:value="0.00772311054165656">
            <text:p>1%</text:p>
          </table:table-cell>
          <table:table-cell table:formula="of:=[mv_deposities_per_n2000_per_sector.H75]/[mv_deposities_per_n2000_per_sector.$B75]" office:value-type="percentage" office:value="0.0169236506959811">
            <text:p>2%</text:p>
          </table:table-cell>
          <table:table-cell table:formula="of:=[mv_deposities_per_n2000_per_sector.I75]/[mv_deposities_per_n2000_per_sector.$B75]" office:value-type="percentage" office:value="0.00740577200332791">
            <text:p>1%</text:p>
          </table:table-cell>
          <table:table-cell table:formula="of:=[mv_deposities_per_n2000_per_sector.J75]/[mv_deposities_per_n2000_per_sector.$B75]" office:value-type="percentage" office:value="0.0203741831771228">
            <text:p>2%</text:p>
          </table:table-cell>
          <table:table-cell table:formula="of:=[mv_deposities_per_n2000_per_sector.K75]/[mv_deposities_per_n2000_per_sector.$B75]" office:value-type="percentage" office:value="0.117083951725692">
            <text:p>12%</text:p>
          </table:table-cell>
          <table:table-cell table:formula="of:=[mv_deposities_per_n2000_per_sector.L75]/[mv_deposities_per_n2000_per_sector.$B75]" office:value-type="percentage" office:value="0.0242140260796265">
            <text:p>2%</text:p>
          </table:table-cell>
          <table:table-cell table:formula="of:=[mv_deposities_per_n2000_per_sector.M75]/[mv_deposities_per_n2000_per_sector.$B75]" office:value-type="percentage" office:value="0.012929555790212">
            <text:p>1%</text:p>
          </table:table-cell>
          <table:table-cell table:formula="of:=[mv_deposities_per_n2000_per_sector.N75]/[mv_deposities_per_n2000_per_sector.$B75]" office:value-type="percentage" office:value="0.0538161125877356">
            <text:p>5%</text:p>
          </table:table-cell>
          <table:table-cell table:formula="of:=[mv_deposities_per_n2000_per_sector.O75]/[mv_deposities_per_n2000_per_sector.$B75]" office:value-type="percentage" office:value="0.13207371301543">
            <text:p>13%</text:p>
          </table:table-cell>
          <table:table-cell table:formula="of:=[mv_deposities_per_n2000_per_sector.P75]/[mv_deposities_per_n2000_per_sector.$B75]" office:value-type="percentage" office:value="0.0467608485639216">
            <text:p>5%</text:p>
          </table:table-cell>
          <table:table-cell table:formula="of:=[mv_deposities_per_n2000_per_sector.Q75]/[mv_deposities_per_n2000_per_sector.$B75]" office:value-type="percentage" office:value="0.00598810494689906">
            <text:p>1%</text:p>
          </table:table-cell>
          <table:table-cell table:formula="of:=[mv_deposities_per_n2000_per_sector.R75]/[mv_deposities_per_n2000_per_sector.$B75]" office:value-type="percentage" office:value="0.120518628638327">
            <text:p>12%</text:p>
          </table:table-cell>
          <table:table-cell table:formula="of:=[mv_deposities_per_n2000_per_sector.S75]/[mv_deposities_per_n2000_per_sector.$B75]" office:value-type="percentage" office:value="0.00536276968012329">
            <text:p>1%</text:p>
          </table:table-cell>
          <table:table-cell table:formula="of:=[mv_deposities_per_n2000_per_sector.T75]/[mv_deposities_per_n2000_per_sector.$B75]" office:value-type="percentage" office:value="0.0278162501091876">
            <text:p>3%</text:p>
          </table:table-cell>
          <table:table-cell table:formula="of:=[mv_deposities_per_n2000_per_sector.U75]/[mv_deposities_per_n2000_per_sector.$B75]" office:value-type="percentage" office:value="0.223052310560324">
            <text:p>22%</text:p>
          </table:table-cell>
          <table:table-cell table:number-columns-repeated="1003"/>
        </table:table-row>
        <table:table-row table:style-name="ro3">
          <table:table-cell table:formula="of:=[mv_deposities_per_n2000_per_sector.A76]" office:value-type="string" office:string-value="Meinweg">
            <text:p>Meinweg</text:p>
          </table:table-cell>
          <table:table-cell table:formula="of:=[mv_deposities_per_n2000_per_sector.B76]/[mv_deposities_per_n2000_per_sector.$B76]" office:value-type="percentage" office:value="1">
            <text:p>100%</text:p>
          </table:table-cell>
          <table:table-cell table:formula="of:=[mv_deposities_per_n2000_per_sector.C76]/[mv_deposities_per_n2000_per_sector.$B76]" office:value-type="percentage" office:value="0.00581082218982141">
            <text:p>1%</text:p>
          </table:table-cell>
          <table:table-cell table:formula="of:=[mv_deposities_per_n2000_per_sector.D76]/[mv_deposities_per_n2000_per_sector.$B76]" office:value-type="percentage" office:value="0.0024916194586654">
            <text:p>0%</text:p>
          </table:table-cell>
          <table:table-cell table:formula="of:=[mv_deposities_per_n2000_per_sector.E76]/[mv_deposities_per_n2000_per_sector.$B76]" office:value-type="percentage" office:value="0.162025383573456">
            <text:p>16%</text:p>
          </table:table-cell>
          <table:table-cell table:formula="of:=[mv_deposities_per_n2000_per_sector.F76]/[mv_deposities_per_n2000_per_sector.$B76]" office:value-type="percentage" office:value="0.00920288206250873">
            <text:p>1%</text:p>
          </table:table-cell>
          <table:table-cell table:formula="of:=[mv_deposities_per_n2000_per_sector.G76]/[mv_deposities_per_n2000_per_sector.$B76]" office:value-type="percentage" office:value="0.0221637207754299">
            <text:p>2%</text:p>
          </table:table-cell>
          <table:table-cell table:formula="of:=[mv_deposities_per_n2000_per_sector.H76]/[mv_deposities_per_n2000_per_sector.$B76]" office:value-type="percentage" office:value="0.0311861148332572">
            <text:p>3%</text:p>
          </table:table-cell>
          <table:table-cell table:formula="of:=[mv_deposities_per_n2000_per_sector.I76]/[mv_deposities_per_n2000_per_sector.$B76]" office:value-type="percentage" office:value="0.0118749895258557">
            <text:p>1%</text:p>
          </table:table-cell>
          <table:table-cell table:formula="of:=[mv_deposities_per_n2000_per_sector.J76]/[mv_deposities_per_n2000_per_sector.$B76]" office:value-type="percentage" office:value="0.0893109881037712">
            <text:p>9%</text:p>
          </table:table-cell>
          <table:table-cell table:formula="of:=[mv_deposities_per_n2000_per_sector.K76]/[mv_deposities_per_n2000_per_sector.$B76]" office:value-type="percentage" office:value="0.132911323743953">
            <text:p>13%</text:p>
          </table:table-cell>
          <table:table-cell table:formula="of:=[mv_deposities_per_n2000_per_sector.L76]/[mv_deposities_per_n2000_per_sector.$B76]" office:value-type="percentage" office:value="0.137328390830119">
            <text:p>14%</text:p>
          </table:table-cell>
          <table:table-cell table:formula="of:=[mv_deposities_per_n2000_per_sector.M76]/[mv_deposities_per_n2000_per_sector.$B76]" office:value-type="percentage" office:value="0.006853508489455">
            <text:p>1%</text:p>
          </table:table-cell>
          <table:table-cell table:formula="of:=[mv_deposities_per_n2000_per_sector.N76]/[mv_deposities_per_n2000_per_sector.$B76]" office:value-type="percentage" office:value="0.162319048155988">
            <text:p>16%</text:p>
          </table:table-cell>
          <table:table-cell table:formula="of:=[mv_deposities_per_n2000_per_sector.O76]/[mv_deposities_per_n2000_per_sector.$B76]" office:value-type="percentage" office:value="0.0662995872701165">
            <text:p>7%</text:p>
          </table:table-cell>
          <table:table-cell table:formula="of:=[mv_deposities_per_n2000_per_sector.P76]/[mv_deposities_per_n2000_per_sector.$B76]" office:value-type="percentage" office:value="0.0223831053963966">
            <text:p>2%</text:p>
          </table:table-cell>
          <table:table-cell table:formula="of:=[mv_deposities_per_n2000_per_sector.Q76]/[mv_deposities_per_n2000_per_sector.$B76]" office:value-type="percentage" office:value="0.00233063503321247">
            <text:p>0%</text:p>
          </table:table-cell>
          <table:table-cell table:formula="of:=[mv_deposities_per_n2000_per_sector.R76]/[mv_deposities_per_n2000_per_sector.$B76]" office:value-type="percentage" office:value="0.0231119471475156">
            <text:p>2%</text:p>
          </table:table-cell>
          <table:table-cell table:formula="of:=[mv_deposities_per_n2000_per_sector.S76]/[mv_deposities_per_n2000_per_sector.$B76]" office:value-type="percentage" office:value="0.000454384144562859">
            <text:p>0%</text:p>
          </table:table-cell>
          <table:table-cell table:formula="of:=[mv_deposities_per_n2000_per_sector.T76]/[mv_deposities_per_n2000_per_sector.$B76]" office:value-type="percentage" office:value="0.0153147871996211">
            <text:p>2%</text:p>
          </table:table-cell>
          <table:table-cell table:formula="of:=[mv_deposities_per_n2000_per_sector.U76]/[mv_deposities_per_n2000_per_sector.$B76]" office:value-type="percentage" office:value="0.0966254224265125">
            <text:p>10%</text:p>
          </table:table-cell>
          <table:table-cell table:number-columns-repeated="1003"/>
        </table:table-row>
        <table:table-row table:style-name="ro3">
          <table:table-cell table:formula="of:=[mv_deposities_per_n2000_per_sector.A77]" office:value-type="string" office:string-value="Naardermeer">
            <text:p>Naardermeer</text:p>
          </table:table-cell>
          <table:table-cell table:formula="of:=[mv_deposities_per_n2000_per_sector.B77]/[mv_deposities_per_n2000_per_sector.$B77]" office:value-type="percentage" office:value="1">
            <text:p>100%</text:p>
          </table:table-cell>
          <table:table-cell table:formula="of:=[mv_deposities_per_n2000_per_sector.C77]/[mv_deposities_per_n2000_per_sector.$B77]" office:value-type="percentage" office:value="0.01321418653693">
            <text:p>1%</text:p>
          </table:table-cell>
          <table:table-cell table:formula="of:=[mv_deposities_per_n2000_per_sector.D77]/[mv_deposities_per_n2000_per_sector.$B77]" office:value-type="percentage" office:value="0.0030065340288592">
            <text:p>0%</text:p>
          </table:table-cell>
          <table:table-cell table:formula="of:=[mv_deposities_per_n2000_per_sector.E77]/[mv_deposities_per_n2000_per_sector.$B77]" office:value-type="percentage" office:value="0.23869734362799">
            <text:p>24%</text:p>
          </table:table-cell>
          <table:table-cell table:formula="of:=[mv_deposities_per_n2000_per_sector.F77]/[mv_deposities_per_n2000_per_sector.$B77]" office:value-type="percentage" office:value="0.00325666644744076">
            <text:p>0%</text:p>
          </table:table-cell>
          <table:table-cell table:formula="of:=[mv_deposities_per_n2000_per_sector.G77]/[mv_deposities_per_n2000_per_sector.$B77]" office:value-type="percentage" office:value="0.0133006663899056">
            <text:p>1%</text:p>
          </table:table-cell>
          <table:table-cell table:formula="of:=[mv_deposities_per_n2000_per_sector.H77]/[mv_deposities_per_n2000_per_sector.$B77]" office:value-type="percentage" office:value="0.0129208517964681">
            <text:p>1%</text:p>
          </table:table-cell>
          <table:table-cell table:formula="of:=[mv_deposities_per_n2000_per_sector.I77]/[mv_deposities_per_n2000_per_sector.$B77]" office:value-type="percentage" office:value="0.0155764596285463">
            <text:p>2%</text:p>
          </table:table-cell>
          <table:table-cell table:formula="of:=[mv_deposities_per_n2000_per_sector.J77]/[mv_deposities_per_n2000_per_sector.$B77]" office:value-type="percentage" office:value="0.0287467239839675">
            <text:p>3%</text:p>
          </table:table-cell>
          <table:table-cell table:formula="of:=[mv_deposities_per_n2000_per_sector.K77]/[mv_deposities_per_n2000_per_sector.$B77]" office:value-type="percentage" office:value="0.199878827210603">
            <text:p>20%</text:p>
          </table:table-cell>
          <table:table-cell table:formula="of:=[mv_deposities_per_n2000_per_sector.L77]/[mv_deposities_per_n2000_per_sector.$B77]" office:value-type="percentage" office:value="0.0269090996314064">
            <text:p>3%</text:p>
          </table:table-cell>
          <table:table-cell table:formula="of:=[mv_deposities_per_n2000_per_sector.M77]/[mv_deposities_per_n2000_per_sector.$B77]" office:value-type="percentage" office:value="0.00821469963836851">
            <text:p>1%</text:p>
          </table:table-cell>
          <table:table-cell table:formula="of:=[mv_deposities_per_n2000_per_sector.N77]/[mv_deposities_per_n2000_per_sector.$B77]" office:value-type="percentage" office:value="0.0365660541516288">
            <text:p>4%</text:p>
          </table:table-cell>
          <table:table-cell table:formula="of:=[mv_deposities_per_n2000_per_sector.O77]/[mv_deposities_per_n2000_per_sector.$B77]" office:value-type="percentage" office:value="0.123150531203358">
            <text:p>12%</text:p>
          </table:table-cell>
          <table:table-cell table:formula="of:=[mv_deposities_per_n2000_per_sector.P77]/[mv_deposities_per_n2000_per_sector.$B77]" office:value-type="percentage" office:value="0.0295865235078959">
            <text:p>3%</text:p>
          </table:table-cell>
          <table:table-cell table:formula="of:=[mv_deposities_per_n2000_per_sector.Q77]/[mv_deposities_per_n2000_per_sector.$B77]" office:value-type="percentage" office:value="0.00567020804923669">
            <text:p>1%</text:p>
          </table:table-cell>
          <table:table-cell table:formula="of:=[mv_deposities_per_n2000_per_sector.R77]/[mv_deposities_per_n2000_per_sector.$B77]" office:value-type="percentage" office:value="0.0415506576837677">
            <text:p>4%</text:p>
          </table:table-cell>
          <table:table-cell table:formula="of:=[mv_deposities_per_n2000_per_sector.S77]/[mv_deposities_per_n2000_per_sector.$B77]" office:value-type="percentage" office:value="0.000988079863214855">
            <text:p>0%</text:p>
          </table:table-cell>
          <table:table-cell table:formula="of:=[mv_deposities_per_n2000_per_sector.T77]/[mv_deposities_per_n2000_per_sector.$B77]" office:value-type="percentage" office:value="0.0264826499526364">
            <text:p>3%</text:p>
          </table:table-cell>
          <table:table-cell table:formula="of:=[mv_deposities_per_n2000_per_sector.U77]/[mv_deposities_per_n2000_per_sector.$B77]" office:value-type="percentage" office:value="0.172279897915848">
            <text:p>17%</text:p>
          </table:table-cell>
          <table:table-cell table:number-columns-repeated="1003"/>
        </table:table-row>
        <table:table-row table:style-name="ro4">
          <table:table-cell table:formula="of:=[mv_deposities_per_n2000_per_sector.A78]" office:value-type="string" office:string-value="Nieuwkoopse Plassen &amp; De Haeck">
            <text:p>Nieuwkoopse Plassen &amp; De Haeck</text:p>
          </table:table-cell>
          <table:table-cell table:formula="of:=[mv_deposities_per_n2000_per_sector.B78]/[mv_deposities_per_n2000_per_sector.$B78]" office:value-type="percentage" office:value="1">
            <text:p>100%</text:p>
          </table:table-cell>
          <table:table-cell table:formula="of:=[mv_deposities_per_n2000_per_sector.C78]/[mv_deposities_per_n2000_per_sector.$B78]" office:value-type="percentage" office:value="0.0149803839001633">
            <text:p>1%</text:p>
          </table:table-cell>
          <table:table-cell table:formula="of:=[mv_deposities_per_n2000_per_sector.D78]/[mv_deposities_per_n2000_per_sector.$B78]" office:value-type="percentage" office:value="0.00456152019447158">
            <text:p>0%</text:p>
          </table:table-cell>
          <table:table-cell table:formula="of:=[mv_deposities_per_n2000_per_sector.E78]/[mv_deposities_per_n2000_per_sector.$B78]" office:value-type="percentage" office:value="0.270669663426303">
            <text:p>27%</text:p>
          </table:table-cell>
          <table:table-cell table:formula="of:=[mv_deposities_per_n2000_per_sector.F78]/[mv_deposities_per_n2000_per_sector.$B78]" office:value-type="percentage" office:value="0.0046844300116648">
            <text:p>0%</text:p>
          </table:table-cell>
          <table:table-cell table:formula="of:=[mv_deposities_per_n2000_per_sector.G78]/[mv_deposities_per_n2000_per_sector.$B78]" office:value-type="percentage" office:value="0.011704078519521">
            <text:p>1%</text:p>
          </table:table-cell>
          <table:table-cell table:formula="of:=[mv_deposities_per_n2000_per_sector.H78]/[mv_deposities_per_n2000_per_sector.$B78]" office:value-type="percentage" office:value="0.0137598788281914">
            <text:p>1%</text:p>
          </table:table-cell>
          <table:table-cell table:formula="of:=[mv_deposities_per_n2000_per_sector.I78]/[mv_deposities_per_n2000_per_sector.$B78]" office:value-type="percentage" office:value="0.00928712990584631">
            <text:p>1%</text:p>
          </table:table-cell>
          <table:table-cell table:formula="of:=[mv_deposities_per_n2000_per_sector.J78]/[mv_deposities_per_n2000_per_sector.$B78]" office:value-type="percentage" office:value="0.0216549775633565">
            <text:p>2%</text:p>
          </table:table-cell>
          <table:table-cell table:formula="of:=[mv_deposities_per_n2000_per_sector.K78]/[mv_deposities_per_n2000_per_sector.$B78]" office:value-type="percentage" office:value="0.241649502045164">
            <text:p>24%</text:p>
          </table:table-cell>
          <table:table-cell table:formula="of:=[mv_deposities_per_n2000_per_sector.L78]/[mv_deposities_per_n2000_per_sector.$B78]" office:value-type="percentage" office:value="0.0339149118725301">
            <text:p>3%</text:p>
          </table:table-cell>
          <table:table-cell table:formula="of:=[mv_deposities_per_n2000_per_sector.M78]/[mv_deposities_per_n2000_per_sector.$B78]" office:value-type="percentage" office:value="0.0076186356216035">
            <text:p>1%</text:p>
          </table:table-cell>
          <table:table-cell table:formula="of:=[mv_deposities_per_n2000_per_sector.N78]/[mv_deposities_per_n2000_per_sector.$B78]" office:value-type="percentage" office:value="0.0400936441253074">
            <text:p>4%</text:p>
          </table:table-cell>
          <table:table-cell table:formula="of:=[mv_deposities_per_n2000_per_sector.O78]/[mv_deposities_per_n2000_per_sector.$B78]" office:value-type="percentage" office:value="0.0928209479997175">
            <text:p>9%</text:p>
          </table:table-cell>
          <table:table-cell table:formula="of:=[mv_deposities_per_n2000_per_sector.P78]/[mv_deposities_per_n2000_per_sector.$B78]" office:value-type="percentage" office:value="0.029513947861925">
            <text:p>3%</text:p>
          </table:table-cell>
          <table:table-cell table:formula="of:=[mv_deposities_per_n2000_per_sector.Q78]/[mv_deposities_per_n2000_per_sector.$B78]" office:value-type="percentage" office:value="0.00575899269717887">
            <text:p>1%</text:p>
          </table:table-cell>
          <table:table-cell table:formula="of:=[mv_deposities_per_n2000_per_sector.R78]/[mv_deposities_per_n2000_per_sector.$B78]" office:value-type="percentage" office:value="0.0481505023334476">
            <text:p>5%</text:p>
          </table:table-cell>
          <table:table-cell table:formula="of:=[mv_deposities_per_n2000_per_sector.S78]/[mv_deposities_per_n2000_per_sector.$B78]" office:value-type="percentage" office:value="0.00108314302975927">
            <text:p>0%</text:p>
          </table:table-cell>
          <table:table-cell table:formula="of:=[mv_deposities_per_n2000_per_sector.T78]/[mv_deposities_per_n2000_per_sector.$B78]" office:value-type="percentage" office:value="0.0257711362228335">
            <text:p>3%</text:p>
          </table:table-cell>
          <table:table-cell table:formula="of:=[mv_deposities_per_n2000_per_sector.U78]/[mv_deposities_per_n2000_per_sector.$B78]" office:value-type="percentage" office:value="0.122318555790812">
            <text:p>12%</text:p>
          </table:table-cell>
          <table:table-cell table:number-columns-repeated="1003"/>
        </table:table-row>
        <table:table-row table:style-name="ro3">
          <table:table-cell table:formula="of:=[mv_deposities_per_n2000_per_sector.A79]" office:value-type="string" office:string-value="Noorbeemden &amp; Hoogbos">
            <text:p>Noorbeemden &amp; Hoogbos</text:p>
          </table:table-cell>
          <table:table-cell table:formula="of:=[mv_deposities_per_n2000_per_sector.B79]/[mv_deposities_per_n2000_per_sector.$B79]" office:value-type="percentage" office:value="1">
            <text:p>100%</text:p>
          </table:table-cell>
          <table:table-cell table:formula="of:=[mv_deposities_per_n2000_per_sector.C79]/[mv_deposities_per_n2000_per_sector.$B79]" office:value-type="percentage" office:value="0.0193854546966781">
            <text:p>2%</text:p>
          </table:table-cell>
          <table:table-cell table:formula="of:=[mv_deposities_per_n2000_per_sector.D79]/[mv_deposities_per_n2000_per_sector.$B79]" office:value-type="percentage" office:value="0.00000410730540742159">
            <text:p>0%</text:p>
          </table:table-cell>
          <table:table-cell table:formula="of:=[mv_deposities_per_n2000_per_sector.E79]/[mv_deposities_per_n2000_per_sector.$B79]" office:value-type="percentage" office:value="0.538844584184102">
            <text:p>54%</text:p>
          </table:table-cell>
          <table:table-cell table:formula="of:=[mv_deposities_per_n2000_per_sector.F79]/[mv_deposities_per_n2000_per_sector.$B79]" office:value-type="percentage" office:value="0.000217430480005381">
            <text:p>0%</text:p>
          </table:table-cell>
          <table:table-cell table:formula="of:=[mv_deposities_per_n2000_per_sector.G79]/[mv_deposities_per_n2000_per_sector.$B79]" office:value-type="percentage" office:value="0.00785342464557805">
            <text:p>1%</text:p>
          </table:table-cell>
          <table:table-cell table:formula="of:=[mv_deposities_per_n2000_per_sector.H79]/[mv_deposities_per_n2000_per_sector.$B79]" office:value-type="percentage" office:value="0.0168052967810534">
            <text:p>2%</text:p>
          </table:table-cell>
          <table:table-cell table:formula="of:=[mv_deposities_per_n2000_per_sector.I79]/[mv_deposities_per_n2000_per_sector.$B79]" office:value-type="percentage" office:value="0.00519471451403646">
            <text:p>1%</text:p>
          </table:table-cell>
          <table:table-cell table:formula="of:=[mv_deposities_per_n2000_per_sector.J79]/[mv_deposities_per_n2000_per_sector.$B79]" office:value-type="percentage" office:value="0.0139874285649742">
            <text:p>1%</text:p>
          </table:table-cell>
          <table:table-cell table:formula="of:=[mv_deposities_per_n2000_per_sector.K79]/[mv_deposities_per_n2000_per_sector.$B79]" office:value-type="percentage" office:value="0.106975282749471">
            <text:p>11%</text:p>
          </table:table-cell>
          <table:table-cell table:formula="of:=[mv_deposities_per_n2000_per_sector.L79]/[mv_deposities_per_n2000_per_sector.$B79]" office:value-type="percentage" office:value="0.00404081840113896">
            <text:p>0%</text:p>
          </table:table-cell>
          <table:table-cell table:formula="of:=[mv_deposities_per_n2000_per_sector.M79]/[mv_deposities_per_n2000_per_sector.$B79]" office:value-type="percentage" office:value="0.00307431809745506">
            <text:p>0%</text:p>
          </table:table-cell>
          <table:table-cell table:formula="of:=[mv_deposities_per_n2000_per_sector.N79]/[mv_deposities_per_n2000_per_sector.$B79]" office:value-type="percentage" office:value="0.0320428864294116">
            <text:p>3%</text:p>
          </table:table-cell>
          <table:table-cell table:formula="of:=[mv_deposities_per_n2000_per_sector.O79]/[mv_deposities_per_n2000_per_sector.$B79]" office:value-type="percentage" office:value="0.0140962721582709">
            <text:p>1%</text:p>
          </table:table-cell>
          <table:table-cell table:formula="of:=[mv_deposities_per_n2000_per_sector.P79]/[mv_deposities_per_n2000_per_sector.$B79]" office:value-type="percentage" office:value="0.00958747764727385">
            <text:p>1%</text:p>
          </table:table-cell>
          <table:table-cell table:formula="of:=[mv_deposities_per_n2000_per_sector.Q79]/[mv_deposities_per_n2000_per_sector.$B79]" office:value-type="percentage" office:value="0.000434604253422797">
            <text:p>0%</text:p>
          </table:table-cell>
          <table:table-cell table:formula="of:=[mv_deposities_per_n2000_per_sector.R79]/[mv_deposities_per_n2000_per_sector.$B79]" office:value-type="percentage" office:value="0.000451803594816375">
            <text:p>0%</text:p>
          </table:table-cell>
          <table:table-cell table:formula="of:=[mv_deposities_per_n2000_per_sector.S79]/[mv_deposities_per_n2000_per_sector.$B79]" office:value-type="percentage" office:value="0.00000025670658796385">
            <text:p>0%</text:p>
          </table:table-cell>
          <table:table-cell table:formula="of:=[mv_deposities_per_n2000_per_sector.T79]/[mv_deposities_per_n2000_per_sector.$B79]" office:value-type="percentage" office:value="0.000233089581871175">
            <text:p>0%</text:p>
          </table:table-cell>
          <table:table-cell table:formula="of:=[mv_deposities_per_n2000_per_sector.U79]/[mv_deposities_per_n2000_per_sector.$B79]" office:value-type="percentage" office:value="0.226767412022802">
            <text:p>23%</text:p>
          </table:table-cell>
          <table:table-cell table:number-columns-repeated="1003"/>
        </table:table-row>
        <table:table-row table:style-name="ro3">
          <table:table-cell table:formula="of:=[mv_deposities_per_n2000_per_sector.A80]" office:value-type="string" office:string-value="Noordhollands Duinreservaat">
            <text:p>Noordhollands Duinreservaat</text:p>
          </table:table-cell>
          <table:table-cell table:formula="of:=[mv_deposities_per_n2000_per_sector.B80]/[mv_deposities_per_n2000_per_sector.$B80]" office:value-type="percentage" office:value="1">
            <text:p>100%</text:p>
          </table:table-cell>
          <table:table-cell table:formula="of:=[mv_deposities_per_n2000_per_sector.C80]/[mv_deposities_per_n2000_per_sector.$B80]" office:value-type="percentage" office:value="0.00983724780209941">
            <text:p>1%</text:p>
          </table:table-cell>
          <table:table-cell table:formula="of:=[mv_deposities_per_n2000_per_sector.D80]/[mv_deposities_per_n2000_per_sector.$B80]" office:value-type="percentage" office:value="0.00426326574595634">
            <text:p>0%</text:p>
          </table:table-cell>
          <table:table-cell table:formula="of:=[mv_deposities_per_n2000_per_sector.E80]/[mv_deposities_per_n2000_per_sector.$B80]" office:value-type="percentage" office:value="0.195944385390469">
            <text:p>20%</text:p>
          </table:table-cell>
          <table:table-cell table:formula="of:=[mv_deposities_per_n2000_per_sector.F80]/[mv_deposities_per_n2000_per_sector.$B80]" office:value-type="percentage" office:value="0.00305732194653624">
            <text:p>0%</text:p>
          </table:table-cell>
          <table:table-cell table:formula="of:=[mv_deposities_per_n2000_per_sector.G80]/[mv_deposities_per_n2000_per_sector.$B80]" office:value-type="percentage" office:value="0.010108040272159">
            <text:p>1%</text:p>
          </table:table-cell>
          <table:table-cell table:formula="of:=[mv_deposities_per_n2000_per_sector.H80]/[mv_deposities_per_n2000_per_sector.$B80]" office:value-type="percentage" office:value="0.0170567320949502">
            <text:p>2%</text:p>
          </table:table-cell>
          <table:table-cell table:formula="of:=[mv_deposities_per_n2000_per_sector.I80]/[mv_deposities_per_n2000_per_sector.$B80]" office:value-type="percentage" office:value="0.0127354524502814">
            <text:p>1%</text:p>
          </table:table-cell>
          <table:table-cell table:formula="of:=[mv_deposities_per_n2000_per_sector.J80]/[mv_deposities_per_n2000_per_sector.$B80]" office:value-type="percentage" office:value="0.021106528585231">
            <text:p>2%</text:p>
          </table:table-cell>
          <table:table-cell table:formula="of:=[mv_deposities_per_n2000_per_sector.K80]/[mv_deposities_per_n2000_per_sector.$B80]" office:value-type="percentage" office:value="0.175204539681199">
            <text:p>18%</text:p>
          </table:table-cell>
          <table:table-cell table:formula="of:=[mv_deposities_per_n2000_per_sector.L80]/[mv_deposities_per_n2000_per_sector.$B80]" office:value-type="percentage" office:value="0.0195286572497865">
            <text:p>2%</text:p>
          </table:table-cell>
          <table:table-cell table:formula="of:=[mv_deposities_per_n2000_per_sector.M80]/[mv_deposities_per_n2000_per_sector.$B80]" office:value-type="percentage" office:value="0.010160531683634">
            <text:p>1%</text:p>
          </table:table-cell>
          <table:table-cell table:formula="of:=[mv_deposities_per_n2000_per_sector.N80]/[mv_deposities_per_n2000_per_sector.$B80]" office:value-type="percentage" office:value="0.0878452395622875">
            <text:p>9%</text:p>
          </table:table-cell>
          <table:table-cell table:formula="of:=[mv_deposities_per_n2000_per_sector.O80]/[mv_deposities_per_n2000_per_sector.$B80]" office:value-type="percentage" office:value="0.0902398032925294">
            <text:p>9%</text:p>
          </table:table-cell>
          <table:table-cell table:formula="of:=[mv_deposities_per_n2000_per_sector.P80]/[mv_deposities_per_n2000_per_sector.$B80]" office:value-type="percentage" office:value="0.0334291794462139">
            <text:p>3%</text:p>
          </table:table-cell>
          <table:table-cell table:formula="of:=[mv_deposities_per_n2000_per_sector.Q80]/[mv_deposities_per_n2000_per_sector.$B80]" office:value-type="percentage" office:value="0.00612162960342436">
            <text:p>1%</text:p>
          </table:table-cell>
          <table:table-cell table:formula="of:=[mv_deposities_per_n2000_per_sector.R80]/[mv_deposities_per_n2000_per_sector.$B80]" office:value-type="percentage" office:value="0.102508058580313">
            <text:p>10%</text:p>
          </table:table-cell>
          <table:table-cell table:formula="of:=[mv_deposities_per_n2000_per_sector.S80]/[mv_deposities_per_n2000_per_sector.$B80]" office:value-type="percentage" office:value="0.00508530735943141">
            <text:p>1%</text:p>
          </table:table-cell>
          <table:table-cell table:formula="of:=[mv_deposities_per_n2000_per_sector.T80]/[mv_deposities_per_n2000_per_sector.$B80]" office:value-type="percentage" office:value="0.0187610363035788">
            <text:p>2%</text:p>
          </table:table-cell>
          <table:table-cell table:formula="of:=[mv_deposities_per_n2000_per_sector.U80]/[mv_deposities_per_n2000_per_sector.$B80]" office:value-type="percentage" office:value="0.177006146135753">
            <text:p>18%</text:p>
          </table:table-cell>
          <table:table-cell table:number-columns-repeated="1003"/>
        </table:table-row>
        <table:table-row table:style-name="ro3">
          <table:table-cell table:formula="of:=[mv_deposities_per_n2000_per_sector.A81]" office:value-type="string" office:string-value="Noordzeekustzone">
            <text:p>Noordzeekustzone</text:p>
          </table:table-cell>
          <table:table-cell table:formula="of:=[mv_deposities_per_n2000_per_sector.B81]/[mv_deposities_per_n2000_per_sector.$B81]" office:value-type="percentage" office:value="1">
            <text:p>100%</text:p>
          </table:table-cell>
          <table:table-cell table:formula="of:=[mv_deposities_per_n2000_per_sector.C81]/[mv_deposities_per_n2000_per_sector.$B81]" office:value-type="percentage" office:value="0.0123008804959325">
            <text:p>1%</text:p>
          </table:table-cell>
          <table:table-cell table:formula="of:=[mv_deposities_per_n2000_per_sector.D81]/[mv_deposities_per_n2000_per_sector.$B81]" office:value-type="percentage" office:value="0.00243426039252776">
            <text:p>0%</text:p>
          </table:table-cell>
          <table:table-cell table:formula="of:=[mv_deposities_per_n2000_per_sector.E81]/[mv_deposities_per_n2000_per_sector.$B81]" office:value-type="percentage" office:value="0.273464622619728">
            <text:p>27%</text:p>
          </table:table-cell>
          <table:table-cell table:formula="of:=[mv_deposities_per_n2000_per_sector.F81]/[mv_deposities_per_n2000_per_sector.$B81]" office:value-type="percentage" office:value="0.00545499822186957">
            <text:p>1%</text:p>
          </table:table-cell>
          <table:table-cell table:formula="of:=[mv_deposities_per_n2000_per_sector.G81]/[mv_deposities_per_n2000_per_sector.$B81]" office:value-type="percentage" office:value="0.0122810602908918">
            <text:p>1%</text:p>
          </table:table-cell>
          <table:table-cell table:formula="of:=[mv_deposities_per_n2000_per_sector.H81]/[mv_deposities_per_n2000_per_sector.$B81]" office:value-type="percentage" office:value="0.0220048797727458">
            <text:p>2%</text:p>
          </table:table-cell>
          <table:table-cell table:formula="of:=[mv_deposities_per_n2000_per_sector.I81]/[mv_deposities_per_n2000_per_sector.$B81]" office:value-type="percentage" office:value="0.00677563508244335">
            <text:p>1%</text:p>
          </table:table-cell>
          <table:table-cell table:formula="of:=[mv_deposities_per_n2000_per_sector.J81]/[mv_deposities_per_n2000_per_sector.$B81]" office:value-type="percentage" office:value="0.0410622628808244">
            <text:p>4%</text:p>
          </table:table-cell>
          <table:table-cell table:formula="of:=[mv_deposities_per_n2000_per_sector.K81]/[mv_deposities_per_n2000_per_sector.$B81]" office:value-type="percentage" office:value="0.230813940687294">
            <text:p>23%</text:p>
          </table:table-cell>
          <table:table-cell table:formula="of:=[mv_deposities_per_n2000_per_sector.L81]/[mv_deposities_per_n2000_per_sector.$B81]" office:value-type="percentage" office:value="0.0208722633858182">
            <text:p>2%</text:p>
          </table:table-cell>
          <table:table-cell table:formula="of:=[mv_deposities_per_n2000_per_sector.M81]/[mv_deposities_per_n2000_per_sector.$B81]" office:value-type="percentage" office:value="0.0110986994811903">
            <text:p>1%</text:p>
          </table:table-cell>
          <table:table-cell table:formula="of:=[mv_deposities_per_n2000_per_sector.N81]/[mv_deposities_per_n2000_per_sector.$B81]" office:value-type="percentage" office:value="0.035755360320934">
            <text:p>4%</text:p>
          </table:table-cell>
          <table:table-cell table:formula="of:=[mv_deposities_per_n2000_per_sector.O81]/[mv_deposities_per_n2000_per_sector.$B81]" office:value-type="percentage" office:value="0.05276244068973">
            <text:p>5%</text:p>
          </table:table-cell>
          <table:table-cell table:formula="of:=[mv_deposities_per_n2000_per_sector.P81]/[mv_deposities_per_n2000_per_sector.$B81]" office:value-type="percentage" office:value="0.0256033923503854">
            <text:p>3%</text:p>
          </table:table-cell>
          <table:table-cell table:formula="of:=[mv_deposities_per_n2000_per_sector.Q81]/[mv_deposities_per_n2000_per_sector.$B81]" office:value-type="percentage" office:value="0.00392079645433337">
            <text:p>0%</text:p>
          </table:table-cell>
          <table:table-cell table:formula="of:=[mv_deposities_per_n2000_per_sector.R81]/[mv_deposities_per_n2000_per_sector.$B81]" office:value-type="percentage" office:value="0.0931762059043485">
            <text:p>9%</text:p>
          </table:table-cell>
          <table:table-cell table:formula="of:=[mv_deposities_per_n2000_per_sector.S81]/[mv_deposities_per_n2000_per_sector.$B81]" office:value-type="percentage" office:value="0.00342958320678755">
            <text:p>0%</text:p>
          </table:table-cell>
          <table:table-cell table:formula="of:=[mv_deposities_per_n2000_per_sector.T81]/[mv_deposities_per_n2000_per_sector.$B81]" office:value-type="percentage" office:value="0.0161541806976188">
            <text:p>2%</text:p>
          </table:table-cell>
          <table:table-cell table:formula="of:=[mv_deposities_per_n2000_per_sector.U81]/[mv_deposities_per_n2000_per_sector.$B81]" office:value-type="percentage" office:value="0.130627675229978">
            <text:p>13%</text:p>
          </table:table-cell>
          <table:table-cell table:number-columns-repeated="1003"/>
        </table:table-row>
        <table:table-row table:style-name="ro3">
          <table:table-cell table:formula="of:=[mv_deposities_per_n2000_per_sector.A82]" office:value-type="string" office:string-value="Norgerholt">
            <text:p>Norgerholt</text:p>
          </table:table-cell>
          <table:table-cell table:formula="of:=[mv_deposities_per_n2000_per_sector.B82]/[mv_deposities_per_n2000_per_sector.$B82]" office:value-type="percentage" office:value="1">
            <text:p>100%</text:p>
          </table:table-cell>
          <table:table-cell table:formula="of:=[mv_deposities_per_n2000_per_sector.C82]/[mv_deposities_per_n2000_per_sector.$B82]" office:value-type="percentage" office:value="0.012452140691305">
            <text:p>1%</text:p>
          </table:table-cell>
          <table:table-cell table:formula="of:=[mv_deposities_per_n2000_per_sector.D82]/[mv_deposities_per_n2000_per_sector.$B82]" office:value-type="percentage" office:value="0.0000111231226742368">
            <text:p>0%</text:p>
          </table:table-cell>
          <table:table-cell table:formula="of:=[mv_deposities_per_n2000_per_sector.E82]/[mv_deposities_per_n2000_per_sector.$B82]" office:value-type="percentage" office:value="0.361944265252131">
            <text:p>36%</text:p>
          </table:table-cell>
          <table:table-cell table:formula="of:=[mv_deposities_per_n2000_per_sector.F82]/[mv_deposities_per_n2000_per_sector.$B82]" office:value-type="percentage" office:value="0.00419902759515014">
            <text:p>0%</text:p>
          </table:table-cell>
          <table:table-cell table:formula="of:=[mv_deposities_per_n2000_per_sector.G82]/[mv_deposities_per_n2000_per_sector.$B82]" office:value-type="percentage" office:value="0.0161523840486421">
            <text:p>2%</text:p>
          </table:table-cell>
          <table:table-cell table:formula="of:=[mv_deposities_per_n2000_per_sector.H82]/[mv_deposities_per_n2000_per_sector.$B82]" office:value-type="percentage" office:value="0.0217747322754626">
            <text:p>2%</text:p>
          </table:table-cell>
          <table:table-cell table:formula="of:=[mv_deposities_per_n2000_per_sector.I82]/[mv_deposities_per_n2000_per_sector.$B82]" office:value-type="percentage" office:value="0.00598916734694157">
            <text:p>1%</text:p>
          </table:table-cell>
          <table:table-cell table:formula="of:=[mv_deposities_per_n2000_per_sector.J82]/[mv_deposities_per_n2000_per_sector.$B82]" office:value-type="percentage" office:value="0.0707106665526384">
            <text:p>7%</text:p>
          </table:table-cell>
          <table:table-cell table:formula="of:=[mv_deposities_per_n2000_per_sector.K82]/[mv_deposities_per_n2000_per_sector.$B82]" office:value-type="percentage" office:value="0.314226166550907">
            <text:p>31%</text:p>
          </table:table-cell>
          <table:table-cell table:formula="of:=[mv_deposities_per_n2000_per_sector.L82]/[mv_deposities_per_n2000_per_sector.$B82]" office:value-type="percentage" office:value="0.0189699978646532">
            <text:p>2%</text:p>
          </table:table-cell>
          <table:table-cell table:formula="of:=[mv_deposities_per_n2000_per_sector.M82]/[mv_deposities_per_n2000_per_sector.$B82]" office:value-type="percentage" office:value="0.00414443647992001">
            <text:p>0%</text:p>
          </table:table-cell>
          <table:table-cell table:formula="of:=[mv_deposities_per_n2000_per_sector.N82]/[mv_deposities_per_n2000_per_sector.$B82]" office:value-type="percentage" office:value="0.0213484922631608">
            <text:p>2%</text:p>
          </table:table-cell>
          <table:table-cell table:formula="of:=[mv_deposities_per_n2000_per_sector.O82]/[mv_deposities_per_n2000_per_sector.$B82]" office:value-type="percentage" office:value="0.0341959916656587">
            <text:p>3%</text:p>
          </table:table-cell>
          <table:table-cell table:formula="of:=[mv_deposities_per_n2000_per_sector.P82]/[mv_deposities_per_n2000_per_sector.$B82]" office:value-type="percentage" office:value="0.00969038641679388">
            <text:p>1%</text:p>
          </table:table-cell>
          <table:table-cell table:formula="of:=[mv_deposities_per_n2000_per_sector.Q82]/[mv_deposities_per_n2000_per_sector.$B82]" office:value-type="percentage" office:value="0.000584159082900487">
            <text:p>0%</text:p>
          </table:table-cell>
          <table:table-cell table:formula="of:=[mv_deposities_per_n2000_per_sector.R82]/[mv_deposities_per_n2000_per_sector.$B82]" office:value-type="percentage" office:value="0.0123963299354308">
            <text:p>1%</text:p>
          </table:table-cell>
          <table:table-cell table:formula="of:=[mv_deposities_per_n2000_per_sector.S82]/[mv_deposities_per_n2000_per_sector.$B82]" office:value-type="percentage" office:value="0.000241098562526658">
            <text:p>0%</text:p>
          </table:table-cell>
          <table:table-cell table:formula="of:=[mv_deposities_per_n2000_per_sector.T82]/[mv_deposities_per_n2000_per_sector.$B82]" office:value-type="percentage" office:value="0.00109909136284158">
            <text:p>0%</text:p>
          </table:table-cell>
          <table:table-cell table:formula="of:=[mv_deposities_per_n2000_per_sector.U82]/[mv_deposities_per_n2000_per_sector.$B82]" office:value-type="percentage" office:value="0.0898548291012696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83]" office:value-type="string" office:string-value="Oeffelter Meent">
            <text:p>Oeffelter Meent</text:p>
          </table:table-cell>
          <table:table-cell table:formula="of:=[mv_deposities_per_n2000_per_sector.B83]/[mv_deposities_per_n2000_per_sector.$B83]" office:value-type="percentage" office:value="1">
            <text:p>100%</text:p>
          </table:table-cell>
          <table:table-cell table:formula="of:=[mv_deposities_per_n2000_per_sector.C83]/[mv_deposities_per_n2000_per_sector.$B83]" office:value-type="percentage" office:value="0.00745650553815542">
            <text:p>1%</text:p>
          </table:table-cell>
          <table:table-cell table:formula="of:=[mv_deposities_per_n2000_per_sector.D83]/[mv_deposities_per_n2000_per_sector.$B83]" office:value-type="percentage" office:value="0.000366692922920211">
            <text:p>0%</text:p>
          </table:table-cell>
          <table:table-cell table:formula="of:=[mv_deposities_per_n2000_per_sector.E83]/[mv_deposities_per_n2000_per_sector.$B83]" office:value-type="percentage" office:value="0.137815683596749">
            <text:p>14%</text:p>
          </table:table-cell>
          <table:table-cell table:formula="of:=[mv_deposities_per_n2000_per_sector.F83]/[mv_deposities_per_n2000_per_sector.$B83]" office:value-type="percentage" office:value="0.0258276649369163">
            <text:p>3%</text:p>
          </table:table-cell>
          <table:table-cell table:formula="of:=[mv_deposities_per_n2000_per_sector.G83]/[mv_deposities_per_n2000_per_sector.$B83]" office:value-type="percentage" office:value="0.0283364686878572">
            <text:p>3%</text:p>
          </table:table-cell>
          <table:table-cell table:formula="of:=[mv_deposities_per_n2000_per_sector.H83]/[mv_deposities_per_n2000_per_sector.$B83]" office:value-type="percentage" office:value="0.0178559168321726">
            <text:p>2%</text:p>
          </table:table-cell>
          <table:table-cell table:formula="of:=[mv_deposities_per_n2000_per_sector.I83]/[mv_deposities_per_n2000_per_sector.$B83]" office:value-type="percentage" office:value="0.0130143219332925">
            <text:p>1%</text:p>
          </table:table-cell>
          <table:table-cell table:formula="of:=[mv_deposities_per_n2000_per_sector.J83]/[mv_deposities_per_n2000_per_sector.$B83]" office:value-type="percentage" office:value="0.133409751098206">
            <text:p>13%</text:p>
          </table:table-cell>
          <table:table-cell table:formula="of:=[mv_deposities_per_n2000_per_sector.K83]/[mv_deposities_per_n2000_per_sector.$B83]" office:value-type="percentage" office:value="0.136618236153987">
            <text:p>14%</text:p>
          </table:table-cell>
          <table:table-cell table:formula="of:=[mv_deposities_per_n2000_per_sector.L83]/[mv_deposities_per_n2000_per_sector.$B83]" office:value-type="percentage" office:value="0.227226340972613">
            <text:p>23%</text:p>
          </table:table-cell>
          <table:table-cell table:formula="of:=[mv_deposities_per_n2000_per_sector.M83]/[mv_deposities_per_n2000_per_sector.$B83]" office:value-type="percentage" office:value="0.0030100027587791">
            <text:p>0%</text:p>
          </table:table-cell>
          <table:table-cell table:formula="of:=[mv_deposities_per_n2000_per_sector.N83]/[mv_deposities_per_n2000_per_sector.$B83]" office:value-type="percentage" office:value="0.0264187427207554">
            <text:p>3%</text:p>
          </table:table-cell>
          <table:table-cell table:formula="of:=[mv_deposities_per_n2000_per_sector.O83]/[mv_deposities_per_n2000_per_sector.$B83]" office:value-type="percentage" office:value="0.0306542800397963">
            <text:p>3%</text:p>
          </table:table-cell>
          <table:table-cell table:formula="of:=[mv_deposities_per_n2000_per_sector.P83]/[mv_deposities_per_n2000_per_sector.$B83]" office:value-type="percentage" office:value="0.00572852365372204">
            <text:p>1%</text:p>
          </table:table-cell>
          <table:table-cell table:formula="of:=[mv_deposities_per_n2000_per_sector.Q83]/[mv_deposities_per_n2000_per_sector.$B83]" office:value-type="percentage" office:value="0.00100052554117634">
            <text:p>0%</text:p>
          </table:table-cell>
          <table:table-cell table:formula="of:=[mv_deposities_per_n2000_per_sector.R83]/[mv_deposities_per_n2000_per_sector.$B83]" office:value-type="percentage" office:value="0.000459380410671107">
            <text:p>0%</text:p>
          </table:table-cell>
          <table:table-cell table:formula="of:=[mv_deposities_per_n2000_per_sector.S83]/[mv_deposities_per_n2000_per_sector.$B83]" office:value-type="percentage" office:value="0.00000031207908333635">
            <text:p>0%</text:p>
          </table:table-cell>
          <table:table-cell table:formula="of:=[mv_deposities_per_n2000_per_sector.T83]/[mv_deposities_per_n2000_per_sector.$B83]" office:value-type="percentage" office:value="0.0289506403238632">
            <text:p>3%</text:p>
          </table:table-cell>
          <table:table-cell table:formula="of:=[mv_deposities_per_n2000_per_sector.U83]/[mv_deposities_per_n2000_per_sector.$B83]" office:value-type="percentage" office:value="0.1758440802967">
            <text:p>18%</text:p>
          </table:table-cell>
          <table:table-cell table:number-columns-repeated="1003"/>
        </table:table-row>
        <table:table-row table:style-name="ro4">
          <table:table-cell table:formula="of:=[mv_deposities_per_n2000_per_sector.A84]" office:value-type="string" office:string-value="Olde Maten &amp; Veerslootslanden">
            <text:p>Olde Maten &amp; Veerslootslanden</text:p>
          </table:table-cell>
          <table:table-cell table:formula="of:=[mv_deposities_per_n2000_per_sector.B84]/[mv_deposities_per_n2000_per_sector.$B84]" office:value-type="percentage" office:value="1">
            <text:p>100%</text:p>
          </table:table-cell>
          <table:table-cell table:formula="of:=[mv_deposities_per_n2000_per_sector.C84]/[mv_deposities_per_n2000_per_sector.$B84]" office:value-type="percentage" office:value="0.0150675099147162">
            <text:p>2%</text:p>
          </table:table-cell>
          <table:table-cell table:formula="of:=[mv_deposities_per_n2000_per_sector.D84]/[mv_deposities_per_n2000_per_sector.$B84]" office:value-type="percentage" office:value="0.000394248289195414">
            <text:p>0%</text:p>
          </table:table-cell>
          <table:table-cell table:formula="of:=[mv_deposities_per_n2000_per_sector.E84]/[mv_deposities_per_n2000_per_sector.$B84]" office:value-type="percentage" office:value="0.294891175691855">
            <text:p>29%</text:p>
          </table:table-cell>
          <table:table-cell table:formula="of:=[mv_deposities_per_n2000_per_sector.F84]/[mv_deposities_per_n2000_per_sector.$B84]" office:value-type="percentage" office:value="0.00685484160198002">
            <text:p>1%</text:p>
          </table:table-cell>
          <table:table-cell table:formula="of:=[mv_deposities_per_n2000_per_sector.G84]/[mv_deposities_per_n2000_per_sector.$B84]" office:value-type="percentage" office:value="0.0202813257360519">
            <text:p>2%</text:p>
          </table:table-cell>
          <table:table-cell table:formula="of:=[mv_deposities_per_n2000_per_sector.H84]/[mv_deposities_per_n2000_per_sector.$B84]" office:value-type="percentage" office:value="0.0160920318965191">
            <text:p>2%</text:p>
          </table:table-cell>
          <table:table-cell table:formula="of:=[mv_deposities_per_n2000_per_sector.I84]/[mv_deposities_per_n2000_per_sector.$B84]" office:value-type="percentage" office:value="0.0113419421173353">
            <text:p>1%</text:p>
          </table:table-cell>
          <table:table-cell table:formula="of:=[mv_deposities_per_n2000_per_sector.J84]/[mv_deposities_per_n2000_per_sector.$B84]" office:value-type="percentage" office:value="0.0637986403826796">
            <text:p>6%</text:p>
          </table:table-cell>
          <table:table-cell table:formula="of:=[mv_deposities_per_n2000_per_sector.K84]/[mv_deposities_per_n2000_per_sector.$B84]" office:value-type="percentage" office:value="0.308061634044497">
            <text:p>31%</text:p>
          </table:table-cell>
          <table:table-cell table:formula="of:=[mv_deposities_per_n2000_per_sector.L84]/[mv_deposities_per_n2000_per_sector.$B84]" office:value-type="percentage" office:value="0.0405392478884025">
            <text:p>4%</text:p>
          </table:table-cell>
          <table:table-cell table:formula="of:=[mv_deposities_per_n2000_per_sector.M84]/[mv_deposities_per_n2000_per_sector.$B84]" office:value-type="percentage" office:value="0.00658640720905773">
            <text:p>1%</text:p>
          </table:table-cell>
          <table:table-cell table:formula="of:=[mv_deposities_per_n2000_per_sector.N84]/[mv_deposities_per_n2000_per_sector.$B84]" office:value-type="percentage" office:value="0.0312925809749598">
            <text:p>3%</text:p>
          </table:table-cell>
          <table:table-cell table:formula="of:=[mv_deposities_per_n2000_per_sector.O84]/[mv_deposities_per_n2000_per_sector.$B84]" office:value-type="percentage" office:value="0.0392097463203361">
            <text:p>4%</text:p>
          </table:table-cell>
          <table:table-cell table:formula="of:=[mv_deposities_per_n2000_per_sector.P84]/[mv_deposities_per_n2000_per_sector.$B84]" office:value-type="percentage" office:value="0.0131189914113037">
            <text:p>1%</text:p>
          </table:table-cell>
          <table:table-cell table:formula="of:=[mv_deposities_per_n2000_per_sector.Q84]/[mv_deposities_per_n2000_per_sector.$B84]" office:value-type="percentage" office:value="0.00109384266372783">
            <text:p>0%</text:p>
          </table:table-cell>
          <table:table-cell table:formula="of:=[mv_deposities_per_n2000_per_sector.R84]/[mv_deposities_per_n2000_per_sector.$B84]" office:value-type="percentage" office:value="0.0169289587096385">
            <text:p>2%</text:p>
          </table:table-cell>
          <table:table-cell table:formula="of:=[mv_deposities_per_n2000_per_sector.S84]/[mv_deposities_per_n2000_per_sector.$B84]" office:value-type="percentage" office:value="0.00032791195686997">
            <text:p>0%</text:p>
          </table:table-cell>
          <table:table-cell table:formula="of:=[mv_deposities_per_n2000_per_sector.T84]/[mv_deposities_per_n2000_per_sector.$B84]" office:value-type="percentage" office:value="0.00639409990942762">
            <text:p>1%</text:p>
          </table:table-cell>
          <table:table-cell table:formula="of:=[mv_deposities_per_n2000_per_sector.U84]/[mv_deposities_per_n2000_per_sector.$B84]" office:value-type="percentage" office:value="0.10771606730368">
            <text:p>11%</text:p>
          </table:table-cell>
          <table:table-cell table:number-columns-repeated="1003"/>
        </table:table-row>
        <table:table-row table:style-name="ro3">
          <table:table-cell table:formula="of:=[mv_deposities_per_n2000_per_sector.A85]" office:value-type="string" office:string-value="Oostelijke Vechtplassen">
            <text:p>Oostelijke Vechtplassen</text:p>
          </table:table-cell>
          <table:table-cell table:formula="of:=[mv_deposities_per_n2000_per_sector.B85]/[mv_deposities_per_n2000_per_sector.$B85]" office:value-type="percentage" office:value="1">
            <text:p>100%</text:p>
          </table:table-cell>
          <table:table-cell table:formula="of:=[mv_deposities_per_n2000_per_sector.C85]/[mv_deposities_per_n2000_per_sector.$B85]" office:value-type="percentage" office:value="0.0149304347312339">
            <text:p>1%</text:p>
          </table:table-cell>
          <table:table-cell table:formula="of:=[mv_deposities_per_n2000_per_sector.D85]/[mv_deposities_per_n2000_per_sector.$B85]" office:value-type="percentage" office:value="0.00320079712023489">
            <text:p>0%</text:p>
          </table:table-cell>
          <table:table-cell table:formula="of:=[mv_deposities_per_n2000_per_sector.E85]/[mv_deposities_per_n2000_per_sector.$B85]" office:value-type="percentage" office:value="0.271554278454616">
            <text:p>27%</text:p>
          </table:table-cell>
          <table:table-cell table:formula="of:=[mv_deposities_per_n2000_per_sector.F85]/[mv_deposities_per_n2000_per_sector.$B85]" office:value-type="percentage" office:value="0.00372953119108314">
            <text:p>0%</text:p>
          </table:table-cell>
          <table:table-cell table:formula="of:=[mv_deposities_per_n2000_per_sector.G85]/[mv_deposities_per_n2000_per_sector.$B85]" office:value-type="percentage" office:value="0.0132181813125923">
            <text:p>1%</text:p>
          </table:table-cell>
          <table:table-cell table:formula="of:=[mv_deposities_per_n2000_per_sector.H85]/[mv_deposities_per_n2000_per_sector.$B85]" office:value-type="percentage" office:value="0.013924322495109">
            <text:p>1%</text:p>
          </table:table-cell>
          <table:table-cell table:formula="of:=[mv_deposities_per_n2000_per_sector.I85]/[mv_deposities_per_n2000_per_sector.$B85]" office:value-type="percentage" office:value="0.0123720835316266">
            <text:p>1%</text:p>
          </table:table-cell>
          <table:table-cell table:formula="of:=[mv_deposities_per_n2000_per_sector.J85]/[mv_deposities_per_n2000_per_sector.$B85]" office:value-type="percentage" office:value="0.0300720651660963">
            <text:p>3%</text:p>
          </table:table-cell>
          <table:table-cell table:formula="of:=[mv_deposities_per_n2000_per_sector.K85]/[mv_deposities_per_n2000_per_sector.$B85]" office:value-type="percentage" office:value="0.206247372355274">
            <text:p>21%</text:p>
          </table:table-cell>
          <table:table-cell table:formula="of:=[mv_deposities_per_n2000_per_sector.L85]/[mv_deposities_per_n2000_per_sector.$B85]" office:value-type="percentage" office:value="0.0297688528797297">
            <text:p>3%</text:p>
          </table:table-cell>
          <table:table-cell table:formula="of:=[mv_deposities_per_n2000_per_sector.M85]/[mv_deposities_per_n2000_per_sector.$B85]" office:value-type="percentage" office:value="0.00771706534943598">
            <text:p>1%</text:p>
          </table:table-cell>
          <table:table-cell table:formula="of:=[mv_deposities_per_n2000_per_sector.N85]/[mv_deposities_per_n2000_per_sector.$B85]" office:value-type="percentage" office:value="0.0344347283519636">
            <text:p>3%</text:p>
          </table:table-cell>
          <table:table-cell table:formula="of:=[mv_deposities_per_n2000_per_sector.O85]/[mv_deposities_per_n2000_per_sector.$B85]" office:value-type="percentage" office:value="0.10974220873729">
            <text:p>11%</text:p>
          </table:table-cell>
          <table:table-cell table:formula="of:=[mv_deposities_per_n2000_per_sector.P85]/[mv_deposities_per_n2000_per_sector.$B85]" office:value-type="percentage" office:value="0.0298409879422549">
            <text:p>3%</text:p>
          </table:table-cell>
          <table:table-cell table:formula="of:=[mv_deposities_per_n2000_per_sector.Q85]/[mv_deposities_per_n2000_per_sector.$B85]" office:value-type="percentage" office:value="0.00514611448725341">
            <text:p>1%</text:p>
          </table:table-cell>
          <table:table-cell table:formula="of:=[mv_deposities_per_n2000_per_sector.R85]/[mv_deposities_per_n2000_per_sector.$B85]" office:value-type="percentage" office:value="0.0404569917180995">
            <text:p>4%</text:p>
          </table:table-cell>
          <table:table-cell table:formula="of:=[mv_deposities_per_n2000_per_sector.S85]/[mv_deposities_per_n2000_per_sector.$B85]" office:value-type="percentage" office:value="0.00102613902402357">
            <text:p>0%</text:p>
          </table:table-cell>
          <table:table-cell table:formula="of:=[mv_deposities_per_n2000_per_sector.T85]/[mv_deposities_per_n2000_per_sector.$B85]" office:value-type="percentage" office:value="0.0295036142381907">
            <text:p>3%</text:p>
          </table:table-cell>
          <table:table-cell table:formula="of:=[mv_deposities_per_n2000_per_sector.U85]/[mv_deposities_per_n2000_per_sector.$B85]" office:value-type="percentage" office:value="0.143113336635942">
            <text:p>14%</text:p>
          </table:table-cell>
          <table:table-cell table:number-columns-repeated="1003"/>
        </table:table-row>
        <table:table-row table:style-name="ro3">
          <table:table-cell table:formula="of:=[mv_deposities_per_n2000_per_sector.A86]" office:value-type="string" office:string-value="Oosterschelde">
            <text:p>Oosterschelde</text:p>
          </table:table-cell>
          <table:table-cell table:formula="of:=[mv_deposities_per_n2000_per_sector.B86]/[mv_deposities_per_n2000_per_sector.$B86]" office:value-type="percentage" office:value="1">
            <text:p>100%</text:p>
          </table:table-cell>
          <table:table-cell table:formula="of:=[mv_deposities_per_n2000_per_sector.C86]/[mv_deposities_per_n2000_per_sector.$B86]" office:value-type="percentage" office:value="0.00586713956825121">
            <text:p>1%</text:p>
          </table:table-cell>
          <table:table-cell table:formula="of:=[mv_deposities_per_n2000_per_sector.D86]/[mv_deposities_per_n2000_per_sector.$B86]" office:value-type="percentage" office:value="0.00486126556940378">
            <text:p>0%</text:p>
          </table:table-cell>
          <table:table-cell table:formula="of:=[mv_deposities_per_n2000_per_sector.E86]/[mv_deposities_per_n2000_per_sector.$B86]" office:value-type="percentage" office:value="0.348439241246419">
            <text:p>35%</text:p>
          </table:table-cell>
          <table:table-cell table:formula="of:=[mv_deposities_per_n2000_per_sector.F86]/[mv_deposities_per_n2000_per_sector.$B86]" office:value-type="percentage" office:value="0.00483470282909819">
            <text:p>0%</text:p>
          </table:table-cell>
          <table:table-cell table:formula="of:=[mv_deposities_per_n2000_per_sector.G86]/[mv_deposities_per_n2000_per_sector.$B86]" office:value-type="percentage" office:value="0.0104557259031264">
            <text:p>1%</text:p>
          </table:table-cell>
          <table:table-cell table:formula="of:=[mv_deposities_per_n2000_per_sector.H86]/[mv_deposities_per_n2000_per_sector.$B86]" office:value-type="percentage" office:value="0.0615394203660951">
            <text:p>6%</text:p>
          </table:table-cell>
          <table:table-cell table:formula="of:=[mv_deposities_per_n2000_per_sector.I86]/[mv_deposities_per_n2000_per_sector.$B86]" office:value-type="percentage" office:value="0.00440884039058255">
            <text:p>0%</text:p>
          </table:table-cell>
          <table:table-cell table:formula="of:=[mv_deposities_per_n2000_per_sector.J86]/[mv_deposities_per_n2000_per_sector.$B86]" office:value-type="percentage" office:value="0.0311609668792016">
            <text:p>3%</text:p>
          </table:table-cell>
          <table:table-cell table:formula="of:=[mv_deposities_per_n2000_per_sector.K86]/[mv_deposities_per_n2000_per_sector.$B86]" office:value-type="percentage" office:value="0.0807460051074832">
            <text:p>8%</text:p>
          </table:table-cell>
          <table:table-cell table:formula="of:=[mv_deposities_per_n2000_per_sector.L86]/[mv_deposities_per_n2000_per_sector.$B86]" office:value-type="percentage" office:value="0.0495790122899282">
            <text:p>5%</text:p>
          </table:table-cell>
          <table:table-cell table:formula="of:=[mv_deposities_per_n2000_per_sector.M86]/[mv_deposities_per_n2000_per_sector.$B86]" office:value-type="percentage" office:value="0.00792740126241161">
            <text:p>1%</text:p>
          </table:table-cell>
          <table:table-cell table:formula="of:=[mv_deposities_per_n2000_per_sector.N86]/[mv_deposities_per_n2000_per_sector.$B86]" office:value-type="percentage" office:value="0.0474564615221554">
            <text:p>5%</text:p>
          </table:table-cell>
          <table:table-cell table:formula="of:=[mv_deposities_per_n2000_per_sector.O86]/[mv_deposities_per_n2000_per_sector.$B86]" office:value-type="percentage" office:value="0.0642597227536791">
            <text:p>6%</text:p>
          </table:table-cell>
          <table:table-cell table:formula="of:=[mv_deposities_per_n2000_per_sector.P86]/[mv_deposities_per_n2000_per_sector.$B86]" office:value-type="percentage" office:value="0.0240707070285554">
            <text:p>2%</text:p>
          </table:table-cell>
          <table:table-cell table:formula="of:=[mv_deposities_per_n2000_per_sector.Q86]/[mv_deposities_per_n2000_per_sector.$B86]" office:value-type="percentage" office:value="0.00196195588057309">
            <text:p>0%</text:p>
          </table:table-cell>
          <table:table-cell table:formula="of:=[mv_deposities_per_n2000_per_sector.R86]/[mv_deposities_per_n2000_per_sector.$B86]" office:value-type="percentage" office:value="0.0869598933934801">
            <text:p>9%</text:p>
          </table:table-cell>
          <table:table-cell table:formula="of:=[mv_deposities_per_n2000_per_sector.S86]/[mv_deposities_per_n2000_per_sector.$B86]" office:value-type="percentage" office:value="0.00193244172467798">
            <text:p>0%</text:p>
          </table:table-cell>
          <table:table-cell table:formula="of:=[mv_deposities_per_n2000_per_sector.T86]/[mv_deposities_per_n2000_per_sector.$B86]" office:value-type="percentage" office:value="0.0342014899667622">
            <text:p>3%</text:p>
          </table:table-cell>
          <table:table-cell table:formula="of:=[mv_deposities_per_n2000_per_sector.U86]/[mv_deposities_per_n2000_per_sector.$B86]" office:value-type="percentage" office:value="0.129335324100502">
            <text:p>13%</text:p>
          </table:table-cell>
          <table:table-cell table:number-columns-repeated="1003"/>
        </table:table-row>
        <table:table-row table:style-name="ro4">
          <table:table-cell table:formula="of:=[mv_deposities_per_n2000_per_sector.A87]" office:value-type="string" office:string-value="Oudegaasterbrekken, Fluessen en omgeving">
            <text:p>Oudegaasterbrekken, Fluessen en omgeving</text:p>
          </table:table-cell>
          <table:table-cell table:formula="of:=[mv_deposities_per_n2000_per_sector.B87]/[mv_deposities_per_n2000_per_sector.$B87]" office:value-type="percentage" office:value="1">
            <text:p>100%</text:p>
          </table:table-cell>
          <table:table-cell table:formula="of:=[mv_deposities_per_n2000_per_sector.C87]/[mv_deposities_per_n2000_per_sector.$B87]" office:value-type="percentage" office:value="0.0137068523681442">
            <text:p>1%</text:p>
          </table:table-cell>
          <table:table-cell table:formula="of:=[mv_deposities_per_n2000_per_sector.D87]/[mv_deposities_per_n2000_per_sector.$B87]" office:value-type="percentage" office:value="0.00199766185462724">
            <text:p>0%</text:p>
          </table:table-cell>
          <table:table-cell table:formula="of:=[mv_deposities_per_n2000_per_sector.E87]/[mv_deposities_per_n2000_per_sector.$B87]" office:value-type="percentage" office:value="0.355171325942495">
            <text:p>36%</text:p>
          </table:table-cell>
          <table:table-cell table:formula="of:=[mv_deposities_per_n2000_per_sector.F87]/[mv_deposities_per_n2000_per_sector.$B87]" office:value-type="percentage" office:value="0.00460387651944492">
            <text:p>0%</text:p>
          </table:table-cell>
          <table:table-cell table:formula="of:=[mv_deposities_per_n2000_per_sector.G87]/[mv_deposities_per_n2000_per_sector.$B87]" office:value-type="percentage" office:value="0.0131502400475569">
            <text:p>1%</text:p>
          </table:table-cell>
          <table:table-cell table:formula="of:=[mv_deposities_per_n2000_per_sector.H87]/[mv_deposities_per_n2000_per_sector.$B87]" office:value-type="percentage" office:value="0.0157985652722077">
            <text:p>2%</text:p>
          </table:table-cell>
          <table:table-cell table:formula="of:=[mv_deposities_per_n2000_per_sector.I87]/[mv_deposities_per_n2000_per_sector.$B87]" office:value-type="percentage" office:value="0.00630148845076704">
            <text:p>1%</text:p>
          </table:table-cell>
          <table:table-cell table:formula="of:=[mv_deposities_per_n2000_per_sector.J87]/[mv_deposities_per_n2000_per_sector.$B87]" office:value-type="percentage" office:value="0.0387224176460062">
            <text:p>4%</text:p>
          </table:table-cell>
          <table:table-cell table:formula="of:=[mv_deposities_per_n2000_per_sector.K87]/[mv_deposities_per_n2000_per_sector.$B87]" office:value-type="percentage" office:value="0.299029200508113">
            <text:p>30%</text:p>
          </table:table-cell>
          <table:table-cell table:formula="of:=[mv_deposities_per_n2000_per_sector.L87]/[mv_deposities_per_n2000_per_sector.$B87]" office:value-type="percentage" office:value="0.0201952116923451">
            <text:p>2%</text:p>
          </table:table-cell>
          <table:table-cell table:formula="of:=[mv_deposities_per_n2000_per_sector.M87]/[mv_deposities_per_n2000_per_sector.$B87]" office:value-type="percentage" office:value="0.00616757919856449">
            <text:p>1%</text:p>
          </table:table-cell>
          <table:table-cell table:formula="of:=[mv_deposities_per_n2000_per_sector.N87]/[mv_deposities_per_n2000_per_sector.$B87]" office:value-type="percentage" office:value="0.0290118296774212">
            <text:p>3%</text:p>
          </table:table-cell>
          <table:table-cell table:formula="of:=[mv_deposities_per_n2000_per_sector.O87]/[mv_deposities_per_n2000_per_sector.$B87]" office:value-type="percentage" office:value="0.0435923609417344">
            <text:p>4%</text:p>
          </table:table-cell>
          <table:table-cell table:formula="of:=[mv_deposities_per_n2000_per_sector.P87]/[mv_deposities_per_n2000_per_sector.$B87]" office:value-type="percentage" office:value="0.0192776856501172">
            <text:p>2%</text:p>
          </table:table-cell>
          <table:table-cell table:formula="of:=[mv_deposities_per_n2000_per_sector.Q87]/[mv_deposities_per_n2000_per_sector.$B87]" office:value-type="percentage" office:value="0.00270456222731426">
            <text:p>0%</text:p>
          </table:table-cell>
          <table:table-cell table:formula="of:=[mv_deposities_per_n2000_per_sector.R87]/[mv_deposities_per_n2000_per_sector.$B87]" office:value-type="percentage" office:value="0.0463316454298811">
            <text:p>5%</text:p>
          </table:table-cell>
          <table:table-cell table:formula="of:=[mv_deposities_per_n2000_per_sector.S87]/[mv_deposities_per_n2000_per_sector.$B87]" office:value-type="percentage" office:value="0.00169999488724409">
            <text:p>0%</text:p>
          </table:table-cell>
          <table:table-cell table:formula="of:=[mv_deposities_per_n2000_per_sector.T87]/[mv_deposities_per_n2000_per_sector.$B87]" office:value-type="percentage" office:value="0.014249722471518">
            <text:p>1%</text:p>
          </table:table-cell>
          <table:table-cell table:formula="of:=[mv_deposities_per_n2000_per_sector.U87]/[mv_deposities_per_n2000_per_sector.$B87]" office:value-type="percentage" office:value="0.0682863161287716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88]" office:value-type="string" office:string-value="Polder Westzaan">
            <text:p>Polder Westzaan</text:p>
          </table:table-cell>
          <table:table-cell table:formula="of:=[mv_deposities_per_n2000_per_sector.B88]/[mv_deposities_per_n2000_per_sector.$B88]" office:value-type="percentage" office:value="1">
            <text:p>100%</text:p>
          </table:table-cell>
          <table:table-cell table:formula="of:=[mv_deposities_per_n2000_per_sector.C88]/[mv_deposities_per_n2000_per_sector.$B88]" office:value-type="percentage" office:value="0.0167437611951714">
            <text:p>2%</text:p>
          </table:table-cell>
          <table:table-cell table:formula="of:=[mv_deposities_per_n2000_per_sector.D88]/[mv_deposities_per_n2000_per_sector.$B88]" office:value-type="percentage" office:value="0.000604946043486779">
            <text:p>0%</text:p>
          </table:table-cell>
          <table:table-cell table:formula="of:=[mv_deposities_per_n2000_per_sector.E88]/[mv_deposities_per_n2000_per_sector.$B88]" office:value-type="percentage" office:value="0.280193490029278">
            <text:p>28%</text:p>
          </table:table-cell>
          <table:table-cell table:formula="of:=[mv_deposities_per_n2000_per_sector.F88]/[mv_deposities_per_n2000_per_sector.$B88]" office:value-type="percentage" office:value="0.000725268937601957">
            <text:p>0%</text:p>
          </table:table-cell>
          <table:table-cell table:formula="of:=[mv_deposities_per_n2000_per_sector.G88]/[mv_deposities_per_n2000_per_sector.$B88]" office:value-type="percentage" office:value="0.00450095500261746">
            <text:p>0%</text:p>
          </table:table-cell>
          <table:table-cell table:formula="of:=[mv_deposities_per_n2000_per_sector.H88]/[mv_deposities_per_n2000_per_sector.$B88]" office:value-type="percentage" office:value="0.00645629859931984">
            <text:p>1%</text:p>
          </table:table-cell>
          <table:table-cell table:formula="of:=[mv_deposities_per_n2000_per_sector.I88]/[mv_deposities_per_n2000_per_sector.$B88]" office:value-type="percentage" office:value="0.00438082524316378">
            <text:p>0%</text:p>
          </table:table-cell>
          <table:table-cell table:formula="of:=[mv_deposities_per_n2000_per_sector.J88]/[mv_deposities_per_n2000_per_sector.$B88]" office:value-type="percentage" office:value="0.00530980296498401">
            <text:p>1%</text:p>
          </table:table-cell>
          <table:table-cell table:formula="of:=[mv_deposities_per_n2000_per_sector.K88]/[mv_deposities_per_n2000_per_sector.$B88]" office:value-type="percentage" office:value="0.105267467847183">
            <text:p>11%</text:p>
          </table:table-cell>
          <table:table-cell table:formula="of:=[mv_deposities_per_n2000_per_sector.L88]/[mv_deposities_per_n2000_per_sector.$B88]" office:value-type="percentage" office:value="0.0032951670272008">
            <text:p>0%</text:p>
          </table:table-cell>
          <table:table-cell table:formula="of:=[mv_deposities_per_n2000_per_sector.M88]/[mv_deposities_per_n2000_per_sector.$B88]" office:value-type="percentage" office:value="0.00938475118799545">
            <text:p>1%</text:p>
          </table:table-cell>
          <table:table-cell table:formula="of:=[mv_deposities_per_n2000_per_sector.N88]/[mv_deposities_per_n2000_per_sector.$B88]" office:value-type="percentage" office:value="0.116525045847754">
            <text:p>12%</text:p>
          </table:table-cell>
          <table:table-cell table:formula="of:=[mv_deposities_per_n2000_per_sector.O88]/[mv_deposities_per_n2000_per_sector.$B88]" office:value-type="percentage" office:value="0.12163114002852">
            <text:p>12%</text:p>
          </table:table-cell>
          <table:table-cell table:formula="of:=[mv_deposities_per_n2000_per_sector.P88]/[mv_deposities_per_n2000_per_sector.$B88]" office:value-type="percentage" office:value="0.022605349888064">
            <text:p>2%</text:p>
          </table:table-cell>
          <table:table-cell table:formula="of:=[mv_deposities_per_n2000_per_sector.Q88]/[mv_deposities_per_n2000_per_sector.$B88]" office:value-type="percentage" office:value="0.00960366932680693">
            <text:p>1%</text:p>
          </table:table-cell>
          <table:table-cell table:formula="of:=[mv_deposities_per_n2000_per_sector.R88]/[mv_deposities_per_n2000_per_sector.$B88]" office:value-type="percentage" office:value="0.0630060309195074">
            <text:p>6%</text:p>
          </table:table-cell>
          <table:table-cell table:formula="of:=[mv_deposities_per_n2000_per_sector.S88]/[mv_deposities_per_n2000_per_sector.$B88]" office:value-type="percentage" office:value="0.00189503729864867">
            <text:p>0%</text:p>
          </table:table-cell>
          <table:table-cell table:formula="of:=[mv_deposities_per_n2000_per_sector.T88]/[mv_deposities_per_n2000_per_sector.$B88]" office:value-type="percentage" office:value="0.00885826610074349">
            <text:p>1%</text:p>
          </table:table-cell>
          <table:table-cell table:formula="of:=[mv_deposities_per_n2000_per_sector.U88]/[mv_deposities_per_n2000_per_sector.$B88]" office:value-type="percentage" office:value="0.219003311197204">
            <text:p>22%</text:p>
          </table:table-cell>
          <table:table-cell table:number-columns-repeated="1003"/>
        </table:table-row>
        <table:table-row table:style-name="ro3">
          <table:table-cell table:formula="of:=[mv_deposities_per_n2000_per_sector.A89]" office:value-type="string" office:string-value="Regte Heide &amp; Riels Laag">
            <text:p>Regte Heide &amp; Riels Laag</text:p>
          </table:table-cell>
          <table:table-cell table:formula="of:=[mv_deposities_per_n2000_per_sector.B89]/[mv_deposities_per_n2000_per_sector.$B89]" office:value-type="percentage" office:value="1">
            <text:p>100%</text:p>
          </table:table-cell>
          <table:table-cell table:formula="of:=[mv_deposities_per_n2000_per_sector.C89]/[mv_deposities_per_n2000_per_sector.$B89]" office:value-type="percentage" office:value="0.00517460541339451">
            <text:p>1%</text:p>
          </table:table-cell>
          <table:table-cell table:formula="of:=[mv_deposities_per_n2000_per_sector.D89]/[mv_deposities_per_n2000_per_sector.$B89]" office:value-type="percentage" office:value="0.00236758635676848">
            <text:p>0%</text:p>
          </table:table-cell>
          <table:table-cell table:formula="of:=[mv_deposities_per_n2000_per_sector.E89]/[mv_deposities_per_n2000_per_sector.$B89]" office:value-type="percentage" office:value="0.176375719064459">
            <text:p>18%</text:p>
          </table:table-cell>
          <table:table-cell table:formula="of:=[mv_deposities_per_n2000_per_sector.F89]/[mv_deposities_per_n2000_per_sector.$B89]" office:value-type="percentage" office:value="0.0186518383793466">
            <text:p>2%</text:p>
          </table:table-cell>
          <table:table-cell table:formula="of:=[mv_deposities_per_n2000_per_sector.G89]/[mv_deposities_per_n2000_per_sector.$B89]" office:value-type="percentage" office:value="0.0204321218241137">
            <text:p>2%</text:p>
          </table:table-cell>
          <table:table-cell table:formula="of:=[mv_deposities_per_n2000_per_sector.H89]/[mv_deposities_per_n2000_per_sector.$B89]" office:value-type="percentage" office:value="0.0199683605992454">
            <text:p>2%</text:p>
          </table:table-cell>
          <table:table-cell table:formula="of:=[mv_deposities_per_n2000_per_sector.I89]/[mv_deposities_per_n2000_per_sector.$B89]" office:value-type="percentage" office:value="0.0230468428811501">
            <text:p>2%</text:p>
          </table:table-cell>
          <table:table-cell table:formula="of:=[mv_deposities_per_n2000_per_sector.J89]/[mv_deposities_per_n2000_per_sector.$B89]" office:value-type="percentage" office:value="0.087144099085463">
            <text:p>9%</text:p>
          </table:table-cell>
          <table:table-cell table:formula="of:=[mv_deposities_per_n2000_per_sector.K89]/[mv_deposities_per_n2000_per_sector.$B89]" office:value-type="percentage" office:value="0.195996007247642">
            <text:p>20%</text:p>
          </table:table-cell>
          <table:table-cell table:formula="of:=[mv_deposities_per_n2000_per_sector.L89]/[mv_deposities_per_n2000_per_sector.$B89]" office:value-type="percentage" office:value="0.145158392555841">
            <text:p>15%</text:p>
          </table:table-cell>
          <table:table-cell table:formula="of:=[mv_deposities_per_n2000_per_sector.M89]/[mv_deposities_per_n2000_per_sector.$B89]" office:value-type="percentage" office:value="0.00579375097711876">
            <text:p>1%</text:p>
          </table:table-cell>
          <table:table-cell table:formula="of:=[mv_deposities_per_n2000_per_sector.N89]/[mv_deposities_per_n2000_per_sector.$B89]" office:value-type="percentage" office:value="0.039057599168765">
            <text:p>4%</text:p>
          </table:table-cell>
          <table:table-cell table:formula="of:=[mv_deposities_per_n2000_per_sector.O89]/[mv_deposities_per_n2000_per_sector.$B89]" office:value-type="percentage" office:value="0.0697242490005029">
            <text:p>7%</text:p>
          </table:table-cell>
          <table:table-cell table:formula="of:=[mv_deposities_per_n2000_per_sector.P89]/[mv_deposities_per_n2000_per_sector.$B89]" office:value-type="percentage" office:value="0.0199338284650107">
            <text:p>2%</text:p>
          </table:table-cell>
          <table:table-cell table:formula="of:=[mv_deposities_per_n2000_per_sector.Q89]/[mv_deposities_per_n2000_per_sector.$B89]" office:value-type="percentage" office:value="0.00180347253253068">
            <text:p>0%</text:p>
          </table:table-cell>
          <table:table-cell table:formula="of:=[mv_deposities_per_n2000_per_sector.R89]/[mv_deposities_per_n2000_per_sector.$B89]" office:value-type="percentage" office:value="0.0339245575518975">
            <text:p>3%</text:p>
          </table:table-cell>
          <table:table-cell table:formula="of:=[mv_deposities_per_n2000_per_sector.S89]/[mv_deposities_per_n2000_per_sector.$B89]" office:value-type="percentage" office:value="0.000515005105397432">
            <text:p>0%</text:p>
          </table:table-cell>
          <table:table-cell table:formula="of:=[mv_deposities_per_n2000_per_sector.T89]/[mv_deposities_per_n2000_per_sector.$B89]" office:value-type="percentage" office:value="0.0199145914794114">
            <text:p>2%</text:p>
          </table:table-cell>
          <table:table-cell table:formula="of:=[mv_deposities_per_n2000_per_sector.U89]/[mv_deposities_per_n2000_per_sector.$B89]" office:value-type="percentage" office:value="0.115010463832055">
            <text:p>12%</text:p>
          </table:table-cell>
          <table:table-cell table:number-columns-repeated="1003"/>
        </table:table-row>
        <table:table-row table:style-name="ro3">
          <table:table-cell table:formula="of:=[mv_deposities_per_n2000_per_sector.A90]" office:value-type="string" office:string-value="Rijntakken">
            <text:p>Rijntakken</text:p>
          </table:table-cell>
          <table:table-cell table:formula="of:=[mv_deposities_per_n2000_per_sector.B90]/[mv_deposities_per_n2000_per_sector.$B90]" office:value-type="percentage" office:value="1">
            <text:p>100%</text:p>
          </table:table-cell>
          <table:table-cell table:formula="of:=[mv_deposities_per_n2000_per_sector.C90]/[mv_deposities_per_n2000_per_sector.$B90]" office:value-type="percentage" office:value="0.0103152535353227">
            <text:p>1%</text:p>
          </table:table-cell>
          <table:table-cell table:formula="of:=[mv_deposities_per_n2000_per_sector.D90]/[mv_deposities_per_n2000_per_sector.$B90]" office:value-type="percentage" office:value="0.00189342718382369">
            <text:p>0%</text:p>
          </table:table-cell>
          <table:table-cell table:formula="of:=[mv_deposities_per_n2000_per_sector.E90]/[mv_deposities_per_n2000_per_sector.$B90]" office:value-type="percentage" office:value="0.267901374926733">
            <text:p>27%</text:p>
          </table:table-cell>
          <table:table-cell table:formula="of:=[mv_deposities_per_n2000_per_sector.F90]/[mv_deposities_per_n2000_per_sector.$B90]" office:value-type="percentage" office:value="0.00908539075674369">
            <text:p>1%</text:p>
          </table:table-cell>
          <table:table-cell table:formula="of:=[mv_deposities_per_n2000_per_sector.G90]/[mv_deposities_per_n2000_per_sector.$B90]" office:value-type="percentage" office:value="0.020063358095057">
            <text:p>2%</text:p>
          </table:table-cell>
          <table:table-cell table:formula="of:=[mv_deposities_per_n2000_per_sector.H90]/[mv_deposities_per_n2000_per_sector.$B90]" office:value-type="percentage" office:value="0.0205456984232185">
            <text:p>2%</text:p>
          </table:table-cell>
          <table:table-cell table:formula="of:=[mv_deposities_per_n2000_per_sector.I90]/[mv_deposities_per_n2000_per_sector.$B90]" office:value-type="percentage" office:value="0.0142677610127317">
            <text:p>1%</text:p>
          </table:table-cell>
          <table:table-cell table:formula="of:=[mv_deposities_per_n2000_per_sector.J90]/[mv_deposities_per_n2000_per_sector.$B90]" office:value-type="percentage" office:value="0.0711400254842023">
            <text:p>7%</text:p>
          </table:table-cell>
          <table:table-cell table:formula="of:=[mv_deposities_per_n2000_per_sector.K90]/[mv_deposities_per_n2000_per_sector.$B90]" office:value-type="percentage" office:value="0.208265998949556">
            <text:p>21%</text:p>
          </table:table-cell>
          <table:table-cell table:formula="of:=[mv_deposities_per_n2000_per_sector.L90]/[mv_deposities_per_n2000_per_sector.$B90]" office:value-type="percentage" office:value="0.081001237550562">
            <text:p>8%</text:p>
          </table:table-cell>
          <table:table-cell table:formula="of:=[mv_deposities_per_n2000_per_sector.M90]/[mv_deposities_per_n2000_per_sector.$B90]" office:value-type="percentage" office:value="0.00426201983831731">
            <text:p>0%</text:p>
          </table:table-cell>
          <table:table-cell table:formula="of:=[mv_deposities_per_n2000_per_sector.N90]/[mv_deposities_per_n2000_per_sector.$B90]" office:value-type="percentage" office:value="0.0269574173105506">
            <text:p>3%</text:p>
          </table:table-cell>
          <table:table-cell table:formula="of:=[mv_deposities_per_n2000_per_sector.O90]/[mv_deposities_per_n2000_per_sector.$B90]" office:value-type="percentage" office:value="0.0720773354331039">
            <text:p>7%</text:p>
          </table:table-cell>
          <table:table-cell table:formula="of:=[mv_deposities_per_n2000_per_sector.P90]/[mv_deposities_per_n2000_per_sector.$B90]" office:value-type="percentage" office:value="0.0196628923555782">
            <text:p>2%</text:p>
          </table:table-cell>
          <table:table-cell table:formula="of:=[mv_deposities_per_n2000_per_sector.Q90]/[mv_deposities_per_n2000_per_sector.$B90]" office:value-type="percentage" office:value="0.00247829042458864">
            <text:p>0%</text:p>
          </table:table-cell>
          <table:table-cell table:formula="of:=[mv_deposities_per_n2000_per_sector.R90]/[mv_deposities_per_n2000_per_sector.$B90]" office:value-type="percentage" office:value="0.0198785838374242">
            <text:p>2%</text:p>
          </table:table-cell>
          <table:table-cell table:formula="of:=[mv_deposities_per_n2000_per_sector.S90]/[mv_deposities_per_n2000_per_sector.$B90]" office:value-type="percentage" office:value="0.000473000800899115">
            <text:p>0%</text:p>
          </table:table-cell>
          <table:table-cell table:formula="of:=[mv_deposities_per_n2000_per_sector.T90]/[mv_deposities_per_n2000_per_sector.$B90]" office:value-type="percentage" office:value="0.0315896994861256">
            <text:p>3%</text:p>
          </table:table-cell>
          <table:table-cell table:formula="of:=[mv_deposities_per_n2000_per_sector.U90]/[mv_deposities_per_n2000_per_sector.$B90]" office:value-type="percentage" office:value="0.118140238664178">
            <text:p>12%</text:p>
          </table:table-cell>
          <table:table-cell table:number-columns-repeated="1003"/>
        </table:table-row>
        <table:table-row table:style-name="ro3">
          <table:table-cell table:formula="of:=[mv_deposities_per_n2000_per_sector.A91]" office:value-type="string" office:string-value="Roerdal">
            <text:p>Roerdal</text:p>
          </table:table-cell>
          <table:table-cell table:formula="of:=[mv_deposities_per_n2000_per_sector.B91]/[mv_deposities_per_n2000_per_sector.$B91]" office:value-type="percentage" office:value="1">
            <text:p>100%</text:p>
          </table:table-cell>
          <table:table-cell table:formula="of:=[mv_deposities_per_n2000_per_sector.C91]/[mv_deposities_per_n2000_per_sector.$B91]" office:value-type="percentage" office:value="0.00841072263434498">
            <text:p>1%</text:p>
          </table:table-cell>
          <table:table-cell table:formula="of:=[mv_deposities_per_n2000_per_sector.D91]/[mv_deposities_per_n2000_per_sector.$B91]" office:value-type="percentage" office:value="0.000886117250251273">
            <text:p>0%</text:p>
          </table:table-cell>
          <table:table-cell table:formula="of:=[mv_deposities_per_n2000_per_sector.E91]/[mv_deposities_per_n2000_per_sector.$B91]" office:value-type="percentage" office:value="0.276096165818589">
            <text:p>28%</text:p>
          </table:table-cell>
          <table:table-cell table:formula="of:=[mv_deposities_per_n2000_per_sector.F91]/[mv_deposities_per_n2000_per_sector.$B91]" office:value-type="percentage" office:value="0.00782821589049165">
            <text:p>1%</text:p>
          </table:table-cell>
          <table:table-cell table:formula="of:=[mv_deposities_per_n2000_per_sector.G91]/[mv_deposities_per_n2000_per_sector.$B91]" office:value-type="percentage" office:value="0.0187110181522401">
            <text:p>2%</text:p>
          </table:table-cell>
          <table:table-cell table:formula="of:=[mv_deposities_per_n2000_per_sector.H91]/[mv_deposities_per_n2000_per_sector.$B91]" office:value-type="percentage" office:value="0.0449000032649455">
            <text:p>4%</text:p>
          </table:table-cell>
          <table:table-cell table:formula="of:=[mv_deposities_per_n2000_per_sector.I91]/[mv_deposities_per_n2000_per_sector.$B91]" office:value-type="percentage" office:value="0.0101829955309153">
            <text:p>1%</text:p>
          </table:table-cell>
          <table:table-cell table:formula="of:=[mv_deposities_per_n2000_per_sector.J91]/[mv_deposities_per_n2000_per_sector.$B91]" office:value-type="percentage" office:value="0.0622524405532561">
            <text:p>6%</text:p>
          </table:table-cell>
          <table:table-cell table:formula="of:=[mv_deposities_per_n2000_per_sector.K91]/[mv_deposities_per_n2000_per_sector.$B91]" office:value-type="percentage" office:value="0.136155015983579">
            <text:p>14%</text:p>
          </table:table-cell>
          <table:table-cell table:formula="of:=[mv_deposities_per_n2000_per_sector.L91]/[mv_deposities_per_n2000_per_sector.$B91]" office:value-type="percentage" office:value="0.124274965452818">
            <text:p>12%</text:p>
          </table:table-cell>
          <table:table-cell table:formula="of:=[mv_deposities_per_n2000_per_sector.M91]/[mv_deposities_per_n2000_per_sector.$B91]" office:value-type="percentage" office:value="0.00640695984530273">
            <text:p>1%</text:p>
          </table:table-cell>
          <table:table-cell table:formula="of:=[mv_deposities_per_n2000_per_sector.N91]/[mv_deposities_per_n2000_per_sector.$B91]" office:value-type="percentage" office:value="0.0757451387282564">
            <text:p>8%</text:p>
          </table:table-cell>
          <table:table-cell table:formula="of:=[mv_deposities_per_n2000_per_sector.O91]/[mv_deposities_per_n2000_per_sector.$B91]" office:value-type="percentage" office:value="0.0510201188867683">
            <text:p>5%</text:p>
          </table:table-cell>
          <table:table-cell table:formula="of:=[mv_deposities_per_n2000_per_sector.P91]/[mv_deposities_per_n2000_per_sector.$B91]" office:value-type="percentage" office:value="0.0139538605460706">
            <text:p>1%</text:p>
          </table:table-cell>
          <table:table-cell table:formula="of:=[mv_deposities_per_n2000_per_sector.Q91]/[mv_deposities_per_n2000_per_sector.$B91]" office:value-type="percentage" office:value="0.00119015011339447">
            <text:p>0%</text:p>
          </table:table-cell>
          <table:table-cell table:formula="of:=[mv_deposities_per_n2000_per_sector.R91]/[mv_deposities_per_n2000_per_sector.$B91]" office:value-type="percentage" office:value="0.0144750487697253">
            <text:p>1%</text:p>
          </table:table-cell>
          <table:table-cell table:formula="of:=[mv_deposities_per_n2000_per_sector.S91]/[mv_deposities_per_n2000_per_sector.$B91]" office:value-type="percentage" office:value="0.000196626262953857">
            <text:p>0%</text:p>
          </table:table-cell>
          <table:table-cell table:formula="of:=[mv_deposities_per_n2000_per_sector.T91]/[mv_deposities_per_n2000_per_sector.$B91]" office:value-type="percentage" office:value="0.00939329080678726">
            <text:p>1%</text:p>
          </table:table-cell>
          <table:table-cell table:formula="of:=[mv_deposities_per_n2000_per_sector.U91]/[mv_deposities_per_n2000_per_sector.$B91]" office:value-type="percentage" office:value="0.137917190714331">
            <text:p>14%</text:p>
          </table:table-cell>
          <table:table-cell table:number-columns-repeated="1003"/>
        </table:table-row>
        <table:table-row table:style-name="ro4">
          <table:table-cell table:formula="of:=[mv_deposities_per_n2000_per_sector.A92]" office:value-type="string" office:string-value="Rottige Meenthe &amp; Brandemeer">
            <text:p>Rottige Meenthe &amp; Brandemeer</text:p>
          </table:table-cell>
          <table:table-cell table:formula="of:=[mv_deposities_per_n2000_per_sector.B92]/[mv_deposities_per_n2000_per_sector.$B92]" office:value-type="percentage" office:value="1">
            <text:p>100%</text:p>
          </table:table-cell>
          <table:table-cell table:formula="of:=[mv_deposities_per_n2000_per_sector.C92]/[mv_deposities_per_n2000_per_sector.$B92]" office:value-type="percentage" office:value="0.0123615714766463">
            <text:p>1%</text:p>
          </table:table-cell>
          <table:table-cell table:formula="of:=[mv_deposities_per_n2000_per_sector.D92]/[mv_deposities_per_n2000_per_sector.$B92]" office:value-type="percentage" office:value="0.00170089862058313">
            <text:p>0%</text:p>
          </table:table-cell>
          <table:table-cell table:formula="of:=[mv_deposities_per_n2000_per_sector.E92]/[mv_deposities_per_n2000_per_sector.$B92]" office:value-type="percentage" office:value="0.313798776578004">
            <text:p>31%</text:p>
          </table:table-cell>
          <table:table-cell table:formula="of:=[mv_deposities_per_n2000_per_sector.F92]/[mv_deposities_per_n2000_per_sector.$B92]" office:value-type="percentage" office:value="0.00426734688726124">
            <text:p>0%</text:p>
          </table:table-cell>
          <table:table-cell table:formula="of:=[mv_deposities_per_n2000_per_sector.G92]/[mv_deposities_per_n2000_per_sector.$B92]" office:value-type="percentage" office:value="0.0157375539527588">
            <text:p>2%</text:p>
          </table:table-cell>
          <table:table-cell table:formula="of:=[mv_deposities_per_n2000_per_sector.H92]/[mv_deposities_per_n2000_per_sector.$B92]" office:value-type="percentage" office:value="0.0256955404927279">
            <text:p>3%</text:p>
          </table:table-cell>
          <table:table-cell table:formula="of:=[mv_deposities_per_n2000_per_sector.I92]/[mv_deposities_per_n2000_per_sector.$B92]" office:value-type="percentage" office:value="0.00781601391973781">
            <text:p>1%</text:p>
          </table:table-cell>
          <table:table-cell table:formula="of:=[mv_deposities_per_n2000_per_sector.J92]/[mv_deposities_per_n2000_per_sector.$B92]" office:value-type="percentage" office:value="0.0401111301402935">
            <text:p>4%</text:p>
          </table:table-cell>
          <table:table-cell table:formula="of:=[mv_deposities_per_n2000_per_sector.K92]/[mv_deposities_per_n2000_per_sector.$B92]" office:value-type="percentage" office:value="0.319383028957694">
            <text:p>32%</text:p>
          </table:table-cell>
          <table:table-cell table:formula="of:=[mv_deposities_per_n2000_per_sector.L92]/[mv_deposities_per_n2000_per_sector.$B92]" office:value-type="percentage" office:value="0.0306896260877279">
            <text:p>3%</text:p>
          </table:table-cell>
          <table:table-cell table:formula="of:=[mv_deposities_per_n2000_per_sector.M92]/[mv_deposities_per_n2000_per_sector.$B92]" office:value-type="percentage" office:value="0.00588246198214086">
            <text:p>1%</text:p>
          </table:table-cell>
          <table:table-cell table:formula="of:=[mv_deposities_per_n2000_per_sector.N92]/[mv_deposities_per_n2000_per_sector.$B92]" office:value-type="percentage" office:value="0.0274750129296125">
            <text:p>3%</text:p>
          </table:table-cell>
          <table:table-cell table:formula="of:=[mv_deposities_per_n2000_per_sector.O92]/[mv_deposities_per_n2000_per_sector.$B92]" office:value-type="percentage" office:value="0.0523673277086335">
            <text:p>5%</text:p>
          </table:table-cell>
          <table:table-cell table:formula="of:=[mv_deposities_per_n2000_per_sector.P92]/[mv_deposities_per_n2000_per_sector.$B92]" office:value-type="percentage" office:value="0.0197056378189183">
            <text:p>2%</text:p>
          </table:table-cell>
          <table:table-cell table:formula="of:=[mv_deposities_per_n2000_per_sector.Q92]/[mv_deposities_per_n2000_per_sector.$B92]" office:value-type="percentage" office:value="0.00220572247292296">
            <text:p>0%</text:p>
          </table:table-cell>
          <table:table-cell table:formula="of:=[mv_deposities_per_n2000_per_sector.R92]/[mv_deposities_per_n2000_per_sector.$B92]" office:value-type="percentage" office:value="0.034421932429466">
            <text:p>3%</text:p>
          </table:table-cell>
          <table:table-cell table:formula="of:=[mv_deposities_per_n2000_per_sector.S92]/[mv_deposities_per_n2000_per_sector.$B92]" office:value-type="percentage" office:value="0.000878318842525056">
            <text:p>0%</text:p>
          </table:table-cell>
          <table:table-cell table:formula="of:=[mv_deposities_per_n2000_per_sector.T92]/[mv_deposities_per_n2000_per_sector.$B92]" office:value-type="percentage" office:value="0.01555679051647">
            <text:p>2%</text:p>
          </table:table-cell>
          <table:table-cell table:formula="of:=[mv_deposities_per_n2000_per_sector.U92]/[mv_deposities_per_n2000_per_sector.$B92]" office:value-type="percentage" office:value="0.0699412667432189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93]" office:value-type="string" office:string-value="Sallandse Heuvelrug">
            <text:p>Sallandse Heuvelrug</text:p>
          </table:table-cell>
          <table:table-cell table:formula="of:=[mv_deposities_per_n2000_per_sector.B93]/[mv_deposities_per_n2000_per_sector.$B93]" office:value-type="percentage" office:value="1">
            <text:p>100%</text:p>
          </table:table-cell>
          <table:table-cell table:formula="of:=[mv_deposities_per_n2000_per_sector.C93]/[mv_deposities_per_n2000_per_sector.$B93]" office:value-type="percentage" office:value="0.00816829531746531">
            <text:p>1%</text:p>
          </table:table-cell>
          <table:table-cell table:formula="of:=[mv_deposities_per_n2000_per_sector.D93]/[mv_deposities_per_n2000_per_sector.$B93]" office:value-type="percentage" office:value="0.0016064864627894">
            <text:p>0%</text:p>
          </table:table-cell>
          <table:table-cell table:formula="of:=[mv_deposities_per_n2000_per_sector.E93]/[mv_deposities_per_n2000_per_sector.$B93]" office:value-type="percentage" office:value="0.224755511825693">
            <text:p>22%</text:p>
          </table:table-cell>
          <table:table-cell table:formula="of:=[mv_deposities_per_n2000_per_sector.F93]/[mv_deposities_per_n2000_per_sector.$B93]" office:value-type="percentage" office:value="0.00879817531582321">
            <text:p>1%</text:p>
          </table:table-cell>
          <table:table-cell table:formula="of:=[mv_deposities_per_n2000_per_sector.G93]/[mv_deposities_per_n2000_per_sector.$B93]" office:value-type="percentage" office:value="0.0214951186916877">
            <text:p>2%</text:p>
          </table:table-cell>
          <table:table-cell table:formula="of:=[mv_deposities_per_n2000_per_sector.H93]/[mv_deposities_per_n2000_per_sector.$B93]" office:value-type="percentage" office:value="0.0156269086866844">
            <text:p>2%</text:p>
          </table:table-cell>
          <table:table-cell table:formula="of:=[mv_deposities_per_n2000_per_sector.I93]/[mv_deposities_per_n2000_per_sector.$B93]" office:value-type="percentage" office:value="0.0152104164091735">
            <text:p>2%</text:p>
          </table:table-cell>
          <table:table-cell table:formula="of:=[mv_deposities_per_n2000_per_sector.J93]/[mv_deposities_per_n2000_per_sector.$B93]" office:value-type="percentage" office:value="0.0765249559359807">
            <text:p>8%</text:p>
          </table:table-cell>
          <table:table-cell table:formula="of:=[mv_deposities_per_n2000_per_sector.K93]/[mv_deposities_per_n2000_per_sector.$B93]" office:value-type="percentage" office:value="0.292844635534001">
            <text:p>29%</text:p>
          </table:table-cell>
          <table:table-cell table:formula="of:=[mv_deposities_per_n2000_per_sector.L93]/[mv_deposities_per_n2000_per_sector.$B93]" office:value-type="percentage" office:value="0.109483202602395">
            <text:p>11%</text:p>
          </table:table-cell>
          <table:table-cell table:formula="of:=[mv_deposities_per_n2000_per_sector.M93]/[mv_deposities_per_n2000_per_sector.$B93]" office:value-type="percentage" office:value="0.00472721423533957">
            <text:p>0%</text:p>
          </table:table-cell>
          <table:table-cell table:formula="of:=[mv_deposities_per_n2000_per_sector.N93]/[mv_deposities_per_n2000_per_sector.$B93]" office:value-type="percentage" office:value="0.0273571955648018">
            <text:p>3%</text:p>
          </table:table-cell>
          <table:table-cell table:formula="of:=[mv_deposities_per_n2000_per_sector.O93]/[mv_deposities_per_n2000_per_sector.$B93]" office:value-type="percentage" office:value="0.0641639514699317">
            <text:p>6%</text:p>
          </table:table-cell>
          <table:table-cell table:formula="of:=[mv_deposities_per_n2000_per_sector.P93]/[mv_deposities_per_n2000_per_sector.$B93]" office:value-type="percentage" office:value="0.0212328210249065">
            <text:p>2%</text:p>
          </table:table-cell>
          <table:table-cell table:formula="of:=[mv_deposities_per_n2000_per_sector.Q93]/[mv_deposities_per_n2000_per_sector.$B93]" office:value-type="percentage" office:value="0.00226999757833206">
            <text:p>0%</text:p>
          </table:table-cell>
          <table:table-cell table:formula="of:=[mv_deposities_per_n2000_per_sector.R93]/[mv_deposities_per_n2000_per_sector.$B93]" office:value-type="percentage" office:value="0.0225257732372742">
            <text:p>2%</text:p>
          </table:table-cell>
          <table:table-cell table:formula="of:=[mv_deposities_per_n2000_per_sector.S93]/[mv_deposities_per_n2000_per_sector.$B93]" office:value-type="percentage" office:value="0.000528478807857218">
            <text:p>0%</text:p>
          </table:table-cell>
          <table:table-cell table:formula="of:=[mv_deposities_per_n2000_per_sector.T93]/[mv_deposities_per_n2000_per_sector.$B93]" office:value-type="percentage" office:value="0.0146829038740624">
            <text:p>1%</text:p>
          </table:table-cell>
          <table:table-cell table:formula="of:=[mv_deposities_per_n2000_per_sector.U93]/[mv_deposities_per_n2000_per_sector.$B93]" office:value-type="percentage" office:value="0.0679958215149378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94]" office:value-type="string" office:string-value="Sarsven en De Banen">
            <text:p>Sarsven en De Banen</text:p>
          </table:table-cell>
          <table:table-cell table:formula="of:=[mv_deposities_per_n2000_per_sector.B94]/[mv_deposities_per_n2000_per_sector.$B94]" office:value-type="percentage" office:value="1">
            <text:p>100%</text:p>
          </table:table-cell>
          <table:table-cell table:formula="of:=[mv_deposities_per_n2000_per_sector.C94]/[mv_deposities_per_n2000_per_sector.$B94]" office:value-type="percentage" office:value="0.00281972255953092">
            <text:p>0%</text:p>
          </table:table-cell>
          <table:table-cell table:formula="of:=[mv_deposities_per_n2000_per_sector.D94]/[mv_deposities_per_n2000_per_sector.$B94]" office:value-type="percentage" office:value="0.000576832724783522">
            <text:p>0%</text:p>
          </table:table-cell>
          <table:table-cell table:formula="of:=[mv_deposities_per_n2000_per_sector.E94]/[mv_deposities_per_n2000_per_sector.$B94]" office:value-type="percentage" office:value="0.100784120730334">
            <text:p>10%</text:p>
          </table:table-cell>
          <table:table-cell table:formula="of:=[mv_deposities_per_n2000_per_sector.F94]/[mv_deposities_per_n2000_per_sector.$B94]" office:value-type="percentage" office:value="0.0160548483303645">
            <text:p>2%</text:p>
          </table:table-cell>
          <table:table-cell table:formula="of:=[mv_deposities_per_n2000_per_sector.G94]/[mv_deposities_per_n2000_per_sector.$B94]" office:value-type="percentage" office:value="0.0639728597782577">
            <text:p>6%</text:p>
          </table:table-cell>
          <table:table-cell table:formula="of:=[mv_deposities_per_n2000_per_sector.H94]/[mv_deposities_per_n2000_per_sector.$B94]" office:value-type="percentage" office:value="0.0326932290875191">
            <text:p>3%</text:p>
          </table:table-cell>
          <table:table-cell table:formula="of:=[mv_deposities_per_n2000_per_sector.I94]/[mv_deposities_per_n2000_per_sector.$B94]" office:value-type="percentage" office:value="0.016582149732221">
            <text:p>2%</text:p>
          </table:table-cell>
          <table:table-cell table:formula="of:=[mv_deposities_per_n2000_per_sector.J94]/[mv_deposities_per_n2000_per_sector.$B94]" office:value-type="percentage" office:value="0.269312413842994">
            <text:p>27%</text:p>
          </table:table-cell>
          <table:table-cell table:formula="of:=[mv_deposities_per_n2000_per_sector.K94]/[mv_deposities_per_n2000_per_sector.$B94]" office:value-type="percentage" office:value="0.113497289370276">
            <text:p>11%</text:p>
          </table:table-cell>
          <table:table-cell table:formula="of:=[mv_deposities_per_n2000_per_sector.L94]/[mv_deposities_per_n2000_per_sector.$B94]" office:value-type="percentage" office:value="0.233834664676429">
            <text:p>23%</text:p>
          </table:table-cell>
          <table:table-cell table:formula="of:=[mv_deposities_per_n2000_per_sector.M94]/[mv_deposities_per_n2000_per_sector.$B94]" office:value-type="percentage" office:value="0.0028376917024849">
            <text:p>0%</text:p>
          </table:table-cell>
          <table:table-cell table:formula="of:=[mv_deposities_per_n2000_per_sector.N94]/[mv_deposities_per_n2000_per_sector.$B94]" office:value-type="percentage" office:value="0.022525559944054">
            <text:p>2%</text:p>
          </table:table-cell>
          <table:table-cell table:formula="of:=[mv_deposities_per_n2000_per_sector.O94]/[mv_deposities_per_n2000_per_sector.$B94]" office:value-type="percentage" office:value="0.0340610139150874">
            <text:p>3%</text:p>
          </table:table-cell>
          <table:table-cell table:formula="of:=[mv_deposities_per_n2000_per_sector.P94]/[mv_deposities_per_n2000_per_sector.$B94]" office:value-type="percentage" office:value="0.00615187550605986">
            <text:p>1%</text:p>
          </table:table-cell>
          <table:table-cell table:formula="of:=[mv_deposities_per_n2000_per_sector.Q94]/[mv_deposities_per_n2000_per_sector.$B94]" office:value-type="percentage" office:value="0.000242505976676362">
            <text:p>0%</text:p>
          </table:table-cell>
          <table:table-cell table:formula="of:=[mv_deposities_per_n2000_per_sector.R94]/[mv_deposities_per_n2000_per_sector.$B94]" office:value-type="percentage" office:value="0.00338609910199208">
            <text:p>0%</text:p>
          </table:table-cell>
          <table:table-cell table:formula="of:=[mv_deposities_per_n2000_per_sector.S94]/[mv_deposities_per_n2000_per_sector.$B94]" office:value-type="percentage" office:value="0.0000301292957288741">
            <text:p>0%</text:p>
          </table:table-cell>
          <table:table-cell table:formula="of:=[mv_deposities_per_n2000_per_sector.T94]/[mv_deposities_per_n2000_per_sector.$B94]" office:value-type="percentage" office:value="0.00175865241341855">
            <text:p>0%</text:p>
          </table:table-cell>
          <table:table-cell table:formula="of:=[mv_deposities_per_n2000_per_sector.U94]/[mv_deposities_per_n2000_per_sector.$B94]" office:value-type="percentage" office:value="0.0788729970408229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95]" office:value-type="string" office:string-value="Savelsbos">
            <text:p>Savelsbos</text:p>
          </table:table-cell>
          <table:table-cell table:formula="of:=[mv_deposities_per_n2000_per_sector.B95]/[mv_deposities_per_n2000_per_sector.$B95]" office:value-type="percentage" office:value="1">
            <text:p>100%</text:p>
          </table:table-cell>
          <table:table-cell table:formula="of:=[mv_deposities_per_n2000_per_sector.C95]/[mv_deposities_per_n2000_per_sector.$B95]" office:value-type="percentage" office:value="0.0136513615601405">
            <text:p>1%</text:p>
          </table:table-cell>
          <table:table-cell table:formula="of:=[mv_deposities_per_n2000_per_sector.D95]/[mv_deposities_per_n2000_per_sector.$B95]" office:value-type="percentage" office:value="0.000641080976315996">
            <text:p>0%</text:p>
          </table:table-cell>
          <table:table-cell table:formula="of:=[mv_deposities_per_n2000_per_sector.E95]/[mv_deposities_per_n2000_per_sector.$B95]" office:value-type="percentage" office:value="0.377702088214671">
            <text:p>38%</text:p>
          </table:table-cell>
          <table:table-cell table:formula="of:=[mv_deposities_per_n2000_per_sector.F95]/[mv_deposities_per_n2000_per_sector.$B95]" office:value-type="percentage" office:value="0.00270562998281197">
            <text:p>0%</text:p>
          </table:table-cell>
          <table:table-cell table:formula="of:=[mv_deposities_per_n2000_per_sector.G95]/[mv_deposities_per_n2000_per_sector.$B95]" office:value-type="percentage" office:value="0.013119556758176">
            <text:p>1%</text:p>
          </table:table-cell>
          <table:table-cell table:formula="of:=[mv_deposities_per_n2000_per_sector.H95]/[mv_deposities_per_n2000_per_sector.$B95]" office:value-type="percentage" office:value="0.0400602926955628">
            <text:p>4%</text:p>
          </table:table-cell>
          <table:table-cell table:formula="of:=[mv_deposities_per_n2000_per_sector.I95]/[mv_deposities_per_n2000_per_sector.$B95]" office:value-type="percentage" office:value="0.00596379057879523">
            <text:p>1%</text:p>
          </table:table-cell>
          <table:table-cell table:formula="of:=[mv_deposities_per_n2000_per_sector.J95]/[mv_deposities_per_n2000_per_sector.$B95]" office:value-type="percentage" office:value="0.043115935605151">
            <text:p>4%</text:p>
          </table:table-cell>
          <table:table-cell table:formula="of:=[mv_deposities_per_n2000_per_sector.K95]/[mv_deposities_per_n2000_per_sector.$B95]" office:value-type="percentage" office:value="0.150076367666272">
            <text:p>15%</text:p>
          </table:table-cell>
          <table:table-cell table:formula="of:=[mv_deposities_per_n2000_per_sector.L95]/[mv_deposities_per_n2000_per_sector.$B95]" office:value-type="percentage" office:value="0.0324183914284983">
            <text:p>3%</text:p>
          </table:table-cell>
          <table:table-cell table:formula="of:=[mv_deposities_per_n2000_per_sector.M95]/[mv_deposities_per_n2000_per_sector.$B95]" office:value-type="percentage" office:value="0.0039293004045298">
            <text:p>0%</text:p>
          </table:table-cell>
          <table:table-cell table:formula="of:=[mv_deposities_per_n2000_per_sector.N95]/[mv_deposities_per_n2000_per_sector.$B95]" office:value-type="percentage" office:value="0.0421882214889685">
            <text:p>4%</text:p>
          </table:table-cell>
          <table:table-cell table:formula="of:=[mv_deposities_per_n2000_per_sector.O95]/[mv_deposities_per_n2000_per_sector.$B95]" office:value-type="percentage" office:value="0.0587743303210013">
            <text:p>6%</text:p>
          </table:table-cell>
          <table:table-cell table:formula="of:=[mv_deposities_per_n2000_per_sector.P95]/[mv_deposities_per_n2000_per_sector.$B95]" office:value-type="percentage" office:value="0.0151684061844283">
            <text:p>2%</text:p>
          </table:table-cell>
          <table:table-cell table:formula="of:=[mv_deposities_per_n2000_per_sector.Q95]/[mv_deposities_per_n2000_per_sector.$B95]" office:value-type="percentage" office:value="0.00149207115514939">
            <text:p>0%</text:p>
          </table:table-cell>
          <table:table-cell table:formula="of:=[mv_deposities_per_n2000_per_sector.R95]/[mv_deposities_per_n2000_per_sector.$B95]" office:value-type="percentage" office:value="0.0203276351609928">
            <text:p>2%</text:p>
          </table:table-cell>
          <table:table-cell table:formula="of:=[mv_deposities_per_n2000_per_sector.S95]/[mv_deposities_per_n2000_per_sector.$B95]" office:value-type="percentage" office:value="0.000274767292651539">
            <text:p>0%</text:p>
          </table:table-cell>
          <table:table-cell table:formula="of:=[mv_deposities_per_n2000_per_sector.T95]/[mv_deposities_per_n2000_per_sector.$B95]" office:value-type="percentage" office:value="0.00918086420049355">
            <text:p>1%</text:p>
          </table:table-cell>
          <table:table-cell table:formula="of:=[mv_deposities_per_n2000_per_sector.U95]/[mv_deposities_per_n2000_per_sector.$B95]" office:value-type="percentage" office:value="0.169205778931717">
            <text:p>17%</text:p>
          </table:table-cell>
          <table:table-cell table:number-columns-repeated="1003"/>
        </table:table-row>
        <table:table-row table:style-name="ro3">
          <table:table-cell table:formula="of:=[mv_deposities_per_n2000_per_sector.A96]" office:value-type="string" office:string-value="Schoorlse Duinen">
            <text:p>Schoorlse Duinen</text:p>
          </table:table-cell>
          <table:table-cell table:formula="of:=[mv_deposities_per_n2000_per_sector.B96]/[mv_deposities_per_n2000_per_sector.$B96]" office:value-type="percentage" office:value="1">
            <text:p>100%</text:p>
          </table:table-cell>
          <table:table-cell table:formula="of:=[mv_deposities_per_n2000_per_sector.C96]/[mv_deposities_per_n2000_per_sector.$B96]" office:value-type="percentage" office:value="0.0118781734351648">
            <text:p>1%</text:p>
          </table:table-cell>
          <table:table-cell table:formula="of:=[mv_deposities_per_n2000_per_sector.D96]/[mv_deposities_per_n2000_per_sector.$B96]" office:value-type="percentage" office:value="0.00433668121316985">
            <text:p>0%</text:p>
          </table:table-cell>
          <table:table-cell table:formula="of:=[mv_deposities_per_n2000_per_sector.E96]/[mv_deposities_per_n2000_per_sector.$B96]" office:value-type="percentage" office:value="0.221332284963797">
            <text:p>22%</text:p>
          </table:table-cell>
          <table:table-cell table:formula="of:=[mv_deposities_per_n2000_per_sector.F96]/[mv_deposities_per_n2000_per_sector.$B96]" office:value-type="percentage" office:value="0.00322785215653746">
            <text:p>0%</text:p>
          </table:table-cell>
          <table:table-cell table:formula="of:=[mv_deposities_per_n2000_per_sector.G96]/[mv_deposities_per_n2000_per_sector.$B96]" office:value-type="percentage" office:value="0.0106573577422907">
            <text:p>1%</text:p>
          </table:table-cell>
          <table:table-cell table:formula="of:=[mv_deposities_per_n2000_per_sector.H96]/[mv_deposities_per_n2000_per_sector.$B96]" office:value-type="percentage" office:value="0.0184759075495829">
            <text:p>2%</text:p>
          </table:table-cell>
          <table:table-cell table:formula="of:=[mv_deposities_per_n2000_per_sector.I96]/[mv_deposities_per_n2000_per_sector.$B96]" office:value-type="percentage" office:value="0.0120771107367304">
            <text:p>1%</text:p>
          </table:table-cell>
          <table:table-cell table:formula="of:=[mv_deposities_per_n2000_per_sector.J96]/[mv_deposities_per_n2000_per_sector.$B96]" office:value-type="percentage" office:value="0.0240121111274393">
            <text:p>2%</text:p>
          </table:table-cell>
          <table:table-cell table:formula="of:=[mv_deposities_per_n2000_per_sector.K96]/[mv_deposities_per_n2000_per_sector.$B96]" office:value-type="percentage" office:value="0.201820038568283">
            <text:p>20%</text:p>
          </table:table-cell>
          <table:table-cell table:formula="of:=[mv_deposities_per_n2000_per_sector.L96]/[mv_deposities_per_n2000_per_sector.$B96]" office:value-type="percentage" office:value="0.0207097068164304">
            <text:p>2%</text:p>
          </table:table-cell>
          <table:table-cell table:formula="of:=[mv_deposities_per_n2000_per_sector.M96]/[mv_deposities_per_n2000_per_sector.$B96]" office:value-type="percentage" office:value="0.00983811633811609">
            <text:p>1%</text:p>
          </table:table-cell>
          <table:table-cell table:formula="of:=[mv_deposities_per_n2000_per_sector.N96]/[mv_deposities_per_n2000_per_sector.$B96]" office:value-type="percentage" office:value="0.0629999829379528">
            <text:p>6%</text:p>
          </table:table-cell>
          <table:table-cell table:formula="of:=[mv_deposities_per_n2000_per_sector.O96]/[mv_deposities_per_n2000_per_sector.$B96]" office:value-type="percentage" office:value="0.0828336375036006">
            <text:p>8%</text:p>
          </table:table-cell>
          <table:table-cell table:formula="of:=[mv_deposities_per_n2000_per_sector.P96]/[mv_deposities_per_n2000_per_sector.$B96]" office:value-type="percentage" office:value="0.0324725429567256">
            <text:p>3%</text:p>
          </table:table-cell>
          <table:table-cell table:formula="of:=[mv_deposities_per_n2000_per_sector.Q96]/[mv_deposities_per_n2000_per_sector.$B96]" office:value-type="percentage" office:value="0.00523906888901785">
            <text:p>1%</text:p>
          </table:table-cell>
          <table:table-cell table:formula="of:=[mv_deposities_per_n2000_per_sector.R96]/[mv_deposities_per_n2000_per_sector.$B96]" office:value-type="percentage" office:value="0.108148397717326">
            <text:p>11%</text:p>
          </table:table-cell>
          <table:table-cell table:formula="of:=[mv_deposities_per_n2000_per_sector.S96]/[mv_deposities_per_n2000_per_sector.$B96]" office:value-type="percentage" office:value="0.0041092284105728">
            <text:p>0%</text:p>
          </table:table-cell>
          <table:table-cell table:formula="of:=[mv_deposities_per_n2000_per_sector.T96]/[mv_deposities_per_n2000_per_sector.$B96]" office:value-type="percentage" office:value="0.0182109853625216">
            <text:p>2%</text:p>
          </table:table-cell>
          <table:table-cell table:formula="of:=[mv_deposities_per_n2000_per_sector.U96]/[mv_deposities_per_n2000_per_sector.$B96]" office:value-type="percentage" office:value="0.147617274293709">
            <text:p>15%</text:p>
          </table:table-cell>
          <table:table-cell table:number-columns-repeated="1003"/>
        </table:table-row>
        <table:table-row table:style-name="ro3">
          <table:table-cell table:formula="of:=[mv_deposities_per_n2000_per_sector.A97]" office:value-type="string" office:string-value="Sint Jansberg">
            <text:p>Sint Jansberg</text:p>
          </table:table-cell>
          <table:table-cell table:formula="of:=[mv_deposities_per_n2000_per_sector.B97]/[mv_deposities_per_n2000_per_sector.$B97]" office:value-type="percentage" office:value="1">
            <text:p>100%</text:p>
          </table:table-cell>
          <table:table-cell table:formula="of:=[mv_deposities_per_n2000_per_sector.C97]/[mv_deposities_per_n2000_per_sector.$B97]" office:value-type="percentage" office:value="0.00547080601192514">
            <text:p>1%</text:p>
          </table:table-cell>
          <table:table-cell table:formula="of:=[mv_deposities_per_n2000_per_sector.D97]/[mv_deposities_per_n2000_per_sector.$B97]" office:value-type="percentage" office:value="0.00118193162441302">
            <text:p>0%</text:p>
          </table:table-cell>
          <table:table-cell table:formula="of:=[mv_deposities_per_n2000_per_sector.E97]/[mv_deposities_per_n2000_per_sector.$B97]" office:value-type="percentage" office:value="0.157565242674158">
            <text:p>16%</text:p>
          </table:table-cell>
          <table:table-cell table:formula="of:=[mv_deposities_per_n2000_per_sector.F97]/[mv_deposities_per_n2000_per_sector.$B97]" office:value-type="percentage" office:value="0.0189518053436973">
            <text:p>2%</text:p>
          </table:table-cell>
          <table:table-cell table:formula="of:=[mv_deposities_per_n2000_per_sector.G97]/[mv_deposities_per_n2000_per_sector.$B97]" office:value-type="percentage" office:value="0.0264558948127572">
            <text:p>3%</text:p>
          </table:table-cell>
          <table:table-cell table:formula="of:=[mv_deposities_per_n2000_per_sector.H97]/[mv_deposities_per_n2000_per_sector.$B97]" office:value-type="percentage" office:value="0.0173238134012241">
            <text:p>2%</text:p>
          </table:table-cell>
          <table:table-cell table:formula="of:=[mv_deposities_per_n2000_per_sector.I97]/[mv_deposities_per_n2000_per_sector.$B97]" office:value-type="percentage" office:value="0.0143388320241375">
            <text:p>1%</text:p>
          </table:table-cell>
          <table:table-cell table:formula="of:=[mv_deposities_per_n2000_per_sector.J97]/[mv_deposities_per_n2000_per_sector.$B97]" office:value-type="percentage" office:value="0.111731903901254">
            <text:p>11%</text:p>
          </table:table-cell>
          <table:table-cell table:formula="of:=[mv_deposities_per_n2000_per_sector.K97]/[mv_deposities_per_n2000_per_sector.$B97]" office:value-type="percentage" office:value="0.193282015493264">
            <text:p>19%</text:p>
          </table:table-cell>
          <table:table-cell table:formula="of:=[mv_deposities_per_n2000_per_sector.L97]/[mv_deposities_per_n2000_per_sector.$B97]" office:value-type="percentage" office:value="0.199531261335677">
            <text:p>20%</text:p>
          </table:table-cell>
          <table:table-cell table:formula="of:=[mv_deposities_per_n2000_per_sector.M97]/[mv_deposities_per_n2000_per_sector.$B97]" office:value-type="percentage" office:value="0.00319294703431201">
            <text:p>0%</text:p>
          </table:table-cell>
          <table:table-cell table:formula="of:=[mv_deposities_per_n2000_per_sector.N97]/[mv_deposities_per_n2000_per_sector.$B97]" office:value-type="percentage" office:value="0.0255606036841495">
            <text:p>3%</text:p>
          </table:table-cell>
          <table:table-cell table:formula="of:=[mv_deposities_per_n2000_per_sector.O97]/[mv_deposities_per_n2000_per_sector.$B97]" office:value-type="percentage" office:value="0.0577804445142365">
            <text:p>6%</text:p>
          </table:table-cell>
          <table:table-cell table:formula="of:=[mv_deposities_per_n2000_per_sector.P97]/[mv_deposities_per_n2000_per_sector.$B97]" office:value-type="percentage" office:value="0.0154090131133434">
            <text:p>2%</text:p>
          </table:table-cell>
          <table:table-cell table:formula="of:=[mv_deposities_per_n2000_per_sector.Q97]/[mv_deposities_per_n2000_per_sector.$B97]" office:value-type="percentage" office:value="0.00231042180045555">
            <text:p>0%</text:p>
          </table:table-cell>
          <table:table-cell table:formula="of:=[mv_deposities_per_n2000_per_sector.R97]/[mv_deposities_per_n2000_per_sector.$B97]" office:value-type="percentage" office:value="0.0147610203987622">
            <text:p>1%</text:p>
          </table:table-cell>
          <table:table-cell table:formula="of:=[mv_deposities_per_n2000_per_sector.S97]/[mv_deposities_per_n2000_per_sector.$B97]" office:value-type="percentage" office:value="0.000218931831241026">
            <text:p>0%</text:p>
          </table:table-cell>
          <table:table-cell table:formula="of:=[mv_deposities_per_n2000_per_sector.T97]/[mv_deposities_per_n2000_per_sector.$B97]" office:value-type="percentage" office:value="0.0194006445051729">
            <text:p>2%</text:p>
          </table:table-cell>
          <table:table-cell table:formula="of:=[mv_deposities_per_n2000_per_sector.U97]/[mv_deposities_per_n2000_per_sector.$B97]" office:value-type="percentage" office:value="0.115526796909255">
            <text:p>12%</text:p>
          </table:table-cell>
          <table:table-cell table:number-columns-repeated="1003"/>
        </table:table-row>
        <table:table-row table:style-name="ro3">
          <table:table-cell table:formula="of:=[mv_deposities_per_n2000_per_sector.A98]" office:value-type="string" office:string-value="Sint Pietersberg &amp; Jekerdal">
            <text:p>Sint Pietersberg &amp; Jekerdal</text:p>
          </table:table-cell>
          <table:table-cell table:formula="of:=[mv_deposities_per_n2000_per_sector.B98]/[mv_deposities_per_n2000_per_sector.$B98]" office:value-type="percentage" office:value="1">
            <text:p>100%</text:p>
          </table:table-cell>
          <table:table-cell table:formula="of:=[mv_deposities_per_n2000_per_sector.C98]/[mv_deposities_per_n2000_per_sector.$B98]" office:value-type="percentage" office:value="0.0109109596578868">
            <text:p>1%</text:p>
          </table:table-cell>
          <table:table-cell table:formula="of:=[mv_deposities_per_n2000_per_sector.D98]/[mv_deposities_per_n2000_per_sector.$B98]" office:value-type="percentage" office:value="0.000241496801527159">
            <text:p>0%</text:p>
          </table:table-cell>
          <table:table-cell table:formula="of:=[mv_deposities_per_n2000_per_sector.E98]/[mv_deposities_per_n2000_per_sector.$B98]" office:value-type="percentage" office:value="0.278890913247714">
            <text:p>28%</text:p>
          </table:table-cell>
          <table:table-cell table:formula="of:=[mv_deposities_per_n2000_per_sector.F98]/[mv_deposities_per_n2000_per_sector.$B98]" office:value-type="percentage" office:value="0.00450957203031909">
            <text:p>0%</text:p>
          </table:table-cell>
          <table:table-cell table:formula="of:=[mv_deposities_per_n2000_per_sector.G98]/[mv_deposities_per_n2000_per_sector.$B98]" office:value-type="percentage" office:value="0.0117742382017844">
            <text:p>1%</text:p>
          </table:table-cell>
          <table:table-cell table:formula="of:=[mv_deposities_per_n2000_per_sector.H98]/[mv_deposities_per_n2000_per_sector.$B98]" office:value-type="percentage" office:value="0.0469896208953476">
            <text:p>5%</text:p>
          </table:table-cell>
          <table:table-cell table:formula="of:=[mv_deposities_per_n2000_per_sector.I98]/[mv_deposities_per_n2000_per_sector.$B98]" office:value-type="percentage" office:value="0.00593507398377802">
            <text:p>1%</text:p>
          </table:table-cell>
          <table:table-cell table:formula="of:=[mv_deposities_per_n2000_per_sector.J98]/[mv_deposities_per_n2000_per_sector.$B98]" office:value-type="percentage" office:value="0.0503563437601814">
            <text:p>5%</text:p>
          </table:table-cell>
          <table:table-cell table:formula="of:=[mv_deposities_per_n2000_per_sector.K98]/[mv_deposities_per_n2000_per_sector.$B98]" office:value-type="percentage" office:value="0.0721567785632065">
            <text:p>7%</text:p>
          </table:table-cell>
          <table:table-cell table:formula="of:=[mv_deposities_per_n2000_per_sector.L98]/[mv_deposities_per_n2000_per_sector.$B98]" office:value-type="percentage" office:value="0.0532515858199315">
            <text:p>5%</text:p>
          </table:table-cell>
          <table:table-cell table:formula="of:=[mv_deposities_per_n2000_per_sector.M98]/[mv_deposities_per_n2000_per_sector.$B98]" office:value-type="percentage" office:value="0.00834188332332234">
            <text:p>1%</text:p>
          </table:table-cell>
          <table:table-cell table:formula="of:=[mv_deposities_per_n2000_per_sector.N98]/[mv_deposities_per_n2000_per_sector.$B98]" office:value-type="percentage" office:value="0.0951941592584381">
            <text:p>10%</text:p>
          </table:table-cell>
          <table:table-cell table:formula="of:=[mv_deposities_per_n2000_per_sector.O98]/[mv_deposities_per_n2000_per_sector.$B98]" office:value-type="percentage" office:value="0.0731077175451959">
            <text:p>7%</text:p>
          </table:table-cell>
          <table:table-cell table:formula="of:=[mv_deposities_per_n2000_per_sector.P98]/[mv_deposities_per_n2000_per_sector.$B98]" office:value-type="percentage" office:value="0.0205610413081005">
            <text:p>2%</text:p>
          </table:table-cell>
          <table:table-cell table:formula="of:=[mv_deposities_per_n2000_per_sector.Q98]/[mv_deposities_per_n2000_per_sector.$B98]" office:value-type="percentage" office:value="0.00192327182477485">
            <text:p>0%</text:p>
          </table:table-cell>
          <table:table-cell table:formula="of:=[mv_deposities_per_n2000_per_sector.R98]/[mv_deposities_per_n2000_per_sector.$B98]" office:value-type="percentage" office:value="0.0235532809570526">
            <text:p>2%</text:p>
          </table:table-cell>
          <table:table-cell table:formula="of:=[mv_deposities_per_n2000_per_sector.S98]/[mv_deposities_per_n2000_per_sector.$B98]" office:value-type="percentage" office:value="0.000231887694559487">
            <text:p>0%</text:p>
          </table:table-cell>
          <table:table-cell table:formula="of:=[mv_deposities_per_n2000_per_sector.T98]/[mv_deposities_per_n2000_per_sector.$B98]" office:value-type="percentage" office:value="0.010674539365701">
            <text:p>1%</text:p>
          </table:table-cell>
          <table:table-cell table:formula="of:=[mv_deposities_per_n2000_per_sector.U98]/[mv_deposities_per_n2000_per_sector.$B98]" office:value-type="percentage" office:value="0.231380678189013">
            <text:p>23%</text:p>
          </table:table-cell>
          <table:table-cell table:number-columns-repeated="1003"/>
        </table:table-row>
        <table:table-row table:style-name="ro3">
          <table:table-cell table:formula="of:=[mv_deposities_per_n2000_per_sector.A99]" office:value-type="string" office:string-value="Solleveld &amp; Kapittelduinen">
            <text:p>Solleveld &amp; Kapittelduinen</text:p>
          </table:table-cell>
          <table:table-cell table:formula="of:=[mv_deposities_per_n2000_per_sector.B99]/[mv_deposities_per_n2000_per_sector.$B99]" office:value-type="percentage" office:value="1">
            <text:p>100%</text:p>
          </table:table-cell>
          <table:table-cell table:formula="of:=[mv_deposities_per_n2000_per_sector.C99]/[mv_deposities_per_n2000_per_sector.$B99]" office:value-type="percentage" office:value="0.0062560123462194">
            <text:p>1%</text:p>
          </table:table-cell>
          <table:table-cell table:formula="of:=[mv_deposities_per_n2000_per_sector.D99]/[mv_deposities_per_n2000_per_sector.$B99]" office:value-type="percentage" office:value="0.0249381612818125">
            <text:p>2%</text:p>
          </table:table-cell>
          <table:table-cell table:formula="of:=[mv_deposities_per_n2000_per_sector.E99]/[mv_deposities_per_n2000_per_sector.$B99]" office:value-type="percentage" office:value="0.165359967285254">
            <text:p>17%</text:p>
          </table:table-cell>
          <table:table-cell table:formula="of:=[mv_deposities_per_n2000_per_sector.F99]/[mv_deposities_per_n2000_per_sector.$B99]" office:value-type="percentage" office:value="0.00211658807065211">
            <text:p>0%</text:p>
          </table:table-cell>
          <table:table-cell table:formula="of:=[mv_deposities_per_n2000_per_sector.G99]/[mv_deposities_per_n2000_per_sector.$B99]" office:value-type="percentage" office:value="0.00579430736678843">
            <text:p>1%</text:p>
          </table:table-cell>
          <table:table-cell table:formula="of:=[mv_deposities_per_n2000_per_sector.H99]/[mv_deposities_per_n2000_per_sector.$B99]" office:value-type="percentage" office:value="0.0189880480582617">
            <text:p>2%</text:p>
          </table:table-cell>
          <table:table-cell table:formula="of:=[mv_deposities_per_n2000_per_sector.I99]/[mv_deposities_per_n2000_per_sector.$B99]" office:value-type="percentage" office:value="0.00467949915265932">
            <text:p>0%</text:p>
          </table:table-cell>
          <table:table-cell table:formula="of:=[mv_deposities_per_n2000_per_sector.J99]/[mv_deposities_per_n2000_per_sector.$B99]" office:value-type="percentage" office:value="0.0163672763693615">
            <text:p>2%</text:p>
          </table:table-cell>
          <table:table-cell table:formula="of:=[mv_deposities_per_n2000_per_sector.K99]/[mv_deposities_per_n2000_per_sector.$B99]" office:value-type="percentage" office:value="0.0793113793309325">
            <text:p>8%</text:p>
          </table:table-cell>
          <table:table-cell table:formula="of:=[mv_deposities_per_n2000_per_sector.L99]/[mv_deposities_per_n2000_per_sector.$B99]" office:value-type="percentage" office:value="0.0213639223780751">
            <text:p>2%</text:p>
          </table:table-cell>
          <table:table-cell table:formula="of:=[mv_deposities_per_n2000_per_sector.M99]/[mv_deposities_per_n2000_per_sector.$B99]" office:value-type="percentage" office:value="0.015184309319156">
            <text:p>2%</text:p>
          </table:table-cell>
          <table:table-cell table:formula="of:=[mv_deposities_per_n2000_per_sector.N99]/[mv_deposities_per_n2000_per_sector.$B99]" office:value-type="percentage" office:value="0.0635338789356745">
            <text:p>6%</text:p>
          </table:table-cell>
          <table:table-cell table:formula="of:=[mv_deposities_per_n2000_per_sector.O99]/[mv_deposities_per_n2000_per_sector.$B99]" office:value-type="percentage" office:value="0.0920320957076338">
            <text:p>9%</text:p>
          </table:table-cell>
          <table:table-cell table:formula="of:=[mv_deposities_per_n2000_per_sector.P99]/[mv_deposities_per_n2000_per_sector.$B99]" office:value-type="percentage" office:value="0.0489399526506848">
            <text:p>5%</text:p>
          </table:table-cell>
          <table:table-cell table:formula="of:=[mv_deposities_per_n2000_per_sector.Q99]/[mv_deposities_per_n2000_per_sector.$B99]" office:value-type="percentage" office:value="0.00390739969295961">
            <text:p>0%</text:p>
          </table:table-cell>
          <table:table-cell table:formula="of:=[mv_deposities_per_n2000_per_sector.R99]/[mv_deposities_per_n2000_per_sector.$B99]" office:value-type="percentage" office:value="0.172051730458334">
            <text:p>17%</text:p>
          </table:table-cell>
          <table:table-cell table:formula="of:=[mv_deposities_per_n2000_per_sector.S99]/[mv_deposities_per_n2000_per_sector.$B99]" office:value-type="percentage" office:value="0.00291034245241943">
            <text:p>0%</text:p>
          </table:table-cell>
          <table:table-cell table:formula="of:=[mv_deposities_per_n2000_per_sector.T99]/[mv_deposities_per_n2000_per_sector.$B99]" office:value-type="percentage" office:value="0.0272676904571721">
            <text:p>3%</text:p>
          </table:table-cell>
          <table:table-cell table:formula="of:=[mv_deposities_per_n2000_per_sector.U99]/[mv_deposities_per_n2000_per_sector.$B99]" office:value-type="percentage" office:value="0.22899405471524">
            <text:p>23%</text:p>
          </table:table-cell>
          <table:table-cell table:number-columns-repeated="1003"/>
        </table:table-row>
        <table:table-row table:style-name="ro4">
          <table:table-cell table:formula="of:=[mv_deposities_per_n2000_per_sector.A100]" office:value-type="string" office:string-value="Springendal &amp; Dal van de Mosbeek">
            <text:p>Springendal &amp; Dal van de Mosbeek</text:p>
          </table:table-cell>
          <table:table-cell table:formula="of:=[mv_deposities_per_n2000_per_sector.B100]/[mv_deposities_per_n2000_per_sector.$B100]" office:value-type="percentage" office:value="1">
            <text:p>100%</text:p>
          </table:table-cell>
          <table:table-cell table:formula="of:=[mv_deposities_per_n2000_per_sector.C100]/[mv_deposities_per_n2000_per_sector.$B100]" office:value-type="percentage" office:value="0.0082301064237295">
            <text:p>1%</text:p>
          </table:table-cell>
          <table:table-cell table:formula="of:=[mv_deposities_per_n2000_per_sector.D100]/[mv_deposities_per_n2000_per_sector.$B100]" office:value-type="percentage" office:value="0.000662644139396185">
            <text:p>0%</text:p>
          </table:table-cell>
          <table:table-cell table:formula="of:=[mv_deposities_per_n2000_per_sector.E100]/[mv_deposities_per_n2000_per_sector.$B100]" office:value-type="percentage" office:value="0.245014836125935">
            <text:p>25%</text:p>
          </table:table-cell>
          <table:table-cell table:formula="of:=[mv_deposities_per_n2000_per_sector.F100]/[mv_deposities_per_n2000_per_sector.$B100]" office:value-type="percentage" office:value="0.00624636563534224">
            <text:p>1%</text:p>
          </table:table-cell>
          <table:table-cell table:formula="of:=[mv_deposities_per_n2000_per_sector.G100]/[mv_deposities_per_n2000_per_sector.$B100]" office:value-type="percentage" office:value="0.0216286784438038">
            <text:p>2%</text:p>
          </table:table-cell>
          <table:table-cell table:formula="of:=[mv_deposities_per_n2000_per_sector.H100]/[mv_deposities_per_n2000_per_sector.$B100]" office:value-type="percentage" office:value="0.0102339845458877">
            <text:p>1%</text:p>
          </table:table-cell>
          <table:table-cell table:formula="of:=[mv_deposities_per_n2000_per_sector.I100]/[mv_deposities_per_n2000_per_sector.$B100]" office:value-type="percentage" office:value="0.0127460020196651">
            <text:p>1%</text:p>
          </table:table-cell>
          <table:table-cell table:formula="of:=[mv_deposities_per_n2000_per_sector.J100]/[mv_deposities_per_n2000_per_sector.$B100]" office:value-type="percentage" office:value="0.0936163743577627">
            <text:p>9%</text:p>
          </table:table-cell>
          <table:table-cell table:formula="of:=[mv_deposities_per_n2000_per_sector.K100]/[mv_deposities_per_n2000_per_sector.$B100]" office:value-type="percentage" office:value="0.336624207791544">
            <text:p>34%</text:p>
          </table:table-cell>
          <table:table-cell table:formula="of:=[mv_deposities_per_n2000_per_sector.L100]/[mv_deposities_per_n2000_per_sector.$B100]" office:value-type="percentage" office:value="0.098023769123805">
            <text:p>10%</text:p>
          </table:table-cell>
          <table:table-cell table:formula="of:=[mv_deposities_per_n2000_per_sector.M100]/[mv_deposities_per_n2000_per_sector.$B100]" office:value-type="percentage" office:value="0.00352591581283369">
            <text:p>0%</text:p>
          </table:table-cell>
          <table:table-cell table:formula="of:=[mv_deposities_per_n2000_per_sector.N100]/[mv_deposities_per_n2000_per_sector.$B100]" office:value-type="percentage" office:value="0.0216266975430362">
            <text:p>2%</text:p>
          </table:table-cell>
          <table:table-cell table:formula="of:=[mv_deposities_per_n2000_per_sector.O100]/[mv_deposities_per_n2000_per_sector.$B100]" office:value-type="percentage" office:value="0.037806974090573">
            <text:p>4%</text:p>
          </table:table-cell>
          <table:table-cell table:formula="of:=[mv_deposities_per_n2000_per_sector.P100]/[mv_deposities_per_n2000_per_sector.$B100]" office:value-type="percentage" office:value="0.0147683265962095">
            <text:p>1%</text:p>
          </table:table-cell>
          <table:table-cell table:formula="of:=[mv_deposities_per_n2000_per_sector.Q100]/[mv_deposities_per_n2000_per_sector.$B100]" office:value-type="percentage" office:value="0.00140104405290196">
            <text:p>0%</text:p>
          </table:table-cell>
          <table:table-cell table:formula="of:=[mv_deposities_per_n2000_per_sector.R100]/[mv_deposities_per_n2000_per_sector.$B100]" office:value-type="percentage" office:value="0.0163175223269679">
            <text:p>2%</text:p>
          </table:table-cell>
          <table:table-cell table:formula="of:=[mv_deposities_per_n2000_per_sector.S100]/[mv_deposities_per_n2000_per_sector.$B100]" office:value-type="percentage" office:value="0.000297529106463928">
            <text:p>0%</text:p>
          </table:table-cell>
          <table:table-cell table:formula="of:=[mv_deposities_per_n2000_per_sector.T100]/[mv_deposities_per_n2000_per_sector.$B100]" office:value-type="percentage" office:value="0.00817244688950587">
            <text:p>1%</text:p>
          </table:table-cell>
          <table:table-cell table:formula="of:=[mv_deposities_per_n2000_per_sector.U100]/[mv_deposities_per_n2000_per_sector.$B100]" office:value-type="percentage" office:value="0.063051075512561">
            <text:p>6%</text:p>
          </table:table-cell>
          <table:table-cell table:number-columns-repeated="1003"/>
        </table:table-row>
        <table:table-row table:style-name="ro3">
          <table:table-cell table:formula="of:=[mv_deposities_per_n2000_per_sector.A101]" office:value-type="string" office:string-value="Stelkampsveld">
            <text:p>Stelkampsveld</text:p>
          </table:table-cell>
          <table:table-cell table:formula="of:=[mv_deposities_per_n2000_per_sector.B101]/[mv_deposities_per_n2000_per_sector.$B101]" office:value-type="percentage" office:value="1">
            <text:p>100%</text:p>
          </table:table-cell>
          <table:table-cell table:formula="of:=[mv_deposities_per_n2000_per_sector.C101]/[mv_deposities_per_n2000_per_sector.$B101]" office:value-type="percentage" office:value="0.00800476411279576">
            <text:p>1%</text:p>
          </table:table-cell>
          <table:table-cell table:formula="of:=[mv_deposities_per_n2000_per_sector.D101]/[mv_deposities_per_n2000_per_sector.$B101]" office:value-type="percentage" office:value="0.0000730063603656995">
            <text:p>0%</text:p>
          </table:table-cell>
          <table:table-cell table:formula="of:=[mv_deposities_per_n2000_per_sector.E101]/[mv_deposities_per_n2000_per_sector.$B101]" office:value-type="percentage" office:value="0.239977064969499">
            <text:p>24%</text:p>
          </table:table-cell>
          <table:table-cell table:formula="of:=[mv_deposities_per_n2000_per_sector.F101]/[mv_deposities_per_n2000_per_sector.$B101]" office:value-type="percentage" office:value="0.00920066417876657">
            <text:p>1%</text:p>
          </table:table-cell>
          <table:table-cell table:formula="of:=[mv_deposities_per_n2000_per_sector.G101]/[mv_deposities_per_n2000_per_sector.$B101]" office:value-type="percentage" office:value="0.0209459474950293">
            <text:p>2%</text:p>
          </table:table-cell>
          <table:table-cell table:formula="of:=[mv_deposities_per_n2000_per_sector.H101]/[mv_deposities_per_n2000_per_sector.$B101]" office:value-type="percentage" office:value="0.0113735885198179">
            <text:p>1%</text:p>
          </table:table-cell>
          <table:table-cell table:formula="of:=[mv_deposities_per_n2000_per_sector.I101]/[mv_deposities_per_n2000_per_sector.$B101]" office:value-type="percentage" office:value="0.011580642868647">
            <text:p>1%</text:p>
          </table:table-cell>
          <table:table-cell table:formula="of:=[mv_deposities_per_n2000_per_sector.J101]/[mv_deposities_per_n2000_per_sector.$B101]" office:value-type="percentage" office:value="0.0690927465924156">
            <text:p>7%</text:p>
          </table:table-cell>
          <table:table-cell table:formula="of:=[mv_deposities_per_n2000_per_sector.K101]/[mv_deposities_per_n2000_per_sector.$B101]" office:value-type="percentage" office:value="0.307717725170529">
            <text:p>31%</text:p>
          </table:table-cell>
          <table:table-cell table:formula="of:=[mv_deposities_per_n2000_per_sector.L101]/[mv_deposities_per_n2000_per_sector.$B101]" office:value-type="percentage" office:value="0.162323015101068">
            <text:p>16%</text:p>
          </table:table-cell>
          <table:table-cell table:formula="of:=[mv_deposities_per_n2000_per_sector.M101]/[mv_deposities_per_n2000_per_sector.$B101]" office:value-type="percentage" office:value="0.00422039810604736">
            <text:p>0%</text:p>
          </table:table-cell>
          <table:table-cell table:formula="of:=[mv_deposities_per_n2000_per_sector.N101]/[mv_deposities_per_n2000_per_sector.$B101]" office:value-type="percentage" office:value="0.0234304563907719">
            <text:p>2%</text:p>
          </table:table-cell>
          <table:table-cell table:formula="of:=[mv_deposities_per_n2000_per_sector.O101]/[mv_deposities_per_n2000_per_sector.$B101]" office:value-type="percentage" office:value="0.0212578902752376">
            <text:p>2%</text:p>
          </table:table-cell>
          <table:table-cell table:formula="of:=[mv_deposities_per_n2000_per_sector.P101]/[mv_deposities_per_n2000_per_sector.$B101]" office:value-type="percentage" office:value="0.0105837728999244">
            <text:p>1%</text:p>
          </table:table-cell>
          <table:table-cell table:formula="of:=[mv_deposities_per_n2000_per_sector.Q101]/[mv_deposities_per_n2000_per_sector.$B101]" office:value-type="percentage" office:value="0.00127220210109296">
            <text:p>0%</text:p>
          </table:table-cell>
          <table:table-cell table:formula="of:=[mv_deposities_per_n2000_per_sector.R101]/[mv_deposities_per_n2000_per_sector.$B101]" office:value-type="percentage" office:value="0.00328449812031907">
            <text:p>0%</text:p>
          </table:table-cell>
          <table:table-cell table:formula="of:=[mv_deposities_per_n2000_per_sector.S101]/[mv_deposities_per_n2000_per_sector.$B101]" office:value-type="percentage" office:value="0.0000459961563834927">
            <text:p>0%</text:p>
          </table:table-cell>
          <table:table-cell table:formula="of:=[mv_deposities_per_n2000_per_sector.T101]/[mv_deposities_per_n2000_per_sector.$B101]" office:value-type="percentage" office:value="0.00581915858844244">
            <text:p>1%</text:p>
          </table:table-cell>
          <table:table-cell table:formula="of:=[mv_deposities_per_n2000_per_sector.U101]/[mv_deposities_per_n2000_per_sector.$B101]" office:value-type="percentage" office:value="0.0897903721590566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102]" office:value-type="string" office:string-value="Strabrechtse Heide &amp; Beuven">
            <text:p>Strabrechtse Heide &amp; Beuven</text:p>
          </table:table-cell>
          <table:table-cell table:formula="of:=[mv_deposities_per_n2000_per_sector.B102]/[mv_deposities_per_n2000_per_sector.$B102]" office:value-type="percentage" office:value="1">
            <text:p>100%</text:p>
          </table:table-cell>
          <table:table-cell table:formula="of:=[mv_deposities_per_n2000_per_sector.C102]/[mv_deposities_per_n2000_per_sector.$B102]" office:value-type="percentage" office:value="0.00621757162404769">
            <text:p>1%</text:p>
          </table:table-cell>
          <table:table-cell table:formula="of:=[mv_deposities_per_n2000_per_sector.D102]/[mv_deposities_per_n2000_per_sector.$B102]" office:value-type="percentage" office:value="0.0024998498949683">
            <text:p>0%</text:p>
          </table:table-cell>
          <table:table-cell table:formula="of:=[mv_deposities_per_n2000_per_sector.E102]/[mv_deposities_per_n2000_per_sector.$B102]" office:value-type="percentage" office:value="0.142008817269182">
            <text:p>14%</text:p>
          </table:table-cell>
          <table:table-cell table:formula="of:=[mv_deposities_per_n2000_per_sector.F102]/[mv_deposities_per_n2000_per_sector.$B102]" office:value-type="percentage" office:value="0.0167477843852306">
            <text:p>2%</text:p>
          </table:table-cell>
          <table:table-cell table:formula="of:=[mv_deposities_per_n2000_per_sector.G102]/[mv_deposities_per_n2000_per_sector.$B102]" office:value-type="percentage" office:value="0.0276248406690877">
            <text:p>3%</text:p>
          </table:table-cell>
          <table:table-cell table:formula="of:=[mv_deposities_per_n2000_per_sector.H102]/[mv_deposities_per_n2000_per_sector.$B102]" office:value-type="percentage" office:value="0.0196136411986843">
            <text:p>2%</text:p>
          </table:table-cell>
          <table:table-cell table:formula="of:=[mv_deposities_per_n2000_per_sector.I102]/[mv_deposities_per_n2000_per_sector.$B102]" office:value-type="percentage" office:value="0.0143088006401404">
            <text:p>1%</text:p>
          </table:table-cell>
          <table:table-cell table:formula="of:=[mv_deposities_per_n2000_per_sector.J102]/[mv_deposities_per_n2000_per_sector.$B102]" office:value-type="percentage" office:value="0.139089003293289">
            <text:p>14%</text:p>
          </table:table-cell>
          <table:table-cell table:formula="of:=[mv_deposities_per_n2000_per_sector.K102]/[mv_deposities_per_n2000_per_sector.$B102]" office:value-type="percentage" office:value="0.164360425776666">
            <text:p>16%</text:p>
          </table:table-cell>
          <table:table-cell table:formula="of:=[mv_deposities_per_n2000_per_sector.L102]/[mv_deposities_per_n2000_per_sector.$B102]" office:value-type="percentage" office:value="0.180443452626405">
            <text:p>18%</text:p>
          </table:table-cell>
          <table:table-cell table:formula="of:=[mv_deposities_per_n2000_per_sector.M102]/[mv_deposities_per_n2000_per_sector.$B102]" office:value-type="percentage" office:value="0.00466363181702039">
            <text:p>0%</text:p>
          </table:table-cell>
          <table:table-cell table:formula="of:=[mv_deposities_per_n2000_per_sector.N102]/[mv_deposities_per_n2000_per_sector.$B102]" office:value-type="percentage" office:value="0.0351215755813324">
            <text:p>4%</text:p>
          </table:table-cell>
          <table:table-cell table:formula="of:=[mv_deposities_per_n2000_per_sector.O102]/[mv_deposities_per_n2000_per_sector.$B102]" office:value-type="percentage" office:value="0.0944312038264016">
            <text:p>9%</text:p>
          </table:table-cell>
          <table:table-cell table:formula="of:=[mv_deposities_per_n2000_per_sector.P102]/[mv_deposities_per_n2000_per_sector.$B102]" office:value-type="percentage" office:value="0.0216213841247312">
            <text:p>2%</text:p>
          </table:table-cell>
          <table:table-cell table:formula="of:=[mv_deposities_per_n2000_per_sector.Q102]/[mv_deposities_per_n2000_per_sector.$B102]" office:value-type="percentage" office:value="0.00205871237054624">
            <text:p>0%</text:p>
          </table:table-cell>
          <table:table-cell table:formula="of:=[mv_deposities_per_n2000_per_sector.R102]/[mv_deposities_per_n2000_per_sector.$B102]" office:value-type="percentage" office:value="0.0238872531745928">
            <text:p>2%</text:p>
          </table:table-cell>
          <table:table-cell table:formula="of:=[mv_deposities_per_n2000_per_sector.S102]/[mv_deposities_per_n2000_per_sector.$B102]" office:value-type="percentage" office:value="0.000448270634825278">
            <text:p>0%</text:p>
          </table:table-cell>
          <table:table-cell table:formula="of:=[mv_deposities_per_n2000_per_sector.T102]/[mv_deposities_per_n2000_per_sector.$B102]" office:value-type="percentage" office:value="0.015136804401446">
            <text:p>2%</text:p>
          </table:table-cell>
          <table:table-cell table:formula="of:=[mv_deposities_per_n2000_per_sector.U102]/[mv_deposities_per_n2000_per_sector.$B102]" office:value-type="percentage" office:value="0.0897146631071048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103]" office:value-type="string" office:string-value="Swalmdal">
            <text:p>Swalmdal</text:p>
          </table:table-cell>
          <table:table-cell table:formula="of:=[mv_deposities_per_n2000_per_sector.B103]/[mv_deposities_per_n2000_per_sector.$B103]" office:value-type="percentage" office:value="1">
            <text:p>100%</text:p>
          </table:table-cell>
          <table:table-cell table:formula="of:=[mv_deposities_per_n2000_per_sector.C103]/[mv_deposities_per_n2000_per_sector.$B103]" office:value-type="percentage" office:value="0.00795067888398911">
            <text:p>1%</text:p>
          </table:table-cell>
          <table:table-cell table:formula="of:=[mv_deposities_per_n2000_per_sector.D103]/[mv_deposities_per_n2000_per_sector.$B103]" office:value-type="percentage" office:value="0.000857494218012181">
            <text:p>0%</text:p>
          </table:table-cell>
          <table:table-cell table:formula="of:=[mv_deposities_per_n2000_per_sector.E103]/[mv_deposities_per_n2000_per_sector.$B103]" office:value-type="percentage" office:value="0.207286686898777">
            <text:p>21%</text:p>
          </table:table-cell>
          <table:table-cell table:formula="of:=[mv_deposities_per_n2000_per_sector.F103]/[mv_deposities_per_n2000_per_sector.$B103]" office:value-type="percentage" office:value="0.0112722024391864">
            <text:p>1%</text:p>
          </table:table-cell>
          <table:table-cell table:formula="of:=[mv_deposities_per_n2000_per_sector.G103]/[mv_deposities_per_n2000_per_sector.$B103]" office:value-type="percentage" office:value="0.0247506230436654">
            <text:p>2%</text:p>
          </table:table-cell>
          <table:table-cell table:formula="of:=[mv_deposities_per_n2000_per_sector.H103]/[mv_deposities_per_n2000_per_sector.$B103]" office:value-type="percentage" office:value="0.0315546614098706">
            <text:p>3%</text:p>
          </table:table-cell>
          <table:table-cell table:formula="of:=[mv_deposities_per_n2000_per_sector.I103]/[mv_deposities_per_n2000_per_sector.$B103]" office:value-type="percentage" office:value="0.0111789475975339">
            <text:p>1%</text:p>
          </table:table-cell>
          <table:table-cell table:formula="of:=[mv_deposities_per_n2000_per_sector.J103]/[mv_deposities_per_n2000_per_sector.$B103]" office:value-type="percentage" office:value="0.122329149437037">
            <text:p>12%</text:p>
          </table:table-cell>
          <table:table-cell table:formula="of:=[mv_deposities_per_n2000_per_sector.K103]/[mv_deposities_per_n2000_per_sector.$B103]" office:value-type="percentage" office:value="0.102776717637224">
            <text:p>10%</text:p>
          </table:table-cell>
          <table:table-cell table:formula="of:=[mv_deposities_per_n2000_per_sector.L103]/[mv_deposities_per_n2000_per_sector.$B103]" office:value-type="percentage" office:value="0.143082698593722">
            <text:p>14%</text:p>
          </table:table-cell>
          <table:table-cell table:formula="of:=[mv_deposities_per_n2000_per_sector.M103]/[mv_deposities_per_n2000_per_sector.$B103]" office:value-type="percentage" office:value="0.00608564459610396">
            <text:p>1%</text:p>
          </table:table-cell>
          <table:table-cell table:formula="of:=[mv_deposities_per_n2000_per_sector.N103]/[mv_deposities_per_n2000_per_sector.$B103]" office:value-type="percentage" office:value="0.0829686637463077">
            <text:p>8%</text:p>
          </table:table-cell>
          <table:table-cell table:formula="of:=[mv_deposities_per_n2000_per_sector.O103]/[mv_deposities_per_n2000_per_sector.$B103]" office:value-type="percentage" office:value="0.0971572221590514">
            <text:p>10%</text:p>
          </table:table-cell>
          <table:table-cell table:formula="of:=[mv_deposities_per_n2000_per_sector.P103]/[mv_deposities_per_n2000_per_sector.$B103]" office:value-type="percentage" office:value="0.0111113362737067">
            <text:p>1%</text:p>
          </table:table-cell>
          <table:table-cell table:formula="of:=[mv_deposities_per_n2000_per_sector.Q103]/[mv_deposities_per_n2000_per_sector.$B103]" office:value-type="percentage" office:value="0.00368935167307692">
            <text:p>0%</text:p>
          </table:table-cell>
          <table:table-cell table:formula="of:=[mv_deposities_per_n2000_per_sector.R103]/[mv_deposities_per_n2000_per_sector.$B103]" office:value-type="percentage" office:value="0.00319330596607075">
            <text:p>0%</text:p>
          </table:table-cell>
          <table:table-cell table:formula="of:=[mv_deposities_per_n2000_per_sector.S103]/[mv_deposities_per_n2000_per_sector.$B103]" office:value-type="percentage" office:value="0.00000900650382157215">
            <text:p>0%</text:p>
          </table:table-cell>
          <table:table-cell table:formula="of:=[mv_deposities_per_n2000_per_sector.T103]/[mv_deposities_per_n2000_per_sector.$B103]" office:value-type="percentage" office:value="0.0064145070759222">
            <text:p>1%</text:p>
          </table:table-cell>
          <table:table-cell table:formula="of:=[mv_deposities_per_n2000_per_sector.U103]/[mv_deposities_per_n2000_per_sector.$B103]" office:value-type="percentage" office:value="0.126325222601371">
            <text:p>13%</text:p>
          </table:table-cell>
          <table:table-cell table:number-columns-repeated="1003"/>
        </table:table-row>
        <table:table-row table:style-name="ro3">
          <table:table-cell table:formula="of:=[mv_deposities_per_n2000_per_sector.A104]" office:value-type="string" office:string-value="Uiterwaarden Lek">
            <text:p>Uiterwaarden Lek</text:p>
          </table:table-cell>
          <table:table-cell table:formula="of:=[mv_deposities_per_n2000_per_sector.B104]/[mv_deposities_per_n2000_per_sector.$B104]" office:value-type="percentage" office:value="1">
            <text:p>100%</text:p>
          </table:table-cell>
          <table:table-cell table:formula="of:=[mv_deposities_per_n2000_per_sector.C104]/[mv_deposities_per_n2000_per_sector.$B104]" office:value-type="percentage" office:value="0.0153364328492238">
            <text:p>2%</text:p>
          </table:table-cell>
          <table:table-cell table:formula="of:=[mv_deposities_per_n2000_per_sector.D104]/[mv_deposities_per_n2000_per_sector.$B104]" office:value-type="percentage" office:value="0.000757269445850615">
            <text:p>0%</text:p>
          </table:table-cell>
          <table:table-cell table:formula="of:=[mv_deposities_per_n2000_per_sector.E104]/[mv_deposities_per_n2000_per_sector.$B104]" office:value-type="percentage" office:value="0.265542769265211">
            <text:p>27%</text:p>
          </table:table-cell>
          <table:table-cell table:formula="of:=[mv_deposities_per_n2000_per_sector.F104]/[mv_deposities_per_n2000_per_sector.$B104]" office:value-type="percentage" office:value="0.00338331628587634">
            <text:p>0%</text:p>
          </table:table-cell>
          <table:table-cell table:formula="of:=[mv_deposities_per_n2000_per_sector.G104]/[mv_deposities_per_n2000_per_sector.$B104]" office:value-type="percentage" office:value="0.0191013885395884">
            <text:p>2%</text:p>
          </table:table-cell>
          <table:table-cell table:formula="of:=[mv_deposities_per_n2000_per_sector.H104]/[mv_deposities_per_n2000_per_sector.$B104]" office:value-type="percentage" office:value="0.00702633571997732">
            <text:p>1%</text:p>
          </table:table-cell>
          <table:table-cell table:formula="of:=[mv_deposities_per_n2000_per_sector.I104]/[mv_deposities_per_n2000_per_sector.$B104]" office:value-type="percentage" office:value="0.0134794947973266">
            <text:p>1%</text:p>
          </table:table-cell>
          <table:table-cell table:formula="of:=[mv_deposities_per_n2000_per_sector.J104]/[mv_deposities_per_n2000_per_sector.$B104]" office:value-type="percentage" office:value="0.0220759784409165">
            <text:p>2%</text:p>
          </table:table-cell>
          <table:table-cell table:formula="of:=[mv_deposities_per_n2000_per_sector.K104]/[mv_deposities_per_n2000_per_sector.$B104]" office:value-type="percentage" office:value="0.331756174486073">
            <text:p>33%</text:p>
          </table:table-cell>
          <table:table-cell table:formula="of:=[mv_deposities_per_n2000_per_sector.L104]/[mv_deposities_per_n2000_per_sector.$B104]" office:value-type="percentage" office:value="0.0337157112018475">
            <text:p>3%</text:p>
          </table:table-cell>
          <table:table-cell table:formula="of:=[mv_deposities_per_n2000_per_sector.M104]/[mv_deposities_per_n2000_per_sector.$B104]" office:value-type="percentage" office:value="0.00635570873352403">
            <text:p>1%</text:p>
          </table:table-cell>
          <table:table-cell table:formula="of:=[mv_deposities_per_n2000_per_sector.N104]/[mv_deposities_per_n2000_per_sector.$B104]" office:value-type="percentage" office:value="0.0294620687205653">
            <text:p>3%</text:p>
          </table:table-cell>
          <table:table-cell table:formula="of:=[mv_deposities_per_n2000_per_sector.O104]/[mv_deposities_per_n2000_per_sector.$B104]" office:value-type="percentage" office:value="0.0575666492185853">
            <text:p>6%</text:p>
          </table:table-cell>
          <table:table-cell table:formula="of:=[mv_deposities_per_n2000_per_sector.P104]/[mv_deposities_per_n2000_per_sector.$B104]" office:value-type="percentage" office:value="0.0184394168298762">
            <text:p>2%</text:p>
          </table:table-cell>
          <table:table-cell table:formula="of:=[mv_deposities_per_n2000_per_sector.Q104]/[mv_deposities_per_n2000_per_sector.$B104]" office:value-type="percentage" office:value="0.00217727298330258">
            <text:p>0%</text:p>
          </table:table-cell>
          <table:table-cell table:formula="of:=[mv_deposities_per_n2000_per_sector.R104]/[mv_deposities_per_n2000_per_sector.$B104]" office:value-type="percentage" office:value="0.0237009281685578">
            <text:p>2%</text:p>
          </table:table-cell>
          <table:table-cell table:formula="of:=[mv_deposities_per_n2000_per_sector.S104]/[mv_deposities_per_n2000_per_sector.$B104]" office:value-type="percentage" office:value="0.00035831948788028">
            <text:p>0%</text:p>
          </table:table-cell>
          <table:table-cell table:formula="of:=[mv_deposities_per_n2000_per_sector.T104]/[mv_deposities_per_n2000_per_sector.$B104]" office:value-type="percentage" office:value="0.0615655216109254">
            <text:p>6%</text:p>
          </table:table-cell>
          <table:table-cell table:formula="of:=[mv_deposities_per_n2000_per_sector.U104]/[mv_deposities_per_n2000_per_sector.$B104]" office:value-type="percentage" office:value="0.0881879420245345">
            <text:p>9%</text:p>
          </table:table-cell>
          <table:table-cell table:number-columns-repeated="1003"/>
        </table:table-row>
        <table:table-row table:style-name="ro4">
          <table:table-cell table:formula="of:=[mv_deposities_per_n2000_per_sector.A105]" office:value-type="string" office:string-value="Uiterwaarden Zwarte Water en Vecht">
            <text:p>Uiterwaarden Zwarte Water en Vecht</text:p>
          </table:table-cell>
          <table:table-cell table:formula="of:=[mv_deposities_per_n2000_per_sector.B105]/[mv_deposities_per_n2000_per_sector.$B105]" office:value-type="percentage" office:value="1">
            <text:p>100%</text:p>
          </table:table-cell>
          <table:table-cell table:formula="of:=[mv_deposities_per_n2000_per_sector.C105]/[mv_deposities_per_n2000_per_sector.$B105]" office:value-type="percentage" office:value="0.0139353204863983">
            <text:p>1%</text:p>
          </table:table-cell>
          <table:table-cell table:formula="of:=[mv_deposities_per_n2000_per_sector.D105]/[mv_deposities_per_n2000_per_sector.$B105]" office:value-type="percentage" office:value="0.00145158401006559">
            <text:p>0%</text:p>
          </table:table-cell>
          <table:table-cell table:formula="of:=[mv_deposities_per_n2000_per_sector.E105]/[mv_deposities_per_n2000_per_sector.$B105]" office:value-type="percentage" office:value="0.335557911947704">
            <text:p>34%</text:p>
          </table:table-cell>
          <table:table-cell table:formula="of:=[mv_deposities_per_n2000_per_sector.F105]/[mv_deposities_per_n2000_per_sector.$B105]" office:value-type="percentage" office:value="0.00818824576776583">
            <text:p>1%</text:p>
          </table:table-cell>
          <table:table-cell table:formula="of:=[mv_deposities_per_n2000_per_sector.G105]/[mv_deposities_per_n2000_per_sector.$B105]" office:value-type="percentage" office:value="0.0162661307378314">
            <text:p>2%</text:p>
          </table:table-cell>
          <table:table-cell table:formula="of:=[mv_deposities_per_n2000_per_sector.H105]/[mv_deposities_per_n2000_per_sector.$B105]" office:value-type="percentage" office:value="0.0162148219836696">
            <text:p>2%</text:p>
          </table:table-cell>
          <table:table-cell table:formula="of:=[mv_deposities_per_n2000_per_sector.I105]/[mv_deposities_per_n2000_per_sector.$B105]" office:value-type="percentage" office:value="0.00975385962121665">
            <text:p>1%</text:p>
          </table:table-cell>
          <table:table-cell table:formula="of:=[mv_deposities_per_n2000_per_sector.J105]/[mv_deposities_per_n2000_per_sector.$B105]" office:value-type="percentage" office:value="0.0483155832042293">
            <text:p>5%</text:p>
          </table:table-cell>
          <table:table-cell table:formula="of:=[mv_deposities_per_n2000_per_sector.K105]/[mv_deposities_per_n2000_per_sector.$B105]" office:value-type="percentage" office:value="0.268062151977492">
            <text:p>27%</text:p>
          </table:table-cell>
          <table:table-cell table:formula="of:=[mv_deposities_per_n2000_per_sector.L105]/[mv_deposities_per_n2000_per_sector.$B105]" office:value-type="percentage" office:value="0.0371532953870002">
            <text:p>4%</text:p>
          </table:table-cell>
          <table:table-cell table:formula="of:=[mv_deposities_per_n2000_per_sector.M105]/[mv_deposities_per_n2000_per_sector.$B105]" office:value-type="percentage" office:value="0.00480610253489246">
            <text:p>0%</text:p>
          </table:table-cell>
          <table:table-cell table:formula="of:=[mv_deposities_per_n2000_per_sector.N105]/[mv_deposities_per_n2000_per_sector.$B105]" office:value-type="percentage" office:value="0.0286580965447835">
            <text:p>3%</text:p>
          </table:table-cell>
          <table:table-cell table:formula="of:=[mv_deposities_per_n2000_per_sector.O105]/[mv_deposities_per_n2000_per_sector.$B105]" office:value-type="percentage" office:value="0.06135757566809">
            <text:p>6%</text:p>
          </table:table-cell>
          <table:table-cell table:formula="of:=[mv_deposities_per_n2000_per_sector.P105]/[mv_deposities_per_n2000_per_sector.$B105]" office:value-type="percentage" office:value="0.0194011966939815">
            <text:p>2%</text:p>
          </table:table-cell>
          <table:table-cell table:formula="of:=[mv_deposities_per_n2000_per_sector.Q105]/[mv_deposities_per_n2000_per_sector.$B105]" office:value-type="percentage" office:value="0.00174671509872278">
            <text:p>0%</text:p>
          </table:table-cell>
          <table:table-cell table:formula="of:=[mv_deposities_per_n2000_per_sector.R105]/[mv_deposities_per_n2000_per_sector.$B105]" office:value-type="percentage" office:value="0.0226592023969342">
            <text:p>2%</text:p>
          </table:table-cell>
          <table:table-cell table:formula="of:=[mv_deposities_per_n2000_per_sector.S105]/[mv_deposities_per_n2000_per_sector.$B105]" office:value-type="percentage" office:value="0.000488806830306135">
            <text:p>0%</text:p>
          </table:table-cell>
          <table:table-cell table:formula="of:=[mv_deposities_per_n2000_per_sector.T105]/[mv_deposities_per_n2000_per_sector.$B105]" office:value-type="percentage" office:value="0.0160316056938584">
            <text:p>2%</text:p>
          </table:table-cell>
          <table:table-cell table:formula="of:=[mv_deposities_per_n2000_per_sector.U105]/[mv_deposities_per_n2000_per_sector.$B105]" office:value-type="percentage" office:value="0.0899465035773488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106]" office:value-type="string" office:string-value="Ulvenhoutse Bos">
            <text:p>Ulvenhoutse Bos</text:p>
          </table:table-cell>
          <table:table-cell table:formula="of:=[mv_deposities_per_n2000_per_sector.B106]/[mv_deposities_per_n2000_per_sector.$B106]" office:value-type="percentage" office:value="1">
            <text:p>100%</text:p>
          </table:table-cell>
          <table:table-cell table:formula="of:=[mv_deposities_per_n2000_per_sector.C106]/[mv_deposities_per_n2000_per_sector.$B106]" office:value-type="percentage" office:value="0.00472162761247004">
            <text:p>0%</text:p>
          </table:table-cell>
          <table:table-cell table:formula="of:=[mv_deposities_per_n2000_per_sector.D106]/[mv_deposities_per_n2000_per_sector.$B106]" office:value-type="percentage" office:value="0.00217480356838911">
            <text:p>0%</text:p>
          </table:table-cell>
          <table:table-cell table:formula="of:=[mv_deposities_per_n2000_per_sector.E106]/[mv_deposities_per_n2000_per_sector.$B106]" office:value-type="percentage" office:value="0.151448733849993">
            <text:p>15%</text:p>
          </table:table-cell>
          <table:table-cell table:formula="of:=[mv_deposities_per_n2000_per_sector.F106]/[mv_deposities_per_n2000_per_sector.$B106]" office:value-type="percentage" office:value="0.00904387907850231">
            <text:p>1%</text:p>
          </table:table-cell>
          <table:table-cell table:formula="of:=[mv_deposities_per_n2000_per_sector.G106]/[mv_deposities_per_n2000_per_sector.$B106]" office:value-type="percentage" office:value="0.016949667924075">
            <text:p>2%</text:p>
          </table:table-cell>
          <table:table-cell table:formula="of:=[mv_deposities_per_n2000_per_sector.H106]/[mv_deposities_per_n2000_per_sector.$B106]" office:value-type="percentage" office:value="0.0163293933491595">
            <text:p>2%</text:p>
          </table:table-cell>
          <table:table-cell table:formula="of:=[mv_deposities_per_n2000_per_sector.I106]/[mv_deposities_per_n2000_per_sector.$B106]" office:value-type="percentage" office:value="0.0138567569963307">
            <text:p>1%</text:p>
          </table:table-cell>
          <table:table-cell table:formula="of:=[mv_deposities_per_n2000_per_sector.J106]/[mv_deposities_per_n2000_per_sector.$B106]" office:value-type="percentage" office:value="0.0533347630786671">
            <text:p>5%</text:p>
          </table:table-cell>
          <table:table-cell table:formula="of:=[mv_deposities_per_n2000_per_sector.K106]/[mv_deposities_per_n2000_per_sector.$B106]" office:value-type="percentage" office:value="0.18438795778959">
            <text:p>18%</text:p>
          </table:table-cell>
          <table:table-cell table:formula="of:=[mv_deposities_per_n2000_per_sector.L106]/[mv_deposities_per_n2000_per_sector.$B106]" office:value-type="percentage" office:value="0.0998726685082267">
            <text:p>10%</text:p>
          </table:table-cell>
          <table:table-cell table:formula="of:=[mv_deposities_per_n2000_per_sector.M106]/[mv_deposities_per_n2000_per_sector.$B106]" office:value-type="percentage" office:value="0.00534545343064665">
            <text:p>1%</text:p>
          </table:table-cell>
          <table:table-cell table:formula="of:=[mv_deposities_per_n2000_per_sector.N106]/[mv_deposities_per_n2000_per_sector.$B106]" office:value-type="percentage" office:value="0.0429752316041783">
            <text:p>4%</text:p>
          </table:table-cell>
          <table:table-cell table:formula="of:=[mv_deposities_per_n2000_per_sector.O106]/[mv_deposities_per_n2000_per_sector.$B106]" office:value-type="percentage" office:value="0.116744597497788">
            <text:p>12%</text:p>
          </table:table-cell>
          <table:table-cell table:formula="of:=[mv_deposities_per_n2000_per_sector.P106]/[mv_deposities_per_n2000_per_sector.$B106]" office:value-type="percentage" office:value="0.0206311974223522">
            <text:p>2%</text:p>
          </table:table-cell>
          <table:table-cell table:formula="of:=[mv_deposities_per_n2000_per_sector.Q106]/[mv_deposities_per_n2000_per_sector.$B106]" office:value-type="percentage" office:value="0.00142607386613727">
            <text:p>0%</text:p>
          </table:table-cell>
          <table:table-cell table:formula="of:=[mv_deposities_per_n2000_per_sector.R106]/[mv_deposities_per_n2000_per_sector.$B106]" office:value-type="percentage" office:value="0.0315191427964626">
            <text:p>3%</text:p>
          </table:table-cell>
          <table:table-cell table:formula="of:=[mv_deposities_per_n2000_per_sector.S106]/[mv_deposities_per_n2000_per_sector.$B106]" office:value-type="percentage" office:value="0.000468458925501991">
            <text:p>0%</text:p>
          </table:table-cell>
          <table:table-cell table:formula="of:=[mv_deposities_per_n2000_per_sector.T106]/[mv_deposities_per_n2000_per_sector.$B106]" office:value-type="percentage" office:value="0.0217215123357845">
            <text:p>2%</text:p>
          </table:table-cell>
          <table:table-cell table:formula="of:=[mv_deposities_per_n2000_per_sector.U106]/[mv_deposities_per_n2000_per_sector.$B106]" office:value-type="percentage" office:value="0.207039146769416">
            <text:p>21%</text:p>
          </table:table-cell>
          <table:table-cell table:number-columns-repeated="1003"/>
        </table:table-row>
        <table:table-row table:style-name="ro3">
          <table:table-cell table:formula="of:=[mv_deposities_per_n2000_per_sector.A107]" office:value-type="string" office:string-value="Van Oordt's Mersken">
            <text:p>Van Oordt's Mersken</text:p>
          </table:table-cell>
          <table:table-cell table:formula="of:=[mv_deposities_per_n2000_per_sector.B107]/[mv_deposities_per_n2000_per_sector.$B107]" office:value-type="percentage" office:value="1">
            <text:p>100%</text:p>
          </table:table-cell>
          <table:table-cell table:formula="of:=[mv_deposities_per_n2000_per_sector.C107]/[mv_deposities_per_n2000_per_sector.$B107]" office:value-type="percentage" office:value="0.0126108236127162">
            <text:p>1%</text:p>
          </table:table-cell>
          <table:table-cell table:formula="of:=[mv_deposities_per_n2000_per_sector.D107]/[mv_deposities_per_n2000_per_sector.$B107]" office:value-type="percentage" office:value="0.00119225064670321">
            <text:p>0%</text:p>
          </table:table-cell>
          <table:table-cell table:formula="of:=[mv_deposities_per_n2000_per_sector.E107]/[mv_deposities_per_n2000_per_sector.$B107]" office:value-type="percentage" office:value="0.30751175418124">
            <text:p>31%</text:p>
          </table:table-cell>
          <table:table-cell table:formula="of:=[mv_deposities_per_n2000_per_sector.F107]/[mv_deposities_per_n2000_per_sector.$B107]" office:value-type="percentage" office:value="0.00399253181780534">
            <text:p>0%</text:p>
          </table:table-cell>
          <table:table-cell table:formula="of:=[mv_deposities_per_n2000_per_sector.G107]/[mv_deposities_per_n2000_per_sector.$B107]" office:value-type="percentage" office:value="0.0122470483486157">
            <text:p>1%</text:p>
          </table:table-cell>
          <table:table-cell table:formula="of:=[mv_deposities_per_n2000_per_sector.H107]/[mv_deposities_per_n2000_per_sector.$B107]" office:value-type="percentage" office:value="0.0120957574536628">
            <text:p>1%</text:p>
          </table:table-cell>
          <table:table-cell table:formula="of:=[mv_deposities_per_n2000_per_sector.I107]/[mv_deposities_per_n2000_per_sector.$B107]" office:value-type="percentage" office:value="0.00557843758999974">
            <text:p>1%</text:p>
          </table:table-cell>
          <table:table-cell table:formula="of:=[mv_deposities_per_n2000_per_sector.J107]/[mv_deposities_per_n2000_per_sector.$B107]" office:value-type="percentage" office:value="0.0302033992446797">
            <text:p>3%</text:p>
          </table:table-cell>
          <table:table-cell table:formula="of:=[mv_deposities_per_n2000_per_sector.K107]/[mv_deposities_per_n2000_per_sector.$B107]" office:value-type="percentage" office:value="0.287290678468398">
            <text:p>29%</text:p>
          </table:table-cell>
          <table:table-cell table:formula="of:=[mv_deposities_per_n2000_per_sector.L107]/[mv_deposities_per_n2000_per_sector.$B107]" office:value-type="percentage" office:value="0.0172245633713887">
            <text:p>2%</text:p>
          </table:table-cell>
          <table:table-cell table:formula="of:=[mv_deposities_per_n2000_per_sector.M107]/[mv_deposities_per_n2000_per_sector.$B107]" office:value-type="percentage" office:value="0.00492599635853646">
            <text:p>0%</text:p>
          </table:table-cell>
          <table:table-cell table:formula="of:=[mv_deposities_per_n2000_per_sector.N107]/[mv_deposities_per_n2000_per_sector.$B107]" office:value-type="percentage" office:value="0.0219757826213416">
            <text:p>2%</text:p>
          </table:table-cell>
          <table:table-cell table:formula="of:=[mv_deposities_per_n2000_per_sector.O107]/[mv_deposities_per_n2000_per_sector.$B107]" office:value-type="percentage" office:value="0.0756123466944738">
            <text:p>8%</text:p>
          </table:table-cell>
          <table:table-cell table:formula="of:=[mv_deposities_per_n2000_per_sector.P107]/[mv_deposities_per_n2000_per_sector.$B107]" office:value-type="percentage" office:value="0.0184670917042143">
            <text:p>2%</text:p>
          </table:table-cell>
          <table:table-cell table:formula="of:=[mv_deposities_per_n2000_per_sector.Q107]/[mv_deposities_per_n2000_per_sector.$B107]" office:value-type="percentage" office:value="0.00185954345443303">
            <text:p>0%</text:p>
          </table:table-cell>
          <table:table-cell table:formula="of:=[mv_deposities_per_n2000_per_sector.R107]/[mv_deposities_per_n2000_per_sector.$B107]" office:value-type="percentage" office:value="0.0316579420617359">
            <text:p>3%</text:p>
          </table:table-cell>
          <table:table-cell table:formula="of:=[mv_deposities_per_n2000_per_sector.S107]/[mv_deposities_per_n2000_per_sector.$B107]" office:value-type="percentage" office:value="0.00087493374773274">
            <text:p>0%</text:p>
          </table:table-cell>
          <table:table-cell table:formula="of:=[mv_deposities_per_n2000_per_sector.T107]/[mv_deposities_per_n2000_per_sector.$B107]" office:value-type="percentage" office:value="0.0103475285312415">
            <text:p>1%</text:p>
          </table:table-cell>
          <table:table-cell table:formula="of:=[mv_deposities_per_n2000_per_sector.U107]/[mv_deposities_per_n2000_per_sector.$B107]" office:value-type="percentage" office:value="0.144325947455967">
            <text:p>14%</text:p>
          </table:table-cell>
          <table:table-cell table:number-columns-repeated="1003"/>
        </table:table-row>
        <table:table-row table:style-name="ro4">
          <table:table-cell table:formula="of:=[mv_deposities_per_n2000_per_sector.A108]" office:value-type="string" office:string-value="Vecht- en Beneden-Reggegebied">
            <text:p>Vecht- en Beneden-Reggegebied</text:p>
          </table:table-cell>
          <table:table-cell table:formula="of:=[mv_deposities_per_n2000_per_sector.B108]/[mv_deposities_per_n2000_per_sector.$B108]" office:value-type="percentage" office:value="1">
            <text:p>100%</text:p>
          </table:table-cell>
          <table:table-cell table:formula="of:=[mv_deposities_per_n2000_per_sector.C108]/[mv_deposities_per_n2000_per_sector.$B108]" office:value-type="percentage" office:value="0.00870367254022877">
            <text:p>1%</text:p>
          </table:table-cell>
          <table:table-cell table:formula="of:=[mv_deposities_per_n2000_per_sector.D108]/[mv_deposities_per_n2000_per_sector.$B108]" office:value-type="percentage" office:value="0.0012753929739317">
            <text:p>0%</text:p>
          </table:table-cell>
          <table:table-cell table:formula="of:=[mv_deposities_per_n2000_per_sector.E108]/[mv_deposities_per_n2000_per_sector.$B108]" office:value-type="percentage" office:value="0.236292004582431">
            <text:p>24%</text:p>
          </table:table-cell>
          <table:table-cell table:formula="of:=[mv_deposities_per_n2000_per_sector.F108]/[mv_deposities_per_n2000_per_sector.$B108]" office:value-type="percentage" office:value="0.0104317939166038">
            <text:p>1%</text:p>
          </table:table-cell>
          <table:table-cell table:formula="of:=[mv_deposities_per_n2000_per_sector.G108]/[mv_deposities_per_n2000_per_sector.$B108]" office:value-type="percentage" office:value="0.0234856525455423">
            <text:p>2%</text:p>
          </table:table-cell>
          <table:table-cell table:formula="of:=[mv_deposities_per_n2000_per_sector.H108]/[mv_deposities_per_n2000_per_sector.$B108]" office:value-type="percentage" office:value="0.0171962359506487">
            <text:p>2%</text:p>
          </table:table-cell>
          <table:table-cell table:formula="of:=[mv_deposities_per_n2000_per_sector.I108]/[mv_deposities_per_n2000_per_sector.$B108]" office:value-type="percentage" office:value="0.0133536720539717">
            <text:p>1%</text:p>
          </table:table-cell>
          <table:table-cell table:formula="of:=[mv_deposities_per_n2000_per_sector.J108]/[mv_deposities_per_n2000_per_sector.$B108]" office:value-type="percentage" office:value="0.0828687025708153">
            <text:p>8%</text:p>
          </table:table-cell>
          <table:table-cell table:formula="of:=[mv_deposities_per_n2000_per_sector.K108]/[mv_deposities_per_n2000_per_sector.$B108]" office:value-type="percentage" office:value="0.298089107115432">
            <text:p>30%</text:p>
          </table:table-cell>
          <table:table-cell table:formula="of:=[mv_deposities_per_n2000_per_sector.L108]/[mv_deposities_per_n2000_per_sector.$B108]" office:value-type="percentage" office:value="0.111603866015579">
            <text:p>11%</text:p>
          </table:table-cell>
          <table:table-cell table:formula="of:=[mv_deposities_per_n2000_per_sector.M108]/[mv_deposities_per_n2000_per_sector.$B108]" office:value-type="percentage" office:value="0.00396035427147317">
            <text:p>0%</text:p>
          </table:table-cell>
          <table:table-cell table:formula="of:=[mv_deposities_per_n2000_per_sector.N108]/[mv_deposities_per_n2000_per_sector.$B108]" office:value-type="percentage" office:value="0.0218573461818387">
            <text:p>2%</text:p>
          </table:table-cell>
          <table:table-cell table:formula="of:=[mv_deposities_per_n2000_per_sector.O108]/[mv_deposities_per_n2000_per_sector.$B108]" office:value-type="percentage" office:value="0.0487354802850921">
            <text:p>5%</text:p>
          </table:table-cell>
          <table:table-cell table:formula="of:=[mv_deposities_per_n2000_per_sector.P108]/[mv_deposities_per_n2000_per_sector.$B108]" office:value-type="percentage" office:value="0.0181317259196454">
            <text:p>2%</text:p>
          </table:table-cell>
          <table:table-cell table:formula="of:=[mv_deposities_per_n2000_per_sector.Q108]/[mv_deposities_per_n2000_per_sector.$B108]" office:value-type="percentage" office:value="0.00170462020896272">
            <text:p>0%</text:p>
          </table:table-cell>
          <table:table-cell table:formula="of:=[mv_deposities_per_n2000_per_sector.R108]/[mv_deposities_per_n2000_per_sector.$B108]" office:value-type="percentage" office:value="0.0190402384123811">
            <text:p>2%</text:p>
          </table:table-cell>
          <table:table-cell table:formula="of:=[mv_deposities_per_n2000_per_sector.S108]/[mv_deposities_per_n2000_per_sector.$B108]" office:value-type="percentage" office:value="0.000447551740077115">
            <text:p>0%</text:p>
          </table:table-cell>
          <table:table-cell table:formula="of:=[mv_deposities_per_n2000_per_sector.T108]/[mv_deposities_per_n2000_per_sector.$B108]" office:value-type="percentage" office:value="0.0107702714837072">
            <text:p>1%</text:p>
          </table:table-cell>
          <table:table-cell table:formula="of:=[mv_deposities_per_n2000_per_sector.U108]/[mv_deposities_per_n2000_per_sector.$B108]" office:value-type="percentage" office:value="0.0720498053751585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109]" office:value-type="string" office:string-value="Veluwe">
            <text:p>Veluwe</text:p>
          </table:table-cell>
          <table:table-cell table:formula="of:=[mv_deposities_per_n2000_per_sector.B109]/[mv_deposities_per_n2000_per_sector.$B109]" office:value-type="percentage" office:value="1">
            <text:p>100%</text:p>
          </table:table-cell>
          <table:table-cell table:formula="of:=[mv_deposities_per_n2000_per_sector.C109]/[mv_deposities_per_n2000_per_sector.$B109]" office:value-type="percentage" office:value="0.006972229882227">
            <text:p>1%</text:p>
          </table:table-cell>
          <table:table-cell table:formula="of:=[mv_deposities_per_n2000_per_sector.D109]/[mv_deposities_per_n2000_per_sector.$B109]" office:value-type="percentage" office:value="0.00198628414636446">
            <text:p>0%</text:p>
          </table:table-cell>
          <table:table-cell table:formula="of:=[mv_deposities_per_n2000_per_sector.E109]/[mv_deposities_per_n2000_per_sector.$B109]" office:value-type="percentage" office:value="0.179345622675481">
            <text:p>18%</text:p>
          </table:table-cell>
          <table:table-cell table:formula="of:=[mv_deposities_per_n2000_per_sector.F109]/[mv_deposities_per_n2000_per_sector.$B109]" office:value-type="percentage" office:value="0.0069036581608284">
            <text:p>1%</text:p>
          </table:table-cell>
          <table:table-cell table:formula="of:=[mv_deposities_per_n2000_per_sector.G109]/[mv_deposities_per_n2000_per_sector.$B109]" office:value-type="percentage" office:value="0.0264820045189043">
            <text:p>3%</text:p>
          </table:table-cell>
          <table:table-cell table:formula="of:=[mv_deposities_per_n2000_per_sector.H109]/[mv_deposities_per_n2000_per_sector.$B109]" office:value-type="percentage" office:value="0.0184274294075132">
            <text:p>2%</text:p>
          </table:table-cell>
          <table:table-cell table:formula="of:=[mv_deposities_per_n2000_per_sector.I109]/[mv_deposities_per_n2000_per_sector.$B109]" office:value-type="percentage" office:value="0.0139990910247469">
            <text:p>1%</text:p>
          </table:table-cell>
          <table:table-cell table:formula="of:=[mv_deposities_per_n2000_per_sector.J109]/[mv_deposities_per_n2000_per_sector.$B109]" office:value-type="percentage" office:value="0.112447823832957">
            <text:p>11%</text:p>
          </table:table-cell>
          <table:table-cell table:formula="of:=[mv_deposities_per_n2000_per_sector.K109]/[mv_deposities_per_n2000_per_sector.$B109]" office:value-type="percentage" office:value="0.259958570420797">
            <text:p>26%</text:p>
          </table:table-cell>
          <table:table-cell table:formula="of:=[mv_deposities_per_n2000_per_sector.L109]/[mv_deposities_per_n2000_per_sector.$B109]" office:value-type="percentage" office:value="0.0909736198203505">
            <text:p>9%</text:p>
          </table:table-cell>
          <table:table-cell table:formula="of:=[mv_deposities_per_n2000_per_sector.M109]/[mv_deposities_per_n2000_per_sector.$B109]" office:value-type="percentage" office:value="0.00459196738916355">
            <text:p>0%</text:p>
          </table:table-cell>
          <table:table-cell table:formula="of:=[mv_deposities_per_n2000_per_sector.N109]/[mv_deposities_per_n2000_per_sector.$B109]" office:value-type="percentage" office:value="0.02922534571481">
            <text:p>3%</text:p>
          </table:table-cell>
          <table:table-cell table:formula="of:=[mv_deposities_per_n2000_per_sector.O109]/[mv_deposities_per_n2000_per_sector.$B109]" office:value-type="percentage" office:value="0.0902491719318514">
            <text:p>9%</text:p>
          </table:table-cell>
          <table:table-cell table:formula="of:=[mv_deposities_per_n2000_per_sector.P109]/[mv_deposities_per_n2000_per_sector.$B109]" office:value-type="percentage" office:value="0.0227598524303696">
            <text:p>2%</text:p>
          </table:table-cell>
          <table:table-cell table:formula="of:=[mv_deposities_per_n2000_per_sector.Q109]/[mv_deposities_per_n2000_per_sector.$B109]" office:value-type="percentage" office:value="0.00245460770483611">
            <text:p>0%</text:p>
          </table:table-cell>
          <table:table-cell table:formula="of:=[mv_deposities_per_n2000_per_sector.R109]/[mv_deposities_per_n2000_per_sector.$B109]" office:value-type="percentage" office:value="0.0241902416764165">
            <text:p>2%</text:p>
          </table:table-cell>
          <table:table-cell table:formula="of:=[mv_deposities_per_n2000_per_sector.S109]/[mv_deposities_per_n2000_per_sector.$B109]" office:value-type="percentage" office:value="0.0007584967426241">
            <text:p>0%</text:p>
          </table:table-cell>
          <table:table-cell table:formula="of:=[mv_deposities_per_n2000_per_sector.T109]/[mv_deposities_per_n2000_per_sector.$B109]" office:value-type="percentage" office:value="0.0197210562066839">
            <text:p>2%</text:p>
          </table:table-cell>
          <table:table-cell table:formula="of:=[mv_deposities_per_n2000_per_sector.U109]/[mv_deposities_per_n2000_per_sector.$B109]" office:value-type="percentage" office:value="0.0885529169853022">
            <text:p>9%</text:p>
          </table:table-cell>
          <table:table-cell table:number-columns-repeated="1003"/>
        </table:table-row>
        <table:table-row table:style-name="ro4">
          <table:table-cell table:formula="of:=[mv_deposities_per_n2000_per_sector.A110]" office:value-type="string" office:string-value="Vlijmens Ven, Moerputten &amp; Bossche Broek">
            <text:p>Vlijmens Ven, Moerputten &amp; Bossche Broek</text:p>
          </table:table-cell>
          <table:table-cell table:formula="of:=[mv_deposities_per_n2000_per_sector.B110]/[mv_deposities_per_n2000_per_sector.$B110]" office:value-type="percentage" office:value="1">
            <text:p>100%</text:p>
          </table:table-cell>
          <table:table-cell table:formula="of:=[mv_deposities_per_n2000_per_sector.C110]/[mv_deposities_per_n2000_per_sector.$B110]" office:value-type="percentage" office:value="0.00600035858464458">
            <text:p>1%</text:p>
          </table:table-cell>
          <table:table-cell table:formula="of:=[mv_deposities_per_n2000_per_sector.D110]/[mv_deposities_per_n2000_per_sector.$B110]" office:value-type="percentage" office:value="0.00116729904266129">
            <text:p>0%</text:p>
          </table:table-cell>
          <table:table-cell table:formula="of:=[mv_deposities_per_n2000_per_sector.E110]/[mv_deposities_per_n2000_per_sector.$B110]" office:value-type="percentage" office:value="0.159926456916276">
            <text:p>16%</text:p>
          </table:table-cell>
          <table:table-cell table:formula="of:=[mv_deposities_per_n2000_per_sector.F110]/[mv_deposities_per_n2000_per_sector.$B110]" office:value-type="percentage" office:value="0.0104647057604107">
            <text:p>1%</text:p>
          </table:table-cell>
          <table:table-cell table:formula="of:=[mv_deposities_per_n2000_per_sector.G110]/[mv_deposities_per_n2000_per_sector.$B110]" office:value-type="percentage" office:value="0.0186286780047566">
            <text:p>2%</text:p>
          </table:table-cell>
          <table:table-cell table:formula="of:=[mv_deposities_per_n2000_per_sector.H110]/[mv_deposities_per_n2000_per_sector.$B110]" office:value-type="percentage" office:value="0.0124495018347792">
            <text:p>1%</text:p>
          </table:table-cell>
          <table:table-cell table:formula="of:=[mv_deposities_per_n2000_per_sector.I110]/[mv_deposities_per_n2000_per_sector.$B110]" office:value-type="percentage" office:value="0.0158304992856">
            <text:p>2%</text:p>
          </table:table-cell>
          <table:table-cell table:formula="of:=[mv_deposities_per_n2000_per_sector.J110]/[mv_deposities_per_n2000_per_sector.$B110]" office:value-type="percentage" office:value="0.0677182986883492">
            <text:p>7%</text:p>
          </table:table-cell>
          <table:table-cell table:formula="of:=[mv_deposities_per_n2000_per_sector.K110]/[mv_deposities_per_n2000_per_sector.$B110]" office:value-type="percentage" office:value="0.199540011542438">
            <text:p>20%</text:p>
          </table:table-cell>
          <table:table-cell table:formula="of:=[mv_deposities_per_n2000_per_sector.L110]/[mv_deposities_per_n2000_per_sector.$B110]" office:value-type="percentage" office:value="0.108291534063405">
            <text:p>11%</text:p>
          </table:table-cell>
          <table:table-cell table:formula="of:=[mv_deposities_per_n2000_per_sector.M110]/[mv_deposities_per_n2000_per_sector.$B110]" office:value-type="percentage" office:value="0.0108367412852933">
            <text:p>1%</text:p>
          </table:table-cell>
          <table:table-cell table:formula="of:=[mv_deposities_per_n2000_per_sector.N110]/[mv_deposities_per_n2000_per_sector.$B110]" office:value-type="percentage" office:value="0.0405057436050164">
            <text:p>4%</text:p>
          </table:table-cell>
          <table:table-cell table:formula="of:=[mv_deposities_per_n2000_per_sector.O110]/[mv_deposities_per_n2000_per_sector.$B110]" office:value-type="percentage" office:value="0.125612865624598">
            <text:p>13%</text:p>
          </table:table-cell>
          <table:table-cell table:formula="of:=[mv_deposities_per_n2000_per_sector.P110]/[mv_deposities_per_n2000_per_sector.$B110]" office:value-type="percentage" office:value="0.0243932505698031">
            <text:p>2%</text:p>
          </table:table-cell>
          <table:table-cell table:formula="of:=[mv_deposities_per_n2000_per_sector.Q110]/[mv_deposities_per_n2000_per_sector.$B110]" office:value-type="percentage" office:value="0.000829919315290059">
            <text:p>0%</text:p>
          </table:table-cell>
          <table:table-cell table:formula="of:=[mv_deposities_per_n2000_per_sector.R110]/[mv_deposities_per_n2000_per_sector.$B110]" office:value-type="percentage" office:value="0.015326328642352">
            <text:p>2%</text:p>
          </table:table-cell>
          <table:table-cell table:formula="of:=[mv_deposities_per_n2000_per_sector.S110]/[mv_deposities_per_n2000_per_sector.$B110]" office:value-type="percentage" office:value="0.000194167413454267">
            <text:p>0%</text:p>
          </table:table-cell>
          <table:table-cell table:formula="of:=[mv_deposities_per_n2000_per_sector.T110]/[mv_deposities_per_n2000_per_sector.$B110]" office:value-type="percentage" office:value="0.0167816347693546">
            <text:p>2%</text:p>
          </table:table-cell>
          <table:table-cell table:formula="of:=[mv_deposities_per_n2000_per_sector.U110]/[mv_deposities_per_n2000_per_sector.$B110]" office:value-type="percentage" office:value="0.165487209083174">
            <text:p>17%</text:p>
          </table:table-cell>
          <table:table-cell table:number-columns-repeated="1003"/>
        </table:table-row>
        <table:table-row table:style-name="ro3">
          <table:table-cell table:formula="of:=[mv_deposities_per_n2000_per_sector.A111]" office:value-type="string" office:string-value="Vogelkreek">
            <text:p>Vogelkreek</text:p>
          </table:table-cell>
          <table:table-cell table:formula="of:=[mv_deposities_per_n2000_per_sector.B111]/[mv_deposities_per_n2000_per_sector.$B111]" office:value-type="percentage" office:value="1">
            <text:p>100%</text:p>
          </table:table-cell>
          <table:table-cell table:formula="of:=[mv_deposities_per_n2000_per_sector.C111]/[mv_deposities_per_n2000_per_sector.$B111]" office:value-type="percentage" office:value="0.00437012032431332">
            <text:p>0%</text:p>
          </table:table-cell>
          <table:table-cell table:formula="of:=[mv_deposities_per_n2000_per_sector.D111]/[mv_deposities_per_n2000_per_sector.$B111]" office:value-type="percentage" office:value="0.00000333724347026599">
            <text:p>0%</text:p>
          </table:table-cell>
          <table:table-cell table:formula="of:=[mv_deposities_per_n2000_per_sector.E111]/[mv_deposities_per_n2000_per_sector.$B111]" office:value-type="percentage" office:value="0.44226151641006">
            <text:p>44%</text:p>
          </table:table-cell>
          <table:table-cell table:formula="of:=[mv_deposities_per_n2000_per_sector.F111]/[mv_deposities_per_n2000_per_sector.$B111]" office:value-type="percentage" office:value="0.00221426104252149">
            <text:p>0%</text:p>
          </table:table-cell>
          <table:table-cell table:formula="of:=[mv_deposities_per_n2000_per_sector.G111]/[mv_deposities_per_n2000_per_sector.$B111]" office:value-type="percentage" office:value="0.00653599133651595">
            <text:p>1%</text:p>
          </table:table-cell>
          <table:table-cell table:formula="of:=[mv_deposities_per_n2000_per_sector.H111]/[mv_deposities_per_n2000_per_sector.$B111]" office:value-type="percentage" office:value="0.107173905425857">
            <text:p>11%</text:p>
          </table:table-cell>
          <table:table-cell table:formula="of:=[mv_deposities_per_n2000_per_sector.I111]/[mv_deposities_per_n2000_per_sector.$B111]" office:value-type="percentage" office:value="0.000984486823728469">
            <text:p>0%</text:p>
          </table:table-cell>
          <table:table-cell table:formula="of:=[mv_deposities_per_n2000_per_sector.J111]/[mv_deposities_per_n2000_per_sector.$B111]" office:value-type="percentage" office:value="0.015344645476283">
            <text:p>2%</text:p>
          </table:table-cell>
          <table:table-cell table:formula="of:=[mv_deposities_per_n2000_per_sector.K111]/[mv_deposities_per_n2000_per_sector.$B111]" office:value-type="percentage" office:value="0.124697770888224">
            <text:p>12%</text:p>
          </table:table-cell>
          <table:table-cell table:formula="of:=[mv_deposities_per_n2000_per_sector.L111]/[mv_deposities_per_n2000_per_sector.$B111]" office:value-type="percentage" office:value="0.00951281251199322">
            <text:p>1%</text:p>
          </table:table-cell>
          <table:table-cell table:formula="of:=[mv_deposities_per_n2000_per_sector.M111]/[mv_deposities_per_n2000_per_sector.$B111]" office:value-type="percentage" office:value="0.00271985342826679">
            <text:p>0%</text:p>
          </table:table-cell>
          <table:table-cell table:formula="of:=[mv_deposities_per_n2000_per_sector.N111]/[mv_deposities_per_n2000_per_sector.$B111]" office:value-type="percentage" office:value="0.110934978816847">
            <text:p>11%</text:p>
          </table:table-cell>
          <table:table-cell table:formula="of:=[mv_deposities_per_n2000_per_sector.O111]/[mv_deposities_per_n2000_per_sector.$B111]" office:value-type="percentage" office:value="0.00616388868958129">
            <text:p>1%</text:p>
          </table:table-cell>
          <table:table-cell table:formula="of:=[mv_deposities_per_n2000_per_sector.P111]/[mv_deposities_per_n2000_per_sector.$B111]" office:value-type="percentage" office:value="0.00778412039439543">
            <text:p>1%</text:p>
          </table:table-cell>
          <table:table-cell table:formula="of:=[mv_deposities_per_n2000_per_sector.Q111]/[mv_deposities_per_n2000_per_sector.$B111]" office:value-type="percentage" office:value="0">
            <text:p>0%</text:p>
          </table:table-cell>
          <table:table-cell table:formula="of:=[mv_deposities_per_n2000_per_sector.R111]/[mv_deposities_per_n2000_per_sector.$B111]" office:value-type="percentage" office:value="0.00270650445438572">
            <text:p>0%</text:p>
          </table:table-cell>
          <table:table-cell table:formula="of:=[mv_deposities_per_n2000_per_sector.S111]/[mv_deposities_per_n2000_per_sector.$B111]" office:value-type="percentage" office:value="0">
            <text:p>0%</text:p>
          </table:table-cell>
          <table:table-cell table:formula="of:=[mv_deposities_per_n2000_per_sector.T111]/[mv_deposities_per_n2000_per_sector.$B111]" office:value-type="percentage" office:value="0.000856002950123228">
            <text:p>0%</text:p>
          </table:table-cell>
          <table:table-cell table:formula="of:=[mv_deposities_per_n2000_per_sector.U111]/[mv_deposities_per_n2000_per_sector.$B111]" office:value-type="percentage" office:value="0.155710774457406">
            <text:p>16%</text:p>
          </table:table-cell>
          <table:table-cell table:number-columns-repeated="1003"/>
        </table:table-row>
        <table:table-row table:style-name="ro3">
          <table:table-cell table:formula="of:=[mv_deposities_per_n2000_per_sector.A112]" office:value-type="string" office:string-value="Voordelta">
            <text:p>Voordelta</text:p>
          </table:table-cell>
          <table:table-cell table:formula="of:=[mv_deposities_per_n2000_per_sector.B112]/[mv_deposities_per_n2000_per_sector.$B112]" office:value-type="percentage" office:value="1">
            <text:p>100%</text:p>
          </table:table-cell>
          <table:table-cell table:formula="of:=[mv_deposities_per_n2000_per_sector.C112]/[mv_deposities_per_n2000_per_sector.$B112]" office:value-type="percentage" office:value="0.00375684255397113">
            <text:p>0%</text:p>
          </table:table-cell>
          <table:table-cell table:formula="of:=[mv_deposities_per_n2000_per_sector.D112]/[mv_deposities_per_n2000_per_sector.$B112]" office:value-type="percentage" office:value="0.00929024624260441">
            <text:p>1%</text:p>
          </table:table-cell>
          <table:table-cell table:formula="of:=[mv_deposities_per_n2000_per_sector.E112]/[mv_deposities_per_n2000_per_sector.$B112]" office:value-type="percentage" office:value="0.185658437970534">
            <text:p>19%</text:p>
          </table:table-cell>
          <table:table-cell table:formula="of:=[mv_deposities_per_n2000_per_sector.F112]/[mv_deposities_per_n2000_per_sector.$B112]" office:value-type="percentage" office:value="0.00225921626540417">
            <text:p>0%</text:p>
          </table:table-cell>
          <table:table-cell table:formula="of:=[mv_deposities_per_n2000_per_sector.G112]/[mv_deposities_per_n2000_per_sector.$B112]" office:value-type="percentage" office:value="0.00736115723785586">
            <text:p>1%</text:p>
          </table:table-cell>
          <table:table-cell table:formula="of:=[mv_deposities_per_n2000_per_sector.H112]/[mv_deposities_per_n2000_per_sector.$B112]" office:value-type="percentage" office:value="0.0343703602442827">
            <text:p>3%</text:p>
          </table:table-cell>
          <table:table-cell table:formula="of:=[mv_deposities_per_n2000_per_sector.I112]/[mv_deposities_per_n2000_per_sector.$B112]" office:value-type="percentage" office:value="0.00464586051896346">
            <text:p>0%</text:p>
          </table:table-cell>
          <table:table-cell table:formula="of:=[mv_deposities_per_n2000_per_sector.J112]/[mv_deposities_per_n2000_per_sector.$B112]" office:value-type="percentage" office:value="0.0233195487239759">
            <text:p>2%</text:p>
          </table:table-cell>
          <table:table-cell table:formula="of:=[mv_deposities_per_n2000_per_sector.K112]/[mv_deposities_per_n2000_per_sector.$B112]" office:value-type="percentage" office:value="0.0714263511323166">
            <text:p>7%</text:p>
          </table:table-cell>
          <table:table-cell table:formula="of:=[mv_deposities_per_n2000_per_sector.L112]/[mv_deposities_per_n2000_per_sector.$B112]" office:value-type="percentage" office:value="0.0275052163794172">
            <text:p>3%</text:p>
          </table:table-cell>
          <table:table-cell table:formula="of:=[mv_deposities_per_n2000_per_sector.M112]/[mv_deposities_per_n2000_per_sector.$B112]" office:value-type="percentage" office:value="0.0199157778425049">
            <text:p>2%</text:p>
          </table:table-cell>
          <table:table-cell table:formula="of:=[mv_deposities_per_n2000_per_sector.N112]/[mv_deposities_per_n2000_per_sector.$B112]" office:value-type="percentage" office:value="0.0835410856705766">
            <text:p>8%</text:p>
          </table:table-cell>
          <table:table-cell table:formula="of:=[mv_deposities_per_n2000_per_sector.O112]/[mv_deposities_per_n2000_per_sector.$B112]" office:value-type="percentage" office:value="0.0923657220129932">
            <text:p>9%</text:p>
          </table:table-cell>
          <table:table-cell table:formula="of:=[mv_deposities_per_n2000_per_sector.P112]/[mv_deposities_per_n2000_per_sector.$B112]" office:value-type="percentage" office:value="0.0455641701879768">
            <text:p>5%</text:p>
          </table:table-cell>
          <table:table-cell table:formula="of:=[mv_deposities_per_n2000_per_sector.Q112]/[mv_deposities_per_n2000_per_sector.$B112]" office:value-type="percentage" office:value="0.00585842588855709">
            <text:p>1%</text:p>
          </table:table-cell>
          <table:table-cell table:formula="of:=[mv_deposities_per_n2000_per_sector.R112]/[mv_deposities_per_n2000_per_sector.$B112]" office:value-type="percentage" office:value="0.216454631750698">
            <text:p>22%</text:p>
          </table:table-cell>
          <table:table-cell table:formula="of:=[mv_deposities_per_n2000_per_sector.S112]/[mv_deposities_per_n2000_per_sector.$B112]" office:value-type="percentage" office:value="0.00364756589286236">
            <text:p>0%</text:p>
          </table:table-cell>
          <table:table-cell table:formula="of:=[mv_deposities_per_n2000_per_sector.T112]/[mv_deposities_per_n2000_per_sector.$B112]" office:value-type="percentage" office:value="0.0396931234548328">
            <text:p>4%</text:p>
          </table:table-cell>
          <table:table-cell table:formula="of:=[mv_deposities_per_n2000_per_sector.U112]/[mv_deposities_per_n2000_per_sector.$B112]" office:value-type="percentage" office:value="0.12335449002854">
            <text:p>12%</text:p>
          </table:table-cell>
          <table:table-cell table:number-columns-repeated="1003"/>
        </table:table-row>
        <table:table-row table:style-name="ro3">
          <table:table-cell table:formula="of:=[mv_deposities_per_n2000_per_sector.A113]" office:value-type="string" office:string-value="Voornes Duin">
            <text:p>Voornes Duin</text:p>
          </table:table-cell>
          <table:table-cell table:formula="of:=[mv_deposities_per_n2000_per_sector.B113]/[mv_deposities_per_n2000_per_sector.$B113]" office:value-type="percentage" office:value="1">
            <text:p>100%</text:p>
          </table:table-cell>
          <table:table-cell table:formula="of:=[mv_deposities_per_n2000_per_sector.C113]/[mv_deposities_per_n2000_per_sector.$B113]" office:value-type="percentage" office:value="0.00546643817370356">
            <text:p>1%</text:p>
          </table:table-cell>
          <table:table-cell table:formula="of:=[mv_deposities_per_n2000_per_sector.D113]/[mv_deposities_per_n2000_per_sector.$B113]" office:value-type="percentage" office:value="0.00928040459987163">
            <text:p>1%</text:p>
          </table:table-cell>
          <table:table-cell table:formula="of:=[mv_deposities_per_n2000_per_sector.E113]/[mv_deposities_per_n2000_per_sector.$B113]" office:value-type="percentage" office:value="0.205931600473843">
            <text:p>21%</text:p>
          </table:table-cell>
          <table:table-cell table:formula="of:=[mv_deposities_per_n2000_per_sector.F113]/[mv_deposities_per_n2000_per_sector.$B113]" office:value-type="percentage" office:value="0.00251298979364362">
            <text:p>0%</text:p>
          </table:table-cell>
          <table:table-cell table:formula="of:=[mv_deposities_per_n2000_per_sector.G113]/[mv_deposities_per_n2000_per_sector.$B113]" office:value-type="percentage" office:value="0.00760643600575704">
            <text:p>1%</text:p>
          </table:table-cell>
          <table:table-cell table:formula="of:=[mv_deposities_per_n2000_per_sector.H113]/[mv_deposities_per_n2000_per_sector.$B113]" office:value-type="percentage" office:value="0.0326188678837867">
            <text:p>3%</text:p>
          </table:table-cell>
          <table:table-cell table:formula="of:=[mv_deposities_per_n2000_per_sector.I113]/[mv_deposities_per_n2000_per_sector.$B113]" office:value-type="percentage" office:value="0.00604847051251041">
            <text:p>1%</text:p>
          </table:table-cell>
          <table:table-cell table:formula="of:=[mv_deposities_per_n2000_per_sector.J113]/[mv_deposities_per_n2000_per_sector.$B113]" office:value-type="percentage" office:value="0.0198806898926461">
            <text:p>2%</text:p>
          </table:table-cell>
          <table:table-cell table:formula="of:=[mv_deposities_per_n2000_per_sector.K113]/[mv_deposities_per_n2000_per_sector.$B113]" office:value-type="percentage" office:value="0.100990411216393">
            <text:p>10%</text:p>
          </table:table-cell>
          <table:table-cell table:formula="of:=[mv_deposities_per_n2000_per_sector.L113]/[mv_deposities_per_n2000_per_sector.$B113]" office:value-type="percentage" office:value="0.0292806335758048">
            <text:p>3%</text:p>
          </table:table-cell>
          <table:table-cell table:formula="of:=[mv_deposities_per_n2000_per_sector.M113]/[mv_deposities_per_n2000_per_sector.$B113]" office:value-type="percentage" office:value="0.0138156933783082">
            <text:p>1%</text:p>
          </table:table-cell>
          <table:table-cell table:formula="of:=[mv_deposities_per_n2000_per_sector.N113]/[mv_deposities_per_n2000_per_sector.$B113]" office:value-type="percentage" office:value="0.0668588733326515">
            <text:p>7%</text:p>
          </table:table-cell>
          <table:table-cell table:formula="of:=[mv_deposities_per_n2000_per_sector.O113]/[mv_deposities_per_n2000_per_sector.$B113]" office:value-type="percentage" office:value="0.0873188342066653">
            <text:p>9%</text:p>
          </table:table-cell>
          <table:table-cell table:formula="of:=[mv_deposities_per_n2000_per_sector.P113]/[mv_deposities_per_n2000_per_sector.$B113]" office:value-type="percentage" office:value="0.040550955428169">
            <text:p>4%</text:p>
          </table:table-cell>
          <table:table-cell table:formula="of:=[mv_deposities_per_n2000_per_sector.Q113]/[mv_deposities_per_n2000_per_sector.$B113]" office:value-type="percentage" office:value="0.00434355906202909">
            <text:p>0%</text:p>
          </table:table-cell>
          <table:table-cell table:formula="of:=[mv_deposities_per_n2000_per_sector.R113]/[mv_deposities_per_n2000_per_sector.$B113]" office:value-type="percentage" office:value="0.153563381767429">
            <text:p>15%</text:p>
          </table:table-cell>
          <table:table-cell table:formula="of:=[mv_deposities_per_n2000_per_sector.S113]/[mv_deposities_per_n2000_per_sector.$B113]" office:value-type="percentage" office:value="0.00386490303556566">
            <text:p>0%</text:p>
          </table:table-cell>
          <table:table-cell table:formula="of:=[mv_deposities_per_n2000_per_sector.T113]/[mv_deposities_per_n2000_per_sector.$B113]" office:value-type="percentage" office:value="0.0313348848375981">
            <text:p>3%</text:p>
          </table:table-cell>
          <table:table-cell table:formula="of:=[mv_deposities_per_n2000_per_sector.U113]/[mv_deposities_per_n2000_per_sector.$B113]" office:value-type="percentage" office:value="0.178729010786142">
            <text:p>18%</text:p>
          </table:table-cell>
          <table:table-cell table:number-columns-repeated="1003"/>
        </table:table-row>
        <table:table-row table:style-name="ro3">
          <table:table-cell table:formula="of:=[mv_deposities_per_n2000_per_sector.A114]" office:value-type="string" office:string-value="Waddenzee">
            <text:p>Waddenzee</text:p>
          </table:table-cell>
          <table:table-cell table:formula="of:=[mv_deposities_per_n2000_per_sector.B114]/[mv_deposities_per_n2000_per_sector.$B114]" office:value-type="percentage" office:value="1">
            <text:p>100%</text:p>
          </table:table-cell>
          <table:table-cell table:formula="of:=[mv_deposities_per_n2000_per_sector.C114]/[mv_deposities_per_n2000_per_sector.$B114]" office:value-type="percentage" office:value="0.0174632826398881">
            <text:p>2%</text:p>
          </table:table-cell>
          <table:table-cell table:formula="of:=[mv_deposities_per_n2000_per_sector.D114]/[mv_deposities_per_n2000_per_sector.$B114]" office:value-type="percentage" office:value="0.00254629884206681">
            <text:p>0%</text:p>
          </table:table-cell>
          <table:table-cell table:formula="of:=[mv_deposities_per_n2000_per_sector.E114]/[mv_deposities_per_n2000_per_sector.$B114]" office:value-type="percentage" office:value="0.327782102805638">
            <text:p>33%</text:p>
          </table:table-cell>
          <table:table-cell table:formula="of:=[mv_deposities_per_n2000_per_sector.F114]/[mv_deposities_per_n2000_per_sector.$B114]" office:value-type="percentage" office:value="0.00470223270675733">
            <text:p>0%</text:p>
          </table:table-cell>
          <table:table-cell table:formula="of:=[mv_deposities_per_n2000_per_sector.G114]/[mv_deposities_per_n2000_per_sector.$B114]" office:value-type="percentage" office:value="0.0113962133584407">
            <text:p>1%</text:p>
          </table:table-cell>
          <table:table-cell table:formula="of:=[mv_deposities_per_n2000_per_sector.H114]/[mv_deposities_per_n2000_per_sector.$B114]" office:value-type="percentage" office:value="0.0332147959013413">
            <text:p>3%</text:p>
          </table:table-cell>
          <table:table-cell table:formula="of:=[mv_deposities_per_n2000_per_sector.I114]/[mv_deposities_per_n2000_per_sector.$B114]" office:value-type="percentage" office:value="0.00650121207217274">
            <text:p>1%</text:p>
          </table:table-cell>
          <table:table-cell table:formula="of:=[mv_deposities_per_n2000_per_sector.J114]/[mv_deposities_per_n2000_per_sector.$B114]" office:value-type="percentage" office:value="0.0401667578059695">
            <text:p>4%</text:p>
          </table:table-cell>
          <table:table-cell table:formula="of:=[mv_deposities_per_n2000_per_sector.K114]/[mv_deposities_per_n2000_per_sector.$B114]" office:value-type="percentage" office:value="0.213944758153284">
            <text:p>21%</text:p>
          </table:table-cell>
          <table:table-cell table:formula="of:=[mv_deposities_per_n2000_per_sector.L114]/[mv_deposities_per_n2000_per_sector.$B114]" office:value-type="percentage" office:value="0.0232310242132699">
            <text:p>2%</text:p>
          </table:table-cell>
          <table:table-cell table:formula="of:=[mv_deposities_per_n2000_per_sector.M114]/[mv_deposities_per_n2000_per_sector.$B114]" office:value-type="percentage" office:value="0.0102944130639739">
            <text:p>1%</text:p>
          </table:table-cell>
          <table:table-cell table:formula="of:=[mv_deposities_per_n2000_per_sector.N114]/[mv_deposities_per_n2000_per_sector.$B114]" office:value-type="percentage" office:value="0.0358917031196869">
            <text:p>4%</text:p>
          </table:table-cell>
          <table:table-cell table:formula="of:=[mv_deposities_per_n2000_per_sector.O114]/[mv_deposities_per_n2000_per_sector.$B114]" office:value-type="percentage" office:value="0.0539150030360957">
            <text:p>5%</text:p>
          </table:table-cell>
          <table:table-cell table:formula="of:=[mv_deposities_per_n2000_per_sector.P114]/[mv_deposities_per_n2000_per_sector.$B114]" office:value-type="percentage" office:value="0.025674577472625">
            <text:p>3%</text:p>
          </table:table-cell>
          <table:table-cell table:formula="of:=[mv_deposities_per_n2000_per_sector.Q114]/[mv_deposities_per_n2000_per_sector.$B114]" office:value-type="percentage" office:value="0.00369191778808807">
            <text:p>0%</text:p>
          </table:table-cell>
          <table:table-cell table:formula="of:=[mv_deposities_per_n2000_per_sector.R114]/[mv_deposities_per_n2000_per_sector.$B114]" office:value-type="percentage" office:value="0.083688184819736">
            <text:p>8%</text:p>
          </table:table-cell>
          <table:table-cell table:formula="of:=[mv_deposities_per_n2000_per_sector.S114]/[mv_deposities_per_n2000_per_sector.$B114]" office:value-type="percentage" office:value="0.00438993404224093">
            <text:p>0%</text:p>
          </table:table-cell>
          <table:table-cell table:formula="of:=[mv_deposities_per_n2000_per_sector.T114]/[mv_deposities_per_n2000_per_sector.$B114]" office:value-type="percentage" office:value="0.0155007121074768">
            <text:p>2%</text:p>
          </table:table-cell>
          <table:table-cell table:formula="of:=[mv_deposities_per_n2000_per_sector.U114]/[mv_deposities_per_n2000_per_sector.$B114]" office:value-type="percentage" office:value="0.0860041060654508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115]" office:value-type="string" office:string-value="Weerribben">
            <text:p>Weerribben</text:p>
          </table:table-cell>
          <table:table-cell table:formula="of:=[mv_deposities_per_n2000_per_sector.B115]/[mv_deposities_per_n2000_per_sector.$B115]" office:value-type="percentage" office:value="1">
            <text:p>100%</text:p>
          </table:table-cell>
          <table:table-cell table:formula="of:=[mv_deposities_per_n2000_per_sector.C115]/[mv_deposities_per_n2000_per_sector.$B115]" office:value-type="percentage" office:value="0.0104667682114891">
            <text:p>1%</text:p>
          </table:table-cell>
          <table:table-cell table:formula="of:=[mv_deposities_per_n2000_per_sector.D115]/[mv_deposities_per_n2000_per_sector.$B115]" office:value-type="percentage" office:value="0.00211880646947244">
            <text:p>0%</text:p>
          </table:table-cell>
          <table:table-cell table:formula="of:=[mv_deposities_per_n2000_per_sector.E115]/[mv_deposities_per_n2000_per_sector.$B115]" office:value-type="percentage" office:value="0.317587108425292">
            <text:p>32%</text:p>
          </table:table-cell>
          <table:table-cell table:formula="of:=[mv_deposities_per_n2000_per_sector.F115]/[mv_deposities_per_n2000_per_sector.$B115]" office:value-type="percentage" office:value="0.00461582944670555">
            <text:p>0%</text:p>
          </table:table-cell>
          <table:table-cell table:formula="of:=[mv_deposities_per_n2000_per_sector.G115]/[mv_deposities_per_n2000_per_sector.$B115]" office:value-type="percentage" office:value="0.0157804023478091">
            <text:p>2%</text:p>
          </table:table-cell>
          <table:table-cell table:formula="of:=[mv_deposities_per_n2000_per_sector.H115]/[mv_deposities_per_n2000_per_sector.$B115]" office:value-type="percentage" office:value="0.0351453020858949">
            <text:p>4%</text:p>
          </table:table-cell>
          <table:table-cell table:formula="of:=[mv_deposities_per_n2000_per_sector.I115]/[mv_deposities_per_n2000_per_sector.$B115]" office:value-type="percentage" office:value="0.00810785765776866">
            <text:p>1%</text:p>
          </table:table-cell>
          <table:table-cell table:formula="of:=[mv_deposities_per_n2000_per_sector.J115]/[mv_deposities_per_n2000_per_sector.$B115]" office:value-type="percentage" office:value="0.0464449700586567">
            <text:p>5%</text:p>
          </table:table-cell>
          <table:table-cell table:formula="of:=[mv_deposities_per_n2000_per_sector.K115]/[mv_deposities_per_n2000_per_sector.$B115]" office:value-type="percentage" office:value="0.284431998351723">
            <text:p>28%</text:p>
          </table:table-cell>
          <table:table-cell table:formula="of:=[mv_deposities_per_n2000_per_sector.L115]/[mv_deposities_per_n2000_per_sector.$B115]" office:value-type="percentage" office:value="0.0337863812934527">
            <text:p>3%</text:p>
          </table:table-cell>
          <table:table-cell table:formula="of:=[mv_deposities_per_n2000_per_sector.M115]/[mv_deposities_per_n2000_per_sector.$B115]" office:value-type="percentage" office:value="0.00609646533642175">
            <text:p>1%</text:p>
          </table:table-cell>
          <table:table-cell table:formula="of:=[mv_deposities_per_n2000_per_sector.N115]/[mv_deposities_per_n2000_per_sector.$B115]" office:value-type="percentage" office:value="0.0306300364577536">
            <text:p>3%</text:p>
          </table:table-cell>
          <table:table-cell table:formula="of:=[mv_deposities_per_n2000_per_sector.O115]/[mv_deposities_per_n2000_per_sector.$B115]" office:value-type="percentage" office:value="0.0531060134654346">
            <text:p>5%</text:p>
          </table:table-cell>
          <table:table-cell table:formula="of:=[mv_deposities_per_n2000_per_sector.P115]/[mv_deposities_per_n2000_per_sector.$B115]" office:value-type="percentage" office:value="0.0225823025503834">
            <text:p>2%</text:p>
          </table:table-cell>
          <table:table-cell table:formula="of:=[mv_deposities_per_n2000_per_sector.Q115]/[mv_deposities_per_n2000_per_sector.$B115]" office:value-type="percentage" office:value="0.00235635103896121">
            <text:p>0%</text:p>
          </table:table-cell>
          <table:table-cell table:formula="of:=[mv_deposities_per_n2000_per_sector.R115]/[mv_deposities_per_n2000_per_sector.$B115]" office:value-type="percentage" office:value="0.0351488667220335">
            <text:p>4%</text:p>
          </table:table-cell>
          <table:table-cell table:formula="of:=[mv_deposities_per_n2000_per_sector.S115]/[mv_deposities_per_n2000_per_sector.$B115]" office:value-type="percentage" office:value="0.00110584024001959">
            <text:p>0%</text:p>
          </table:table-cell>
          <table:table-cell table:formula="of:=[mv_deposities_per_n2000_per_sector.T115]/[mv_deposities_per_n2000_per_sector.$B115]" office:value-type="percentage" office:value="0.0184694485634379">
            <text:p>2%</text:p>
          </table:table-cell>
          <table:table-cell table:formula="of:=[mv_deposities_per_n2000_per_sector.U115]/[mv_deposities_per_n2000_per_sector.$B115]" office:value-type="percentage" office:value="0.0720181156292738">
            <text:p>7%</text:p>
          </table:table-cell>
          <table:table-cell table:number-columns-repeated="1003"/>
        </table:table-row>
        <table:table-row table:style-name="ro4">
          <table:table-cell table:formula="of:=[mv_deposities_per_n2000_per_sector.A116]" office:value-type="string" office:string-value="Weerter- en Budelerbergen &amp; Ringselven">
            <text:p>Weerter- en Budelerbergen &amp; Ringselven</text:p>
          </table:table-cell>
          <table:table-cell table:formula="of:=[mv_deposities_per_n2000_per_sector.B116]/[mv_deposities_per_n2000_per_sector.$B116]" office:value-type="percentage" office:value="1">
            <text:p>100%</text:p>
          </table:table-cell>
          <table:table-cell table:formula="of:=[mv_deposities_per_n2000_per_sector.C116]/[mv_deposities_per_n2000_per_sector.$B116]" office:value-type="percentage" office:value="0.00443285535665026">
            <text:p>0%</text:p>
          </table:table-cell>
          <table:table-cell table:formula="of:=[mv_deposities_per_n2000_per_sector.D116]/[mv_deposities_per_n2000_per_sector.$B116]" office:value-type="percentage" office:value="0.00248007986948508">
            <text:p>0%</text:p>
          </table:table-cell>
          <table:table-cell table:formula="of:=[mv_deposities_per_n2000_per_sector.E116]/[mv_deposities_per_n2000_per_sector.$B116]" office:value-type="percentage" office:value="0.124336311488485">
            <text:p>12%</text:p>
          </table:table-cell>
          <table:table-cell table:formula="of:=[mv_deposities_per_n2000_per_sector.F116]/[mv_deposities_per_n2000_per_sector.$B116]" office:value-type="percentage" office:value="0.017433177086278">
            <text:p>2%</text:p>
          </table:table-cell>
          <table:table-cell table:formula="of:=[mv_deposities_per_n2000_per_sector.G116]/[mv_deposities_per_n2000_per_sector.$B116]" office:value-type="percentage" office:value="0.036759572721834">
            <text:p>4%</text:p>
          </table:table-cell>
          <table:table-cell table:formula="of:=[mv_deposities_per_n2000_per_sector.H116]/[mv_deposities_per_n2000_per_sector.$B116]" office:value-type="percentage" office:value="0.0269307381342189">
            <text:p>3%</text:p>
          </table:table-cell>
          <table:table-cell table:formula="of:=[mv_deposities_per_n2000_per_sector.I116]/[mv_deposities_per_n2000_per_sector.$B116]" office:value-type="percentage" office:value="0.0125308266542241">
            <text:p>1%</text:p>
          </table:table-cell>
          <table:table-cell table:formula="of:=[mv_deposities_per_n2000_per_sector.J116]/[mv_deposities_per_n2000_per_sector.$B116]" office:value-type="percentage" office:value="0.16538314446495">
            <text:p>17%</text:p>
          </table:table-cell>
          <table:table-cell table:formula="of:=[mv_deposities_per_n2000_per_sector.K116]/[mv_deposities_per_n2000_per_sector.$B116]" office:value-type="percentage" office:value="0.168212780624886">
            <text:p>17%</text:p>
          </table:table-cell>
          <table:table-cell table:formula="of:=[mv_deposities_per_n2000_per_sector.L116]/[mv_deposities_per_n2000_per_sector.$B116]" office:value-type="percentage" office:value="0.197223839842977">
            <text:p>20%</text:p>
          </table:table-cell>
          <table:table-cell table:formula="of:=[mv_deposities_per_n2000_per_sector.M116]/[mv_deposities_per_n2000_per_sector.$B116]" office:value-type="percentage" office:value="0.00410291083731931">
            <text:p>0%</text:p>
          </table:table-cell>
          <table:table-cell table:formula="of:=[mv_deposities_per_n2000_per_sector.N116]/[mv_deposities_per_n2000_per_sector.$B116]" office:value-type="percentage" office:value="0.0331305215913187">
            <text:p>3%</text:p>
          </table:table-cell>
          <table:table-cell table:formula="of:=[mv_deposities_per_n2000_per_sector.O116]/[mv_deposities_per_n2000_per_sector.$B116]" office:value-type="percentage" office:value="0.0813891900943597">
            <text:p>8%</text:p>
          </table:table-cell>
          <table:table-cell table:formula="of:=[mv_deposities_per_n2000_per_sector.P116]/[mv_deposities_per_n2000_per_sector.$B116]" office:value-type="percentage" office:value="0.0196324943971874">
            <text:p>2%</text:p>
          </table:table-cell>
          <table:table-cell table:formula="of:=[mv_deposities_per_n2000_per_sector.Q116]/[mv_deposities_per_n2000_per_sector.$B116]" office:value-type="percentage" office:value="0.00180791432175345">
            <text:p>0%</text:p>
          </table:table-cell>
          <table:table-cell table:formula="of:=[mv_deposities_per_n2000_per_sector.R116]/[mv_deposities_per_n2000_per_sector.$B116]" office:value-type="percentage" office:value="0.0232284171477288">
            <text:p>2%</text:p>
          </table:table-cell>
          <table:table-cell table:formula="of:=[mv_deposities_per_n2000_per_sector.S116]/[mv_deposities_per_n2000_per_sector.$B116]" office:value-type="percentage" office:value="0.000469472503261992">
            <text:p>0%</text:p>
          </table:table-cell>
          <table:table-cell table:formula="of:=[mv_deposities_per_n2000_per_sector.T116]/[mv_deposities_per_n2000_per_sector.$B116]" office:value-type="percentage" office:value="0.0137880347547452">
            <text:p>1%</text:p>
          </table:table-cell>
          <table:table-cell table:formula="of:=[mv_deposities_per_n2000_per_sector.U116]/[mv_deposities_per_n2000_per_sector.$B116]" office:value-type="percentage" office:value="0.0667268254827326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117]" office:value-type="string" office:string-value="Westduinpark &amp; Wapendal">
            <text:p>Westduinpark &amp; Wapendal</text:p>
          </table:table-cell>
          <table:table-cell table:formula="of:=[mv_deposities_per_n2000_per_sector.B117]/[mv_deposities_per_n2000_per_sector.$B117]" office:value-type="percentage" office:value="1">
            <text:p>100%</text:p>
          </table:table-cell>
          <table:table-cell table:formula="of:=[mv_deposities_per_n2000_per_sector.C117]/[mv_deposities_per_n2000_per_sector.$B117]" office:value-type="percentage" office:value="0.00306977896309248">
            <text:p>0%</text:p>
          </table:table-cell>
          <table:table-cell table:formula="of:=[mv_deposities_per_n2000_per_sector.D117]/[mv_deposities_per_n2000_per_sector.$B117]" office:value-type="percentage" office:value="0.0109448047043883">
            <text:p>1%</text:p>
          </table:table-cell>
          <table:table-cell table:formula="of:=[mv_deposities_per_n2000_per_sector.E117]/[mv_deposities_per_n2000_per_sector.$B117]" office:value-type="percentage" office:value="0.0861176720802202">
            <text:p>9%</text:p>
          </table:table-cell>
          <table:table-cell table:formula="of:=[mv_deposities_per_n2000_per_sector.F117]/[mv_deposities_per_n2000_per_sector.$B117]" office:value-type="percentage" office:value="0.00151345297946292">
            <text:p>0%</text:p>
          </table:table-cell>
          <table:table-cell table:formula="of:=[mv_deposities_per_n2000_per_sector.G117]/[mv_deposities_per_n2000_per_sector.$B117]" office:value-type="percentage" office:value="0.00442165915424594">
            <text:p>0%</text:p>
          </table:table-cell>
          <table:table-cell table:formula="of:=[mv_deposities_per_n2000_per_sector.H117]/[mv_deposities_per_n2000_per_sector.$B117]" office:value-type="percentage" office:value="0.0112817086006063">
            <text:p>1%</text:p>
          </table:table-cell>
          <table:table-cell table:formula="of:=[mv_deposities_per_n2000_per_sector.I117]/[mv_deposities_per_n2000_per_sector.$B117]" office:value-type="percentage" office:value="0.00356595786640859">
            <text:p>0%</text:p>
          </table:table-cell>
          <table:table-cell table:formula="of:=[mv_deposities_per_n2000_per_sector.J117]/[mv_deposities_per_n2000_per_sector.$B117]" office:value-type="percentage" office:value="0.013099650686194">
            <text:p>1%</text:p>
          </table:table-cell>
          <table:table-cell table:formula="of:=[mv_deposities_per_n2000_per_sector.K117]/[mv_deposities_per_n2000_per_sector.$B117]" office:value-type="percentage" office:value="0.0619777594825222">
            <text:p>6%</text:p>
          </table:table-cell>
          <table:table-cell table:formula="of:=[mv_deposities_per_n2000_per_sector.L117]/[mv_deposities_per_n2000_per_sector.$B117]" office:value-type="percentage" office:value="0.0156831416066581">
            <text:p>2%</text:p>
          </table:table-cell>
          <table:table-cell table:formula="of:=[mv_deposities_per_n2000_per_sector.M117]/[mv_deposities_per_n2000_per_sector.$B117]" office:value-type="percentage" office:value="0.0103021162451486">
            <text:p>1%</text:p>
          </table:table-cell>
          <table:table-cell table:formula="of:=[mv_deposities_per_n2000_per_sector.N117]/[mv_deposities_per_n2000_per_sector.$B117]" office:value-type="percentage" office:value="0.0420632395912353">
            <text:p>4%</text:p>
          </table:table-cell>
          <table:table-cell table:formula="of:=[mv_deposities_per_n2000_per_sector.O117]/[mv_deposities_per_n2000_per_sector.$B117]" office:value-type="percentage" office:value="0.0866849876421923">
            <text:p>9%</text:p>
          </table:table-cell>
          <table:table-cell table:formula="of:=[mv_deposities_per_n2000_per_sector.P117]/[mv_deposities_per_n2000_per_sector.$B117]" office:value-type="percentage" office:value="0.0384141644538465">
            <text:p>4%</text:p>
          </table:table-cell>
          <table:table-cell table:formula="of:=[mv_deposities_per_n2000_per_sector.Q117]/[mv_deposities_per_n2000_per_sector.$B117]" office:value-type="percentage" office:value="0.00349066061625887">
            <text:p>0%</text:p>
          </table:table-cell>
          <table:table-cell table:formula="of:=[mv_deposities_per_n2000_per_sector.R117]/[mv_deposities_per_n2000_per_sector.$B117]" office:value-type="percentage" office:value="0.104852683194768">
            <text:p>10%</text:p>
          </table:table-cell>
          <table:table-cell table:formula="of:=[mv_deposities_per_n2000_per_sector.S117]/[mv_deposities_per_n2000_per_sector.$B117]" office:value-type="percentage" office:value="0.00623605528117399">
            <text:p>1%</text:p>
          </table:table-cell>
          <table:table-cell table:formula="of:=[mv_deposities_per_n2000_per_sector.T117]/[mv_deposities_per_n2000_per_sector.$B117]" office:value-type="percentage" office:value="0.0197948461504987">
            <text:p>2%</text:p>
          </table:table-cell>
          <table:table-cell table:formula="of:=[mv_deposities_per_n2000_per_sector.U117]/[mv_deposities_per_n2000_per_sector.$B117]" office:value-type="percentage" office:value="0.476480185740909">
            <text:p>48%</text:p>
          </table:table-cell>
          <table:table-cell table:number-columns-repeated="1003"/>
        </table:table-row>
        <table:table-row table:style-name="ro3">
          <table:table-cell table:formula="of:=[mv_deposities_per_n2000_per_sector.A118]" office:value-type="string" office:string-value="Westerschelde &amp; Saeftinghe">
            <text:p>Westerschelde &amp; Saeftinghe</text:p>
          </table:table-cell>
          <table:table-cell table:formula="of:=[mv_deposities_per_n2000_per_sector.B118]/[mv_deposities_per_n2000_per_sector.$B118]" office:value-type="percentage" office:value="1">
            <text:p>100%</text:p>
          </table:table-cell>
          <table:table-cell table:formula="of:=[mv_deposities_per_n2000_per_sector.C118]/[mv_deposities_per_n2000_per_sector.$B118]" office:value-type="percentage" office:value="0.00657777445945584">
            <text:p>1%</text:p>
          </table:table-cell>
          <table:table-cell table:formula="of:=[mv_deposities_per_n2000_per_sector.D118]/[mv_deposities_per_n2000_per_sector.$B118]" office:value-type="percentage" office:value="0.00382889854444459">
            <text:p>0%</text:p>
          </table:table-cell>
          <table:table-cell table:formula="of:=[mv_deposities_per_n2000_per_sector.E118]/[mv_deposities_per_n2000_per_sector.$B118]" office:value-type="percentage" office:value="0.335865588745001">
            <text:p>34%</text:p>
          </table:table-cell>
          <table:table-cell table:formula="of:=[mv_deposities_per_n2000_per_sector.F118]/[mv_deposities_per_n2000_per_sector.$B118]" office:value-type="percentage" office:value="0.00443175327483429">
            <text:p>0%</text:p>
          </table:table-cell>
          <table:table-cell table:formula="of:=[mv_deposities_per_n2000_per_sector.G118]/[mv_deposities_per_n2000_per_sector.$B118]" office:value-type="percentage" office:value="0.00910459964486032">
            <text:p>1%</text:p>
          </table:table-cell>
          <table:table-cell table:formula="of:=[mv_deposities_per_n2000_per_sector.H118]/[mv_deposities_per_n2000_per_sector.$B118]" office:value-type="percentage" office:value="0.0664185367990085">
            <text:p>7%</text:p>
          </table:table-cell>
          <table:table-cell table:formula="of:=[mv_deposities_per_n2000_per_sector.I118]/[mv_deposities_per_n2000_per_sector.$B118]" office:value-type="percentage" office:value="0.00511677458558013">
            <text:p>1%</text:p>
          </table:table-cell>
          <table:table-cell table:formula="of:=[mv_deposities_per_n2000_per_sector.J118]/[mv_deposities_per_n2000_per_sector.$B118]" office:value-type="percentage" office:value="0.0336866564623649">
            <text:p>3%</text:p>
          </table:table-cell>
          <table:table-cell table:formula="of:=[mv_deposities_per_n2000_per_sector.K118]/[mv_deposities_per_n2000_per_sector.$B118]" office:value-type="percentage" office:value="0.0949348459614538">
            <text:p>9%</text:p>
          </table:table-cell>
          <table:table-cell table:formula="of:=[mv_deposities_per_n2000_per_sector.L118]/[mv_deposities_per_n2000_per_sector.$B118]" office:value-type="percentage" office:value="0.0428523230535389">
            <text:p>4%</text:p>
          </table:table-cell>
          <table:table-cell table:formula="of:=[mv_deposities_per_n2000_per_sector.M118]/[mv_deposities_per_n2000_per_sector.$B118]" office:value-type="percentage" office:value="0.00883303587733853">
            <text:p>1%</text:p>
          </table:table-cell>
          <table:table-cell table:formula="of:=[mv_deposities_per_n2000_per_sector.N118]/[mv_deposities_per_n2000_per_sector.$B118]" office:value-type="percentage" office:value="0.0805121712607363">
            <text:p>8%</text:p>
          </table:table-cell>
          <table:table-cell table:formula="of:=[mv_deposities_per_n2000_per_sector.O118]/[mv_deposities_per_n2000_per_sector.$B118]" office:value-type="percentage" office:value="0.0612943964705006">
            <text:p>6%</text:p>
          </table:table-cell>
          <table:table-cell table:formula="of:=[mv_deposities_per_n2000_per_sector.P118]/[mv_deposities_per_n2000_per_sector.$B118]" office:value-type="percentage" office:value="0.026094979259861">
            <text:p>3%</text:p>
          </table:table-cell>
          <table:table-cell table:formula="of:=[mv_deposities_per_n2000_per_sector.Q118]/[mv_deposities_per_n2000_per_sector.$B118]" office:value-type="percentage" office:value="0.00213371655369818">
            <text:p>0%</text:p>
          </table:table-cell>
          <table:table-cell table:formula="of:=[mv_deposities_per_n2000_per_sector.R118]/[mv_deposities_per_n2000_per_sector.$B118]" office:value-type="percentage" office:value="0.114348481371056">
            <text:p>11%</text:p>
          </table:table-cell>
          <table:table-cell table:formula="of:=[mv_deposities_per_n2000_per_sector.S118]/[mv_deposities_per_n2000_per_sector.$B118]" office:value-type="percentage" office:value="0.00187553152778926">
            <text:p>0%</text:p>
          </table:table-cell>
          <table:table-cell table:formula="of:=[mv_deposities_per_n2000_per_sector.T118]/[mv_deposities_per_n2000_per_sector.$B118]" office:value-type="percentage" office:value="0.0369242614033042">
            <text:p>4%</text:p>
          </table:table-cell>
          <table:table-cell table:formula="of:=[mv_deposities_per_n2000_per_sector.U118]/[mv_deposities_per_n2000_per_sector.$B118]" office:value-type="percentage" office:value="0.0651638066010465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119]" office:value-type="string" office:string-value="Wierdense Veld">
            <text:p>Wierdense Veld</text:p>
          </table:table-cell>
          <table:table-cell table:formula="of:=[mv_deposities_per_n2000_per_sector.B119]/[mv_deposities_per_n2000_per_sector.$B119]" office:value-type="percentage" office:value="1">
            <text:p>100%</text:p>
          </table:table-cell>
          <table:table-cell table:formula="of:=[mv_deposities_per_n2000_per_sector.C119]/[mv_deposities_per_n2000_per_sector.$B119]" office:value-type="percentage" office:value="0.00833619163299424">
            <text:p>1%</text:p>
          </table:table-cell>
          <table:table-cell table:formula="of:=[mv_deposities_per_n2000_per_sector.D119]/[mv_deposities_per_n2000_per_sector.$B119]" office:value-type="percentage" office:value="0.00136798626528467">
            <text:p>0%</text:p>
          </table:table-cell>
          <table:table-cell table:formula="of:=[mv_deposities_per_n2000_per_sector.E119]/[mv_deposities_per_n2000_per_sector.$B119]" office:value-type="percentage" office:value="0.231390242556213">
            <text:p>23%</text:p>
          </table:table-cell>
          <table:table-cell table:formula="of:=[mv_deposities_per_n2000_per_sector.F119]/[mv_deposities_per_n2000_per_sector.$B119]" office:value-type="percentage" office:value="0.0108250762877126">
            <text:p>1%</text:p>
          </table:table-cell>
          <table:table-cell table:formula="of:=[mv_deposities_per_n2000_per_sector.G119]/[mv_deposities_per_n2000_per_sector.$B119]" office:value-type="percentage" office:value="0.0215982789556389">
            <text:p>2%</text:p>
          </table:table-cell>
          <table:table-cell table:formula="of:=[mv_deposities_per_n2000_per_sector.H119]/[mv_deposities_per_n2000_per_sector.$B119]" office:value-type="percentage" office:value="0.0144282436101899">
            <text:p>1%</text:p>
          </table:table-cell>
          <table:table-cell table:formula="of:=[mv_deposities_per_n2000_per_sector.I119]/[mv_deposities_per_n2000_per_sector.$B119]" office:value-type="percentage" office:value="0.0131147124113366">
            <text:p>1%</text:p>
          </table:table-cell>
          <table:table-cell table:formula="of:=[mv_deposities_per_n2000_per_sector.J119]/[mv_deposities_per_n2000_per_sector.$B119]" office:value-type="percentage" office:value="0.0850708431847077">
            <text:p>9%</text:p>
          </table:table-cell>
          <table:table-cell table:formula="of:=[mv_deposities_per_n2000_per_sector.K119]/[mv_deposities_per_n2000_per_sector.$B119]" office:value-type="percentage" office:value="0.290336912982168">
            <text:p>29%</text:p>
          </table:table-cell>
          <table:table-cell table:formula="of:=[mv_deposities_per_n2000_per_sector.L119]/[mv_deposities_per_n2000_per_sector.$B119]" office:value-type="percentage" office:value="0.0985428871482858">
            <text:p>10%</text:p>
          </table:table-cell>
          <table:table-cell table:formula="of:=[mv_deposities_per_n2000_per_sector.M119]/[mv_deposities_per_n2000_per_sector.$B119]" office:value-type="percentage" office:value="0.00438307312646809">
            <text:p>0%</text:p>
          </table:table-cell>
          <table:table-cell table:formula="of:=[mv_deposities_per_n2000_per_sector.N119]/[mv_deposities_per_n2000_per_sector.$B119]" office:value-type="percentage" office:value="0.0253485703853664">
            <text:p>3%</text:p>
          </table:table-cell>
          <table:table-cell table:formula="of:=[mv_deposities_per_n2000_per_sector.O119]/[mv_deposities_per_n2000_per_sector.$B119]" office:value-type="percentage" office:value="0.0644343213265747">
            <text:p>6%</text:p>
          </table:table-cell>
          <table:table-cell table:formula="of:=[mv_deposities_per_n2000_per_sector.P119]/[mv_deposities_per_n2000_per_sector.$B119]" office:value-type="percentage" office:value="0.0200334573836711">
            <text:p>2%</text:p>
          </table:table-cell>
          <table:table-cell table:formula="of:=[mv_deposities_per_n2000_per_sector.Q119]/[mv_deposities_per_n2000_per_sector.$B119]" office:value-type="percentage" office:value="0.00202060595129034">
            <text:p>0%</text:p>
          </table:table-cell>
          <table:table-cell table:formula="of:=[mv_deposities_per_n2000_per_sector.R119]/[mv_deposities_per_n2000_per_sector.$B119]" office:value-type="percentage" office:value="0.0205906369498767">
            <text:p>2%</text:p>
          </table:table-cell>
          <table:table-cell table:formula="of:=[mv_deposities_per_n2000_per_sector.S119]/[mv_deposities_per_n2000_per_sector.$B119]" office:value-type="percentage" office:value="0.000415567031057843">
            <text:p>0%</text:p>
          </table:table-cell>
          <table:table-cell table:formula="of:=[mv_deposities_per_n2000_per_sector.T119]/[mv_deposities_per_n2000_per_sector.$B119]" office:value-type="percentage" office:value="0.0124728191866866">
            <text:p>1%</text:p>
          </table:table-cell>
          <table:table-cell table:formula="of:=[mv_deposities_per_n2000_per_sector.U119]/[mv_deposities_per_n2000_per_sector.$B119]" office:value-type="percentage" office:value="0.0752852243150816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120]" office:value-type="string" office:string-value="Wijnjeterper Schar">
            <text:p>Wijnjeterper Schar</text:p>
          </table:table-cell>
          <table:table-cell table:formula="of:=[mv_deposities_per_n2000_per_sector.B120]/[mv_deposities_per_n2000_per_sector.$B120]" office:value-type="percentage" office:value="1">
            <text:p>100%</text:p>
          </table:table-cell>
          <table:table-cell table:formula="of:=[mv_deposities_per_n2000_per_sector.C120]/[mv_deposities_per_n2000_per_sector.$B120]" office:value-type="percentage" office:value="0.0157076093919557">
            <text:p>2%</text:p>
          </table:table-cell>
          <table:table-cell table:formula="of:=[mv_deposities_per_n2000_per_sector.D120]/[mv_deposities_per_n2000_per_sector.$B120]" office:value-type="percentage" office:value="0.0000815249177541246">
            <text:p>0%</text:p>
          </table:table-cell>
          <table:table-cell table:formula="of:=[mv_deposities_per_n2000_per_sector.E120]/[mv_deposities_per_n2000_per_sector.$B120]" office:value-type="percentage" office:value="0.342523928503036">
            <text:p>34%</text:p>
          </table:table-cell>
          <table:table-cell table:formula="of:=[mv_deposities_per_n2000_per_sector.F120]/[mv_deposities_per_n2000_per_sector.$B120]" office:value-type="percentage" office:value="0.00517028695410141">
            <text:p>1%</text:p>
          </table:table-cell>
          <table:table-cell table:formula="of:=[mv_deposities_per_n2000_per_sector.G120]/[mv_deposities_per_n2000_per_sector.$B120]" office:value-type="percentage" office:value="0.0152082530694164">
            <text:p>2%</text:p>
          </table:table-cell>
          <table:table-cell table:formula="of:=[mv_deposities_per_n2000_per_sector.H120]/[mv_deposities_per_n2000_per_sector.$B120]" office:value-type="percentage" office:value="0.00732298545804142">
            <text:p>1%</text:p>
          </table:table-cell>
          <table:table-cell table:formula="of:=[mv_deposities_per_n2000_per_sector.I120]/[mv_deposities_per_n2000_per_sector.$B120]" office:value-type="percentage" office:value="0.00740370031103247">
            <text:p>1%</text:p>
          </table:table-cell>
          <table:table-cell table:formula="of:=[mv_deposities_per_n2000_per_sector.J120]/[mv_deposities_per_n2000_per_sector.$B120]" office:value-type="percentage" office:value="0.0461929386330578">
            <text:p>5%</text:p>
          </table:table-cell>
          <table:table-cell table:formula="of:=[mv_deposities_per_n2000_per_sector.K120]/[mv_deposities_per_n2000_per_sector.$B120]" office:value-type="percentage" office:value="0.351844371653825">
            <text:p>35%</text:p>
          </table:table-cell>
          <table:table-cell table:formula="of:=[mv_deposities_per_n2000_per_sector.L120]/[mv_deposities_per_n2000_per_sector.$B120]" office:value-type="percentage" office:value="0.0188360147017034">
            <text:p>2%</text:p>
          </table:table-cell>
          <table:table-cell table:formula="of:=[mv_deposities_per_n2000_per_sector.M120]/[mv_deposities_per_n2000_per_sector.$B120]" office:value-type="percentage" office:value="0.004626441874775">
            <text:p>0%</text:p>
          </table:table-cell>
          <table:table-cell table:formula="of:=[mv_deposities_per_n2000_per_sector.N120]/[mv_deposities_per_n2000_per_sector.$B120]" office:value-type="percentage" office:value="0.0227743227615561">
            <text:p>2%</text:p>
          </table:table-cell>
          <table:table-cell table:formula="of:=[mv_deposities_per_n2000_per_sector.O120]/[mv_deposities_per_n2000_per_sector.$B120]" office:value-type="percentage" office:value="0.0367914242007819">
            <text:p>4%</text:p>
          </table:table-cell>
          <table:table-cell table:formula="of:=[mv_deposities_per_n2000_per_sector.P120]/[mv_deposities_per_n2000_per_sector.$B120]" office:value-type="percentage" office:value="0.0108823776243264">
            <text:p>1%</text:p>
          </table:table-cell>
          <table:table-cell table:formula="of:=[mv_deposities_per_n2000_per_sector.Q120]/[mv_deposities_per_n2000_per_sector.$B120]" office:value-type="percentage" office:value="0.00108299178302707">
            <text:p>0%</text:p>
          </table:table-cell>
          <table:table-cell table:formula="of:=[mv_deposities_per_n2000_per_sector.R120]/[mv_deposities_per_n2000_per_sector.$B120]" office:value-type="percentage" office:value="0.0233232550475945">
            <text:p>2%</text:p>
          </table:table-cell>
          <table:table-cell table:formula="of:=[mv_deposities_per_n2000_per_sector.S120]/[mv_deposities_per_n2000_per_sector.$B120]" office:value-type="percentage" office:value="0.000515265994485726">
            <text:p>0%</text:p>
          </table:table-cell>
          <table:table-cell table:formula="of:=[mv_deposities_per_n2000_per_sector.T120]/[mv_deposities_per_n2000_per_sector.$B120]" office:value-type="percentage" office:value="0.00246062032167348">
            <text:p>0%</text:p>
          </table:table-cell>
          <table:table-cell table:formula="of:=[mv_deposities_per_n2000_per_sector.U120]/[mv_deposities_per_n2000_per_sector.$B120]" office:value-type="percentage" office:value="0.0872433593320918">
            <text:p>9%</text:p>
          </table:table-cell>
          <table:table-cell table:number-columns-repeated="1003"/>
        </table:table-row>
        <table:table-row table:style-name="ro3">
          <table:table-cell table:formula="of:=[mv_deposities_per_n2000_per_sector.A121]" office:value-type="string" office:string-value="Willinks Weust">
            <text:p>Willinks Weust</text:p>
          </table:table-cell>
          <table:table-cell table:formula="of:=[mv_deposities_per_n2000_per_sector.B121]/[mv_deposities_per_n2000_per_sector.$B121]" office:value-type="percentage" office:value="1">
            <text:p>100%</text:p>
          </table:table-cell>
          <table:table-cell table:formula="of:=[mv_deposities_per_n2000_per_sector.C121]/[mv_deposities_per_n2000_per_sector.$B121]" office:value-type="percentage" office:value="0.0160789255431348">
            <text:p>2%</text:p>
          </table:table-cell>
          <table:table-cell table:formula="of:=[mv_deposities_per_n2000_per_sector.D121]/[mv_deposities_per_n2000_per_sector.$B121]" office:value-type="percentage" office:value="0.0000902587112397175">
            <text:p>0%</text:p>
          </table:table-cell>
          <table:table-cell table:formula="of:=[mv_deposities_per_n2000_per_sector.E121]/[mv_deposities_per_n2000_per_sector.$B121]" office:value-type="percentage" office:value="0.341316870573568">
            <text:p>34%</text:p>
          </table:table-cell>
          <table:table-cell table:formula="of:=[mv_deposities_per_n2000_per_sector.F121]/[mv_deposities_per_n2000_per_sector.$B121]" office:value-type="percentage" office:value="0.0163472876251418">
            <text:p>2%</text:p>
          </table:table-cell>
          <table:table-cell table:formula="of:=[mv_deposities_per_n2000_per_sector.G121]/[mv_deposities_per_n2000_per_sector.$B121]" office:value-type="percentage" office:value="0.0191420889379567">
            <text:p>2%</text:p>
          </table:table-cell>
          <table:table-cell table:formula="of:=[mv_deposities_per_n2000_per_sector.H121]/[mv_deposities_per_n2000_per_sector.$B121]" office:value-type="percentage" office:value="0.0233850530501275">
            <text:p>2%</text:p>
          </table:table-cell>
          <table:table-cell table:formula="of:=[mv_deposities_per_n2000_per_sector.I121]/[mv_deposities_per_n2000_per_sector.$B121]" office:value-type="percentage" office:value="0.011460978731668">
            <text:p>1%</text:p>
          </table:table-cell>
          <table:table-cell table:formula="of:=[mv_deposities_per_n2000_per_sector.J121]/[mv_deposities_per_n2000_per_sector.$B121]" office:value-type="percentage" office:value="0.0577497497433058">
            <text:p>6%</text:p>
          </table:table-cell>
          <table:table-cell table:formula="of:=[mv_deposities_per_n2000_per_sector.K121]/[mv_deposities_per_n2000_per_sector.$B121]" office:value-type="percentage" office:value="0.268924019599954">
            <text:p>27%</text:p>
          </table:table-cell>
          <table:table-cell table:formula="of:=[mv_deposities_per_n2000_per_sector.L121]/[mv_deposities_per_n2000_per_sector.$B121]" office:value-type="percentage" office:value="0.129359106822325">
            <text:p>13%</text:p>
          </table:table-cell>
          <table:table-cell table:formula="of:=[mv_deposities_per_n2000_per_sector.M121]/[mv_deposities_per_n2000_per_sector.$B121]" office:value-type="percentage" office:value="0.00572411895159344">
            <text:p>1%</text:p>
          </table:table-cell>
          <table:table-cell table:formula="of:=[mv_deposities_per_n2000_per_sector.N121]/[mv_deposities_per_n2000_per_sector.$B121]" office:value-type="percentage" office:value="0.0267910117880827">
            <text:p>3%</text:p>
          </table:table-cell>
          <table:table-cell table:formula="of:=[mv_deposities_per_n2000_per_sector.O121]/[mv_deposities_per_n2000_per_sector.$B121]" office:value-type="percentage" office:value="0.0116105158238407">
            <text:p>1%</text:p>
          </table:table-cell>
          <table:table-cell table:formula="of:=[mv_deposities_per_n2000_per_sector.P121]/[mv_deposities_per_n2000_per_sector.$B121]" office:value-type="percentage" office:value="0.0091948547438262">
            <text:p>1%</text:p>
          </table:table-cell>
          <table:table-cell table:formula="of:=[mv_deposities_per_n2000_per_sector.Q121]/[mv_deposities_per_n2000_per_sector.$B121]" office:value-type="percentage" office:value="0.00107666706364406">
            <text:p>0%</text:p>
          </table:table-cell>
          <table:table-cell table:formula="of:=[mv_deposities_per_n2000_per_sector.R121]/[mv_deposities_per_n2000_per_sector.$B121]" office:value-type="percentage" office:value="0.00277615946903737">
            <text:p>0%</text:p>
          </table:table-cell>
          <table:table-cell table:formula="of:=[mv_deposities_per_n2000_per_sector.S121]/[mv_deposities_per_n2000_per_sector.$B121]" office:value-type="percentage" office:value="0.00000563278732848163">
            <text:p>0%</text:p>
          </table:table-cell>
          <table:table-cell table:formula="of:=[mv_deposities_per_n2000_per_sector.T121]/[mv_deposities_per_n2000_per_sector.$B121]" office:value-type="percentage" office:value="0.00189301888432186">
            <text:p>0%</text:p>
          </table:table-cell>
          <table:table-cell table:formula="of:=[mv_deposities_per_n2000_per_sector.U121]/[mv_deposities_per_n2000_per_sector.$B121]" office:value-type="percentage" office:value="0.0570655001968793">
            <text:p>6%</text:p>
          </table:table-cell>
          <table:table-cell table:number-columns-repeated="1003"/>
        </table:table-row>
        <table:table-row table:style-name="ro3">
          <table:table-cell table:formula="of:=[mv_deposities_per_n2000_per_sector.A122]" office:value-type="string" office:string-value="Witte Veen">
            <text:p>Witte Veen</text:p>
          </table:table-cell>
          <table:table-cell table:formula="of:=[mv_deposities_per_n2000_per_sector.B122]/[mv_deposities_per_n2000_per_sector.$B122]" office:value-type="percentage" office:value="1">
            <text:p>100%</text:p>
          </table:table-cell>
          <table:table-cell table:formula="of:=[mv_deposities_per_n2000_per_sector.C122]/[mv_deposities_per_n2000_per_sector.$B122]" office:value-type="percentage" office:value="0.00706572157974203">
            <text:p>1%</text:p>
          </table:table-cell>
          <table:table-cell table:formula="of:=[mv_deposities_per_n2000_per_sector.D122]/[mv_deposities_per_n2000_per_sector.$B122]" office:value-type="percentage" office:value="0.000241731646847332">
            <text:p>0%</text:p>
          </table:table-cell>
          <table:table-cell table:formula="of:=[mv_deposities_per_n2000_per_sector.E122]/[mv_deposities_per_n2000_per_sector.$B122]" office:value-type="percentage" office:value="0.248663424881645">
            <text:p>25%</text:p>
          </table:table-cell>
          <table:table-cell table:formula="of:=[mv_deposities_per_n2000_per_sector.F122]/[mv_deposities_per_n2000_per_sector.$B122]" office:value-type="percentage" office:value="0.0110821920060768">
            <text:p>1%</text:p>
          </table:table-cell>
          <table:table-cell table:formula="of:=[mv_deposities_per_n2000_per_sector.G122]/[mv_deposities_per_n2000_per_sector.$B122]" office:value-type="percentage" office:value="0.0214267632401225">
            <text:p>2%</text:p>
          </table:table-cell>
          <table:table-cell table:formula="of:=[mv_deposities_per_n2000_per_sector.H122]/[mv_deposities_per_n2000_per_sector.$B122]" office:value-type="percentage" office:value="0.00954216052694897">
            <text:p>1%</text:p>
          </table:table-cell>
          <table:table-cell table:formula="of:=[mv_deposities_per_n2000_per_sector.I122]/[mv_deposities_per_n2000_per_sector.$B122]" office:value-type="percentage" office:value="0.0119500046270923">
            <text:p>1%</text:p>
          </table:table-cell>
          <table:table-cell table:formula="of:=[mv_deposities_per_n2000_per_sector.J122]/[mv_deposities_per_n2000_per_sector.$B122]" office:value-type="percentage" office:value="0.0738857501469148">
            <text:p>7%</text:p>
          </table:table-cell>
          <table:table-cell table:formula="of:=[mv_deposities_per_n2000_per_sector.K122]/[mv_deposities_per_n2000_per_sector.$B122]" office:value-type="percentage" office:value="0.303185392501152">
            <text:p>30%</text:p>
          </table:table-cell>
          <table:table-cell table:formula="of:=[mv_deposities_per_n2000_per_sector.L122]/[mv_deposities_per_n2000_per_sector.$B122]" office:value-type="percentage" office:value="0.12823231930566">
            <text:p>13%</text:p>
          </table:table-cell>
          <table:table-cell table:formula="of:=[mv_deposities_per_n2000_per_sector.M122]/[mv_deposities_per_n2000_per_sector.$B122]" office:value-type="percentage" office:value="0.00523747466873185">
            <text:p>1%</text:p>
          </table:table-cell>
          <table:table-cell table:formula="of:=[mv_deposities_per_n2000_per_sector.N122]/[mv_deposities_per_n2000_per_sector.$B122]" office:value-type="percentage" office:value="0.0332145402556762">
            <text:p>3%</text:p>
          </table:table-cell>
          <table:table-cell table:formula="of:=[mv_deposities_per_n2000_per_sector.O122]/[mv_deposities_per_n2000_per_sector.$B122]" office:value-type="percentage" office:value="0.0352261945680862">
            <text:p>4%</text:p>
          </table:table-cell>
          <table:table-cell table:formula="of:=[mv_deposities_per_n2000_per_sector.P122]/[mv_deposities_per_n2000_per_sector.$B122]" office:value-type="percentage" office:value="0.0143293784066934">
            <text:p>1%</text:p>
          </table:table-cell>
          <table:table-cell table:formula="of:=[mv_deposities_per_n2000_per_sector.Q122]/[mv_deposities_per_n2000_per_sector.$B122]" office:value-type="percentage" office:value="0.00186246451121329">
            <text:p>0%</text:p>
          </table:table-cell>
          <table:table-cell table:formula="of:=[mv_deposities_per_n2000_per_sector.R122]/[mv_deposities_per_n2000_per_sector.$B122]" office:value-type="percentage" office:value="0.018107602804864">
            <text:p>2%</text:p>
          </table:table-cell>
          <table:table-cell table:formula="of:=[mv_deposities_per_n2000_per_sector.S122]/[mv_deposities_per_n2000_per_sector.$B122]" office:value-type="percentage" office:value="0.000213420972962295">
            <text:p>0%</text:p>
          </table:table-cell>
          <table:table-cell table:formula="of:=[mv_deposities_per_n2000_per_sector.T122]/[mv_deposities_per_n2000_per_sector.$B122]" office:value-type="percentage" office:value="0.00955104752420231">
            <text:p>1%</text:p>
          </table:table-cell>
          <table:table-cell table:formula="of:=[mv_deposities_per_n2000_per_sector.U122]/[mv_deposities_per_n2000_per_sector.$B122]" office:value-type="percentage" office:value="0.0669720920081999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123]" office:value-type="string" office:string-value="Witterveld">
            <text:p>Witterveld</text:p>
          </table:table-cell>
          <table:table-cell table:formula="of:=[mv_deposities_per_n2000_per_sector.B123]/[mv_deposities_per_n2000_per_sector.$B123]" office:value-type="percentage" office:value="1">
            <text:p>100%</text:p>
          </table:table-cell>
          <table:table-cell table:formula="of:=[mv_deposities_per_n2000_per_sector.C123]/[mv_deposities_per_n2000_per_sector.$B123]" office:value-type="percentage" office:value="0.020384596169399">
            <text:p>2%</text:p>
          </table:table-cell>
          <table:table-cell table:formula="of:=[mv_deposities_per_n2000_per_sector.D123]/[mv_deposities_per_n2000_per_sector.$B123]" office:value-type="percentage" office:value="0.00135648115705909">
            <text:p>0%</text:p>
          </table:table-cell>
          <table:table-cell table:formula="of:=[mv_deposities_per_n2000_per_sector.E123]/[mv_deposities_per_n2000_per_sector.$B123]" office:value-type="percentage" office:value="0.297838929000177">
            <text:p>30%</text:p>
          </table:table-cell>
          <table:table-cell table:formula="of:=[mv_deposities_per_n2000_per_sector.F123]/[mv_deposities_per_n2000_per_sector.$B123]" office:value-type="percentage" office:value="0.00620812437153836">
            <text:p>1%</text:p>
          </table:table-cell>
          <table:table-cell table:formula="of:=[mv_deposities_per_n2000_per_sector.G123]/[mv_deposities_per_n2000_per_sector.$B123]" office:value-type="percentage" office:value="0.0183309504850358">
            <text:p>2%</text:p>
          </table:table-cell>
          <table:table-cell table:formula="of:=[mv_deposities_per_n2000_per_sector.H123]/[mv_deposities_per_n2000_per_sector.$B123]" office:value-type="percentage" office:value="0.0283259268908273">
            <text:p>3%</text:p>
          </table:table-cell>
          <table:table-cell table:formula="of:=[mv_deposities_per_n2000_per_sector.I123]/[mv_deposities_per_n2000_per_sector.$B123]" office:value-type="percentage" office:value="0.0140724450173712">
            <text:p>1%</text:p>
          </table:table-cell>
          <table:table-cell table:formula="of:=[mv_deposities_per_n2000_per_sector.J123]/[mv_deposities_per_n2000_per_sector.$B123]" office:value-type="percentage" office:value="0.0802577472250154">
            <text:p>8%</text:p>
          </table:table-cell>
          <table:table-cell table:formula="of:=[mv_deposities_per_n2000_per_sector.K123]/[mv_deposities_per_n2000_per_sector.$B123]" office:value-type="percentage" office:value="0.271075415384269">
            <text:p>27%</text:p>
          </table:table-cell>
          <table:table-cell table:formula="of:=[mv_deposities_per_n2000_per_sector.L123]/[mv_deposities_per_n2000_per_sector.$B123]" office:value-type="percentage" office:value="0.0357506735349474">
            <text:p>4%</text:p>
          </table:table-cell>
          <table:table-cell table:formula="of:=[mv_deposities_per_n2000_per_sector.M123]/[mv_deposities_per_n2000_per_sector.$B123]" office:value-type="percentage" office:value="0.0054589210980958">
            <text:p>1%</text:p>
          </table:table-cell>
          <table:table-cell table:formula="of:=[mv_deposities_per_n2000_per_sector.N123]/[mv_deposities_per_n2000_per_sector.$B123]" office:value-type="percentage" office:value="0.0263254778717551">
            <text:p>3%</text:p>
          </table:table-cell>
          <table:table-cell table:formula="of:=[mv_deposities_per_n2000_per_sector.O123]/[mv_deposities_per_n2000_per_sector.$B123]" office:value-type="percentage" office:value="0.0562058182529935">
            <text:p>6%</text:p>
          </table:table-cell>
          <table:table-cell table:formula="of:=[mv_deposities_per_n2000_per_sector.P123]/[mv_deposities_per_n2000_per_sector.$B123]" office:value-type="percentage" office:value="0.0204363602266875">
            <text:p>2%</text:p>
          </table:table-cell>
          <table:table-cell table:formula="of:=[mv_deposities_per_n2000_per_sector.Q123]/[mv_deposities_per_n2000_per_sector.$B123]" office:value-type="percentage" office:value="0.00207699423661379">
            <text:p>0%</text:p>
          </table:table-cell>
          <table:table-cell table:formula="of:=[mv_deposities_per_n2000_per_sector.R123]/[mv_deposities_per_n2000_per_sector.$B123]" office:value-type="percentage" office:value="0.03036479431506">
            <text:p>3%</text:p>
          </table:table-cell>
          <table:table-cell table:formula="of:=[mv_deposities_per_n2000_per_sector.S123]/[mv_deposities_per_n2000_per_sector.$B123]" office:value-type="percentage" office:value="0.000725377185191008">
            <text:p>0%</text:p>
          </table:table-cell>
          <table:table-cell table:formula="of:=[mv_deposities_per_n2000_per_sector.T123]/[mv_deposities_per_n2000_per_sector.$B123]" office:value-type="percentage" office:value="0.0111578272794883">
            <text:p>1%</text:p>
          </table:table-cell>
          <table:table-cell table:formula="of:=[mv_deposities_per_n2000_per_sector.U123]/[mv_deposities_per_n2000_per_sector.$B123]" office:value-type="percentage" office:value="0.0736414563522761">
            <text:p>7%</text:p>
          </table:table-cell>
          <table:table-cell table:number-columns-repeated="1003"/>
        </table:table-row>
        <table:table-row table:style-name="ro3">
          <table:table-cell table:formula="of:=[mv_deposities_per_n2000_per_sector.A124]" office:value-type="string" office:string-value="Wooldse Veen">
            <text:p>Wooldse Veen</text:p>
          </table:table-cell>
          <table:table-cell table:formula="of:=[mv_deposities_per_n2000_per_sector.B124]/[mv_deposities_per_n2000_per_sector.$B124]" office:value-type="percentage" office:value="1">
            <text:p>100%</text:p>
          </table:table-cell>
          <table:table-cell table:formula="of:=[mv_deposities_per_n2000_per_sector.C124]/[mv_deposities_per_n2000_per_sector.$B124]" office:value-type="percentage" office:value="0.00853344016948988">
            <text:p>1%</text:p>
          </table:table-cell>
          <table:table-cell table:formula="of:=[mv_deposities_per_n2000_per_sector.D124]/[mv_deposities_per_n2000_per_sector.$B124]" office:value-type="percentage" office:value="0.000314662809998817">
            <text:p>0%</text:p>
          </table:table-cell>
          <table:table-cell table:formula="of:=[mv_deposities_per_n2000_per_sector.E124]/[mv_deposities_per_n2000_per_sector.$B124]" office:value-type="percentage" office:value="0.208326836457398">
            <text:p>21%</text:p>
          </table:table-cell>
          <table:table-cell table:formula="of:=[mv_deposities_per_n2000_per_sector.F124]/[mv_deposities_per_n2000_per_sector.$B124]" office:value-type="percentage" office:value="0.0183838658814894">
            <text:p>2%</text:p>
          </table:table-cell>
          <table:table-cell table:formula="of:=[mv_deposities_per_n2000_per_sector.G124]/[mv_deposities_per_n2000_per_sector.$B124]" office:value-type="percentage" office:value="0.0255976300374942">
            <text:p>3%</text:p>
          </table:table-cell>
          <table:table-cell table:formula="of:=[mv_deposities_per_n2000_per_sector.H124]/[mv_deposities_per_n2000_per_sector.$B124]" office:value-type="percentage" office:value="0.0164393891310109">
            <text:p>2%</text:p>
          </table:table-cell>
          <table:table-cell table:formula="of:=[mv_deposities_per_n2000_per_sector.I124]/[mv_deposities_per_n2000_per_sector.$B124]" office:value-type="percentage" office:value="0.0117428051608614">
            <text:p>1%</text:p>
          </table:table-cell>
          <table:table-cell table:formula="of:=[mv_deposities_per_n2000_per_sector.J124]/[mv_deposities_per_n2000_per_sector.$B124]" office:value-type="percentage" office:value="0.0990392939617147">
            <text:p>10%</text:p>
          </table:table-cell>
          <table:table-cell table:formula="of:=[mv_deposities_per_n2000_per_sector.K124]/[mv_deposities_per_n2000_per_sector.$B124]" office:value-type="percentage" office:value="0.26609271583111">
            <text:p>27%</text:p>
          </table:table-cell>
          <table:table-cell table:formula="of:=[mv_deposities_per_n2000_per_sector.L124]/[mv_deposities_per_n2000_per_sector.$B124]" office:value-type="percentage" office:value="0.189995434759931">
            <text:p>19%</text:p>
          </table:table-cell>
          <table:table-cell table:formula="of:=[mv_deposities_per_n2000_per_sector.M124]/[mv_deposities_per_n2000_per_sector.$B124]" office:value-type="percentage" office:value="0.00969388921887922">
            <text:p>1%</text:p>
          </table:table-cell>
          <table:table-cell table:formula="of:=[mv_deposities_per_n2000_per_sector.N124]/[mv_deposities_per_n2000_per_sector.$B124]" office:value-type="percentage" office:value="0.0453376155847732">
            <text:p>5%</text:p>
          </table:table-cell>
          <table:table-cell table:formula="of:=[mv_deposities_per_n2000_per_sector.O124]/[mv_deposities_per_n2000_per_sector.$B124]" office:value-type="percentage" office:value="0.0184742412474393">
            <text:p>2%</text:p>
          </table:table-cell>
          <table:table-cell table:formula="of:=[mv_deposities_per_n2000_per_sector.P124]/[mv_deposities_per_n2000_per_sector.$B124]" office:value-type="percentage" office:value="0.0105812554642548">
            <text:p>1%</text:p>
          </table:table-cell>
          <table:table-cell table:formula="of:=[mv_deposities_per_n2000_per_sector.Q124]/[mv_deposities_per_n2000_per_sector.$B124]" office:value-type="percentage" office:value="0.00174513731002065">
            <text:p>0%</text:p>
          </table:table-cell>
          <table:table-cell table:formula="of:=[mv_deposities_per_n2000_per_sector.R124]/[mv_deposities_per_n2000_per_sector.$B124]" office:value-type="percentage" office:value="0.0106806805962133">
            <text:p>1%</text:p>
          </table:table-cell>
          <table:table-cell table:formula="of:=[mv_deposities_per_n2000_per_sector.S124]/[mv_deposities_per_n2000_per_sector.$B124]" office:value-type="percentage" office:value="0.000110676192401449">
            <text:p>0%</text:p>
          </table:table-cell>
          <table:table-cell table:formula="of:=[mv_deposities_per_n2000_per_sector.T124]/[mv_deposities_per_n2000_per_sector.$B124]" office:value-type="percentage" office:value="0.00932908581342781">
            <text:p>1%</text:p>
          </table:table-cell>
          <table:table-cell table:formula="of:=[mv_deposities_per_n2000_per_sector.U124]/[mv_deposities_per_n2000_per_sector.$B124]" office:value-type="percentage" office:value="0.0495650792521028">
            <text:p>5%</text:p>
          </table:table-cell>
          <table:table-cell table:number-columns-repeated="1003"/>
        </table:table-row>
        <table:table-row table:style-name="ro4">
          <table:table-cell table:formula="of:=[mv_deposities_per_n2000_per_sector.A125]" office:value-type="string" office:string-value="Wormer- en Jisperveld &amp; Kalverpolder">
            <text:p>Wormer- en Jisperveld &amp; Kalverpolder</text:p>
          </table:table-cell>
          <table:table-cell table:formula="of:=[mv_deposities_per_n2000_per_sector.B125]/[mv_deposities_per_n2000_per_sector.$B125]" office:value-type="percentage" office:value="1">
            <text:p>100%</text:p>
          </table:table-cell>
          <table:table-cell table:formula="of:=[mv_deposities_per_n2000_per_sector.C125]/[mv_deposities_per_n2000_per_sector.$B125]" office:value-type="percentage" office:value="0.017728037989137">
            <text:p>2%</text:p>
          </table:table-cell>
          <table:table-cell table:formula="of:=[mv_deposities_per_n2000_per_sector.D125]/[mv_deposities_per_n2000_per_sector.$B125]" office:value-type="percentage" office:value="0.000126257615530308">
            <text:p>0%</text:p>
          </table:table-cell>
          <table:table-cell table:formula="of:=[mv_deposities_per_n2000_per_sector.E125]/[mv_deposities_per_n2000_per_sector.$B125]" office:value-type="percentage" office:value="0.215758871115689">
            <text:p>22%</text:p>
          </table:table-cell>
          <table:table-cell table:formula="of:=[mv_deposities_per_n2000_per_sector.F125]/[mv_deposities_per_n2000_per_sector.$B125]" office:value-type="percentage" office:value="0.000929278646744326">
            <text:p>0%</text:p>
          </table:table-cell>
          <table:table-cell table:formula="of:=[mv_deposities_per_n2000_per_sector.G125]/[mv_deposities_per_n2000_per_sector.$B125]" office:value-type="percentage" office:value="0.00459244423021763">
            <text:p>0%</text:p>
          </table:table-cell>
          <table:table-cell table:formula="of:=[mv_deposities_per_n2000_per_sector.H125]/[mv_deposities_per_n2000_per_sector.$B125]" office:value-type="percentage" office:value="0.00589880099045851">
            <text:p>1%</text:p>
          </table:table-cell>
          <table:table-cell table:formula="of:=[mv_deposities_per_n2000_per_sector.I125]/[mv_deposities_per_n2000_per_sector.$B125]" office:value-type="percentage" office:value="0.00576293988739346">
            <text:p>1%</text:p>
          </table:table-cell>
          <table:table-cell table:formula="of:=[mv_deposities_per_n2000_per_sector.J125]/[mv_deposities_per_n2000_per_sector.$B125]" office:value-type="percentage" office:value="0.0021516048910562">
            <text:p>0%</text:p>
          </table:table-cell>
          <table:table-cell table:formula="of:=[mv_deposities_per_n2000_per_sector.K125]/[mv_deposities_per_n2000_per_sector.$B125]" office:value-type="percentage" office:value="0.11709673578871">
            <text:p>12%</text:p>
          </table:table-cell>
          <table:table-cell table:formula="of:=[mv_deposities_per_n2000_per_sector.L125]/[mv_deposities_per_n2000_per_sector.$B125]" office:value-type="percentage" office:value="0.00119478683152842">
            <text:p>0%</text:p>
          </table:table-cell>
          <table:table-cell table:formula="of:=[mv_deposities_per_n2000_per_sector.M125]/[mv_deposities_per_n2000_per_sector.$B125]" office:value-type="percentage" office:value="0.0102219238864297">
            <text:p>1%</text:p>
          </table:table-cell>
          <table:table-cell table:formula="of:=[mv_deposities_per_n2000_per_sector.N125]/[mv_deposities_per_n2000_per_sector.$B125]" office:value-type="percentage" office:value="0.204258836020592">
            <text:p>20%</text:p>
          </table:table-cell>
          <table:table-cell table:formula="of:=[mv_deposities_per_n2000_per_sector.O125]/[mv_deposities_per_n2000_per_sector.$B125]" office:value-type="percentage" office:value="0.077215288017771">
            <text:p>8%</text:p>
          </table:table-cell>
          <table:table-cell table:formula="of:=[mv_deposities_per_n2000_per_sector.P125]/[mv_deposities_per_n2000_per_sector.$B125]" office:value-type="percentage" office:value="0.0178492114053843">
            <text:p>2%</text:p>
          </table:table-cell>
          <table:table-cell table:formula="of:=[mv_deposities_per_n2000_per_sector.Q125]/[mv_deposities_per_n2000_per_sector.$B125]" office:value-type="percentage" office:value="0.00930803906529256">
            <text:p>1%</text:p>
          </table:table-cell>
          <table:table-cell table:formula="of:=[mv_deposities_per_n2000_per_sector.R125]/[mv_deposities_per_n2000_per_sector.$B125]" office:value-type="percentage" office:value="0.0451923176054099">
            <text:p>5%</text:p>
          </table:table-cell>
          <table:table-cell table:formula="of:=[mv_deposities_per_n2000_per_sector.S125]/[mv_deposities_per_n2000_per_sector.$B125]" office:value-type="percentage" office:value="0.00154460798775725">
            <text:p>0%</text:p>
          </table:table-cell>
          <table:table-cell table:formula="of:=[mv_deposities_per_n2000_per_sector.T125]/[mv_deposities_per_n2000_per_sector.$B125]" office:value-type="percentage" office:value="0.00518560081324592">
            <text:p>1%</text:p>
          </table:table-cell>
          <table:table-cell table:formula="of:=[mv_deposities_per_n2000_per_sector.U125]/[mv_deposities_per_n2000_per_sector.$B125]" office:value-type="percentage" office:value="0.257970153208108">
            <text:p>26%</text:p>
          </table:table-cell>
          <table:table-cell table:number-columns-repeated="1003"/>
        </table:table-row>
        <table:table-row table:style-name="ro3">
          <table:table-cell table:formula="of:=[mv_deposities_per_n2000_per_sector.A126]" office:value-type="string" office:string-value="Yerseke en Kapelse Moer">
            <text:p>Yerseke en Kapelse Moer</text:p>
          </table:table-cell>
          <table:table-cell table:formula="of:=[mv_deposities_per_n2000_per_sector.B126]/[mv_deposities_per_n2000_per_sector.$B126]" office:value-type="percentage" office:value="1">
            <text:p>100%</text:p>
          </table:table-cell>
          <table:table-cell table:formula="of:=[mv_deposities_per_n2000_per_sector.C126]/[mv_deposities_per_n2000_per_sector.$B126]" office:value-type="percentage" office:value="0.00975731378984584">
            <text:p>1%</text:p>
          </table:table-cell>
          <table:table-cell table:formula="of:=[mv_deposities_per_n2000_per_sector.D126]/[mv_deposities_per_n2000_per_sector.$B126]" office:value-type="percentage" office:value="0.00131422022748821">
            <text:p>0%</text:p>
          </table:table-cell>
          <table:table-cell table:formula="of:=[mv_deposities_per_n2000_per_sector.E126]/[mv_deposities_per_n2000_per_sector.$B126]" office:value-type="percentage" office:value="0.322488178139563">
            <text:p>32%</text:p>
          </table:table-cell>
          <table:table-cell table:formula="of:=[mv_deposities_per_n2000_per_sector.F126]/[mv_deposities_per_n2000_per_sector.$B126]" office:value-type="percentage" office:value="0.00136323125550349">
            <text:p>0%</text:p>
          </table:table-cell>
          <table:table-cell table:formula="of:=[mv_deposities_per_n2000_per_sector.G126]/[mv_deposities_per_n2000_per_sector.$B126]" office:value-type="percentage" office:value="0.00895360921215097">
            <text:p>1%</text:p>
          </table:table-cell>
          <table:table-cell table:formula="of:=[mv_deposities_per_n2000_per_sector.H126]/[mv_deposities_per_n2000_per_sector.$B126]" office:value-type="percentage" office:value="0.0406674058623063">
            <text:p>4%</text:p>
          </table:table-cell>
          <table:table-cell table:formula="of:=[mv_deposities_per_n2000_per_sector.I126]/[mv_deposities_per_n2000_per_sector.$B126]" office:value-type="percentage" office:value="0.00220679305053373">
            <text:p>0%</text:p>
          </table:table-cell>
          <table:table-cell table:formula="of:=[mv_deposities_per_n2000_per_sector.J126]/[mv_deposities_per_n2000_per_sector.$B126]" office:value-type="percentage" office:value="0.0370235408167846">
            <text:p>4%</text:p>
          </table:table-cell>
          <table:table-cell table:formula="of:=[mv_deposities_per_n2000_per_sector.K126]/[mv_deposities_per_n2000_per_sector.$B126]" office:value-type="percentage" office:value="0.0655791202188645">
            <text:p>7%</text:p>
          </table:table-cell>
          <table:table-cell table:formula="of:=[mv_deposities_per_n2000_per_sector.L126]/[mv_deposities_per_n2000_per_sector.$B126]" office:value-type="percentage" office:value="0.0189388147470484">
            <text:p>2%</text:p>
          </table:table-cell>
          <table:table-cell table:formula="of:=[mv_deposities_per_n2000_per_sector.M126]/[mv_deposities_per_n2000_per_sector.$B126]" office:value-type="percentage" office:value="0.0075472787646963">
            <text:p>1%</text:p>
          </table:table-cell>
          <table:table-cell table:formula="of:=[mv_deposities_per_n2000_per_sector.N126]/[mv_deposities_per_n2000_per_sector.$B126]" office:value-type="percentage" office:value="0.0562141997801635">
            <text:p>6%</text:p>
          </table:table-cell>
          <table:table-cell table:formula="of:=[mv_deposities_per_n2000_per_sector.O126]/[mv_deposities_per_n2000_per_sector.$B126]" office:value-type="percentage" office:value="0.037483596085205">
            <text:p>4%</text:p>
          </table:table-cell>
          <table:table-cell table:formula="of:=[mv_deposities_per_n2000_per_sector.P126]/[mv_deposities_per_n2000_per_sector.$B126]" office:value-type="percentage" office:value="0.0127044212791162">
            <text:p>1%</text:p>
          </table:table-cell>
          <table:table-cell table:formula="of:=[mv_deposities_per_n2000_per_sector.Q126]/[mv_deposities_per_n2000_per_sector.$B126]" office:value-type="percentage" office:value="0.000590268225341951">
            <text:p>0%</text:p>
          </table:table-cell>
          <table:table-cell table:formula="of:=[mv_deposities_per_n2000_per_sector.R126]/[mv_deposities_per_n2000_per_sector.$B126]" office:value-type="percentage" office:value="0.079696775444323">
            <text:p>8%</text:p>
          </table:table-cell>
          <table:table-cell table:formula="of:=[mv_deposities_per_n2000_per_sector.S126]/[mv_deposities_per_n2000_per_sector.$B126]" office:value-type="percentage" office:value="0.00233002622681182">
            <text:p>0%</text:p>
          </table:table-cell>
          <table:table-cell table:formula="of:=[mv_deposities_per_n2000_per_sector.T126]/[mv_deposities_per_n2000_per_sector.$B126]" office:value-type="percentage" office:value="0.0479221822349021">
            <text:p>5%</text:p>
          </table:table-cell>
          <table:table-cell table:formula="of:=[mv_deposities_per_n2000_per_sector.U126]/[mv_deposities_per_n2000_per_sector.$B126]" office:value-type="percentage" office:value="0.247210633646227">
            <text:p>25%</text:p>
          </table:table-cell>
          <table:table-cell table:number-columns-repeated="1003"/>
        </table:table-row>
        <table:table-row table:style-name="ro3">
          <table:table-cell table:formula="of:=[mv_deposities_per_n2000_per_sector.A127]" office:value-type="string" office:string-value="Zeldersche Driessen">
            <text:p>Zeldersche Driessen</text:p>
          </table:table-cell>
          <table:table-cell table:formula="of:=[mv_deposities_per_n2000_per_sector.B127]/[mv_deposities_per_n2000_per_sector.$B127]" office:value-type="percentage" office:value="1">
            <text:p>100%</text:p>
          </table:table-cell>
          <table:table-cell table:formula="of:=[mv_deposities_per_n2000_per_sector.C127]/[mv_deposities_per_n2000_per_sector.$B127]" office:value-type="percentage" office:value="0.00478152263256752">
            <text:p>0%</text:p>
          </table:table-cell>
          <table:table-cell table:formula="of:=[mv_deposities_per_n2000_per_sector.D127]/[mv_deposities_per_n2000_per_sector.$B127]" office:value-type="percentage" office:value="0.000493867139999971">
            <text:p>0%</text:p>
          </table:table-cell>
          <table:table-cell table:formula="of:=[mv_deposities_per_n2000_per_sector.E127]/[mv_deposities_per_n2000_per_sector.$B127]" office:value-type="percentage" office:value="0.148114184355287">
            <text:p>15%</text:p>
          </table:table-cell>
          <table:table-cell table:formula="of:=[mv_deposities_per_n2000_per_sector.F127]/[mv_deposities_per_n2000_per_sector.$B127]" office:value-type="percentage" office:value="0.0201339122576242">
            <text:p>2%</text:p>
          </table:table-cell>
          <table:table-cell table:formula="of:=[mv_deposities_per_n2000_per_sector.G127]/[mv_deposities_per_n2000_per_sector.$B127]" office:value-type="percentage" office:value="0.0373381007541721">
            <text:p>4%</text:p>
          </table:table-cell>
          <table:table-cell table:formula="of:=[mv_deposities_per_n2000_per_sector.H127]/[mv_deposities_per_n2000_per_sector.$B127]" office:value-type="percentage" office:value="0.0215312072697892">
            <text:p>2%</text:p>
          </table:table-cell>
          <table:table-cell table:formula="of:=[mv_deposities_per_n2000_per_sector.I127]/[mv_deposities_per_n2000_per_sector.$B127]" office:value-type="percentage" office:value="0.0203538596609767">
            <text:p>2%</text:p>
          </table:table-cell>
          <table:table-cell table:formula="of:=[mv_deposities_per_n2000_per_sector.J127]/[mv_deposities_per_n2000_per_sector.$B127]" office:value-type="percentage" office:value="0.125693955362446">
            <text:p>13%</text:p>
          </table:table-cell>
          <table:table-cell table:formula="of:=[mv_deposities_per_n2000_per_sector.K127]/[mv_deposities_per_n2000_per_sector.$B127]" office:value-type="percentage" office:value="0.136491871381089">
            <text:p>14%</text:p>
          </table:table-cell>
          <table:table-cell table:formula="of:=[mv_deposities_per_n2000_per_sector.L127]/[mv_deposities_per_n2000_per_sector.$B127]" office:value-type="percentage" office:value="0.335591750836115">
            <text:p>34%</text:p>
          </table:table-cell>
          <table:table-cell table:formula="of:=[mv_deposities_per_n2000_per_sector.M127]/[mv_deposities_per_n2000_per_sector.$B127]" office:value-type="percentage" office:value="0.00370035128684449">
            <text:p>0%</text:p>
          </table:table-cell>
          <table:table-cell table:formula="of:=[mv_deposities_per_n2000_per_sector.N127]/[mv_deposities_per_n2000_per_sector.$B127]" office:value-type="percentage" office:value="0.0250200316488893">
            <text:p>3%</text:p>
          </table:table-cell>
          <table:table-cell table:formula="of:=[mv_deposities_per_n2000_per_sector.O127]/[mv_deposities_per_n2000_per_sector.$B127]" office:value-type="percentage" office:value="0.0247473293332936">
            <text:p>2%</text:p>
          </table:table-cell>
          <table:table-cell table:formula="of:=[mv_deposities_per_n2000_per_sector.P127]/[mv_deposities_per_n2000_per_sector.$B127]" office:value-type="percentage" office:value="0.00743651504296178">
            <text:p>1%</text:p>
          </table:table-cell>
          <table:table-cell table:formula="of:=[mv_deposities_per_n2000_per_sector.Q127]/[mv_deposities_per_n2000_per_sector.$B127]" office:value-type="percentage" office:value="0.000794062881014745">
            <text:p>0%</text:p>
          </table:table-cell>
          <table:table-cell table:formula="of:=[mv_deposities_per_n2000_per_sector.R127]/[mv_deposities_per_n2000_per_sector.$B127]" office:value-type="percentage" office:value="0.00198125130999578">
            <text:p>0%</text:p>
          </table:table-cell>
          <table:table-cell table:formula="of:=[mv_deposities_per_n2000_per_sector.S127]/[mv_deposities_per_n2000_per_sector.$B127]" office:value-type="percentage" office:value="0.00000436242543549687">
            <text:p>0%</text:p>
          </table:table-cell>
          <table:table-cell table:formula="of:=[mv_deposities_per_n2000_per_sector.T127]/[mv_deposities_per_n2000_per_sector.$B127]" office:value-type="percentage" office:value="0.00870374890609646">
            <text:p>1%</text:p>
          </table:table-cell>
          <table:table-cell table:formula="of:=[mv_deposities_per_n2000_per_sector.U127]/[mv_deposities_per_n2000_per_sector.$B127]" office:value-type="percentage" office:value="0.0770727963005009">
            <text:p>8%</text:p>
          </table:table-cell>
          <table:table-cell table:number-columns-repeated="1003"/>
        </table:table-row>
        <table:table-row table:style-name="ro3">
          <table:table-cell table:formula="of:=[mv_deposities_per_n2000_per_sector.A128]" office:value-type="string" office:string-value="Zouweboezem">
            <text:p>Zouweboezem</text:p>
          </table:table-cell>
          <table:table-cell table:formula="of:=[mv_deposities_per_n2000_per_sector.B128]/[mv_deposities_per_n2000_per_sector.$B128]" office:value-type="percentage" office:value="1">
            <text:p>100%</text:p>
          </table:table-cell>
          <table:table-cell table:formula="of:=[mv_deposities_per_n2000_per_sector.C128]/[mv_deposities_per_n2000_per_sector.$B128]" office:value-type="percentage" office:value="0.022952691088052">
            <text:p>2%</text:p>
          </table:table-cell>
          <table:table-cell table:formula="of:=[mv_deposities_per_n2000_per_sector.D128]/[mv_deposities_per_n2000_per_sector.$B128]" office:value-type="percentage" office:value="0.000226644793645312">
            <text:p>0%</text:p>
          </table:table-cell>
          <table:table-cell table:formula="of:=[mv_deposities_per_n2000_per_sector.E128]/[mv_deposities_per_n2000_per_sector.$B128]" office:value-type="percentage" office:value="0.368245298346965">
            <text:p>37%</text:p>
          </table:table-cell>
          <table:table-cell table:formula="of:=[mv_deposities_per_n2000_per_sector.F128]/[mv_deposities_per_n2000_per_sector.$B128]" office:value-type="percentage" office:value="0.00506651681292288">
            <text:p>1%</text:p>
          </table:table-cell>
          <table:table-cell table:formula="of:=[mv_deposities_per_n2000_per_sector.G128]/[mv_deposities_per_n2000_per_sector.$B128]" office:value-type="percentage" office:value="0.0122673947426257">
            <text:p>1%</text:p>
          </table:table-cell>
          <table:table-cell table:formula="of:=[mv_deposities_per_n2000_per_sector.H128]/[mv_deposities_per_n2000_per_sector.$B128]" office:value-type="percentage" office:value="0.00367390229352757">
            <text:p>0%</text:p>
          </table:table-cell>
          <table:table-cell table:formula="of:=[mv_deposities_per_n2000_per_sector.I128]/[mv_deposities_per_n2000_per_sector.$B128]" office:value-type="percentage" office:value="0.00955869511467638">
            <text:p>1%</text:p>
          </table:table-cell>
          <table:table-cell table:formula="of:=[mv_deposities_per_n2000_per_sector.J128]/[mv_deposities_per_n2000_per_sector.$B128]" office:value-type="percentage" office:value="0.0210798054583131">
            <text:p>2%</text:p>
          </table:table-cell>
          <table:table-cell table:formula="of:=[mv_deposities_per_n2000_per_sector.K128]/[mv_deposities_per_n2000_per_sector.$B128]" office:value-type="percentage" office:value="0.258626974066341">
            <text:p>26%</text:p>
          </table:table-cell>
          <table:table-cell table:formula="of:=[mv_deposities_per_n2000_per_sector.L128]/[mv_deposities_per_n2000_per_sector.$B128]" office:value-type="percentage" office:value="0.023351281769517">
            <text:p>2%</text:p>
          </table:table-cell>
          <table:table-cell table:formula="of:=[mv_deposities_per_n2000_per_sector.M128]/[mv_deposities_per_n2000_per_sector.$B128]" office:value-type="percentage" office:value="0.00750405213418942">
            <text:p>1%</text:p>
          </table:table-cell>
          <table:table-cell table:formula="of:=[mv_deposities_per_n2000_per_sector.N128]/[mv_deposities_per_n2000_per_sector.$B128]" office:value-type="percentage" office:value="0.0324146206495973">
            <text:p>3%</text:p>
          </table:table-cell>
          <table:table-cell table:formula="of:=[mv_deposities_per_n2000_per_sector.O128]/[mv_deposities_per_n2000_per_sector.$B128]" office:value-type="percentage" office:value="0.0643045733191002">
            <text:p>6%</text:p>
          </table:table-cell>
          <table:table-cell table:formula="of:=[mv_deposities_per_n2000_per_sector.P128]/[mv_deposities_per_n2000_per_sector.$B128]" office:value-type="percentage" office:value="0.0193065061772971">
            <text:p>2%</text:p>
          </table:table-cell>
          <table:table-cell table:formula="of:=[mv_deposities_per_n2000_per_sector.Q128]/[mv_deposities_per_n2000_per_sector.$B128]" office:value-type="percentage" office:value="0.00151844653145163">
            <text:p>0%</text:p>
          </table:table-cell>
          <table:table-cell table:formula="of:=[mv_deposities_per_n2000_per_sector.R128]/[mv_deposities_per_n2000_per_sector.$B128]" office:value-type="percentage" office:value="0.013213342412207">
            <text:p>1%</text:p>
          </table:table-cell>
          <table:table-cell table:formula="of:=[mv_deposities_per_n2000_per_sector.S128]/[mv_deposities_per_n2000_per_sector.$B128]" office:value-type="percentage" office:value="0.000249947018100187">
            <text:p>0%</text:p>
          </table:table-cell>
          <table:table-cell table:formula="of:=[mv_deposities_per_n2000_per_sector.T128]/[mv_deposities_per_n2000_per_sector.$B128]" office:value-type="percentage" office:value="0.0287719923941539">
            <text:p>3%</text:p>
          </table:table-cell>
          <table:table-cell table:formula="of:=[mv_deposities_per_n2000_per_sector.U128]/[mv_deposities_per_n2000_per_sector.$B128]" office:value-type="percentage" office:value="0.107650390103766">
            <text:p>11%</text:p>
          </table:table-cell>
          <table:table-cell table:number-columns-repeated="1003"/>
        </table:table-row>
        <table:table-row table:style-name="ro4">
          <table:table-cell table:formula="of:=[mv_deposities_per_n2000_per_sector.A129]" office:value-type="string" office:string-value="Zwanenwater &amp; Pettemerduinen">
            <text:p>Zwanenwater &amp; Pettemerduinen</text:p>
          </table:table-cell>
          <table:table-cell table:formula="of:=[mv_deposities_per_n2000_per_sector.B129]/[mv_deposities_per_n2000_per_sector.$B129]" office:value-type="percentage" office:value="1">
            <text:p>100%</text:p>
          </table:table-cell>
          <table:table-cell table:formula="of:=[mv_deposities_per_n2000_per_sector.C129]/[mv_deposities_per_n2000_per_sector.$B129]" office:value-type="percentage" office:value="0.00956158174732776">
            <text:p>1%</text:p>
          </table:table-cell>
          <table:table-cell table:formula="of:=[mv_deposities_per_n2000_per_sector.D129]/[mv_deposities_per_n2000_per_sector.$B129]" office:value-type="percentage" office:value="0.00384073832920521">
            <text:p>0%</text:p>
          </table:table-cell>
          <table:table-cell table:formula="of:=[mv_deposities_per_n2000_per_sector.E129]/[mv_deposities_per_n2000_per_sector.$B129]" office:value-type="percentage" office:value="0.243179285983032">
            <text:p>24%</text:p>
          </table:table-cell>
          <table:table-cell table:formula="of:=[mv_deposities_per_n2000_per_sector.F129]/[mv_deposities_per_n2000_per_sector.$B129]" office:value-type="percentage" office:value="0.00318038988443834">
            <text:p>0%</text:p>
          </table:table-cell>
          <table:table-cell table:formula="of:=[mv_deposities_per_n2000_per_sector.G129]/[mv_deposities_per_n2000_per_sector.$B129]" office:value-type="percentage" office:value="0.00887049913827109">
            <text:p>1%</text:p>
          </table:table-cell>
          <table:table-cell table:formula="of:=[mv_deposities_per_n2000_per_sector.H129]/[mv_deposities_per_n2000_per_sector.$B129]" office:value-type="percentage" office:value="0.0228667223327646">
            <text:p>2%</text:p>
          </table:table-cell>
          <table:table-cell table:formula="of:=[mv_deposities_per_n2000_per_sector.I129]/[mv_deposities_per_n2000_per_sector.$B129]" office:value-type="percentage" office:value="0.00755115451995972">
            <text:p>1%</text:p>
          </table:table-cell>
          <table:table-cell table:formula="of:=[mv_deposities_per_n2000_per_sector.J129]/[mv_deposities_per_n2000_per_sector.$B129]" office:value-type="percentage" office:value="0.0228936157267191">
            <text:p>2%</text:p>
          </table:table-cell>
          <table:table-cell table:formula="of:=[mv_deposities_per_n2000_per_sector.K129]/[mv_deposities_per_n2000_per_sector.$B129]" office:value-type="percentage" office:value="0.174065007870499">
            <text:p>17%</text:p>
          </table:table-cell>
          <table:table-cell table:formula="of:=[mv_deposities_per_n2000_per_sector.L129]/[mv_deposities_per_n2000_per_sector.$B129]" office:value-type="percentage" office:value="0.0196921416134591">
            <text:p>2%</text:p>
          </table:table-cell>
          <table:table-cell table:formula="of:=[mv_deposities_per_n2000_per_sector.M129]/[mv_deposities_per_n2000_per_sector.$B129]" office:value-type="percentage" office:value="0.0113556855871468">
            <text:p>1%</text:p>
          </table:table-cell>
          <table:table-cell table:formula="of:=[mv_deposities_per_n2000_per_sector.N129]/[mv_deposities_per_n2000_per_sector.$B129]" office:value-type="percentage" office:value="0.057040776554472">
            <text:p>6%</text:p>
          </table:table-cell>
          <table:table-cell table:formula="of:=[mv_deposities_per_n2000_per_sector.O129]/[mv_deposities_per_n2000_per_sector.$B129]" office:value-type="percentage" office:value="0.0801776410691143">
            <text:p>8%</text:p>
          </table:table-cell>
          <table:table-cell table:formula="of:=[mv_deposities_per_n2000_per_sector.P129]/[mv_deposities_per_n2000_per_sector.$B129]" office:value-type="percentage" office:value="0.032979198571899">
            <text:p>3%</text:p>
          </table:table-cell>
          <table:table-cell table:formula="of:=[mv_deposities_per_n2000_per_sector.Q129]/[mv_deposities_per_n2000_per_sector.$B129]" office:value-type="percentage" office:value="0.00454887235823115">
            <text:p>0%</text:p>
          </table:table-cell>
          <table:table-cell table:formula="of:=[mv_deposities_per_n2000_per_sector.R129]/[mv_deposities_per_n2000_per_sector.$B129]" office:value-type="percentage" office:value="0.127467445890687">
            <text:p>13%</text:p>
          </table:table-cell>
          <table:table-cell table:formula="of:=[mv_deposities_per_n2000_per_sector.S129]/[mv_deposities_per_n2000_per_sector.$B129]" office:value-type="percentage" office:value="0.00430115067318822">
            <text:p>0%</text:p>
          </table:table-cell>
          <table:table-cell table:formula="of:=[mv_deposities_per_n2000_per_sector.T129]/[mv_deposities_per_n2000_per_sector.$B129]" office:value-type="percentage" office:value="0.0170798736761035">
            <text:p>2%</text:p>
          </table:table-cell>
          <table:table-cell table:formula="of:=[mv_deposities_per_n2000_per_sector.U129]/[mv_deposities_per_n2000_per_sector.$B129]" office:value-type="percentage" office:value="0.149341073040339">
            <text:p>15%</text:p>
          </table:table-cell>
          <table:table-cell table:number-columns-repeated="1003"/>
        </table:table-row>
        <table:table-row table:style-name="ro3">
          <table:table-cell table:formula="of:=[mv_deposities_per_n2000_per_sector.A130]" office:value-type="string" office:string-value="Zwarte Meer">
            <text:p>Zwarte Meer</text:p>
          </table:table-cell>
          <table:table-cell table:formula="of:=[mv_deposities_per_n2000_per_sector.B130]/[mv_deposities_per_n2000_per_sector.$B130]" office:value-type="percentage" office:value="1">
            <text:p>100%</text:p>
          </table:table-cell>
          <table:table-cell table:formula="of:=[mv_deposities_per_n2000_per_sector.C130]/[mv_deposities_per_n2000_per_sector.$B130]" office:value-type="percentage" office:value="0.0235643563840582">
            <text:p>2%</text:p>
          </table:table-cell>
          <table:table-cell table:formula="of:=[mv_deposities_per_n2000_per_sector.D130]/[mv_deposities_per_n2000_per_sector.$B130]" office:value-type="percentage" office:value="0.000781779356908978">
            <text:p>0%</text:p>
          </table:table-cell>
          <table:table-cell table:formula="of:=[mv_deposities_per_n2000_per_sector.E130]/[mv_deposities_per_n2000_per_sector.$B130]" office:value-type="percentage" office:value="0.343743772271659">
            <text:p>34%</text:p>
          </table:table-cell>
          <table:table-cell table:formula="of:=[mv_deposities_per_n2000_per_sector.F130]/[mv_deposities_per_n2000_per_sector.$B130]" office:value-type="percentage" office:value="0.00384767780791257">
            <text:p>0%</text:p>
          </table:table-cell>
          <table:table-cell table:formula="of:=[mv_deposities_per_n2000_per_sector.G130]/[mv_deposities_per_n2000_per_sector.$B130]" office:value-type="percentage" office:value="0.0180731444332803">
            <text:p>2%</text:p>
          </table:table-cell>
          <table:table-cell table:formula="of:=[mv_deposities_per_n2000_per_sector.H130]/[mv_deposities_per_n2000_per_sector.$B130]" office:value-type="percentage" office:value="0.0187918812695722">
            <text:p>2%</text:p>
          </table:table-cell>
          <table:table-cell table:formula="of:=[mv_deposities_per_n2000_per_sector.I130]/[mv_deposities_per_n2000_per_sector.$B130]" office:value-type="percentage" office:value="0.00823017501593647">
            <text:p>1%</text:p>
          </table:table-cell>
          <table:table-cell table:formula="of:=[mv_deposities_per_n2000_per_sector.J130]/[mv_deposities_per_n2000_per_sector.$B130]" office:value-type="percentage" office:value="0.0488845251191881">
            <text:p>5%</text:p>
          </table:table-cell>
          <table:table-cell table:formula="of:=[mv_deposities_per_n2000_per_sector.K130]/[mv_deposities_per_n2000_per_sector.$B130]" office:value-type="percentage" office:value="0.32554350077201">
            <text:p>33%</text:p>
          </table:table-cell>
          <table:table-cell table:formula="of:=[mv_deposities_per_n2000_per_sector.L130]/[mv_deposities_per_n2000_per_sector.$B130]" office:value-type="percentage" office:value="0.0197932674235069">
            <text:p>2%</text:p>
          </table:table-cell>
          <table:table-cell table:formula="of:=[mv_deposities_per_n2000_per_sector.M130]/[mv_deposities_per_n2000_per_sector.$B130]" office:value-type="percentage" office:value="0.010093055449544">
            <text:p>1%</text:p>
          </table:table-cell>
          <table:table-cell table:formula="of:=[mv_deposities_per_n2000_per_sector.N130]/[mv_deposities_per_n2000_per_sector.$B130]" office:value-type="percentage" office:value="0.0406233498555102">
            <text:p>4%</text:p>
          </table:table-cell>
          <table:table-cell table:formula="of:=[mv_deposities_per_n2000_per_sector.O130]/[mv_deposities_per_n2000_per_sector.$B130]" office:value-type="percentage" office:value="0.0553182488038203">
            <text:p>6%</text:p>
          </table:table-cell>
          <table:table-cell table:formula="of:=[mv_deposities_per_n2000_per_sector.P130]/[mv_deposities_per_n2000_per_sector.$B130]" office:value-type="percentage" office:value="0.00980832208163276">
            <text:p>1%</text:p>
          </table:table-cell>
          <table:table-cell table:formula="of:=[mv_deposities_per_n2000_per_sector.Q130]/[mv_deposities_per_n2000_per_sector.$B130]" office:value-type="percentage" office:value="0.000293069568984539">
            <text:p>0%</text:p>
          </table:table-cell>
          <table:table-cell table:formula="of:=[mv_deposities_per_n2000_per_sector.R130]/[mv_deposities_per_n2000_per_sector.$B130]" office:value-type="percentage" office:value="0.00503923354883281">
            <text:p>1%</text:p>
          </table:table-cell>
          <table:table-cell table:formula="of:=[mv_deposities_per_n2000_per_sector.S130]/[mv_deposities_per_n2000_per_sector.$B130]" office:value-type="percentage" office:value="0.000170631615719887">
            <text:p>0%</text:p>
          </table:table-cell>
          <table:table-cell table:formula="of:=[mv_deposities_per_n2000_per_sector.T130]/[mv_deposities_per_n2000_per_sector.$B130]" office:value-type="percentage" office:value="0.0085362698990981">
            <text:p>1%</text:p>
          </table:table-cell>
          <table:table-cell table:formula="of:=[mv_deposities_per_n2000_per_sector.U130]/[mv_deposities_per_n2000_per_sector.$B130]" office:value-type="percentage" office:value="0.0588561846406016">
            <text:p>6%</text:p>
          </table:table-cell>
          <table:table-cell table:number-columns-repeated="1003"/>
        </table:table-row>
        <table:table-row table:style-name="ro3">
          <table:table-cell table:formula="of:=[mv_deposities_per_n2000_per_sector.A131]" office:value-type="string" office:string-value="Zwin &amp; Kievittepolder">
            <text:p>Zwin &amp; Kievittepolder</text:p>
          </table:table-cell>
          <table:table-cell table:formula="of:=[mv_deposities_per_n2000_per_sector.B131]/[mv_deposities_per_n2000_per_sector.$B131]" office:value-type="percentage" office:value="1">
            <text:p>100%</text:p>
          </table:table-cell>
          <table:table-cell table:formula="of:=[mv_deposities_per_n2000_per_sector.C131]/[mv_deposities_per_n2000_per_sector.$B131]" office:value-type="percentage" office:value="0.00275586480139541">
            <text:p>0%</text:p>
          </table:table-cell>
          <table:table-cell table:formula="of:=[mv_deposities_per_n2000_per_sector.D131]/[mv_deposities_per_n2000_per_sector.$B131]" office:value-type="percentage" office:value="0.0000752857001615468">
            <text:p>0%</text:p>
          </table:table-cell>
          <table:table-cell table:formula="of:=[mv_deposities_per_n2000_per_sector.E131]/[mv_deposities_per_n2000_per_sector.$B131]" office:value-type="percentage" office:value="0.254450473347501">
            <text:p>25%</text:p>
          </table:table-cell>
          <table:table-cell table:formula="of:=[mv_deposities_per_n2000_per_sector.F131]/[mv_deposities_per_n2000_per_sector.$B131]" office:value-type="percentage" office:value="0.00131183064889924">
            <text:p>0%</text:p>
          </table:table-cell>
          <table:table-cell table:formula="of:=[mv_deposities_per_n2000_per_sector.G131]/[mv_deposities_per_n2000_per_sector.$B131]" office:value-type="percentage" office:value="0.0045672568884148">
            <text:p>0%</text:p>
          </table:table-cell>
          <table:table-cell table:formula="of:=[mv_deposities_per_n2000_per_sector.H131]/[mv_deposities_per_n2000_per_sector.$B131]" office:value-type="percentage" office:value="0.050962069612968">
            <text:p>5%</text:p>
          </table:table-cell>
          <table:table-cell table:formula="of:=[mv_deposities_per_n2000_per_sector.I131]/[mv_deposities_per_n2000_per_sector.$B131]" office:value-type="percentage" office:value="0.00159982112843287">
            <text:p>0%</text:p>
          </table:table-cell>
          <table:table-cell table:formula="of:=[mv_deposities_per_n2000_per_sector.J131]/[mv_deposities_per_n2000_per_sector.$B131]" office:value-type="percentage" office:value="0.0182021321273108">
            <text:p>2%</text:p>
          </table:table-cell>
          <table:table-cell table:formula="of:=[mv_deposities_per_n2000_per_sector.K131]/[mv_deposities_per_n2000_per_sector.$B131]" office:value-type="percentage" office:value="0.0424996847978216">
            <text:p>4%</text:p>
          </table:table-cell>
          <table:table-cell table:formula="of:=[mv_deposities_per_n2000_per_sector.L131]/[mv_deposities_per_n2000_per_sector.$B131]" office:value-type="percentage" office:value="0.0208636630393472">
            <text:p>2%</text:p>
          </table:table-cell>
          <table:table-cell table:formula="of:=[mv_deposities_per_n2000_per_sector.M131]/[mv_deposities_per_n2000_per_sector.$B131]" office:value-type="percentage" office:value="0.0165458467237568">
            <text:p>2%</text:p>
          </table:table-cell>
          <table:table-cell table:formula="of:=[mv_deposities_per_n2000_per_sector.N131]/[mv_deposities_per_n2000_per_sector.$B131]" office:value-type="percentage" office:value="0.0806316651654879">
            <text:p>8%</text:p>
          </table:table-cell>
          <table:table-cell table:formula="of:=[mv_deposities_per_n2000_per_sector.O131]/[mv_deposities_per_n2000_per_sector.$B131]" office:value-type="percentage" office:value="0.0126856404772206">
            <text:p>1%</text:p>
          </table:table-cell>
          <table:table-cell table:formula="of:=[mv_deposities_per_n2000_per_sector.P131]/[mv_deposities_per_n2000_per_sector.$B131]" office:value-type="percentage" office:value="0.0121473023682342">
            <text:p>1%</text:p>
          </table:table-cell>
          <table:table-cell table:formula="of:=[mv_deposities_per_n2000_per_sector.Q131]/[mv_deposities_per_n2000_per_sector.$B131]" office:value-type="percentage" office:value="0.000140140249095891">
            <text:p>0%</text:p>
          </table:table-cell>
          <table:table-cell table:formula="of:=[mv_deposities_per_n2000_per_sector.R131]/[mv_deposities_per_n2000_per_sector.$B131]" office:value-type="percentage" office:value="0.186286528304248">
            <text:p>19%</text:p>
          </table:table-cell>
          <table:table-cell table:formula="of:=[mv_deposities_per_n2000_per_sector.S131]/[mv_deposities_per_n2000_per_sector.$B131]" office:value-type="percentage" office:value="0.00214201422809027">
            <text:p>0%</text:p>
          </table:table-cell>
          <table:table-cell table:formula="of:=[mv_deposities_per_n2000_per_sector.T131]/[mv_deposities_per_n2000_per_sector.$B131]" office:value-type="percentage" office:value="0.0101132278789297">
            <text:p>1%</text:p>
          </table:table-cell>
          <table:table-cell table:formula="of:=[mv_deposities_per_n2000_per_sector.U131]/[mv_deposities_per_n2000_per_sector.$B131]" office:value-type="percentage" office:value="0.282000277559328">
            <text:p>28%</text:p>
          </table:table-cell>
          <table:table-cell table:number-columns-repeated="1003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7">17-02-2025</text:date>, <text:time>19:23: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17T19:23:03.39</dc:date>
    <dc:creator>Richard Zijlstra</dc:creator>
    <meta:editing-duration>PT4M49S</meta:editing-duration>
    <meta:editing-cycles>3</meta:editing-cycles>
    <meta:generator>OpenOffice/4.1.15$Win32 OpenOffice.org_project/4115m2$Build-9813</meta:generator>
    <meta:document-statistic meta:table-count="2" meta:cell-count="5508" meta:object-count="0"/>
  </office:meta>
</office:document-meta>
</file>